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ourier New" svg:font-family="Courier New"/>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3125in"/>
    </style:style>
    <style:style style:name="co3" style:family="table-column">
      <style:table-column-properties fo:break-before="auto" style:column-width="0.9479166666666666in"/>
    </style:style>
    <style:style style:name="co4" style:family="table-column">
      <style:table-column-properties fo:break-before="auto" style:column-width="1in"/>
    </style:style>
    <style:style style:name="co5" style:family="table-column">
      <style:table-column-properties fo:break-before="auto" style:column-width="0in"/>
    </style:style>
    <style:style style:name="co6" style:family="table-column">
      <style:table-column-properties fo:break-before="auto" style:column-width="1.125in"/>
    </style:style>
    <style:style style:name="co7" style:family="table-column">
      <style:table-column-properties fo:break-before="auto" style:column-width="1.1875in"/>
    </style:style>
    <style:style style:name="co8" style:family="table-column">
      <style:table-column-properties fo:break-before="auto" style:column-width="3.1458333333333335in"/>
    </style:style>
    <style:style style:name="co9" style:family="table-column">
      <style:table-column-properties fo:break-before="auto" style:column-width="3.125in"/>
    </style:style>
    <style:style style:name="co10" style:family="table-column">
      <style:table-column-properties fo:break-before="auto" style:column-width="0.0625in"/>
    </style:style>
    <style:style style:name="co11" style:family="table-column">
      <style:table-column-properties fo:break-before="auto" style:column-width="2.2604166666666665in"/>
    </style:style>
    <style:style style:name="co12" style:family="table-column">
      <style:table-column-properties fo:break-before="auto" style:column-width="3.46875in"/>
    </style:style>
    <style:style style:name="co13" style:family="table-column">
      <style:table-column-properties fo:break-before="auto" style:column-width="3.1041666666666665in"/>
    </style:style>
    <style:style style:name="co14" style:family="table-column">
      <style:table-column-properties fo:break-before="auto" style:column-width="2.125in"/>
    </style:style>
    <style:style style:name="co15" style:family="table-column">
      <style:table-column-properties fo:break-before="auto" style:column-width="3.2604166666666665in"/>
    </style:style>
    <style:style style:name="co16" style:family="table-column">
      <style:table-column-properties fo:break-before="auto" style:column-width="0.052083333333333336in"/>
    </style:style>
    <style:style style:name="co17" style:family="table-column">
      <style:table-column-properties fo:break-before="auto" style:column-width="2.8958333333333335in"/>
    </style:style>
    <style:style style:name="co18" style:family="table-column">
      <style:table-column-properties fo:break-before="auto" style:column-width="3.1666666666666665in"/>
    </style:style>
    <style:style style:name="co19" style:family="table-column">
      <style:table-column-properties fo:break-before="auto" style:column-width="3.8541666666666665in"/>
    </style:style>
    <style:style style:name="co20" style:family="table-column">
      <style:table-column-properties fo:break-before="auto" style:column-width="3.9166666666666665in"/>
    </style:style>
    <style:style style:name="co21" style:family="table-column">
      <style:table-column-properties fo:break-before="auto" style:column-width="4.4375in"/>
    </style:style>
    <style:style style:name="co22" style:family="table-column">
      <style:table-column-properties fo:break-before="auto" style:column-width="1.0520833730697632in"/>
    </style:style>
    <style:style style:name="co23" style:family="table-column">
      <style:table-column-properties fo:break-before="auto" style:column-width="3.9895833333333335in"/>
    </style:style>
    <style:style style:name="co24" style:family="table-column">
      <style:table-column-properties fo:break-before="auto" style:column-width="2.8020833333333335in"/>
    </style:style>
    <style:style style:name="co25" style:family="table-column">
      <style:table-column-properties fo:break-before="auto" style:column-width="2.53125in"/>
    </style:style>
    <style:style style:name="co26" style:family="table-column">
      <style:table-column-properties fo:break-before="auto" style:column-width="3.09375in"/>
    </style:style>
    <style:style style:name="co27" style:family="table-column">
      <style:table-column-properties fo:break-before="auto" style:column-width="3.7291666666666665in"/>
    </style:style>
    <style:style style:name="co28" style:family="table-column">
      <style:table-column-properties fo:break-before="auto" style:column-width="3.3645833333333335in"/>
    </style:style>
    <style:style style:name="co29" style:family="table-column">
      <style:table-column-properties fo:break-before="auto" style:column-width="3.8958333333333335in"/>
    </style:style>
    <style:style style:name="co30" style:family="table-column">
      <style:table-column-properties fo:break-before="auto" style:column-width="4.229166666666667in"/>
    </style:style>
    <style:style style:name="co31" style:family="table-column">
      <style:table-column-properties fo:break-before="auto" style:column-width="4.885416666666667in"/>
    </style:style>
    <style:style style:name="co32" style:family="table-column">
      <style:table-column-properties fo:break-before="auto" style:column-width="4.677083333333333in"/>
    </style:style>
    <style:style style:name="co33" style:family="table-column">
      <style:table-column-properties fo:break-before="auto" style:column-width="1.0520833730697632in"/>
    </style:style>
    <style:style style:name="co34" style:family="table-column">
      <style:table-column-properties fo:break-before="auto" style:column-width="3.3229166666666665in"/>
    </style:style>
    <style:style style:name="co35" style:family="table-column">
      <style:table-column-properties fo:break-before="auto" style:column-width="6.260416666666667in"/>
    </style:style>
    <style:style style:name="co36" style:family="table-column">
      <style:table-column-properties fo:break-before="auto" style:column-width="1.0520833730697632in"/>
    </style:style>
    <style:style style:name="co37" style:family="table-column">
      <style:table-column-properties fo:break-before="auto" style:column-width="1.0520833730697632in"/>
    </style:style>
    <style:style style:name="co38" style:family="table-column">
      <style:table-column-properties fo:break-before="auto" style:column-width="1.8333333333333333in"/>
    </style:style>
    <style:style style:name="co39" style:family="table-column">
      <style:table-column-properties fo:break-before="auto" style:column-width="0.3333333333333333in"/>
    </style:style>
    <style:style style:name="co40" style:family="table-column">
      <style:table-column-properties fo:break-before="auto" style:column-width="0.90625in"/>
    </style:style>
    <style:style style:name="co41" style:family="table-column">
      <style:table-column-properties fo:break-before="auto" style:column-width="0.15625in"/>
    </style:style>
    <style:style style:name="co42" style:family="table-column">
      <style:table-column-properties fo:break-before="auto" style:column-width="4.072916666666667in"/>
    </style:style>
    <style:style style:name="co43" style:family="table-column">
      <style:table-column-properties fo:break-before="auto" style:column-width="1.0520833730697632in"/>
    </style:style>
    <style:style style:name="co44" style:family="table-column">
      <style:table-column-properties fo:break-before="auto" style:column-width="0.1875in"/>
    </style:style>
    <style:style style:name="co45" style:family="table-column">
      <style:table-column-properties fo:break-before="auto" style:column-width="3.53125in"/>
    </style:style>
    <style:style style:name="co46" style:family="table-column">
      <style:table-column-properties fo:break-before="auto" style:column-width="0.84375in"/>
    </style:style>
    <style:style style:name="co47" style:family="table-column">
      <style:table-column-properties fo:break-before="auto" style:column-width="0.5833333333333334in"/>
    </style:style>
    <style:style style:name="co48" style:family="table-column">
      <style:table-column-properties fo:break-before="auto" style:column-width="2.1041666666666665in"/>
    </style:style>
    <style:style style:name="co49" style:family="table-column">
      <style:table-column-properties fo:break-before="auto" style:column-width="1.4166666666666667in"/>
    </style:style>
    <style:style style:name="co50" style:family="table-column">
      <style:table-column-properties fo:break-before="auto" style:column-width="2.2083333333333335in"/>
    </style:style>
    <style:style style:name="co51" style:family="table-column">
      <style:table-column-properties fo:break-before="auto" style:column-width="1.3229166666666667in"/>
    </style:style>
    <style:style style:name="co52" style:family="table-column">
      <style:table-column-properties fo:break-before="auto" style:column-width="2.6875in"/>
    </style:style>
    <style:style style:name="co53" style:family="table-column">
      <style:table-column-properties fo:break-before="auto" style:column-width="2.7291666666666665in"/>
    </style:style>
    <style:style style:name="co54" style:family="table-column">
      <style:table-column-properties fo:break-before="auto" style:column-width="1.71875in"/>
    </style:style>
    <style:style style:name="co55" style:family="table-column">
      <style:table-column-properties fo:break-before="auto" style:column-width="1.3020833333333333in"/>
    </style:style>
    <style:style style:name="co56" style:family="table-column">
      <style:table-column-properties fo:break-before="auto" style:column-width="4.90625in"/>
    </style:style>
    <style:style style:name="co57" style:family="table-column">
      <style:table-column-properties fo:break-before="auto" style:column-width="0.3125in"/>
    </style:style>
    <style:style style:name="co58" style:family="table-column">
      <style:table-column-properties fo:break-before="auto" style:column-width="1.28125in"/>
    </style:style>
    <style:style style:name="co59" style:family="table-column">
      <style:table-column-properties fo:break-before="auto" style:column-width="1.0416666666666667in"/>
    </style:style>
    <style:style style:name="co60" style:family="table-column">
      <style:table-column-properties fo:break-before="auto" style:column-width="6.697916666666667in"/>
    </style:style>
    <style:style style:name="co61" style:family="table-column">
      <style:table-column-properties fo:break-before="auto" style:column-width="5.145833333333333in"/>
    </style:style>
    <style:style style:name="co62" style:family="table-column">
      <style:table-column-properties fo:break-before="auto" style:column-width="1.0520833730697632in"/>
    </style:style>
    <style:style style:name="co63" style:family="table-column">
      <style:table-column-properties fo:break-before="auto" style:column-width="0.4895833333333333in"/>
    </style:style>
    <style:style style:name="co64" style:family="table-column">
      <style:table-column-properties fo:break-before="auto" style:column-width="0.07291666666666667in"/>
    </style:style>
    <style:style style:name="co65" style:family="table-column">
      <style:table-column-properties fo:break-before="auto" style:column-width="0.6875in"/>
    </style:style>
    <style:style style:name="co66" style:family="table-column">
      <style:table-column-properties fo:break-before="auto" style:column-width="1.46875in"/>
    </style:style>
    <style:style style:name="co67" style:family="table-column">
      <style:table-column-properties fo:break-before="auto" style:column-width="0.7604166666666666in"/>
    </style:style>
    <style:style style:name="co68" style:family="table-column">
      <style:table-column-properties fo:break-before="auto" style:column-width="1.5729166666666667in"/>
    </style:style>
    <style:style style:name="co69" style:family="table-column">
      <style:table-column-properties fo:break-before="auto" style:column-width="0.8541666666666666in"/>
    </style:style>
    <style:style style:name="co70" style:family="table-column">
      <style:table-column-properties fo:break-before="auto" style:column-width="1.6145833333333333in"/>
    </style:style>
    <style:style style:name="co71" style:family="table-column">
      <style:table-column-properties fo:break-before="auto" style:column-width="2.40625in"/>
    </style:style>
    <style:style style:name="co72" style:family="table-column">
      <style:table-column-properties fo:break-before="auto" style:column-width="0.20833333333333334in"/>
    </style:style>
    <style:style style:name="co73" style:family="table-column">
      <style:table-column-properties fo:break-before="auto" style:column-width="2.25in"/>
    </style:style>
    <style:style style:name="co74" style:family="table-column">
      <style:table-column-properties fo:break-before="auto" style:column-width="1.6041666666666667in"/>
    </style:style>
    <style:style style:name="co75" style:family="table-column">
      <style:table-column-properties fo:break-before="auto" style:column-width="1.0520833730697632in"/>
    </style:style>
    <style:style style:name="co76" style:family="table-column">
      <style:table-column-properties fo:break-before="auto" style:column-width="0.28125in"/>
    </style:style>
    <style:style style:name="co77" style:family="table-column">
      <style:table-column-properties fo:break-before="auto" style:column-width="2.6354166666666665in"/>
    </style:style>
    <style:style style:name="co78" style:family="table-column">
      <style:table-column-properties fo:break-before="auto" style:column-width="0.19791666666666666in"/>
    </style:style>
    <style:style style:name="co79" style:family="table-column">
      <style:table-column-properties fo:break-before="auto" style:column-width="1.0104166666666667in"/>
    </style:style>
    <style:style style:name="co80" style:family="table-column">
      <style:table-column-properties fo:break-before="auto" style:column-width="1.2395833333333333in"/>
    </style:style>
    <style:style style:name="co81" style:family="table-column">
      <style:table-column-properties fo:break-before="auto" style:column-width="1.25in"/>
    </style:style>
    <style:style style:name="co82" style:family="table-column">
      <style:table-column-properties fo:break-before="auto" style:column-width="0.21875in"/>
    </style:style>
    <style:style style:name="co83" style:family="table-column">
      <style:table-column-properties fo:break-before="auto" style:column-width="0.6979166666666666in"/>
    </style:style>
    <style:style style:name="co84" style:family="table-column">
      <style:table-column-properties fo:break-before="auto" style:column-width="2in"/>
    </style:style>
    <style:style style:name="co85" style:family="table-column">
      <style:table-column-properties fo:break-before="auto" style:column-width="2.0729166666666665in"/>
    </style:style>
    <style:style style:name="co86" style:family="table-column">
      <style:table-column-properties fo:break-before="auto" style:column-width="2.4583333333333335in"/>
    </style:style>
    <style:style style:name="co87" style:family="table-column">
      <style:table-column-properties fo:break-before="auto" style:column-width="2.59375in"/>
    </style:style>
    <style:style style:name="co88" style:family="table-column">
      <style:table-column-properties fo:break-before="auto" style:column-width="1.0520833730697632in"/>
    </style:style>
    <style:style style:name="co89" style:family="table-column">
      <style:table-column-properties fo:break-before="auto" style:column-width="3.6979166666666665in"/>
    </style:style>
    <style:style style:name="co90" style:family="table-column">
      <style:table-column-properties fo:break-before="auto" style:column-width="1.0520833730697632in"/>
    </style:style>
    <style:style style:name="co91" style:family="table-column">
      <style:table-column-properties fo:break-before="auto" style:column-width="2.35416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11458333333333333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ta1" style:family="table" style:master-page-name="PageStyle_5f_Definition (EN)">
      <style:table-properties table:display="true" style:writing-mode="lr-tb"/>
    </style:style>
    <style:style style:name="ta2" style:family="table" style:master-page-name="PageStyle_5f_Definition (DE)">
      <style:table-properties table:display="false" style:writing-mode="lr-tb"/>
    </style:style>
    <style:style style:name="ta3" style:family="table" style:master-page-name="PageStyle_5f_Export (EN)">
      <style:table-properties table:display="true" style:writing-mode="lr-tb"/>
    </style:style>
    <style:style style:name="ta4" style:family="table" style:master-page-name="PageStyle_5f_Export (DE)">
      <style:table-properties table:display="false" style:writing-mode="lr-tb"/>
    </style:style>
    <style:style style:name="ta5" style:family="table" style:master-page-name="PageStyle_5f_Distribution (Map)">
      <style:table-properties table:display="true" style:writing-mode="lr-tb"/>
    </style:style>
    <style:style style:name="ta6" style:family="table" style:master-page-name="PageStyle_5f_Desired and Actual State">
      <style:table-properties table:display="true" style:writing-mode="lr-tb"/>
    </style:style>
    <style:style style:name="ta7" style:family="table" style:master-page-name="PageStyle_5f_Test Activity">
      <style:table-properties table:display="true" style:writing-mode="lr-tb"/>
    </style:style>
    <style:style style:name="ta8" style:family="table" style:master-page-name="PageStyle_5f_Test Distribution">
      <style:table-properties table:display="false" style:writing-mode="lr-tb"/>
    </style:style>
    <style:style style:name="ta9" style:family="table" style:master-page-name="PageStyle_5f_Test Aggregation">
      <style:table-properties table:display="false" style:writing-mode="lr-tb"/>
    </style:style>
    <style:style style:name="ta10" style:family="table" style:master-page-name="PageStyle_5f_Scratch (TMP)">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border-left="1.0pt solid #000000" fo:border-righ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top="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FFF2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E59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bottom" fo:background-color="#FFD9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bottom="1.0pt solid #000000" style:vertical-align="bottom" fo:background-color="#D9EAD3"/>
      <style:paragraph-properties fo:text-align="en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left="1.0pt solid #000000" fo:border-righ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bottom="1.0pt solid #000000"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right="1.0pt solid #000000" style:vertical-align="bottom" fo:background-color="#9999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border-left="1.0pt solid #000000" fo:border-right="1.0pt solid #000000" fo:border-top="1.0pt solid #000000"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right="1.0pt solid #000000" fo:border-top="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right="1.0pt solid #000000" fo:border-top="1.0pt solid #000000" style:vertical-align="bottom" fo:background-color="#FFD966"/>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lef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right="1.0pt solid #6AA84F"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left="1.0pt solid #000000" fo:border-right="1.0pt solid #000000"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56" style:family="table-cell" style:parent-style-name="Default">
      <style:table-cell-properties style:vertical-align="bottom" fo:background-color="#EFEFE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border-left="1.0pt solid #000000" fo:border-right="1.0pt solid #000000" fo:border-top="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border-lef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60" style:family="table-cell" style:parent-style-name="Default">
      <style:table-cell-properties fo:border-left="1.0pt solid #000000" fo:border-right="1.0pt solid #000000" fo:border-bottom="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fo:border-left="1.0pt solid #000000" fo:border-right="1.0pt solid #000000" style:vertical-align="bottom" fo:background-color="#B7B7B7"/>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border-righ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fo:border-left="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style:vertical-align="bottom" fo:background-color="#FFF2C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ce68" style:family="table-cell" style:parent-style-name="Default">
      <style:table-cell-properties style:vertical-align="middle" fo:background-color="#FF00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69"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fo:border-right="1.0pt solid #6AA84F" fo:border-bottom="1.0pt solid #6AA84F"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ce7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74" style:family="table-cell" style:parent-style-name="Default">
      <style:table-cell-properties style:vertical-align="bottom" fo:background-color="#FF0000"/>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5" style:family="table-cell" style:parent-style-name="Default">
      <style:table-cell-properties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76"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style:vertical-align="bottom" fo:background-color="#D9EAD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lef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table-cell-properties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border-left="1.0pt solid #000000"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border-lef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table-cell-properties fo:border-right="1.0pt solid #000000" fo:border-bottom="1.0pt solid #000000" style:vertical-align="bottom" fo:background-color="#B6D7A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fo:background-color="#666666"/>
      <style:text-properties style:font-name="Courier New" style:font-name-asian="Courier New"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ce91"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9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fo:border-left="1.0pt solid #000000" fo:border-right="1.0pt solid #000000" fo:border-top="1.0pt solid #000000" style:vertical-align="bottom" fo:background-color="#A2C4C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96"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7" style:family="table-cell" style:parent-style-name="Default">
      <style:table-cell-properties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8" style:family="table-cell" style:parent-style-name="Default">
      <style:table-cell-properties fo:border-lef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0"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1" style:family="table-cell" style:parent-style-name="Default">
      <style:table-cell-properties fo:border-left="1.0pt solid #000000" fo:border-top="1.0pt solid #000000" fo:border-bottom="1.0pt solid #000000"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table-cell-properties fo:border-left="1.0pt solid #000000" fo:border-right="1.0pt solid #000000" fo:border-top="1.0pt solid #000000" fo:border-bottom="1.0pt solid #000000" style:vertical-align="bottom" fo:background-color="#B4A7D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3" style:family="table-cell" style:parent-style-name="Default">
      <style:table-cell-properties fo:border-left="1.0pt solid #000000" fo:border-right="1.0pt solid #000000" fo:background-color="#D0E0E3"/>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04" style:family="table-cell" style:parent-style-name="Default">
      <style:table-cell-properties fo:border-left="1.0pt solid #000000" fo:border-right="1.0pt solid #000000" fo:border-top="1.0pt solid #000000" fo:border-bottom="1.0pt solid #000000"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5" style:family="table-cell" style:parent-style-name="Default">
      <style:table-cell-properties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6" style:family="table-cell" style:parent-style-name="Default">
      <style:table-cell-properties fo:border-left="1.0pt solid #000000" fo:border-right="1.0pt solid #000000" fo:border-top="1.0pt solid #000000" fo:border-bottom="1.0pt solid #000000" style:vertical-align="bottom" fo:background-color="#C9DAF8"/>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table-cell-properties fo:border-left="1.0pt solid #000000" fo:border-right="1.0pt solid #000000" fo:border-top="1.0pt solid #000000" fo:border-bottom="1.0pt solid #000000" fo:background-color="#D9D2E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08" style:family="table-cell" style:parent-style-name="Default">
      <style:table-cell-properties fo:border-left="1.0pt solid #000000" fo:border-right="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09" style:family="table-cell" style:parent-style-name="Default">
      <style:table-cell-properties fo:border-left="1.0pt solid #000000" fo:border-right="1.0pt solid #000000" fo:border-top="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0" style:family="table-cell" style:parent-style-name="Default">
      <style:table-cell-properties fo:border-lef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1" style:family="table-cell" style:parent-style-name="Default">
      <style:table-cell-properties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2" style:family="table-cell" style:parent-style-name="Default">
      <style:table-cell-properties fo:border-left="1.0pt solid #000000" fo:border-right="1.0pt solid #000000" fo:border-top="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3" style:family="table-cell" style:parent-style-name="Default">
      <style:table-cell-properties fo:border-left="1.0pt solid #000000" fo:border-right="1.0pt solid #000000" fo:border-top="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4" style:family="table-cell" style:parent-style-name="Default">
      <style:table-cell-properties fo:border-left="1.0pt solid #000000" fo:border-right="1.0pt solid #000000" fo:border-top="1.0pt solid #000000" style:vertical-align="bottom" fo:background-color="#B6D7A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5" style:family="table-cell" style:parent-style-name="Default">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6" style:family="table-cell" style:parent-style-name="Default">
      <style:table-cell-properties fo:border-left="1.0pt solid #000000" fo:border-right="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7" style:family="table-cell" style:parent-style-name="Default">
      <style:table-cell-properties fo:border-left="1.0pt solid #000000" fo:border-right="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8" style:family="table-cell" style:parent-style-name="Default">
      <style:table-cell-properties fo:border-left="1.0pt solid #000000" fo:border-righ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19" style:family="table-cell" style:parent-style-name="Default">
      <style:table-cell-properties fo:border-left="1.0pt solid #000000" fo:border-right="1.0pt solid #000000"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0"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1"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22" style:family="table-cell" style:parent-style-name="Default">
      <style:table-cell-properties fo:border-lef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3" style:family="table-cell" style:parent-style-name="Default">
      <style:table-cell-properties fo:border-lef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4" style:family="table-cell" style:parent-style-name="Default">
      <style:table-cell-properties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5" style:family="table-cell" style:parent-style-name="Default">
      <style:table-cell-properties fo:border-righ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6" style:family="table-cell" style:parent-style-name="Default">
      <style:table-cell-properties fo:border-left="1.0pt solid #000000" fo:border-right="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7" style:family="table-cell" style:parent-style-name="Default">
      <style:table-cell-properties fo:border-left="1.0pt solid #000000" fo:border-right="1.0pt solid #000000"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28"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29" style:family="table-cell" style:parent-style-name="Default">
      <style:table-cell-properties fo:border-left="1.0pt solid #000000" fo:border-right="1.0pt solid #000000" fo:border-bottom="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30" style:family="table-cell" style:parent-style-name="Default">
      <style:table-cell-properties fo:border-left="1.0pt solid #000000" fo:border-right="1.0pt solid #000000" fo:border-bottom="1.0pt solid #000000" fo:background-color="#FFF2CC"/>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31" style:family="table-cell" style:parent-style-name="Default">
      <style:table-cell-properties fo:border-lef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2"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3" style:family="table-cell" style:parent-style-name="Default">
      <style:table-cell-properties fo:border-bottom="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4" style:family="table-cell" style:parent-style-name="Default">
      <style:table-cell-properties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5" style:family="table-cell" style:parent-style-name="Default">
      <style:table-cell-properties fo:border-left="1.0pt solid #000000" fo:border-right="1.0pt solid #000000" fo:border-bottom="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6" style:family="table-cell" style:parent-style-name="Default">
      <style:table-cell-properties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7" style:family="table-cell" style:parent-style-name="Default">
      <style:table-cell-properties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38" style:family="table-cell" style:parent-style-name="Default">
      <style:table-cell-properties fo:border-left="1.0pt solid #000000" fo:border-right="1.0pt solid #000000"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39" style:family="table-cell" style:parent-style-name="Default">
      <style:table-cell-properties fo:border-left="1.0pt solid #000000" fo:border-righ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0"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1" style:family="table-cell" style:parent-style-name="Default">
      <style:table-cell-properties fo:border-left="1.0pt solid #000000" fo:border-right="1.0pt solid #000000" fo:background-color="#FF00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2" style:family="table-cell" style:parent-style-name="Default">
      <style:table-cell-properties fo:border-left="1.0pt solid #000000" fo:border-right="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3" style:family="table-cell" style:parent-style-name="Default">
      <style:table-cell-properties fo:border-right="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4" style:family="table-cell" style:parent-style-name="Default">
      <style:table-cell-properties fo:border-left="1.0pt solid #000000" fo:border-right="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5" style:family="table-cell" style:parent-style-name="Default">
      <style:table-cell-properties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table-cell-properties fo:border-right="1.0pt solid #000000" style:vertical-align="bottom" fo:background-color="#00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7" style:family="table-cell" style:parent-style-name="Default">
      <style:table-cell-properties fo:border-lef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8" style:family="table-cell" style:parent-style-name="Default">
      <style:table-cell-properties fo:border-righ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9" style:family="table-cell" style:parent-style-name="Default">
      <style:table-cell-properties fo:border-left="1.0pt solid #000000" fo:border-right="1.0pt solid #000000"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0" style:family="table-cell" style:parent-style-name="Default">
      <style:table-cell-properties fo:border-lef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table-cell-properties fo:border-left="1.0pt solid #000000" fo:border-right="1.0pt solid #000000" fo:background-color="#B6D7A8"/>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table-cell-properties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table-cell-properties fo:border-left="1.0pt solid #000000" fo:border-right="1.0pt solid #000000"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4" style:family="table-cell" style:parent-style-name="Default">
      <style:table-cell-properties fo:border-left="1.0pt solid #000000" fo:border-right="1.0pt solid #000000"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ce155" style:family="table-cell" style:parent-style-name="Default">
      <style:table-cell-properties fo:border-left="1.0pt solid #000000" fo:border-right="1.0pt solid #000000" style:vertical-align="bottom" fo:background-color="#00FFFF"/>
      <style:paragraph-properties/>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156" style:family="table-cell" style:parent-style-name="Default">
      <style:table-cell-properties fo:border-left="1.0pt solid #000000" fo:border-right="1.0pt solid #000000" style:vertical-align="bottom" fo:background-color="#EAD6AA"/>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7"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8" style:family="table-cell" style:parent-style-name="Default">
      <style:table-cell-properties fo:border-left="1.0pt solid #000000" fo:border-right="1.0pt solid #000000" style:vertical-align="bottom"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9" style:family="table-cell" style:parent-style-name="Default">
      <style:table-cell-properties fo:border-left="1.0pt solid #000000" fo:border-right="1.0pt solid #000000" style:vertical-align="bottom" fo:background-color="#EA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60"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ce161" style:family="table-cell" style:parent-style-name="Default">
      <style:table-cell-properties fo:border-left="1.0pt solid #000000" fo:border-right="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162"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3" style:family="table-cell" style:parent-style-name="Default">
      <style:table-cell-properties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4" style:family="table-cell" style:parent-style-name="Default">
      <style:table-cell-properties fo:border-left="1.0pt solid #000000" fo:border-right="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fo:color="#000000" style:text-underline-style="none"/>
    </style:style>
    <style:style style:name="ce165" style:family="table-cell" style:parent-style-name="Default">
      <style:table-cell-properties fo:border-left="1.0pt solid #000000" fo:border-right="1.0pt solid #000000" fo:border-bottom="1.0pt solid #000000" style:vertical-align="bottom" fo:background-color="#FFE5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ce166" style:family="table-cell" style:parent-style-name="Default">
      <style:table-cell-properties fo:border-left="1.0pt solid #000000"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7" style:family="table-cell" style:parent-style-name="Default">
      <style:table-cell-properties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8" style:family="table-cell" style:parent-style-name="Default">
      <style:table-cell-properties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69" style:family="table-cell" style:parent-style-name="Default">
      <style:table-cell-properties fo:border-bottom="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0" style:family="table-cell" style:parent-style-name="Default">
      <style:table-cell-properties fo:border-right="1.0pt solid #000000" fo:border-bottom="1.0pt solid #000000"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1" style:family="table-cell" style:parent-style-name="Default">
      <style:table-cell-properties fo:border-left="1.0pt solid #000000" fo:border-right="1.0pt solid #000000"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2" style:family="table-cell" style:parent-style-name="Default">
      <style:table-cell-properties fo:border-left="1.0pt solid #000000" fo:border-right="1.0pt solid #000000" fo:border-bottom="1.0pt solid #000000" style:vertical-align="bottom" fo:background-color="#FF00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3"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4" style:family="table-cell" style:parent-style-name="Default">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5" style:family="table-cell" style:parent-style-name="Default">
      <style:table-cell-properties style:vertical-align="bottom" fo:background-color="#EFEFE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6" style:family="table-cell" style:parent-style-name="Default">
      <style:table-cell-properties style:vertical-align="bottom" fo:background-color="#CFE2F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7" style:family="table-cell" style:parent-style-name="Default">
      <style:table-cell-properties style:vertical-align="bottom" fo:background-color="#D9EAD3"/>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78" style:family="table-cell" style:parent-style-name="Default">
      <style:table-cell-properties fo:background-color="#EFEFE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79" style:family="table-cell" style:parent-style-name="Default">
      <style:table-cell-properties style:vertical-align="bottom" fo:background-color="#9999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180" style:family="table-cell" style:parent-style-name="Default">
      <style:table-cell-properties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1" style:family="table-cell" style:parent-style-name="Default">
      <style:table-cell-properties style:vertical-align="bottom"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3"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4"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5"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6" style:family="table-cell" style:parent-style-name="Default">
      <style:table-cell-properties style:vertical-align="bottom" fo:background-color="#EFEFE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7"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88" style:family="table-cell" style:parent-style-name="Default">
      <style:table-cell-properties style:vertical-align="bottom" fo:background-color="#D9D9D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89"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0" style:family="table-cell" style:parent-style-name="Default">
      <style:table-cell-properties style:vertical-align="bottom" fo:background-color="#D9EAD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1"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2" style:family="table-cell" style:parent-style-name="Default">
      <style:table-cell-properties style:vertical-align="bottom" fo:background-color="#CFE2F3"/>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3" style:family="table-cell" style:parent-style-name="Default">
      <style:table-cell-properties style:vertical-align="bottom" fo:background-color="#FFF2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4" style:family="table-cell" style:parent-style-name="Default">
      <style:table-cell-properties style:vertical-align="bottom" fo:background-color="#CFE2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95" style:family="table-cell" style:parent-style-name="Default">
      <style:table-cell-properties style:vertical-align="bottom" fo:background-color="#CFE2F3"/>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6" style:family="table-cell" style:parent-style-name="Default">
      <style:table-cell-properties style:vertical-align="bottom" fo:background-color="#CFE2F3"/>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97" style:family="table-cell" style:parent-style-name="Default">
      <style:table-cell-properties style:vertical-align="bottom"/>
      <style:paragraph-properties/>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ce198"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ce199" style:family="table-cell" style:parent-style-name="Default">
      <style:table-cell-properties fo:border-left="1.0pt solid #000000" fo:border-right="1.0pt solid #000000" fo:border-top="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0" style:family="table-cell" style:parent-style-name="Default">
      <style:table-cell-properties fo:border-left="1.0pt solid #000000" fo:border-right="1.0pt solid #000000" fo:border-top="1.0pt solid #000000" fo:border-bottom="1.0pt solid #000000" style:vertical-align="bottom" fo:background-color="#A4C2F4"/>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01" style:family="table-cell" style:parent-style-name="Default">
      <style:table-cell-properties fo:border-left="1.0pt solid #000000" fo:border-right="1.0pt solid #000000" fo:border-top="1.0pt solid #000000" fo:border-bottom="1.0pt solid #000000" style:vertical-align="bottom" fo:background-color="#B6D7A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FF"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13"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4" style:family="text">
      <style:text-properties fo:font-weight="bold" style:font-weight-asian="bold" style:font-weight-complex="bold" fo:font-style="italic" style:font-style-asian="italic" style:font-style-complex="italic" style:text-line-through-style="none" fo:font-size="10pt" style:font-size-asian="10pt" style:font-size-complex="10pt" fo:color="#38761D"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6" style:family="text">
      <style:text-properties style:font-name="Courier New" style:font-name-asian="Courier New" fo:font-weight="normal" style:font-weight-asian="normal" style:font-weight-complex="normal" fo:font-style="normal" style:font-style-asian="normal" style:font-style-complex="normal" style:text-line-through-style="none" fo:font-size="8pt" style:font-size-asian="8pt" style:font-size-complex="8pt" fo:color="#FFFFFF" style:text-underline-style="none"/>
    </style:style>
    <style:style style:name="T17" style:family="text">
      <style:text-properties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8" style:family="text">
      <style:text-properties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9" style:family="text">
      <style:text-properties fo:font-weight="bold" style:font-weight-asian="bold" style:font-weight-complex="bold" fo:font-style="normal" style:font-style-asian="normal" style:font-style-complex="normal" style:text-line-through-style="solid" fo:font-size="9pt" style:font-size-asian="9pt" style:font-size-complex="9pt" style:use-window-font-color="true" style:text-underline-style="none"/>
    </style:style>
    <style:style style:name="T2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fo:color="#000000" style:text-underline-style="none"/>
    </style:style>
    <style:style style:name="T23" style:family="text">
      <style:text-properties style:font-name="Arial" style:font-name-asian="Arial" fo:font-weight="bold" style:font-weight-asian="bold" style:font-weight-complex="bold" fo:font-style="normal" style:font-style-asian="normal" style:font-style-complex="normal" style:text-line-through-style="solid" fo:font-size="9pt" style:font-size-asian="9pt" style:font-size-complex="9pt" fo:color="#000000" style:text-underline-style="none"/>
    </style:style>
    <style:style style:name="T2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25" style:family="text">
      <style:text-properties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T26" style:family="text">
      <style:text-properties style:font-name="Arial" style:font-name-asian="Arial" fo:font-weight="bold" style:font-weight-asian="bold" style:font-weight-complex="bold" fo:font-style="italic" style:font-style-asian="italic" style:font-style-complex="italic" style:text-line-through-style="none" fo:font-size="8pt" style:font-size-asian="8pt" style:font-size-complex="8pt" fo:color="#38761D" style:text-underline-style="none"/>
    </style:style>
    <style:style style:name="T27"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Definition (EN)" table:style-name="ta1" table:print="false">
        <office:forms form:automatic-focus="false" form:apply-design-mode="false"/>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visibility="collapse"/>
        <table:table-column table:style-name="co3"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0" table:default-cell-style-name="ce15"/>
        <table:table-column table:style-name="co14" table:default-cell-style-name="ce15"/>
        <table:table-column table:style-name="co12"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5" table:default-cell-style-name="ce15"/>
        <table:table-column table:style-name="co19" table:default-cell-style-name="ce15"/>
        <table:table-column table:style-name="co20" table:default-cell-style-name="ce15"/>
        <table:table-column table:style-name="co5" table:default-cell-style-name="ce15" table:visibility="collapse"/>
        <table:table-column table:style-name="co5" table:default-cell-style-name="ce15" table:visibility="collapse"/>
        <table:table-column table:style-name="co21" table:number-columns-repeated="2" table:default-cell-style-name="ce15"/>
        <table:table-column table:style-name="co5" table:default-cell-style-name="ce15" table:visibility="collapse"/>
        <table:table-column table:style-name="co5" table:default-cell-style-name="ce15" table:visibility="collapse"/>
        <table:table-column table:style-name="co1" table:default-cell-style-name="ce15" table:number-columns-repeated="226"/>
        <table:table-row table:style-name="ro2">
          <table:table-cell table:style-name="ce21"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Score</text:p>
          </table:table-cell>
          <table:table-cell table:style-name="ce24" office:value-type="string">
            <text:p>Conditions</text:p>
          </table:table-cell>
          <table:table-cell table:style-name="ce25" table:number-columns-spanned="14" table:number-rows-spanned="1" office:value-type="string">
            <text:p>COUNT = 1</text:p>
          </table:table-cell>
          <table:covered-table-cell table:number-columns-repeated="13"/>
          <table:table-cell table:style-name="ce25"/>
          <table:table-cell table:style-name="ce26" office:value-type="string">
            <text:p>COUNT = 2</text:p>
          </table:table-cell>
          <table:table-cell table:number-columns-repeated="3" table:style-name="ce26"/>
          <table:table-cell table:style-name="ce27" office:value-type="string">
            <text:p>COUNT &gt; 2</text:p>
          </table:table-cell>
          <table:table-cell table:number-columns-repeated="3" table:style-name="ce27"/>
        </table:table-row>
        <table:table-row table:style-name="ro2">
          <table:table-cell table:style-name="ce28" office:value-type="string">
            <text:p>Feed Type:</text:p>
          </table:table-cell>
          <table:table-cell table:number-columns-repeated="3" table:style-name="ce29"/>
          <table:table-cell table:number-columns-repeated="3" table:style-name="ce30"/>
          <table:table-cell table:style-name="ce25" table:number-columns-spanned="14" table:number-rows-spanned="1" office:value-type="string">
            <text:p>Singular</text:p>
          </table:table-cell>
          <table:covered-table-cell table:number-columns-repeated="13"/>
          <table:table-cell table:style-name="ce25"/>
          <table:table-cell table:style-name="ce26" office:value-type="string">
            <text:p>Plural</text:p>
          </table:table-cell>
          <table:table-cell table:number-columns-repeated="3" table:style-name="ce26"/>
          <table:table-cell table:style-name="ce27" office:value-type="string">
            <text:p>Aggregate</text:p>
          </table:table-cell>
          <table:table-cell table:number-columns-repeated="3" table:style-name="ce27"/>
        </table:table-row>
        <table:table-row table:style-name="ro2">
          <table:table-cell table:style-name="ce31" office:value-type="string">
            <text:p>Message Type:</text:p>
          </table:table-cell>
          <table:table-cell table:number-columns-repeated="3" table:style-name="ce32"/>
          <table:table-cell table:number-columns-repeated="3" table:style-name="ce33"/>
          <table:table-cell table:style-name="ce34" office:value-type="string">
            <text:p>Recipients</text:p>
          </table:table-cell>
          <table:table-cell table:style-name="ce3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35" office:value-type="string">
            <text:p>Me-To-Owner</text:p>
            <office:annotation office:display="false" draw:text-style-name="" svg:width="0in" svg:height="0in" svg:x="0in" svg:y="0in">
              <text:p><text:span text:style-name="T0">Special message for owners, like: "Paul likes your Slot" or "Paul joined your Group".</text:span></text:p>
              <text:p text:style-name=""/>
            </office:annotation>
          </table:table-cell>
          <table:table-cell table:style-name="ce36"/>
          <table:table-cell table:style-name="ce35" office:value-type="string">
            <text:p>Recipients</text:p>
          </table:table-cell>
          <table:table-cell table:style-name="ce35"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35" office:value-type="string">
            <text:p>Push-To-Owner</text:p>
            <office:annotation office:display="false" draw:text-style-name="" svg:width="0in" svg:height="0in" svg:x="0in" svg:y="0in">
              <text:p><text:span text:style-name="T0">Special message for owners, like: "Paul likes your Slot".</text:span></text:p>
            </office:annotation>
          </table:table-cell>
          <table:table-cell table:style-name="ce36"/>
          <table:table-cell table:style-name="ce35" office:value-type="string">
            <text:p>Recipients</text:p>
          </table:table-cell>
          <table:table-cell table:style-name="ce37"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37" office:value-type="string">
            <text:p>Notify-To-Owner</text:p>
            <office:annotation office:display="false" draw:text-style-name="" svg:width="0in" svg:height="0in" svg:x="0in" svg:y="0in">
              <text:p><text:span text:style-name="T0">Special message for owners, like: "Paul likes your Slot".</text:span></text:p>
            </office:annotation>
          </table:table-cell>
          <table:table-cell table:style-name="ce36"/>
          <table:table-cell table:style-name="ce35" office:value-type="string">
            <text:p>Recipients</text:p>
          </table:table-cell>
          <table:table-cell table:style-name="ce37"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8"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39"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39"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40"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0"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41"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41" office:value-type="string">
            <text:p>Activity-To-Owner</text:p>
            <office:annotation office:display="false" draw:text-style-name="" svg:width="0in" svg:height="0in" svg:x="0in" svg:y="0in">
              <text:p><text:span text:style-name="T0">Special message for owners, like: "Paul likes your Slot".</text:span></text:p>
            </office:annotation>
          </table:table-cell>
          <table:table-cell table:style-name="ce42"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42"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3" office:value-type="string">
            <text:p>comment on slot</text:p>
          </table:table-cell>
          <table:table-cell table:style-name="ce44" office:value-type="float" office:value="0.8">
            <text:p>0.8</text:p>
          </table:table-cell>
          <table:table-cell table:style-name="ce45" office:value-type="string">
            <text:p>slot</text:p>
          </table:table-cell>
          <table:table-cell table:style-name="ce46" office:value-type="string">
            <text:p>comment</text:p>
          </table:table-cell>
          <table:table-cell table:number-columns-repeated="3" table:style-name="ce47"/>
          <table:table-cell table:style-name="ce48" office:value-type="string">
            <text:p>actor</text:p>
          </table:table-cell>
          <table:table-cell table:style-name="ce47" office:value-type="string">
            <text:p>You commented on the Slot: {TITLE}</text:p>
          </table:table-cell>
          <table:table-cell table:style-name="ce47" office:value-type="string">
            <text:p>You commented on your Slot: {TITLE}</text:p>
          </table:table-cell>
          <table:table-cell table:style-name="ce49"/>
          <table:table-cell table:style-name="ce43" office:value-type="string">
            <text:p>commenter + creator + follower </text:p>
          </table:table-cell>
          <table:table-cell table:style-name="ce47" office:value-type="string">
            <text:p>{ACTOR} commented on the Slot: {TITLE}</text:p>
          </table:table-cell>
          <table:table-cell table:style-name="ce47" office:value-type="string">
            <text:p>{ACTOR} commented on your Slot: {TITLE}</text:p>
          </table:table-cell>
          <table:table-cell table:style-name="ce49"/>
          <table:table-cell table:style-name="ce43" office:value-type="string">
            <text:p>commenter + creator</text:p>
          </table:table-cell>
          <table:table-cell table:style-name="ce50" office:value-type="string">
            <text:p>{ACTOR} commented on the Slot: {TITLE}</text:p>
          </table:table-cell>
          <table:table-cell table:style-name="ce50" office:value-type="string">
            <text:p>{ACTOR} commented on your Slot: {TITLE}</text:p>
          </table:table-cell>
          <table:table-cell table:style-name="ce49"/>
          <table:table-cell table:style-name="ce43" office:value-type="string">
            <text:p>friends + follower + creator + member</text:p>
          </table:table-cell>
          <table:table-cell table:style-name="ce50" office:value-type="string">
            <text:p>{ACTOR} commented on this Slot.</text:p>
          </table:table-cell>
          <table:table-cell table:style-name="ce51" office:value-type="string">
            <text:p>{ACTOR} commented on your Slot.</text:p>
          </table:table-cell>
          <table:table-cell table:style-name="ce50" office:value-type="string">
            <text:p>{ACTOR} and {USER} commented on this Slot.</text:p>
          </table:table-cell>
          <table:table-cell table:style-name="ce50" office:value-type="string">
            <text:p>{ACTOR} and {USER} commented on your Slot.</text:p>
          </table:table-cell>
          <table:table-cell table:style-name="ce47" office:value-type="string">
            <text:p>{ACTOR} and {USER} commented on your Slot: {TITLE}</text:p>
          </table:table-cell>
          <table:table-cell table:style-name="ce47" office:value-type="string">
            <text:p>{ACTOR} and {USER} commented on the Slot: {TITLE}</text:p>
          </table:table-cell>
          <table:table-cell table:style-name="ce50" office:value-type="string">
            <text:p>{ACTOR} and {COUNT} others commented on this Slot.</text:p>
          </table:table-cell>
          <table:table-cell table:style-name="ce50" office:value-type="string">
            <text:p>{ACTOR} and {COUNT} others commented on your Slot.</text:p>
          </table:table-cell>
          <table:table-cell table:style-name="ce47" office:value-type="string">
            <text:p>{ACTOR} and {COUNT} others commented on your Slot: {TITLE}</text:p>
          </table:table-cell>
          <table:table-cell table:style-name="ce47" office:value-type="string">
            <text:p>{ACTOR} and {COUNT} others commented on the Slot: {TITLE}</text:p>
          </table:table-cell>
        </table:table-row>
        <table:table-row table:style-name="ro2">
          <table:table-cell table:style-name="ce43" office:value-type="string">
            <text:p>like a slot</text:p>
          </table:table-cell>
          <table:table-cell table:style-name="ce44" office:value-type="float" office:value="0.8">
            <text:p>0.8</text:p>
          </table:table-cell>
          <table:table-cell table:style-name="ce45" office:value-type="string">
            <text:p>slot</text:p>
          </table:table-cell>
          <table:table-cell table:style-name="ce46" office:value-type="string">
            <text:p>like</text:p>
          </table:table-cell>
          <table:table-cell table:number-columns-repeated="3" table:style-name="ce47"/>
          <table:table-cell table:style-name="ce48" office:value-type="string">
            <text:p>actor</text:p>
          </table:table-cell>
          <table:table-cell table:style-name="ce47" office:value-type="string">
            <text:p>You like the Slot: {TITLE}</text:p>
          </table:table-cell>
          <table:table-cell table:style-name="ce47" office:value-type="string">
            <text:p>You like your Slot: {TITLE}</text:p>
          </table:table-cell>
          <table:table-cell table:style-name="ce49"/>
          <table:table-cell table:style-name="ce43" office:value-type="string">
            <text:p>creator</text:p>
          </table:table-cell>
          <table:table-cell table:style-name="ce47" office:value-type="string">
            <text:p>{ACTOR} likes your Slot: {TITLE}</text:p>
          </table:table-cell>
          <table:table-cell table:style-name="ce47" office:value-type="string">
            <text:p>{ACTOR} likes your Slot: {TITLE}</text:p>
          </table:table-cell>
          <table:table-cell table:style-name="ce49"/>
          <table:table-cell table:style-name="ce43" office:value-type="string">
            <text:p>creator</text:p>
          </table:table-cell>
          <table:table-cell table:style-name="ce50" office:value-type="string">
            <text:p>{ACTOR} likes your Slot: {TITLE}</text:p>
          </table:table-cell>
          <table:table-cell table:style-name="ce50" office:value-type="string">
            <text:p>{ACTOR} likes your Slot: {TITLE}</text:p>
          </table:table-cell>
          <table:table-cell table:style-name="ce49"/>
          <table:table-cell table:style-name="ce43" office:value-type="string">
            <text:p>friends + follower + creator + member</text:p>
          </table:table-cell>
          <table:table-cell table:style-name="ce50" office:value-type="string">
            <text:p>{ACTOR} likes this Slot.</text:p>
          </table:table-cell>
          <table:table-cell table:style-name="ce51" office:value-type="string">
            <text:p>{ACTOR} likes your Slot.</text:p>
          </table:table-cell>
          <table:table-cell table:style-name="ce50" office:value-type="string">
            <text:p>{ACTOR} and {USER} like this Slot.</text:p>
          </table:table-cell>
          <table:table-cell table:style-name="ce50" office:value-type="string">
            <text:p>{ACTOR} and {USER} like your Slot.</text:p>
          </table:table-cell>
          <table:table-cell table:style-name="ce47" office:value-type="string">
            <text:p>{ACTOR} and {USER} like your Slot: {TITLE}</text:p>
          </table:table-cell>
          <table:table-cell table:style-name="ce47" office:value-type="string">
            <text:p>{ACTOR} and {USER} like the Slot: {TITLE}</text:p>
          </table:table-cell>
          <table:table-cell table:style-name="ce50" office:value-type="string">
            <text:p>{ACTOR} and {COUNT} others like this Slot.</text:p>
          </table:table-cell>
          <table:table-cell table:style-name="ce50" office:value-type="string">
            <text:p>{ACTOR} and {COUNT} others like your Slot.</text:p>
          </table:table-cell>
          <table:table-cell table:style-name="ce47" office:value-type="string">
            <text:p>{ACTOR} and {COUNT} others like your Slot: {TITLE}</text:p>
          </table:table-cell>
          <table:table-cell table:style-name="ce47" office:value-type="string">
            <text:p>{ACTOR} and {COUNT} others like the Slot: {TITLE}</text:p>
          </table:table-cell>
        </table:table-row>
        <table:table-row table:style-name="ro2">
          <table:table-cell table:style-name="ce43" office:value-type="string">
            <text:p>create new slot</text:p>
          </table:table-cell>
          <table:table-cell table:style-name="ce44" office:value-type="float" office:value="0.8">
            <text:p>0.8</text:p>
          </table:table-cell>
          <table:table-cell table:style-name="ce45" office:value-type="string">
            <text:p>slot</text:p>
          </table:table-cell>
          <table:table-cell table:style-name="ce46" office:value-type="string">
            <text:p>create</text:p>
          </table:table-cell>
          <table:table-cell table:number-columns-repeated="3" table:style-name="ce47"/>
          <table:table-cell table:style-name="ce48" office:value-type="string">
            <text:p>actor</text:p>
          </table:table-cell>
          <table:table-cell table:style-name="ce47" office:value-type="string">
            <text:p>You have created the Slot: {TITLE}</text:p>
          </table:table-cell>
          <table:table-cell table:style-name="ce47" office:value-type="string">
            <text:p>You have created the Slot: {TITL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43" office:value-type="string">
            <text:p>friends + follower + creator + member + actor</text:p>
          </table:table-cell>
          <table:table-cell table:style-name="ce50" office:value-type="string">
            <text:p>{ACTOR} creates this Slot.</text:p>
          </table:table-cell>
          <table:table-cell table:style-name="ce51" office:value-type="string">
            <text:p>You have created this Slot.</text:p>
          </table:table-cell>
          <table:table-cell table:number-columns-repeated="2"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add image to slot</text:p>
          </table:table-cell>
          <table:table-cell table:style-name="ce44" office:value-type="float" office:value="0.8">
            <text:p>0.8</text:p>
          </table:table-cell>
          <table:table-cell table:style-name="ce45" office:value-type="string">
            <text:p>slot</text:p>
          </table:table-cell>
          <table:table-cell table:style-name="ce46" office:value-type="string">
            <text:p>image</text:p>
          </table:table-cell>
          <table:table-cell table:number-columns-repeated="3" table:style-name="ce47"/>
          <table:table-cell table:style-name="ce48" office:value-type="string">
            <text:p>actor</text:p>
          </table:table-cell>
          <table:table-cell table:style-name="ce47" office:value-type="string">
            <text:p>You added an image to the Slot: {TITLE}</text:p>
          </table:table-cell>
          <table:table-cell table:style-name="ce47" office:value-type="string">
            <text:p>You added an image to your Slot: {TITLE}</text:p>
          </table:table-cell>
          <table:table-cell table:style-name="ce49"/>
          <table:table-cell table:style-name="ce43" office:value-type="string">
            <text:p>follower + creator</text:p>
          </table:table-cell>
          <table:table-cell table:style-name="ce47" office:value-type="string">
            <text:p>{ACTOR} added an image to the Slot: {TITLE}</text:p>
          </table:table-cell>
          <table:table-cell table:style-name="ce47" office:value-type="string">
            <text:p>{ACTOR} added an image to your Slot: {TITLE}</text:p>
          </table:table-cell>
          <table:table-cell table:style-name="ce49"/>
          <table:table-cell table:style-name="ce43" office:value-type="string">
            <text:p>follower + creator</text:p>
          </table:table-cell>
          <table:table-cell table:style-name="ce50" office:value-type="string">
            <text:p>{ACTOR} added an image to the Slot: {TITLE}</text:p>
          </table:table-cell>
          <table:table-cell table:style-name="ce50" office:value-type="string">
            <text:p>{ACTOR} added an image to your Slot: {TITLE}</text:p>
          </table:table-cell>
          <table:table-cell table:style-name="ce49"/>
          <table:table-cell table:style-name="ce43" office:value-type="string">
            <text:p>friends + follower + creator + member</text:p>
          </table:table-cell>
          <table:table-cell table:style-name="ce50" office:value-type="string">
            <text:p>{ACTOR} added an image to this Slot.</text:p>
          </table:table-cell>
          <table:table-cell table:style-name="ce51" office:value-type="string">
            <text:p>{ACTOR} added an image to your Slot.</text:p>
          </table:table-cell>
          <table:table-cell table:style-name="ce50" office:value-type="string">
            <text:p>{ACTOR} and {USER} added an image to this Slot.</text:p>
          </table:table-cell>
          <table:table-cell table:style-name="ce50" office:value-type="string">
            <text:p>{ACTOR} and {USER} added an image to your Slot.</text:p>
          </table:table-cell>
          <table:table-cell table:style-name="ce47" office:value-type="string">
            <text:p>{ACTOR} and {USER} added an image to your Slot: {TITLE}</text:p>
          </table:table-cell>
          <table:table-cell table:style-name="ce47" office:value-type="string">
            <text:p>{ACTOR} and {USER} added an image to the Slot: {TITLE}</text:p>
          </table:table-cell>
          <table:table-cell table:style-name="ce54" office:value-type="string">
            <text:p>{ACTOR} and {COUNT} others added an image to this Slot.</text:p>
          </table:table-cell>
          <table:table-cell table:style-name="ce54" office:value-type="string">
            <text:p>{ACTOR} and {COUNT} others added an image to your Slot.</text:p>
          </table:table-cell>
          <table:table-cell table:style-name="ce55" office:value-type="string">
            <text:p>{ACTOR} and {COUNT} others added an image to your Slot: {TITLE}</text:p>
          </table:table-cell>
          <table:table-cell table:style-name="ce55" office:value-type="string">
            <text:p>{ACTOR} and {COUNT} others added an image to the Slot: {TITLE}</text:p>
          </table:table-cell>
        </table:table-row>
        <table:table-row table:style-name="ro2">
          <table:table-cell table:style-name="ce43" office:value-type="string">
            <text:p>add video to slot</text:p>
          </table:table-cell>
          <table:table-cell table:style-name="ce44" office:value-type="float" office:value="0.8">
            <text:p>0.8</text:p>
          </table:table-cell>
          <table:table-cell table:style-name="ce45" office:value-type="string">
            <text:p>slot</text:p>
          </table:table-cell>
          <table:table-cell table:style-name="ce46" office:value-type="string">
            <text:p>video</text:p>
          </table:table-cell>
          <table:table-cell table:number-columns-repeated="3" table:style-name="ce47"/>
          <table:table-cell table:style-name="ce48" office:value-type="string">
            <text:p>actor</text:p>
          </table:table-cell>
          <table:table-cell table:style-name="ce47" office:value-type="string">
            <text:p>You added a video to the Slot: {TITLE}</text:p>
          </table:table-cell>
          <table:table-cell table:style-name="ce47" office:value-type="string">
            <text:p>You added a video to your Slot: {TITLE}</text:p>
          </table:table-cell>
          <table:table-cell table:style-name="ce49"/>
          <table:table-cell table:style-name="ce43" office:value-type="string">
            <text:p>follower + creator</text:p>
          </table:table-cell>
          <table:table-cell table:style-name="ce47" office:value-type="string">
            <text:p>{ACTOR} added a video to the Slot: {TITLE}</text:p>
          </table:table-cell>
          <table:table-cell table:style-name="ce47" office:value-type="string">
            <text:p>{ACTOR} added a video to your Slot: {TITLE}</text:p>
          </table:table-cell>
          <table:table-cell table:style-name="ce49"/>
          <table:table-cell table:style-name="ce43" office:value-type="string">
            <text:p>follower + creator</text:p>
          </table:table-cell>
          <table:table-cell table:style-name="ce50" office:value-type="string">
            <text:p>{ACTOR} added a video to the Slot: {TITLE}</text:p>
          </table:table-cell>
          <table:table-cell table:style-name="ce50" office:value-type="string">
            <text:p>{ACTOR} added a video to your Slot: {TITLE}</text:p>
          </table:table-cell>
          <table:table-cell table:style-name="ce49"/>
          <table:table-cell table:style-name="ce43" office:value-type="string">
            <text:p>friends + follower + creator + member</text:p>
          </table:table-cell>
          <table:table-cell table:style-name="ce50" office:value-type="string">
            <text:p>{ACTOR} added a video to this Slot.</text:p>
          </table:table-cell>
          <table:table-cell table:style-name="ce51" office:value-type="string">
            <text:p>{ACTOR} added a video to your Slot.</text:p>
          </table:table-cell>
          <table:table-cell table:style-name="ce50" office:value-type="string">
            <text:p>{ACTOR} and {USER} added a video to this Slot.</text:p>
          </table:table-cell>
          <table:table-cell table:style-name="ce50" office:value-type="string">
            <text:p>{ACTOR} and {USER} added a video to your Slot.</text:p>
          </table:table-cell>
          <table:table-cell table:style-name="ce47" office:value-type="string">
            <text:p>{ACTOR} and {USER} added a video to your Slot: {TITLE}</text:p>
          </table:table-cell>
          <table:table-cell table:style-name="ce47" office:value-type="string">
            <text:p>{ACTOR} and {USER} added a video to the Slot: {TITLE}</text:p>
          </table:table-cell>
          <table:table-cell table:style-name="ce54" office:value-type="string">
            <text:p>{ACTOR} and {COUNT} others added a video to this Slot.</text:p>
          </table:table-cell>
          <table:table-cell table:style-name="ce54" office:value-type="string">
            <text:p>{ACTOR} and {COUNT} others added a video to your Slot.</text:p>
          </table:table-cell>
          <table:table-cell table:style-name="ce55" office:value-type="string">
            <text:p>{ACTOR} and {COUNT} others added a video to your Slot: {TITLE}</text:p>
          </table:table-cell>
          <table:table-cell table:style-name="ce55" office:value-type="string">
            <text:p>{ACTOR} and {COUNT} others added a video to the Slot: {TITLE}</text:p>
          </table:table-cell>
        </table:table-row>
        <table:table-row table:style-name="ro2">
          <table:table-cell table:style-name="ce43" office:value-type="string">
            <text:p>add audio to slot</text:p>
          </table:table-cell>
          <table:table-cell table:style-name="ce44" office:value-type="float" office:value="0.8">
            <text:p>0.8</text:p>
          </table:table-cell>
          <table:table-cell table:style-name="ce45" office:value-type="string">
            <text:p>slot</text:p>
          </table:table-cell>
          <table:table-cell table:style-name="ce46" office:value-type="string">
            <text:p>audio</text:p>
          </table:table-cell>
          <table:table-cell table:number-columns-repeated="3" table:style-name="ce47"/>
          <table:table-cell table:style-name="ce48" office:value-type="string">
            <text:p>actor</text:p>
          </table:table-cell>
          <table:table-cell table:style-name="ce47" office:value-type="string">
            <text:p>You added an audio to the Slot: {TITLE}</text:p>
          </table:table-cell>
          <table:table-cell table:style-name="ce47" office:value-type="string">
            <text:p>You added an audio to your Slot: {TITLE}</text:p>
          </table:table-cell>
          <table:table-cell table:style-name="ce49"/>
          <table:table-cell table:style-name="ce43" office:value-type="string">
            <text:p>follower + creator</text:p>
          </table:table-cell>
          <table:table-cell table:style-name="ce47" office:value-type="string">
            <text:p>{ACTOR} added an audio to the Slot: {TITLE}</text:p>
          </table:table-cell>
          <table:table-cell table:style-name="ce47" office:value-type="string">
            <text:p>{ACTOR} added an audio to your Slot: {TITLE}</text:p>
          </table:table-cell>
          <table:table-cell table:style-name="ce49"/>
          <table:table-cell table:style-name="ce43" office:value-type="string">
            <text:p>follower + creator</text:p>
          </table:table-cell>
          <table:table-cell table:style-name="ce50" office:value-type="string">
            <text:p>{ACTOR} added an audio to the Slot: {TITLE}</text:p>
          </table:table-cell>
          <table:table-cell table:style-name="ce50" office:value-type="string">
            <text:p>{ACTOR} added an audio to your Slot: {TITLE}</text:p>
          </table:table-cell>
          <table:table-cell table:style-name="ce49"/>
          <table:table-cell table:style-name="ce43" office:value-type="string">
            <text:p>friends + follower + creator + member</text:p>
          </table:table-cell>
          <table:table-cell table:style-name="ce50" office:value-type="string">
            <text:p>{ACTOR} added an audio to this Slot.</text:p>
          </table:table-cell>
          <table:table-cell table:style-name="ce51" office:value-type="string">
            <text:p>{ACTOR} added an audio to your Slot.</text:p>
          </table:table-cell>
          <table:table-cell table:style-name="ce50" office:value-type="string">
            <text:p>{ACTOR} and {USER} added an audio to this Slot.</text:p>
          </table:table-cell>
          <table:table-cell table:style-name="ce50" office:value-type="string">
            <text:p>{ACTOR} and {USER} added an audio to your Slot.</text:p>
          </table:table-cell>
          <table:table-cell table:style-name="ce47" office:value-type="string">
            <text:p>{ACTOR} and {USER} added an audio to your Slot: {TITLE}</text:p>
          </table:table-cell>
          <table:table-cell table:style-name="ce47" office:value-type="string">
            <text:p>{ACTOR} and {USER} added an audio to the Slot: {TITLE}</text:p>
          </table:table-cell>
          <table:table-cell table:style-name="ce54" office:value-type="string">
            <text:p>{ACTOR} and {COUNT} others added an audio to this Slot.</text:p>
          </table:table-cell>
          <table:table-cell table:style-name="ce54" office:value-type="string">
            <text:p>{ACTOR} and {COUNT} others added an audio to your Slot.</text:p>
          </table:table-cell>
          <table:table-cell table:style-name="ce55" office:value-type="string">
            <text:p>{ACTOR} and {COUNT} others added an audio to your Slot: {TITLE}</text:p>
          </table:table-cell>
          <table:table-cell table:style-name="ce55" office:value-type="string">
            <text:p>{ACTOR} and {COUNT} others added an audio to the Slot: {TITLE}</text:p>
          </table:table-cell>
        </table:table-row>
        <table:table-row table:style-name="ro2">
          <table:table-cell table:style-name="ce43" office:value-type="string">
            <text:p>add note to slot</text:p>
          </table:table-cell>
          <table:table-cell table:style-name="ce44" office:value-type="float" office:value="0.8">
            <text:p>0.8</text:p>
          </table:table-cell>
          <table:table-cell table:style-name="ce45" office:value-type="string">
            <text:p>slot</text:p>
          </table:table-cell>
          <table:table-cell table:style-name="ce46" office:value-type="string">
            <text:p>note</text:p>
          </table:table-cell>
          <table:table-cell table:number-columns-repeated="3" table:style-name="ce47"/>
          <table:table-cell table:style-name="ce48" office:value-type="string">
            <text:p>actor</text:p>
          </table:table-cell>
          <table:table-cell table:style-name="ce47" office:value-type="string">
            <text:p>You added a note to the Slot: {TITLE}</text:p>
          </table:table-cell>
          <table:table-cell table:style-name="ce47" office:value-type="string">
            <text:p>You added a note to your Slot: {TITLE}</text:p>
          </table:table-cell>
          <table:table-cell table:style-name="ce49"/>
          <table:table-cell table:style-name="ce43" office:value-type="string">
            <text:p>follower + creator</text:p>
          </table:table-cell>
          <table:table-cell table:style-name="ce47" office:value-type="string">
            <text:p>{ACTOR} added a note to the Slot: {TITLE}</text:p>
          </table:table-cell>
          <table:table-cell table:style-name="ce47" office:value-type="string">
            <text:p>{ACTOR} added a note to your Slot: {TITLE}</text:p>
          </table:table-cell>
          <table:table-cell table:style-name="ce49"/>
          <table:table-cell table:style-name="ce43" office:value-type="string">
            <text:p>follower + creator</text:p>
          </table:table-cell>
          <table:table-cell table:style-name="ce50" office:value-type="string">
            <text:p>{ACTOR} added a note to the Slot: {TITLE}</text:p>
          </table:table-cell>
          <table:table-cell table:style-name="ce50" office:value-type="string">
            <text:p>{ACTOR} added a note to your Slot: {TITLE}</text:p>
          </table:table-cell>
          <table:table-cell table:style-name="ce49"/>
          <table:table-cell table:style-name="ce43" office:value-type="string">
            <text:p>friends + follower + creator + member</text:p>
          </table:table-cell>
          <table:table-cell table:style-name="ce50" office:value-type="string">
            <text:p>{ACTOR} added a note to this Slot.</text:p>
          </table:table-cell>
          <table:table-cell table:style-name="ce51" office:value-type="string">
            <text:p>{ACTOR} added a note to your Slot.</text:p>
          </table:table-cell>
          <table:table-cell table:style-name="ce50" office:value-type="string">
            <text:p>{ACTOR} and {USER} added a note to this Slot.</text:p>
          </table:table-cell>
          <table:table-cell table:style-name="ce50" office:value-type="string">
            <text:p>{ACTOR} and {USER} added a note to your Slot.</text:p>
          </table:table-cell>
          <table:table-cell table:style-name="ce47" office:value-type="string">
            <text:p>{ACTOR} and {USER} added a note to your Slot: {TITLE}</text:p>
          </table:table-cell>
          <table:table-cell table:style-name="ce47" office:value-type="string">
            <text:p>{ACTOR} and {USER} added a note to the Slot: {TITLE}</text:p>
          </table:table-cell>
          <table:table-cell table:style-name="ce54" office:value-type="string">
            <text:p>{ACTOR} and {COUNT} others added a note to this Slot.</text:p>
          </table:table-cell>
          <table:table-cell table:style-name="ce54" office:value-type="string">
            <text:p>{ACTOR} and {COUNT} others added a note to your Slot.</text:p>
          </table:table-cell>
          <table:table-cell table:style-name="ce55" office:value-type="string">
            <text:p>{ACTOR} and {COUNT} others added a note to your Slot: {TITLE}</text:p>
          </table:table-cell>
          <table:table-cell table:style-name="ce55" office:value-type="string">
            <text:p>{ACTOR} and {COUNT} others added a note to the Slot: {TITLE}</text:p>
          </table:table-cell>
        </table:table-row>
        <table:table-row table:style-name="ro2">
          <table:table-cell table:style-name="ce56" office:value-type="string">
            <text:p>add multiple media items</text:p>
          </table:table-cell>
          <table:table-cell table:style-name="ce44" office:value-type="string">
            <text:p>-</text:p>
          </table:table-cell>
          <table:table-cell table:style-name="ce45" office:value-type="string">
            <text:p>slot</text:p>
          </table:table-cell>
          <table:table-cell table:style-name="ce46" office:value-type="string">
            <text:p>media</text:p>
          </table:table-cell>
          <table:table-cell table:number-columns-repeated="3" table:style-name="ce47"/>
          <table:table-cell table:style-name="ce48" office:value-type="string">
            <text:p>actor</text:p>
          </table:table-cell>
          <table:table-cell table:style-name="ce47" office:value-type="string">
            <text:p>You added new media to the Slot: {TITLE}</text:p>
          </table:table-cell>
          <table:table-cell table:style-name="ce47" office:value-type="string">
            <text:p>You added new media to your Slot: {TITLE}</text:p>
          </table:table-cell>
          <table:table-cell table:style-name="ce49"/>
          <table:table-cell table:style-name="ce43" office:value-type="string">
            <text:p>follower + creator</text:p>
          </table:table-cell>
          <table:table-cell table:style-name="ce47" office:value-type="string">
            <text:p>{ACTOR} added new media to the Slot: {TITLE}</text:p>
          </table:table-cell>
          <table:table-cell table:style-name="ce47" office:value-type="string">
            <text:p>{ACTOR} added new media to your Slot: {TITLE}</text:p>
          </table:table-cell>
          <table:table-cell table:style-name="ce49"/>
          <table:table-cell table:style-name="ce43" office:value-type="string">
            <text:p>follower + creator</text:p>
          </table:table-cell>
          <table:table-cell table:style-name="ce50" office:value-type="string">
            <text:p>{ACTOR} added new media to the Slot: {TITLE}</text:p>
          </table:table-cell>
          <table:table-cell table:style-name="ce50" office:value-type="string">
            <text:p>{ACTOR} added new media to your Slot: {TITLE}</text:p>
          </table:table-cell>
          <table:table-cell table:style-name="ce49"/>
          <table:table-cell table:style-name="ce43" office:value-type="string">
            <text:p>friends + follower + creator + member</text:p>
          </table:table-cell>
          <table:table-cell table:style-name="ce50" office:value-type="string">
            <text:p>{ACTOR} added new media to this Slot.</text:p>
          </table:table-cell>
          <table:table-cell table:style-name="ce51" office:value-type="string">
            <text:p>{ACTOR} added new media to your Slot.</text:p>
          </table:table-cell>
          <table:table-cell table:style-name="ce50" office:value-type="string">
            <text:p>{ACTOR} and {USER} added new media to this Slot.</text:p>
          </table:table-cell>
          <table:table-cell table:style-name="ce50" office:value-type="string">
            <text:p>{ACTOR} and {USER} added new media to your Slot.</text:p>
          </table:table-cell>
          <table:table-cell table:style-name="ce47" office:value-type="string">
            <text:p>{ACTOR} and {USER} added new media to your Slot: {TITLE}</text:p>
          </table:table-cell>
          <table:table-cell table:style-name="ce47" office:value-type="string">
            <text:p>{ACTOR} and {USER} added new media to the Slot: {TITLE}</text:p>
          </table:table-cell>
          <table:table-cell table:style-name="ce54" office:value-type="string">
            <text:p>{ACTOR} and {COUNT} others added new media to this Slot.</text:p>
          </table:table-cell>
          <table:table-cell table:style-name="ce54" office:value-type="string">
            <text:p>{ACTOR} and {COUNT} others added new media to your Slot.</text:p>
          </table:table-cell>
          <table:table-cell table:style-name="ce55" office:value-type="string">
            <text:p>{ACTOR} and {COUNT} others added new media to your Slot: {TITLE}</text:p>
          </table:table-cell>
          <table:table-cell table:style-name="ce55" office:value-type="string">
            <text:p>{ACTOR} and {COUNT} others added new media to the Slot: {TITLE}</text:p>
          </table:table-cell>
        </table:table-row>
        <table:table-row table:style-name="ro2">
          <table:table-cell table:style-name="ce43" office:value-type="string">
            <text:p>reslot a slot (direct, through a tag)</text:p>
          </table:table-cell>
          <table:table-cell table:style-name="ce44" office:value-type="float" office:value="0.8">
            <text:p>0.8</text:p>
          </table:table-cell>
          <table:table-cell table:style-name="ce45" office:value-type="string">
            <text:p>slot</text:p>
          </table:table-cell>
          <table:table-cell table:style-name="ce46" office:value-type="string">
            <text:p>reslot</text:p>
          </table:table-cell>
          <table:table-cell table:number-columns-repeated="2" table:style-name="ce47"/>
          <table:table-cell table:style-name="ce47" office:value-type="string">
            <text:p>directAction?</text:p>
          </table:table-cell>
          <table:table-cell table:style-name="ce48" office:value-type="string">
            <text:p>actor</text:p>
          </table:table-cell>
          <table:table-cell table:style-name="ce47" office:value-type="string">
            <text:p>You reslotted the Slot: {TITLE}</text:p>
          </table:table-cell>
          <table:table-cell table:style-name="ce52"/>
          <table:table-cell table:style-name="ce49"/>
          <table:table-cell table:style-name="ce43" office:value-type="string">
            <text:p>creator</text:p>
          </table:table-cell>
          <table:table-cell table:style-name="ce47" office:value-type="string">
            <text:p>{ACTOR} reslotted the Slot: {TITLE}</text:p>
          </table:table-cell>
          <table:table-cell table:style-name="ce47" office:value-type="string">
            <text:p>{ACTOR} reslotted your Slot: {TITLE}</text:p>
          </table:table-cell>
          <table:table-cell table:style-name="ce49"/>
          <table:table-cell table:style-name="ce43" office:value-type="string">
            <text:p>creator</text:p>
          </table:table-cell>
          <table:table-cell table:style-name="ce53"/>
          <table:table-cell table:style-name="ce50" office:value-type="string">
            <text:p>{ACTOR} reslotted your Slot: {TITLE}</text:p>
          </table:table-cell>
          <table:table-cell table:style-name="ce49"/>
          <table:table-cell table:style-name="ce43" office:value-type="string">
            <text:p>friends + follower + creator + member</text:p>
          </table:table-cell>
          <table:table-cell table:style-name="ce50" office:value-type="string">
            <text:p>{ACTOR} has reslotted this Slot.</text:p>
          </table:table-cell>
          <table:table-cell table:style-name="ce51" office:value-type="string">
            <text:p>{ACTOR} has reslotted your Slot.</text:p>
          </table:table-cell>
          <table:table-cell table:style-name="ce50" office:value-type="string">
            <text:p>{ACTOR} and {USER} has reslotted this Slot.</text:p>
          </table:table-cell>
          <table:table-cell table:style-name="ce50" office:value-type="string">
            <text:p>{ACTOR} and {USER} have reslotted your Slot.</text:p>
          </table:table-cell>
          <table:table-cell table:style-name="ce47" office:value-type="string">
            <text:p>{ACTOR} and {USER} reslotted your Slot: {TITLE}</text:p>
          </table:table-cell>
          <table:table-cell table:style-name="ce47" office:value-type="string">
            <text:p>{ACTOR} and {USER} reslotted the Slot: {TITLE}</text:p>
          </table:table-cell>
          <table:table-cell table:style-name="ce50" office:value-type="string">
            <text:p>{ACTOR} and {COUNT} others have reslotted this Slot.</text:p>
          </table:table-cell>
          <table:table-cell table:style-name="ce50" office:value-type="string">
            <text:p>{ACTOR} and {COUNT} others have reslotted your Slot.</text:p>
          </table:table-cell>
          <table:table-cell table:style-name="ce47" office:value-type="string">
            <text:p>{ACTOR} and {COUNT} others reslotted your Slot: {TITLE}</text:p>
          </table:table-cell>
          <table:table-cell table:style-name="ce47" office:value-type="string">
            <text:p>{ACTOR} and {COUNT} others reslotted the Slot: {TITLE}</text:p>
          </table:table-cell>
        </table:table-row>
        <table:table-row table:style-name="ro2">
          <table:table-cell table:style-name="ce57"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accept</text:p>
          </table:table-cell>
          <table:table-cell table:number-columns-repeated="2" table:style-name="ce47"/>
          <table:table-cell table:style-name="ce47" office:value-type="string">
            <text:p>isRequester?</text:p>
          </table:table-cell>
          <table:table-cell table:style-name="ce58"/>
          <table:table-cell table:number-columns-repeated="2" table:style-name="ce52"/>
          <table:table-cell table:style-name="ce49"/>
          <table:table-cell table:style-name="ce43" office:value-type="string">
            <text:p>user</text:p>
          </table:table-cell>
          <table:table-cell table:style-name="ce47" office:value-type="string">
            <text:p>{ACTOR} has accepted your friend request</text:p>
          </table:table-cell>
          <table:table-cell table:style-name="ce47" office:value-type="string">
            <text:p>{ACTOR} has accepted your friend request</text:p>
          </table:table-cell>
          <table:table-cell table:style-name="ce49"/>
          <table:table-cell table:style-name="ce43" office:value-type="string">
            <text:p>actor</text:p>
          </table:table-cell>
          <table:table-cell table:style-name="ce50" office:value-type="string">
            <text:p>You and {USER} are now friends</text:p>
          </table:table-cell>
          <table:table-cell table:style-name="ce50" office:value-type="string">
            <text:p>You and {USER} are now friends</text:p>
          </table:table-cell>
          <table:table-cell table:style-name="ce49"/>
          <table:table-cell table:style-name="ce43" office:value-type="string">
            <text:p>friends</text:p>
          </table:table-cell>
          <table:table-cell table:style-name="ce50" office:value-type="string">
            <text:p>{ACTOR} and {USER} are now friends</text:p>
          </table:table-cell>
          <table:table-cell table:style-name="ce50" office:value-type="string">
            <text:p>You and {USER} are now friends</text:p>
          </table:table-cell>
          <table:table-cell table:style-name="ce50" office:value-type="string">
            <text:p>{ACTOR} and {USER} are now friends</text:p>
          </table:table-cell>
          <table:table-cell table:style-name="ce50" office:value-type="string">
            <text:p>You and {USER} are now friends</text:p>
          </table:table-cell>
          <table:table-cell table:style-name="ce47" office:value-type="string">
            <text:p>{ACTOR} and {USER} are now friends</text:p>
          </table:table-cell>
          <table:table-cell table:style-name="ce59" office:value-type="string">
            <text:p>TODO-Plural-Push-1</text:p>
          </table:table-cell>
          <table:table-cell table:style-name="ce50" office:value-type="string">
            <text:p>{ACTOR} and {USER} are now friends</text:p>
          </table:table-cell>
          <table:table-cell table:style-name="ce50" office:value-type="string">
            <text:p>You and {USER} are now friends</text:p>
          </table:table-cell>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60"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friendship</text:p>
          </table:table-cell>
          <table:table-cell table:number-columns-repeated="2" table:style-name="ce47"/>
          <table:table-cell table:style-name="ce47" office:value-type="string">
            <text:p>isRequestee?</text:p>
          </table:table-cell>
          <table:table-cell table:style-name="ce48" office:value-type="string">
            <text:p>actor</text:p>
          </table:table-cell>
          <table:table-cell table:style-name="ce47" office:value-type="string">
            <text:p>You accepted the friend request from: {USER}</text:p>
          </table:table-cell>
          <table:table-cell table:style-name="ce52"/>
          <table:table-cell table:style-name="ce49"/>
          <table:table-cell table:number-columns-repeated="3" table:style-name="ce52"/>
          <table:table-cell table:style-name="ce49"/>
          <table:table-cell table:style-name="ce43" office:value-type="string">
            <text:p>user</text:p>
          </table:table-cell>
          <table:table-cell table:style-name="ce50" office:value-type="string">
            <text:p>You and {ACTOR} are now friends</text:p>
          </table:table-cell>
          <table:table-cell table:style-name="ce50" office:value-type="string">
            <text:p>You and {ACTOR} are now friends</text:p>
          </table:table-cell>
          <table:table-cell table:style-name="ce49"/>
          <table:table-cell table:style-name="ce43" office:value-type="string">
            <text:p>foaf</text:p>
          </table:table-cell>
          <table:table-cell table:style-name="ce50" office:value-type="string">
            <text:p>{USER} and {ACTOR} are now friends</text:p>
          </table:table-cell>
          <table:table-cell table:style-name="ce50" office:value-type="string">
            <text:p>You and {ACTOR} are now friends</text:p>
          </table:table-cell>
          <table:table-cell table:style-name="ce50" office:value-type="string">
            <text:p>{USER} and {ACTOR} are now friends</text:p>
          </table:table-cell>
          <table:table-cell table:style-name="ce50" office:value-type="string">
            <text:p>You and {ACTOR} are now friends</text:p>
          </table:table-cell>
          <table:table-cell table:style-name="ce47" office:value-type="string">
            <text:p>{ACTOR} and {USER} are now friends</text:p>
          </table:table-cell>
          <table:table-cell table:style-name="ce59" office:value-type="string">
            <text:p>TODO-Plural-Push-1</text:p>
          </table:table-cell>
          <table:table-cell table:style-name="ce50" office:value-type="string">
            <text:p>{USER} and {ACTOR} are now friends</text:p>
          </table:table-cell>
          <table:table-cell table:style-name="ce50" office:value-type="string">
            <text:p>You and {ACTOR} are now friends</text:p>
          </table:table-cell>
          <table:table-cell table:number-columns-repeated="2" table:style-name="ce52"/>
        </table:table-row>
        <table:table-row table:style-name="ro2">
          <table:table-cell table:style-name="ce43" office:value-type="string">
            <text:p>group membership established (direct)</text:p>
          </table:table-cell>
          <table:table-cell table:style-name="ce44" office:value-type="float" office:value="0.8">
            <text:p>0.8</text:p>
          </table:table-cell>
          <table:table-cell table:style-name="ce45" office:value-type="string">
            <text:p>group</text:p>
          </table:table-cell>
          <table:table-cell table:style-name="ce46" office:value-type="string">
            <text:p>membership</text:p>
          </table:table-cell>
          <table:table-cell table:number-columns-repeated="2" table:style-name="ce47"/>
          <table:table-cell table:style-name="ce47" office:value-type="string">
            <text:p>directAction?</text:p>
          </table:table-cell>
          <table:table-cell table:style-name="ce48" office:value-type="string">
            <text:p>actor</text:p>
          </table:table-cell>
          <table:table-cell table:style-name="ce47" office:value-type="string">
            <text:p>You joined the slot group: {NAME}</text:p>
          </table:table-cell>
          <table:table-cell table:style-name="ce52"/>
          <table:table-cell table:style-name="ce49"/>
          <table:table-cell table:style-name="ce43" office:value-type="string">
            <text:p>owner</text:p>
          </table:table-cell>
          <table:table-cell table:style-name="ce47" office:value-type="string">
            <text:p>{ACTOR} subscribed to the slot group {NAME}</text:p>
          </table:table-cell>
          <table:table-cell table:style-name="ce50" office:value-type="string">
            <text:p>{ACTOR} subscribed to your slot group {NAME}</text:p>
          </table:table-cell>
          <table:table-cell table:style-name="ce49"/>
          <table:table-cell table:style-name="ce43" office:value-type="string">
            <text:p>owner</text:p>
          </table:table-cell>
          <table:table-cell table:style-name="ce50" office:value-type="string">
            <text:p>{ACTOR} subscribed to the slot group {NAME}</text:p>
          </table:table-cell>
          <table:table-cell table:style-name="ce50" office:value-type="string">
            <text:p>{ACTOR} subscribed to your slot group {NAME}</text:p>
          </table:table-cell>
          <table:table-cell table:style-name="ce49"/>
          <table:table-cell table:style-name="ce43" office:value-type="string">
            <text:p>joiners + member</text:p>
          </table:table-cell>
          <table:table-cell table:style-name="ce50" office:value-type="string">
            <text:p>{ACTOR} subscribed to the slot group {NAME}.</text:p>
          </table:table-cell>
          <table:table-cell table:style-name="ce51" office:value-type="string">
            <text:p>{ACTOR} subscribed to your slot group {NAME}.</text:p>
          </table:table-cell>
          <table:table-cell table:style-name="ce50" office:value-type="string">
            <text:p>{ACTOR} and {USER} subscribed to the slot group: {NAME}.</text:p>
          </table:table-cell>
          <table:table-cell table:style-name="ce50" office:value-type="string">
            <text:p>{ACTOR} and {USER} subscribed to your slot group: {NAME}.</text:p>
          </table:table-cell>
          <table:table-cell table:number-columns-repeated="2" table:style-name="ce52"/>
          <table:table-cell table:style-name="ce50" office:value-type="string">
            <text:p>{ACTOR} and {COUNT} others subscribed to the slot group: {NAME}.</text:p>
          </table:table-cell>
          <table:table-cell table:style-name="ce50" office:value-type="string">
            <text:p>{ACTOR} and {COUNT} others subscribed to your slot group: {NAME}.</text:p>
          </table:table-cell>
          <table:table-cell table:number-columns-repeated="2" table:style-name="ce52"/>
        </table:table-row>
        <table:table-row table:style-name="ro2">
          <table:table-cell table:style-name="ce43" office:value-type="string">
            <text:p>user adds another user to a group (indirect)</text:p>
          </table:table-cell>
          <table:table-cell table:style-name="ce44" office:value-type="string">
            <text:p>0.9.2</text:p>
          </table:table-cell>
          <table:table-cell table:style-name="ce45" office:value-type="string">
            <text:p>group</text:p>
          </table:table-cell>
          <table:table-cell table:style-name="ce46" office:value-type="string">
            <text:p>membertag</text:p>
          </table:table-cell>
          <table:table-cell table:number-columns-repeated="2" table:style-name="ce47"/>
          <table:table-cell table:style-name="ce47" office:value-type="string">
            <text:p>indirectAction?</text:p>
          </table:table-cell>
          <table:table-cell table:style-name="ce48" office:value-type="string">
            <text:p>actor</text:p>
          </table:table-cell>
          <table:table-cell table:style-name="ce47" office:value-type="string">
            <text:p>You added {USER} to the slot group: {NAME}</text:p>
          </table:table-cell>
          <table:table-cell table:style-name="ce47" office:value-type="string">
            <text:p>You added {USER} to your slot group: {NAME}</text:p>
          </table:table-cell>
          <table:table-cell table:style-name="ce49"/>
          <table:table-cell table:style-name="ce43" office:value-type="string">
            <text:p>foreign</text:p>
          </table:table-cell>
          <table:table-cell table:style-name="ce47" office:value-type="string">
            <text:p>{ACTOR} added you to the slot group: {NAME}</text:p>
          </table:table-cell>
          <table:table-cell table:style-name="ce52"/>
          <table:table-cell table:style-name="ce49"/>
          <table:table-cell table:style-name="ce43" office:value-type="string">
            <text:p>foreign + owner</text:p>
          </table:table-cell>
          <table:table-cell table:style-name="ce50" office:value-type="string">
            <text:p>{ACTOR} added you to the slot group: {NAME}</text:p>
          </table:table-cell>
          <table:table-cell table:style-name="ce50" office:value-type="string">
            <text:p>{ACTOR} added {USER} to your slot group: {NAME}</text:p>
          </table:table-cell>
          <table:table-cell table:style-name="ce49"/>
          <table:table-cell table:style-name="ce43" office:value-type="string">
            <text:p>joiners + member</text:p>
          </table:table-cell>
          <table:table-cell table:style-name="ce47" office:value-type="string">
            <text:p>{ACTOR} added {USER} to the slot group: {NAME}.</text:p>
          </table:table-cell>
          <table:table-cell table:style-name="ce61" office:value-type="string">
            <text:p>{ACTOR} added {USER} to your slot group: {NAME}.</text:p>
          </table:table-cell>
          <table:table-cell table:style-name="ce51" office:value-type="string">
            <text:p>{ACTOR} added {USER} to the slot group: {NAME}.</text:p>
          </table:table-cell>
          <table:table-cell table:style-name="ce51" office:value-type="string">
            <text:p>{ACTOR} added {USER} to your slot group: {NAME}.</text:p>
          </table:table-cell>
          <table:table-cell table:number-columns-repeated="2" table:style-name="ce52"/>
          <table:table-cell table:style-name="ce50" office:value-type="string">
            <text:p>{ACTOR} added {USER} to the slot group: {NAME}.</text:p>
          </table:table-cell>
          <table:table-cell table:style-name="ce50" office:value-type="string">
            <text:p>{ACTOR} added {USER} to your slot group: {NAME}.</text:p>
          </table:table-cell>
          <table:table-cell table:style-name="ce59" office:value-type="string">
            <text:p>TODO-Aggregate-Notify-3</text:p>
          </table:table-cell>
          <table:table-cell table:style-name="ce59" office:value-type="string">
            <text:p>TODO-Aggregate-Push-3</text:p>
          </table:table-cell>
        </table:table-row>
        <table:table-row table:style-name="ro2">
          <table:table-cell table:style-name="ce43" office:value-type="string">
            <text:p>deleted slot</text:p>
          </table:table-cell>
          <table:table-cell table:style-name="ce44" office:value-type="float" office:value="0.83">
            <text:p>0.83</text:p>
          </table:table-cell>
          <table:table-cell table:style-name="ce45" office:value-type="string">
            <text:p>slot</text:p>
          </table:table-cell>
          <table:table-cell table:style-name="ce46" office:value-type="string">
            <text:p>delete</text:p>
          </table:table-cell>
          <table:table-cell table:number-columns-repeated="3" table:style-name="ce47"/>
          <table:table-cell table:style-name="ce48" office:value-type="string">
            <text:p>actor</text:p>
          </table:table-cell>
          <table:table-cell table:style-name="ce47" office:value-type="string">
            <text:p>You deleted the Slot: {TITLE}</text:p>
          </table:table-cell>
          <table:table-cell table:style-name="ce47" office:value-type="string">
            <text:p>You deleted the Slot: {TITLE}</text:p>
          </table:table-cell>
          <table:table-cell table:style-name="ce49"/>
          <table:table-cell table:style-name="ce43" office:value-type="string">
            <text:p>follower</text:p>
          </table:table-cell>
          <table:table-cell table:style-name="ce47" office:value-type="string">
            <text:p>{ACTOR} deleted the Slot: {TITLE}</text:p>
          </table:table-cell>
          <table:table-cell table:style-name="ce52"/>
          <table:table-cell table:style-name="ce49"/>
          <table:table-cell table:style-name="ce43" office:value-type="string">
            <text:p>follower</text:p>
          </table:table-cell>
          <table:table-cell table:style-name="ce50" office:value-type="string">
            <text:p>{ACTOR} deleted the Slot: {TITLE}</text:p>
          </table:table-cell>
          <table:table-cell table:style-name="ce53"/>
          <table:table-cell table:style-name="ce49"/>
          <table:table-cell table:style-name="ce52"/>
          <table:table-cell table:style-name="ce53"/>
          <table:table-cell table:style-name="ce62"/>
          <table:table-cell table:number-columns-repeated="2" table:style-name="ce53"/>
          <table:table-cell table:style-name="ce59" office:value-type="string">
            <text:p>TODO-Plural-Notify-3</text:p>
          </table:table-cell>
          <table:table-cell table:style-name="ce59" office:value-type="string">
            <text:p>TODO-Plural-Push-3</text:p>
          </table:table-cell>
          <table:table-cell table:number-columns-repeated="2" table:style-name="ce53"/>
          <table:table-cell table:style-name="ce59" office:value-type="string">
            <text:p>TODO-Aggregate-Notify-4</text:p>
          </table:table-cell>
          <table:table-cell table:style-name="ce59" office:value-type="string">
            <text:p>TODO-Aggregate-Push-4</text:p>
          </table:table-cell>
        </table:table-row>
        <table:table-row table:style-name="ro2">
          <table:table-cell table:style-name="ce56" office:value-type="string">
            <text:p>deleted reslot (remove tag)</text:p>
          </table:table-cell>
          <table:table-cell table:style-name="ce63" office:value-type="float" office:value="0.83">
            <text:p>0.83</text:p>
          </table:table-cell>
          <table:table-cell table:style-name="ce45" office:value-type="string">
            <text:p>slot</text:p>
          </table:table-cell>
          <table:table-cell table:style-name="ce64" office:value-type="string">
            <text:p>unslot</text:p>
          </table:table-cell>
          <table:table-cell table:number-columns-repeated="3"/>
          <table:table-cell table:style-name="ce48" office:value-type="string">
            <text:p>actor</text:p>
          </table:table-cell>
          <table:table-cell table:style-name="ce47" office:value-type="string">
            <text:p>You removed the Reslot: {TITLE}</text:p>
          </table:table-cell>
          <table:table-cell table:style-name="ce47" office:value-type="string">
            <text:p>You removed the Reslot: {TITL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style-name="ce59" office:value-type="string">
            <text:p>TODO-Plural-Notify-4</text:p>
          </table:table-cell>
          <table:table-cell table:style-name="ce59" office:value-type="string">
            <text:p>TODO-Plural-Push-4</text:p>
          </table:table-cell>
          <table:table-cell table:number-columns-repeated="2" table:style-name="ce53"/>
          <table:table-cell table:style-name="ce59" office:value-type="string">
            <text:p>TODO-Aggregate-Notify-5</text:p>
          </table:table-cell>
          <table:table-cell table:style-name="ce59" office:value-type="string">
            <text:p>TODO-Aggregate-Push-5</text:p>
          </table:table-cell>
        </table:table-row>
        <table:table-row table:style-name="ro2">
          <table:table-cell table:style-name="ce43" office:value-type="string">
            <text:p>request friendship</text:p>
          </table:table-cell>
          <table:table-cell table:style-name="ce63" office:value-type="float" office:value="0.83">
            <text:p>0.83</text:p>
          </table:table-cell>
          <table:table-cell table:style-name="ce65" office:value-type="string">
            <text:p>user</text:p>
          </table:table-cell>
          <table:table-cell table:style-name="ce64" office:value-type="string">
            <text:p>request</text:p>
          </table:table-cell>
          <table:table-cell table:number-columns-repeated="3"/>
          <table:table-cell table:style-name="ce48" office:value-type="string">
            <text:p>actor</text:p>
          </table:table-cell>
          <table:table-cell table:style-name="ce47" office:value-type="string">
            <text:p>You sent a friend request to {USER}</text:p>
          </table:table-cell>
          <table:table-cell table:style-name="ce47" office:value-type="string">
            <text:p>You sent a friend request to {USER}</text:p>
          </table:table-cell>
          <table:table-cell table:style-name="ce49"/>
          <table:table-cell table:style-name="ce43" office:value-type="string">
            <text:p>user</text:p>
          </table:table-cell>
          <table:table-cell table:style-name="ce47" office:value-type="string">
            <text:p>{ACTOR} sent a friend request to you</text:p>
          </table:table-cell>
          <table:table-cell table:style-name="ce47" office:value-type="string">
            <text:p>{ACTOR} sent a friend request to you</text:p>
          </table:table-cell>
          <table:table-cell table:style-name="ce49"/>
          <table:table-cell table:style-name="ce43" office:value-type="string">
            <text:p>user</text:p>
          </table:table-cell>
          <table:table-cell table:style-name="ce50" office:value-type="string">
            <text:p>{ACTOR} sent a friend request to you</text:p>
          </table:table-cell>
          <table:table-cell table:style-name="ce50" office:value-type="string">
            <text:p>{ACTOR} sent a friend request to you</text:p>
          </table:table-cell>
          <table:table-cell table:style-name="ce49"/>
          <table:table-cell table:style-name="ce52"/>
          <table:table-cell table:number-columns-repeated="4" table:style-name="ce53"/>
          <table:table-cell table:style-name="ce59" office:value-type="string">
            <text:p>TODO-Plural-Notify-5</text:p>
          </table:table-cell>
          <table:table-cell table:style-name="ce59" office:value-type="string">
            <text:p>TODO-Plural-Push-5</text:p>
          </table:table-cell>
          <table:table-cell table:number-columns-repeated="2" table:style-name="ce53"/>
          <table:table-cell table:style-name="ce59" office:value-type="string">
            <text:p>TODO-Aggregate-Notify-6</text:p>
          </table:table-cell>
          <table:table-cell table:style-name="ce59" office:value-type="string">
            <text:p>TODO-Aggregate-Push-6</text:p>
          </table:table-cell>
        </table:table-row>
        <table:table-row table:style-name="ro2">
          <table:table-cell table:style-name="ce43" office:value-type="string">
            <text:p>visibility change of slot to private</text:p>
          </table:table-cell>
          <table:table-cell table:style-name="ce63" office:value-type="float" office:value="0.83">
            <text:p>0.83</text:p>
          </table:table-cell>
          <table:table-cell table:style-name="ce65" office:value-type="string">
            <text:p>slot</text:p>
          </table:table-cell>
          <table:table-cell table:style-name="ce64" office:value-type="string">
            <text:p>private</text:p>
          </table:table-cell>
          <table:table-cell/>
          <table:table-cell table:number-columns-repeated="2" table:style-name="ce47"/>
          <table:table-cell table:style-name="ce48" office:value-type="string">
            <text:p>actor</text:p>
          </table:table-cell>
          <table:table-cell table:style-name="ce47" office:value-type="string">
            <text:p>You unshared the Slot: {TITLE}</text:p>
          </table:table-cell>
          <table:table-cell table:style-name="ce47" office:value-type="string">
            <text:p>You unshared the Slot: {TITLE}</text:p>
          </table:table-cell>
          <table:table-cell table:style-name="ce49"/>
          <table:table-cell table:style-name="ce43" office:value-type="string">
            <text:p>follower</text:p>
          </table:table-cell>
          <table:table-cell table:style-name="ce47" office:value-type="string">
            <text:p>{ACTOR} unshared the Slot: {TITLE}</text:p>
          </table:table-cell>
          <table:table-cell table:style-name="ce52"/>
          <table:table-cell table:style-name="ce49"/>
          <table:table-cell table:style-name="ce43" office:value-type="string">
            <text:p>follower</text:p>
          </table:table-cell>
          <table:table-cell table:style-name="ce50" office:value-type="string">
            <text:p>{ACTOR} unshared the Slot: {TITLE}</text:p>
          </table:table-cell>
          <table:table-cell table:style-name="ce53"/>
          <table:table-cell table:style-name="ce49"/>
          <table:table-cell table:style-name="ce52"/>
          <table:table-cell table:number-columns-repeated="4" table:style-name="ce53"/>
          <table:table-cell table:style-name="ce59" office:value-type="string">
            <text:p>TODO-Plural-Notify-6</text:p>
          </table:table-cell>
          <table:table-cell table:style-name="ce59" office:value-type="string">
            <text:p>TODO-Plural-Push-6</text:p>
          </table:table-cell>
          <table:table-cell table:number-columns-repeated="2" table:style-name="ce53"/>
          <table:table-cell table:number-columns-repeated="2" table:style-name="ce52"/>
        </table:table-row>
        <table:table-row table:style-name="ro2">
          <table:table-cell table:style-name="ce43" office:value-type="string">
            <text:p>update existing metaslot (start time)</text:p>
          </table:table-cell>
          <table:table-cell table:style-name="ce44" office:value-type="string">
            <text:p>0.9.3</text:p>
          </table:table-cell>
          <table:table-cell table:style-name="ce65" office:value-type="string">
            <text:p>slot</text:p>
          </table:table-cell>
          <table:table-cell table:style-name="ce64" office:value-type="string">
            <text:p>start</text:p>
          </table:table-cell>
          <table:table-cell table:number-columns-repeated="3"/>
          <table:table-cell table:style-name="ce48" office:value-type="string">
            <text:p>actor</text:p>
          </table:table-cell>
          <table:table-cell table:style-name="ce47" office:value-type="string">
            <text:p>You changed the start time from the Slot: {TITLE}</text:p>
          </table:table-cell>
          <table:table-cell table:style-name="ce47" office:value-type="string">
            <text:p>You changed the start time from the Slot: {TITLE}</text:p>
          </table:table-cell>
          <table:table-cell table:style-name="ce49"/>
          <table:table-cell table:style-name="ce43" office:value-type="string">
            <text:p>follower</text:p>
          </table:table-cell>
          <table:table-cell table:style-name="ce47" office:value-type="string">
            <text:p>{ACTOR} changed the start time of the Slot: {TITLE}</text:p>
          </table:table-cell>
          <table:table-cell table:style-name="ce52"/>
          <table:table-cell table:style-name="ce49"/>
          <table:table-cell table:style-name="ce43" office:value-type="string">
            <text:p>follower</text:p>
          </table:table-cell>
          <table:table-cell table:style-name="ce50" office:value-type="string">
            <text:p>{ACTOR} changed the start time of the Slot: {TITLE}</text:p>
          </table:table-cell>
          <table:table-cell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update existing metaslot (location)</text:p>
          </table:table-cell>
          <table:table-cell table:style-name="ce44" office:value-type="string">
            <text:p>0.9.3</text:p>
          </table:table-cell>
          <table:table-cell table:style-name="ce65" office:value-type="string">
            <text:p>slot</text:p>
          </table:table-cell>
          <table:table-cell table:style-name="ce64" office:value-type="string">
            <text:p>location</text:p>
          </table:table-cell>
          <table:table-cell table:number-columns-repeated="3"/>
          <table:table-cell table:style-name="ce48" office:value-type="string">
            <text:p>actor</text:p>
          </table:table-cell>
          <table:table-cell table:style-name="ce47" office:value-type="string">
            <text:p>You changed the location from the Slot: {TITLE}</text:p>
          </table:table-cell>
          <table:table-cell table:style-name="ce47" office:value-type="string">
            <text:p>You changed the location from the Slot: {TITLE}</text:p>
          </table:table-cell>
          <table:table-cell table:style-name="ce49"/>
          <table:table-cell table:style-name="ce43" office:value-type="string">
            <text:p>follower</text:p>
          </table:table-cell>
          <table:table-cell table:style-name="ce47" office:value-type="string">
            <text:p>{ACTOR} changed the location of the Slot: {TITLE}</text:p>
          </table:table-cell>
          <table:table-cell table:style-name="ce52"/>
          <table:table-cell table:style-name="ce49"/>
          <table:table-cell table:style-name="ce43" office:value-type="string">
            <text:p>follower</text:p>
          </table:table-cell>
          <table:table-cell table:style-name="ce50" office:value-type="string">
            <text:p>{ACTOR} changed the location of the Slot: {TITLE}</text:p>
          </table:table-cell>
          <table:table-cell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reject an established friendship</text:p>
          </table:table-cell>
          <table:table-cell table:style-name="ce44" office:value-type="string">
            <text:p>0.9.0</text:p>
          </table:table-cell>
          <table:table-cell table:style-name="ce65" office:value-type="string">
            <text:p>user</text:p>
          </table:table-cell>
          <table:table-cell table:style-name="ce64" office:value-type="string">
            <text:p>unfriend</text:p>
          </table:table-cell>
          <table:table-cell table:number-columns-repeated="3"/>
          <table:table-cell table:style-name="ce48" office:value-type="string">
            <text:p>actor</text:p>
          </table:table-cell>
          <table:table-cell table:style-name="ce47" office:value-type="string">
            <text:p>You deleted the friendship with: {USER}</text:p>
          </table:table-cell>
          <table:table-cell table:style-name="ce52"/>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reject an offered friendship</text:p>
          </table:table-cell>
          <table:table-cell table:style-name="ce44" office:value-type="string">
            <text:p>0.9.0</text:p>
          </table:table-cell>
          <table:table-cell table:style-name="ce65" office:value-type="string">
            <text:p>user</text:p>
          </table:table-cell>
          <table:table-cell table:style-name="ce64" office:value-type="string">
            <text:p>reject</text:p>
          </table:table-cell>
          <table:table-cell table:number-columns-repeated="3"/>
          <table:table-cell table:style-name="ce48" office:value-type="string">
            <text:p>actor</text:p>
          </table:table-cell>
          <table:table-cell table:style-name="ce47" office:value-type="string">
            <text:p>You rejected a friend request from: {USER}</text:p>
          </table:table-cell>
          <table:table-cell table:style-name="ce52"/>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user was added to a slot through a tag (indirect)</text:p>
          </table:table-cell>
          <table:table-cell table:style-name="ce44" office:value-type="string">
            <text:p>0.9.0</text:p>
          </table:table-cell>
          <table:table-cell table:style-name="ce65" office:value-type="string">
            <text:p>slot</text:p>
          </table:table-cell>
          <table:table-cell table:style-name="ce64" office:value-type="string">
            <text:p>tagged</text:p>
          </table:table-cell>
          <table:table-cell/>
          <table:table-cell table:style-name="ce47"/>
          <table:table-cell table:style-name="ce47" office:value-type="string">
            <text:p>indirectAction?</text:p>
          </table:table-cell>
          <table:table-cell table:style-name="ce48" office:value-type="string">
            <text:p>actor</text:p>
          </table:table-cell>
          <table:table-cell table:style-name="ce47" office:value-type="string">
            <text:p>You tagged {USER} to the Slot: {TITLE}</text:p>
          </table:table-cell>
          <table:table-cell table:style-name="ce47" office:value-type="string">
            <text:p>You tagged {USER} to your Slot: {TITLE}</text:p>
          </table:table-cell>
          <table:table-cell table:style-name="ce49"/>
          <table:table-cell table:style-name="ce43" office:value-type="string">
            <text:p>foreign</text:p>
          </table:table-cell>
          <table:table-cell table:style-name="ce47" office:value-type="string">
            <text:p>{ACTOR} tagged you to the Slot: {TITLE}</text:p>
          </table:table-cell>
          <table:table-cell table:style-name="ce50" office:value-type="string">
            <text:p>{ACTOR} tagged {USER} to your Slot: {TITLE}</text:p>
          </table:table-cell>
          <table:table-cell table:style-name="ce49"/>
          <table:table-cell table:style-name="ce43" office:value-type="string">
            <text:p>foreign + creator</text:p>
          </table:table-cell>
          <table:table-cell table:style-name="ce50" office:value-type="string">
            <text:p>{ACTOR} tagged you to the Slot: {TITLE}</text:p>
          </table:table-cell>
          <table:table-cell table:style-name="ce50" office:value-type="string">
            <text:p>{ACTOR} tagged {USER} to your Slot: {TITLE}</text:p>
          </table:table-cell>
          <table:table-cell table:style-name="ce49"/>
          <table:table-cell table:style-name="ce43" office:value-type="string">
            <text:p>friends + followers + member + creator</text:p>
          </table:table-cell>
          <table:table-cell table:style-name="ce50" office:value-type="string">
            <text:p>{ACTOR} tagged {USER} to the Slot: {TITLE}.</text:p>
          </table:table-cell>
          <table:table-cell table:style-name="ce50" office:value-type="string">
            <text:p>{ACTOR} tagged {USER} to your Slot: {TITLE}.</text:p>
          </table:table-cell>
          <table:table-cell table:style-name="ce50" office:value-type="string">
            <text:p>{ACTOR} tagged {USER} and 1 other to the Slot: {TITLE}.</text:p>
          </table:table-cell>
          <table:table-cell table:style-name="ce50" office:value-type="string">
            <text:p>{ACTOR} tagged {USER} and 1 other to your Slot: {TITLE}.</text:p>
          </table:table-cell>
          <table:table-cell table:number-columns-repeated="2" table:style-name="ce52"/>
          <table:table-cell table:style-name="ce50" office:value-type="string">
            <text:p>{ACTOR} tagged {USER} and {COUNT} others to the Slot: {TITLE}.</text:p>
          </table:table-cell>
          <table:table-cell table:style-name="ce50" office:value-type="string">
            <text:p>{ACTOR} tagged {USER} and {COUNT} others to your Slot: {TITLE}.</text:p>
          </table:table-cell>
          <table:table-cell table:number-columns-repeated="2" table:style-name="ce52"/>
        </table:table-row>
        <table:table-row table:style-name="ro2">
          <table:table-cell table:style-name="ce56" office:value-type="string">
            <text:p>request group membership</text:p>
          </table:table-cell>
          <table:table-cell table:style-name="ce44" office:value-type="string">
            <text:p>-</text:p>
          </table:table-cell>
          <table:table-cell table:style-name="ce45" office:value-type="string">
            <text:p>group</text:p>
          </table:table-cell>
          <table:table-cell table:style-name="ce64" office:value-type="string">
            <text:p>request</text:p>
          </table:table-cell>
          <table:table-cell table:number-columns-repeated="3"/>
          <table:table-cell table:style-name="ce48" office:value-type="string">
            <text:p>actor</text:p>
          </table:table-cell>
          <table:table-cell table:style-name="ce59" office:value-type="string">
            <text:p>TODO-Singular-Me-1</text:p>
          </table:table-cell>
          <table:table-cell table:style-name="ce59" office:value-type="string">
            <text:p>TODO-Singular-Me-1</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56" office:value-type="string">
            <text:p>reject an offered group membership</text:p>
          </table:table-cell>
          <table:table-cell table:style-name="ce44" office:value-type="string">
            <text:p>-</text:p>
          </table:table-cell>
          <table:table-cell table:style-name="ce45" office:value-type="string">
            <text:p>group</text:p>
          </table:table-cell>
          <table:table-cell table:style-name="ce64" office:value-type="string">
            <text:p>reject</text:p>
          </table:table-cell>
          <table:table-cell table:number-columns-repeated="3"/>
          <table:table-cell table:style-name="ce48" office:value-type="string">
            <text:p>actor</text:p>
          </table:table-cell>
          <table:table-cell table:style-name="ce59" office:value-type="string">
            <text:p>TODO-Singular-Me-2</text:p>
          </table:table-cell>
          <table:table-cell table:style-name="ce59" office:value-type="string">
            <text:p>TODO-Singular-Me-2</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56" office:value-type="string">
            <text:p>reject an established group membership</text:p>
          </table:table-cell>
          <table:table-cell table:style-name="ce44" office:value-type="string">
            <text:p>-</text:p>
          </table:table-cell>
          <table:table-cell table:style-name="ce45" office:value-type="string">
            <text:p>group</text:p>
          </table:table-cell>
          <table:table-cell table:style-name="ce64" office:value-type="string">
            <text:p>kick</text:p>
          </table:table-cell>
          <table:table-cell/>
          <table:table-cell table:style-name="ce47"/>
          <table:table-cell table:style-name="ce47" office:value-type="string">
            <text:p>indirectAction?</text:p>
          </table:table-cell>
          <table:table-cell table:style-name="ce48" office:value-type="string">
            <text:p>actor</text:p>
          </table:table-cell>
          <table:table-cell table:style-name="ce59" office:value-type="string">
            <text:p>TODO-Singular-Me-3</text:p>
          </table:table-cell>
          <table:table-cell table:style-name="ce59" office:value-type="string">
            <text:p>TODO-Singular-Me-3</text:p>
          </table:table-cell>
          <table:table-cell table:style-name="ce49"/>
          <table:table-cell table:number-columns-repeated="3" table:style-name="ce52"/>
          <table:table-cell table:style-name="ce49"/>
          <table:table-cell table:style-name="ce52"/>
          <table:table-cell table:style-name="ce53"/>
          <table:table-cell table:style-name="ce62"/>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43" office:value-type="string">
            <text:p>leaving group</text:p>
          </table:table-cell>
          <table:table-cell table:style-name="ce44" office:value-type="string">
            <text:p>0.9.1</text:p>
          </table:table-cell>
          <table:table-cell table:style-name="ce65" office:value-type="string">
            <text:p>group</text:p>
          </table:table-cell>
          <table:table-cell table:style-name="ce64" office:value-type="string">
            <text:p>leave</text:p>
          </table:table-cell>
          <table:table-cell/>
          <table:table-cell table:style-name="ce47"/>
          <table:table-cell table:style-name="ce47" office:value-type="string">
            <text:p>directAction?</text:p>
          </table:table-cell>
          <table:table-cell table:style-name="ce48" office:value-type="string">
            <text:p>actor</text:p>
          </table:table-cell>
          <table:table-cell table:style-name="ce47" office:value-type="string">
            <text:p>You left the slot group: {NAME}</text:p>
          </table:table-cell>
          <table:table-cell table:style-name="ce52"/>
          <table:table-cell table:style-name="ce49"/>
          <table:table-cell table:number-columns-repeated="3" table:style-name="ce52"/>
          <table:table-cell table:style-name="ce49"/>
          <table:table-cell table:style-name="ce43" office:value-type="string">
            <text:p>owner</text:p>
          </table:table-cell>
          <table:table-cell table:style-name="ce50" office:value-type="string">
            <text:p>{ACTOR} left the slot group: {NAME}</text:p>
          </table:table-cell>
          <table:table-cell table:style-name="ce51" office:value-type="string">
            <text:p>{ACTOR} left your slot group: {NAME}</text:p>
          </table:table-cell>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2"/>
        </table:table-row>
        <table:table-row table:style-name="ro2">
          <table:table-cell table:style-name="ce66" office:value-type="string">
            <text:p>slot was added to a group (by creator)</text:p>
          </table:table-cell>
          <table:table-cell table:style-name="ce44" office:value-type="string">
            <text:p>0.9.1</text:p>
          </table:table-cell>
          <table:table-cell table:style-name="ce65" office:value-type="string">
            <text:p>group</text:p>
          </table:table-cell>
          <table:table-cell table:style-name="ce64" office:value-type="string">
            <text:p>containership</text:p>
          </table:table-cell>
          <table:table-cell/>
          <table:table-cell table:style-name="ce47"/>
          <table:table-cell table:style-name="ce47" office:value-type="string">
            <text:p>ownSlot?</text:p>
          </table:table-cell>
          <table:table-cell table:style-name="ce48" office:value-type="string">
            <text:p>actor</text:p>
          </table:table-cell>
          <table:table-cell table:style-name="ce47" office:value-type="string">
            <text:p>You added your Slot to the slot group: {NAME}</text:p>
          </table:table-cell>
          <table:table-cell table:style-name="ce47" office:value-type="string">
            <text:p>You added your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47" office:value-type="string">
            <text:p>{ACTOR} added a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61" office:value-type="string">
            <text:p>{ACTOR} added a Slot to your slot group: {NAME}</text:p>
          </table:table-cell>
          <table:table-cell table:style-name="ce49"/>
          <table:table-cell table:style-name="ce43" office:value-type="string">
            <text:p>joiners + member</text:p>
          </table:table-cell>
          <table:table-cell table:style-name="ce50" office:value-type="string">
            <text:p>{ACTOR} added a Slot to the slot group: {NAME}.</text:p>
          </table:table-cell>
          <table:table-cell table:style-name="ce50" office:value-type="string">
            <text:p>{ACTOR} added a Slot to your slot group: {NAME}.</text:p>
          </table:table-cell>
          <table:table-cell table:style-name="ce50" office:value-type="string">
            <text:p>{ACTOR} and {USER} added a Slot to the slot group: {NAME}.</text:p>
          </table:table-cell>
          <table:table-cell table:style-name="ce50" office:value-type="string">
            <text:p>{ACTOR} and {USER} added a Slot to your slot group: {NAME}.</text:p>
          </table:table-cell>
          <table:table-cell table:number-columns-repeated="2" table:style-name="ce52"/>
          <table:table-cell table:style-name="ce50" office:value-type="string">
            <text:p>{ACTOR} and {COUNT} others added a Slot to the slot group: {NAME}.</text:p>
          </table:table-cell>
          <table:table-cell table:style-name="ce50" office:value-type="string">
            <text:p>{ACTOR} and {COUNT} others added a Slot to your slot group: {NAME}.</text:p>
          </table:table-cell>
          <table:table-cell table:number-columns-repeated="2" table:style-name="ce52"/>
        </table:table-row>
        <table:table-row table:style-name="ro2">
          <table:table-cell table:style-name="ce66" office:value-type="string">
            <text:p>slot was added to a group through a tag (indirect)</text:p>
          </table:table-cell>
          <table:table-cell table:style-name="ce44" office:value-type="string">
            <text:p>0.9.2</text:p>
          </table:table-cell>
          <table:table-cell table:style-name="ce65" office:value-type="string">
            <text:p>group</text:p>
          </table:table-cell>
          <table:table-cell table:style-name="ce64" office:value-type="string">
            <text:p>containertag</text:p>
          </table:table-cell>
          <table:table-cell/>
          <table:table-cell table:style-name="ce47"/>
          <table:table-cell table:style-name="ce47" office:value-type="string">
            <text:p>foreignSlot?</text:p>
          </table:table-cell>
          <table:table-cell table:style-name="ce48" office:value-type="string">
            <text:p>actor</text:p>
          </table:table-cell>
          <table:table-cell table:style-name="ce47" office:value-type="string">
            <text:p>You added a Slot to the slot group: {NAME}</text:p>
          </table:table-cell>
          <table:table-cell table:style-name="ce47" office:value-type="string">
            <text:p>You added a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47" office:value-type="string">
            <text:p>{ACTOR} added a Slot to your slot group: {NAME}</text:p>
          </table:table-cell>
          <table:table-cell table:style-name="ce49"/>
          <table:table-cell table:style-name="ce43" office:value-type="string">
            <text:p>member</text:p>
          </table:table-cell>
          <table:table-cell table:style-name="ce47" office:value-type="string">
            <text:p>{ACTOR} added a Slot to the slot group: {NAME}</text:p>
          </table:table-cell>
          <table:table-cell table:style-name="ce61" office:value-type="string">
            <text:p>{ACTOR} added a Slot to your slot group: {NAME}</text:p>
          </table:table-cell>
          <table:table-cell table:style-name="ce49"/>
          <table:table-cell table:style-name="ce43" office:value-type="string">
            <text:p>joiners + member</text:p>
          </table:table-cell>
          <table:table-cell table:style-name="ce50" office:value-type="string">
            <text:p>{ACTOR} added a Slot to the slot group: {NAME}.</text:p>
          </table:table-cell>
          <table:table-cell table:style-name="ce50" office:value-type="string">
            <text:p>{ACTOR} added a Slot to your slot group: {NAME}.</text:p>
          </table:table-cell>
          <table:table-cell table:style-name="ce50" office:value-type="string">
            <text:p>{ACTOR} and {USER} added a Slot to the slot group: {NAME}.</text:p>
          </table:table-cell>
          <table:table-cell table:style-name="ce50" office:value-type="string">
            <text:p>{ACTOR} and {USER} added a Slot to your slot group: {NAME}.</text:p>
          </table:table-cell>
          <table:table-cell table:number-columns-repeated="2" table:style-name="ce52"/>
          <table:table-cell table:style-name="ce50" office:value-type="string">
            <text:p>{ACTOR} and {COUNT} others added a Slot to the slot group: {NAME}.</text:p>
          </table:table-cell>
          <table:table-cell table:style-name="ce50" office:value-type="string">
            <text:p>{ACTOR} and {COUNT} others added a Slot to your slot group: {NAME}.</text:p>
          </table:table-cell>
          <table:table-cell table:number-columns-repeated="2" table:style-name="ce52"/>
        </table:table-row>
        <table:table-row table:style-name="ro2">
          <table:table-cell table:style-name="ce66" office:value-type="string">
            <text:p>slot was removed from group</text:p>
          </table:table-cell>
          <table:table-cell table:style-name="ce44" office:value-type="string">
            <text:p>0.9.1</text:p>
          </table:table-cell>
          <table:table-cell table:style-name="ce65" office:value-type="string">
            <text:p>group</text:p>
          </table:table-cell>
          <table:table-cell table:style-name="ce64" office:value-type="string">
            <text:p>ungroup</text:p>
          </table:table-cell>
          <table:table-cell/>
          <table:table-cell table:number-columns-repeated="2" table:style-name="ce47"/>
          <table:table-cell table:style-name="ce48" office:value-type="string">
            <text:p>actor</text:p>
          </table:table-cell>
          <table:table-cell table:style-name="ce47" office:value-type="string">
            <text:p>You removed a Slot from the slot group: {NAME}</text:p>
          </table:table-cell>
          <table:table-cell table:style-name="ce47" office:value-type="string">
            <text:p>You removed a Slot from your slot group: {NAM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52"/>
          <table:table-cell table:number-columns-repeated="4" table:style-name="ce53"/>
          <table:table-cell table:number-columns-repeated="2" table:style-name="ce52"/>
          <table:table-cell table:number-columns-repeated="2" table:style-name="ce53"/>
          <table:table-cell table:number-columns-repeated="2" table:style-name="ce59"/>
        </table:table-row>
        <table:table-row table:style-name="ro2">
          <table:table-cell table:style-name="ce66" office:value-type="string">
            <text:p>user creates group</text:p>
          </table:table-cell>
          <table:table-cell table:style-name="ce44" office:value-type="string">
            <text:p>-</text:p>
          </table:table-cell>
          <table:table-cell table:style-name="ce65" office:value-type="string">
            <text:p>group</text:p>
          </table:table-cell>
          <table:table-cell table:style-name="ce64" office:value-type="string">
            <text:p>create</text:p>
          </table:table-cell>
          <table:table-cell table:number-columns-repeated="3"/>
          <table:table-cell table:style-name="ce48" office:value-type="string">
            <text:p>actor</text:p>
          </table:table-cell>
          <table:table-cell table:style-name="ce47" office:value-type="string">
            <text:p>You created the slot group: {NAME}</text:p>
          </table:table-cell>
          <table:table-cell table:style-name="ce47" office:value-type="string">
            <text:p>You created the slot group: {NAME}</text:p>
          </table:table-cell>
          <table:table-cell table:style-name="ce49"/>
          <table:table-cell table:number-columns-repeated="3" table:style-name="ce52"/>
          <table:table-cell table:style-name="ce49"/>
          <table:table-cell table:style-name="ce52"/>
          <table:table-cell table:number-columns-repeated="2" table:style-name="ce53"/>
          <table:table-cell table:style-name="ce49"/>
          <table:table-cell table:style-name="ce43" office:value-type="string">
            <text:p>joiners</text:p>
          </table:table-cell>
          <table:table-cell table:style-name="ce50" office:value-type="string">
            <text:p>{ACTOR} created the slot group: {NAME}.</text:p>
          </table:table-cell>
          <table:table-cell table:style-name="ce50" office:value-type="string">
            <text:p>You created the slot group: {NAME}.</text:p>
          </table:table-cell>
          <table:table-cell table:number-columns-repeated="2" table:style-name="ce53"/>
          <table:table-cell table:number-columns-repeated="2" table:style-name="ce52"/>
          <table:table-cell table:number-columns-repeated="2" table:style-name="ce53"/>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42"/>
          <table:table-cell/>
          <table:table-cell table:style-name="ce65"/>
          <table:table-cell table:style-name="ce64"/>
          <table:table-cell table:number-columns-repeated="24"/>
          <table:table-cell table:number-columns-repeated="2" table:style-name="ce59"/>
        </table:table-row>
        <table:table-row table:style-name="ro2">
          <table:table-cell table:style-name="ce42"/>
          <table:table-cell/>
          <table:table-cell table:style-name="ce65"/>
          <table:table-cell table:style-name="ce64"/>
          <table:table-cell table:number-columns-repeated="3"/>
          <table:table-cell table:number-columns-repeated="3" table:style-name="ce67"/>
          <table:table-cell table:number-columns-repeated="18"/>
          <table:table-cell table:number-columns-repeated="2" table:style-name="ce59"/>
        </table:table-row>
        <table:table-row table:style-name="ro2">
          <table:table-cell table:style-name="ce42"/>
          <table:table-cell table:style-name="ce47"/>
          <table:table-cell table:style-name="ce65"/>
          <table:table-cell table:style-name="ce64"/>
          <table:table-cell table:number-columns-repeated="4"/>
          <table:table-cell table:number-columns-repeated="2" table:style-name="ce55"/>
          <table:table-cell table:style-name="ce47"/>
          <table:table-cell/>
          <table:table-cell table:number-columns-repeated="2" table:style-name="ce55"/>
          <table:table-cell table:number-columns-repeated="2"/>
          <table:table-cell table:number-columns-repeated="2" table:style-name="ce55"/>
          <table:table-cell table:number-columns-repeated="2" table:style-name="ce47"/>
          <table:table-cell table:number-columns-repeated="2" table:style-name="ce55"/>
          <table:table-cell table:number-columns-repeated="8" table:style-name="ce59"/>
        </table:table-row>
        <table:table-row table:style-name="ro2">
          <table:table-cell table:style-name="ce42"/>
          <table:table-cell table:style-name="ce47"/>
          <table:table-cell table:style-name="ce65"/>
          <table:table-cell table:style-name="ce64"/>
          <table:table-cell table:number-columns-repeated="4"/>
          <table:table-cell table:number-columns-repeated="2" table:style-name="ce55"/>
          <table:table-cell table:style-name="ce47"/>
          <table:table-cell/>
          <table:table-cell table:number-columns-repeated="2" table:style-name="ce55"/>
          <table:table-cell table:number-columns-repeated="2"/>
          <table:table-cell table:number-columns-repeated="2" table:style-name="ce55"/>
          <table:table-cell table:number-columns-repeated="2" table:style-name="ce47"/>
          <table:table-cell table:number-columns-repeated="2"/>
          <table:table-cell table:number-columns-repeated="8" table:style-name="ce59"/>
        </table:table-row>
        <table:table-row table:style-name="ro2">
          <table:table-cell table:style-name="ce68" table:number-columns-spanned="1" table:number-rows-spanned="2" office:value-type="string">
            <text:p>Light-Gray: Activity is currently not distributed
Dark-Gray-Empty: Block/Skip this activity</text:p>
          </table:table-cell>
          <table:table-cell/>
          <table:table-cell table:style-name="ce65"/>
          <table:table-cell table:style-name="ce64"/>
          <table:table-cell table:number-columns-repeated="4"/>
          <table:table-cell table:number-columns-repeated="2" table:style-name="ce55"/>
          <table:table-cell table:number-columns-repeated="10"/>
          <table:table-cell table:number-columns-repeated="2" table:style-name="ce55"/>
        </table:table-row>
        <table:table-row table:style-name="ro2">
          <table:covered-table-cell/>
          <table:table-cell/>
          <table:table-cell table:style-name="ce65"/>
          <table:table-cell table:style-name="ce64"/>
        </table:table-row>
        <table:table-row table:style-name="ro2">
          <table:table-cell table:style-name="ce69"/>
        </table:table-row>
        <table:table-row table:style-name="ro2">
          <table:table-cell table:style-name="ce69" office:value-type="string">
            <text:p>jetzt kommt einfach mal so brainstorm maessig was sonst noch so denkbar waere. manche davon werden wir bewusst nicht machen wollen, aber sicher trotzdem gut, sie explizit auszuschliessen.</text:p>
          </table:table-cell>
        </table:table-row>
        <table:table-row table:style-name="ro2">
          <table:table-cell table:style-name="ce43" office:value-type="string">
            <text:p>unliked slot</text:p>
          </table:table-cell>
          <table:table-cell table:style-name="ce44" office:value-type="string">
            <text:p>-</text:p>
          </table:table-cell>
          <table:table-cell table:style-name="ce65" office:value-type="string">
            <text:p>slot</text:p>
          </table:table-cell>
          <table:table-cell table:style-name="ce64" office:value-type="string">
            <text:p>unlike</text:p>
          </table:table-cell>
          <table:table-cell table:number-columns-repeated="3" table:style-name="ce44"/>
        </table:table-row>
        <table:table-row table:style-name="ro2">
          <table:table-cell table:style-name="ce43" office:value-type="string">
            <text:p>removed media</text:p>
          </table:table-cell>
          <table:table-cell table:style-name="ce44" office:value-type="string">
            <text:p>-</text:p>
          </table:table-cell>
          <table:table-cell table:style-name="ce65" office:value-type="string">
            <text:p>media</text:p>
          </table:table-cell>
          <table:table-cell table:style-name="ce64" office:value-type="string">
            <text:p>remove</text:p>
          </table:table-cell>
          <table:table-cell table:number-columns-repeated="3" table:style-name="ce44"/>
        </table:table-row>
        <table:table-row table:style-name="ro2">
          <table:table-cell table:style-name="ce43" office:value-type="string">
            <text:p>removed note</text:p>
          </table:table-cell>
          <table:table-cell table:style-name="ce44" office:value-type="string">
            <text:p>-</text:p>
          </table:table-cell>
          <table:table-cell table:style-name="ce65" office:value-type="string">
            <text:p>note</text:p>
          </table:table-cell>
          <table:table-cell table:style-name="ce64" office:value-type="string">
            <text:p>remove</text:p>
          </table:table-cell>
          <table:table-cell table:number-columns-repeated="3" table:style-name="ce44"/>
        </table:table-row>
        <table:table-row table:style-name="ro2">
          <table:table-cell table:style-name="ce43" office:value-type="string">
            <text:p>like a activity</text:p>
          </table:table-cell>
          <table:table-cell table:style-name="ce44" office:value-type="string">
            <text:p>-</text:p>
          </table:table-cell>
          <table:table-cell table:style-name="ce65" office:value-type="string">
            <text:p>activity</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comment</text:p>
          </table:table-cell>
          <table:table-cell table:style-name="ce44" office:value-type="string">
            <text:p>-</text:p>
          </table:table-cell>
          <table:table-cell table:style-name="ce65" office:value-type="string">
            <text:p>comment</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media file</text:p>
          </table:table-cell>
          <table:table-cell table:style-name="ce44" office:value-type="string">
            <text:p>-</text:p>
          </table:table-cell>
          <table:table-cell table:style-name="ce65" office:value-type="string">
            <text:p>media</text:p>
          </table:table-cell>
          <table:table-cell table:style-name="ce64" office:value-type="string">
            <text:p>like</text:p>
          </table:table-cell>
          <table:table-cell table:number-columns-repeated="3" table:style-name="ce44"/>
        </table:table-row>
        <table:table-row table:style-name="ro2">
          <table:table-cell table:style-name="ce43" office:value-type="string">
            <text:p>like a note</text:p>
          </table:table-cell>
          <table:table-cell table:style-name="ce44" office:value-type="string">
            <text:p>-</text:p>
          </table:table-cell>
          <table:table-cell table:style-name="ce65" office:value-type="string">
            <text:p>note</text:p>
          </table:table-cell>
          <table:table-cell table:style-name="ce64" office:value-type="string">
            <text:p>like</text:p>
          </table:table-cell>
          <table:table-cell table:number-columns-repeated="3" table:style-name="ce44"/>
        </table:table-row>
        <table:table-row table:style-name="ro2">
          <table:table-cell table:style-name="ce43" office:value-type="string">
            <text:p>edit existing note</text:p>
          </table:table-cell>
          <table:table-cell table:style-name="ce44" office:value-type="string">
            <text:p>-</text:p>
          </table:table-cell>
          <table:table-cell table:style-name="ce65" office:value-type="string">
            <text:p>note</text:p>
          </table:table-cell>
          <table:table-cell table:style-name="ce64" office:value-type="string">
            <text:p>update</text:p>
          </table:table-cell>
          <table:table-cell table:number-columns-repeated="3" table:style-name="ce44"/>
        </table:table-row>
        <table:table-row table:style-name="ro2">
          <table:table-cell table:style-name="ce43" office:value-type="string">
            <text:p>add/change profile picture (user)</text:p>
          </table:table-cell>
          <table:table-cell table:style-name="ce44" office:value-type="string">
            <text:p>-</text:p>
          </table:table-cell>
          <table:table-cell table:style-name="ce65" office:value-type="string">
            <text:p>user</text:p>
          </table:table-cell>
          <table:table-cell table:style-name="ce64" office:value-type="string">
            <text:p>profile</text:p>
          </table:table-cell>
          <table:table-cell table:number-columns-repeated="3" table:style-name="ce44"/>
        </table:table-row>
        <table:table-row table:style-name="ro2">
          <table:table-cell table:style-name="ce43" office:value-type="string">
            <text:p>add/change profile picture (group)</text:p>
          </table:table-cell>
          <table:table-cell table:style-name="ce44" office:value-type="string">
            <text:p>-</text:p>
          </table:table-cell>
          <table:table-cell table:style-name="ce65" office:value-type="string">
            <text:p>group</text:p>
          </table:table-cell>
          <table:table-cell table:style-name="ce64" office:value-type="string">
            <text:p>profile</text:p>
          </table:table-cell>
          <table:table-cell table:number-columns-repeated="3" table:style-name="ce44"/>
        </table:table-row>
        <table:table-row table:style-name="ro2">
          <table:table-cell table:style-name="ce43" office:value-type="string">
            <text:p>friend updates personal info (hometown?)</text:p>
          </table:table-cell>
          <table:table-cell table:style-name="ce44" office:value-type="string">
            <text:p>-</text:p>
          </table:table-cell>
          <table:table-cell table:style-name="ce65" office:value-type="string">
            <text:p>user</text:p>
          </table:table-cell>
          <table:table-cell table:style-name="ce64" office:value-type="string">
            <text:p>info</text:p>
          </table:table-cell>
          <table:table-cell table:number-columns-repeated="3" table:style-name="ce44"/>
        </table:table-row>
        <table:table-row table:style-name="ro2">
          <table:table-cell table:style-name="ce43" office:value-type="string">
            <text:p>visibility change of slot to non-private</text:p>
          </table:table-cell>
          <table:table-cell table:style-name="ce44" office:value-type="string">
            <text:p>-</text:p>
          </table:table-cell>
          <table:table-cell table:style-name="ce65" office:value-type="string">
            <text:p>slot</text:p>
          </table:table-cell>
          <table:table-cell table:style-name="ce64" office:value-type="string">
            <text:p>public</text:p>
          </table:table-cell>
          <table:table-cell table:number-columns-repeated="3" table:style-name="ce44"/>
        </table:table-row>
        <table:table-row table:style-name="ro2">
          <table:table-cell table:style-name="ce43" office:value-type="string">
            <text:p>friend deactivates his account/ profile</text:p>
          </table:table-cell>
          <table:table-cell table:style-name="ce44" office:value-type="string">
            <text:p>-</text:p>
          </table:table-cell>
          <table:table-cell table:style-name="ce65" office:value-type="string">
            <text:p>user</text:p>
          </table:table-cell>
          <table:table-cell table:style-name="ce64" office:value-type="string">
            <text:p>disable</text:p>
          </table:table-cell>
          <table:table-cell table:number-columns-repeated="3" table:style-name="ce44"/>
        </table:table-row>
        <table:table-row table:style-name="ro2">
          <table:table-cell table:style-name="ce43" office:value-type="string">
            <text:p>friend re-activates his account/ profile</text:p>
          </table:table-cell>
          <table:table-cell table:style-name="ce44" office:value-type="string">
            <text:p>-</text:p>
          </table:table-cell>
          <table:table-cell table:style-name="ce65" office:value-type="string">
            <text:p>user</text:p>
          </table:table-cell>
          <table:table-cell table:style-name="ce64" office:value-type="string">
            <text:p>activate</text:p>
          </table:table-cell>
          <table:table-cell table:number-columns-repeated="3" table:style-name="ce44"/>
        </table:table-row>
        <table:table-row table:style-name="ro2">
          <table:table-cell table:style-name="ce42"/>
          <table:table-cell table:style-name="ce44"/>
          <table:table-cell table:style-name="ce65"/>
          <table:table-cell table:style-name="ce64"/>
          <table:table-cell table:number-columns-repeated="3" table:style-name="ce44"/>
        </table:table-row>
        <table:table-row table:style-name="ro2">
          <table:table-cell table:number-columns-repeated="2"/>
          <table:table-cell table:style-name="ce70"/>
          <table:table-cell table:style-name="ce71"/>
        </table:table-row>
        <table:table-row table:style-name="ro2">
          <table:table-cell table:style-name="ce69" table:number-columns-spanned="1" table:number-rows-spanned="2" office:value-type="string">
            <text:p>the final message index in the document "Export" 
should be created as:</text:p>
          </table:table-cell>
          <table:table-cell/>
          <table:table-cell table:style-name="ce72" table:number-columns-spanned="2" table:number-rows-spanned="1" office:value-type="string">
            <text:p>combo has to be unique!</text:p>
          </table:table-cell>
          <table:covered-table-cell/>
        </table:table-row>
        <table:table-row table:style-name="ro1">
          <table:covered-table-cell/>
        </table:table-row>
        <table:table-row table:style-name="ro2">
          <table:table-cell table:style-name="ce73" office:value-type="string">
            <text:p>{Target}_{Activity}_{MessageType}_{FeedType}_{Pluralization}</text:p>
          </table:table-cell>
        </table:table-row>
        <table:table-row table:style-name="ro2">
          <table:table-cell table:style-name="ce73" office:value-type="string">
            <text:p>e.g.: "slot_comment_me_push_singular"</text:p>
          </table:table-cell>
        </table:table-row>
        <table:table-row table:number-rows-repeated="1" table:style-name="ro1"/>
        <table:table-row table:style-name="ro2">
          <table:table-cell table:style-name="ce69" office:value-type="string">
            <text:p>Note to multi-language-compatibility (Read me)</text:p>
            <office:annotation office:display="false" draw:text-style-name="" svg:width="0in" svg:height="0in" svg:x="0in" svg:y="0in">
              <text:p><text:span text:style-name="T0">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span></text:p>
              <text:p text:style-name=""><text:span text:style-name="T0">	-Thomas Wilkerling</text:span></text:p>
            </office:annotation>
          </table:table-cell>
        </table:table-row>
        <table:table-row table:style-name="ro2">
          <table:table-cell table:style-name="ce69" office:value-type="string">
            <text:p>Note to TODO and empty translations (Read me)</text:p>
            <office:annotation office:display="false" draw:text-style-name="" svg:width="0in" svg:height="0in" svg:x="0in" svg:y="0in">
              <text:p><text:span text:style-name="T0">TODO sollte dann dort stehen wenn die Aktivität geplant ist aber die Übersetzung noch fehlt. Ein leeres Feld in der Übersetzung überspringt die Aktivität auch wenn diese ausgelöst wird! Damit wir also sehen ob es sich um eine gewollte Aktivität handelt wo nur die Übersetzung fehlt, macht es mehr Sinn wenn wir durchnummerierte TODOS haben um die zugehörige Translation gleich zu finden.</text:span></text:p>
              <text:p text:style-name=""/>
              <text:p text:style-name=""><text:span text:style-name="T0">Durchstreichen geht leider auch nicht, weil das Textfeld trotzdem den Inhalt hat und die Formatierung keine Rolle spielt beim Datenexport.</text:span></text:p>
              <text:p text:style-name=""><text:span text:style-name="T0">	-Thomas Wilkerling</text:span></text:p>
            </office:annotation>
          </table:table-cell>
        </table:table-row>
        <table:table-row table:number-rows-repeated="1" table:style-name="ro1"/>
        <table:table-row table:style-name="ro2">
          <table:table-cell table:style-name="ce74" office:value-type="string">
            <text:p>Message Keys</text:p>
          </table:table-cell>
        </table:table-row>
        <table:table-row table:style-name="ro2">
          <table:table-cell table:style-name="ce43" office:value-type="string">
            <text:p>{ACTOR} = the user who makes the action (actor)</text:p>
          </table:table-cell>
          <table:table-cell/>
          <table:table-cell table:number-columns-repeated="8" table:style-name="ce47"/>
        </table:table-row>
        <table:table-row table:style-name="ro2">
          <table:table-cell table:style-name="ce43" office:value-type="string">
            <text:p>{USER} = the user who is the target or is foreign user</text:p>
          </table:table-cell>
          <table:table-cell/>
          <table:table-cell table:number-columns-repeated="8" table:style-name="ce47"/>
        </table:table-row>
        <table:table-row table:style-name="ro2">
          <table:table-cell table:style-name="ce43" office:value-type="string">
            <text:p>{TITLE} = the title of the slot (target)</text:p>
          </table:table-cell>
          <table:table-cell/>
          <table:table-cell table:number-columns-repeated="8" table:style-name="ce47"/>
        </table:table-row>
        <table:table-row table:style-name="ro2">
          <table:table-cell table:style-name="ce43" office:value-type="string">
            <text:p>{NAME} = the name of the group (target)</text:p>
          </table:table-cell>
          <table:table-cell/>
          <table:table-cell table:number-columns-repeated="8" table:style-name="ce47"/>
        </table:table-row>
        <table:table-row table:style-name="ro2">
          <table:table-cell table:style-name="ce43" office:value-type="string">
            <text:p>{FIELD} = a custom field name</text:p>
          </table:table-cell>
          <table:table-cell table:number-columns-repeated="2"/>
          <table:table-cell table:number-columns-repeated="5" table:style-name="ce47"/>
        </table:table-row>
        <table:table-row table:style-name="ro2">
          <table:table-cell table:number-columns-repeated="3"/>
          <table:table-cell table:number-columns-repeated="5" table:style-name="ce47"/>
        </table:table-row>
        <table:table-row table:style-name="ro2">
          <table:table-cell table:style-name="ce74" office:value-type="string">
            <text:p>Distribution Keys: Related to Actor</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actor = the user who makes the action (initiator)</text:p>
          </table:table-cell>
          <table:table-cell table:style-name="ce43"/>
          <table:table-cell/>
          <table:table-cell table:number-columns-repeated="5" table:style-name="ce47"/>
        </table:table-row>
        <table:table-row table:style-name="ro2">
          <table:table-cell table:style-name="ce43" office:value-type="string">
            <text:p>friends = all friends of the actor (users follower)</text:p>
          </table:table-cell>
          <table:table-cell table:style-name="ce66" office:value-type="string">
            <text:p>public_target?</text:p>
          </table:table-cell>
          <table:table-cell table:number-columns-repeated="6" table:style-name="ce47"/>
        </table:table-row>
        <table:table-row table:style-name="ro2">
          <table:table-cell table:style-name="ce75" office:value-type="string">
            <text:p>myfoaf = all friends of actors friend (actually unused)</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style-name="ce74" office:value-type="string">
            <text:p>Distribution Keys: Related to Slot-Target</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follower = slot followers (excl. group members)</text:p>
          </table:table-cell>
          <table:table-cell table:style-name="ce43"/>
          <table:table-cell/>
          <table:table-cell table:number-columns-repeated="5" table:style-name="ce47"/>
        </table:table-row>
        <table:table-row table:style-name="ro2">
          <table:table-cell table:style-name="ce43" office:value-type="string">
            <text:p>creator = the creator of the slot</text:p>
          </table:table-cell>
          <table:table-cell table:style-name="ce43"/>
          <table:table-cell/>
          <table:table-cell table:number-columns-repeated="5" table:style-name="ce47"/>
        </table:table-row>
        <table:table-row table:style-name="ro2">
          <table:table-cell table:style-name="ce43" office:value-type="string">
            <text:p>member = members of the slotgroup </text:p>
          </table:table-cell>
          <table:table-cell table:style-name="ce43"/>
          <table:table-cell/>
          <table:table-cell table:number-columns-repeated="5" table:style-name="ce47"/>
        </table:table-row>
        <table:table-row table:style-name="ro2">
          <table:table-cell table:style-name="ce43" office:value-type="string">
            <text:p>commenter = the users who commented on the slot</text:p>
          </table:table-cell>
          <table:table-cell table:style-name="ce43"/>
          <table:table-cell/>
          <table:table-cell table:number-columns-repeated="5" table:style-name="ce47"/>
        </table:table-row>
        <table:table-row table:style-name="ro2">
          <table:table-cell table:style-name="ce43" office:value-type="string">
            <text:p>liker = the users who likes the slot</text:p>
          </table:table-cell>
          <table:table-cell table:style-name="ce43"/>
          <table:table-cell/>
          <table:table-cell table:number-columns-repeated="5" table:style-name="ce47"/>
        </table:table-row>
        <table:table-row table:style-name="ro2">
          <table:table-cell table:style-name="ce75" office:value-type="string">
            <text:p>poster = the users who adds content to the slot</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style-name="ce74" office:value-type="string">
            <text:p>Distribution Keys: Related to Group-Target</text:p>
          </table:table-cell>
          <table:table-cell table:style-name="ce74" office:value-type="string">
            <text:p>Condition</text:p>
          </table:table-cell>
          <table:table-cell/>
          <table:table-cell table:number-columns-repeated="5" table:style-name="ce47"/>
        </table:table-row>
        <table:table-row table:style-name="ro2">
          <table:table-cell table:style-name="ce43" office:value-type="string">
            <text:p>member = members of a group</text:p>
          </table:table-cell>
          <table:table-cell table:style-name="ce43"/>
          <table:table-cell/>
          <table:table-cell table:number-columns-repeated="5" table:style-name="ce47"/>
        </table:table-row>
        <table:table-row table:style-name="ro2">
          <table:table-cell table:style-name="ce43" office:value-type="string">
            <text:p>owner = the owner of the group</text:p>
          </table:table-cell>
          <table:table-cell table:style-name="ce43"/>
          <table:table-cell/>
          <table:table-cell table:number-columns-repeated="5" table:style-name="ce47"/>
        </table:table-row>
        <table:table-row table:style-name="ro2">
          <table:table-cell table:style-name="ce75" office:value-type="string">
            <text:p>admin = the admin of the group</text:p>
          </table:table-cell>
          <table:table-cell table:style-name="ce43"/>
          <table:table-cell/>
          <table:table-cell table:number-columns-repeated="5" table:style-name="ce47"/>
        </table:table-row>
        <table:table-row table:style-name="ro2">
          <table:table-cell table:number-columns-repeated="2" table:style-name="ce43"/>
          <table:table-cell/>
          <table:table-cell table:number-columns-repeated="5" table:style-name="ce47"/>
        </table:table-row>
        <table:table-row table:style-name="ro2">
          <table:table-cell table:number-columns-repeated="2" table:style-name="ce43"/>
        </table:table-row>
        <table:table-row table:style-name="ro2">
          <table:table-cell table:number-columns-repeated="2" table:style-name="ce43"/>
        </table:table-row>
        <table:table-row table:style-name="ro2">
          <table:table-cell table:style-name="ce74" office:value-type="string">
            <text:p>Distribution Keys: Related to User-Target</text:p>
          </table:table-cell>
          <table:table-cell table:style-name="ce74" office:value-type="string">
            <text:p>Condition</text:p>
          </table:table-cell>
        </table:table-row>
        <table:table-row table:style-name="ro2">
          <table:table-cell table:style-name="ce43" office:value-type="string">
            <text:p>user = the target user (not the actor!)</text:p>
          </table:table-cell>
          <table:table-cell table:style-name="ce43"/>
        </table:table-row>
        <table:table-row table:style-name="ro2">
          <table:table-cell table:style-name="ce43" office:value-type="string">
            <text:p>foaf = all friends of a target user</text:p>
          </table:table-cell>
          <table:table-cell table:style-name="ce43"/>
        </table:table-row>
        <table:table-row table:style-name="ro2">
          <table:table-cell table:style-name="ce43" office:value-type="string">
            <text:p>requester = smb. who requests smth.</text:p>
          </table:table-cell>
          <table:table-cell table:style-name="ce43"/>
        </table:table-row>
        <table:table-row table:style-name="ro2">
          <table:table-cell table:style-name="ce43" office:value-type="string">
            <text:p>requestee = smb. who has to accept smth.</text:p>
          </table:table-cell>
          <table:table-cell table:style-name="ce43"/>
        </table:table-row>
        <table:table-row table:style-name="ro2">
          <table:table-cell table:number-columns-repeated="2" table:style-name="ce43"/>
        </table:table-row>
        <table:table-row table:style-name="ro2">
          <table:table-cell table:style-name="ce74" office:value-type="string">
            <text:p>Distribution Keys: Indirect Associations</text:p>
          </table:table-cell>
          <table:table-cell table:style-name="ce74" office:value-type="string">
            <text:p>Condition</text:p>
          </table:table-cell>
        </table:table-row>
        <table:table-row table:style-name="ro2">
          <table:table-cell table:style-name="ce43" office:value-type="string">
            <text:p>foreign = the user who is involved indirectly</text:p>
          </table:table-cell>
          <table:table-cell table:style-name="ce43"/>
        </table:table-row>
        <table:table-row table:style-name="ro2">
          <table:table-cell table:style-name="ce75"/>
          <table:table-cell table:style-name="ce43"/>
        </table:table-row>
        <table:table-row table:style-name="ro2">
          <table:table-cell table:number-columns-repeated="2" table:style-name="ce43"/>
        </table:table-row>
        <table:table-row table:style-name="ro2">
          <table:table-cell table:number-columns-repeated="2" table:style-name="ce43"/>
        </table:table-row>
        <table:table-row table:style-name="ro2">
          <table:table-cell table:style-name="ce74" office:value-type="string">
            <text:p>Distribution Keys: Mixed Context</text:p>
          </table:table-cell>
          <table:table-cell table:style-name="ce74" office:value-type="string">
            <text:p>Condition</text:p>
          </table:table-cell>
        </table:table-row>
        <table:table-row table:style-name="ro2">
          <table:table-cell table:style-name="ce43" office:value-type="string">
            <text:p>joiners = friends</text:p>
          </table:table-cell>
          <table:table-cell table:style-name="ce66" office:value-type="string">
            <text:p>public_group?</text:p>
          </table:table-cell>
        </table:table-row>
        <table:table-row table:style-name="ro2">
          <table:table-cell table:number-columns-repeated="2" table:style-name="ce43"/>
        </table:table-row>
      </table:table>
      <table:table table:name="Definition (DE)" table:style-name="ta2" table:print="false">
        <office:forms form:automatic-focus="false" form:apply-design-mode="false"/>
        <table:table-column table:style-name="co23" table:default-cell-style-name="ce15"/>
        <table:table-column table:style-name="co22" table:default-cell-style-name="ce15" table:number-columns-repeated="5"/>
        <table:table-column table:style-name="co24" table:default-cell-style-name="ce15"/>
        <table:table-column table:style-name="co25" table:default-cell-style-name="ce15"/>
        <table:table-column table:style-name="co26" table:default-cell-style-name="ce15"/>
        <table:table-column table:style-name="co27" table:default-cell-style-name="ce15"/>
        <table:table-column table:style-name="co28" table:default-cell-style-name="ce15"/>
        <table:table-column table:style-name="co29" table:default-cell-style-name="ce15"/>
        <table:table-column table:style-name="co19" table:default-cell-style-name="ce15"/>
        <table:table-column table:style-name="co30" table:default-cell-style-name="ce15"/>
        <table:table-column table:style-name="co31" table:default-cell-style-name="ce15"/>
        <table:table-column table:style-name="co32" table:default-cell-style-name="ce15"/>
        <table:table-column table:style-name="co22" table:default-cell-style-name="ce15" table:number-columns-repeated="240"/>
        <table:table-row table:style-name="ro2">
          <table:table-cell table:style-name="ce76" office:value-type="string">
            <text:p>Activity / Action</text:p>
          </table:table-cell>
          <table:table-cell table:style-name="ce22" office:value-type="string">
            <text:p>Version (BE)</text:p>
          </table:table-cell>
          <table:table-cell table:style-name="ce22" office:value-type="string">
            <text:p>Target</text:p>
          </table:table-cell>
          <table:table-cell table:style-name="ce23" office:value-type="string">
            <text:p>Activity</text:p>
          </table:table-cell>
          <table:table-cell table:style-name="ce24" office:value-type="string">
            <text:p>Score</text:p>
          </table:table-cell>
          <table:table-cell table:style-name="ce24" office:value-type="string">
            <text:p>Conditions</text:p>
          </table:table-cell>
          <table:table-cell table:style-name="ce77" table:number-columns-spanned="4" table:number-rows-spanned="1" office:value-type="string">
            <text:p>USERCOUNT = 1</text:p>
          </table:table-cell>
          <table:covered-table-cell table:number-columns-repeated="3"/>
          <table:table-cell table:style-name="ce77" table:number-columns-spanned="3" table:number-rows-spanned="1" office:value-type="string">
            <text:p>USERCOUNT = 2</text:p>
          </table:table-cell>
          <table:covered-table-cell table:number-columns-repeated="2"/>
          <table:table-cell table:style-name="ce77" table:number-columns-spanned="3" table:number-rows-spanned="1" office:value-type="string">
            <text:p>USERCOUNT &gt; 2</text:p>
          </table:table-cell>
          <table:covered-table-cell table:number-columns-repeated="2"/>
        </table:table-row>
        <table:table-row table:style-name="ro2">
          <table:table-cell table:style-name="ce28" office:value-type="string">
            <text:p>Feed Type:</text:p>
          </table:table-cell>
          <table:table-cell table:number-columns-repeated="3" table:style-name="ce78"/>
          <table:table-cell table:number-columns-repeated="2" table:style-name="ce79"/>
          <table:table-cell table:style-name="ce80" table:number-columns-spanned="4" table:number-rows-spanned="1" office:value-type="string">
            <text:p>Singular</text:p>
          </table:table-cell>
          <table:covered-table-cell table:number-columns-repeated="3"/>
          <table:table-cell table:style-name="ce83" table:number-columns-spanned="3" table:number-rows-spanned="1" office:value-type="string">
            <text:p>Plural</text:p>
          </table:table-cell>
          <table:covered-table-cell table:number-columns-repeated="2"/>
          <table:table-cell table:style-name="ce80" table:number-columns-spanned="3" table:number-rows-spanned="1" office:value-type="string">
            <text:p>Aggregate</text:p>
          </table:table-cell>
          <table:covered-table-cell table:number-columns-repeated="2"/>
        </table:table-row>
        <table:table-row table:style-name="ro2">
          <table:table-cell table:style-name="ce31" office:value-type="string">
            <text:p>Message Type:</text:p>
          </table:table-cell>
          <table:table-cell table:number-columns-repeated="3" table:style-name="ce84"/>
          <table:table-cell table:number-columns-repeated="2" table:style-name="ce85"/>
          <table:table-cell table:style-name="ce85" office:value-type="string">
            <text:p>Me</text:p>
            <office:annotation office:display="false" draw:text-style-name="" svg:width="0in" svg:height="0in" svg:x="0in" svg:y="0in">
              <text:p><text:span text:style-name="T0">Me Feed shows all own activites (should be start always with "You ...")</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cell table:style-name="ce86" office:value-type="string">
            <text:p>Activity</text:p>
            <office:annotation office:display="false" draw:text-style-name="" svg:width="0in" svg:height="0in" svg:x="0in" svg:y="0in">
              <text:p><text:span text:style-name="T0">Activity Feed shows all public activity (own activities as well as own activites on own content are filtered out here)</text:span></text:p>
            </office:annotation>
          </table:table-cell>
          <table:table-cell table:style-name="ce86" office:value-type="string">
            <text:p>Notify</text:p>
            <office:annotation office:display="false" draw:text-style-name="" svg:width="0in" svg:height="0in" svg:x="0in" svg:y="0in">
              <text:p><text:span text:style-name="T0">In-App-Notification (incl. Notification Feed) shows all activities to own contents (own activities are filtered out)</text:span></text:p>
            </office:annotation>
          </table:table-cell>
          <table:table-cell table:style-name="ce87" office:value-type="string">
            <text:p>Push</text:p>
            <office:annotation office:display="false" draw:text-style-name="" svg:width="0in" svg:height="0in" svg:x="0in" svg:y="0in">
              <text:p><text:span text:style-name="T0">Push Notification are send to the app outside from the app.</text:span></text:p>
            </office:annotation>
          </table:table-cell>
        </table:table-row>
        <table:table-row table:style-name="ro2">
          <table:table-cell table:style-name="ce43" office:value-type="string">
            <text:p>comment on slot</text:p>
          </table:table-cell>
          <table:table-cell table:style-name="ce44" office:value-type="float" office:value="0.8">
            <text:p>0.8</text:p>
          </table:table-cell>
          <table:table-cell table:style-name="ce45" office:value-type="string">
            <text:p>slot</text:p>
          </table:table-cell>
          <table:table-cell table:style-name="ce46" office:value-type="string">
            <text:p>comment</text:p>
          </table:table-cell>
          <table:table-cell table:number-columns-repeated="2" table:style-name="ce47"/>
          <table:table-cell table:style-name="ce55" office:value-type="string">
            <text:p>You commented on the Slot: {TITLE}</text:p>
          </table:table-cell>
          <table:table-cell table:style-name="ce47" office:value-type="string">
            <text:p>{USER} commented on this Slot.</text:p>
          </table:table-cell>
          <table:table-cell table:style-name="ce47" office:value-type="string">
            <text:p>{USER} commented on your Slot: {TITLE}</text:p>
          </table:table-cell>
          <table:table-cell table:style-name="ce47" office:value-type="string">
            <text:p>{USER} commented on the Slot: {TITLE}</text:p>
          </table:table-cell>
          <table:table-cell table:style-name="ce47" office:value-type="string">
            <text:p>{USER} and {USER2} commented on this Slot.</text:p>
          </table:table-cell>
          <table:table-cell table:style-name="ce47" office:value-type="string">
            <text:p>{USER} and {USER2} commented on your Slot: {TITLE}</text:p>
          </table:table-cell>
          <table:table-cell table:style-name="ce47" office:value-type="string">
            <text:p>{USER} and {USER2} commented on the Slot: {TITLE}</text:p>
          </table:table-cell>
          <table:table-cell table:style-name="ce47" office:value-type="string">
            <text:p>{USER} and {USERCOUNT} others commented on this Slot.</text:p>
          </table:table-cell>
          <table:table-cell table:style-name="ce47" office:value-type="string">
            <text:p>{USER} and {USERCOUNT} others commented on your Slot: {TITLE}</text:p>
          </table:table-cell>
          <table:table-cell table:style-name="ce47" office:value-type="string">
            <text:p>{USER} and {USERCOUNT} others commented on the Slot: {TITLE}</text:p>
          </table:table-cell>
        </table:table-row>
        <table:table-row table:style-name="ro2">
          <table:table-cell table:style-name="ce43" office:value-type="string">
            <text:p>like a slot</text:p>
          </table:table-cell>
          <table:table-cell table:style-name="ce44" office:value-type="float" office:value="0.8">
            <text:p>0.8</text:p>
          </table:table-cell>
          <table:table-cell table:style-name="ce45" office:value-type="string">
            <text:p>slot</text:p>
          </table:table-cell>
          <table:table-cell table:style-name="ce46" office:value-type="string">
            <text:p>like</text:p>
          </table:table-cell>
          <table:table-cell table:number-columns-repeated="2" table:style-name="ce47"/>
          <table:table-cell table:style-name="ce55" office:value-type="string">
            <text:p>You like the Slot: {TITLE}</text:p>
          </table:table-cell>
          <table:table-cell table:style-name="ce47" office:value-type="string">
            <text:p>{USER} likes this Slot.</text:p>
          </table:table-cell>
          <table:table-cell table:style-name="ce47" office:value-type="string">
            <text:p>{USER} likes your Slot: {TITLE}</text:p>
          </table:table-cell>
          <table:table-cell table:style-name="ce47" office:value-type="string">
            <text:p>{USER} likes your Slot: {TITLE}</text:p>
          </table:table-cell>
          <table:table-cell table:style-name="ce47" office:value-type="string">
            <text:p>{USER} and {USER2} like this Slot.</text:p>
          </table:table-cell>
          <table:table-cell table:style-name="ce47" office:value-type="string">
            <text:p>{USER} and {USER2} like your Slot: {TITLE}</text:p>
          </table:table-cell>
          <table:table-cell table:style-name="ce47" office:value-type="string">
            <text:p>{USER} and {USER2} like the Slot: {TITLE}</text:p>
          </table:table-cell>
          <table:table-cell table:style-name="ce47" office:value-type="string">
            <text:p>{USER} and {USERCOUNT} others like this Slot.</text:p>
          </table:table-cell>
          <table:table-cell table:style-name="ce47" office:value-type="string">
            <text:p>{USER} and {USERCOUNT} others like your Slot: {TITLE}</text:p>
          </table:table-cell>
          <table:table-cell table:style-name="ce47" office:value-type="string">
            <text:p>{USER} and {USERCOUNT} others like the Slot: {TITLE}</text:p>
          </table:table-cell>
        </table:table-row>
        <table:table-row table:style-name="ro2">
          <table:table-cell table:style-name="ce43" office:value-type="string">
            <text:p>create new slot</text:p>
          </table:table-cell>
          <table:table-cell table:style-name="ce44" office:value-type="float" office:value="0.8">
            <text:p>0.8</text:p>
          </table:table-cell>
          <table:table-cell table:style-name="ce45" office:value-type="string">
            <text:p>slot</text:p>
          </table:table-cell>
          <table:table-cell table:style-name="ce46" office:value-type="string">
            <text:p>slot</text:p>
          </table:table-cell>
          <table:table-cell table:number-columns-repeated="2" table:style-name="ce47"/>
          <table:table-cell table:style-name="ce55" office:value-type="string">
            <text:p>You added the Slot: {TITLE}</text:p>
          </table:table-cell>
          <table:table-cell table:style-name="ce47" office:value-type="string">
            <text:p>{USER} added this Slot.</text:p>
          </table:table-cell>
          <table:table-cell table:number-columns-repeated="8" table:style-name="ce52"/>
        </table:table-row>
        <table:table-row table:style-name="ro2">
          <table:table-cell table:style-name="ce43" office:value-type="string">
            <text:p>add image to slot</text:p>
          </table:table-cell>
          <table:table-cell table:style-name="ce44" office:value-type="float" office:value="0.8">
            <text:p>0.8</text:p>
          </table:table-cell>
          <table:table-cell table:style-name="ce45" office:value-type="string">
            <text:p>slot</text:p>
          </table:table-cell>
          <table:table-cell table:style-name="ce46" office:value-type="string">
            <text:p>image</text:p>
          </table:table-cell>
          <table:table-cell table:number-columns-repeated="2" table:style-name="ce47"/>
          <table:table-cell table:style-name="ce55" office:value-type="string">
            <text:p>You added an image to the Slot: {TITLE}</text:p>
          </table:table-cell>
          <table:table-cell table:style-name="ce47" office:value-type="string">
            <text:p>{USER} added an image to this Slot.</text:p>
          </table:table-cell>
          <table:table-cell table:style-name="ce55" office:value-type="string">
            <text:p>{USER} added an image to your Slot: {TITLE}</text:p>
          </table:table-cell>
          <table:table-cell table:style-name="ce47" office:value-type="string">
            <text:p>{USER} added an image to the Slot: {TITLE}</text:p>
          </table:table-cell>
          <table:table-cell table:style-name="ce47" office:value-type="string">
            <text:p>{USER} and {USER2} added an image to this Slot.</text:p>
          </table:table-cell>
          <table:table-cell table:style-name="ce47" office:value-type="string">
            <text:p>{USER} and {USER2} added an image to your Slot: {TITLE}</text:p>
          </table:table-cell>
          <table:table-cell table:style-name="ce47" office:value-type="string">
            <text:p>{USER} and {USER2} added an image to the Slot: {TITLE}</text:p>
          </table:table-cell>
          <table:table-cell table:style-name="ce88" office:value-type="string">
            <text:p>{USER} and {USERCOUNT} others added an image to this Slot.</text:p>
          </table:table-cell>
          <table:table-cell table:style-name="ce55" office:value-type="string">
            <text:p>{USER} and {USERCOUNT} others added an image to your Slot: {TITLE}</text:p>
          </table:table-cell>
          <table:table-cell table:style-name="ce55" office:value-type="string">
            <text:p>{USER} and {USERCOUNT} others added an image to the Slot: {TITLE}</text:p>
          </table:table-cell>
        </table:table-row>
        <table:table-row table:style-name="ro2">
          <table:table-cell table:style-name="ce43" office:value-type="string">
            <text:p>add video to slot</text:p>
          </table:table-cell>
          <table:table-cell table:style-name="ce44" office:value-type="float" office:value="0.8">
            <text:p>0.8</text:p>
          </table:table-cell>
          <table:table-cell table:style-name="ce45" office:value-type="string">
            <text:p>slot</text:p>
          </table:table-cell>
          <table:table-cell table:style-name="ce46" office:value-type="string">
            <text:p>video</text:p>
          </table:table-cell>
          <table:table-cell table:number-columns-repeated="2" table:style-name="ce47"/>
          <table:table-cell table:style-name="ce55" office:value-type="string">
            <text:p>You added a video to the Slot: {TITLE}</text:p>
          </table:table-cell>
          <table:table-cell table:style-name="ce47" office:value-type="string">
            <text:p>{USER} added a video to this Slot.</text:p>
          </table:table-cell>
          <table:table-cell table:style-name="ce55" office:value-type="string">
            <text:p>{USER} added a video to your Slot: {TITLE}</text:p>
          </table:table-cell>
          <table:table-cell table:style-name="ce47" office:value-type="string">
            <text:p>{USER} added a video to the Slot: {TITLE}</text:p>
          </table:table-cell>
          <table:table-cell table:style-name="ce47" office:value-type="string">
            <text:p>{USER} and {USER2} added a video to this Slot.</text:p>
          </table:table-cell>
          <table:table-cell table:style-name="ce47" office:value-type="string">
            <text:p>{USER} and {USER2} added a video to your Slot: {TITLE}</text:p>
          </table:table-cell>
          <table:table-cell table:style-name="ce47" office:value-type="string">
            <text:p>{USER} and {USER2} added a video to the Slot: {TITLE}</text:p>
          </table:table-cell>
          <table:table-cell table:style-name="ce88" office:value-type="string">
            <text:p>{USER} and {USERCOUNT} others added a video to this Slot.</text:p>
          </table:table-cell>
          <table:table-cell table:style-name="ce55" office:value-type="string">
            <text:p>{USER} and {USERCOUNT} others added a video to your Slot: {TITLE}</text:p>
          </table:table-cell>
          <table:table-cell table:style-name="ce55" office:value-type="string">
            <text:p>{USER} and {USERCOUNT} others added a video to the Slot: {TITLE}</text:p>
          </table:table-cell>
        </table:table-row>
        <table:table-row table:style-name="ro2">
          <table:table-cell table:style-name="ce43" office:value-type="string">
            <text:p>add audio to slot</text:p>
          </table:table-cell>
          <table:table-cell table:style-name="ce44" office:value-type="float" office:value="0.8">
            <text:p>0.8</text:p>
          </table:table-cell>
          <table:table-cell table:style-name="ce45" office:value-type="string">
            <text:p>slot</text:p>
          </table:table-cell>
          <table:table-cell table:style-name="ce46" office:value-type="string">
            <text:p>audio</text:p>
          </table:table-cell>
          <table:table-cell table:number-columns-repeated="2" table:style-name="ce47"/>
          <table:table-cell table:style-name="ce55" office:value-type="string">
            <text:p>You added an audio to the Slot: {TITLE}</text:p>
          </table:table-cell>
          <table:table-cell table:style-name="ce47" office:value-type="string">
            <text:p>{USER} added an audio to this Slot.</text:p>
          </table:table-cell>
          <table:table-cell table:style-name="ce55" office:value-type="string">
            <text:p>{USER} added an audio to your Slot: {TITLE}</text:p>
          </table:table-cell>
          <table:table-cell table:style-name="ce47" office:value-type="string">
            <text:p>{USER} added an audio to the Slot: {TITLE}</text:p>
          </table:table-cell>
          <table:table-cell table:style-name="ce47" office:value-type="string">
            <text:p>{USER} and {USER2} added an audio to this Slot.</text:p>
          </table:table-cell>
          <table:table-cell table:style-name="ce47" office:value-type="string">
            <text:p>{USER} and {USER2} added an audio to your Slot: {TITLE}</text:p>
          </table:table-cell>
          <table:table-cell table:style-name="ce47" office:value-type="string">
            <text:p>{USER} and {USER2} added an audio to the Slot: {TITLE}</text:p>
          </table:table-cell>
          <table:table-cell table:style-name="ce88" office:value-type="string">
            <text:p>{USER} and {USERCOUNT} others added an audio to this Slot.</text:p>
          </table:table-cell>
          <table:table-cell table:style-name="ce55" office:value-type="string">
            <text:p>{USER} and {USERCOUNT} others added an audio to your Slot: {TITLE}</text:p>
          </table:table-cell>
          <table:table-cell table:style-name="ce55" office:value-type="string">
            <text:p>{USER} and {USERCOUNT} others added an audio to the Slot: {TITLE}</text:p>
          </table:table-cell>
        </table:table-row>
        <table:table-row table:style-name="ro2">
          <table:table-cell table:style-name="ce43" office:value-type="string">
            <text:p>add note to slot</text:p>
          </table:table-cell>
          <table:table-cell table:style-name="ce44" office:value-type="float" office:value="0.8">
            <text:p>0.8</text:p>
          </table:table-cell>
          <table:table-cell table:style-name="ce45" office:value-type="string">
            <text:p>slot</text:p>
          </table:table-cell>
          <table:table-cell table:style-name="ce46" office:value-type="string">
            <text:p>note</text:p>
          </table:table-cell>
          <table:table-cell table:number-columns-repeated="2" table:style-name="ce47"/>
          <table:table-cell table:style-name="ce55" office:value-type="string">
            <text:p>You added a note to the Slot: {TITLE}</text:p>
          </table:table-cell>
          <table:table-cell table:style-name="ce47" office:value-type="string">
            <text:p>{USER} added a note to this Slot.</text:p>
          </table:table-cell>
          <table:table-cell table:style-name="ce55" office:value-type="string">
            <text:p>{USER} added a note to your Slot: {TITLE}</text:p>
          </table:table-cell>
          <table:table-cell table:style-name="ce47" office:value-type="string">
            <text:p>{USER} added a note to the Slot: {TITLE}</text:p>
          </table:table-cell>
          <table:table-cell table:style-name="ce47" office:value-type="string">
            <text:p>{USER} and {USER2} added a note to this Slot.</text:p>
          </table:table-cell>
          <table:table-cell table:style-name="ce47" office:value-type="string">
            <text:p>{USER} and {USER2} added a note to your Slot: {TITLE}</text:p>
          </table:table-cell>
          <table:table-cell table:style-name="ce47" office:value-type="string">
            <text:p>{USER} and {USER2} added a note to the Slot: {TITLE}</text:p>
          </table:table-cell>
          <table:table-cell table:style-name="ce88" office:value-type="string">
            <text:p>{USER} and {USERCOUNT} others added a note to this Slot.</text:p>
          </table:table-cell>
          <table:table-cell table:style-name="ce55" office:value-type="string">
            <text:p>{USER} and {USERCOUNT} others added a note to your Slot: {TITLE}</text:p>
          </table:table-cell>
          <table:table-cell table:style-name="ce55" office:value-type="string">
            <text:p>{USER} and {USERCOUNT} others added a note to the Slot: {TITLE}</text:p>
          </table:table-cell>
        </table:table-row>
        <table:table-row table:style-name="ro2">
          <table:table-cell table:style-name="ce43" office:value-type="string">
            <text:p>add multiple media items</text:p>
          </table:table-cell>
          <table:table-cell table:style-name="ce44" office:value-type="float" office:value="0.8">
            <text:p>0.8</text:p>
          </table:table-cell>
          <table:table-cell table:style-name="ce45" office:value-type="string">
            <text:p>slot</text:p>
          </table:table-cell>
          <table:table-cell table:style-name="ce46" office:value-type="string">
            <text:p>media</text:p>
          </table:table-cell>
          <table:table-cell table:number-columns-repeated="2" table:style-name="ce47"/>
          <table:table-cell table:style-name="ce55" office:value-type="string">
            <text:p>You added new media to the Slot: {TITLE}</text:p>
          </table:table-cell>
          <table:table-cell table:style-name="ce47" office:value-type="string">
            <text:p>{USER} added new media to this Slot.</text:p>
          </table:table-cell>
          <table:table-cell table:style-name="ce55" office:value-type="string">
            <text:p>{USER} added new media to your Slot: {TITLE}</text:p>
          </table:table-cell>
          <table:table-cell table:style-name="ce47" office:value-type="string">
            <text:p>{USER} added new media to the Slot: {TITLE}</text:p>
          </table:table-cell>
          <table:table-cell table:style-name="ce47" office:value-type="string">
            <text:p>{USER} and {USER2} added new media to this Slot.</text:p>
          </table:table-cell>
          <table:table-cell table:style-name="ce47" office:value-type="string">
            <text:p>{USER} and {USER2} added new media to your Slot: {TITLE}</text:p>
          </table:table-cell>
          <table:table-cell table:style-name="ce47" office:value-type="string">
            <text:p>{USER} and {USER2} added new media to the Slot: {TITLE}</text:p>
          </table:table-cell>
          <table:table-cell table:style-name="ce88" office:value-type="string">
            <text:p>{USER} and {USERCOUNT} others added new media to this Slot.</text:p>
          </table:table-cell>
          <table:table-cell table:style-name="ce55" office:value-type="string">
            <text:p>{USER} and {USERCOUNT} others added new media to your Slot: {TITLE}</text:p>
          </table:table-cell>
          <table:table-cell table:style-name="ce55" office:value-type="string">
            <text:p>{USER} and {USERCOUNT} others added new media to the Slot: {TITLE}</text:p>
          </table:table-cell>
        </table:table-row>
        <table:table-row table:style-name="ro2">
          <table:table-cell table:style-name="ce43" office:value-type="string">
            <text:p>reslot a slot</text:p>
          </table:table-cell>
          <table:table-cell table:style-name="ce44" office:value-type="float" office:value="0.8">
            <text:p>0.8</text:p>
          </table:table-cell>
          <table:table-cell table:style-name="ce45" office:value-type="string">
            <text:p>slot</text:p>
          </table:table-cell>
          <table:table-cell table:style-name="ce46" office:value-type="string">
            <text:p>reslot</text:p>
          </table:table-cell>
          <table:table-cell table:number-columns-repeated="2" table:style-name="ce47"/>
          <table:table-cell table:style-name="ce55" office:value-type="string">
            <text:p>You reslotted the Slot: {TITLE}</text:p>
          </table:table-cell>
          <table:table-cell table:style-name="ce47" office:value-type="string">
            <text:p>{USER} reslotted this Slot.</text:p>
          </table:table-cell>
          <table:table-cell table:style-name="ce47" office:value-type="string">
            <text:p>{USER} reslotted your Slot: {TITLE}</text:p>
          </table:table-cell>
          <table:table-cell table:style-name="ce47" office:value-type="string">
            <text:p>{USER} reslotted the Slot: {TITLE}</text:p>
          </table:table-cell>
          <table:table-cell table:style-name="ce47" office:value-type="string">
            <text:p>{USER} and {USER2} reslotted this Slot.</text:p>
          </table:table-cell>
          <table:table-cell table:style-name="ce47" office:value-type="string">
            <text:p>{USER} and {USER2} reslotted your Slot: {TITLE}</text:p>
          </table:table-cell>
          <table:table-cell table:style-name="ce47" office:value-type="string">
            <text:p>{USER} and {USER2} reslotted the Slot: {TITLE}</text:p>
          </table:table-cell>
          <table:table-cell table:style-name="ce47" office:value-type="string">
            <text:p>{USER} and {USERCOUNT} others reslotted this Slot.</text:p>
          </table:table-cell>
          <table:table-cell table:style-name="ce47" office:value-type="string">
            <text:p>{USER} and {USERCOUNT} others reslotted your Slot: {TITLE}</text:p>
          </table:table-cell>
          <table:table-cell table:style-name="ce47" office:value-type="string">
            <text:p>{USER} and {USERCOUNT} others reslotted the Slot: {TITLE}</text:p>
          </table:table-cell>
        </table:table-row>
        <table:table-row table:style-name="ro2">
          <table:table-cell table:style-name="ce43" office:value-type="string">
            <text:p>established friendship</text:p>
          </table:table-cell>
          <table:table-cell table:style-name="ce44" office:value-type="float" office:value="0.8">
            <text:p>0.8</text:p>
          </table:table-cell>
          <table:table-cell table:style-name="ce45" office:value-type="string">
            <text:p>user</text:p>
          </table:table-cell>
          <table:table-cell table:style-name="ce46" office:value-type="string">
            <text:p>friendship</text:p>
          </table:table-cell>
          <table:table-cell table:number-columns-repeated="2" table:style-name="ce47"/>
          <table:table-cell table:style-name="ce55" office:value-type="string">
            <text:p>You and {USER2} are now friends</text:p>
          </table:table-cell>
          <table:table-cell table:style-name="ce52"/>
          <table:table-cell table:style-name="ce47" office:value-type="string">
            <text:p>{USER} and {USER2} are now friends</text:p>
          </table:table-cell>
          <table:table-cell table:style-name="ce47" office:value-type="string">
            <text:p>{USER} has accepted your friend request</text:p>
          </table:table-cell>
          <table:table-cell table:style-name="ce59" office:value-type="string">
            <text:p>TODO-Plural-Activity-1</text:p>
          </table:table-cell>
          <table:table-cell table:style-name="ce47" office:value-type="string">
            <text:p>{USER} and {USER2} are now friends</text:p>
          </table:table-cell>
          <table:table-cell table:style-name="ce59" office:value-type="string">
            <text:p>TODO-Plural-Push-1</text:p>
          </table:table-cell>
          <table:table-cell table:style-name="ce59" office:value-type="string">
            <text:p>TODO-Aggregate-Activity-1</text:p>
          </table:table-cell>
          <table:table-cell table:style-name="ce59" office:value-type="string">
            <text:p>TODO-Aggregate-Notify-1</text:p>
          </table:table-cell>
          <table:table-cell table:style-name="ce59" office:value-type="string">
            <text:p>TODO-Aggregate-Push-1</text:p>
          </table:table-cell>
        </table:table-row>
        <table:table-row table:style-name="ro2">
          <table:table-cell table:style-name="ce43" office:value-type="string">
            <text:p>group membership established</text:p>
          </table:table-cell>
          <table:table-cell table:style-name="ce44" office:value-type="float" office:value="0.8">
            <text:p>0.8</text:p>
          </table:table-cell>
          <table:table-cell table:style-name="ce45" office:value-type="string">
            <text:p>group</text:p>
          </table:table-cell>
          <table:table-cell table:style-name="ce46" office:value-type="string">
            <text:p>membership</text:p>
          </table:table-cell>
          <table:table-cell table:number-columns-repeated="2" table:style-name="ce47"/>
          <table:table-cell table:style-name="ce55" office:value-type="string">
            <text:p>You joined the group: {TITLE}</text:p>
          </table:table-cell>
          <table:table-cell table:style-name="ce52"/>
          <table:table-cell table:style-name="ce47" office:value-type="string">
            <text:p>You joined the group: {TITLE}</text:p>
          </table:table-cell>
          <table:table-cell table:style-name="ce47" office:value-type="string">
            <text:p>{USER} has accepted your invitation to the group: {TITLE}</text:p>
          </table:table-cell>
          <table:table-cell table:style-name="ce59" office:value-type="string">
            <text:p>TODO-Plural-Activity-2</text:p>
          </table:table-cell>
          <table:table-cell table:style-name="ce59" office:value-type="string">
            <text:p>TODO-Plural-Notify-2</text:p>
          </table:table-cell>
          <table:table-cell table:style-name="ce59" office:value-type="string">
            <text:p>TODO-Plural-Push-2</text:p>
          </table:table-cell>
          <table:table-cell table:style-name="ce59" office:value-type="string">
            <text:p>TODO-Aggregate-Activity-2</text:p>
          </table:table-cell>
          <table:table-cell table:style-name="ce59" office:value-type="string">
            <text:p>TODO-Aggregate-Notify-2</text:p>
          </table:table-cell>
          <table:table-cell table:style-name="ce59" office:value-type="string">
            <text:p>TODO-Aggregate-Push-2</text:p>
          </table:table-cell>
        </table:table-row>
        <table:table-row table:style-name="ro2">
          <table:table-cell table:style-name="ce43" office:value-type="string">
            <text:p>deleted slot</text:p>
          </table:table-cell>
          <table:table-cell table:style-name="ce44" office:value-type="float" office:value="0.83">
            <text:p>0.83</text:p>
          </table:table-cell>
          <table:table-cell table:style-name="ce45" office:value-type="string">
            <text:p>slot</text:p>
          </table:table-cell>
          <table:table-cell table:style-name="ce46" office:value-type="string">
            <text:p>delete</text:p>
          </table:table-cell>
          <table:table-cell table:number-columns-repeated="2" table:style-name="ce47"/>
          <table:table-cell table:style-name="ce55" office:value-type="string">
            <text:p>You deleted the Slot: {TITLE}</text:p>
          </table:table-cell>
          <table:table-cell table:style-name="ce52"/>
          <table:table-cell table:style-name="ce47" office:value-type="string">
            <text:p>{USER} deleted the Slot: {TITLE}</text:p>
          </table:table-cell>
          <table:table-cell table:style-name="ce47" office:value-type="string">
            <text:p>{USER} deleted the Slot: {TITLE}</text:p>
          </table:table-cell>
          <table:table-cell table:style-name="ce59" office:value-type="string">
            <text:p>TODO-Plural-Activity-3</text:p>
          </table:table-cell>
          <table:table-cell table:style-name="ce59" office:value-type="string">
            <text:p>TODO-Plural-Notify-3</text:p>
          </table:table-cell>
          <table:table-cell table:style-name="ce59" office:value-type="string">
            <text:p>TODO-Plural-Push-3</text:p>
          </table:table-cell>
          <table:table-cell table:style-name="ce59" office:value-type="string">
            <text:p>TODO-Aggregate-Activity-3</text:p>
          </table:table-cell>
          <table:table-cell table:style-name="ce59" office:value-type="string">
            <text:p>TODO-Aggregate-Notify-3</text:p>
          </table:table-cell>
          <table:table-cell table:style-name="ce59" office:value-type="string">
            <text:p>TODO-Aggregate-Push-3</text:p>
          </table:table-cell>
        </table:table-row>
        <table:table-row table:style-name="ro2">
          <table:table-cell table:style-name="ce43" office:value-type="string">
            <text:p>deleted reslot</text:p>
          </table:table-cell>
          <table:table-cell table:style-name="ce63" office:value-type="float" office:value="0.83">
            <text:p>0.83</text:p>
          </table:table-cell>
          <table:table-cell table:style-name="ce45" office:value-type="string">
            <text:p>slot</text:p>
          </table:table-cell>
          <table:table-cell table:style-name="ce64" office:value-type="string">
            <text:p>unslot</text:p>
          </table:table-cell>
          <table:table-cell table:number-columns-repeated="2"/>
          <table:table-cell table:style-name="ce55" office:value-type="string">
            <text:p>You removed the Reslot: {TITLE}</text:p>
          </table:table-cell>
          <table:table-cell table:number-columns-repeated="3" table:style-name="ce52"/>
          <table:table-cell table:style-name="ce59" office:value-type="string">
            <text:p>TODO-Plural-Activity-4</text:p>
          </table:table-cell>
          <table:table-cell table:style-name="ce59" office:value-type="string">
            <text:p>TODO-Plural-Notify-4</text:p>
          </table:table-cell>
          <table:table-cell table:style-name="ce59" office:value-type="string">
            <text:p>TODO-Plural-Push-4</text:p>
          </table:table-cell>
          <table:table-cell table:style-name="ce59" office:value-type="string">
            <text:p>TODO-Aggregate-Activity-4</text:p>
          </table:table-cell>
          <table:table-cell table:style-name="ce59" office:value-type="string">
            <text:p>TODO-Aggregate-Notify-4</text:p>
          </table:table-cell>
          <table:table-cell table:style-name="ce59" office:value-type="string">
            <text:p>TODO-Aggregate-Push-4</text:p>
          </table:table-cell>
        </table:table-row>
        <table:table-row table:style-name="ro2">
          <table:table-cell table:style-name="ce43" office:value-type="string">
            <text:p>request friendship</text:p>
          </table:table-cell>
          <table:table-cell table:style-name="ce63" office:value-type="float" office:value="0.83">
            <text:p>0.83</text:p>
          </table:table-cell>
          <table:table-cell table:style-name="ce65" office:value-type="string">
            <text:p>user</text:p>
          </table:table-cell>
          <table:table-cell table:style-name="ce64" office:value-type="string">
            <text:p>request</text:p>
          </table:table-cell>
          <table:table-cell table:number-columns-repeated="2"/>
          <table:table-cell table:style-name="ce55" office:value-type="string">
            <text:p>You sent a friend request to {USER2}</text:p>
          </table:table-cell>
          <table:table-cell table:style-name="ce52"/>
          <table:table-cell table:style-name="ce47" office:value-type="string">
            <text:p>{USER} sent a friend request to you</text:p>
          </table:table-cell>
          <table:table-cell table:style-name="ce47" office:value-type="string">
            <text:p>{USER} sent a friend request to you</text:p>
          </table:table-cell>
          <table:table-cell table:style-name="ce59" office:value-type="string">
            <text:p>TODO-Plural-Activity-5</text:p>
          </table:table-cell>
          <table:table-cell table:style-name="ce59" office:value-type="string">
            <text:p>TODO-Plural-Notify-5</text:p>
          </table:table-cell>
          <table:table-cell table:style-name="ce59" office:value-type="string">
            <text:p>TODO-Plural-Push-5</text:p>
          </table:table-cell>
          <table:table-cell table:style-name="ce59" office:value-type="string">
            <text:p>TODO-Aggregate-Activity-5</text:p>
          </table:table-cell>
          <table:table-cell table:style-name="ce59" office:value-type="string">
            <text:p>TODO-Aggregate-Notify-5</text:p>
          </table:table-cell>
          <table:table-cell table:style-name="ce59" office:value-type="string">
            <text:p>TODO-Aggregate-Push-5</text:p>
          </table:table-cell>
        </table:table-row>
        <table:table-row table:style-name="ro2">
          <table:table-cell table:style-name="ce43" office:value-type="string">
            <text:p>visibility change of slot (user makes public slot private)</text:p>
          </table:table-cell>
          <table:table-cell table:style-name="ce63" office:value-type="float" office:value="0.83">
            <text:p>0.83</text:p>
          </table:table-cell>
          <table:table-cell table:style-name="ce65" office:value-type="string">
            <text:p>slot</text:p>
          </table:table-cell>
          <table:table-cell table:style-name="ce64" office:value-type="string">
            <text:p>private</text:p>
          </table:table-cell>
          <table:table-cell/>
          <table:table-cell table:style-name="ce47"/>
          <table:table-cell table:style-name="ce55" office:value-type="string">
            <text:p>You unshared the Slot: {TITLE}</text:p>
          </table:table-cell>
          <table:table-cell table:style-name="ce52"/>
          <table:table-cell table:style-name="ce47" office:value-type="string">
            <text:p>{USER} unshared the Slot: {TITLE}</text:p>
          </table:table-cell>
          <table:table-cell table:style-name="ce47" office:value-type="string">
            <text:p>{USER} unshared the Slot: {TITLE}</text:p>
          </table:table-cell>
          <table:table-cell table:style-name="ce59" office:value-type="string">
            <text:p>TODO-Plural-Activity-6</text:p>
          </table:table-cell>
          <table:table-cell table:style-name="ce59" office:value-type="string">
            <text:p>TODO-Plural-Notify-6</text:p>
          </table:table-cell>
          <table:table-cell table:style-name="ce59" office:value-type="string">
            <text:p>TODO-Plural-Push-6</text:p>
          </table:table-cell>
          <table:table-cell table:style-name="ce59" office:value-type="string">
            <text:p>TODO-Aggregate-Activity-6</text:p>
          </table:table-cell>
          <table:table-cell table:style-name="ce59" office:value-type="string">
            <text:p>TODO-Aggregate-Notify-6</text:p>
          </table:table-cell>
          <table:table-cell table:style-name="ce59" office:value-type="string">
            <text:p>TODO-Aggregate-Push-6</text:p>
          </table:table-cell>
        </table:table-row>
        <table:table-row table:style-name="ro2">
          <table:table-cell table:style-name="ce43" office:value-type="string">
            <text:p>update existing slot (title, location, start, end)</text:p>
          </table:table-cell>
          <table:table-cell table:style-name="ce44" office:value-type="string">
            <text:p>-</text:p>
          </table:table-cell>
          <table:table-cell table:style-name="ce65" office:value-type="string">
            <text:p>slot</text:p>
          </table:table-cell>
          <table:table-cell table:style-name="ce64" office:value-type="string">
            <text:p>update</text:p>
          </table:table-cell>
          <table:table-cell table:number-columns-repeated="2"/>
          <table:table-cell table:style-name="ce55" office:value-type="string">
            <text:p>You changed the {FIELD} from the Slot: {TITLE}</text:p>
          </table:table-cell>
          <table:table-cell table:style-name="ce59" office:value-type="string">
            <text:p>TODO-Singular-Activity-1</text:p>
          </table:table-cell>
          <table:table-cell table:style-name="ce59" office:value-type="string">
            <text:p>TODO-Singular-Notify-1</text:p>
          </table:table-cell>
          <table:table-cell table:style-name="ce59" office:value-type="string">
            <text:p>TODO-Singular-Push-1</text:p>
          </table:table-cell>
          <table:table-cell table:number-columns-repeated="6" table:style-name="ce52"/>
        </table:table-row>
        <table:table-row table:style-name="ro2">
          <table:table-cell table:style-name="ce43" office:value-type="string">
            <text:p>reject an established friendship</text:p>
          </table:table-cell>
          <table:table-cell table:style-name="ce44" office:value-type="string">
            <text:p>-</text:p>
          </table:table-cell>
          <table:table-cell table:style-name="ce65" office:value-type="string">
            <text:p>user</text:p>
          </table:table-cell>
          <table:table-cell table:style-name="ce64" office:value-type="string">
            <text:p>unfriend</text:p>
          </table:table-cell>
          <table:table-cell table:number-columns-repeated="2"/>
          <table:table-cell table:style-name="ce55" office:value-type="string">
            <text:p>You deleted the friendship with: {USER2}</text:p>
          </table:table-cell>
          <table:table-cell table:number-columns-repeated="9" table:style-name="ce52"/>
        </table:table-row>
        <table:table-row table:style-name="ro2">
          <table:table-cell table:style-name="ce43" office:value-type="string">
            <text:p>reject an offered friendship</text:p>
          </table:table-cell>
          <table:table-cell table:style-name="ce44" office:value-type="string">
            <text:p>-</text:p>
          </table:table-cell>
          <table:table-cell table:style-name="ce65" office:value-type="string">
            <text:p>user</text:p>
          </table:table-cell>
          <table:table-cell table:style-name="ce64" office:value-type="string">
            <text:p>reject</text:p>
          </table:table-cell>
          <table:table-cell table:number-columns-repeated="2"/>
          <table:table-cell table:style-name="ce55" office:value-type="string">
            <text:p>You rejected a friend request from: {USER2}</text:p>
          </table:table-cell>
          <table:table-cell table:number-columns-repeated="9" table:style-name="ce52"/>
        </table:table-row>
        <table:table-row table:style-name="ro2">
          <table:table-cell table:style-name="ce43" office:value-type="string">
            <text:p>slot was added through a tag</text:p>
          </table:table-cell>
          <table:table-cell table:style-name="ce47" office:value-type="string">
            <text:p>-</text:p>
          </table:table-cell>
          <table:table-cell table:style-name="ce65" office:value-type="string">
            <text:p>slot</text:p>
          </table:table-cell>
          <table:table-cell table:style-name="ce64" office:value-type="string">
            <text:p>tagged</text:p>
          </table:table-cell>
          <table:table-cell table:number-columns-repeated="2"/>
          <table:table-cell table:style-name="ce55" office:value-type="string">
            <text:p>You were tagged to the Slot: {TITLE} by {USER}</text:p>
          </table:table-cell>
          <table:table-cell table:style-name="ce59" office:value-type="string">
            <text:p>TODO-Singular-Activity-2</text:p>
          </table:table-cell>
          <table:table-cell table:style-name="ce59" office:value-type="string">
            <text:p>TODO-Singular-Notify-2</text:p>
          </table:table-cell>
          <table:table-cell table:style-name="ce59" office:value-type="string">
            <text:p>TODO-Singular-Push-2</text:p>
          </table:table-cell>
          <table:table-cell table:number-columns-repeated="6" table:style-name="ce52"/>
        </table:table-row>
        <table:table-row table:style-name="ro2">
          <table:table-cell table:style-name="ce43" office:value-type="string">
            <text:p>user was added through a tag</text:p>
          </table:table-cell>
          <table:table-cell table:style-name="ce47" office:value-type="string">
            <text:p>-</text:p>
          </table:table-cell>
          <table:table-cell table:style-name="ce65" office:value-type="string">
            <text:p>user</text:p>
          </table:table-cell>
          <table:table-cell table:style-name="ce64" office:value-type="string">
            <text:p>tagged</text:p>
          </table:table-cell>
          <table:table-cell table:number-columns-repeated="2"/>
          <table:table-cell table:style-name="ce55" office:value-type="string">
            <text:p>You tagged {USER} to the Slot: {TITLE}</text:p>
          </table:table-cell>
          <table:table-cell table:style-name="ce47" office:value-type="string">
            <text:p>{USER} was tagged in this Slot.</text:p>
          </table:table-cell>
          <table:table-cell table:style-name="ce47" office:value-type="string">
            <text:p>You were tagged by {USER} to the Slot: {TITLE}</text:p>
          </table:table-cell>
          <table:table-cell table:style-name="ce47" office:value-type="string">
            <text:p>You were tagged by {USER} to the Slot: {TITLE}</text:p>
          </table:table-cell>
          <table:table-cell table:style-name="ce47" office:value-type="string">
            <text:p>{USER} and {USER2} were tagged in this Slot.</text:p>
          </table:table-cell>
          <table:table-cell table:number-columns-repeated="2" table:style-name="ce52"/>
          <table:table-cell table:style-name="ce47" office:value-type="string">
            <text:p>{USER} and {USERCOUNT} were tagged in this Slot.</text:p>
          </table:table-cell>
          <table:table-cell table:number-columns-repeated="2" table:style-name="ce52"/>
        </table:table-row>
        <table:table-row table:style-name="ro2">
          <table:table-cell table:style-name="ce42"/>
          <table:table-cell table:style-name="ce47"/>
          <table:table-cell table:style-name="ce65"/>
          <table:table-cell table:style-name="ce64"/>
          <table:table-cell table:number-columns-repeated="2"/>
          <table:table-cell table:style-name="ce55"/>
          <table:table-cell table:style-name="ce47"/>
          <table:table-cell/>
          <table:table-cell table:style-name="ce47"/>
          <table:table-cell table:number-columns-repeated="6" table:style-name="ce59"/>
        </table:table-row>
        <table:table-row table:style-name="ro2">
          <table:table-cell table:style-name="ce42"/>
          <table:table-cell table:style-name="ce47"/>
          <table:table-cell table:style-name="ce65"/>
          <table:table-cell table:style-name="ce64"/>
          <table:table-cell table:number-columns-repeated="2"/>
          <table:table-cell table:style-name="ce55"/>
          <table:table-cell table:style-name="ce47"/>
          <table:table-cell/>
          <table:table-cell table:style-name="ce47"/>
          <table:table-cell table:number-columns-repeated="6" table:style-name="ce59"/>
        </table:table-row>
        <table:table-row table:style-name="ro2">
          <table:table-cell table:style-name="ce68" table:number-columns-spanned="1" table:number-rows-spanned="2" office:value-type="string">
            <text:p>Light-Gray: Activity is currently not distributed/supported
Dark-Gray-Empty: Block/Skip this activity</text:p>
          </table:table-cell>
          <table:table-cell/>
          <table:table-cell table:style-name="ce65"/>
          <table:table-cell table:style-name="ce64"/>
        </table:table-row>
        <table:table-row table:style-name="ro2">
          <table:covered-table-cell/>
          <table:table-cell/>
          <table:table-cell table:style-name="ce65"/>
          <table:table-cell table:style-name="ce64"/>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6" table:style-name="ce89"/>
        </table:table-row>
        <table:table-row table:style-name="ro2">
          <table:table-cell table:number-columns-repeated="2"/>
          <table:table-cell table:number-columns-repeated="2" table:style-name="ce89"/>
        </table:table-row>
        <table:table-row table:style-name="ro2">
          <table:table-cell table:number-columns-repeated="2"/>
          <table:table-cell table:number-columns-repeated="2" table:style-name="ce89"/>
        </table:table-row>
        <table:table-row table:style-name="ro2">
          <table:table-cell table:style-name="ce89"/>
        </table:table-row>
        <table:table-row table:style-name="ro2">
          <table:table-cell table:style-name="ce89"/>
        </table:table-row>
        <table:table-row table:style-name="ro2">
          <table:table-cell table:style-name="ce89"/>
        </table:table-row>
        <table:table-row table:number-rows-repeated="1" table:style-name="ro3"/>
        <table:table-row table:style-name="ro2">
          <table:table-cell table:number-columns-repeated="7" table:style-name="ce89"/>
        </table:table-row>
        <table:table-row table:style-name="ro2">
          <table:table-cell table:number-columns-repeated="7" table:style-name="ce89"/>
        </table:table-row>
        <table:table-row table:style-name="ro2">
          <table:table-cell table:number-columns-repeated="7" table:style-name="ce47"/>
        </table:table-row>
        <table:table-row table:style-name="ro2">
          <table:table-cell table:number-columns-repeated="7" table:style-name="ce47"/>
        </table:table-row>
      </table:table>
      <table:table table:name="Export (EN)" table:style-name="ta3" table:print="false">
        <office:forms form:automatic-focus="false" form:apply-design-mode="false"/>
        <table:table-column table:style-name="co34" table:default-cell-style-name="ce15"/>
        <table:table-column table:style-name="co35" table:default-cell-style-name="ce15"/>
        <table:table-column table:style-name="co33" table:default-cell-style-name="ce15" table:number-columns-repeated="254"/>
        <table:table-row table:style-name="ro2">
          <table:table-cell table:formula="of:=LOWER(['Definition (EN)'.C4]&amp;&quot;_&quot;&amp;['Definition (EN)'.D4]&amp;&quot;_&quot;&amp;['Definition (EN)'.$I$3]&amp;&quot;_&quot;&amp;['Definition (EN)'.$H$2]&amp;&quot;:&quot;)" office:value-type="string">
            <text:p>slot_comment_me_singular:</text:p>
          </table:table-cell>
          <table:table-cell table:formula="of:=&quot;&quot;&quot;&quot;&amp;SUBSTITUTE(['Definition (EN)'.I4];&quot;{&quot;;&quot;%{&quot;)&amp;&quot;&quot;&quot;&quot;" office:value-type="string">
            <text:p>"You commented on the Slot: %{TITLE}"</text:p>
          </table:table-cell>
        </table:table-row>
        <table:table-row table:style-name="ro2">
          <table:table-cell table:formula="of:=LOWER(['Definition (EN)'.C4]&amp;&quot;_&quot;&amp;['Definition (EN)'.D4]&amp;&quot;_&quot;&amp;['Definition (EN)'.$U$3]&amp;&quot;_&quot;&amp;['Definition (EN)'.$H$2]&amp;&quot;:&quot;)" office:value-type="string">
            <text:p>slot_comment_activity_singular:</text:p>
          </table:table-cell>
          <table:table-cell table:formula="of:=&quot;&quot;&quot;&quot;&amp;SUBSTITUTE(['Definition (EN)'.U4];&quot;{&quot;;&quot;%{&quot;)&amp;&quot;&quot;&quot;&quot;" office:value-type="string">
            <text:p>"%{ACTOR} commented on this Slot."</text:p>
          </table:table-cell>
        </table:table-row>
        <table:table-row table:style-name="ro2">
          <table:table-cell table:formula="of:=LOWER(['Definition (EN)'.C4]&amp;&quot;_&quot;&amp;['Definition (EN)'.D4]&amp;&quot;_&quot;&amp;['Definition (EN)'.$Q$3]&amp;&quot;_&quot;&amp;['Definition (EN)'.$H$2]&amp;&quot;:&quot;)" office:value-type="string">
            <text:p>slot_comment_notify_singular:</text:p>
          </table:table-cell>
          <table:table-cell table:formula="of:=&quot;&quot;&quot;&quot;&amp;SUBSTITUTE(['Definition (EN)'.Q4];&quot;{&quot;;&quot;%{&quot;)&amp;&quot;&quot;&quot;&quot;" office:value-type="string">
            <text:p>"%{ACTOR} commented on the Slot: %{TITLE}"</text:p>
          </table:table-cell>
        </table:table-row>
        <table:table-row table:style-name="ro2">
          <table:table-cell table:formula="of:=LOWER(['Definition (EN)'.C4]&amp;&quot;_&quot;&amp;['Definition (EN)'.D4]&amp;&quot;_&quot;&amp;['Definition (EN)'.$M$3]&amp;&quot;_&quot;&amp;['Definition (EN)'.$H$2]&amp;&quot;:&quot;)" office:value-type="string">
            <text:p>slot_comment_push_singular:</text:p>
          </table:table-cell>
          <table:table-cell table:formula="of:=&quot;&quot;&quot;&quot;&amp;SUBSTITUTE(['Definition (EN)'.M4];&quot;{&quot;;&quot;%{&quot;)&amp;&quot;&quot;&quot;&quot;" office:value-type="string">
            <text:p>"%{ACTOR} commented on the Slot: %{TITLE}"</text:p>
          </table:table-cell>
        </table:table-row>
        <table:table-row table:style-name="ro2">
          <table:table-cell table:formula="of:=LOWER(['Definition (EN)'.C4]&amp;&quot;_&quot;&amp;['Definition (EN)'.D4]&amp;&quot;_&quot;&amp;['Definition (EN)'.$W$3]&amp;&quot;_&quot;&amp;['Definition (EN)'.$W$2]&amp;&quot;:&quot;)" office:value-type="string">
            <text:p>slot_comment_activity_plural:</text:p>
          </table:table-cell>
          <table:table-cell table:formula="of:=&quot;&quot;&quot;&quot;&amp;SUBSTITUTE(['Definition (EN)'.W4];&quot;{&quot;;&quot;%{&quot;)&amp;&quot;&quot;&quot;&quot;" office:value-type="string">
            <text:p>"%{ACTOR} and %{USER} commented on this Slot."</text:p>
          </table:table-cell>
        </table:table-row>
        <table:table-row table:style-name="ro2">
          <table:table-cell table:formula="of:=LOWER(['Definition (EN)'.C4]&amp;&quot;_&quot;&amp;['Definition (EN)'.D4]&amp;&quot;_&quot;&amp;['Definition (EN)'.$AA$3]&amp;&quot;_&quot;&amp;['Definition (EN)'.$AA$2]&amp;&quot;:&quot;)" office:value-type="string">
            <text:p>slot_comment_activity_aggregate:</text:p>
          </table:table-cell>
          <table:table-cell table:formula="of:=&quot;&quot;&quot;&quot;&amp;SUBSTITUTE(['Definition (EN)'.AA4];&quot;{&quot;;&quot;%{&quot;)&amp;&quot;&quot;&quot;&quot;" office:value-type="string">
            <text:p>"%{ACTOR} and %{COUNT} others commented on this Slot."</text:p>
          </table:table-cell>
        </table:table-row>
        <table:table-row table:style-name="ro2">
          <table:table-cell table:formula="of:=LOWER(['Definition (EN)'.C4]&amp;&quot;_&quot;&amp;['Definition (EN)'.D4]&amp;&quot;_&quot;&amp;['Definition (EN)'.$J$3]&amp;&quot;_&quot;&amp;['Definition (EN)'.$H$2]&amp;&quot;:&quot;)" office:value-type="string">
            <text:p>slot_comment_me-to-owner_singular:</text:p>
          </table:table-cell>
          <table:table-cell table:formula="of:=&quot;&quot;&quot;&quot;&amp;SUBSTITUTE(['Definition (EN)'.J4];&quot;{&quot;;&quot;%{&quot;)&amp;&quot;&quot;&quot;&quot;" office:value-type="string">
            <text:p>"You commented on your Slot: %{TITLE}"</text:p>
          </table:table-cell>
        </table:table-row>
        <table:table-row table:style-name="ro2">
          <table:table-cell table:formula="of:=LOWER(['Definition (EN)'.C4]&amp;&quot;_&quot;&amp;['Definition (EN)'.D4]&amp;&quot;_&quot;&amp;['Definition (EN)'.$V$3]&amp;&quot;_&quot;&amp;['Definition (EN)'.$H$2]&amp;&quot;:&quot;)" office:value-type="string">
            <text:p>slot_comment_activity-to-owner_singular:</text:p>
          </table:table-cell>
          <table:table-cell table:formula="of:=&quot;&quot;&quot;&quot;&amp;SUBSTITUTE(['Definition (EN)'.V4];&quot;{&quot;;&quot;%{&quot;)&amp;&quot;&quot;&quot;&quot;" office:value-type="string">
            <text:p>"%{ACTOR} commented on your Slot."</text:p>
          </table:table-cell>
        </table:table-row>
        <table:table-row table:style-name="ro2">
          <table:table-cell table:formula="of:=LOWER(['Definition (EN)'.C4]&amp;&quot;_&quot;&amp;['Definition (EN)'.D4]&amp;&quot;_&quot;&amp;['Definition (EN)'.$R$3]&amp;&quot;_&quot;&amp;['Definition (EN)'.$H$2]&amp;&quot;:&quot;)" office:value-type="string">
            <text:p>slot_comment_notify-to-owner_singular:</text:p>
          </table:table-cell>
          <table:table-cell table:formula="of:=&quot;&quot;&quot;&quot;&amp;SUBSTITUTE(['Definition (EN)'.R4];&quot;{&quot;;&quot;%{&quot;)&amp;&quot;&quot;&quot;&quot;" office:value-type="string">
            <text:p>"%{ACTOR} commented on your Slot: %{TITLE}"</text:p>
          </table:table-cell>
        </table:table-row>
        <table:table-row table:style-name="ro2">
          <table:table-cell table:formula="of:=LOWER(['Definition (EN)'.C4]&amp;&quot;_&quot;&amp;['Definition (EN)'.D4]&amp;&quot;_&quot;&amp;['Definition (EN)'.$N$3]&amp;&quot;_&quot;&amp;['Definition (EN)'.$H$2]&amp;&quot;:&quot;)" office:value-type="string">
            <text:p>slot_comment_push-to-owner_singular:</text:p>
          </table:table-cell>
          <table:table-cell table:formula="of:=&quot;&quot;&quot;&quot;&amp;SUBSTITUTE(['Definition (EN)'.N4];&quot;{&quot;;&quot;%{&quot;)&amp;&quot;&quot;&quot;&quot;" office:value-type="string">
            <text:p>"%{ACTOR} commented on your Slot: %{TITLE}"</text:p>
          </table:table-cell>
        </table:table-row>
        <table:table-row table:style-name="ro2">
          <table:table-cell table:formula="of:=LOWER(['Definition (EN)'.C4]&amp;&quot;_&quot;&amp;['Definition (EN)'.D4]&amp;&quot;_&quot;&amp;['Definition (EN)'.$X$3]&amp;&quot;_&quot;&amp;['Definition (EN)'.$W$2]&amp;&quot;:&quot;)" office:value-type="string">
            <text:p>slot_comment_activity-to-owner_plural:</text:p>
          </table:table-cell>
          <table:table-cell table:formula="of:=&quot;&quot;&quot;&quot;&amp;SUBSTITUTE(['Definition (EN)'.X4];&quot;{&quot;;&quot;%{&quot;)&amp;&quot;&quot;&quot;&quot;" office:value-type="string">
            <text:p>"%{ACTOR} and %{USER} commented on your Slot."</text:p>
          </table:table-cell>
        </table:table-row>
        <table:table-row table:style-name="ro2">
          <table:table-cell table:formula="of:=LOWER(['Definition (EN)'.C4]&amp;&quot;_&quot;&amp;['Definition (EN)'.D4]&amp;&quot;_&quot;&amp;['Definition (EN)'.$AB$3]&amp;&quot;_&quot;&amp;['Definition (EN)'.$AA$2]&amp;&quot;:&quot;)" office:value-type="string">
            <text:p>slot_comment_activity-to-owner_aggregate:</text:p>
          </table:table-cell>
          <table:table-cell table:formula="of:=&quot;&quot;&quot;&quot;&amp;SUBSTITUTE(['Definition (EN)'.AB4];&quot;{&quot;;&quot;%{&quot;)&amp;&quot;&quot;&quot;&quot;" office:value-type="string">
            <text:p>"%{ACTOR} and %{COUNT} others commented on your Slot."</text:p>
          </table:table-cell>
        </table:table-row>
        <table:table-row table:number-rows-repeated="1" table:style-name="ro4"/>
        <table:table-row table:style-name="ro2">
          <table:table-cell table:formula="of:=LOWER(['Definition (EN)'.C5]&amp;&quot;_&quot;&amp;['Definition (EN)'.D5]&amp;&quot;_&quot;&amp;['Definition (EN)'.$I$3]&amp;&quot;_&quot;&amp;['Definition (EN)'.$H$2]&amp;&quot;:&quot;)" office:value-type="string">
            <text:p>slot_like_me_singular:</text:p>
          </table:table-cell>
          <table:table-cell table:formula="of:=&quot;&quot;&quot;&quot;&amp;SUBSTITUTE(['Definition (EN)'.I5];&quot;{&quot;;&quot;%{&quot;)&amp;&quot;&quot;&quot;&quot;" office:value-type="string">
            <text:p>"You like the Slot: %{TITLE}"</text:p>
          </table:table-cell>
        </table:table-row>
        <table:table-row table:style-name="ro2">
          <table:table-cell table:formula="of:=LOWER(['Definition (EN)'.C5]&amp;&quot;_&quot;&amp;['Definition (EN)'.D5]&amp;&quot;_&quot;&amp;['Definition (EN)'.$U$3]&amp;&quot;_&quot;&amp;['Definition (EN)'.$H$2]&amp;&quot;:&quot;)" office:value-type="string">
            <text:p>slot_like_activity_singular:</text:p>
          </table:table-cell>
          <table:table-cell table:formula="of:=&quot;&quot;&quot;&quot;&amp;SUBSTITUTE(['Definition (EN)'.U5];&quot;{&quot;;&quot;%{&quot;)&amp;&quot;&quot;&quot;&quot;" office:value-type="string">
            <text:p>"%{ACTOR} likes this Slot."</text:p>
          </table:table-cell>
        </table:table-row>
        <table:table-row table:style-name="ro2">
          <table:table-cell table:formula="of:=LOWER(['Definition (EN)'.C5]&amp;&quot;_&quot;&amp;['Definition (EN)'.D5]&amp;&quot;_&quot;&amp;['Definition (EN)'.$Q$3]&amp;&quot;_&quot;&amp;['Definition (EN)'.$H$2]&amp;&quot;:&quot;)" office:value-type="string">
            <text:p>slot_like_notify_singular:</text:p>
          </table:table-cell>
          <table:table-cell table:formula="of:=&quot;&quot;&quot;&quot;&amp;SUBSTITUTE(['Definition (EN)'.Q5];&quot;{&quot;;&quot;%{&quot;)&amp;&quot;&quot;&quot;&quot;" office:value-type="string">
            <text:p>"%{ACTOR} likes your Slot: %{TITLE}"</text:p>
          </table:table-cell>
        </table:table-row>
        <table:table-row table:style-name="ro2">
          <table:table-cell table:formula="of:=LOWER(['Definition (EN)'.C5]&amp;&quot;_&quot;&amp;['Definition (EN)'.D5]&amp;&quot;_&quot;&amp;['Definition (EN)'.$M$3]&amp;&quot;_&quot;&amp;['Definition (EN)'.$H$2]&amp;&quot;:&quot;)" office:value-type="string">
            <text:p>slot_like_push_singular:</text:p>
          </table:table-cell>
          <table:table-cell table:formula="of:=&quot;&quot;&quot;&quot;&amp;SUBSTITUTE(['Definition (EN)'.M5];&quot;{&quot;;&quot;%{&quot;)&amp;&quot;&quot;&quot;&quot;" office:value-type="string">
            <text:p>"%{ACTOR} likes your Slot: %{TITLE}"</text:p>
          </table:table-cell>
        </table:table-row>
        <table:table-row table:style-name="ro2">
          <table:table-cell table:formula="of:=LOWER(['Definition (EN)'.C5]&amp;&quot;_&quot;&amp;['Definition (EN)'.D5]&amp;&quot;_&quot;&amp;['Definition (EN)'.$W$3]&amp;&quot;_&quot;&amp;['Definition (EN)'.$W$2]&amp;&quot;:&quot;)" office:value-type="string">
            <text:p>slot_like_activity_plural:</text:p>
          </table:table-cell>
          <table:table-cell table:formula="of:=&quot;&quot;&quot;&quot;&amp;SUBSTITUTE(['Definition (EN)'.W5];&quot;{&quot;;&quot;%{&quot;)&amp;&quot;&quot;&quot;&quot;" office:value-type="string">
            <text:p>"%{ACTOR} and %{USER} like this Slot."</text:p>
          </table:table-cell>
        </table:table-row>
        <table:table-row table:style-name="ro2">
          <table:table-cell table:formula="of:=LOWER(['Definition (EN)'.C5]&amp;&quot;_&quot;&amp;['Definition (EN)'.D5]&amp;&quot;_&quot;&amp;['Definition (EN)'.$AA$3]&amp;&quot;_&quot;&amp;['Definition (EN)'.$AA$2]&amp;&quot;:&quot;)" office:value-type="string">
            <text:p>slot_like_activity_aggregate:</text:p>
          </table:table-cell>
          <table:table-cell table:formula="of:=&quot;&quot;&quot;&quot;&amp;SUBSTITUTE(['Definition (EN)'.AA5];&quot;{&quot;;&quot;%{&quot;)&amp;&quot;&quot;&quot;&quot;" office:value-type="string">
            <text:p>"%{ACTOR} and %{COUNT} others like this Slot."</text:p>
          </table:table-cell>
        </table:table-row>
        <table:table-row table:style-name="ro2">
          <table:table-cell table:formula="of:=LOWER(['Definition (EN)'.C5]&amp;&quot;_&quot;&amp;['Definition (EN)'.D5]&amp;&quot;_&quot;&amp;['Definition (EN)'.$J$3]&amp;&quot;_&quot;&amp;['Definition (EN)'.$H$2]&amp;&quot;:&quot;)" office:value-type="string">
            <text:p>slot_like_me-to-owner_singular:</text:p>
          </table:table-cell>
          <table:table-cell table:formula="of:=&quot;&quot;&quot;&quot;&amp;SUBSTITUTE(['Definition (EN)'.J5];&quot;{&quot;;&quot;%{&quot;)&amp;&quot;&quot;&quot;&quot;" office:value-type="string">
            <text:p>"You like your Slot: %{TITLE}"</text:p>
          </table:table-cell>
        </table:table-row>
        <table:table-row table:style-name="ro2">
          <table:table-cell table:formula="of:=LOWER(['Definition (EN)'.C5]&amp;&quot;_&quot;&amp;['Definition (EN)'.D5]&amp;&quot;_&quot;&amp;['Definition (EN)'.$V$3]&amp;&quot;_&quot;&amp;['Definition (EN)'.$H$2]&amp;&quot;:&quot;)" office:value-type="string">
            <text:p>slot_like_activity-to-owner_singular:</text:p>
          </table:table-cell>
          <table:table-cell table:formula="of:=&quot;&quot;&quot;&quot;&amp;SUBSTITUTE(['Definition (EN)'.V5];&quot;{&quot;;&quot;%{&quot;)&amp;&quot;&quot;&quot;&quot;" office:value-type="string">
            <text:p>"%{ACTOR} likes your Slot."</text:p>
          </table:table-cell>
        </table:table-row>
        <table:table-row table:style-name="ro2">
          <table:table-cell table:formula="of:=LOWER(['Definition (EN)'.C5]&amp;&quot;_&quot;&amp;['Definition (EN)'.D5]&amp;&quot;_&quot;&amp;['Definition (EN)'.$R$3]&amp;&quot;_&quot;&amp;['Definition (EN)'.$H$2]&amp;&quot;:&quot;)" office:value-type="string">
            <text:p>slot_like_notify-to-owner_singular:</text:p>
          </table:table-cell>
          <table:table-cell table:formula="of:=&quot;&quot;&quot;&quot;&amp;SUBSTITUTE(['Definition (EN)'.R5];&quot;{&quot;;&quot;%{&quot;)&amp;&quot;&quot;&quot;&quot;" office:value-type="string">
            <text:p>"%{ACTOR} likes your Slot: %{TITLE}"</text:p>
          </table:table-cell>
        </table:table-row>
        <table:table-row table:style-name="ro2">
          <table:table-cell table:formula="of:=LOWER(['Definition (EN)'.C5]&amp;&quot;_&quot;&amp;['Definition (EN)'.D5]&amp;&quot;_&quot;&amp;['Definition (EN)'.$N$3]&amp;&quot;_&quot;&amp;['Definition (EN)'.$H$2]&amp;&quot;:&quot;)" office:value-type="string">
            <text:p>slot_like_push-to-owner_singular:</text:p>
          </table:table-cell>
          <table:table-cell table:formula="of:=&quot;&quot;&quot;&quot;&amp;SUBSTITUTE(['Definition (EN)'.N5];&quot;{&quot;;&quot;%{&quot;)&amp;&quot;&quot;&quot;&quot;" office:value-type="string">
            <text:p>"%{ACTOR} likes your Slot: %{TITLE}"</text:p>
          </table:table-cell>
        </table:table-row>
        <table:table-row table:style-name="ro2">
          <table:table-cell table:formula="of:=LOWER(['Definition (EN)'.C5]&amp;&quot;_&quot;&amp;['Definition (EN)'.D5]&amp;&quot;_&quot;&amp;['Definition (EN)'.$X$3]&amp;&quot;_&quot;&amp;['Definition (EN)'.$W$2]&amp;&quot;:&quot;)" office:value-type="string">
            <text:p>slot_like_activity-to-owner_plural:</text:p>
          </table:table-cell>
          <table:table-cell table:formula="of:=&quot;&quot;&quot;&quot;&amp;SUBSTITUTE(['Definition (EN)'.X5];&quot;{&quot;;&quot;%{&quot;)&amp;&quot;&quot;&quot;&quot;" office:value-type="string">
            <text:p>"%{ACTOR} and %{USER} like your Slot."</text:p>
          </table:table-cell>
        </table:table-row>
        <table:table-row table:style-name="ro2">
          <table:table-cell table:formula="of:=LOWER(['Definition (EN)'.C5]&amp;&quot;_&quot;&amp;['Definition (EN)'.D5]&amp;&quot;_&quot;&amp;['Definition (EN)'.$AB$3]&amp;&quot;_&quot;&amp;['Definition (EN)'.$AA$2]&amp;&quot;:&quot;)" office:value-type="string">
            <text:p>slot_like_activity-to-owner_aggregate:</text:p>
          </table:table-cell>
          <table:table-cell table:formula="of:=&quot;&quot;&quot;&quot;&amp;SUBSTITUTE(['Definition (EN)'.AB5];&quot;{&quot;;&quot;%{&quot;)&amp;&quot;&quot;&quot;&quot;" office:value-type="string">
            <text:p>"%{ACTOR} and %{COUNT} others like your Slot."</text:p>
          </table:table-cell>
        </table:table-row>
        <table:table-row table:number-rows-repeated="1" table:style-name="ro4"/>
        <table:table-row table:style-name="ro2">
          <table:table-cell table:formula="of:=LOWER(['Definition (EN)'.C6]&amp;&quot;_&quot;&amp;['Definition (EN)'.D6]&amp;&quot;_&quot;&amp;['Definition (EN)'.$I$3]&amp;&quot;_&quot;&amp;['Definition (EN)'.$H$2]&amp;&quot;:&quot;)" office:value-type="string">
            <text:p>slot_create_me_singular:</text:p>
          </table:table-cell>
          <table:table-cell table:formula="of:=&quot;&quot;&quot;&quot;&amp;SUBSTITUTE(['Definition (EN)'.I6];&quot;{&quot;;&quot;%{&quot;)&amp;&quot;&quot;&quot;&quot;" office:value-type="string">
            <text:p>"You have created the Slot: %{TITLE}"</text:p>
          </table:table-cell>
        </table:table-row>
        <table:table-row table:style-name="ro2">
          <table:table-cell table:formula="of:=LOWER(['Definition (EN)'.C6]&amp;&quot;_&quot;&amp;['Definition (EN)'.D6]&amp;&quot;_&quot;&amp;['Definition (EN)'.$U$3]&amp;&quot;_&quot;&amp;['Definition (EN)'.$H$2]&amp;&quot;:&quot;)" office:value-type="string">
            <text:p>slot_create_activity_singular:</text:p>
          </table:table-cell>
          <table:table-cell table:formula="of:=&quot;&quot;&quot;&quot;&amp;SUBSTITUTE(['Definition (EN)'.U6];&quot;{&quot;;&quot;%{&quot;)&amp;&quot;&quot;&quot;&quot;" office:value-type="string">
            <text:p>"%{ACTOR} creates this Slot."</text:p>
          </table:table-cell>
        </table:table-row>
        <table:table-row table:style-name="ro2">
          <table:table-cell table:formula="of:=LOWER(['Definition (EN)'.C6]&amp;&quot;_&quot;&amp;['Definition (EN)'.D6]&amp;&quot;_&quot;&amp;['Definition (EN)'.$Q$3]&amp;&quot;_&quot;&amp;['Definition (EN)'.$H$2]&amp;&quot;:&quot;)" office:value-type="string">
            <text:p>slot_create_notify_singular:</text:p>
          </table:table-cell>
          <table:table-cell table:formula="of:=&quot;&quot;&quot;&quot;&amp;SUBSTITUTE(['Definition (EN)'.Q6];&quot;{&quot;;&quot;%{&quot;)&amp;&quot;&quot;&quot;&quot;" office:value-type="string">
            <text:p>""</text:p>
          </table:table-cell>
        </table:table-row>
        <table:table-row table:style-name="ro2">
          <table:table-cell table:formula="of:=LOWER(['Definition (EN)'.C6]&amp;&quot;_&quot;&amp;['Definition (EN)'.D6]&amp;&quot;_&quot;&amp;['Definition (EN)'.$M$3]&amp;&quot;_&quot;&amp;['Definition (EN)'.$H$2]&amp;&quot;:&quot;)" office:value-type="string">
            <text:p>slot_create_push_singular:</text:p>
          </table:table-cell>
          <table:table-cell table:formula="of:=&quot;&quot;&quot;&quot;&amp;SUBSTITUTE(['Definition (EN)'.M6];&quot;{&quot;;&quot;%{&quot;)&amp;&quot;&quot;&quot;&quot;" office:value-type="string">
            <text:p>""</text:p>
          </table:table-cell>
        </table:table-row>
        <table:table-row table:style-name="ro2">
          <table:table-cell table:formula="of:=LOWER(['Definition (EN)'.C6]&amp;&quot;_&quot;&amp;['Definition (EN)'.D6]&amp;&quot;_&quot;&amp;['Definition (EN)'.$W$3]&amp;&quot;_&quot;&amp;['Definition (EN)'.$W$2]&amp;&quot;:&quot;)" office:value-type="string">
            <text:p>slot_create_activity_plural:</text:p>
          </table:table-cell>
          <table:table-cell table:formula="of:=&quot;&quot;&quot;&quot;&amp;SUBSTITUTE(['Definition (EN)'.W6];&quot;{&quot;;&quot;%{&quot;)&amp;&quot;&quot;&quot;&quot;" office:value-type="string">
            <text:p>""</text:p>
          </table:table-cell>
        </table:table-row>
        <table:table-row table:style-name="ro2">
          <table:table-cell table:formula="of:=LOWER(['Definition (EN)'.C6]&amp;&quot;_&quot;&amp;['Definition (EN)'.D6]&amp;&quot;_&quot;&amp;['Definition (EN)'.$AA$3]&amp;&quot;_&quot;&amp;['Definition (EN)'.$AA$2]&amp;&quot;:&quot;)" office:value-type="string">
            <text:p>slot_create_activity_aggregate:</text:p>
          </table:table-cell>
          <table:table-cell table:formula="of:=&quot;&quot;&quot;&quot;&amp;SUBSTITUTE(['Definition (EN)'.AA6];&quot;{&quot;;&quot;%{&quot;)&amp;&quot;&quot;&quot;&quot;" office:value-type="string">
            <text:p>""</text:p>
          </table:table-cell>
        </table:table-row>
        <table:table-row table:style-name="ro2">
          <table:table-cell table:formula="of:=LOWER(['Definition (EN)'.C6]&amp;&quot;_&quot;&amp;['Definition (EN)'.D6]&amp;&quot;_&quot;&amp;['Definition (EN)'.$J$3]&amp;&quot;_&quot;&amp;['Definition (EN)'.$H$2]&amp;&quot;:&quot;)" office:value-type="string">
            <text:p>slot_create_me-to-owner_singular:</text:p>
          </table:table-cell>
          <table:table-cell table:formula="of:=&quot;&quot;&quot;&quot;&amp;SUBSTITUTE(['Definition (EN)'.J6];&quot;{&quot;;&quot;%{&quot;)&amp;&quot;&quot;&quot;&quot;" office:value-type="string">
            <text:p>"You have created the Slot: %{TITLE}"</text:p>
          </table:table-cell>
        </table:table-row>
        <table:table-row table:style-name="ro2">
          <table:table-cell table:formula="of:=LOWER(['Definition (EN)'.C6]&amp;&quot;_&quot;&amp;['Definition (EN)'.D6]&amp;&quot;_&quot;&amp;['Definition (EN)'.$V$3]&amp;&quot;_&quot;&amp;['Definition (EN)'.$H$2]&amp;&quot;:&quot;)" office:value-type="string">
            <text:p>slot_create_activity-to-owner_singular:</text:p>
          </table:table-cell>
          <table:table-cell table:formula="of:=&quot;&quot;&quot;&quot;&amp;SUBSTITUTE(['Definition (EN)'.V6];&quot;{&quot;;&quot;%{&quot;)&amp;&quot;&quot;&quot;&quot;" office:value-type="string">
            <text:p>"You have created this Slot."</text:p>
          </table:table-cell>
        </table:table-row>
        <table:table-row table:style-name="ro2">
          <table:table-cell table:formula="of:=LOWER(['Definition (EN)'.C6]&amp;&quot;_&quot;&amp;['Definition (EN)'.D6]&amp;&quot;_&quot;&amp;['Definition (EN)'.$R$3]&amp;&quot;_&quot;&amp;['Definition (EN)'.$H$2]&amp;&quot;:&quot;)" office:value-type="string">
            <text:p>slot_create_notify-to-owner_singular:</text:p>
          </table:table-cell>
          <table:table-cell table:formula="of:=&quot;&quot;&quot;&quot;&amp;SUBSTITUTE(['Definition (EN)'.R6];&quot;{&quot;;&quot;%{&quot;)&amp;&quot;&quot;&quot;&quot;" office:value-type="string">
            <text:p>""</text:p>
          </table:table-cell>
        </table:table-row>
        <table:table-row table:style-name="ro2">
          <table:table-cell table:formula="of:=LOWER(['Definition (EN)'.C6]&amp;&quot;_&quot;&amp;['Definition (EN)'.D6]&amp;&quot;_&quot;&amp;['Definition (EN)'.$N$3]&amp;&quot;_&quot;&amp;['Definition (EN)'.$H$2]&amp;&quot;:&quot;)" office:value-type="string">
            <text:p>slot_create_push-to-owner_singular:</text:p>
          </table:table-cell>
          <table:table-cell table:formula="of:=&quot;&quot;&quot;&quot;&amp;SUBSTITUTE(['Definition (EN)'.N6];&quot;{&quot;;&quot;%{&quot;)&amp;&quot;&quot;&quot;&quot;" office:value-type="string">
            <text:p>""</text:p>
          </table:table-cell>
        </table:table-row>
        <table:table-row table:style-name="ro2">
          <table:table-cell table:formula="of:=LOWER(['Definition (EN)'.C6]&amp;&quot;_&quot;&amp;['Definition (EN)'.D6]&amp;&quot;_&quot;&amp;['Definition (EN)'.$X$3]&amp;&quot;_&quot;&amp;['Definition (EN)'.$W$2]&amp;&quot;:&quot;)" office:value-type="string">
            <text:p>slot_create_activity-to-owner_plural:</text:p>
          </table:table-cell>
          <table:table-cell table:formula="of:=&quot;&quot;&quot;&quot;&amp;SUBSTITUTE(['Definition (EN)'.X6];&quot;{&quot;;&quot;%{&quot;)&amp;&quot;&quot;&quot;&quot;" office:value-type="string">
            <text:p>""</text:p>
          </table:table-cell>
        </table:table-row>
        <table:table-row table:style-name="ro2">
          <table:table-cell table:formula="of:=LOWER(['Definition (EN)'.C6]&amp;&quot;_&quot;&amp;['Definition (EN)'.D6]&amp;&quot;_&quot;&amp;['Definition (EN)'.$AB$3]&amp;&quot;_&quot;&amp;['Definition (EN)'.$AA$2]&amp;&quot;:&quot;)" office:value-type="string">
            <text:p>slot_create_activity-to-owner_aggregate:</text:p>
          </table:table-cell>
          <table:table-cell table:formula="of:=&quot;&quot;&quot;&quot;&amp;SUBSTITUTE(['Definition (EN)'.AB6];&quot;{&quot;;&quot;%{&quot;)&amp;&quot;&quot;&quot;&quot;" office:value-type="string">
            <text:p>""</text:p>
          </table:table-cell>
        </table:table-row>
        <table:table-row table:number-rows-repeated="1" table:style-name="ro4"/>
        <table:table-row table:style-name="ro2">
          <table:table-cell table:formula="of:=LOWER(['Definition (EN)'.C7]&amp;&quot;_&quot;&amp;['Definition (EN)'.D7]&amp;&quot;_&quot;&amp;['Definition (EN)'.$I$3]&amp;&quot;_&quot;&amp;['Definition (EN)'.$H$2]&amp;&quot;:&quot;)" office:value-type="string">
            <text:p>slot_image_me_singular:</text:p>
          </table:table-cell>
          <table:table-cell table:formula="of:=&quot;&quot;&quot;&quot;&amp;SUBSTITUTE(['Definition (EN)'.I7];&quot;{&quot;;&quot;%{&quot;)&amp;&quot;&quot;&quot;&quot;" office:value-type="string">
            <text:p>"You added an image to the Slot: %{TITLE}"</text:p>
          </table:table-cell>
        </table:table-row>
        <table:table-row table:style-name="ro2">
          <table:table-cell table:formula="of:=LOWER(['Definition (EN)'.C7]&amp;&quot;_&quot;&amp;['Definition (EN)'.D7]&amp;&quot;_&quot;&amp;['Definition (EN)'.$U$3]&amp;&quot;_&quot;&amp;['Definition (EN)'.$H$2]&amp;&quot;:&quot;)" office:value-type="string">
            <text:p>slot_image_activity_singular:</text:p>
          </table:table-cell>
          <table:table-cell table:formula="of:=&quot;&quot;&quot;&quot;&amp;SUBSTITUTE(['Definition (EN)'.U7];&quot;{&quot;;&quot;%{&quot;)&amp;&quot;&quot;&quot;&quot;" office:value-type="string">
            <text:p>"%{ACTOR} added an image to this Slot."</text:p>
          </table:table-cell>
        </table:table-row>
        <table:table-row table:style-name="ro2">
          <table:table-cell table:formula="of:=LOWER(['Definition (EN)'.C7]&amp;&quot;_&quot;&amp;['Definition (EN)'.D7]&amp;&quot;_&quot;&amp;['Definition (EN)'.$Q$3]&amp;&quot;_&quot;&amp;['Definition (EN)'.$H$2]&amp;&quot;:&quot;)" office:value-type="string">
            <text:p>slot_image_notify_singular:</text:p>
          </table:table-cell>
          <table:table-cell table:formula="of:=&quot;&quot;&quot;&quot;&amp;SUBSTITUTE(['Definition (EN)'.Q7];&quot;{&quot;;&quot;%{&quot;)&amp;&quot;&quot;&quot;&quot;" office:value-type="string">
            <text:p>"%{ACTOR} added an image to the Slot: %{TITLE}"</text:p>
          </table:table-cell>
        </table:table-row>
        <table:table-row table:style-name="ro2">
          <table:table-cell table:formula="of:=LOWER(['Definition (EN)'.C7]&amp;&quot;_&quot;&amp;['Definition (EN)'.D7]&amp;&quot;_&quot;&amp;['Definition (EN)'.$M$3]&amp;&quot;_&quot;&amp;['Definition (EN)'.$H$2]&amp;&quot;:&quot;)" office:value-type="string">
            <text:p>slot_image_push_singular:</text:p>
          </table:table-cell>
          <table:table-cell table:formula="of:=&quot;&quot;&quot;&quot;&amp;SUBSTITUTE(['Definition (EN)'.M7];&quot;{&quot;;&quot;%{&quot;)&amp;&quot;&quot;&quot;&quot;" office:value-type="string">
            <text:p>"%{ACTOR} added an image to the Slot: %{TITLE}"</text:p>
          </table:table-cell>
        </table:table-row>
        <table:table-row table:style-name="ro2">
          <table:table-cell table:formula="of:=LOWER(['Definition (EN)'.C7]&amp;&quot;_&quot;&amp;['Definition (EN)'.D7]&amp;&quot;_&quot;&amp;['Definition (EN)'.$W$3]&amp;&quot;_&quot;&amp;['Definition (EN)'.$W$2]&amp;&quot;:&quot;)" office:value-type="string">
            <text:p>slot_image_activity_plural:</text:p>
          </table:table-cell>
          <table:table-cell table:formula="of:=&quot;&quot;&quot;&quot;&amp;SUBSTITUTE(['Definition (EN)'.W7];&quot;{&quot;;&quot;%{&quot;)&amp;&quot;&quot;&quot;&quot;" office:value-type="string">
            <text:p>"%{ACTOR} and %{USER} added an image to this Slot."</text:p>
          </table:table-cell>
        </table:table-row>
        <table:table-row table:style-name="ro2">
          <table:table-cell table:formula="of:=LOWER(['Definition (EN)'.C7]&amp;&quot;_&quot;&amp;['Definition (EN)'.D7]&amp;&quot;_&quot;&amp;['Definition (EN)'.$AA$3]&amp;&quot;_&quot;&amp;['Definition (EN)'.$AA$2]&amp;&quot;:&quot;)" office:value-type="string">
            <text:p>slot_image_activity_aggregate:</text:p>
          </table:table-cell>
          <table:table-cell table:formula="of:=&quot;&quot;&quot;&quot;&amp;SUBSTITUTE(['Definition (EN)'.AA7];&quot;{&quot;;&quot;%{&quot;)&amp;&quot;&quot;&quot;&quot;" office:value-type="string">
            <text:p>"%{ACTOR} and %{COUNT} others added an image to this Slot."</text:p>
          </table:table-cell>
        </table:table-row>
        <table:table-row table:style-name="ro2">
          <table:table-cell table:formula="of:=LOWER(['Definition (EN)'.C7]&amp;&quot;_&quot;&amp;['Definition (EN)'.D7]&amp;&quot;_&quot;&amp;['Definition (EN)'.$J$3]&amp;&quot;_&quot;&amp;['Definition (EN)'.$H$2]&amp;&quot;:&quot;)" office:value-type="string">
            <text:p>slot_image_me-to-owner_singular:</text:p>
          </table:table-cell>
          <table:table-cell table:formula="of:=&quot;&quot;&quot;&quot;&amp;SUBSTITUTE(['Definition (EN)'.J7];&quot;{&quot;;&quot;%{&quot;)&amp;&quot;&quot;&quot;&quot;" office:value-type="string">
            <text:p>"You added an image to your Slot: %{TITLE}"</text:p>
          </table:table-cell>
        </table:table-row>
        <table:table-row table:style-name="ro2">
          <table:table-cell table:formula="of:=LOWER(['Definition (EN)'.C7]&amp;&quot;_&quot;&amp;['Definition (EN)'.D7]&amp;&quot;_&quot;&amp;['Definition (EN)'.$V$3]&amp;&quot;_&quot;&amp;['Definition (EN)'.$H$2]&amp;&quot;:&quot;)" office:value-type="string">
            <text:p>slot_image_activity-to-owner_singular:</text:p>
          </table:table-cell>
          <table:table-cell table:formula="of:=&quot;&quot;&quot;&quot;&amp;SUBSTITUTE(['Definition (EN)'.V7];&quot;{&quot;;&quot;%{&quot;)&amp;&quot;&quot;&quot;&quot;" office:value-type="string">
            <text:p>"%{ACTOR} added an image to your Slot."</text:p>
          </table:table-cell>
        </table:table-row>
        <table:table-row table:style-name="ro2">
          <table:table-cell table:formula="of:=LOWER(['Definition (EN)'.C7]&amp;&quot;_&quot;&amp;['Definition (EN)'.D7]&amp;&quot;_&quot;&amp;['Definition (EN)'.$R$3]&amp;&quot;_&quot;&amp;['Definition (EN)'.$H$2]&amp;&quot;:&quot;)" office:value-type="string">
            <text:p>slot_image_notify-to-owner_singular:</text:p>
          </table:table-cell>
          <table:table-cell table:formula="of:=&quot;&quot;&quot;&quot;&amp;SUBSTITUTE(['Definition (EN)'.R7];&quot;{&quot;;&quot;%{&quot;)&amp;&quot;&quot;&quot;&quot;" office:value-type="string">
            <text:p>"%{ACTOR} added an image to your Slot: %{TITLE}"</text:p>
          </table:table-cell>
        </table:table-row>
        <table:table-row table:style-name="ro2">
          <table:table-cell table:formula="of:=LOWER(['Definition (EN)'.C7]&amp;&quot;_&quot;&amp;['Definition (EN)'.D7]&amp;&quot;_&quot;&amp;['Definition (EN)'.$N$3]&amp;&quot;_&quot;&amp;['Definition (EN)'.$H$2]&amp;&quot;:&quot;)" office:value-type="string">
            <text:p>slot_image_push-to-owner_singular:</text:p>
          </table:table-cell>
          <table:table-cell table:formula="of:=&quot;&quot;&quot;&quot;&amp;SUBSTITUTE(['Definition (EN)'.N7];&quot;{&quot;;&quot;%{&quot;)&amp;&quot;&quot;&quot;&quot;" office:value-type="string">
            <text:p>"%{ACTOR} added an image to your Slot: %{TITLE}"</text:p>
          </table:table-cell>
        </table:table-row>
        <table:table-row table:style-name="ro2">
          <table:table-cell table:formula="of:=LOWER(['Definition (EN)'.C7]&amp;&quot;_&quot;&amp;['Definition (EN)'.D7]&amp;&quot;_&quot;&amp;['Definition (EN)'.$X$3]&amp;&quot;_&quot;&amp;['Definition (EN)'.$W$2]&amp;&quot;:&quot;)" office:value-type="string">
            <text:p>slot_image_activity-to-owner_plural:</text:p>
          </table:table-cell>
          <table:table-cell table:formula="of:=&quot;&quot;&quot;&quot;&amp;SUBSTITUTE(['Definition (EN)'.X7];&quot;{&quot;;&quot;%{&quot;)&amp;&quot;&quot;&quot;&quot;" office:value-type="string">
            <text:p>"%{ACTOR} and %{USER} added an image to your Slot."</text:p>
          </table:table-cell>
        </table:table-row>
        <table:table-row table:style-name="ro2">
          <table:table-cell table:formula="of:=LOWER(['Definition (EN)'.C7]&amp;&quot;_&quot;&amp;['Definition (EN)'.D7]&amp;&quot;_&quot;&amp;['Definition (EN)'.$AB$3]&amp;&quot;_&quot;&amp;['Definition (EN)'.$AA$2]&amp;&quot;:&quot;)" office:value-type="string">
            <text:p>slot_image_activity-to-owner_aggregate:</text:p>
          </table:table-cell>
          <table:table-cell table:formula="of:=&quot;&quot;&quot;&quot;&amp;SUBSTITUTE(['Definition (EN)'.AB7];&quot;{&quot;;&quot;%{&quot;)&amp;&quot;&quot;&quot;&quot;" office:value-type="string">
            <text:p>"%{ACTOR} and %{COUNT} others added an image to your Slot."</text:p>
          </table:table-cell>
        </table:table-row>
        <table:table-row table:number-rows-repeated="1" table:style-name="ro4"/>
        <table:table-row table:style-name="ro2">
          <table:table-cell table:formula="of:=LOWER(['Definition (EN)'.C8]&amp;&quot;_&quot;&amp;['Definition (EN)'.D8]&amp;&quot;_&quot;&amp;['Definition (EN)'.$I$3]&amp;&quot;_&quot;&amp;['Definition (EN)'.$H$2]&amp;&quot;:&quot;)" office:value-type="string">
            <text:p>slot_video_me_singular:</text:p>
          </table:table-cell>
          <table:table-cell table:formula="of:=&quot;&quot;&quot;&quot;&amp;SUBSTITUTE(['Definition (EN)'.I8];&quot;{&quot;;&quot;%{&quot;)&amp;&quot;&quot;&quot;&quot;" office:value-type="string">
            <text:p>"You added a video to the Slot: %{TITLE}"</text:p>
          </table:table-cell>
        </table:table-row>
        <table:table-row table:style-name="ro2">
          <table:table-cell table:formula="of:=LOWER(['Definition (EN)'.C8]&amp;&quot;_&quot;&amp;['Definition (EN)'.D8]&amp;&quot;_&quot;&amp;['Definition (EN)'.$U$3]&amp;&quot;_&quot;&amp;['Definition (EN)'.$H$2]&amp;&quot;:&quot;)" office:value-type="string">
            <text:p>slot_video_activity_singular:</text:p>
          </table:table-cell>
          <table:table-cell table:formula="of:=&quot;&quot;&quot;&quot;&amp;SUBSTITUTE(['Definition (EN)'.U8];&quot;{&quot;;&quot;%{&quot;)&amp;&quot;&quot;&quot;&quot;" office:value-type="string">
            <text:p>"%{ACTOR} added a video to this Slot."</text:p>
          </table:table-cell>
        </table:table-row>
        <table:table-row table:style-name="ro2">
          <table:table-cell table:formula="of:=LOWER(['Definition (EN)'.C8]&amp;&quot;_&quot;&amp;['Definition (EN)'.D8]&amp;&quot;_&quot;&amp;['Definition (EN)'.$Q$3]&amp;&quot;_&quot;&amp;['Definition (EN)'.$H$2]&amp;&quot;:&quot;)" office:value-type="string">
            <text:p>slot_video_notify_singular:</text:p>
          </table:table-cell>
          <table:table-cell table:formula="of:=&quot;&quot;&quot;&quot;&amp;SUBSTITUTE(['Definition (EN)'.Q8];&quot;{&quot;;&quot;%{&quot;)&amp;&quot;&quot;&quot;&quot;" office:value-type="string">
            <text:p>"%{ACTOR} added a video to the Slot: %{TITLE}"</text:p>
          </table:table-cell>
        </table:table-row>
        <table:table-row table:style-name="ro2">
          <table:table-cell table:formula="of:=LOWER(['Definition (EN)'.C8]&amp;&quot;_&quot;&amp;['Definition (EN)'.D8]&amp;&quot;_&quot;&amp;['Definition (EN)'.$M$3]&amp;&quot;_&quot;&amp;['Definition (EN)'.$H$2]&amp;&quot;:&quot;)" office:value-type="string">
            <text:p>slot_video_push_singular:</text:p>
          </table:table-cell>
          <table:table-cell table:formula="of:=&quot;&quot;&quot;&quot;&amp;SUBSTITUTE(['Definition (EN)'.M8];&quot;{&quot;;&quot;%{&quot;)&amp;&quot;&quot;&quot;&quot;" office:value-type="string">
            <text:p>"%{ACTOR} added a video to the Slot: %{TITLE}"</text:p>
          </table:table-cell>
        </table:table-row>
        <table:table-row table:style-name="ro2">
          <table:table-cell table:formula="of:=LOWER(['Definition (EN)'.C8]&amp;&quot;_&quot;&amp;['Definition (EN)'.D8]&amp;&quot;_&quot;&amp;['Definition (EN)'.$W$3]&amp;&quot;_&quot;&amp;['Definition (EN)'.$W$2]&amp;&quot;:&quot;)" office:value-type="string">
            <text:p>slot_video_activity_plural:</text:p>
          </table:table-cell>
          <table:table-cell table:formula="of:=&quot;&quot;&quot;&quot;&amp;SUBSTITUTE(['Definition (EN)'.W8];&quot;{&quot;;&quot;%{&quot;)&amp;&quot;&quot;&quot;&quot;" office:value-type="string">
            <text:p>"%{ACTOR} and %{USER} added a video to this Slot."</text:p>
          </table:table-cell>
        </table:table-row>
        <table:table-row table:style-name="ro2">
          <table:table-cell table:formula="of:=LOWER(['Definition (EN)'.C8]&amp;&quot;_&quot;&amp;['Definition (EN)'.D8]&amp;&quot;_&quot;&amp;['Definition (EN)'.$AA$3]&amp;&quot;_&quot;&amp;['Definition (EN)'.$AA$2]&amp;&quot;:&quot;)" office:value-type="string">
            <text:p>slot_video_activity_aggregate:</text:p>
          </table:table-cell>
          <table:table-cell table:formula="of:=&quot;&quot;&quot;&quot;&amp;SUBSTITUTE(['Definition (EN)'.AA8];&quot;{&quot;;&quot;%{&quot;)&amp;&quot;&quot;&quot;&quot;" office:value-type="string">
            <text:p>"%{ACTOR} and %{COUNT} others added a video to this Slot."</text:p>
          </table:table-cell>
        </table:table-row>
        <table:table-row table:style-name="ro2">
          <table:table-cell table:formula="of:=LOWER(['Definition (EN)'.C8]&amp;&quot;_&quot;&amp;['Definition (EN)'.D8]&amp;&quot;_&quot;&amp;['Definition (EN)'.$J$3]&amp;&quot;_&quot;&amp;['Definition (EN)'.$H$2]&amp;&quot;:&quot;)" office:value-type="string">
            <text:p>slot_video_me-to-owner_singular:</text:p>
          </table:table-cell>
          <table:table-cell table:formula="of:=&quot;&quot;&quot;&quot;&amp;SUBSTITUTE(['Definition (EN)'.J8];&quot;{&quot;;&quot;%{&quot;)&amp;&quot;&quot;&quot;&quot;" office:value-type="string">
            <text:p>"You added a video to your Slot: %{TITLE}"</text:p>
          </table:table-cell>
        </table:table-row>
        <table:table-row table:style-name="ro2">
          <table:table-cell table:formula="of:=LOWER(['Definition (EN)'.C8]&amp;&quot;_&quot;&amp;['Definition (EN)'.D8]&amp;&quot;_&quot;&amp;['Definition (EN)'.$V$3]&amp;&quot;_&quot;&amp;['Definition (EN)'.$H$2]&amp;&quot;:&quot;)" office:value-type="string">
            <text:p>slot_video_activity-to-owner_singular:</text:p>
          </table:table-cell>
          <table:table-cell table:formula="of:=&quot;&quot;&quot;&quot;&amp;SUBSTITUTE(['Definition (EN)'.V8];&quot;{&quot;;&quot;%{&quot;)&amp;&quot;&quot;&quot;&quot;" office:value-type="string">
            <text:p>"%{ACTOR} added a video to your Slot."</text:p>
          </table:table-cell>
        </table:table-row>
        <table:table-row table:style-name="ro2">
          <table:table-cell table:formula="of:=LOWER(['Definition (EN)'.C8]&amp;&quot;_&quot;&amp;['Definition (EN)'.D8]&amp;&quot;_&quot;&amp;['Definition (EN)'.$R$3]&amp;&quot;_&quot;&amp;['Definition (EN)'.$H$2]&amp;&quot;:&quot;)" office:value-type="string">
            <text:p>slot_video_notify-to-owner_singular:</text:p>
          </table:table-cell>
          <table:table-cell table:formula="of:=&quot;&quot;&quot;&quot;&amp;SUBSTITUTE(['Definition (EN)'.R8];&quot;{&quot;;&quot;%{&quot;)&amp;&quot;&quot;&quot;&quot;" office:value-type="string">
            <text:p>"%{ACTOR} added a video to your Slot: %{TITLE}"</text:p>
          </table:table-cell>
        </table:table-row>
        <table:table-row table:style-name="ro2">
          <table:table-cell table:formula="of:=LOWER(['Definition (EN)'.C8]&amp;&quot;_&quot;&amp;['Definition (EN)'.D8]&amp;&quot;_&quot;&amp;['Definition (EN)'.$N$3]&amp;&quot;_&quot;&amp;['Definition (EN)'.$H$2]&amp;&quot;:&quot;)" office:value-type="string">
            <text:p>slot_video_push-to-owner_singular:</text:p>
          </table:table-cell>
          <table:table-cell table:formula="of:=&quot;&quot;&quot;&quot;&amp;SUBSTITUTE(['Definition (EN)'.N8];&quot;{&quot;;&quot;%{&quot;)&amp;&quot;&quot;&quot;&quot;" office:value-type="string">
            <text:p>"%{ACTOR} added a video to your Slot: %{TITLE}"</text:p>
          </table:table-cell>
        </table:table-row>
        <table:table-row table:style-name="ro2">
          <table:table-cell table:formula="of:=LOWER(['Definition (EN)'.C8]&amp;&quot;_&quot;&amp;['Definition (EN)'.D8]&amp;&quot;_&quot;&amp;['Definition (EN)'.$X$3]&amp;&quot;_&quot;&amp;['Definition (EN)'.$W$2]&amp;&quot;:&quot;)" office:value-type="string">
            <text:p>slot_video_activity-to-owner_plural:</text:p>
          </table:table-cell>
          <table:table-cell table:formula="of:=&quot;&quot;&quot;&quot;&amp;SUBSTITUTE(['Definition (EN)'.X8];&quot;{&quot;;&quot;%{&quot;)&amp;&quot;&quot;&quot;&quot;" office:value-type="string">
            <text:p>"%{ACTOR} and %{USER} added a video to your Slot."</text:p>
          </table:table-cell>
        </table:table-row>
        <table:table-row table:style-name="ro2">
          <table:table-cell table:formula="of:=LOWER(['Definition (EN)'.C8]&amp;&quot;_&quot;&amp;['Definition (EN)'.D8]&amp;&quot;_&quot;&amp;['Definition (EN)'.$AB$3]&amp;&quot;_&quot;&amp;['Definition (EN)'.$AA$2]&amp;&quot;:&quot;)" office:value-type="string">
            <text:p>slot_video_activity-to-owner_aggregate:</text:p>
          </table:table-cell>
          <table:table-cell table:formula="of:=&quot;&quot;&quot;&quot;&amp;SUBSTITUTE(['Definition (EN)'.AB8];&quot;{&quot;;&quot;%{&quot;)&amp;&quot;&quot;&quot;&quot;" office:value-type="string">
            <text:p>"%{ACTOR} and %{COUNT} others added a video to your Slot."</text:p>
          </table:table-cell>
        </table:table-row>
        <table:table-row table:number-rows-repeated="1" table:style-name="ro4"/>
        <table:table-row table:style-name="ro2">
          <table:table-cell table:formula="of:=LOWER(['Definition (EN)'.C9]&amp;&quot;_&quot;&amp;['Definition (EN)'.D9]&amp;&quot;_&quot;&amp;['Definition (EN)'.$I$3]&amp;&quot;_&quot;&amp;['Definition (EN)'.$H$2]&amp;&quot;:&quot;)" office:value-type="string">
            <text:p>slot_audio_me_singular:</text:p>
          </table:table-cell>
          <table:table-cell table:formula="of:=&quot;&quot;&quot;&quot;&amp;SUBSTITUTE(['Definition (EN)'.I9];&quot;{&quot;;&quot;%{&quot;)&amp;&quot;&quot;&quot;&quot;" office:value-type="string">
            <text:p>"You added an audio to the Slot: %{TITLE}"</text:p>
          </table:table-cell>
        </table:table-row>
        <table:table-row table:style-name="ro2">
          <table:table-cell table:formula="of:=LOWER(['Definition (EN)'.C9]&amp;&quot;_&quot;&amp;['Definition (EN)'.D9]&amp;&quot;_&quot;&amp;['Definition (EN)'.$U$3]&amp;&quot;_&quot;&amp;['Definition (EN)'.$H$2]&amp;&quot;:&quot;)" office:value-type="string">
            <text:p>slot_audio_activity_singular:</text:p>
          </table:table-cell>
          <table:table-cell table:formula="of:=&quot;&quot;&quot;&quot;&amp;SUBSTITUTE(['Definition (EN)'.U9];&quot;{&quot;;&quot;%{&quot;)&amp;&quot;&quot;&quot;&quot;" office:value-type="string">
            <text:p>"%{ACTOR} added an audio to this Slot."</text:p>
          </table:table-cell>
        </table:table-row>
        <table:table-row table:style-name="ro2">
          <table:table-cell table:formula="of:=LOWER(['Definition (EN)'.C9]&amp;&quot;_&quot;&amp;['Definition (EN)'.D9]&amp;&quot;_&quot;&amp;['Definition (EN)'.$Q$3]&amp;&quot;_&quot;&amp;['Definition (EN)'.$H$2]&amp;&quot;:&quot;)" office:value-type="string">
            <text:p>slot_audio_notify_singular:</text:p>
          </table:table-cell>
          <table:table-cell table:formula="of:=&quot;&quot;&quot;&quot;&amp;SUBSTITUTE(['Definition (EN)'.Q9];&quot;{&quot;;&quot;%{&quot;)&amp;&quot;&quot;&quot;&quot;" office:value-type="string">
            <text:p>"%{ACTOR} added an audio to the Slot: %{TITLE}"</text:p>
          </table:table-cell>
        </table:table-row>
        <table:table-row table:style-name="ro2">
          <table:table-cell table:formula="of:=LOWER(['Definition (EN)'.C9]&amp;&quot;_&quot;&amp;['Definition (EN)'.D9]&amp;&quot;_&quot;&amp;['Definition (EN)'.$M$3]&amp;&quot;_&quot;&amp;['Definition (EN)'.$H$2]&amp;&quot;:&quot;)" office:value-type="string">
            <text:p>slot_audio_push_singular:</text:p>
          </table:table-cell>
          <table:table-cell table:formula="of:=&quot;&quot;&quot;&quot;&amp;SUBSTITUTE(['Definition (EN)'.M9];&quot;{&quot;;&quot;%{&quot;)&amp;&quot;&quot;&quot;&quot;" office:value-type="string">
            <text:p>"%{ACTOR} added an audio to the Slot: %{TITLE}"</text:p>
          </table:table-cell>
        </table:table-row>
        <table:table-row table:style-name="ro2">
          <table:table-cell table:formula="of:=LOWER(['Definition (EN)'.C9]&amp;&quot;_&quot;&amp;['Definition (EN)'.D9]&amp;&quot;_&quot;&amp;['Definition (EN)'.$W$3]&amp;&quot;_&quot;&amp;['Definition (EN)'.$W$2]&amp;&quot;:&quot;)" office:value-type="string">
            <text:p>slot_audio_activity_plural:</text:p>
          </table:table-cell>
          <table:table-cell table:formula="of:=&quot;&quot;&quot;&quot;&amp;SUBSTITUTE(['Definition (EN)'.W9];&quot;{&quot;;&quot;%{&quot;)&amp;&quot;&quot;&quot;&quot;" office:value-type="string">
            <text:p>"%{ACTOR} and %{USER} added an audio to this Slot."</text:p>
          </table:table-cell>
        </table:table-row>
        <table:table-row table:style-name="ro2">
          <table:table-cell table:formula="of:=LOWER(['Definition (EN)'.C9]&amp;&quot;_&quot;&amp;['Definition (EN)'.D9]&amp;&quot;_&quot;&amp;['Definition (EN)'.$AA$3]&amp;&quot;_&quot;&amp;['Definition (EN)'.$AA$2]&amp;&quot;:&quot;)" office:value-type="string">
            <text:p>slot_audio_activity_aggregate:</text:p>
          </table:table-cell>
          <table:table-cell table:formula="of:=&quot;&quot;&quot;&quot;&amp;SUBSTITUTE(['Definition (EN)'.AA9];&quot;{&quot;;&quot;%{&quot;)&amp;&quot;&quot;&quot;&quot;" office:value-type="string">
            <text:p>"%{ACTOR} and %{COUNT} others added an audio to this Slot."</text:p>
          </table:table-cell>
        </table:table-row>
        <table:table-row table:style-name="ro2">
          <table:table-cell table:formula="of:=LOWER(['Definition (EN)'.C9]&amp;&quot;_&quot;&amp;['Definition (EN)'.D9]&amp;&quot;_&quot;&amp;['Definition (EN)'.$J$3]&amp;&quot;_&quot;&amp;['Definition (EN)'.$H$2]&amp;&quot;:&quot;)" office:value-type="string">
            <text:p>slot_audio_me-to-owner_singular:</text:p>
          </table:table-cell>
          <table:table-cell table:formula="of:=&quot;&quot;&quot;&quot;&amp;SUBSTITUTE(['Definition (EN)'.J9];&quot;{&quot;;&quot;%{&quot;)&amp;&quot;&quot;&quot;&quot;" office:value-type="string">
            <text:p>"You added an audio to your Slot: %{TITLE}"</text:p>
          </table:table-cell>
        </table:table-row>
        <table:table-row table:style-name="ro2">
          <table:table-cell table:formula="of:=LOWER(['Definition (EN)'.C9]&amp;&quot;_&quot;&amp;['Definition (EN)'.D9]&amp;&quot;_&quot;&amp;['Definition (EN)'.$V$3]&amp;&quot;_&quot;&amp;['Definition (EN)'.$H$2]&amp;&quot;:&quot;)" office:value-type="string">
            <text:p>slot_audio_activity-to-owner_singular:</text:p>
          </table:table-cell>
          <table:table-cell table:formula="of:=&quot;&quot;&quot;&quot;&amp;SUBSTITUTE(['Definition (EN)'.V9];&quot;{&quot;;&quot;%{&quot;)&amp;&quot;&quot;&quot;&quot;" office:value-type="string">
            <text:p>"%{ACTOR} added an audio to your Slot."</text:p>
          </table:table-cell>
        </table:table-row>
        <table:table-row table:style-name="ro2">
          <table:table-cell table:formula="of:=LOWER(['Definition (EN)'.C9]&amp;&quot;_&quot;&amp;['Definition (EN)'.D9]&amp;&quot;_&quot;&amp;['Definition (EN)'.$R$3]&amp;&quot;_&quot;&amp;['Definition (EN)'.$H$2]&amp;&quot;:&quot;)" office:value-type="string">
            <text:p>slot_audio_notify-to-owner_singular:</text:p>
          </table:table-cell>
          <table:table-cell table:formula="of:=&quot;&quot;&quot;&quot;&amp;SUBSTITUTE(['Definition (EN)'.R9];&quot;{&quot;;&quot;%{&quot;)&amp;&quot;&quot;&quot;&quot;" office:value-type="string">
            <text:p>"%{ACTOR} added an audio to your Slot: %{TITLE}"</text:p>
          </table:table-cell>
        </table:table-row>
        <table:table-row table:style-name="ro2">
          <table:table-cell table:formula="of:=LOWER(['Definition (EN)'.C9]&amp;&quot;_&quot;&amp;['Definition (EN)'.D9]&amp;&quot;_&quot;&amp;['Definition (EN)'.$N$3]&amp;&quot;_&quot;&amp;['Definition (EN)'.$H$2]&amp;&quot;:&quot;)" office:value-type="string">
            <text:p>slot_audio_push-to-owner_singular:</text:p>
          </table:table-cell>
          <table:table-cell table:formula="of:=&quot;&quot;&quot;&quot;&amp;SUBSTITUTE(['Definition (EN)'.N9];&quot;{&quot;;&quot;%{&quot;)&amp;&quot;&quot;&quot;&quot;" office:value-type="string">
            <text:p>"%{ACTOR} added an audio to your Slot: %{TITLE}"</text:p>
          </table:table-cell>
        </table:table-row>
        <table:table-row table:style-name="ro2">
          <table:table-cell table:formula="of:=LOWER(['Definition (EN)'.C9]&amp;&quot;_&quot;&amp;['Definition (EN)'.D9]&amp;&quot;_&quot;&amp;['Definition (EN)'.$X$3]&amp;&quot;_&quot;&amp;['Definition (EN)'.$W$2]&amp;&quot;:&quot;)" office:value-type="string">
            <text:p>slot_audio_activity-to-owner_plural:</text:p>
          </table:table-cell>
          <table:table-cell table:formula="of:=&quot;&quot;&quot;&quot;&amp;SUBSTITUTE(['Definition (EN)'.X9];&quot;{&quot;;&quot;%{&quot;)&amp;&quot;&quot;&quot;&quot;" office:value-type="string">
            <text:p>"%{ACTOR} and %{USER} added an audio to your Slot."</text:p>
          </table:table-cell>
        </table:table-row>
        <table:table-row table:style-name="ro2">
          <table:table-cell table:formula="of:=LOWER(['Definition (EN)'.C9]&amp;&quot;_&quot;&amp;['Definition (EN)'.D9]&amp;&quot;_&quot;&amp;['Definition (EN)'.$AB$3]&amp;&quot;_&quot;&amp;['Definition (EN)'.$AA$2]&amp;&quot;:&quot;)" office:value-type="string">
            <text:p>slot_audio_activity-to-owner_aggregate:</text:p>
          </table:table-cell>
          <table:table-cell table:formula="of:=&quot;&quot;&quot;&quot;&amp;SUBSTITUTE(['Definition (EN)'.AB9];&quot;{&quot;;&quot;%{&quot;)&amp;&quot;&quot;&quot;&quot;" office:value-type="string">
            <text:p>"%{ACTOR} and %{COUNT} others added an audio to your Slot."</text:p>
          </table:table-cell>
        </table:table-row>
        <table:table-row table:number-rows-repeated="1" table:style-name="ro4"/>
        <table:table-row table:style-name="ro2">
          <table:table-cell table:formula="of:=LOWER(['Definition (EN)'.C10]&amp;&quot;_&quot;&amp;['Definition (EN)'.D10]&amp;&quot;_&quot;&amp;['Definition (EN)'.$I$3]&amp;&quot;_&quot;&amp;['Definition (EN)'.$H$2]&amp;&quot;:&quot;)" office:value-type="string">
            <text:p>slot_note_me_singular:</text:p>
          </table:table-cell>
          <table:table-cell table:formula="of:=&quot;&quot;&quot;&quot;&amp;SUBSTITUTE(['Definition (EN)'.I10];&quot;{&quot;;&quot;%{&quot;)&amp;&quot;&quot;&quot;&quot;" office:value-type="string">
            <text:p>"You added a note to the Slot: %{TITLE}"</text:p>
          </table:table-cell>
        </table:table-row>
        <table:table-row table:style-name="ro2">
          <table:table-cell table:formula="of:=LOWER(['Definition (EN)'.C10]&amp;&quot;_&quot;&amp;['Definition (EN)'.D10]&amp;&quot;_&quot;&amp;['Definition (EN)'.$U$3]&amp;&quot;_&quot;&amp;['Definition (EN)'.$H$2]&amp;&quot;:&quot;)" office:value-type="string">
            <text:p>slot_note_activity_singular:</text:p>
          </table:table-cell>
          <table:table-cell table:formula="of:=&quot;&quot;&quot;&quot;&amp;SUBSTITUTE(['Definition (EN)'.U10];&quot;{&quot;;&quot;%{&quot;)&amp;&quot;&quot;&quot;&quot;" office:value-type="string">
            <text:p>"%{ACTOR} added a note to this Slot."</text:p>
          </table:table-cell>
        </table:table-row>
        <table:table-row table:style-name="ro2">
          <table:table-cell table:formula="of:=LOWER(['Definition (EN)'.C10]&amp;&quot;_&quot;&amp;['Definition (EN)'.D10]&amp;&quot;_&quot;&amp;['Definition (EN)'.$Q$3]&amp;&quot;_&quot;&amp;['Definition (EN)'.$H$2]&amp;&quot;:&quot;)" office:value-type="string">
            <text:p>slot_note_notify_singular:</text:p>
          </table:table-cell>
          <table:table-cell table:formula="of:=&quot;&quot;&quot;&quot;&amp;SUBSTITUTE(['Definition (EN)'.Q10];&quot;{&quot;;&quot;%{&quot;)&amp;&quot;&quot;&quot;&quot;" office:value-type="string">
            <text:p>"%{ACTOR} added a note to the Slot: %{TITLE}"</text:p>
          </table:table-cell>
        </table:table-row>
        <table:table-row table:style-name="ro2">
          <table:table-cell table:formula="of:=LOWER(['Definition (EN)'.C10]&amp;&quot;_&quot;&amp;['Definition (EN)'.D10]&amp;&quot;_&quot;&amp;['Definition (EN)'.$M$3]&amp;&quot;_&quot;&amp;['Definition (EN)'.$H$2]&amp;&quot;:&quot;)" office:value-type="string">
            <text:p>slot_note_push_singular:</text:p>
          </table:table-cell>
          <table:table-cell table:formula="of:=&quot;&quot;&quot;&quot;&amp;SUBSTITUTE(['Definition (EN)'.M10];&quot;{&quot;;&quot;%{&quot;)&amp;&quot;&quot;&quot;&quot;" office:value-type="string">
            <text:p>"%{ACTOR} added a note to the Slot: %{TITLE}"</text:p>
          </table:table-cell>
        </table:table-row>
        <table:table-row table:style-name="ro2">
          <table:table-cell table:formula="of:=LOWER(['Definition (EN)'.C10]&amp;&quot;_&quot;&amp;['Definition (EN)'.D10]&amp;&quot;_&quot;&amp;['Definition (EN)'.$W$3]&amp;&quot;_&quot;&amp;['Definition (EN)'.$W$2]&amp;&quot;:&quot;)" office:value-type="string">
            <text:p>slot_note_activity_plural:</text:p>
          </table:table-cell>
          <table:table-cell table:formula="of:=&quot;&quot;&quot;&quot;&amp;SUBSTITUTE(['Definition (EN)'.W10];&quot;{&quot;;&quot;%{&quot;)&amp;&quot;&quot;&quot;&quot;" office:value-type="string">
            <text:p>"%{ACTOR} and %{USER} added a note to this Slot."</text:p>
          </table:table-cell>
        </table:table-row>
        <table:table-row table:style-name="ro2">
          <table:table-cell table:formula="of:=LOWER(['Definition (EN)'.C10]&amp;&quot;_&quot;&amp;['Definition (EN)'.D10]&amp;&quot;_&quot;&amp;['Definition (EN)'.$AA$3]&amp;&quot;_&quot;&amp;['Definition (EN)'.$AA$2]&amp;&quot;:&quot;)" office:value-type="string">
            <text:p>slot_note_activity_aggregate:</text:p>
          </table:table-cell>
          <table:table-cell table:formula="of:=&quot;&quot;&quot;&quot;&amp;SUBSTITUTE(['Definition (EN)'.AA10];&quot;{&quot;;&quot;%{&quot;)&amp;&quot;&quot;&quot;&quot;" office:value-type="string">
            <text:p>"%{ACTOR} and %{COUNT} others added a note to this Slot."</text:p>
          </table:table-cell>
        </table:table-row>
        <table:table-row table:style-name="ro2">
          <table:table-cell table:formula="of:=LOWER(['Definition (EN)'.C10]&amp;&quot;_&quot;&amp;['Definition (EN)'.D10]&amp;&quot;_&quot;&amp;['Definition (EN)'.$J$3]&amp;&quot;_&quot;&amp;['Definition (EN)'.$H$2]&amp;&quot;:&quot;)" office:value-type="string">
            <text:p>slot_note_me-to-owner_singular:</text:p>
          </table:table-cell>
          <table:table-cell table:formula="of:=&quot;&quot;&quot;&quot;&amp;SUBSTITUTE(['Definition (EN)'.J10];&quot;{&quot;;&quot;%{&quot;)&amp;&quot;&quot;&quot;&quot;" office:value-type="string">
            <text:p>"You added a note to your Slot: %{TITLE}"</text:p>
          </table:table-cell>
        </table:table-row>
        <table:table-row table:style-name="ro2">
          <table:table-cell table:formula="of:=LOWER(['Definition (EN)'.C10]&amp;&quot;_&quot;&amp;['Definition (EN)'.D10]&amp;&quot;_&quot;&amp;['Definition (EN)'.$V$3]&amp;&quot;_&quot;&amp;['Definition (EN)'.$H$2]&amp;&quot;:&quot;)" office:value-type="string">
            <text:p>slot_note_activity-to-owner_singular:</text:p>
          </table:table-cell>
          <table:table-cell table:formula="of:=&quot;&quot;&quot;&quot;&amp;SUBSTITUTE(['Definition (EN)'.V10];&quot;{&quot;;&quot;%{&quot;)&amp;&quot;&quot;&quot;&quot;" office:value-type="string">
            <text:p>"%{ACTOR} added a note to your Slot."</text:p>
          </table:table-cell>
        </table:table-row>
        <table:table-row table:style-name="ro2">
          <table:table-cell table:formula="of:=LOWER(['Definition (EN)'.C10]&amp;&quot;_&quot;&amp;['Definition (EN)'.D10]&amp;&quot;_&quot;&amp;['Definition (EN)'.$R$3]&amp;&quot;_&quot;&amp;['Definition (EN)'.$H$2]&amp;&quot;:&quot;)" office:value-type="string">
            <text:p>slot_note_notify-to-owner_singular:</text:p>
          </table:table-cell>
          <table:table-cell table:formula="of:=&quot;&quot;&quot;&quot;&amp;SUBSTITUTE(['Definition (EN)'.R10];&quot;{&quot;;&quot;%{&quot;)&amp;&quot;&quot;&quot;&quot;" office:value-type="string">
            <text:p>"%{ACTOR} added a note to your Slot: %{TITLE}"</text:p>
          </table:table-cell>
        </table:table-row>
        <table:table-row table:style-name="ro2">
          <table:table-cell table:formula="of:=LOWER(['Definition (EN)'.C10]&amp;&quot;_&quot;&amp;['Definition (EN)'.D10]&amp;&quot;_&quot;&amp;['Definition (EN)'.$N$3]&amp;&quot;_&quot;&amp;['Definition (EN)'.$H$2]&amp;&quot;:&quot;)" office:value-type="string">
            <text:p>slot_note_push-to-owner_singular:</text:p>
          </table:table-cell>
          <table:table-cell table:formula="of:=&quot;&quot;&quot;&quot;&amp;SUBSTITUTE(['Definition (EN)'.N10];&quot;{&quot;;&quot;%{&quot;)&amp;&quot;&quot;&quot;&quot;" office:value-type="string">
            <text:p>"%{ACTOR} added a note to your Slot: %{TITLE}"</text:p>
          </table:table-cell>
        </table:table-row>
        <table:table-row table:style-name="ro2">
          <table:table-cell table:formula="of:=LOWER(['Definition (EN)'.C10]&amp;&quot;_&quot;&amp;['Definition (EN)'.D10]&amp;&quot;_&quot;&amp;['Definition (EN)'.$X$3]&amp;&quot;_&quot;&amp;['Definition (EN)'.$W$2]&amp;&quot;:&quot;)" office:value-type="string">
            <text:p>slot_note_activity-to-owner_plural:</text:p>
          </table:table-cell>
          <table:table-cell table:formula="of:=&quot;&quot;&quot;&quot;&amp;SUBSTITUTE(['Definition (EN)'.X10];&quot;{&quot;;&quot;%{&quot;)&amp;&quot;&quot;&quot;&quot;" office:value-type="string">
            <text:p>"%{ACTOR} and %{USER} added a note to your Slot."</text:p>
          </table:table-cell>
        </table:table-row>
        <table:table-row table:style-name="ro2">
          <table:table-cell table:formula="of:=LOWER(['Definition (EN)'.C10]&amp;&quot;_&quot;&amp;['Definition (EN)'.D10]&amp;&quot;_&quot;&amp;['Definition (EN)'.$AB$3]&amp;&quot;_&quot;&amp;['Definition (EN)'.$AA$2]&amp;&quot;:&quot;)" office:value-type="string">
            <text:p>slot_note_activity-to-owner_aggregate:</text:p>
          </table:table-cell>
          <table:table-cell table:formula="of:=&quot;&quot;&quot;&quot;&amp;SUBSTITUTE(['Definition (EN)'.AB10];&quot;{&quot;;&quot;%{&quot;)&amp;&quot;&quot;&quot;&quot;" office:value-type="string">
            <text:p>"%{ACTOR} and %{COUNT} others added a note to your Slot."</text:p>
          </table:table-cell>
        </table:table-row>
        <table:table-row table:number-rows-repeated="1" table:style-name="ro4"/>
        <table:table-row table:style-name="ro2">
          <table:table-cell table:formula="of:=LOWER(['Definition (EN)'.C11]&amp;&quot;_&quot;&amp;['Definition (EN)'.D11]&amp;&quot;_&quot;&amp;['Definition (EN)'.$I$3]&amp;&quot;_&quot;&amp;['Definition (EN)'.$H$2]&amp;&quot;:&quot;)" office:value-type="string">
            <text:p>slot_media_me_singular:</text:p>
          </table:table-cell>
          <table:table-cell table:formula="of:=&quot;&quot;&quot;&quot;&amp;SUBSTITUTE(['Definition (EN)'.I11];&quot;{&quot;;&quot;%{&quot;)&amp;&quot;&quot;&quot;&quot;" office:value-type="string">
            <text:p>"You added new media to the Slot: %{TITLE}"</text:p>
          </table:table-cell>
        </table:table-row>
        <table:table-row table:style-name="ro2">
          <table:table-cell table:formula="of:=LOWER(['Definition (EN)'.C11]&amp;&quot;_&quot;&amp;['Definition (EN)'.D11]&amp;&quot;_&quot;&amp;['Definition (EN)'.$U$3]&amp;&quot;_&quot;&amp;['Definition (EN)'.$H$2]&amp;&quot;:&quot;)" office:value-type="string">
            <text:p>slot_media_activity_singular:</text:p>
          </table:table-cell>
          <table:table-cell table:formula="of:=&quot;&quot;&quot;&quot;&amp;SUBSTITUTE(['Definition (EN)'.U11];&quot;{&quot;;&quot;%{&quot;)&amp;&quot;&quot;&quot;&quot;" office:value-type="string">
            <text:p>"%{ACTOR} added new media to this Slot."</text:p>
          </table:table-cell>
        </table:table-row>
        <table:table-row table:style-name="ro2">
          <table:table-cell table:formula="of:=LOWER(['Definition (EN)'.C11]&amp;&quot;_&quot;&amp;['Definition (EN)'.D11]&amp;&quot;_&quot;&amp;['Definition (EN)'.$Q$3]&amp;&quot;_&quot;&amp;['Definition (EN)'.$H$2]&amp;&quot;:&quot;)" office:value-type="string">
            <text:p>slot_media_notify_singular:</text:p>
          </table:table-cell>
          <table:table-cell table:formula="of:=&quot;&quot;&quot;&quot;&amp;SUBSTITUTE(['Definition (EN)'.Q11];&quot;{&quot;;&quot;%{&quot;)&amp;&quot;&quot;&quot;&quot;" office:value-type="string">
            <text:p>"%{ACTOR} added new media to the Slot: %{TITLE}"</text:p>
          </table:table-cell>
        </table:table-row>
        <table:table-row table:style-name="ro2">
          <table:table-cell table:formula="of:=LOWER(['Definition (EN)'.C11]&amp;&quot;_&quot;&amp;['Definition (EN)'.D11]&amp;&quot;_&quot;&amp;['Definition (EN)'.$M$3]&amp;&quot;_&quot;&amp;['Definition (EN)'.$H$2]&amp;&quot;:&quot;)" office:value-type="string">
            <text:p>slot_media_push_singular:</text:p>
          </table:table-cell>
          <table:table-cell table:formula="of:=&quot;&quot;&quot;&quot;&amp;SUBSTITUTE(['Definition (EN)'.M11];&quot;{&quot;;&quot;%{&quot;)&amp;&quot;&quot;&quot;&quot;" office:value-type="string">
            <text:p>"%{ACTOR} added new media to the Slot: %{TITLE}"</text:p>
          </table:table-cell>
        </table:table-row>
        <table:table-row table:style-name="ro2">
          <table:table-cell table:formula="of:=LOWER(['Definition (EN)'.C11]&amp;&quot;_&quot;&amp;['Definition (EN)'.D11]&amp;&quot;_&quot;&amp;['Definition (EN)'.$W$3]&amp;&quot;_&quot;&amp;['Definition (EN)'.$W$2]&amp;&quot;:&quot;)" office:value-type="string">
            <text:p>slot_media_activity_plural:</text:p>
          </table:table-cell>
          <table:table-cell table:formula="of:=&quot;&quot;&quot;&quot;&amp;SUBSTITUTE(['Definition (EN)'.W11];&quot;{&quot;;&quot;%{&quot;)&amp;&quot;&quot;&quot;&quot;" office:value-type="string">
            <text:p>"%{ACTOR} and %{USER} added new media to this Slot."</text:p>
          </table:table-cell>
        </table:table-row>
        <table:table-row table:style-name="ro2">
          <table:table-cell table:formula="of:=LOWER(['Definition (EN)'.C11]&amp;&quot;_&quot;&amp;['Definition (EN)'.D11]&amp;&quot;_&quot;&amp;['Definition (EN)'.$AA$3]&amp;&quot;_&quot;&amp;['Definition (EN)'.$AA$2]&amp;&quot;:&quot;)" office:value-type="string">
            <text:p>slot_media_activity_aggregate:</text:p>
          </table:table-cell>
          <table:table-cell table:formula="of:=&quot;&quot;&quot;&quot;&amp;SUBSTITUTE(['Definition (EN)'.AA11];&quot;{&quot;;&quot;%{&quot;)&amp;&quot;&quot;&quot;&quot;" office:value-type="string">
            <text:p>"%{ACTOR} and %{COUNT} others added new media to this Slot."</text:p>
          </table:table-cell>
        </table:table-row>
        <table:table-row table:style-name="ro2">
          <table:table-cell table:formula="of:=LOWER(['Definition (EN)'.C11]&amp;&quot;_&quot;&amp;['Definition (EN)'.D11]&amp;&quot;_&quot;&amp;['Definition (EN)'.$J$3]&amp;&quot;_&quot;&amp;['Definition (EN)'.$H$2]&amp;&quot;:&quot;)" office:value-type="string">
            <text:p>slot_media_me-to-owner_singular:</text:p>
          </table:table-cell>
          <table:table-cell table:formula="of:=&quot;&quot;&quot;&quot;&amp;SUBSTITUTE(['Definition (EN)'.J11];&quot;{&quot;;&quot;%{&quot;)&amp;&quot;&quot;&quot;&quot;" office:value-type="string">
            <text:p>"You added new media to your Slot: %{TITLE}"</text:p>
          </table:table-cell>
        </table:table-row>
        <table:table-row table:style-name="ro2">
          <table:table-cell table:formula="of:=LOWER(['Definition (EN)'.C11]&amp;&quot;_&quot;&amp;['Definition (EN)'.D11]&amp;&quot;_&quot;&amp;['Definition (EN)'.$V$3]&amp;&quot;_&quot;&amp;['Definition (EN)'.$H$2]&amp;&quot;:&quot;)" office:value-type="string">
            <text:p>slot_media_activity-to-owner_singular:</text:p>
          </table:table-cell>
          <table:table-cell table:formula="of:=&quot;&quot;&quot;&quot;&amp;SUBSTITUTE(['Definition (EN)'.V11];&quot;{&quot;;&quot;%{&quot;)&amp;&quot;&quot;&quot;&quot;" office:value-type="string">
            <text:p>"%{ACTOR} added new media to your Slot."</text:p>
          </table:table-cell>
        </table:table-row>
        <table:table-row table:style-name="ro2">
          <table:table-cell table:formula="of:=LOWER(['Definition (EN)'.C11]&amp;&quot;_&quot;&amp;['Definition (EN)'.D11]&amp;&quot;_&quot;&amp;['Definition (EN)'.$R$3]&amp;&quot;_&quot;&amp;['Definition (EN)'.$H$2]&amp;&quot;:&quot;)" office:value-type="string">
            <text:p>slot_media_notify-to-owner_singular:</text:p>
          </table:table-cell>
          <table:table-cell table:formula="of:=&quot;&quot;&quot;&quot;&amp;SUBSTITUTE(['Definition (EN)'.R11];&quot;{&quot;;&quot;%{&quot;)&amp;&quot;&quot;&quot;&quot;" office:value-type="string">
            <text:p>"%{ACTOR} added new media to your Slot: %{TITLE}"</text:p>
          </table:table-cell>
        </table:table-row>
        <table:table-row table:style-name="ro2">
          <table:table-cell table:formula="of:=LOWER(['Definition (EN)'.C11]&amp;&quot;_&quot;&amp;['Definition (EN)'.D11]&amp;&quot;_&quot;&amp;['Definition (EN)'.$N$3]&amp;&quot;_&quot;&amp;['Definition (EN)'.$H$2]&amp;&quot;:&quot;)" office:value-type="string">
            <text:p>slot_media_push-to-owner_singular:</text:p>
          </table:table-cell>
          <table:table-cell table:formula="of:=&quot;&quot;&quot;&quot;&amp;SUBSTITUTE(['Definition (EN)'.N11];&quot;{&quot;;&quot;%{&quot;)&amp;&quot;&quot;&quot;&quot;" office:value-type="string">
            <text:p>"%{ACTOR} added new media to your Slot: %{TITLE}"</text:p>
          </table:table-cell>
        </table:table-row>
        <table:table-row table:style-name="ro2">
          <table:table-cell table:formula="of:=LOWER(['Definition (EN)'.C11]&amp;&quot;_&quot;&amp;['Definition (EN)'.D11]&amp;&quot;_&quot;&amp;['Definition (EN)'.$X$3]&amp;&quot;_&quot;&amp;['Definition (EN)'.$W$2]&amp;&quot;:&quot;)" office:value-type="string">
            <text:p>slot_media_activity-to-owner_plural:</text:p>
          </table:table-cell>
          <table:table-cell table:formula="of:=&quot;&quot;&quot;&quot;&amp;SUBSTITUTE(['Definition (EN)'.X11];&quot;{&quot;;&quot;%{&quot;)&amp;&quot;&quot;&quot;&quot;" office:value-type="string">
            <text:p>"%{ACTOR} and %{USER} added new media to your Slot."</text:p>
          </table:table-cell>
        </table:table-row>
        <table:table-row table:style-name="ro2">
          <table:table-cell table:formula="of:=LOWER(['Definition (EN)'.C11]&amp;&quot;_&quot;&amp;['Definition (EN)'.D11]&amp;&quot;_&quot;&amp;['Definition (EN)'.$AB$3]&amp;&quot;_&quot;&amp;['Definition (EN)'.$AA$2]&amp;&quot;:&quot;)" office:value-type="string">
            <text:p>slot_media_activity-to-owner_aggregate:</text:p>
          </table:table-cell>
          <table:table-cell table:formula="of:=&quot;&quot;&quot;&quot;&amp;SUBSTITUTE(['Definition (EN)'.AB11];&quot;{&quot;;&quot;%{&quot;)&amp;&quot;&quot;&quot;&quot;" office:value-type="string">
            <text:p>"%{ACTOR} and %{COUNT} others added new media to your Slot."</text:p>
          </table:table-cell>
        </table:table-row>
        <table:table-row table:number-rows-repeated="1" table:style-name="ro4"/>
        <table:table-row table:style-name="ro2">
          <table:table-cell table:formula="of:=LOWER(['Definition (EN)'.C12]&amp;&quot;_&quot;&amp;['Definition (EN)'.D12]&amp;&quot;_&quot;&amp;['Definition (EN)'.$I$3]&amp;&quot;_&quot;&amp;['Definition (EN)'.$H$2]&amp;&quot;:&quot;)" office:value-type="string">
            <text:p>slot_reslot_me_singular:</text:p>
          </table:table-cell>
          <table:table-cell table:formula="of:=&quot;&quot;&quot;&quot;&amp;SUBSTITUTE(['Definition (EN)'.I12];&quot;{&quot;;&quot;%{&quot;)&amp;&quot;&quot;&quot;&quot;" office:value-type="string">
            <text:p>"You reslotted the Slot: %{TITLE}"</text:p>
          </table:table-cell>
        </table:table-row>
        <table:table-row table:style-name="ro2">
          <table:table-cell table:formula="of:=LOWER(['Definition (EN)'.C12]&amp;&quot;_&quot;&amp;['Definition (EN)'.D12]&amp;&quot;_&quot;&amp;['Definition (EN)'.$U$3]&amp;&quot;_&quot;&amp;['Definition (EN)'.$H$2]&amp;&quot;:&quot;)" office:value-type="string">
            <text:p>slot_reslot_activity_singular:</text:p>
          </table:table-cell>
          <table:table-cell table:formula="of:=&quot;&quot;&quot;&quot;&amp;SUBSTITUTE(['Definition (EN)'.U12];&quot;{&quot;;&quot;%{&quot;)&amp;&quot;&quot;&quot;&quot;" office:value-type="string">
            <text:p>"%{ACTOR} has reslotted this Slot."</text:p>
          </table:table-cell>
        </table:table-row>
        <table:table-row table:style-name="ro2">
          <table:table-cell table:formula="of:=LOWER(['Definition (EN)'.C12]&amp;&quot;_&quot;&amp;['Definition (EN)'.D12]&amp;&quot;_&quot;&amp;['Definition (EN)'.$Q$3]&amp;&quot;_&quot;&amp;['Definition (EN)'.$H$2]&amp;&quot;:&quot;)" office:value-type="string">
            <text:p>slot_reslot_notify_singular:</text:p>
          </table:table-cell>
          <table:table-cell table:formula="of:=&quot;&quot;&quot;&quot;&amp;SUBSTITUTE(['Definition (EN)'.Q12];&quot;{&quot;;&quot;%{&quot;)&amp;&quot;&quot;&quot;&quot;" office:value-type="string">
            <text:p>""</text:p>
          </table:table-cell>
        </table:table-row>
        <table:table-row table:style-name="ro2">
          <table:table-cell table:formula="of:=LOWER(['Definition (EN)'.C12]&amp;&quot;_&quot;&amp;['Definition (EN)'.D12]&amp;&quot;_&quot;&amp;['Definition (EN)'.$M$3]&amp;&quot;_&quot;&amp;['Definition (EN)'.$H$2]&amp;&quot;:&quot;)" office:value-type="string">
            <text:p>slot_reslot_push_singular:</text:p>
          </table:table-cell>
          <table:table-cell table:formula="of:=&quot;&quot;&quot;&quot;&amp;SUBSTITUTE(['Definition (EN)'.M12];&quot;{&quot;;&quot;%{&quot;)&amp;&quot;&quot;&quot;&quot;" office:value-type="string">
            <text:p>"%{ACTOR} reslotted the Slot: %{TITLE}"</text:p>
          </table:table-cell>
        </table:table-row>
        <table:table-row table:style-name="ro2">
          <table:table-cell table:formula="of:=LOWER(['Definition (EN)'.C12]&amp;&quot;_&quot;&amp;['Definition (EN)'.D12]&amp;&quot;_&quot;&amp;['Definition (EN)'.$W$3]&amp;&quot;_&quot;&amp;['Definition (EN)'.$W$2]&amp;&quot;:&quot;)" office:value-type="string">
            <text:p>slot_reslot_activity_plural:</text:p>
          </table:table-cell>
          <table:table-cell table:formula="of:=&quot;&quot;&quot;&quot;&amp;SUBSTITUTE(['Definition (EN)'.W12];&quot;{&quot;;&quot;%{&quot;)&amp;&quot;&quot;&quot;&quot;" office:value-type="string">
            <text:p>"%{ACTOR} and %{USER} has reslotted this Slot."</text:p>
          </table:table-cell>
        </table:table-row>
        <table:table-row table:style-name="ro2">
          <table:table-cell table:formula="of:=LOWER(['Definition (EN)'.C12]&amp;&quot;_&quot;&amp;['Definition (EN)'.D12]&amp;&quot;_&quot;&amp;['Definition (EN)'.$AA$3]&amp;&quot;_&quot;&amp;['Definition (EN)'.$AA$2]&amp;&quot;:&quot;)" office:value-type="string">
            <text:p>slot_reslot_activity_aggregate:</text:p>
          </table:table-cell>
          <table:table-cell table:formula="of:=&quot;&quot;&quot;&quot;&amp;SUBSTITUTE(['Definition (EN)'.AA12];&quot;{&quot;;&quot;%{&quot;)&amp;&quot;&quot;&quot;&quot;" office:value-type="string">
            <text:p>"%{ACTOR} and %{COUNT} others have reslotted this Slot."</text:p>
          </table:table-cell>
        </table:table-row>
        <table:table-row table:style-name="ro2">
          <table:table-cell table:formula="of:=LOWER(['Definition (EN)'.C12]&amp;&quot;_&quot;&amp;['Definition (EN)'.D12]&amp;&quot;_&quot;&amp;['Definition (EN)'.$J$3]&amp;&quot;_&quot;&amp;['Definition (EN)'.$H$2]&amp;&quot;:&quot;)" office:value-type="string">
            <text:p>slot_reslot_me-to-owner_singular:</text:p>
          </table:table-cell>
          <table:table-cell table:formula="of:=&quot;&quot;&quot;&quot;&amp;SUBSTITUTE(['Definition (EN)'.J12];&quot;{&quot;;&quot;%{&quot;)&amp;&quot;&quot;&quot;&quot;" office:value-type="string">
            <text:p>""</text:p>
          </table:table-cell>
        </table:table-row>
        <table:table-row table:style-name="ro2">
          <table:table-cell table:formula="of:=LOWER(['Definition (EN)'.C12]&amp;&quot;_&quot;&amp;['Definition (EN)'.D12]&amp;&quot;_&quot;&amp;['Definition (EN)'.$V$3]&amp;&quot;_&quot;&amp;['Definition (EN)'.$H$2]&amp;&quot;:&quot;)" office:value-type="string">
            <text:p>slot_reslot_activity-to-owner_singular:</text:p>
          </table:table-cell>
          <table:table-cell table:formula="of:=&quot;&quot;&quot;&quot;&amp;SUBSTITUTE(['Definition (EN)'.V12];&quot;{&quot;;&quot;%{&quot;)&amp;&quot;&quot;&quot;&quot;" office:value-type="string">
            <text:p>"%{ACTOR} has reslotted your Slot."</text:p>
          </table:table-cell>
        </table:table-row>
        <table:table-row table:style-name="ro2">
          <table:table-cell table:formula="of:=LOWER(['Definition (EN)'.C12]&amp;&quot;_&quot;&amp;['Definition (EN)'.D12]&amp;&quot;_&quot;&amp;['Definition (EN)'.$R$3]&amp;&quot;_&quot;&amp;['Definition (EN)'.$H$2]&amp;&quot;:&quot;)" office:value-type="string">
            <text:p>slot_reslot_notify-to-owner_singular:</text:p>
          </table:table-cell>
          <table:table-cell table:formula="of:=&quot;&quot;&quot;&quot;&amp;SUBSTITUTE(['Definition (EN)'.R12];&quot;{&quot;;&quot;%{&quot;)&amp;&quot;&quot;&quot;&quot;" office:value-type="string">
            <text:p>"%{ACTOR} reslotted your Slot: %{TITLE}"</text:p>
          </table:table-cell>
        </table:table-row>
        <table:table-row table:style-name="ro2">
          <table:table-cell table:formula="of:=LOWER(['Definition (EN)'.C12]&amp;&quot;_&quot;&amp;['Definition (EN)'.D12]&amp;&quot;_&quot;&amp;['Definition (EN)'.$N$3]&amp;&quot;_&quot;&amp;['Definition (EN)'.$H$2]&amp;&quot;:&quot;)" office:value-type="string">
            <text:p>slot_reslot_push-to-owner_singular:</text:p>
          </table:table-cell>
          <table:table-cell table:formula="of:=&quot;&quot;&quot;&quot;&amp;SUBSTITUTE(['Definition (EN)'.N12];&quot;{&quot;;&quot;%{&quot;)&amp;&quot;&quot;&quot;&quot;" office:value-type="string">
            <text:p>"%{ACTOR} reslotted your Slot: %{TITLE}"</text:p>
          </table:table-cell>
        </table:table-row>
        <table:table-row table:style-name="ro2">
          <table:table-cell table:formula="of:=LOWER(['Definition (EN)'.C12]&amp;&quot;_&quot;&amp;['Definition (EN)'.D12]&amp;&quot;_&quot;&amp;['Definition (EN)'.$X$3]&amp;&quot;_&quot;&amp;['Definition (EN)'.$W$2]&amp;&quot;:&quot;)" office:value-type="string">
            <text:p>slot_reslot_activity-to-owner_plural:</text:p>
          </table:table-cell>
          <table:table-cell table:formula="of:=&quot;&quot;&quot;&quot;&amp;SUBSTITUTE(['Definition (EN)'.X12];&quot;{&quot;;&quot;%{&quot;)&amp;&quot;&quot;&quot;&quot;" office:value-type="string">
            <text:p>"%{ACTOR} and %{USER} have reslotted your Slot."</text:p>
          </table:table-cell>
        </table:table-row>
        <table:table-row table:style-name="ro2">
          <table:table-cell table:formula="of:=LOWER(['Definition (EN)'.C12]&amp;&quot;_&quot;&amp;['Definition (EN)'.D12]&amp;&quot;_&quot;&amp;['Definition (EN)'.$AB$3]&amp;&quot;_&quot;&amp;['Definition (EN)'.$AA$2]&amp;&quot;:&quot;)" office:value-type="string">
            <text:p>slot_reslot_activity-to-owner_aggregate:</text:p>
          </table:table-cell>
          <table:table-cell table:formula="of:=&quot;&quot;&quot;&quot;&amp;SUBSTITUTE(['Definition (EN)'.AB12];&quot;{&quot;;&quot;%{&quot;)&amp;&quot;&quot;&quot;&quot;" office:value-type="string">
            <text:p>"%{ACTOR} and %{COUNT} others have reslotted your Slot."</text:p>
          </table:table-cell>
        </table:table-row>
        <table:table-row table:number-rows-repeated="1" table:style-name="ro4"/>
        <table:table-row table:style-name="ro2">
          <table:table-cell table:formula="of:=LOWER(['Definition (EN)'.C13]&amp;&quot;_&quot;&amp;['Definition (EN)'.D13]&amp;&quot;_&quot;&amp;['Definition (EN)'.$I$3]&amp;&quot;_&quot;&amp;['Definition (EN)'.$H$2]&amp;&quot;:&quot;)" office:value-type="string">
            <text:p>user_accept_me_singular:</text:p>
          </table:table-cell>
          <table:table-cell table:formula="of:=&quot;&quot;&quot;&quot;&amp;SUBSTITUTE(['Definition (EN)'.I13];&quot;{&quot;;&quot;%{&quot;)&amp;&quot;&quot;&quot;&quot;" office:value-type="string">
            <text:p>""</text:p>
          </table:table-cell>
        </table:table-row>
        <table:table-row table:style-name="ro2">
          <table:table-cell table:formula="of:=LOWER(['Definition (EN)'.C13]&amp;&quot;_&quot;&amp;['Definition (EN)'.D13]&amp;&quot;_&quot;&amp;['Definition (EN)'.$U$3]&amp;&quot;_&quot;&amp;['Definition (EN)'.$H$2]&amp;&quot;:&quot;)" office:value-type="string">
            <text:p>user_accept_activity_singular:</text:p>
          </table:table-cell>
          <table:table-cell table:formula="of:=&quot;&quot;&quot;&quot;&amp;SUBSTITUTE(['Definition (EN)'.U13];&quot;{&quot;;&quot;%{&quot;)&amp;&quot;&quot;&quot;&quot;" office:value-type="string">
            <text:p>"%{ACTOR} and %{USER} are now friends"</text:p>
          </table:table-cell>
        </table:table-row>
        <table:table-row table:style-name="ro2">
          <table:table-cell table:formula="of:=LOWER(['Definition (EN)'.C13]&amp;&quot;_&quot;&amp;['Definition (EN)'.D13]&amp;&quot;_&quot;&amp;['Definition (EN)'.$Q$3]&amp;&quot;_&quot;&amp;['Definition (EN)'.$H$2]&amp;&quot;:&quot;)" office:value-type="string">
            <text:p>user_accept_notify_singular:</text:p>
          </table:table-cell>
          <table:table-cell table:formula="of:=&quot;&quot;&quot;&quot;&amp;SUBSTITUTE(['Definition (EN)'.Q13];&quot;{&quot;;&quot;%{&quot;)&amp;&quot;&quot;&quot;&quot;" office:value-type="string">
            <text:p>"You and %{USER} are now friends"</text:p>
          </table:table-cell>
        </table:table-row>
        <table:table-row table:style-name="ro2">
          <table:table-cell table:formula="of:=LOWER(['Definition (EN)'.C13]&amp;&quot;_&quot;&amp;['Definition (EN)'.D13]&amp;&quot;_&quot;&amp;['Definition (EN)'.$M$3]&amp;&quot;_&quot;&amp;['Definition (EN)'.$H$2]&amp;&quot;:&quot;)" office:value-type="string">
            <text:p>user_accept_push_singular:</text:p>
          </table:table-cell>
          <table:table-cell table:formula="of:=&quot;&quot;&quot;&quot;&amp;SUBSTITUTE(['Definition (EN)'.M13];&quot;{&quot;;&quot;%{&quot;)&amp;&quot;&quot;&quot;&quot;" office:value-type="string">
            <text:p>"%{ACTOR} has accepted your friend request"</text:p>
          </table:table-cell>
        </table:table-row>
        <table:table-row table:style-name="ro2">
          <table:table-cell table:formula="of:=LOWER(['Definition (EN)'.C13]&amp;&quot;_&quot;&amp;['Definition (EN)'.D13]&amp;&quot;_&quot;&amp;['Definition (EN)'.$W$3]&amp;&quot;_&quot;&amp;['Definition (EN)'.$W$2]&amp;&quot;:&quot;)" office:value-type="string">
            <text:p>user_accept_activity_plural:</text:p>
          </table:table-cell>
          <table:table-cell table:formula="of:=&quot;&quot;&quot;&quot;&amp;SUBSTITUTE(['Definition (EN)'.W13];&quot;{&quot;;&quot;%{&quot;)&amp;&quot;&quot;&quot;&quot;" office:value-type="string">
            <text:p>"%{ACTOR} and %{USER} are now friends"</text:p>
          </table:table-cell>
        </table:table-row>
        <table:table-row table:style-name="ro2">
          <table:table-cell table:formula="of:=LOWER(['Definition (EN)'.C13]&amp;&quot;_&quot;&amp;['Definition (EN)'.D13]&amp;&quot;_&quot;&amp;['Definition (EN)'.$AA$3]&amp;&quot;_&quot;&amp;['Definition (EN)'.$AA$2]&amp;&quot;:&quot;)" office:value-type="string">
            <text:p>user_accept_activity_aggregate:</text:p>
          </table:table-cell>
          <table:table-cell table:formula="of:=&quot;&quot;&quot;&quot;&amp;SUBSTITUTE(['Definition (EN)'.AA13];&quot;{&quot;;&quot;%{&quot;)&amp;&quot;&quot;&quot;&quot;" office:value-type="string">
            <text:p>"%{ACTOR} and %{USER} are now friends"</text:p>
          </table:table-cell>
        </table:table-row>
        <table:table-row table:style-name="ro2">
          <table:table-cell table:formula="of:=LOWER(['Definition (EN)'.C13]&amp;&quot;_&quot;&amp;['Definition (EN)'.D13]&amp;&quot;_&quot;&amp;['Definition (EN)'.$J$3]&amp;&quot;_&quot;&amp;['Definition (EN)'.$H$2]&amp;&quot;:&quot;)" office:value-type="string">
            <text:p>user_accept_me-to-owner_singular:</text:p>
          </table:table-cell>
          <table:table-cell table:formula="of:=&quot;&quot;&quot;&quot;&amp;SUBSTITUTE(['Definition (EN)'.J13];&quot;{&quot;;&quot;%{&quot;)&amp;&quot;&quot;&quot;&quot;" office:value-type="string">
            <text:p>""</text:p>
          </table:table-cell>
        </table:table-row>
        <table:table-row table:style-name="ro2">
          <table:table-cell table:formula="of:=LOWER(['Definition (EN)'.C13]&amp;&quot;_&quot;&amp;['Definition (EN)'.D13]&amp;&quot;_&quot;&amp;['Definition (EN)'.$V$3]&amp;&quot;_&quot;&amp;['Definition (EN)'.$H$2]&amp;&quot;:&quot;)" office:value-type="string">
            <text:p>user_accept_activity-to-owner_singular:</text:p>
          </table:table-cell>
          <table:table-cell table:formula="of:=&quot;&quot;&quot;&quot;&amp;SUBSTITUTE(['Definition (EN)'.V13];&quot;{&quot;;&quot;%{&quot;)&amp;&quot;&quot;&quot;&quot;" office:value-type="string">
            <text:p>"You and %{USER} are now friends"</text:p>
          </table:table-cell>
        </table:table-row>
        <table:table-row table:style-name="ro2">
          <table:table-cell table:formula="of:=LOWER(['Definition (EN)'.C13]&amp;&quot;_&quot;&amp;['Definition (EN)'.D13]&amp;&quot;_&quot;&amp;['Definition (EN)'.$R$3]&amp;&quot;_&quot;&amp;['Definition (EN)'.$H$2]&amp;&quot;:&quot;)" office:value-type="string">
            <text:p>user_accept_notify-to-owner_singular:</text:p>
          </table:table-cell>
          <table:table-cell table:formula="of:=&quot;&quot;&quot;&quot;&amp;SUBSTITUTE(['Definition (EN)'.R13];&quot;{&quot;;&quot;%{&quot;)&amp;&quot;&quot;&quot;&quot;" office:value-type="string">
            <text:p>"You and %{USER} are now friends"</text:p>
          </table:table-cell>
        </table:table-row>
        <table:table-row table:style-name="ro2">
          <table:table-cell table:formula="of:=LOWER(['Definition (EN)'.C13]&amp;&quot;_&quot;&amp;['Definition (EN)'.D13]&amp;&quot;_&quot;&amp;['Definition (EN)'.$N$3]&amp;&quot;_&quot;&amp;['Definition (EN)'.$H$2]&amp;&quot;:&quot;)" office:value-type="string">
            <text:p>user_accept_push-to-owner_singular:</text:p>
          </table:table-cell>
          <table:table-cell table:formula="of:=&quot;&quot;&quot;&quot;&amp;SUBSTITUTE(['Definition (EN)'.N13];&quot;{&quot;;&quot;%{&quot;)&amp;&quot;&quot;&quot;&quot;" office:value-type="string">
            <text:p>"%{ACTOR} has accepted your friend request"</text:p>
          </table:table-cell>
        </table:table-row>
        <table:table-row table:style-name="ro2">
          <table:table-cell table:formula="of:=LOWER(['Definition (EN)'.C13]&amp;&quot;_&quot;&amp;['Definition (EN)'.D13]&amp;&quot;_&quot;&amp;['Definition (EN)'.$X$3]&amp;&quot;_&quot;&amp;['Definition (EN)'.$W$2]&amp;&quot;:&quot;)" office:value-type="string">
            <text:p>user_accept_activity-to-owner_plural:</text:p>
          </table:table-cell>
          <table:table-cell table:formula="of:=&quot;&quot;&quot;&quot;&amp;SUBSTITUTE(['Definition (EN)'.X13];&quot;{&quot;;&quot;%{&quot;)&amp;&quot;&quot;&quot;&quot;" office:value-type="string">
            <text:p>"You and %{USER} are now friends"</text:p>
          </table:table-cell>
        </table:table-row>
        <table:table-row table:style-name="ro2">
          <table:table-cell table:formula="of:=LOWER(['Definition (EN)'.C13]&amp;&quot;_&quot;&amp;['Definition (EN)'.D13]&amp;&quot;_&quot;&amp;['Definition (EN)'.$AB$3]&amp;&quot;_&quot;&amp;['Definition (EN)'.$AA$2]&amp;&quot;:&quot;)" office:value-type="string">
            <text:p>user_accept_activity-to-owner_aggregate:</text:p>
          </table:table-cell>
          <table:table-cell table:formula="of:=&quot;&quot;&quot;&quot;&amp;SUBSTITUTE(['Definition (EN)'.AB13];&quot;{&quot;;&quot;%{&quot;)&amp;&quot;&quot;&quot;&quot;" office:value-type="string">
            <text:p>"You and %{USER} are now friends"</text:p>
          </table:table-cell>
        </table:table-row>
        <table:table-row table:number-rows-repeated="1" table:style-name="ro4"/>
        <table:table-row table:style-name="ro2">
          <table:table-cell table:formula="of:=LOWER(['Definition (EN)'.C14]&amp;&quot;_&quot;&amp;['Definition (EN)'.D14]&amp;&quot;_&quot;&amp;['Definition (EN)'.$I$3]&amp;&quot;_&quot;&amp;['Definition (EN)'.$H$2]&amp;&quot;:&quot;)" office:value-type="string">
            <text:p>user_friendship_me_singular:</text:p>
          </table:table-cell>
          <table:table-cell table:formula="of:=&quot;&quot;&quot;&quot;&amp;SUBSTITUTE(['Definition (EN)'.I14];&quot;{&quot;;&quot;%{&quot;)&amp;&quot;&quot;&quot;&quot;" office:value-type="string">
            <text:p>"You accepted the friend request from: %{USER}"</text:p>
          </table:table-cell>
        </table:table-row>
        <table:table-row table:style-name="ro2">
          <table:table-cell table:formula="of:=LOWER(['Definition (EN)'.C14]&amp;&quot;_&quot;&amp;['Definition (EN)'.D14]&amp;&quot;_&quot;&amp;['Definition (EN)'.$U$3]&amp;&quot;_&quot;&amp;['Definition (EN)'.$H$2]&amp;&quot;:&quot;)" office:value-type="string">
            <text:p>user_friendship_activity_singular:</text:p>
          </table:table-cell>
          <table:table-cell table:formula="of:=&quot;&quot;&quot;&quot;&amp;SUBSTITUTE(['Definition (EN)'.U14];&quot;{&quot;;&quot;%{&quot;)&amp;&quot;&quot;&quot;&quot;" office:value-type="string">
            <text:p>"%{USER} and %{ACTOR} are now friends"</text:p>
          </table:table-cell>
        </table:table-row>
        <table:table-row table:style-name="ro2">
          <table:table-cell table:formula="of:=LOWER(['Definition (EN)'.C14]&amp;&quot;_&quot;&amp;['Definition (EN)'.D14]&amp;&quot;_&quot;&amp;['Definition (EN)'.$Q$3]&amp;&quot;_&quot;&amp;['Definition (EN)'.$H$2]&amp;&quot;:&quot;)" office:value-type="string">
            <text:p>user_friendship_notify_singular:</text:p>
          </table:table-cell>
          <table:table-cell table:formula="of:=&quot;&quot;&quot;&quot;&amp;SUBSTITUTE(['Definition (EN)'.Q14];&quot;{&quot;;&quot;%{&quot;)&amp;&quot;&quot;&quot;&quot;" office:value-type="string">
            <text:p>"You and %{ACTOR} are now friends"</text:p>
          </table:table-cell>
        </table:table-row>
        <table:table-row table:style-name="ro2">
          <table:table-cell table:formula="of:=LOWER(['Definition (EN)'.C14]&amp;&quot;_&quot;&amp;['Definition (EN)'.D14]&amp;&quot;_&quot;&amp;['Definition (EN)'.$M$3]&amp;&quot;_&quot;&amp;['Definition (EN)'.$H$2]&amp;&quot;:&quot;)" office:value-type="string">
            <text:p>user_friendship_push_singular:</text:p>
          </table:table-cell>
          <table:table-cell table:formula="of:=&quot;&quot;&quot;&quot;&amp;SUBSTITUTE(['Definition (EN)'.M14];&quot;{&quot;;&quot;%{&quot;)&amp;&quot;&quot;&quot;&quot;" office:value-type="string">
            <text:p>""</text:p>
          </table:table-cell>
        </table:table-row>
        <table:table-row table:style-name="ro2">
          <table:table-cell table:formula="of:=LOWER(['Definition (EN)'.C14]&amp;&quot;_&quot;&amp;['Definition (EN)'.D14]&amp;&quot;_&quot;&amp;['Definition (EN)'.$W$3]&amp;&quot;_&quot;&amp;['Definition (EN)'.$W$2]&amp;&quot;:&quot;)" office:value-type="string">
            <text:p>user_friendship_activity_plural:</text:p>
          </table:table-cell>
          <table:table-cell table:formula="of:=&quot;&quot;&quot;&quot;&amp;SUBSTITUTE(['Definition (EN)'.W14];&quot;{&quot;;&quot;%{&quot;)&amp;&quot;&quot;&quot;&quot;" office:value-type="string">
            <text:p>"%{USER} and %{ACTOR} are now friends"</text:p>
          </table:table-cell>
        </table:table-row>
        <table:table-row table:style-name="ro2">
          <table:table-cell table:formula="of:=LOWER(['Definition (EN)'.C14]&amp;&quot;_&quot;&amp;['Definition (EN)'.D14]&amp;&quot;_&quot;&amp;['Definition (EN)'.$AA$3]&amp;&quot;_&quot;&amp;['Definition (EN)'.$AA$2]&amp;&quot;:&quot;)" office:value-type="string">
            <text:p>user_friendship_activity_aggregate:</text:p>
          </table:table-cell>
          <table:table-cell table:formula="of:=&quot;&quot;&quot;&quot;&amp;SUBSTITUTE(['Definition (EN)'.AA14];&quot;{&quot;;&quot;%{&quot;)&amp;&quot;&quot;&quot;&quot;" office:value-type="string">
            <text:p>"%{USER} and %{ACTOR} are now friends"</text:p>
          </table:table-cell>
        </table:table-row>
        <table:table-row table:style-name="ro2">
          <table:table-cell table:formula="of:=LOWER(['Definition (EN)'.C14]&amp;&quot;_&quot;&amp;['Definition (EN)'.D14]&amp;&quot;_&quot;&amp;['Definition (EN)'.$J$3]&amp;&quot;_&quot;&amp;['Definition (EN)'.$H$2]&amp;&quot;:&quot;)" office:value-type="string">
            <text:p>user_friendship_me-to-owner_singular:</text:p>
          </table:table-cell>
          <table:table-cell table:formula="of:=&quot;&quot;&quot;&quot;&amp;SUBSTITUTE(['Definition (EN)'.J14];&quot;{&quot;;&quot;%{&quot;)&amp;&quot;&quot;&quot;&quot;" office:value-type="string">
            <text:p>""</text:p>
          </table:table-cell>
        </table:table-row>
        <table:table-row table:style-name="ro2">
          <table:table-cell table:formula="of:=LOWER(['Definition (EN)'.C14]&amp;&quot;_&quot;&amp;['Definition (EN)'.D14]&amp;&quot;_&quot;&amp;['Definition (EN)'.$V$3]&amp;&quot;_&quot;&amp;['Definition (EN)'.$H$2]&amp;&quot;:&quot;)" office:value-type="string">
            <text:p>user_friendship_activity-to-owner_singular:</text:p>
          </table:table-cell>
          <table:table-cell table:formula="of:=&quot;&quot;&quot;&quot;&amp;SUBSTITUTE(['Definition (EN)'.V14];&quot;{&quot;;&quot;%{&quot;)&amp;&quot;&quot;&quot;&quot;" office:value-type="string">
            <text:p>"You and %{ACTOR} are now friends"</text:p>
          </table:table-cell>
        </table:table-row>
        <table:table-row table:style-name="ro2">
          <table:table-cell table:formula="of:=LOWER(['Definition (EN)'.C14]&amp;&quot;_&quot;&amp;['Definition (EN)'.D14]&amp;&quot;_&quot;&amp;['Definition (EN)'.$R$3]&amp;&quot;_&quot;&amp;['Definition (EN)'.$H$2]&amp;&quot;:&quot;)" office:value-type="string">
            <text:p>user_friendship_notify-to-owner_singular:</text:p>
          </table:table-cell>
          <table:table-cell table:formula="of:=&quot;&quot;&quot;&quot;&amp;SUBSTITUTE(['Definition (EN)'.R14];&quot;{&quot;;&quot;%{&quot;)&amp;&quot;&quot;&quot;&quot;" office:value-type="string">
            <text:p>"You and %{ACTOR} are now friends"</text:p>
          </table:table-cell>
        </table:table-row>
        <table:table-row table:style-name="ro2">
          <table:table-cell table:formula="of:=LOWER(['Definition (EN)'.C14]&amp;&quot;_&quot;&amp;['Definition (EN)'.D14]&amp;&quot;_&quot;&amp;['Definition (EN)'.$N$3]&amp;&quot;_&quot;&amp;['Definition (EN)'.$H$2]&amp;&quot;:&quot;)" office:value-type="string">
            <text:p>user_friendship_push-to-owner_singular:</text:p>
          </table:table-cell>
          <table:table-cell table:formula="of:=&quot;&quot;&quot;&quot;&amp;SUBSTITUTE(['Definition (EN)'.N14];&quot;{&quot;;&quot;%{&quot;)&amp;&quot;&quot;&quot;&quot;" office:value-type="string">
            <text:p>""</text:p>
          </table:table-cell>
        </table:table-row>
        <table:table-row table:style-name="ro2">
          <table:table-cell table:formula="of:=LOWER(['Definition (EN)'.C14]&amp;&quot;_&quot;&amp;['Definition (EN)'.D14]&amp;&quot;_&quot;&amp;['Definition (EN)'.$X$3]&amp;&quot;_&quot;&amp;['Definition (EN)'.$W$2]&amp;&quot;:&quot;)" office:value-type="string">
            <text:p>user_friendship_activity-to-owner_plural:</text:p>
          </table:table-cell>
          <table:table-cell table:formula="of:=&quot;&quot;&quot;&quot;&amp;SUBSTITUTE(['Definition (EN)'.X14];&quot;{&quot;;&quot;%{&quot;)&amp;&quot;&quot;&quot;&quot;" office:value-type="string">
            <text:p>"You and %{ACTOR} are now friends"</text:p>
          </table:table-cell>
        </table:table-row>
        <table:table-row table:style-name="ro2">
          <table:table-cell table:formula="of:=LOWER(['Definition (EN)'.C14]&amp;&quot;_&quot;&amp;['Definition (EN)'.D14]&amp;&quot;_&quot;&amp;['Definition (EN)'.$AB$3]&amp;&quot;_&quot;&amp;['Definition (EN)'.$AA$2]&amp;&quot;:&quot;)" office:value-type="string">
            <text:p>user_friendship_activity-to-owner_aggregate:</text:p>
          </table:table-cell>
          <table:table-cell table:formula="of:=&quot;&quot;&quot;&quot;&amp;SUBSTITUTE(['Definition (EN)'.AB14];&quot;{&quot;;&quot;%{&quot;)&amp;&quot;&quot;&quot;&quot;" office:value-type="string">
            <text:p>"You and %{ACTOR} are now friends"</text:p>
          </table:table-cell>
        </table:table-row>
        <table:table-row table:number-rows-repeated="1" table:style-name="ro4"/>
        <table:table-row table:style-name="ro2">
          <table:table-cell table:formula="of:=LOWER(['Definition (EN)'.C15]&amp;&quot;_&quot;&amp;['Definition (EN)'.D15]&amp;&quot;_&quot;&amp;['Definition (EN)'.$I$3]&amp;&quot;_&quot;&amp;['Definition (EN)'.$H$2]&amp;&quot;:&quot;)" office:value-type="string">
            <text:p>group_membership_me_singular:</text:p>
          </table:table-cell>
          <table:table-cell table:formula="of:=&quot;&quot;&quot;&quot;&amp;SUBSTITUTE(['Definition (EN)'.I15];&quot;{&quot;;&quot;%{&quot;)&amp;&quot;&quot;&quot;&quot;" office:value-type="string">
            <text:p>"You joined the slot group: %{NAME}"</text:p>
          </table:table-cell>
        </table:table-row>
        <table:table-row table:style-name="ro2">
          <table:table-cell table:formula="of:=LOWER(['Definition (EN)'.C15]&amp;&quot;_&quot;&amp;['Definition (EN)'.D15]&amp;&quot;_&quot;&amp;['Definition (EN)'.$U$3]&amp;&quot;_&quot;&amp;['Definition (EN)'.$H$2]&amp;&quot;:&quot;)" office:value-type="string">
            <text:p>group_membership_activity_singular:</text:p>
          </table:table-cell>
          <table:table-cell table:formula="of:=&quot;&quot;&quot;&quot;&amp;SUBSTITUTE(['Definition (EN)'.U15];&quot;{&quot;;&quot;%{&quot;)&amp;&quot;&quot;&quot;&quot;" office:value-type="string">
            <text:p>"%{ACTOR} subscribed to the slot group %{NAME}."</text:p>
          </table:table-cell>
        </table:table-row>
        <table:table-row table:style-name="ro2">
          <table:table-cell table:formula="of:=LOWER(['Definition (EN)'.C15]&amp;&quot;_&quot;&amp;['Definition (EN)'.D15]&amp;&quot;_&quot;&amp;['Definition (EN)'.$Q$3]&amp;&quot;_&quot;&amp;['Definition (EN)'.$H$2]&amp;&quot;:&quot;)" office:value-type="string">
            <text:p>group_membership_notify_singular:</text:p>
          </table:table-cell>
          <table:table-cell table:formula="of:=&quot;&quot;&quot;&quot;&amp;SUBSTITUTE(['Definition (EN)'.Q15];&quot;{&quot;;&quot;%{&quot;)&amp;&quot;&quot;&quot;&quot;" office:value-type="string">
            <text:p>"%{ACTOR} subscribed to the slot group %{NAME}"</text:p>
          </table:table-cell>
        </table:table-row>
        <table:table-row table:style-name="ro2">
          <table:table-cell table:formula="of:=LOWER(['Definition (EN)'.C15]&amp;&quot;_&quot;&amp;['Definition (EN)'.D15]&amp;&quot;_&quot;&amp;['Definition (EN)'.$M$3]&amp;&quot;_&quot;&amp;['Definition (EN)'.$H$2]&amp;&quot;:&quot;)" office:value-type="string">
            <text:p>group_membership_push_singular:</text:p>
          </table:table-cell>
          <table:table-cell table:formula="of:=&quot;&quot;&quot;&quot;&amp;SUBSTITUTE(['Definition (EN)'.M15];&quot;{&quot;;&quot;%{&quot;)&amp;&quot;&quot;&quot;&quot;" office:value-type="string">
            <text:p>"%{ACTOR} subscribed to the slot group %{NAME}"</text:p>
          </table:table-cell>
        </table:table-row>
        <table:table-row table:style-name="ro2">
          <table:table-cell table:formula="of:=LOWER(['Definition (EN)'.C15]&amp;&quot;_&quot;&amp;['Definition (EN)'.D15]&amp;&quot;_&quot;&amp;['Definition (EN)'.$W$3]&amp;&quot;_&quot;&amp;['Definition (EN)'.$W$2]&amp;&quot;:&quot;)" office:value-type="string">
            <text:p>group_membership_activity_plural:</text:p>
          </table:table-cell>
          <table:table-cell table:formula="of:=&quot;&quot;&quot;&quot;&amp;SUBSTITUTE(['Definition (EN)'.W15];&quot;{&quot;;&quot;%{&quot;)&amp;&quot;&quot;&quot;&quot;" office:value-type="string">
            <text:p>"%{ACTOR} and %{USER} subscribed to the slot group: %{NAME}."</text:p>
          </table:table-cell>
        </table:table-row>
        <table:table-row table:style-name="ro2">
          <table:table-cell table:formula="of:=LOWER(['Definition (EN)'.C15]&amp;&quot;_&quot;&amp;['Definition (EN)'.D15]&amp;&quot;_&quot;&amp;['Definition (EN)'.$AA$3]&amp;&quot;_&quot;&amp;['Definition (EN)'.$AA$2]&amp;&quot;:&quot;)" office:value-type="string">
            <text:p>group_membership_activity_aggregate:</text:p>
          </table:table-cell>
          <table:table-cell table:formula="of:=&quot;&quot;&quot;&quot;&amp;SUBSTITUTE(['Definition (EN)'.AA15];&quot;{&quot;;&quot;%{&quot;)&amp;&quot;&quot;&quot;&quot;" office:value-type="string">
            <text:p>"%{ACTOR} and %{COUNT} others subscribed to the slot group: %{NAME}."</text:p>
          </table:table-cell>
        </table:table-row>
        <table:table-row table:style-name="ro2">
          <table:table-cell table:formula="of:=LOWER(['Definition (EN)'.C15]&amp;&quot;_&quot;&amp;['Definition (EN)'.D15]&amp;&quot;_&quot;&amp;['Definition (EN)'.$J$3]&amp;&quot;_&quot;&amp;['Definition (EN)'.$H$2]&amp;&quot;:&quot;)" office:value-type="string">
            <text:p>group_membership_me-to-owner_singular:</text:p>
          </table:table-cell>
          <table:table-cell table:formula="of:=&quot;&quot;&quot;&quot;&amp;SUBSTITUTE(['Definition (EN)'.J15];&quot;{&quot;;&quot;%{&quot;)&amp;&quot;&quot;&quot;&quot;" office:value-type="string">
            <text:p>""</text:p>
          </table:table-cell>
        </table:table-row>
        <table:table-row table:style-name="ro2">
          <table:table-cell table:formula="of:=LOWER(['Definition (EN)'.C15]&amp;&quot;_&quot;&amp;['Definition (EN)'.D15]&amp;&quot;_&quot;&amp;['Definition (EN)'.$V$3]&amp;&quot;_&quot;&amp;['Definition (EN)'.$H$2]&amp;&quot;:&quot;)" office:value-type="string">
            <text:p>group_membership_activity-to-owner_singular:</text:p>
          </table:table-cell>
          <table:table-cell table:formula="of:=&quot;&quot;&quot;&quot;&amp;SUBSTITUTE(['Definition (EN)'.V15];&quot;{&quot;;&quot;%{&quot;)&amp;&quot;&quot;&quot;&quot;" office:value-type="string">
            <text:p>"%{ACTOR} subscribed to your slot group %{NAME}."</text:p>
          </table:table-cell>
        </table:table-row>
        <table:table-row table:style-name="ro2">
          <table:table-cell table:formula="of:=LOWER(['Definition (EN)'.C15]&amp;&quot;_&quot;&amp;['Definition (EN)'.D15]&amp;&quot;_&quot;&amp;['Definition (EN)'.$R$3]&amp;&quot;_&quot;&amp;['Definition (EN)'.$H$2]&amp;&quot;:&quot;)" office:value-type="string">
            <text:p>group_membership_notify-to-owner_singular:</text:p>
          </table:table-cell>
          <table:table-cell table:formula="of:=&quot;&quot;&quot;&quot;&amp;SUBSTITUTE(['Definition (EN)'.R15];&quot;{&quot;;&quot;%{&quot;)&amp;&quot;&quot;&quot;&quot;" office:value-type="string">
            <text:p>"%{ACTOR} subscribed to your slot group %{NAME}"</text:p>
          </table:table-cell>
        </table:table-row>
        <table:table-row table:style-name="ro2">
          <table:table-cell table:formula="of:=LOWER(['Definition (EN)'.C15]&amp;&quot;_&quot;&amp;['Definition (EN)'.D15]&amp;&quot;_&quot;&amp;['Definition (EN)'.$N$3]&amp;&quot;_&quot;&amp;['Definition (EN)'.$H$2]&amp;&quot;:&quot;)" office:value-type="string">
            <text:p>group_membership_push-to-owner_singular:</text:p>
          </table:table-cell>
          <table:table-cell table:formula="of:=&quot;&quot;&quot;&quot;&amp;SUBSTITUTE(['Definition (EN)'.N15];&quot;{&quot;;&quot;%{&quot;)&amp;&quot;&quot;&quot;&quot;" office:value-type="string">
            <text:p>"%{ACTOR} subscribed to your slot group %{NAME}"</text:p>
          </table:table-cell>
        </table:table-row>
        <table:table-row table:style-name="ro2">
          <table:table-cell table:formula="of:=LOWER(['Definition (EN)'.C15]&amp;&quot;_&quot;&amp;['Definition (EN)'.D15]&amp;&quot;_&quot;&amp;['Definition (EN)'.$X$3]&amp;&quot;_&quot;&amp;['Definition (EN)'.$W$2]&amp;&quot;:&quot;)" office:value-type="string">
            <text:p>group_membership_activity-to-owner_plural:</text:p>
          </table:table-cell>
          <table:table-cell table:formula="of:=&quot;&quot;&quot;&quot;&amp;SUBSTITUTE(['Definition (EN)'.X15];&quot;{&quot;;&quot;%{&quot;)&amp;&quot;&quot;&quot;&quot;" office:value-type="string">
            <text:p>"%{ACTOR} and %{USER} subscribed to your slot group: %{NAME}."</text:p>
          </table:table-cell>
        </table:table-row>
        <table:table-row table:style-name="ro2">
          <table:table-cell table:formula="of:=LOWER(['Definition (EN)'.C15]&amp;&quot;_&quot;&amp;['Definition (EN)'.D15]&amp;&quot;_&quot;&amp;['Definition (EN)'.$AB$3]&amp;&quot;_&quot;&amp;['Definition (EN)'.$AA$2]&amp;&quot;:&quot;)" office:value-type="string">
            <text:p>group_membership_activity-to-owner_aggregate:</text:p>
          </table:table-cell>
          <table:table-cell table:formula="of:=&quot;&quot;&quot;&quot;&amp;SUBSTITUTE(['Definition (EN)'.AB15];&quot;{&quot;;&quot;%{&quot;)&amp;&quot;&quot;&quot;&quot;" office:value-type="string">
            <text:p>"%{ACTOR} and %{COUNT} others subscribed to your slot group: %{NAME}."</text:p>
          </table:table-cell>
        </table:table-row>
        <table:table-row table:number-rows-repeated="1" table:style-name="ro4"/>
        <table:table-row table:style-name="ro2">
          <table:table-cell table:formula="of:=LOWER(['Definition (EN)'.C16]&amp;&quot;_&quot;&amp;['Definition (EN)'.D16]&amp;&quot;_&quot;&amp;['Definition (EN)'.$I$3]&amp;&quot;_&quot;&amp;['Definition (EN)'.$H$2]&amp;&quot;:&quot;)" office:value-type="string">
            <text:p>group_membertag_me_singular:</text:p>
          </table:table-cell>
          <table:table-cell table:formula="of:=&quot;&quot;&quot;&quot;&amp;SUBSTITUTE(['Definition (EN)'.I16];&quot;{&quot;;&quot;%{&quot;)&amp;&quot;&quot;&quot;&quot;" office:value-type="string">
            <text:p>"You added %{USER} to the slot group: %{NAME}"</text:p>
          </table:table-cell>
        </table:table-row>
        <table:table-row table:style-name="ro2">
          <table:table-cell table:formula="of:=LOWER(['Definition (EN)'.C16]&amp;&quot;_&quot;&amp;['Definition (EN)'.D16]&amp;&quot;_&quot;&amp;['Definition (EN)'.$U$3]&amp;&quot;_&quot;&amp;['Definition (EN)'.$H$2]&amp;&quot;:&quot;)" office:value-type="string">
            <text:p>group_membertag_activity_singular:</text:p>
          </table:table-cell>
          <table:table-cell table:formula="of:=&quot;&quot;&quot;&quot;&amp;SUBSTITUTE(['Definition (EN)'.U16];&quot;{&quot;;&quot;%{&quot;)&amp;&quot;&quot;&quot;&quot;" office:value-type="string">
            <text:p>"%{ACTOR} added %{USER} to the slot group: %{NAME}."</text:p>
          </table:table-cell>
        </table:table-row>
        <table:table-row table:style-name="ro2">
          <table:table-cell table:formula="of:=LOWER(['Definition (EN)'.C16]&amp;&quot;_&quot;&amp;['Definition (EN)'.D16]&amp;&quot;_&quot;&amp;['Definition (EN)'.$Q$3]&amp;&quot;_&quot;&amp;['Definition (EN)'.$H$2]&amp;&quot;:&quot;)" office:value-type="string">
            <text:p>group_membertag_notify_singular:</text:p>
          </table:table-cell>
          <table:table-cell table:formula="of:=&quot;&quot;&quot;&quot;&amp;SUBSTITUTE(['Definition (EN)'.Q16];&quot;{&quot;;&quot;%{&quot;)&amp;&quot;&quot;&quot;&quot;" office:value-type="string">
            <text:p>"%{ACTOR} added you to the slot group: %{NAME}"</text:p>
          </table:table-cell>
        </table:table-row>
        <table:table-row table:style-name="ro2">
          <table:table-cell table:formula="of:=LOWER(['Definition (EN)'.C16]&amp;&quot;_&quot;&amp;['Definition (EN)'.D16]&amp;&quot;_&quot;&amp;['Definition (EN)'.$M$3]&amp;&quot;_&quot;&amp;['Definition (EN)'.$H$2]&amp;&quot;:&quot;)" office:value-type="string">
            <text:p>group_membertag_push_singular:</text:p>
          </table:table-cell>
          <table:table-cell table:formula="of:=&quot;&quot;&quot;&quot;&amp;SUBSTITUTE(['Definition (EN)'.M16];&quot;{&quot;;&quot;%{&quot;)&amp;&quot;&quot;&quot;&quot;" office:value-type="string">
            <text:p>"%{ACTOR} added you to the slot group: %{NAME}"</text:p>
          </table:table-cell>
        </table:table-row>
        <table:table-row table:style-name="ro2">
          <table:table-cell table:formula="of:=LOWER(['Definition (EN)'.C16]&amp;&quot;_&quot;&amp;['Definition (EN)'.D16]&amp;&quot;_&quot;&amp;['Definition (EN)'.$W$3]&amp;&quot;_&quot;&amp;['Definition (EN)'.$W$2]&amp;&quot;:&quot;)" office:value-type="string">
            <text:p>group_membertag_activity_plural:</text:p>
          </table:table-cell>
          <table:table-cell table:formula="of:=&quot;&quot;&quot;&quot;&amp;SUBSTITUTE(['Definition (EN)'.W16];&quot;{&quot;;&quot;%{&quot;)&amp;&quot;&quot;&quot;&quot;" office:value-type="string">
            <text:p>"%{ACTOR} added %{USER} to the slot group: %{NAME}."</text:p>
          </table:table-cell>
        </table:table-row>
        <table:table-row table:style-name="ro2">
          <table:table-cell table:formula="of:=LOWER(['Definition (EN)'.C16]&amp;&quot;_&quot;&amp;['Definition (EN)'.D16]&amp;&quot;_&quot;&amp;['Definition (EN)'.$AA$3]&amp;&quot;_&quot;&amp;['Definition (EN)'.$AA$2]&amp;&quot;:&quot;)" office:value-type="string">
            <text:p>group_membertag_activity_aggregate:</text:p>
          </table:table-cell>
          <table:table-cell table:formula="of:=&quot;&quot;&quot;&quot;&amp;SUBSTITUTE(['Definition (EN)'.AA16];&quot;{&quot;;&quot;%{&quot;)&amp;&quot;&quot;&quot;&quot;" office:value-type="string">
            <text:p>"%{ACTOR} added %{USER} to the slot group: %{NAME}."</text:p>
          </table:table-cell>
        </table:table-row>
        <table:table-row table:style-name="ro2">
          <table:table-cell table:formula="of:=LOWER(['Definition (EN)'.C16]&amp;&quot;_&quot;&amp;['Definition (EN)'.D16]&amp;&quot;_&quot;&amp;['Definition (EN)'.$J$3]&amp;&quot;_&quot;&amp;['Definition (EN)'.$H$2]&amp;&quot;:&quot;)" office:value-type="string">
            <text:p>group_membertag_me-to-owner_singular:</text:p>
          </table:table-cell>
          <table:table-cell table:formula="of:=&quot;&quot;&quot;&quot;&amp;SUBSTITUTE(['Definition (EN)'.J16];&quot;{&quot;;&quot;%{&quot;)&amp;&quot;&quot;&quot;&quot;" office:value-type="string">
            <text:p>"You added %{USER} to your slot group: %{NAME}"</text:p>
          </table:table-cell>
        </table:table-row>
        <table:table-row table:style-name="ro2">
          <table:table-cell table:formula="of:=LOWER(['Definition (EN)'.C16]&amp;&quot;_&quot;&amp;['Definition (EN)'.D16]&amp;&quot;_&quot;&amp;['Definition (EN)'.$V$3]&amp;&quot;_&quot;&amp;['Definition (EN)'.$H$2]&amp;&quot;:&quot;)" office:value-type="string">
            <text:p>group_membertag_activity-to-owner_singular:</text:p>
          </table:table-cell>
          <table:table-cell table:formula="of:=&quot;&quot;&quot;&quot;&amp;SUBSTITUTE(['Definition (EN)'.V16];&quot;{&quot;;&quot;%{&quot;)&amp;&quot;&quot;&quot;&quot;" office:value-type="string">
            <text:p>"%{ACTOR} added %{USER} to your slot group: %{NAME}."</text:p>
          </table:table-cell>
        </table:table-row>
        <table:table-row table:style-name="ro2">
          <table:table-cell table:formula="of:=LOWER(['Definition (EN)'.C16]&amp;&quot;_&quot;&amp;['Definition (EN)'.D16]&amp;&quot;_&quot;&amp;['Definition (EN)'.$R$3]&amp;&quot;_&quot;&amp;['Definition (EN)'.$H$2]&amp;&quot;:&quot;)" office:value-type="string">
            <text:p>group_membertag_notify-to-owner_singular:</text:p>
          </table:table-cell>
          <table:table-cell table:formula="of:=&quot;&quot;&quot;&quot;&amp;SUBSTITUTE(['Definition (EN)'.R16];&quot;{&quot;;&quot;%{&quot;)&amp;&quot;&quot;&quot;&quot;" office:value-type="string">
            <text:p>"%{ACTOR} added %{USER} to your slot group: %{NAME}"</text:p>
          </table:table-cell>
        </table:table-row>
        <table:table-row table:style-name="ro2">
          <table:table-cell table:formula="of:=LOWER(['Definition (EN)'.C16]&amp;&quot;_&quot;&amp;['Definition (EN)'.D16]&amp;&quot;_&quot;&amp;['Definition (EN)'.$N$3]&amp;&quot;_&quot;&amp;['Definition (EN)'.$H$2]&amp;&quot;:&quot;)" office:value-type="string">
            <text:p>group_membertag_push-to-owner_singular:</text:p>
          </table:table-cell>
          <table:table-cell table:formula="of:=&quot;&quot;&quot;&quot;&amp;SUBSTITUTE(['Definition (EN)'.N16];&quot;{&quot;;&quot;%{&quot;)&amp;&quot;&quot;&quot;&quot;" office:value-type="string">
            <text:p>""</text:p>
          </table:table-cell>
        </table:table-row>
        <table:table-row table:style-name="ro2">
          <table:table-cell table:formula="of:=LOWER(['Definition (EN)'.C16]&amp;&quot;_&quot;&amp;['Definition (EN)'.D16]&amp;&quot;_&quot;&amp;['Definition (EN)'.$X$3]&amp;&quot;_&quot;&amp;['Definition (EN)'.$W$2]&amp;&quot;:&quot;)" office:value-type="string">
            <text:p>group_membertag_activity-to-owner_plural:</text:p>
          </table:table-cell>
          <table:table-cell table:formula="of:=&quot;&quot;&quot;&quot;&amp;SUBSTITUTE(['Definition (EN)'.X16];&quot;{&quot;;&quot;%{&quot;)&amp;&quot;&quot;&quot;&quot;" office:value-type="string">
            <text:p>"%{ACTOR} added %{USER} to your slot group: %{NAME}."</text:p>
          </table:table-cell>
        </table:table-row>
        <table:table-row table:style-name="ro2">
          <table:table-cell table:formula="of:=LOWER(['Definition (EN)'.C16]&amp;&quot;_&quot;&amp;['Definition (EN)'.D16]&amp;&quot;_&quot;&amp;['Definition (EN)'.$AB$3]&amp;&quot;_&quot;&amp;['Definition (EN)'.$AA$2]&amp;&quot;:&quot;)" office:value-type="string">
            <text:p>group_membertag_activity-to-owner_aggregate:</text:p>
          </table:table-cell>
          <table:table-cell table:formula="of:=&quot;&quot;&quot;&quot;&amp;SUBSTITUTE(['Definition (EN)'.AB16];&quot;{&quot;;&quot;%{&quot;)&amp;&quot;&quot;&quot;&quot;" office:value-type="string">
            <text:p>"%{ACTOR} added %{USER} to your slot group: %{NAME}."</text:p>
          </table:table-cell>
        </table:table-row>
        <table:table-row table:number-rows-repeated="1" table:style-name="ro4"/>
        <table:table-row table:style-name="ro2">
          <table:table-cell table:formula="of:=LOWER(['Definition (EN)'.C17]&amp;&quot;_&quot;&amp;['Definition (EN)'.D17]&amp;&quot;_&quot;&amp;['Definition (EN)'.$I$3]&amp;&quot;_&quot;&amp;['Definition (EN)'.$H$2]&amp;&quot;:&quot;)" office:value-type="string">
            <text:p>slot_delete_me_singular:</text:p>
          </table:table-cell>
          <table:table-cell table:formula="of:=&quot;&quot;&quot;&quot;&amp;SUBSTITUTE(['Definition (EN)'.I17];&quot;{&quot;;&quot;%{&quot;)&amp;&quot;&quot;&quot;&quot;" office:value-type="string">
            <text:p>"You deleted the Slot: %{TITLE}"</text:p>
          </table:table-cell>
        </table:table-row>
        <table:table-row table:style-name="ro2">
          <table:table-cell table:formula="of:=LOWER(['Definition (EN)'.C17]&amp;&quot;_&quot;&amp;['Definition (EN)'.D17]&amp;&quot;_&quot;&amp;['Definition (EN)'.$U$3]&amp;&quot;_&quot;&amp;['Definition (EN)'.$H$2]&amp;&quot;:&quot;)" office:value-type="string">
            <text:p>slot_delete_activity_singular:</text:p>
          </table:table-cell>
          <table:table-cell table:formula="of:=&quot;&quot;&quot;&quot;&amp;SUBSTITUTE(['Definition (EN)'.U17];&quot;{&quot;;&quot;%{&quot;)&amp;&quot;&quot;&quot;&quot;" office:value-type="string">
            <text:p>""</text:p>
          </table:table-cell>
        </table:table-row>
        <table:table-row table:style-name="ro2">
          <table:table-cell table:formula="of:=LOWER(['Definition (EN)'.C17]&amp;&quot;_&quot;&amp;['Definition (EN)'.D17]&amp;&quot;_&quot;&amp;['Definition (EN)'.$Q$3]&amp;&quot;_&quot;&amp;['Definition (EN)'.$H$2]&amp;&quot;:&quot;)" office:value-type="string">
            <text:p>slot_delete_notify_singular:</text:p>
          </table:table-cell>
          <table:table-cell table:formula="of:=&quot;&quot;&quot;&quot;&amp;SUBSTITUTE(['Definition (EN)'.Q17];&quot;{&quot;;&quot;%{&quot;)&amp;&quot;&quot;&quot;&quot;" office:value-type="string">
            <text:p>"%{ACTOR} deleted the Slot: %{TITLE}"</text:p>
          </table:table-cell>
        </table:table-row>
        <table:table-row table:style-name="ro2">
          <table:table-cell table:formula="of:=LOWER(['Definition (EN)'.C17]&amp;&quot;_&quot;&amp;['Definition (EN)'.D17]&amp;&quot;_&quot;&amp;['Definition (EN)'.$M$3]&amp;&quot;_&quot;&amp;['Definition (EN)'.$H$2]&amp;&quot;:&quot;)" office:value-type="string">
            <text:p>slot_delete_push_singular:</text:p>
          </table:table-cell>
          <table:table-cell table:formula="of:=&quot;&quot;&quot;&quot;&amp;SUBSTITUTE(['Definition (EN)'.M17];&quot;{&quot;;&quot;%{&quot;)&amp;&quot;&quot;&quot;&quot;" office:value-type="string">
            <text:p>"%{ACTOR} deleted the Slot: %{TITLE}"</text:p>
          </table:table-cell>
        </table:table-row>
        <table:table-row table:style-name="ro2">
          <table:table-cell table:formula="of:=LOWER(['Definition (EN)'.C17]&amp;&quot;_&quot;&amp;['Definition (EN)'.D17]&amp;&quot;_&quot;&amp;['Definition (EN)'.$W$3]&amp;&quot;_&quot;&amp;['Definition (EN)'.$W$2]&amp;&quot;:&quot;)" office:value-type="string">
            <text:p>slot_delete_activity_plural:</text:p>
          </table:table-cell>
          <table:table-cell table:formula="of:=&quot;&quot;&quot;&quot;&amp;SUBSTITUTE(['Definition (EN)'.W17];&quot;{&quot;;&quot;%{&quot;)&amp;&quot;&quot;&quot;&quot;" office:value-type="string">
            <text:p>""</text:p>
          </table:table-cell>
        </table:table-row>
        <table:table-row table:style-name="ro2">
          <table:table-cell table:formula="of:=LOWER(['Definition (EN)'.C17]&amp;&quot;_&quot;&amp;['Definition (EN)'.D17]&amp;&quot;_&quot;&amp;['Definition (EN)'.$AA$3]&amp;&quot;_&quot;&amp;['Definition (EN)'.$AA$2]&amp;&quot;:&quot;)" office:value-type="string">
            <text:p>slot_delete_activity_aggregate:</text:p>
          </table:table-cell>
          <table:table-cell table:formula="of:=&quot;&quot;&quot;&quot;&amp;SUBSTITUTE(['Definition (EN)'.AA17];&quot;{&quot;;&quot;%{&quot;)&amp;&quot;&quot;&quot;&quot;" office:value-type="string">
            <text:p>""</text:p>
          </table:table-cell>
        </table:table-row>
        <table:table-row table:style-name="ro2">
          <table:table-cell table:formula="of:=LOWER(['Definition (EN)'.C17]&amp;&quot;_&quot;&amp;['Definition (EN)'.D17]&amp;&quot;_&quot;&amp;['Definition (EN)'.$J$3]&amp;&quot;_&quot;&amp;['Definition (EN)'.$H$2]&amp;&quot;:&quot;)" office:value-type="string">
            <text:p>slot_delete_me-to-owner_singular:</text:p>
          </table:table-cell>
          <table:table-cell table:formula="of:=&quot;&quot;&quot;&quot;&amp;SUBSTITUTE(['Definition (EN)'.J17];&quot;{&quot;;&quot;%{&quot;)&amp;&quot;&quot;&quot;&quot;" office:value-type="string">
            <text:p>"You deleted the Slot: %{TITLE}"</text:p>
          </table:table-cell>
        </table:table-row>
        <table:table-row table:style-name="ro2">
          <table:table-cell table:formula="of:=LOWER(['Definition (EN)'.C17]&amp;&quot;_&quot;&amp;['Definition (EN)'.D17]&amp;&quot;_&quot;&amp;['Definition (EN)'.$V$3]&amp;&quot;_&quot;&amp;['Definition (EN)'.$H$2]&amp;&quot;:&quot;)" office:value-type="string">
            <text:p>slot_delete_activity-to-owner_singular:</text:p>
          </table:table-cell>
          <table:table-cell table:formula="of:=&quot;&quot;&quot;&quot;&amp;SUBSTITUTE(['Definition (EN)'.V17];&quot;{&quot;;&quot;%{&quot;)&amp;&quot;&quot;&quot;&quot;" office:value-type="string">
            <text:p>""</text:p>
          </table:table-cell>
        </table:table-row>
        <table:table-row table:style-name="ro2">
          <table:table-cell table:formula="of:=LOWER(['Definition (EN)'.C17]&amp;&quot;_&quot;&amp;['Definition (EN)'.D17]&amp;&quot;_&quot;&amp;['Definition (EN)'.$R$3]&amp;&quot;_&quot;&amp;['Definition (EN)'.$H$2]&amp;&quot;:&quot;)" office:value-type="string">
            <text:p>slot_delete_notify-to-owner_singular:</text:p>
          </table:table-cell>
          <table:table-cell table:formula="of:=&quot;&quot;&quot;&quot;&amp;SUBSTITUTE(['Definition (EN)'.R17];&quot;{&quot;;&quot;%{&quot;)&amp;&quot;&quot;&quot;&quot;" office:value-type="string">
            <text:p>""</text:p>
          </table:table-cell>
        </table:table-row>
        <table:table-row table:style-name="ro2">
          <table:table-cell table:formula="of:=LOWER(['Definition (EN)'.C17]&amp;&quot;_&quot;&amp;['Definition (EN)'.D17]&amp;&quot;_&quot;&amp;['Definition (EN)'.$N$3]&amp;&quot;_&quot;&amp;['Definition (EN)'.$H$2]&amp;&quot;:&quot;)" office:value-type="string">
            <text:p>slot_delete_push-to-owner_singular:</text:p>
          </table:table-cell>
          <table:table-cell table:formula="of:=&quot;&quot;&quot;&quot;&amp;SUBSTITUTE(['Definition (EN)'.N17];&quot;{&quot;;&quot;%{&quot;)&amp;&quot;&quot;&quot;&quot;" office:value-type="string">
            <text:p>""</text:p>
          </table:table-cell>
        </table:table-row>
        <table:table-row table:style-name="ro2">
          <table:table-cell table:formula="of:=LOWER(['Definition (EN)'.C17]&amp;&quot;_&quot;&amp;['Definition (EN)'.D17]&amp;&quot;_&quot;&amp;['Definition (EN)'.$X$3]&amp;&quot;_&quot;&amp;['Definition (EN)'.$W$2]&amp;&quot;:&quot;)" office:value-type="string">
            <text:p>slot_delete_activity-to-owner_plural:</text:p>
          </table:table-cell>
          <table:table-cell table:formula="of:=&quot;&quot;&quot;&quot;&amp;SUBSTITUTE(['Definition (EN)'.X17];&quot;{&quot;;&quot;%{&quot;)&amp;&quot;&quot;&quot;&quot;" office:value-type="string">
            <text:p>""</text:p>
          </table:table-cell>
        </table:table-row>
        <table:table-row table:style-name="ro2">
          <table:table-cell table:formula="of:=LOWER(['Definition (EN)'.C17]&amp;&quot;_&quot;&amp;['Definition (EN)'.D17]&amp;&quot;_&quot;&amp;['Definition (EN)'.$AB$3]&amp;&quot;_&quot;&amp;['Definition (EN)'.$AA$2]&amp;&quot;:&quot;)" office:value-type="string">
            <text:p>slot_delete_activity-to-owner_aggregate:</text:p>
          </table:table-cell>
          <table:table-cell table:formula="of:=&quot;&quot;&quot;&quot;&amp;SUBSTITUTE(['Definition (EN)'.AB17];&quot;{&quot;;&quot;%{&quot;)&amp;&quot;&quot;&quot;&quot;" office:value-type="string">
            <text:p>""</text:p>
          </table:table-cell>
        </table:table-row>
        <table:table-row table:number-rows-repeated="1" table:style-name="ro4"/>
        <table:table-row table:style-name="ro2">
          <table:table-cell table:formula="of:=LOWER(['Definition (EN)'.C18]&amp;&quot;_&quot;&amp;['Definition (EN)'.D18]&amp;&quot;_&quot;&amp;['Definition (EN)'.$I$3]&amp;&quot;_&quot;&amp;['Definition (EN)'.$H$2]&amp;&quot;:&quot;)" office:value-type="string">
            <text:p>slot_unslot_me_singular:</text:p>
          </table:table-cell>
          <table:table-cell table:formula="of:=&quot;&quot;&quot;&quot;&amp;SUBSTITUTE(['Definition (EN)'.I18];&quot;{&quot;;&quot;%{&quot;)&amp;&quot;&quot;&quot;&quot;" office:value-type="string">
            <text:p>"You removed the Reslot: %{TITLE}"</text:p>
          </table:table-cell>
        </table:table-row>
        <table:table-row table:style-name="ro2">
          <table:table-cell table:formula="of:=LOWER(['Definition (EN)'.C18]&amp;&quot;_&quot;&amp;['Definition (EN)'.D18]&amp;&quot;_&quot;&amp;['Definition (EN)'.$U$3]&amp;&quot;_&quot;&amp;['Definition (EN)'.$H$2]&amp;&quot;:&quot;)" office:value-type="string">
            <text:p>slot_unslot_activity_singular:</text:p>
          </table:table-cell>
          <table:table-cell table:formula="of:=&quot;&quot;&quot;&quot;&amp;SUBSTITUTE(['Definition (EN)'.U18];&quot;{&quot;;&quot;%{&quot;)&amp;&quot;&quot;&quot;&quot;" office:value-type="string">
            <text:p>""</text:p>
          </table:table-cell>
        </table:table-row>
        <table:table-row table:style-name="ro2">
          <table:table-cell table:formula="of:=LOWER(['Definition (EN)'.C18]&amp;&quot;_&quot;&amp;['Definition (EN)'.D18]&amp;&quot;_&quot;&amp;['Definition (EN)'.$Q$3]&amp;&quot;_&quot;&amp;['Definition (EN)'.$H$2]&amp;&quot;:&quot;)" office:value-type="string">
            <text:p>slot_unslot_notify_singular:</text:p>
          </table:table-cell>
          <table:table-cell table:formula="of:=&quot;&quot;&quot;&quot;&amp;SUBSTITUTE(['Definition (EN)'.Q18];&quot;{&quot;;&quot;%{&quot;)&amp;&quot;&quot;&quot;&quot;" office:value-type="string">
            <text:p>""</text:p>
          </table:table-cell>
        </table:table-row>
        <table:table-row table:style-name="ro2">
          <table:table-cell table:formula="of:=LOWER(['Definition (EN)'.C18]&amp;&quot;_&quot;&amp;['Definition (EN)'.D18]&amp;&quot;_&quot;&amp;['Definition (EN)'.$M$3]&amp;&quot;_&quot;&amp;['Definition (EN)'.$H$2]&amp;&quot;:&quot;)" office:value-type="string">
            <text:p>slot_unslot_push_singular:</text:p>
          </table:table-cell>
          <table:table-cell table:formula="of:=&quot;&quot;&quot;&quot;&amp;SUBSTITUTE(['Definition (EN)'.M18];&quot;{&quot;;&quot;%{&quot;)&amp;&quot;&quot;&quot;&quot;" office:value-type="string">
            <text:p>""</text:p>
          </table:table-cell>
        </table:table-row>
        <table:table-row table:style-name="ro2">
          <table:table-cell table:formula="of:=LOWER(['Definition (EN)'.C18]&amp;&quot;_&quot;&amp;['Definition (EN)'.D18]&amp;&quot;_&quot;&amp;['Definition (EN)'.$W$3]&amp;&quot;_&quot;&amp;['Definition (EN)'.$W$2]&amp;&quot;:&quot;)" office:value-type="string">
            <text:p>slot_unslot_activity_plural:</text:p>
          </table:table-cell>
          <table:table-cell table:formula="of:=&quot;&quot;&quot;&quot;&amp;SUBSTITUTE(['Definition (EN)'.W18];&quot;{&quot;;&quot;%{&quot;)&amp;&quot;&quot;&quot;&quot;" office:value-type="string">
            <text:p>""</text:p>
          </table:table-cell>
        </table:table-row>
        <table:table-row table:style-name="ro2">
          <table:table-cell table:formula="of:=LOWER(['Definition (EN)'.C18]&amp;&quot;_&quot;&amp;['Definition (EN)'.D18]&amp;&quot;_&quot;&amp;['Definition (EN)'.$AA$3]&amp;&quot;_&quot;&amp;['Definition (EN)'.$AA$2]&amp;&quot;:&quot;)" office:value-type="string">
            <text:p>slot_unslot_activity_aggregate:</text:p>
          </table:table-cell>
          <table:table-cell table:formula="of:=&quot;&quot;&quot;&quot;&amp;SUBSTITUTE(['Definition (EN)'.AA18];&quot;{&quot;;&quot;%{&quot;)&amp;&quot;&quot;&quot;&quot;" office:value-type="string">
            <text:p>""</text:p>
          </table:table-cell>
        </table:table-row>
        <table:table-row table:style-name="ro2">
          <table:table-cell table:formula="of:=LOWER(['Definition (EN)'.C18]&amp;&quot;_&quot;&amp;['Definition (EN)'.D18]&amp;&quot;_&quot;&amp;['Definition (EN)'.$J$3]&amp;&quot;_&quot;&amp;['Definition (EN)'.$H$2]&amp;&quot;:&quot;)" office:value-type="string">
            <text:p>slot_unslot_me-to-owner_singular:</text:p>
          </table:table-cell>
          <table:table-cell table:formula="of:=&quot;&quot;&quot;&quot;&amp;SUBSTITUTE(['Definition (EN)'.J18];&quot;{&quot;;&quot;%{&quot;)&amp;&quot;&quot;&quot;&quot;" office:value-type="string">
            <text:p>"You removed the Reslot: %{TITLE}"</text:p>
          </table:table-cell>
        </table:table-row>
        <table:table-row table:style-name="ro2">
          <table:table-cell table:formula="of:=LOWER(['Definition (EN)'.C18]&amp;&quot;_&quot;&amp;['Definition (EN)'.D18]&amp;&quot;_&quot;&amp;['Definition (EN)'.$V$3]&amp;&quot;_&quot;&amp;['Definition (EN)'.$H$2]&amp;&quot;:&quot;)" office:value-type="string">
            <text:p>slot_unslot_activity-to-owner_singular:</text:p>
          </table:table-cell>
          <table:table-cell table:formula="of:=&quot;&quot;&quot;&quot;&amp;SUBSTITUTE(['Definition (EN)'.V18];&quot;{&quot;;&quot;%{&quot;)&amp;&quot;&quot;&quot;&quot;" office:value-type="string">
            <text:p>""</text:p>
          </table:table-cell>
        </table:table-row>
        <table:table-row table:style-name="ro2">
          <table:table-cell table:formula="of:=LOWER(['Definition (EN)'.C18]&amp;&quot;_&quot;&amp;['Definition (EN)'.D18]&amp;&quot;_&quot;&amp;['Definition (EN)'.$R$3]&amp;&quot;_&quot;&amp;['Definition (EN)'.$H$2]&amp;&quot;:&quot;)" office:value-type="string">
            <text:p>slot_unslot_notify-to-owner_singular:</text:p>
          </table:table-cell>
          <table:table-cell table:formula="of:=&quot;&quot;&quot;&quot;&amp;SUBSTITUTE(['Definition (EN)'.R18];&quot;{&quot;;&quot;%{&quot;)&amp;&quot;&quot;&quot;&quot;" office:value-type="string">
            <text:p>""</text:p>
          </table:table-cell>
        </table:table-row>
        <table:table-row table:style-name="ro2">
          <table:table-cell table:formula="of:=LOWER(['Definition (EN)'.C18]&amp;&quot;_&quot;&amp;['Definition (EN)'.D18]&amp;&quot;_&quot;&amp;['Definition (EN)'.$N$3]&amp;&quot;_&quot;&amp;['Definition (EN)'.$H$2]&amp;&quot;:&quot;)" office:value-type="string">
            <text:p>slot_unslot_push-to-owner_singular:</text:p>
          </table:table-cell>
          <table:table-cell table:formula="of:=&quot;&quot;&quot;&quot;&amp;SUBSTITUTE(['Definition (EN)'.N18];&quot;{&quot;;&quot;%{&quot;)&amp;&quot;&quot;&quot;&quot;" office:value-type="string">
            <text:p>""</text:p>
          </table:table-cell>
        </table:table-row>
        <table:table-row table:style-name="ro2">
          <table:table-cell table:formula="of:=LOWER(['Definition (EN)'.C18]&amp;&quot;_&quot;&amp;['Definition (EN)'.D18]&amp;&quot;_&quot;&amp;['Definition (EN)'.$X$3]&amp;&quot;_&quot;&amp;['Definition (EN)'.$W$2]&amp;&quot;:&quot;)" office:value-type="string">
            <text:p>slot_unslot_activity-to-owner_plural:</text:p>
          </table:table-cell>
          <table:table-cell table:formula="of:=&quot;&quot;&quot;&quot;&amp;SUBSTITUTE(['Definition (EN)'.X18];&quot;{&quot;;&quot;%{&quot;)&amp;&quot;&quot;&quot;&quot;" office:value-type="string">
            <text:p>""</text:p>
          </table:table-cell>
        </table:table-row>
        <table:table-row table:style-name="ro2">
          <table:table-cell table:formula="of:=LOWER(['Definition (EN)'.C18]&amp;&quot;_&quot;&amp;['Definition (EN)'.D18]&amp;&quot;_&quot;&amp;['Definition (EN)'.$AB$3]&amp;&quot;_&quot;&amp;['Definition (EN)'.$AA$2]&amp;&quot;:&quot;)" office:value-type="string">
            <text:p>slot_unslot_activity-to-owner_aggregate:</text:p>
          </table:table-cell>
          <table:table-cell table:formula="of:=&quot;&quot;&quot;&quot;&amp;SUBSTITUTE(['Definition (EN)'.AB18];&quot;{&quot;;&quot;%{&quot;)&amp;&quot;&quot;&quot;&quot;" office:value-type="string">
            <text:p>""</text:p>
          </table:table-cell>
        </table:table-row>
        <table:table-row table:number-rows-repeated="1" table:style-name="ro4"/>
        <table:table-row table:style-name="ro2">
          <table:table-cell table:formula="of:=LOWER(['Definition (EN)'.C19]&amp;&quot;_&quot;&amp;['Definition (EN)'.D19]&amp;&quot;_&quot;&amp;['Definition (EN)'.$I$3]&amp;&quot;_&quot;&amp;['Definition (EN)'.$H$2]&amp;&quot;:&quot;)" office:value-type="string">
            <text:p>user_request_me_singular:</text:p>
          </table:table-cell>
          <table:table-cell table:formula="of:=&quot;&quot;&quot;&quot;&amp;SUBSTITUTE(['Definition (EN)'.I19];&quot;{&quot;;&quot;%{&quot;)&amp;&quot;&quot;&quot;&quot;" office:value-type="string">
            <text:p>"You sent a friend request to %{USER}"</text:p>
          </table:table-cell>
        </table:table-row>
        <table:table-row table:style-name="ro2">
          <table:table-cell table:formula="of:=LOWER(['Definition (EN)'.C19]&amp;&quot;_&quot;&amp;['Definition (EN)'.D19]&amp;&quot;_&quot;&amp;['Definition (EN)'.$U$3]&amp;&quot;_&quot;&amp;['Definition (EN)'.$H$2]&amp;&quot;:&quot;)" office:value-type="string">
            <text:p>user_request_activity_singular:</text:p>
          </table:table-cell>
          <table:table-cell table:formula="of:=&quot;&quot;&quot;&quot;&amp;SUBSTITUTE(['Definition (EN)'.U19];&quot;{&quot;;&quot;%{&quot;)&amp;&quot;&quot;&quot;&quot;" office:value-type="string">
            <text:p>""</text:p>
          </table:table-cell>
        </table:table-row>
        <table:table-row table:style-name="ro2">
          <table:table-cell table:formula="of:=LOWER(['Definition (EN)'.C19]&amp;&quot;_&quot;&amp;['Definition (EN)'.D19]&amp;&quot;_&quot;&amp;['Definition (EN)'.$Q$3]&amp;&quot;_&quot;&amp;['Definition (EN)'.$H$2]&amp;&quot;:&quot;)" office:value-type="string">
            <text:p>user_request_notify_singular:</text:p>
          </table:table-cell>
          <table:table-cell table:formula="of:=&quot;&quot;&quot;&quot;&amp;SUBSTITUTE(['Definition (EN)'.Q19];&quot;{&quot;;&quot;%{&quot;)&amp;&quot;&quot;&quot;&quot;" office:value-type="string">
            <text:p>"%{ACTOR} sent a friend request to you"</text:p>
          </table:table-cell>
        </table:table-row>
        <table:table-row table:style-name="ro2">
          <table:table-cell table:formula="of:=LOWER(['Definition (EN)'.C19]&amp;&quot;_&quot;&amp;['Definition (EN)'.D19]&amp;&quot;_&quot;&amp;['Definition (EN)'.$M$3]&amp;&quot;_&quot;&amp;['Definition (EN)'.$H$2]&amp;&quot;:&quot;)" office:value-type="string">
            <text:p>user_request_push_singular:</text:p>
          </table:table-cell>
          <table:table-cell table:formula="of:=&quot;&quot;&quot;&quot;&amp;SUBSTITUTE(['Definition (EN)'.M19];&quot;{&quot;;&quot;%{&quot;)&amp;&quot;&quot;&quot;&quot;" office:value-type="string">
            <text:p>"%{ACTOR} sent a friend request to you"</text:p>
          </table:table-cell>
        </table:table-row>
        <table:table-row table:style-name="ro2">
          <table:table-cell table:formula="of:=LOWER(['Definition (EN)'.C19]&amp;&quot;_&quot;&amp;['Definition (EN)'.D19]&amp;&quot;_&quot;&amp;['Definition (EN)'.$W$3]&amp;&quot;_&quot;&amp;['Definition (EN)'.$W$2]&amp;&quot;:&quot;)" office:value-type="string">
            <text:p>user_request_activity_plural:</text:p>
          </table:table-cell>
          <table:table-cell table:formula="of:=&quot;&quot;&quot;&quot;&amp;SUBSTITUTE(['Definition (EN)'.W19];&quot;{&quot;;&quot;%{&quot;)&amp;&quot;&quot;&quot;&quot;" office:value-type="string">
            <text:p>""</text:p>
          </table:table-cell>
        </table:table-row>
        <table:table-row table:style-name="ro2">
          <table:table-cell table:formula="of:=LOWER(['Definition (EN)'.C19]&amp;&quot;_&quot;&amp;['Definition (EN)'.D19]&amp;&quot;_&quot;&amp;['Definition (EN)'.$AA$3]&amp;&quot;_&quot;&amp;['Definition (EN)'.$AA$2]&amp;&quot;:&quot;)" office:value-type="string">
            <text:p>user_request_activity_aggregate:</text:p>
          </table:table-cell>
          <table:table-cell table:formula="of:=&quot;&quot;&quot;&quot;&amp;SUBSTITUTE(['Definition (EN)'.AA19];&quot;{&quot;;&quot;%{&quot;)&amp;&quot;&quot;&quot;&quot;" office:value-type="string">
            <text:p>""</text:p>
          </table:table-cell>
        </table:table-row>
        <table:table-row table:style-name="ro2">
          <table:table-cell table:formula="of:=LOWER(['Definition (EN)'.C19]&amp;&quot;_&quot;&amp;['Definition (EN)'.D19]&amp;&quot;_&quot;&amp;['Definition (EN)'.$J$3]&amp;&quot;_&quot;&amp;['Definition (EN)'.$H$2]&amp;&quot;:&quot;)" office:value-type="string">
            <text:p>user_request_me-to-owner_singular:</text:p>
          </table:table-cell>
          <table:table-cell table:formula="of:=&quot;&quot;&quot;&quot;&amp;SUBSTITUTE(['Definition (EN)'.J19];&quot;{&quot;;&quot;%{&quot;)&amp;&quot;&quot;&quot;&quot;" office:value-type="string">
            <text:p>"You sent a friend request to %{USER}"</text:p>
          </table:table-cell>
        </table:table-row>
        <table:table-row table:style-name="ro2">
          <table:table-cell table:formula="of:=LOWER(['Definition (EN)'.C19]&amp;&quot;_&quot;&amp;['Definition (EN)'.D19]&amp;&quot;_&quot;&amp;['Definition (EN)'.$V$3]&amp;&quot;_&quot;&amp;['Definition (EN)'.$H$2]&amp;&quot;:&quot;)" office:value-type="string">
            <text:p>user_request_activity-to-owner_singular:</text:p>
          </table:table-cell>
          <table:table-cell table:formula="of:=&quot;&quot;&quot;&quot;&amp;SUBSTITUTE(['Definition (EN)'.V19];&quot;{&quot;;&quot;%{&quot;)&amp;&quot;&quot;&quot;&quot;" office:value-type="string">
            <text:p>""</text:p>
          </table:table-cell>
        </table:table-row>
        <table:table-row table:style-name="ro2">
          <table:table-cell table:formula="of:=LOWER(['Definition (EN)'.C19]&amp;&quot;_&quot;&amp;['Definition (EN)'.D19]&amp;&quot;_&quot;&amp;['Definition (EN)'.$R$3]&amp;&quot;_&quot;&amp;['Definition (EN)'.$H$2]&amp;&quot;:&quot;)" office:value-type="string">
            <text:p>user_request_notify-to-owner_singular:</text:p>
          </table:table-cell>
          <table:table-cell table:formula="of:=&quot;&quot;&quot;&quot;&amp;SUBSTITUTE(['Definition (EN)'.R19];&quot;{&quot;;&quot;%{&quot;)&amp;&quot;&quot;&quot;&quot;" office:value-type="string">
            <text:p>"%{ACTOR} sent a friend request to you"</text:p>
          </table:table-cell>
        </table:table-row>
        <table:table-row table:style-name="ro2">
          <table:table-cell table:formula="of:=LOWER(['Definition (EN)'.C19]&amp;&quot;_&quot;&amp;['Definition (EN)'.D19]&amp;&quot;_&quot;&amp;['Definition (EN)'.$N$3]&amp;&quot;_&quot;&amp;['Definition (EN)'.$H$2]&amp;&quot;:&quot;)" office:value-type="string">
            <text:p>user_request_push-to-owner_singular:</text:p>
          </table:table-cell>
          <table:table-cell table:formula="of:=&quot;&quot;&quot;&quot;&amp;SUBSTITUTE(['Definition (EN)'.N19];&quot;{&quot;;&quot;%{&quot;)&amp;&quot;&quot;&quot;&quot;" office:value-type="string">
            <text:p>"%{ACTOR} sent a friend request to you"</text:p>
          </table:table-cell>
        </table:table-row>
        <table:table-row table:style-name="ro2">
          <table:table-cell table:formula="of:=LOWER(['Definition (EN)'.C19]&amp;&quot;_&quot;&amp;['Definition (EN)'.D19]&amp;&quot;_&quot;&amp;['Definition (EN)'.$X$3]&amp;&quot;_&quot;&amp;['Definition (EN)'.$W$2]&amp;&quot;:&quot;)" office:value-type="string">
            <text:p>user_request_activity-to-owner_plural:</text:p>
          </table:table-cell>
          <table:table-cell table:formula="of:=&quot;&quot;&quot;&quot;&amp;SUBSTITUTE(['Definition (EN)'.X19];&quot;{&quot;;&quot;%{&quot;)&amp;&quot;&quot;&quot;&quot;" office:value-type="string">
            <text:p>""</text:p>
          </table:table-cell>
        </table:table-row>
        <table:table-row table:style-name="ro2">
          <table:table-cell table:formula="of:=LOWER(['Definition (EN)'.C19]&amp;&quot;_&quot;&amp;['Definition (EN)'.D19]&amp;&quot;_&quot;&amp;['Definition (EN)'.$AB$3]&amp;&quot;_&quot;&amp;['Definition (EN)'.$AA$2]&amp;&quot;:&quot;)" office:value-type="string">
            <text:p>user_request_activity-to-owner_aggregate:</text:p>
          </table:table-cell>
          <table:table-cell table:formula="of:=&quot;&quot;&quot;&quot;&amp;SUBSTITUTE(['Definition (EN)'.AB19];&quot;{&quot;;&quot;%{&quot;)&amp;&quot;&quot;&quot;&quot;" office:value-type="string">
            <text:p>""</text:p>
          </table:table-cell>
        </table:table-row>
        <table:table-row table:number-rows-repeated="1" table:style-name="ro4"/>
        <table:table-row table:style-name="ro2">
          <table:table-cell table:formula="of:=LOWER(['Definition (EN)'.C20]&amp;&quot;_&quot;&amp;['Definition (EN)'.D20]&amp;&quot;_&quot;&amp;['Definition (EN)'.$I$3]&amp;&quot;_&quot;&amp;['Definition (EN)'.$H$2]&amp;&quot;:&quot;)" office:value-type="string">
            <text:p>slot_private_me_singular:</text:p>
          </table:table-cell>
          <table:table-cell table:formula="of:=&quot;&quot;&quot;&quot;&amp;SUBSTITUTE(['Definition (EN)'.I20];&quot;{&quot;;&quot;%{&quot;)&amp;&quot;&quot;&quot;&quot;" office:value-type="string">
            <text:p>"You unshared the Slot: %{TITLE}"</text:p>
          </table:table-cell>
        </table:table-row>
        <table:table-row table:style-name="ro2">
          <table:table-cell table:formula="of:=LOWER(['Definition (EN)'.C20]&amp;&quot;_&quot;&amp;['Definition (EN)'.D20]&amp;&quot;_&quot;&amp;['Definition (EN)'.$U$3]&amp;&quot;_&quot;&amp;['Definition (EN)'.$H$2]&amp;&quot;:&quot;)" office:value-type="string">
            <text:p>slot_private_activity_singular:</text:p>
          </table:table-cell>
          <table:table-cell table:formula="of:=&quot;&quot;&quot;&quot;&amp;SUBSTITUTE(['Definition (EN)'.U20];&quot;{&quot;;&quot;%{&quot;)&amp;&quot;&quot;&quot;&quot;" office:value-type="string">
            <text:p>""</text:p>
          </table:table-cell>
        </table:table-row>
        <table:table-row table:style-name="ro2">
          <table:table-cell table:formula="of:=LOWER(['Definition (EN)'.C20]&amp;&quot;_&quot;&amp;['Definition (EN)'.D20]&amp;&quot;_&quot;&amp;['Definition (EN)'.$Q$3]&amp;&quot;_&quot;&amp;['Definition (EN)'.$H$2]&amp;&quot;:&quot;)" office:value-type="string">
            <text:p>slot_private_notify_singular:</text:p>
          </table:table-cell>
          <table:table-cell table:formula="of:=&quot;&quot;&quot;&quot;&amp;SUBSTITUTE(['Definition (EN)'.Q20];&quot;{&quot;;&quot;%{&quot;)&amp;&quot;&quot;&quot;&quot;" office:value-type="string">
            <text:p>"%{ACTOR} unshared the Slot: %{TITLE}"</text:p>
          </table:table-cell>
        </table:table-row>
        <table:table-row table:style-name="ro2">
          <table:table-cell table:formula="of:=LOWER(['Definition (EN)'.C20]&amp;&quot;_&quot;&amp;['Definition (EN)'.D20]&amp;&quot;_&quot;&amp;['Definition (EN)'.$M$3]&amp;&quot;_&quot;&amp;['Definition (EN)'.$H$2]&amp;&quot;:&quot;)" office:value-type="string">
            <text:p>slot_private_push_singular:</text:p>
          </table:table-cell>
          <table:table-cell table:formula="of:=&quot;&quot;&quot;&quot;&amp;SUBSTITUTE(['Definition (EN)'.M20];&quot;{&quot;;&quot;%{&quot;)&amp;&quot;&quot;&quot;&quot;" office:value-type="string">
            <text:p>"%{ACTOR} unshared the Slot: %{TITLE}"</text:p>
          </table:table-cell>
        </table:table-row>
        <table:table-row table:style-name="ro2">
          <table:table-cell table:formula="of:=LOWER(['Definition (EN)'.C20]&amp;&quot;_&quot;&amp;['Definition (EN)'.D20]&amp;&quot;_&quot;&amp;['Definition (EN)'.$W$3]&amp;&quot;_&quot;&amp;['Definition (EN)'.$W$2]&amp;&quot;:&quot;)" office:value-type="string">
            <text:p>slot_private_activity_plural:</text:p>
          </table:table-cell>
          <table:table-cell table:formula="of:=&quot;&quot;&quot;&quot;&amp;SUBSTITUTE(['Definition (EN)'.W20];&quot;{&quot;;&quot;%{&quot;)&amp;&quot;&quot;&quot;&quot;" office:value-type="string">
            <text:p>""</text:p>
          </table:table-cell>
        </table:table-row>
        <table:table-row table:style-name="ro2">
          <table:table-cell table:formula="of:=LOWER(['Definition (EN)'.C20]&amp;&quot;_&quot;&amp;['Definition (EN)'.D20]&amp;&quot;_&quot;&amp;['Definition (EN)'.$AA$3]&amp;&quot;_&quot;&amp;['Definition (EN)'.$AA$2]&amp;&quot;:&quot;)" office:value-type="string">
            <text:p>slot_private_activity_aggregate:</text:p>
          </table:table-cell>
          <table:table-cell table:formula="of:=&quot;&quot;&quot;&quot;&amp;SUBSTITUTE(['Definition (EN)'.AA20];&quot;{&quot;;&quot;%{&quot;)&amp;&quot;&quot;&quot;&quot;" office:value-type="string">
            <text:p>""</text:p>
          </table:table-cell>
        </table:table-row>
        <table:table-row table:style-name="ro2">
          <table:table-cell table:formula="of:=LOWER(['Definition (EN)'.C20]&amp;&quot;_&quot;&amp;['Definition (EN)'.D20]&amp;&quot;_&quot;&amp;['Definition (EN)'.$J$3]&amp;&quot;_&quot;&amp;['Definition (EN)'.$H$2]&amp;&quot;:&quot;)" office:value-type="string">
            <text:p>slot_private_me-to-owner_singular:</text:p>
          </table:table-cell>
          <table:table-cell table:formula="of:=&quot;&quot;&quot;&quot;&amp;SUBSTITUTE(['Definition (EN)'.J20];&quot;{&quot;;&quot;%{&quot;)&amp;&quot;&quot;&quot;&quot;" office:value-type="string">
            <text:p>"You unshared the Slot: %{TITLE}"</text:p>
          </table:table-cell>
        </table:table-row>
        <table:table-row table:style-name="ro2">
          <table:table-cell table:formula="of:=LOWER(['Definition (EN)'.C20]&amp;&quot;_&quot;&amp;['Definition (EN)'.D20]&amp;&quot;_&quot;&amp;['Definition (EN)'.$V$3]&amp;&quot;_&quot;&amp;['Definition (EN)'.$H$2]&amp;&quot;:&quot;)" office:value-type="string">
            <text:p>slot_private_activity-to-owner_singular:</text:p>
          </table:table-cell>
          <table:table-cell table:formula="of:=&quot;&quot;&quot;&quot;&amp;SUBSTITUTE(['Definition (EN)'.V20];&quot;{&quot;;&quot;%{&quot;)&amp;&quot;&quot;&quot;&quot;" office:value-type="string">
            <text:p>""</text:p>
          </table:table-cell>
        </table:table-row>
        <table:table-row table:style-name="ro2">
          <table:table-cell table:formula="of:=LOWER(['Definition (EN)'.C20]&amp;&quot;_&quot;&amp;['Definition (EN)'.D20]&amp;&quot;_&quot;&amp;['Definition (EN)'.$R$3]&amp;&quot;_&quot;&amp;['Definition (EN)'.$H$2]&amp;&quot;:&quot;)" office:value-type="string">
            <text:p>slot_private_notify-to-owner_singular:</text:p>
          </table:table-cell>
          <table:table-cell table:formula="of:=&quot;&quot;&quot;&quot;&amp;SUBSTITUTE(['Definition (EN)'.R20];&quot;{&quot;;&quot;%{&quot;)&amp;&quot;&quot;&quot;&quot;" office:value-type="string">
            <text:p>""</text:p>
          </table:table-cell>
        </table:table-row>
        <table:table-row table:style-name="ro2">
          <table:table-cell table:formula="of:=LOWER(['Definition (EN)'.C20]&amp;&quot;_&quot;&amp;['Definition (EN)'.D20]&amp;&quot;_&quot;&amp;['Definition (EN)'.$N$3]&amp;&quot;_&quot;&amp;['Definition (EN)'.$H$2]&amp;&quot;:&quot;)" office:value-type="string">
            <text:p>slot_private_push-to-owner_singular:</text:p>
          </table:table-cell>
          <table:table-cell table:formula="of:=&quot;&quot;&quot;&quot;&amp;SUBSTITUTE(['Definition (EN)'.N20];&quot;{&quot;;&quot;%{&quot;)&amp;&quot;&quot;&quot;&quot;" office:value-type="string">
            <text:p>""</text:p>
          </table:table-cell>
        </table:table-row>
        <table:table-row table:style-name="ro2">
          <table:table-cell table:formula="of:=LOWER(['Definition (EN)'.C20]&amp;&quot;_&quot;&amp;['Definition (EN)'.D20]&amp;&quot;_&quot;&amp;['Definition (EN)'.$X$3]&amp;&quot;_&quot;&amp;['Definition (EN)'.$W$2]&amp;&quot;:&quot;)" office:value-type="string">
            <text:p>slot_private_activity-to-owner_plural:</text:p>
          </table:table-cell>
          <table:table-cell table:formula="of:=&quot;&quot;&quot;&quot;&amp;SUBSTITUTE(['Definition (EN)'.X20];&quot;{&quot;;&quot;%{&quot;)&amp;&quot;&quot;&quot;&quot;" office:value-type="string">
            <text:p>""</text:p>
          </table:table-cell>
        </table:table-row>
        <table:table-row table:style-name="ro2">
          <table:table-cell table:formula="of:=LOWER(['Definition (EN)'.C20]&amp;&quot;_&quot;&amp;['Definition (EN)'.D20]&amp;&quot;_&quot;&amp;['Definition (EN)'.$AB$3]&amp;&quot;_&quot;&amp;['Definition (EN)'.$AA$2]&amp;&quot;:&quot;)" office:value-type="string">
            <text:p>slot_private_activity-to-owner_aggregate:</text:p>
          </table:table-cell>
          <table:table-cell table:formula="of:=&quot;&quot;&quot;&quot;&amp;SUBSTITUTE(['Definition (EN)'.AB20];&quot;{&quot;;&quot;%{&quot;)&amp;&quot;&quot;&quot;&quot;" office:value-type="string">
            <text:p>""</text:p>
          </table:table-cell>
        </table:table-row>
        <table:table-row table:number-rows-repeated="1" table:style-name="ro4"/>
        <table:table-row table:style-name="ro2">
          <table:table-cell table:formula="of:=LOWER(['Definition (EN)'.C21]&amp;&quot;_&quot;&amp;['Definition (EN)'.D21]&amp;&quot;_&quot;&amp;['Definition (EN)'.$I$3]&amp;&quot;_&quot;&amp;['Definition (EN)'.$H$2]&amp;&quot;:&quot;)" office:value-type="string">
            <text:p>slot_start_me_singular:</text:p>
          </table:table-cell>
          <table:table-cell table:formula="of:=&quot;&quot;&quot;&quot;&amp;SUBSTITUTE(['Definition (EN)'.I21];&quot;{&quot;;&quot;%{&quot;)&amp;&quot;&quot;&quot;&quot;" office:value-type="string">
            <text:p>"You changed the start time from the Slot: %{TITLE}"</text:p>
          </table:table-cell>
        </table:table-row>
        <table:table-row table:style-name="ro2">
          <table:table-cell table:formula="of:=LOWER(['Definition (EN)'.C21]&amp;&quot;_&quot;&amp;['Definition (EN)'.D21]&amp;&quot;_&quot;&amp;['Definition (EN)'.$U$3]&amp;&quot;_&quot;&amp;['Definition (EN)'.$H$2]&amp;&quot;:&quot;)" office:value-type="string">
            <text:p>slot_start_activity_singular:</text:p>
          </table:table-cell>
          <table:table-cell table:formula="of:=&quot;&quot;&quot;&quot;&amp;SUBSTITUTE(['Definition (EN)'.U21];&quot;{&quot;;&quot;%{&quot;)&amp;&quot;&quot;&quot;&quot;" office:value-type="string">
            <text:p>""</text:p>
          </table:table-cell>
        </table:table-row>
        <table:table-row table:style-name="ro2">
          <table:table-cell table:formula="of:=LOWER(['Definition (EN)'.C21]&amp;&quot;_&quot;&amp;['Definition (EN)'.D21]&amp;&quot;_&quot;&amp;['Definition (EN)'.$Q$3]&amp;&quot;_&quot;&amp;['Definition (EN)'.$H$2]&amp;&quot;:&quot;)" office:value-type="string">
            <text:p>slot_start_notify_singular:</text:p>
          </table:table-cell>
          <table:table-cell table:formula="of:=&quot;&quot;&quot;&quot;&amp;SUBSTITUTE(['Definition (EN)'.Q21];&quot;{&quot;;&quot;%{&quot;)&amp;&quot;&quot;&quot;&quot;" office:value-type="string">
            <text:p>"%{ACTOR} changed the start time of the Slot: %{TITLE}"</text:p>
          </table:table-cell>
        </table:table-row>
        <table:table-row table:style-name="ro2">
          <table:table-cell table:formula="of:=LOWER(['Definition (EN)'.C21]&amp;&quot;_&quot;&amp;['Definition (EN)'.D21]&amp;&quot;_&quot;&amp;['Definition (EN)'.$M$3]&amp;&quot;_&quot;&amp;['Definition (EN)'.$H$2]&amp;&quot;:&quot;)" office:value-type="string">
            <text:p>slot_start_push_singular:</text:p>
          </table:table-cell>
          <table:table-cell table:formula="of:=&quot;&quot;&quot;&quot;&amp;SUBSTITUTE(['Definition (EN)'.M21];&quot;{&quot;;&quot;%{&quot;)&amp;&quot;&quot;&quot;&quot;" office:value-type="string">
            <text:p>"%{ACTOR} changed the start time of the Slot: %{TITLE}"</text:p>
          </table:table-cell>
        </table:table-row>
        <table:table-row table:style-name="ro2">
          <table:table-cell table:formula="of:=LOWER(['Definition (EN)'.C21]&amp;&quot;_&quot;&amp;['Definition (EN)'.D21]&amp;&quot;_&quot;&amp;['Definition (EN)'.$W$3]&amp;&quot;_&quot;&amp;['Definition (EN)'.$W$2]&amp;&quot;:&quot;)" office:value-type="string">
            <text:p>slot_start_activity_plural:</text:p>
          </table:table-cell>
          <table:table-cell table:formula="of:=&quot;&quot;&quot;&quot;&amp;SUBSTITUTE(['Definition (EN)'.W21];&quot;{&quot;;&quot;%{&quot;)&amp;&quot;&quot;&quot;&quot;" office:value-type="string">
            <text:p>""</text:p>
          </table:table-cell>
        </table:table-row>
        <table:table-row table:style-name="ro2">
          <table:table-cell table:formula="of:=LOWER(['Definition (EN)'.C21]&amp;&quot;_&quot;&amp;['Definition (EN)'.D21]&amp;&quot;_&quot;&amp;['Definition (EN)'.$AA$3]&amp;&quot;_&quot;&amp;['Definition (EN)'.$AA$2]&amp;&quot;:&quot;)" office:value-type="string">
            <text:p>slot_start_activity_aggregate:</text:p>
          </table:table-cell>
          <table:table-cell table:formula="of:=&quot;&quot;&quot;&quot;&amp;SUBSTITUTE(['Definition (EN)'.AA21];&quot;{&quot;;&quot;%{&quot;)&amp;&quot;&quot;&quot;&quot;" office:value-type="string">
            <text:p>""</text:p>
          </table:table-cell>
        </table:table-row>
        <table:table-row table:style-name="ro2">
          <table:table-cell table:formula="of:=LOWER(['Definition (EN)'.C21]&amp;&quot;_&quot;&amp;['Definition (EN)'.D21]&amp;&quot;_&quot;&amp;['Definition (EN)'.$J$3]&amp;&quot;_&quot;&amp;['Definition (EN)'.$H$2]&amp;&quot;:&quot;)" office:value-type="string">
            <text:p>slot_start_me-to-owner_singular:</text:p>
          </table:table-cell>
          <table:table-cell table:formula="of:=&quot;&quot;&quot;&quot;&amp;SUBSTITUTE(['Definition (EN)'.J21];&quot;{&quot;;&quot;%{&quot;)&amp;&quot;&quot;&quot;&quot;" office:value-type="string">
            <text:p>"You changed the start time from the Slot: %{TITLE}"</text:p>
          </table:table-cell>
        </table:table-row>
        <table:table-row table:style-name="ro2">
          <table:table-cell table:formula="of:=LOWER(['Definition (EN)'.C21]&amp;&quot;_&quot;&amp;['Definition (EN)'.D21]&amp;&quot;_&quot;&amp;['Definition (EN)'.$V$3]&amp;&quot;_&quot;&amp;['Definition (EN)'.$H$2]&amp;&quot;:&quot;)" office:value-type="string">
            <text:p>slot_start_activity-to-owner_singular:</text:p>
          </table:table-cell>
          <table:table-cell table:formula="of:=&quot;&quot;&quot;&quot;&amp;SUBSTITUTE(['Definition (EN)'.V21];&quot;{&quot;;&quot;%{&quot;)&amp;&quot;&quot;&quot;&quot;" office:value-type="string">
            <text:p>""</text:p>
          </table:table-cell>
        </table:table-row>
        <table:table-row table:style-name="ro2">
          <table:table-cell table:formula="of:=LOWER(['Definition (EN)'.C21]&amp;&quot;_&quot;&amp;['Definition (EN)'.D21]&amp;&quot;_&quot;&amp;['Definition (EN)'.$R$3]&amp;&quot;_&quot;&amp;['Definition (EN)'.$H$2]&amp;&quot;:&quot;)" office:value-type="string">
            <text:p>slot_start_notify-to-owner_singular:</text:p>
          </table:table-cell>
          <table:table-cell table:formula="of:=&quot;&quot;&quot;&quot;&amp;SUBSTITUTE(['Definition (EN)'.R21];&quot;{&quot;;&quot;%{&quot;)&amp;&quot;&quot;&quot;&quot;" office:value-type="string">
            <text:p>""</text:p>
          </table:table-cell>
        </table:table-row>
        <table:table-row table:style-name="ro2">
          <table:table-cell table:formula="of:=LOWER(['Definition (EN)'.C21]&amp;&quot;_&quot;&amp;['Definition (EN)'.D21]&amp;&quot;_&quot;&amp;['Definition (EN)'.$N$3]&amp;&quot;_&quot;&amp;['Definition (EN)'.$H$2]&amp;&quot;:&quot;)" office:value-type="string">
            <text:p>slot_start_push-to-owner_singular:</text:p>
          </table:table-cell>
          <table:table-cell table:formula="of:=&quot;&quot;&quot;&quot;&amp;SUBSTITUTE(['Definition (EN)'.N21];&quot;{&quot;;&quot;%{&quot;)&amp;&quot;&quot;&quot;&quot;" office:value-type="string">
            <text:p>""</text:p>
          </table:table-cell>
        </table:table-row>
        <table:table-row table:style-name="ro2">
          <table:table-cell table:formula="of:=LOWER(['Definition (EN)'.C21]&amp;&quot;_&quot;&amp;['Definition (EN)'.D21]&amp;&quot;_&quot;&amp;['Definition (EN)'.$X$3]&amp;&quot;_&quot;&amp;['Definition (EN)'.$W$2]&amp;&quot;:&quot;)" office:value-type="string">
            <text:p>slot_start_activity-to-owner_plural:</text:p>
          </table:table-cell>
          <table:table-cell table:formula="of:=&quot;&quot;&quot;&quot;&amp;SUBSTITUTE(['Definition (EN)'.X21];&quot;{&quot;;&quot;%{&quot;)&amp;&quot;&quot;&quot;&quot;" office:value-type="string">
            <text:p>""</text:p>
          </table:table-cell>
        </table:table-row>
        <table:table-row table:style-name="ro2">
          <table:table-cell table:formula="of:=LOWER(['Definition (EN)'.C21]&amp;&quot;_&quot;&amp;['Definition (EN)'.D21]&amp;&quot;_&quot;&amp;['Definition (EN)'.$AB$3]&amp;&quot;_&quot;&amp;['Definition (EN)'.$AA$2]&amp;&quot;:&quot;)" office:value-type="string">
            <text:p>slot_start_activity-to-owner_aggregate:</text:p>
          </table:table-cell>
          <table:table-cell table:formula="of:=&quot;&quot;&quot;&quot;&amp;SUBSTITUTE(['Definition (EN)'.AB21];&quot;{&quot;;&quot;%{&quot;)&amp;&quot;&quot;&quot;&quot;" office:value-type="string">
            <text:p>""</text:p>
          </table:table-cell>
        </table:table-row>
        <table:table-row table:number-rows-repeated="1" table:style-name="ro4"/>
        <table:table-row table:style-name="ro2">
          <table:table-cell table:formula="of:=LOWER(['Definition (EN)'.C22]&amp;&quot;_&quot;&amp;['Definition (EN)'.D22]&amp;&quot;_&quot;&amp;['Definition (EN)'.$I$3]&amp;&quot;_&quot;&amp;['Definition (EN)'.$H$2]&amp;&quot;:&quot;)" office:value-type="string">
            <text:p>slot_location_me_singular:</text:p>
          </table:table-cell>
          <table:table-cell table:formula="of:=&quot;&quot;&quot;&quot;&amp;SUBSTITUTE(['Definition (EN)'.I22];&quot;{&quot;;&quot;%{&quot;)&amp;&quot;&quot;&quot;&quot;" office:value-type="string">
            <text:p>"You changed the location from the Slot: %{TITLE}"</text:p>
          </table:table-cell>
        </table:table-row>
        <table:table-row table:style-name="ro2">
          <table:table-cell table:formula="of:=LOWER(['Definition (EN)'.C22]&amp;&quot;_&quot;&amp;['Definition (EN)'.D22]&amp;&quot;_&quot;&amp;['Definition (EN)'.$U$3]&amp;&quot;_&quot;&amp;['Definition (EN)'.$H$2]&amp;&quot;:&quot;)" office:value-type="string">
            <text:p>slot_location_activity_singular:</text:p>
          </table:table-cell>
          <table:table-cell table:formula="of:=&quot;&quot;&quot;&quot;&amp;SUBSTITUTE(['Definition (EN)'.U22];&quot;{&quot;;&quot;%{&quot;)&amp;&quot;&quot;&quot;&quot;" office:value-type="string">
            <text:p>""</text:p>
          </table:table-cell>
        </table:table-row>
        <table:table-row table:style-name="ro2">
          <table:table-cell table:formula="of:=LOWER(['Definition (EN)'.C22]&amp;&quot;_&quot;&amp;['Definition (EN)'.D22]&amp;&quot;_&quot;&amp;['Definition (EN)'.$Q$3]&amp;&quot;_&quot;&amp;['Definition (EN)'.$H$2]&amp;&quot;:&quot;)" office:value-type="string">
            <text:p>slot_location_notify_singular:</text:p>
          </table:table-cell>
          <table:table-cell table:formula="of:=&quot;&quot;&quot;&quot;&amp;SUBSTITUTE(['Definition (EN)'.Q22];&quot;{&quot;;&quot;%{&quot;)&amp;&quot;&quot;&quot;&quot;" office:value-type="string">
            <text:p>"%{ACTOR} changed the location of the Slot: %{TITLE}"</text:p>
          </table:table-cell>
        </table:table-row>
        <table:table-row table:style-name="ro2">
          <table:table-cell table:formula="of:=LOWER(['Definition (EN)'.C22]&amp;&quot;_&quot;&amp;['Definition (EN)'.D22]&amp;&quot;_&quot;&amp;['Definition (EN)'.$M$3]&amp;&quot;_&quot;&amp;['Definition (EN)'.$H$2]&amp;&quot;:&quot;)" office:value-type="string">
            <text:p>slot_location_push_singular:</text:p>
          </table:table-cell>
          <table:table-cell table:formula="of:=&quot;&quot;&quot;&quot;&amp;SUBSTITUTE(['Definition (EN)'.M22];&quot;{&quot;;&quot;%{&quot;)&amp;&quot;&quot;&quot;&quot;" office:value-type="string">
            <text:p>"%{ACTOR} changed the location of the Slot: %{TITLE}"</text:p>
          </table:table-cell>
        </table:table-row>
        <table:table-row table:style-name="ro2">
          <table:table-cell table:formula="of:=LOWER(['Definition (EN)'.C22]&amp;&quot;_&quot;&amp;['Definition (EN)'.D22]&amp;&quot;_&quot;&amp;['Definition (EN)'.$W$3]&amp;&quot;_&quot;&amp;['Definition (EN)'.$W$2]&amp;&quot;:&quot;)" office:value-type="string">
            <text:p>slot_location_activity_plural:</text:p>
          </table:table-cell>
          <table:table-cell table:formula="of:=&quot;&quot;&quot;&quot;&amp;SUBSTITUTE(['Definition (EN)'.W22];&quot;{&quot;;&quot;%{&quot;)&amp;&quot;&quot;&quot;&quot;" office:value-type="string">
            <text:p>""</text:p>
          </table:table-cell>
        </table:table-row>
        <table:table-row table:style-name="ro2">
          <table:table-cell table:formula="of:=LOWER(['Definition (EN)'.C22]&amp;&quot;_&quot;&amp;['Definition (EN)'.D22]&amp;&quot;_&quot;&amp;['Definition (EN)'.$AA$3]&amp;&quot;_&quot;&amp;['Definition (EN)'.$AA$2]&amp;&quot;:&quot;)" office:value-type="string">
            <text:p>slot_location_activity_aggregate:</text:p>
          </table:table-cell>
          <table:table-cell table:formula="of:=&quot;&quot;&quot;&quot;&amp;SUBSTITUTE(['Definition (EN)'.AA22];&quot;{&quot;;&quot;%{&quot;)&amp;&quot;&quot;&quot;&quot;" office:value-type="string">
            <text:p>""</text:p>
          </table:table-cell>
        </table:table-row>
        <table:table-row table:style-name="ro2">
          <table:table-cell table:formula="of:=LOWER(['Definition (EN)'.C22]&amp;&quot;_&quot;&amp;['Definition (EN)'.D22]&amp;&quot;_&quot;&amp;['Definition (EN)'.$J$3]&amp;&quot;_&quot;&amp;['Definition (EN)'.$H$2]&amp;&quot;:&quot;)" office:value-type="string">
            <text:p>slot_location_me-to-owner_singular:</text:p>
          </table:table-cell>
          <table:table-cell table:formula="of:=&quot;&quot;&quot;&quot;&amp;SUBSTITUTE(['Definition (EN)'.J22];&quot;{&quot;;&quot;%{&quot;)&amp;&quot;&quot;&quot;&quot;" office:value-type="string">
            <text:p>"You changed the location from the Slot: %{TITLE}"</text:p>
          </table:table-cell>
        </table:table-row>
        <table:table-row table:style-name="ro2">
          <table:table-cell table:formula="of:=LOWER(['Definition (EN)'.C22]&amp;&quot;_&quot;&amp;['Definition (EN)'.D22]&amp;&quot;_&quot;&amp;['Definition (EN)'.$V$3]&amp;&quot;_&quot;&amp;['Definition (EN)'.$H$2]&amp;&quot;:&quot;)" office:value-type="string">
            <text:p>slot_location_activity-to-owner_singular:</text:p>
          </table:table-cell>
          <table:table-cell table:formula="of:=&quot;&quot;&quot;&quot;&amp;SUBSTITUTE(['Definition (EN)'.V22];&quot;{&quot;;&quot;%{&quot;)&amp;&quot;&quot;&quot;&quot;" office:value-type="string">
            <text:p>""</text:p>
          </table:table-cell>
        </table:table-row>
        <table:table-row table:style-name="ro2">
          <table:table-cell table:formula="of:=LOWER(['Definition (EN)'.C22]&amp;&quot;_&quot;&amp;['Definition (EN)'.D22]&amp;&quot;_&quot;&amp;['Definition (EN)'.$R$3]&amp;&quot;_&quot;&amp;['Definition (EN)'.$H$2]&amp;&quot;:&quot;)" office:value-type="string">
            <text:p>slot_location_notify-to-owner_singular:</text:p>
          </table:table-cell>
          <table:table-cell table:formula="of:=&quot;&quot;&quot;&quot;&amp;SUBSTITUTE(['Definition (EN)'.R22];&quot;{&quot;;&quot;%{&quot;)&amp;&quot;&quot;&quot;&quot;" office:value-type="string">
            <text:p>""</text:p>
          </table:table-cell>
        </table:table-row>
        <table:table-row table:style-name="ro2">
          <table:table-cell table:formula="of:=LOWER(['Definition (EN)'.C22]&amp;&quot;_&quot;&amp;['Definition (EN)'.D22]&amp;&quot;_&quot;&amp;['Definition (EN)'.$N$3]&amp;&quot;_&quot;&amp;['Definition (EN)'.$H$2]&amp;&quot;:&quot;)" office:value-type="string">
            <text:p>slot_location_push-to-owner_singular:</text:p>
          </table:table-cell>
          <table:table-cell table:formula="of:=&quot;&quot;&quot;&quot;&amp;SUBSTITUTE(['Definition (EN)'.N22];&quot;{&quot;;&quot;%{&quot;)&amp;&quot;&quot;&quot;&quot;" office:value-type="string">
            <text:p>""</text:p>
          </table:table-cell>
        </table:table-row>
        <table:table-row table:style-name="ro2">
          <table:table-cell table:formula="of:=LOWER(['Definition (EN)'.C22]&amp;&quot;_&quot;&amp;['Definition (EN)'.D22]&amp;&quot;_&quot;&amp;['Definition (EN)'.$X$3]&amp;&quot;_&quot;&amp;['Definition (EN)'.$W$2]&amp;&quot;:&quot;)" office:value-type="string">
            <text:p>slot_location_activity-to-owner_plural:</text:p>
          </table:table-cell>
          <table:table-cell table:formula="of:=&quot;&quot;&quot;&quot;&amp;SUBSTITUTE(['Definition (EN)'.X22];&quot;{&quot;;&quot;%{&quot;)&amp;&quot;&quot;&quot;&quot;" office:value-type="string">
            <text:p>""</text:p>
          </table:table-cell>
        </table:table-row>
        <table:table-row table:style-name="ro2">
          <table:table-cell table:formula="of:=LOWER(['Definition (EN)'.C22]&amp;&quot;_&quot;&amp;['Definition (EN)'.D22]&amp;&quot;_&quot;&amp;['Definition (EN)'.$AB$3]&amp;&quot;_&quot;&amp;['Definition (EN)'.$AA$2]&amp;&quot;:&quot;)" office:value-type="string">
            <text:p>slot_location_activity-to-owner_aggregate:</text:p>
          </table:table-cell>
          <table:table-cell table:formula="of:=&quot;&quot;&quot;&quot;&amp;SUBSTITUTE(['Definition (EN)'.AB22];&quot;{&quot;;&quot;%{&quot;)&amp;&quot;&quot;&quot;&quot;" office:value-type="string">
            <text:p>""</text:p>
          </table:table-cell>
        </table:table-row>
        <table:table-row table:number-rows-repeated="1" table:style-name="ro4"/>
        <table:table-row table:style-name="ro2">
          <table:table-cell table:formula="of:=LOWER(['Definition (EN)'.C23]&amp;&quot;_&quot;&amp;['Definition (EN)'.D23]&amp;&quot;_&quot;&amp;['Definition (EN)'.$I$3]&amp;&quot;_&quot;&amp;['Definition (EN)'.$H$2]&amp;&quot;:&quot;)" office:value-type="string">
            <text:p>user_unfriend_me_singular:</text:p>
          </table:table-cell>
          <table:table-cell table:formula="of:=&quot;&quot;&quot;&quot;&amp;SUBSTITUTE(['Definition (EN)'.I23];&quot;{&quot;;&quot;%{&quot;)&amp;&quot;&quot;&quot;&quot;" office:value-type="string">
            <text:p>"You deleted the friendship with: %{USER}"</text:p>
          </table:table-cell>
        </table:table-row>
        <table:table-row table:style-name="ro2">
          <table:table-cell table:formula="of:=LOWER(['Definition (EN)'.C23]&amp;&quot;_&quot;&amp;['Definition (EN)'.D23]&amp;&quot;_&quot;&amp;['Definition (EN)'.$U$3]&amp;&quot;_&quot;&amp;['Definition (EN)'.$H$2]&amp;&quot;:&quot;)" office:value-type="string">
            <text:p>user_unfriend_activity_singular:</text:p>
          </table:table-cell>
          <table:table-cell table:formula="of:=&quot;&quot;&quot;&quot;&amp;SUBSTITUTE(['Definition (EN)'.U23];&quot;{&quot;;&quot;%{&quot;)&amp;&quot;&quot;&quot;&quot;" office:value-type="string">
            <text:p>""</text:p>
          </table:table-cell>
        </table:table-row>
        <table:table-row table:style-name="ro2">
          <table:table-cell table:formula="of:=LOWER(['Definition (EN)'.C23]&amp;&quot;_&quot;&amp;['Definition (EN)'.D23]&amp;&quot;_&quot;&amp;['Definition (EN)'.$Q$3]&amp;&quot;_&quot;&amp;['Definition (EN)'.$H$2]&amp;&quot;:&quot;)" office:value-type="string">
            <text:p>user_unfriend_notify_singular:</text:p>
          </table:table-cell>
          <table:table-cell table:formula="of:=&quot;&quot;&quot;&quot;&amp;SUBSTITUTE(['Definition (EN)'.Q23];&quot;{&quot;;&quot;%{&quot;)&amp;&quot;&quot;&quot;&quot;" office:value-type="string">
            <text:p>""</text:p>
          </table:table-cell>
        </table:table-row>
        <table:table-row table:style-name="ro2">
          <table:table-cell table:formula="of:=LOWER(['Definition (EN)'.C23]&amp;&quot;_&quot;&amp;['Definition (EN)'.D23]&amp;&quot;_&quot;&amp;['Definition (EN)'.$M$3]&amp;&quot;_&quot;&amp;['Definition (EN)'.$H$2]&amp;&quot;:&quot;)" office:value-type="string">
            <text:p>user_unfriend_push_singular:</text:p>
          </table:table-cell>
          <table:table-cell table:formula="of:=&quot;&quot;&quot;&quot;&amp;SUBSTITUTE(['Definition (EN)'.M23];&quot;{&quot;;&quot;%{&quot;)&amp;&quot;&quot;&quot;&quot;" office:value-type="string">
            <text:p>""</text:p>
          </table:table-cell>
        </table:table-row>
        <table:table-row table:style-name="ro2">
          <table:table-cell table:formula="of:=LOWER(['Definition (EN)'.C23]&amp;&quot;_&quot;&amp;['Definition (EN)'.D23]&amp;&quot;_&quot;&amp;['Definition (EN)'.$W$3]&amp;&quot;_&quot;&amp;['Definition (EN)'.$W$2]&amp;&quot;:&quot;)" office:value-type="string">
            <text:p>user_unfriend_activity_plural:</text:p>
          </table:table-cell>
          <table:table-cell table:formula="of:=&quot;&quot;&quot;&quot;&amp;SUBSTITUTE(['Definition (EN)'.W23];&quot;{&quot;;&quot;%{&quot;)&amp;&quot;&quot;&quot;&quot;" office:value-type="string">
            <text:p>""</text:p>
          </table:table-cell>
        </table:table-row>
        <table:table-row table:style-name="ro2">
          <table:table-cell table:formula="of:=LOWER(['Definition (EN)'.C23]&amp;&quot;_&quot;&amp;['Definition (EN)'.D23]&amp;&quot;_&quot;&amp;['Definition (EN)'.$AA$3]&amp;&quot;_&quot;&amp;['Definition (EN)'.$AA$2]&amp;&quot;:&quot;)" office:value-type="string">
            <text:p>user_unfriend_activity_aggregate:</text:p>
          </table:table-cell>
          <table:table-cell table:formula="of:=&quot;&quot;&quot;&quot;&amp;SUBSTITUTE(['Definition (EN)'.AA23];&quot;{&quot;;&quot;%{&quot;)&amp;&quot;&quot;&quot;&quot;" office:value-type="string">
            <text:p>""</text:p>
          </table:table-cell>
        </table:table-row>
        <table:table-row table:style-name="ro2">
          <table:table-cell table:formula="of:=LOWER(['Definition (EN)'.C23]&amp;&quot;_&quot;&amp;['Definition (EN)'.D23]&amp;&quot;_&quot;&amp;['Definition (EN)'.$J$3]&amp;&quot;_&quot;&amp;['Definition (EN)'.$H$2]&amp;&quot;:&quot;)" office:value-type="string">
            <text:p>user_unfriend_me-to-owner_singular:</text:p>
          </table:table-cell>
          <table:table-cell table:formula="of:=&quot;&quot;&quot;&quot;&amp;SUBSTITUTE(['Definition (EN)'.J23];&quot;{&quot;;&quot;%{&quot;)&amp;&quot;&quot;&quot;&quot;" office:value-type="string">
            <text:p>""</text:p>
          </table:table-cell>
        </table:table-row>
        <table:table-row table:style-name="ro2">
          <table:table-cell table:formula="of:=LOWER(['Definition (EN)'.C23]&amp;&quot;_&quot;&amp;['Definition (EN)'.D23]&amp;&quot;_&quot;&amp;['Definition (EN)'.$V$3]&amp;&quot;_&quot;&amp;['Definition (EN)'.$H$2]&amp;&quot;:&quot;)" office:value-type="string">
            <text:p>user_unfriend_activity-to-owner_singular:</text:p>
          </table:table-cell>
          <table:table-cell table:formula="of:=&quot;&quot;&quot;&quot;&amp;SUBSTITUTE(['Definition (EN)'.V23];&quot;{&quot;;&quot;%{&quot;)&amp;&quot;&quot;&quot;&quot;" office:value-type="string">
            <text:p>""</text:p>
          </table:table-cell>
        </table:table-row>
        <table:table-row table:style-name="ro2">
          <table:table-cell table:formula="of:=LOWER(['Definition (EN)'.C23]&amp;&quot;_&quot;&amp;['Definition (EN)'.D23]&amp;&quot;_&quot;&amp;['Definition (EN)'.$R$3]&amp;&quot;_&quot;&amp;['Definition (EN)'.$H$2]&amp;&quot;:&quot;)" office:value-type="string">
            <text:p>user_unfriend_notify-to-owner_singular:</text:p>
          </table:table-cell>
          <table:table-cell table:formula="of:=&quot;&quot;&quot;&quot;&amp;SUBSTITUTE(['Definition (EN)'.R23];&quot;{&quot;;&quot;%{&quot;)&amp;&quot;&quot;&quot;&quot;" office:value-type="string">
            <text:p>""</text:p>
          </table:table-cell>
        </table:table-row>
        <table:table-row table:style-name="ro2">
          <table:table-cell table:formula="of:=LOWER(['Definition (EN)'.C23]&amp;&quot;_&quot;&amp;['Definition (EN)'.D23]&amp;&quot;_&quot;&amp;['Definition (EN)'.$N$3]&amp;&quot;_&quot;&amp;['Definition (EN)'.$H$2]&amp;&quot;:&quot;)" office:value-type="string">
            <text:p>user_unfriend_push-to-owner_singular:</text:p>
          </table:table-cell>
          <table:table-cell table:formula="of:=&quot;&quot;&quot;&quot;&amp;SUBSTITUTE(['Definition (EN)'.N23];&quot;{&quot;;&quot;%{&quot;)&amp;&quot;&quot;&quot;&quot;" office:value-type="string">
            <text:p>""</text:p>
          </table:table-cell>
        </table:table-row>
        <table:table-row table:style-name="ro2">
          <table:table-cell table:formula="of:=LOWER(['Definition (EN)'.C23]&amp;&quot;_&quot;&amp;['Definition (EN)'.D23]&amp;&quot;_&quot;&amp;['Definition (EN)'.$X$3]&amp;&quot;_&quot;&amp;['Definition (EN)'.$W$2]&amp;&quot;:&quot;)" office:value-type="string">
            <text:p>user_unfriend_activity-to-owner_plural:</text:p>
          </table:table-cell>
          <table:table-cell table:formula="of:=&quot;&quot;&quot;&quot;&amp;SUBSTITUTE(['Definition (EN)'.X23];&quot;{&quot;;&quot;%{&quot;)&amp;&quot;&quot;&quot;&quot;" office:value-type="string">
            <text:p>""</text:p>
          </table:table-cell>
        </table:table-row>
        <table:table-row table:style-name="ro2">
          <table:table-cell table:formula="of:=LOWER(['Definition (EN)'.C23]&amp;&quot;_&quot;&amp;['Definition (EN)'.D23]&amp;&quot;_&quot;&amp;['Definition (EN)'.$AB$3]&amp;&quot;_&quot;&amp;['Definition (EN)'.$AA$2]&amp;&quot;:&quot;)" office:value-type="string">
            <text:p>user_unfriend_activity-to-owner_aggregate:</text:p>
          </table:table-cell>
          <table:table-cell table:formula="of:=&quot;&quot;&quot;&quot;&amp;SUBSTITUTE(['Definition (EN)'.AB23];&quot;{&quot;;&quot;%{&quot;)&amp;&quot;&quot;&quot;&quot;" office:value-type="string">
            <text:p>""</text:p>
          </table:table-cell>
        </table:table-row>
        <table:table-row table:number-rows-repeated="1" table:style-name="ro4"/>
        <table:table-row table:style-name="ro2">
          <table:table-cell table:formula="of:=LOWER(['Definition (EN)'.C24]&amp;&quot;_&quot;&amp;['Definition (EN)'.D24]&amp;&quot;_&quot;&amp;['Definition (EN)'.$I$3]&amp;&quot;_&quot;&amp;['Definition (EN)'.$H$2]&amp;&quot;:&quot;)" office:value-type="string">
            <text:p>user_reject_me_singular:</text:p>
          </table:table-cell>
          <table:table-cell table:formula="of:=&quot;&quot;&quot;&quot;&amp;SUBSTITUTE(['Definition (EN)'.I24];&quot;{&quot;;&quot;%{&quot;)&amp;&quot;&quot;&quot;&quot;" office:value-type="string">
            <text:p>"You rejected a friend request from: %{USER}"</text:p>
          </table:table-cell>
        </table:table-row>
        <table:table-row table:style-name="ro2">
          <table:table-cell table:formula="of:=LOWER(['Definition (EN)'.C24]&amp;&quot;_&quot;&amp;['Definition (EN)'.D24]&amp;&quot;_&quot;&amp;['Definition (EN)'.$U$3]&amp;&quot;_&quot;&amp;['Definition (EN)'.$H$2]&amp;&quot;:&quot;)" office:value-type="string">
            <text:p>user_reject_activity_singular:</text:p>
          </table:table-cell>
          <table:table-cell table:formula="of:=&quot;&quot;&quot;&quot;&amp;SUBSTITUTE(['Definition (EN)'.U24];&quot;{&quot;;&quot;%{&quot;)&amp;&quot;&quot;&quot;&quot;" office:value-type="string">
            <text:p>""</text:p>
          </table:table-cell>
        </table:table-row>
        <table:table-row table:style-name="ro2">
          <table:table-cell table:formula="of:=LOWER(['Definition (EN)'.C24]&amp;&quot;_&quot;&amp;['Definition (EN)'.D24]&amp;&quot;_&quot;&amp;['Definition (EN)'.$Q$3]&amp;&quot;_&quot;&amp;['Definition (EN)'.$H$2]&amp;&quot;:&quot;)" office:value-type="string">
            <text:p>user_reject_notify_singular:</text:p>
          </table:table-cell>
          <table:table-cell table:formula="of:=&quot;&quot;&quot;&quot;&amp;SUBSTITUTE(['Definition (EN)'.Q24];&quot;{&quot;;&quot;%{&quot;)&amp;&quot;&quot;&quot;&quot;" office:value-type="string">
            <text:p>""</text:p>
          </table:table-cell>
        </table:table-row>
        <table:table-row table:style-name="ro2">
          <table:table-cell table:formula="of:=LOWER(['Definition (EN)'.C24]&amp;&quot;_&quot;&amp;['Definition (EN)'.D24]&amp;&quot;_&quot;&amp;['Definition (EN)'.$M$3]&amp;&quot;_&quot;&amp;['Definition (EN)'.$H$2]&amp;&quot;:&quot;)" office:value-type="string">
            <text:p>user_reject_push_singular:</text:p>
          </table:table-cell>
          <table:table-cell table:formula="of:=&quot;&quot;&quot;&quot;&amp;SUBSTITUTE(['Definition (EN)'.M24];&quot;{&quot;;&quot;%{&quot;)&amp;&quot;&quot;&quot;&quot;" office:value-type="string">
            <text:p>""</text:p>
          </table:table-cell>
        </table:table-row>
        <table:table-row table:style-name="ro2">
          <table:table-cell table:formula="of:=LOWER(['Definition (EN)'.C24]&amp;&quot;_&quot;&amp;['Definition (EN)'.D24]&amp;&quot;_&quot;&amp;['Definition (EN)'.$W$3]&amp;&quot;_&quot;&amp;['Definition (EN)'.$W$2]&amp;&quot;:&quot;)" office:value-type="string">
            <text:p>user_reject_activity_plural:</text:p>
          </table:table-cell>
          <table:table-cell table:formula="of:=&quot;&quot;&quot;&quot;&amp;SUBSTITUTE(['Definition (EN)'.W24];&quot;{&quot;;&quot;%{&quot;)&amp;&quot;&quot;&quot;&quot;" office:value-type="string">
            <text:p>""</text:p>
          </table:table-cell>
        </table:table-row>
        <table:table-row table:style-name="ro2">
          <table:table-cell table:formula="of:=LOWER(['Definition (EN)'.C24]&amp;&quot;_&quot;&amp;['Definition (EN)'.D24]&amp;&quot;_&quot;&amp;['Definition (EN)'.$AA$3]&amp;&quot;_&quot;&amp;['Definition (EN)'.$AA$2]&amp;&quot;:&quot;)" office:value-type="string">
            <text:p>user_reject_activity_aggregate:</text:p>
          </table:table-cell>
          <table:table-cell table:formula="of:=&quot;&quot;&quot;&quot;&amp;SUBSTITUTE(['Definition (EN)'.AA24];&quot;{&quot;;&quot;%{&quot;)&amp;&quot;&quot;&quot;&quot;" office:value-type="string">
            <text:p>""</text:p>
          </table:table-cell>
        </table:table-row>
        <table:table-row table:style-name="ro2">
          <table:table-cell table:formula="of:=LOWER(['Definition (EN)'.C24]&amp;&quot;_&quot;&amp;['Definition (EN)'.D24]&amp;&quot;_&quot;&amp;['Definition (EN)'.$J$3]&amp;&quot;_&quot;&amp;['Definition (EN)'.$H$2]&amp;&quot;:&quot;)" office:value-type="string">
            <text:p>user_reject_me-to-owner_singular:</text:p>
          </table:table-cell>
          <table:table-cell table:formula="of:=&quot;&quot;&quot;&quot;&amp;SUBSTITUTE(['Definition (EN)'.J24];&quot;{&quot;;&quot;%{&quot;)&amp;&quot;&quot;&quot;&quot;" office:value-type="string">
            <text:p>""</text:p>
          </table:table-cell>
        </table:table-row>
        <table:table-row table:style-name="ro2">
          <table:table-cell table:formula="of:=LOWER(['Definition (EN)'.C24]&amp;&quot;_&quot;&amp;['Definition (EN)'.D24]&amp;&quot;_&quot;&amp;['Definition (EN)'.$V$3]&amp;&quot;_&quot;&amp;['Definition (EN)'.$H$2]&amp;&quot;:&quot;)" office:value-type="string">
            <text:p>user_reject_activity-to-owner_singular:</text:p>
          </table:table-cell>
          <table:table-cell table:formula="of:=&quot;&quot;&quot;&quot;&amp;SUBSTITUTE(['Definition (EN)'.V24];&quot;{&quot;;&quot;%{&quot;)&amp;&quot;&quot;&quot;&quot;" office:value-type="string">
            <text:p>""</text:p>
          </table:table-cell>
        </table:table-row>
        <table:table-row table:style-name="ro2">
          <table:table-cell table:formula="of:=LOWER(['Definition (EN)'.C24]&amp;&quot;_&quot;&amp;['Definition (EN)'.D24]&amp;&quot;_&quot;&amp;['Definition (EN)'.$R$3]&amp;&quot;_&quot;&amp;['Definition (EN)'.$H$2]&amp;&quot;:&quot;)" office:value-type="string">
            <text:p>user_reject_notify-to-owner_singular:</text:p>
          </table:table-cell>
          <table:table-cell table:formula="of:=&quot;&quot;&quot;&quot;&amp;SUBSTITUTE(['Definition (EN)'.R24];&quot;{&quot;;&quot;%{&quot;)&amp;&quot;&quot;&quot;&quot;" office:value-type="string">
            <text:p>""</text:p>
          </table:table-cell>
        </table:table-row>
        <table:table-row table:style-name="ro2">
          <table:table-cell table:formula="of:=LOWER(['Definition (EN)'.C24]&amp;&quot;_&quot;&amp;['Definition (EN)'.D24]&amp;&quot;_&quot;&amp;['Definition (EN)'.$N$3]&amp;&quot;_&quot;&amp;['Definition (EN)'.$H$2]&amp;&quot;:&quot;)" office:value-type="string">
            <text:p>user_reject_push-to-owner_singular:</text:p>
          </table:table-cell>
          <table:table-cell table:formula="of:=&quot;&quot;&quot;&quot;&amp;SUBSTITUTE(['Definition (EN)'.N24];&quot;{&quot;;&quot;%{&quot;)&amp;&quot;&quot;&quot;&quot;" office:value-type="string">
            <text:p>""</text:p>
          </table:table-cell>
        </table:table-row>
        <table:table-row table:style-name="ro2">
          <table:table-cell table:formula="of:=LOWER(['Definition (EN)'.C24]&amp;&quot;_&quot;&amp;['Definition (EN)'.D24]&amp;&quot;_&quot;&amp;['Definition (EN)'.$X$3]&amp;&quot;_&quot;&amp;['Definition (EN)'.$W$2]&amp;&quot;:&quot;)" office:value-type="string">
            <text:p>user_reject_activity-to-owner_plural:</text:p>
          </table:table-cell>
          <table:table-cell table:formula="of:=&quot;&quot;&quot;&quot;&amp;SUBSTITUTE(['Definition (EN)'.X24];&quot;{&quot;;&quot;%{&quot;)&amp;&quot;&quot;&quot;&quot;" office:value-type="string">
            <text:p>""</text:p>
          </table:table-cell>
        </table:table-row>
        <table:table-row table:style-name="ro2">
          <table:table-cell table:formula="of:=LOWER(['Definition (EN)'.C24]&amp;&quot;_&quot;&amp;['Definition (EN)'.D24]&amp;&quot;_&quot;&amp;['Definition (EN)'.$AB$3]&amp;&quot;_&quot;&amp;['Definition (EN)'.$AA$2]&amp;&quot;:&quot;)" office:value-type="string">
            <text:p>user_reject_activity-to-owner_aggregate:</text:p>
          </table:table-cell>
          <table:table-cell table:formula="of:=&quot;&quot;&quot;&quot;&amp;SUBSTITUTE(['Definition (EN)'.AB24];&quot;{&quot;;&quot;%{&quot;)&amp;&quot;&quot;&quot;&quot;" office:value-type="string">
            <text:p>""</text:p>
          </table:table-cell>
        </table:table-row>
        <table:table-row table:number-rows-repeated="1" table:style-name="ro4"/>
        <table:table-row table:style-name="ro2">
          <table:table-cell table:formula="of:=LOWER(['Definition (EN)'.C25]&amp;&quot;_&quot;&amp;['Definition (EN)'.D25]&amp;&quot;_&quot;&amp;['Definition (EN)'.$I$3]&amp;&quot;_&quot;&amp;['Definition (EN)'.$H$2]&amp;&quot;:&quot;)" office:value-type="string">
            <text:p>slot_tagged_me_singular:</text:p>
          </table:table-cell>
          <table:table-cell table:formula="of:=&quot;&quot;&quot;&quot;&amp;SUBSTITUTE(['Definition (EN)'.I25];&quot;{&quot;;&quot;%{&quot;)&amp;&quot;&quot;&quot;&quot;" office:value-type="string">
            <text:p>"You tagged %{USER} to the Slot: %{TITLE}"</text:p>
          </table:table-cell>
        </table:table-row>
        <table:table-row table:style-name="ro2">
          <table:table-cell table:formula="of:=LOWER(['Definition (EN)'.C25]&amp;&quot;_&quot;&amp;['Definition (EN)'.D25]&amp;&quot;_&quot;&amp;['Definition (EN)'.$U$3]&amp;&quot;_&quot;&amp;['Definition (EN)'.$H$2]&amp;&quot;:&quot;)" office:value-type="string">
            <text:p>slot_tagged_activity_singular:</text:p>
          </table:table-cell>
          <table:table-cell table:formula="of:=&quot;&quot;&quot;&quot;&amp;SUBSTITUTE(['Definition (EN)'.U25];&quot;{&quot;;&quot;%{&quot;)&amp;&quot;&quot;&quot;&quot;" office:value-type="string">
            <text:p>"%{ACTOR} tagged %{USER} to the Slot: %{TITLE}."</text:p>
          </table:table-cell>
        </table:table-row>
        <table:table-row table:style-name="ro2">
          <table:table-cell table:formula="of:=LOWER(['Definition (EN)'.C25]&amp;&quot;_&quot;&amp;['Definition (EN)'.D25]&amp;&quot;_&quot;&amp;['Definition (EN)'.$Q$3]&amp;&quot;_&quot;&amp;['Definition (EN)'.$H$2]&amp;&quot;:&quot;)" office:value-type="string">
            <text:p>slot_tagged_notify_singular:</text:p>
          </table:table-cell>
          <table:table-cell table:formula="of:=&quot;&quot;&quot;&quot;&amp;SUBSTITUTE(['Definition (EN)'.Q25];&quot;{&quot;;&quot;%{&quot;)&amp;&quot;&quot;&quot;&quot;" office:value-type="string">
            <text:p>"%{ACTOR} tagged you to the Slot: %{TITLE}"</text:p>
          </table:table-cell>
        </table:table-row>
        <table:table-row table:style-name="ro2">
          <table:table-cell table:formula="of:=LOWER(['Definition (EN)'.C25]&amp;&quot;_&quot;&amp;['Definition (EN)'.D25]&amp;&quot;_&quot;&amp;['Definition (EN)'.$M$3]&amp;&quot;_&quot;&amp;['Definition (EN)'.$H$2]&amp;&quot;:&quot;)" office:value-type="string">
            <text:p>slot_tagged_push_singular:</text:p>
          </table:table-cell>
          <table:table-cell table:formula="of:=&quot;&quot;&quot;&quot;&amp;SUBSTITUTE(['Definition (EN)'.M25];&quot;{&quot;;&quot;%{&quot;)&amp;&quot;&quot;&quot;&quot;" office:value-type="string">
            <text:p>"%{ACTOR} tagged you to the Slot: %{TITLE}"</text:p>
          </table:table-cell>
        </table:table-row>
        <table:table-row table:style-name="ro2">
          <table:table-cell table:formula="of:=LOWER(['Definition (EN)'.C25]&amp;&quot;_&quot;&amp;['Definition (EN)'.D25]&amp;&quot;_&quot;&amp;['Definition (EN)'.$W$3]&amp;&quot;_&quot;&amp;['Definition (EN)'.$W$2]&amp;&quot;:&quot;)" office:value-type="string">
            <text:p>slot_tagged_activity_plural:</text:p>
          </table:table-cell>
          <table:table-cell table:formula="of:=&quot;&quot;&quot;&quot;&amp;SUBSTITUTE(['Definition (EN)'.W25];&quot;{&quot;;&quot;%{&quot;)&amp;&quot;&quot;&quot;&quot;" office:value-type="string">
            <text:p>"%{ACTOR} tagged %{USER} and 1 other to the Slot: %{TITLE}."</text:p>
          </table:table-cell>
        </table:table-row>
        <table:table-row table:style-name="ro2">
          <table:table-cell table:formula="of:=LOWER(['Definition (EN)'.C25]&amp;&quot;_&quot;&amp;['Definition (EN)'.D25]&amp;&quot;_&quot;&amp;['Definition (EN)'.$AA$3]&amp;&quot;_&quot;&amp;['Definition (EN)'.$AA$2]&amp;&quot;:&quot;)" office:value-type="string">
            <text:p>slot_tagged_activity_aggregate:</text:p>
          </table:table-cell>
          <table:table-cell table:formula="of:=&quot;&quot;&quot;&quot;&amp;SUBSTITUTE(['Definition (EN)'.AA25];&quot;{&quot;;&quot;%{&quot;)&amp;&quot;&quot;&quot;&quot;" office:value-type="string">
            <text:p>"%{ACTOR} tagged %{USER} and %{COUNT} others to the Slot: %{TITLE}."</text:p>
          </table:table-cell>
        </table:table-row>
        <table:table-row table:style-name="ro2">
          <table:table-cell table:formula="of:=LOWER(['Definition (EN)'.C25]&amp;&quot;_&quot;&amp;['Definition (EN)'.D25]&amp;&quot;_&quot;&amp;['Definition (EN)'.$J$3]&amp;&quot;_&quot;&amp;['Definition (EN)'.$H$2]&amp;&quot;:&quot;)" office:value-type="string">
            <text:p>slot_tagged_me-to-owner_singular:</text:p>
          </table:table-cell>
          <table:table-cell table:formula="of:=&quot;&quot;&quot;&quot;&amp;SUBSTITUTE(['Definition (EN)'.J25];&quot;{&quot;;&quot;%{&quot;)&amp;&quot;&quot;&quot;&quot;" office:value-type="string">
            <text:p>"You tagged %{USER} to your Slot: %{TITLE}"</text:p>
          </table:table-cell>
        </table:table-row>
        <table:table-row table:style-name="ro2">
          <table:table-cell table:formula="of:=LOWER(['Definition (EN)'.C25]&amp;&quot;_&quot;&amp;['Definition (EN)'.D25]&amp;&quot;_&quot;&amp;['Definition (EN)'.$V$3]&amp;&quot;_&quot;&amp;['Definition (EN)'.$H$2]&amp;&quot;:&quot;)" office:value-type="string">
            <text:p>slot_tagged_activity-to-owner_singular:</text:p>
          </table:table-cell>
          <table:table-cell table:formula="of:=&quot;&quot;&quot;&quot;&amp;SUBSTITUTE(['Definition (EN)'.V25];&quot;{&quot;;&quot;%{&quot;)&amp;&quot;&quot;&quot;&quot;" office:value-type="string">
            <text:p>"%{ACTOR} tagged %{USER} to your Slot: %{TITLE}."</text:p>
          </table:table-cell>
        </table:table-row>
        <table:table-row table:style-name="ro2">
          <table:table-cell table:formula="of:=LOWER(['Definition (EN)'.C25]&amp;&quot;_&quot;&amp;['Definition (EN)'.D25]&amp;&quot;_&quot;&amp;['Definition (EN)'.$R$3]&amp;&quot;_&quot;&amp;['Definition (EN)'.$H$2]&amp;&quot;:&quot;)" office:value-type="string">
            <text:p>slot_tagged_notify-to-owner_singular:</text:p>
          </table:table-cell>
          <table:table-cell table:formula="of:=&quot;&quot;&quot;&quot;&amp;SUBSTITUTE(['Definition (EN)'.R25];&quot;{&quot;;&quot;%{&quot;)&amp;&quot;&quot;&quot;&quot;" office:value-type="string">
            <text:p>"%{ACTOR} tagged %{USER} to your Slot: %{TITLE}"</text:p>
          </table:table-cell>
        </table:table-row>
        <table:table-row table:style-name="ro2">
          <table:table-cell table:formula="of:=LOWER(['Definition (EN)'.C25]&amp;&quot;_&quot;&amp;['Definition (EN)'.D25]&amp;&quot;_&quot;&amp;['Definition (EN)'.$N$3]&amp;&quot;_&quot;&amp;['Definition (EN)'.$H$2]&amp;&quot;:&quot;)" office:value-type="string">
            <text:p>slot_tagged_push-to-owner_singular:</text:p>
          </table:table-cell>
          <table:table-cell table:formula="of:=&quot;&quot;&quot;&quot;&amp;SUBSTITUTE(['Definition (EN)'.N25];&quot;{&quot;;&quot;%{&quot;)&amp;&quot;&quot;&quot;&quot;" office:value-type="string">
            <text:p>"%{ACTOR} tagged %{USER} to your Slot: %{TITLE}"</text:p>
          </table:table-cell>
        </table:table-row>
        <table:table-row table:style-name="ro2">
          <table:table-cell table:formula="of:=LOWER(['Definition (EN)'.C25]&amp;&quot;_&quot;&amp;['Definition (EN)'.D25]&amp;&quot;_&quot;&amp;['Definition (EN)'.$X$3]&amp;&quot;_&quot;&amp;['Definition (EN)'.$W$2]&amp;&quot;:&quot;)" office:value-type="string">
            <text:p>slot_tagged_activity-to-owner_plural:</text:p>
          </table:table-cell>
          <table:table-cell table:formula="of:=&quot;&quot;&quot;&quot;&amp;SUBSTITUTE(['Definition (EN)'.X25];&quot;{&quot;;&quot;%{&quot;)&amp;&quot;&quot;&quot;&quot;" office:value-type="string">
            <text:p>"%{ACTOR} tagged %{USER} and 1 other to your Slot: %{TITLE}."</text:p>
          </table:table-cell>
        </table:table-row>
        <table:table-row table:style-name="ro2">
          <table:table-cell table:formula="of:=LOWER(['Definition (EN)'.C25]&amp;&quot;_&quot;&amp;['Definition (EN)'.D25]&amp;&quot;_&quot;&amp;['Definition (EN)'.$AB$3]&amp;&quot;_&quot;&amp;['Definition (EN)'.$AA$2]&amp;&quot;:&quot;)" office:value-type="string">
            <text:p>slot_tagged_activity-to-owner_aggregate:</text:p>
          </table:table-cell>
          <table:table-cell table:formula="of:=&quot;&quot;&quot;&quot;&amp;SUBSTITUTE(['Definition (EN)'.AB25];&quot;{&quot;;&quot;%{&quot;)&amp;&quot;&quot;&quot;&quot;" office:value-type="string">
            <text:p>"%{ACTOR} tagged %{USER} and %{COUNT} others to your Slot: %{TITLE}."</text:p>
          </table:table-cell>
        </table:table-row>
        <table:table-row table:number-rows-repeated="1" table:style-name="ro4"/>
        <table:table-row table:style-name="ro2">
          <table:table-cell table:formula="of:=LOWER(['Definition (EN)'.C26]&amp;&quot;_&quot;&amp;['Definition (EN)'.D26]&amp;&quot;_&quot;&amp;['Definition (EN)'.$I$3]&amp;&quot;_&quot;&amp;['Definition (EN)'.$H$2]&amp;&quot;:&quot;)" office:value-type="string">
            <text:p>group_request_me_singular:</text:p>
          </table:table-cell>
          <table:table-cell table:formula="of:=&quot;&quot;&quot;&quot;&amp;SUBSTITUTE(['Definition (EN)'.I26];&quot;{&quot;;&quot;%{&quot;)&amp;&quot;&quot;&quot;&quot;" office:value-type="string">
            <text:p>"TODO-Singular-Me-1"</text:p>
          </table:table-cell>
        </table:table-row>
        <table:table-row table:style-name="ro2">
          <table:table-cell table:formula="of:=LOWER(['Definition (EN)'.C26]&amp;&quot;_&quot;&amp;['Definition (EN)'.D26]&amp;&quot;_&quot;&amp;['Definition (EN)'.$U$3]&amp;&quot;_&quot;&amp;['Definition (EN)'.$H$2]&amp;&quot;:&quot;)" office:value-type="string">
            <text:p>group_request_activity_singular:</text:p>
          </table:table-cell>
          <table:table-cell table:formula="of:=&quot;&quot;&quot;&quot;&amp;SUBSTITUTE(['Definition (EN)'.U26];&quot;{&quot;;&quot;%{&quot;)&amp;&quot;&quot;&quot;&quot;" office:value-type="string">
            <text:p>""</text:p>
          </table:table-cell>
        </table:table-row>
        <table:table-row table:style-name="ro2">
          <table:table-cell table:formula="of:=LOWER(['Definition (EN)'.C26]&amp;&quot;_&quot;&amp;['Definition (EN)'.D26]&amp;&quot;_&quot;&amp;['Definition (EN)'.$Q$3]&amp;&quot;_&quot;&amp;['Definition (EN)'.$H$2]&amp;&quot;:&quot;)" office:value-type="string">
            <text:p>group_request_notify_singular:</text:p>
          </table:table-cell>
          <table:table-cell table:formula="of:=&quot;&quot;&quot;&quot;&amp;SUBSTITUTE(['Definition (EN)'.Q26];&quot;{&quot;;&quot;%{&quot;)&amp;&quot;&quot;&quot;&quot;" office:value-type="string">
            <text:p>""</text:p>
          </table:table-cell>
        </table:table-row>
        <table:table-row table:style-name="ro2">
          <table:table-cell table:formula="of:=LOWER(['Definition (EN)'.C26]&amp;&quot;_&quot;&amp;['Definition (EN)'.D26]&amp;&quot;_&quot;&amp;['Definition (EN)'.$M$3]&amp;&quot;_&quot;&amp;['Definition (EN)'.$H$2]&amp;&quot;:&quot;)" office:value-type="string">
            <text:p>group_request_push_singular:</text:p>
          </table:table-cell>
          <table:table-cell table:formula="of:=&quot;&quot;&quot;&quot;&amp;SUBSTITUTE(['Definition (EN)'.M26];&quot;{&quot;;&quot;%{&quot;)&amp;&quot;&quot;&quot;&quot;" office:value-type="string">
            <text:p>""</text:p>
          </table:table-cell>
        </table:table-row>
        <table:table-row table:style-name="ro2">
          <table:table-cell table:formula="of:=LOWER(['Definition (EN)'.C26]&amp;&quot;_&quot;&amp;['Definition (EN)'.D26]&amp;&quot;_&quot;&amp;['Definition (EN)'.$W$3]&amp;&quot;_&quot;&amp;['Definition (EN)'.$W$2]&amp;&quot;:&quot;)" office:value-type="string">
            <text:p>group_request_activity_plural:</text:p>
          </table:table-cell>
          <table:table-cell table:formula="of:=&quot;&quot;&quot;&quot;&amp;SUBSTITUTE(['Definition (EN)'.W26];&quot;{&quot;;&quot;%{&quot;)&amp;&quot;&quot;&quot;&quot;" office:value-type="string">
            <text:p>""</text:p>
          </table:table-cell>
        </table:table-row>
        <table:table-row table:style-name="ro2">
          <table:table-cell table:formula="of:=LOWER(['Definition (EN)'.C26]&amp;&quot;_&quot;&amp;['Definition (EN)'.D26]&amp;&quot;_&quot;&amp;['Definition (EN)'.$AA$3]&amp;&quot;_&quot;&amp;['Definition (EN)'.$AA$2]&amp;&quot;:&quot;)" office:value-type="string">
            <text:p>group_request_activity_aggregate:</text:p>
          </table:table-cell>
          <table:table-cell table:formula="of:=&quot;&quot;&quot;&quot;&amp;SUBSTITUTE(['Definition (EN)'.AA26];&quot;{&quot;;&quot;%{&quot;)&amp;&quot;&quot;&quot;&quot;" office:value-type="string">
            <text:p>""</text:p>
          </table:table-cell>
        </table:table-row>
        <table:table-row table:style-name="ro2">
          <table:table-cell table:formula="of:=LOWER(['Definition (EN)'.C26]&amp;&quot;_&quot;&amp;['Definition (EN)'.D26]&amp;&quot;_&quot;&amp;['Definition (EN)'.$J$3]&amp;&quot;_&quot;&amp;['Definition (EN)'.$H$2]&amp;&quot;:&quot;)" office:value-type="string">
            <text:p>group_request_me-to-owner_singular:</text:p>
          </table:table-cell>
          <table:table-cell table:formula="of:=&quot;&quot;&quot;&quot;&amp;SUBSTITUTE(['Definition (EN)'.J26];&quot;{&quot;;&quot;%{&quot;)&amp;&quot;&quot;&quot;&quot;" office:value-type="string">
            <text:p>"TODO-Singular-Me-1"</text:p>
          </table:table-cell>
        </table:table-row>
        <table:table-row table:style-name="ro2">
          <table:table-cell table:formula="of:=LOWER(['Definition (EN)'.C26]&amp;&quot;_&quot;&amp;['Definition (EN)'.D26]&amp;&quot;_&quot;&amp;['Definition (EN)'.$V$3]&amp;&quot;_&quot;&amp;['Definition (EN)'.$H$2]&amp;&quot;:&quot;)" office:value-type="string">
            <text:p>group_request_activity-to-owner_singular:</text:p>
          </table:table-cell>
          <table:table-cell table:formula="of:=&quot;&quot;&quot;&quot;&amp;SUBSTITUTE(['Definition (EN)'.V26];&quot;{&quot;;&quot;%{&quot;)&amp;&quot;&quot;&quot;&quot;" office:value-type="string">
            <text:p>""</text:p>
          </table:table-cell>
        </table:table-row>
        <table:table-row table:style-name="ro2">
          <table:table-cell table:formula="of:=LOWER(['Definition (EN)'.C26]&amp;&quot;_&quot;&amp;['Definition (EN)'.D26]&amp;&quot;_&quot;&amp;['Definition (EN)'.$R$3]&amp;&quot;_&quot;&amp;['Definition (EN)'.$H$2]&amp;&quot;:&quot;)" office:value-type="string">
            <text:p>group_request_notify-to-owner_singular:</text:p>
          </table:table-cell>
          <table:table-cell table:formula="of:=&quot;&quot;&quot;&quot;&amp;SUBSTITUTE(['Definition (EN)'.R26];&quot;{&quot;;&quot;%{&quot;)&amp;&quot;&quot;&quot;&quot;" office:value-type="string">
            <text:p>""</text:p>
          </table:table-cell>
        </table:table-row>
        <table:table-row table:style-name="ro2">
          <table:table-cell table:formula="of:=LOWER(['Definition (EN)'.C26]&amp;&quot;_&quot;&amp;['Definition (EN)'.D26]&amp;&quot;_&quot;&amp;['Definition (EN)'.$N$3]&amp;&quot;_&quot;&amp;['Definition (EN)'.$H$2]&amp;&quot;:&quot;)" office:value-type="string">
            <text:p>group_request_push-to-owner_singular:</text:p>
          </table:table-cell>
          <table:table-cell table:formula="of:=&quot;&quot;&quot;&quot;&amp;SUBSTITUTE(['Definition (EN)'.N26];&quot;{&quot;;&quot;%{&quot;)&amp;&quot;&quot;&quot;&quot;" office:value-type="string">
            <text:p>""</text:p>
          </table:table-cell>
        </table:table-row>
        <table:table-row table:style-name="ro2">
          <table:table-cell table:formula="of:=LOWER(['Definition (EN)'.C26]&amp;&quot;_&quot;&amp;['Definition (EN)'.D26]&amp;&quot;_&quot;&amp;['Definition (EN)'.$X$3]&amp;&quot;_&quot;&amp;['Definition (EN)'.$W$2]&amp;&quot;:&quot;)" office:value-type="string">
            <text:p>group_request_activity-to-owner_plural:</text:p>
          </table:table-cell>
          <table:table-cell table:formula="of:=&quot;&quot;&quot;&quot;&amp;SUBSTITUTE(['Definition (EN)'.X26];&quot;{&quot;;&quot;%{&quot;)&amp;&quot;&quot;&quot;&quot;" office:value-type="string">
            <text:p>""</text:p>
          </table:table-cell>
        </table:table-row>
        <table:table-row table:style-name="ro2">
          <table:table-cell table:formula="of:=LOWER(['Definition (EN)'.C26]&amp;&quot;_&quot;&amp;['Definition (EN)'.D26]&amp;&quot;_&quot;&amp;['Definition (EN)'.$AB$3]&amp;&quot;_&quot;&amp;['Definition (EN)'.$AA$2]&amp;&quot;:&quot;)" office:value-type="string">
            <text:p>group_request_activity-to-owner_aggregate:</text:p>
          </table:table-cell>
          <table:table-cell table:formula="of:=&quot;&quot;&quot;&quot;&amp;SUBSTITUTE(['Definition (EN)'.AB26];&quot;{&quot;;&quot;%{&quot;)&amp;&quot;&quot;&quot;&quot;" office:value-type="string">
            <text:p>""</text:p>
          </table:table-cell>
        </table:table-row>
        <table:table-row table:number-rows-repeated="1" table:style-name="ro4"/>
        <table:table-row table:style-name="ro2">
          <table:table-cell table:formula="of:=LOWER(['Definition (EN)'.C27]&amp;&quot;_&quot;&amp;['Definition (EN)'.D27]&amp;&quot;_&quot;&amp;['Definition (EN)'.$I$3]&amp;&quot;_&quot;&amp;['Definition (EN)'.$H$2]&amp;&quot;:&quot;)" office:value-type="string">
            <text:p>group_reject_me_singular:</text:p>
          </table:table-cell>
          <table:table-cell table:formula="of:=&quot;&quot;&quot;&quot;&amp;SUBSTITUTE(['Definition (EN)'.I27];&quot;{&quot;;&quot;%{&quot;)&amp;&quot;&quot;&quot;&quot;" office:value-type="string">
            <text:p>"TODO-Singular-Me-2"</text:p>
          </table:table-cell>
        </table:table-row>
        <table:table-row table:style-name="ro2">
          <table:table-cell table:formula="of:=LOWER(['Definition (EN)'.C27]&amp;&quot;_&quot;&amp;['Definition (EN)'.D27]&amp;&quot;_&quot;&amp;['Definition (EN)'.$U$3]&amp;&quot;_&quot;&amp;['Definition (EN)'.$H$2]&amp;&quot;:&quot;)" office:value-type="string">
            <text:p>group_reject_activity_singular:</text:p>
          </table:table-cell>
          <table:table-cell table:formula="of:=&quot;&quot;&quot;&quot;&amp;SUBSTITUTE(['Definition (EN)'.U27];&quot;{&quot;;&quot;%{&quot;)&amp;&quot;&quot;&quot;&quot;" office:value-type="string">
            <text:p>""</text:p>
          </table:table-cell>
        </table:table-row>
        <table:table-row table:style-name="ro2">
          <table:table-cell table:formula="of:=LOWER(['Definition (EN)'.C27]&amp;&quot;_&quot;&amp;['Definition (EN)'.D27]&amp;&quot;_&quot;&amp;['Definition (EN)'.$Q$3]&amp;&quot;_&quot;&amp;['Definition (EN)'.$H$2]&amp;&quot;:&quot;)" office:value-type="string">
            <text:p>group_reject_notify_singular:</text:p>
          </table:table-cell>
          <table:table-cell table:formula="of:=&quot;&quot;&quot;&quot;&amp;SUBSTITUTE(['Definition (EN)'.Q27];&quot;{&quot;;&quot;%{&quot;)&amp;&quot;&quot;&quot;&quot;" office:value-type="string">
            <text:p>""</text:p>
          </table:table-cell>
        </table:table-row>
        <table:table-row table:style-name="ro2">
          <table:table-cell table:formula="of:=LOWER(['Definition (EN)'.C27]&amp;&quot;_&quot;&amp;['Definition (EN)'.D27]&amp;&quot;_&quot;&amp;['Definition (EN)'.$M$3]&amp;&quot;_&quot;&amp;['Definition (EN)'.$H$2]&amp;&quot;:&quot;)" office:value-type="string">
            <text:p>group_reject_push_singular:</text:p>
          </table:table-cell>
          <table:table-cell table:formula="of:=&quot;&quot;&quot;&quot;&amp;SUBSTITUTE(['Definition (EN)'.M27];&quot;{&quot;;&quot;%{&quot;)&amp;&quot;&quot;&quot;&quot;" office:value-type="string">
            <text:p>""</text:p>
          </table:table-cell>
        </table:table-row>
        <table:table-row table:style-name="ro2">
          <table:table-cell table:formula="of:=LOWER(['Definition (EN)'.C27]&amp;&quot;_&quot;&amp;['Definition (EN)'.D27]&amp;&quot;_&quot;&amp;['Definition (EN)'.$W$3]&amp;&quot;_&quot;&amp;['Definition (EN)'.$W$2]&amp;&quot;:&quot;)" office:value-type="string">
            <text:p>group_reject_activity_plural:</text:p>
          </table:table-cell>
          <table:table-cell table:formula="of:=&quot;&quot;&quot;&quot;&amp;SUBSTITUTE(['Definition (EN)'.W27];&quot;{&quot;;&quot;%{&quot;)&amp;&quot;&quot;&quot;&quot;" office:value-type="string">
            <text:p>""</text:p>
          </table:table-cell>
        </table:table-row>
        <table:table-row table:style-name="ro2">
          <table:table-cell table:formula="of:=LOWER(['Definition (EN)'.C27]&amp;&quot;_&quot;&amp;['Definition (EN)'.D27]&amp;&quot;_&quot;&amp;['Definition (EN)'.$AA$3]&amp;&quot;_&quot;&amp;['Definition (EN)'.$AA$2]&amp;&quot;:&quot;)" office:value-type="string">
            <text:p>group_reject_activity_aggregate:</text:p>
          </table:table-cell>
          <table:table-cell table:formula="of:=&quot;&quot;&quot;&quot;&amp;SUBSTITUTE(['Definition (EN)'.AA27];&quot;{&quot;;&quot;%{&quot;)&amp;&quot;&quot;&quot;&quot;" office:value-type="string">
            <text:p>""</text:p>
          </table:table-cell>
        </table:table-row>
        <table:table-row table:style-name="ro2">
          <table:table-cell table:formula="of:=LOWER(['Definition (EN)'.C27]&amp;&quot;_&quot;&amp;['Definition (EN)'.D27]&amp;&quot;_&quot;&amp;['Definition (EN)'.$J$3]&amp;&quot;_&quot;&amp;['Definition (EN)'.$H$2]&amp;&quot;:&quot;)" office:value-type="string">
            <text:p>group_reject_me-to-owner_singular:</text:p>
          </table:table-cell>
          <table:table-cell table:formula="of:=&quot;&quot;&quot;&quot;&amp;SUBSTITUTE(['Definition (EN)'.J27];&quot;{&quot;;&quot;%{&quot;)&amp;&quot;&quot;&quot;&quot;" office:value-type="string">
            <text:p>"TODO-Singular-Me-2"</text:p>
          </table:table-cell>
        </table:table-row>
        <table:table-row table:style-name="ro2">
          <table:table-cell table:formula="of:=LOWER(['Definition (EN)'.C27]&amp;&quot;_&quot;&amp;['Definition (EN)'.D27]&amp;&quot;_&quot;&amp;['Definition (EN)'.$V$3]&amp;&quot;_&quot;&amp;['Definition (EN)'.$H$2]&amp;&quot;:&quot;)" office:value-type="string">
            <text:p>group_reject_activity-to-owner_singular:</text:p>
          </table:table-cell>
          <table:table-cell table:formula="of:=&quot;&quot;&quot;&quot;&amp;SUBSTITUTE(['Definition (EN)'.V27];&quot;{&quot;;&quot;%{&quot;)&amp;&quot;&quot;&quot;&quot;" office:value-type="string">
            <text:p>""</text:p>
          </table:table-cell>
        </table:table-row>
        <table:table-row table:style-name="ro2">
          <table:table-cell table:formula="of:=LOWER(['Definition (EN)'.C27]&amp;&quot;_&quot;&amp;['Definition (EN)'.D27]&amp;&quot;_&quot;&amp;['Definition (EN)'.$R$3]&amp;&quot;_&quot;&amp;['Definition (EN)'.$H$2]&amp;&quot;:&quot;)" office:value-type="string">
            <text:p>group_reject_notify-to-owner_singular:</text:p>
          </table:table-cell>
          <table:table-cell table:formula="of:=&quot;&quot;&quot;&quot;&amp;SUBSTITUTE(['Definition (EN)'.R27];&quot;{&quot;;&quot;%{&quot;)&amp;&quot;&quot;&quot;&quot;" office:value-type="string">
            <text:p>""</text:p>
          </table:table-cell>
        </table:table-row>
        <table:table-row table:style-name="ro2">
          <table:table-cell table:formula="of:=LOWER(['Definition (EN)'.C27]&amp;&quot;_&quot;&amp;['Definition (EN)'.D27]&amp;&quot;_&quot;&amp;['Definition (EN)'.$N$3]&amp;&quot;_&quot;&amp;['Definition (EN)'.$H$2]&amp;&quot;:&quot;)" office:value-type="string">
            <text:p>group_reject_push-to-owner_singular:</text:p>
          </table:table-cell>
          <table:table-cell table:formula="of:=&quot;&quot;&quot;&quot;&amp;SUBSTITUTE(['Definition (EN)'.N27];&quot;{&quot;;&quot;%{&quot;)&amp;&quot;&quot;&quot;&quot;" office:value-type="string">
            <text:p>""</text:p>
          </table:table-cell>
        </table:table-row>
        <table:table-row table:style-name="ro2">
          <table:table-cell table:formula="of:=LOWER(['Definition (EN)'.C27]&amp;&quot;_&quot;&amp;['Definition (EN)'.D27]&amp;&quot;_&quot;&amp;['Definition (EN)'.$X$3]&amp;&quot;_&quot;&amp;['Definition (EN)'.$W$2]&amp;&quot;:&quot;)" office:value-type="string">
            <text:p>group_reject_activity-to-owner_plural:</text:p>
          </table:table-cell>
          <table:table-cell table:formula="of:=&quot;&quot;&quot;&quot;&amp;SUBSTITUTE(['Definition (EN)'.X27];&quot;{&quot;;&quot;%{&quot;)&amp;&quot;&quot;&quot;&quot;" office:value-type="string">
            <text:p>""</text:p>
          </table:table-cell>
        </table:table-row>
        <table:table-row table:style-name="ro2">
          <table:table-cell table:formula="of:=LOWER(['Definition (EN)'.C27]&amp;&quot;_&quot;&amp;['Definition (EN)'.D27]&amp;&quot;_&quot;&amp;['Definition (EN)'.$AB$3]&amp;&quot;_&quot;&amp;['Definition (EN)'.$AA$2]&amp;&quot;:&quot;)" office:value-type="string">
            <text:p>group_reject_activity-to-owner_aggregate:</text:p>
          </table:table-cell>
          <table:table-cell table:formula="of:=&quot;&quot;&quot;&quot;&amp;SUBSTITUTE(['Definition (EN)'.AB27];&quot;{&quot;;&quot;%{&quot;)&amp;&quot;&quot;&quot;&quot;" office:value-type="string">
            <text:p>""</text:p>
          </table:table-cell>
        </table:table-row>
        <table:table-row table:number-rows-repeated="1" table:style-name="ro4"/>
        <table:table-row table:style-name="ro2">
          <table:table-cell table:formula="of:=LOWER(['Definition (EN)'.C28]&amp;&quot;_&quot;&amp;['Definition (EN)'.D28]&amp;&quot;_&quot;&amp;['Definition (EN)'.$I$3]&amp;&quot;_&quot;&amp;['Definition (EN)'.$H$2]&amp;&quot;:&quot;)" office:value-type="string">
            <text:p>group_kick_me_singular:</text:p>
          </table:table-cell>
          <table:table-cell table:formula="of:=&quot;&quot;&quot;&quot;&amp;SUBSTITUTE(['Definition (EN)'.I28];&quot;{&quot;;&quot;%{&quot;)&amp;&quot;&quot;&quot;&quot;" office:value-type="string">
            <text:p>"TODO-Singular-Me-3"</text:p>
          </table:table-cell>
        </table:table-row>
        <table:table-row table:style-name="ro2">
          <table:table-cell table:formula="of:=LOWER(['Definition (EN)'.C28]&amp;&quot;_&quot;&amp;['Definition (EN)'.D28]&amp;&quot;_&quot;&amp;['Definition (EN)'.$U$3]&amp;&quot;_&quot;&amp;['Definition (EN)'.$H$2]&amp;&quot;:&quot;)" office:value-type="string">
            <text:p>group_kick_activity_singular:</text:p>
          </table:table-cell>
          <table:table-cell table:formula="of:=&quot;&quot;&quot;&quot;&amp;SUBSTITUTE(['Definition (EN)'.U28];&quot;{&quot;;&quot;%{&quot;)&amp;&quot;&quot;&quot;&quot;" office:value-type="string">
            <text:p>""</text:p>
          </table:table-cell>
        </table:table-row>
        <table:table-row table:style-name="ro2">
          <table:table-cell table:formula="of:=LOWER(['Definition (EN)'.C28]&amp;&quot;_&quot;&amp;['Definition (EN)'.D28]&amp;&quot;_&quot;&amp;['Definition (EN)'.$Q$3]&amp;&quot;_&quot;&amp;['Definition (EN)'.$H$2]&amp;&quot;:&quot;)" office:value-type="string">
            <text:p>group_kick_notify_singular:</text:p>
          </table:table-cell>
          <table:table-cell table:formula="of:=&quot;&quot;&quot;&quot;&amp;SUBSTITUTE(['Definition (EN)'.Q28];&quot;{&quot;;&quot;%{&quot;)&amp;&quot;&quot;&quot;&quot;" office:value-type="string">
            <text:p>""</text:p>
          </table:table-cell>
        </table:table-row>
        <table:table-row table:style-name="ro2">
          <table:table-cell table:formula="of:=LOWER(['Definition (EN)'.C28]&amp;&quot;_&quot;&amp;['Definition (EN)'.D28]&amp;&quot;_&quot;&amp;['Definition (EN)'.$M$3]&amp;&quot;_&quot;&amp;['Definition (EN)'.$H$2]&amp;&quot;:&quot;)" office:value-type="string">
            <text:p>group_kick_push_singular:</text:p>
          </table:table-cell>
          <table:table-cell table:formula="of:=&quot;&quot;&quot;&quot;&amp;SUBSTITUTE(['Definition (EN)'.M28];&quot;{&quot;;&quot;%{&quot;)&amp;&quot;&quot;&quot;&quot;" office:value-type="string">
            <text:p>""</text:p>
          </table:table-cell>
        </table:table-row>
        <table:table-row table:style-name="ro2">
          <table:table-cell table:formula="of:=LOWER(['Definition (EN)'.C28]&amp;&quot;_&quot;&amp;['Definition (EN)'.D28]&amp;&quot;_&quot;&amp;['Definition (EN)'.$W$3]&amp;&quot;_&quot;&amp;['Definition (EN)'.$W$2]&amp;&quot;:&quot;)" office:value-type="string">
            <text:p>group_kick_activity_plural:</text:p>
          </table:table-cell>
          <table:table-cell table:formula="of:=&quot;&quot;&quot;&quot;&amp;SUBSTITUTE(['Definition (EN)'.W28];&quot;{&quot;;&quot;%{&quot;)&amp;&quot;&quot;&quot;&quot;" office:value-type="string">
            <text:p>""</text:p>
          </table:table-cell>
        </table:table-row>
        <table:table-row table:style-name="ro2">
          <table:table-cell table:formula="of:=LOWER(['Definition (EN)'.C28]&amp;&quot;_&quot;&amp;['Definition (EN)'.D28]&amp;&quot;_&quot;&amp;['Definition (EN)'.$AA$3]&amp;&quot;_&quot;&amp;['Definition (EN)'.$AA$2]&amp;&quot;:&quot;)" office:value-type="string">
            <text:p>group_kick_activity_aggregate:</text:p>
          </table:table-cell>
          <table:table-cell table:formula="of:=&quot;&quot;&quot;&quot;&amp;SUBSTITUTE(['Definition (EN)'.AA28];&quot;{&quot;;&quot;%{&quot;)&amp;&quot;&quot;&quot;&quot;" office:value-type="string">
            <text:p>""</text:p>
          </table:table-cell>
        </table:table-row>
        <table:table-row table:style-name="ro2">
          <table:table-cell table:formula="of:=LOWER(['Definition (EN)'.C28]&amp;&quot;_&quot;&amp;['Definition (EN)'.D28]&amp;&quot;_&quot;&amp;['Definition (EN)'.$J$3]&amp;&quot;_&quot;&amp;['Definition (EN)'.$H$2]&amp;&quot;:&quot;)" office:value-type="string">
            <text:p>group_kick_me-to-owner_singular:</text:p>
          </table:table-cell>
          <table:table-cell table:formula="of:=&quot;&quot;&quot;&quot;&amp;SUBSTITUTE(['Definition (EN)'.J28];&quot;{&quot;;&quot;%{&quot;)&amp;&quot;&quot;&quot;&quot;" office:value-type="string">
            <text:p>"TODO-Singular-Me-3"</text:p>
          </table:table-cell>
        </table:table-row>
        <table:table-row table:style-name="ro2">
          <table:table-cell table:formula="of:=LOWER(['Definition (EN)'.C28]&amp;&quot;_&quot;&amp;['Definition (EN)'.D28]&amp;&quot;_&quot;&amp;['Definition (EN)'.$V$3]&amp;&quot;_&quot;&amp;['Definition (EN)'.$H$2]&amp;&quot;:&quot;)" office:value-type="string">
            <text:p>group_kick_activity-to-owner_singular:</text:p>
          </table:table-cell>
          <table:table-cell table:formula="of:=&quot;&quot;&quot;&quot;&amp;SUBSTITUTE(['Definition (EN)'.V28];&quot;{&quot;;&quot;%{&quot;)&amp;&quot;&quot;&quot;&quot;" office:value-type="string">
            <text:p>""</text:p>
          </table:table-cell>
        </table:table-row>
        <table:table-row table:style-name="ro2">
          <table:table-cell table:formula="of:=LOWER(['Definition (EN)'.C28]&amp;&quot;_&quot;&amp;['Definition (EN)'.D28]&amp;&quot;_&quot;&amp;['Definition (EN)'.$R$3]&amp;&quot;_&quot;&amp;['Definition (EN)'.$H$2]&amp;&quot;:&quot;)" office:value-type="string">
            <text:p>group_kick_notify-to-owner_singular:</text:p>
          </table:table-cell>
          <table:table-cell table:formula="of:=&quot;&quot;&quot;&quot;&amp;SUBSTITUTE(['Definition (EN)'.R28];&quot;{&quot;;&quot;%{&quot;)&amp;&quot;&quot;&quot;&quot;" office:value-type="string">
            <text:p>""</text:p>
          </table:table-cell>
        </table:table-row>
        <table:table-row table:style-name="ro2">
          <table:table-cell table:formula="of:=LOWER(['Definition (EN)'.C28]&amp;&quot;_&quot;&amp;['Definition (EN)'.D28]&amp;&quot;_&quot;&amp;['Definition (EN)'.$N$3]&amp;&quot;_&quot;&amp;['Definition (EN)'.$H$2]&amp;&quot;:&quot;)" office:value-type="string">
            <text:p>group_kick_push-to-owner_singular:</text:p>
          </table:table-cell>
          <table:table-cell table:formula="of:=&quot;&quot;&quot;&quot;&amp;SUBSTITUTE(['Definition (EN)'.N28];&quot;{&quot;;&quot;%{&quot;)&amp;&quot;&quot;&quot;&quot;" office:value-type="string">
            <text:p>""</text:p>
          </table:table-cell>
        </table:table-row>
        <table:table-row table:style-name="ro2">
          <table:table-cell table:formula="of:=LOWER(['Definition (EN)'.C28]&amp;&quot;_&quot;&amp;['Definition (EN)'.D28]&amp;&quot;_&quot;&amp;['Definition (EN)'.$X$3]&amp;&quot;_&quot;&amp;['Definition (EN)'.$W$2]&amp;&quot;:&quot;)" office:value-type="string">
            <text:p>group_kick_activity-to-owner_plural:</text:p>
          </table:table-cell>
          <table:table-cell table:formula="of:=&quot;&quot;&quot;&quot;&amp;SUBSTITUTE(['Definition (EN)'.X28];&quot;{&quot;;&quot;%{&quot;)&amp;&quot;&quot;&quot;&quot;" office:value-type="string">
            <text:p>""</text:p>
          </table:table-cell>
        </table:table-row>
        <table:table-row table:style-name="ro2">
          <table:table-cell table:formula="of:=LOWER(['Definition (EN)'.C28]&amp;&quot;_&quot;&amp;['Definition (EN)'.D28]&amp;&quot;_&quot;&amp;['Definition (EN)'.$AB$3]&amp;&quot;_&quot;&amp;['Definition (EN)'.$AA$2]&amp;&quot;:&quot;)" office:value-type="string">
            <text:p>group_kick_activity-to-owner_aggregate:</text:p>
          </table:table-cell>
          <table:table-cell table:formula="of:=&quot;&quot;&quot;&quot;&amp;SUBSTITUTE(['Definition (EN)'.AB28];&quot;{&quot;;&quot;%{&quot;)&amp;&quot;&quot;&quot;&quot;" office:value-type="string">
            <text:p>""</text:p>
          </table:table-cell>
        </table:table-row>
        <table:table-row table:number-rows-repeated="1" table:style-name="ro4"/>
        <table:table-row table:style-name="ro2">
          <table:table-cell table:formula="of:=LOWER(['Definition (EN)'.C29]&amp;&quot;_&quot;&amp;['Definition (EN)'.D29]&amp;&quot;_&quot;&amp;['Definition (EN)'.$I$3]&amp;&quot;_&quot;&amp;['Definition (EN)'.$H$2]&amp;&quot;:&quot;)" office:value-type="string">
            <text:p>group_leave_me_singular:</text:p>
          </table:table-cell>
          <table:table-cell table:formula="of:=&quot;&quot;&quot;&quot;&amp;SUBSTITUTE(['Definition (EN)'.I29];&quot;{&quot;;&quot;%{&quot;)&amp;&quot;&quot;&quot;&quot;" office:value-type="string">
            <text:p>"You left the slot group: %{NAME}"</text:p>
          </table:table-cell>
        </table:table-row>
        <table:table-row table:style-name="ro2">
          <table:table-cell table:formula="of:=LOWER(['Definition (EN)'.C29]&amp;&quot;_&quot;&amp;['Definition (EN)'.D29]&amp;&quot;_&quot;&amp;['Definition (EN)'.$U$3]&amp;&quot;_&quot;&amp;['Definition (EN)'.$H$2]&amp;&quot;:&quot;)" office:value-type="string">
            <text:p>group_leave_activity_singular:</text:p>
          </table:table-cell>
          <table:table-cell table:formula="of:=&quot;&quot;&quot;&quot;&amp;SUBSTITUTE(['Definition (EN)'.U29];&quot;{&quot;;&quot;%{&quot;)&amp;&quot;&quot;&quot;&quot;" office:value-type="string">
            <text:p>""</text:p>
          </table:table-cell>
        </table:table-row>
        <table:table-row table:style-name="ro2">
          <table:table-cell table:formula="of:=LOWER(['Definition (EN)'.C29]&amp;&quot;_&quot;&amp;['Definition (EN)'.D29]&amp;&quot;_&quot;&amp;['Definition (EN)'.$Q$3]&amp;&quot;_&quot;&amp;['Definition (EN)'.$H$2]&amp;&quot;:&quot;)" office:value-type="string">
            <text:p>group_leave_notify_singular:</text:p>
          </table:table-cell>
          <table:table-cell table:formula="of:=&quot;&quot;&quot;&quot;&amp;SUBSTITUTE(['Definition (EN)'.Q29];&quot;{&quot;;&quot;%{&quot;)&amp;&quot;&quot;&quot;&quot;" office:value-type="string">
            <text:p>"%{ACTOR} left the slot group: %{NAME}"</text:p>
          </table:table-cell>
        </table:table-row>
        <table:table-row table:style-name="ro2">
          <table:table-cell table:formula="of:=LOWER(['Definition (EN)'.C29]&amp;&quot;_&quot;&amp;['Definition (EN)'.D29]&amp;&quot;_&quot;&amp;['Definition (EN)'.$M$3]&amp;&quot;_&quot;&amp;['Definition (EN)'.$H$2]&amp;&quot;:&quot;)" office:value-type="string">
            <text:p>group_leave_push_singular:</text:p>
          </table:table-cell>
          <table:table-cell table:formula="of:=&quot;&quot;&quot;&quot;&amp;SUBSTITUTE(['Definition (EN)'.M29];&quot;{&quot;;&quot;%{&quot;)&amp;&quot;&quot;&quot;&quot;" office:value-type="string">
            <text:p>""</text:p>
          </table:table-cell>
        </table:table-row>
        <table:table-row table:style-name="ro2">
          <table:table-cell table:formula="of:=LOWER(['Definition (EN)'.C29]&amp;&quot;_&quot;&amp;['Definition (EN)'.D29]&amp;&quot;_&quot;&amp;['Definition (EN)'.$W$3]&amp;&quot;_&quot;&amp;['Definition (EN)'.$W$2]&amp;&quot;:&quot;)" office:value-type="string">
            <text:p>group_leave_activity_plural:</text:p>
          </table:table-cell>
          <table:table-cell table:formula="of:=&quot;&quot;&quot;&quot;&amp;SUBSTITUTE(['Definition (EN)'.W29];&quot;{&quot;;&quot;%{&quot;)&amp;&quot;&quot;&quot;&quot;" office:value-type="string">
            <text:p>""</text:p>
          </table:table-cell>
        </table:table-row>
        <table:table-row table:style-name="ro2">
          <table:table-cell table:formula="of:=LOWER(['Definition (EN)'.C29]&amp;&quot;_&quot;&amp;['Definition (EN)'.D29]&amp;&quot;_&quot;&amp;['Definition (EN)'.$AA$3]&amp;&quot;_&quot;&amp;['Definition (EN)'.$AA$2]&amp;&quot;:&quot;)" office:value-type="string">
            <text:p>group_leave_activity_aggregate:</text:p>
          </table:table-cell>
          <table:table-cell table:formula="of:=&quot;&quot;&quot;&quot;&amp;SUBSTITUTE(['Definition (EN)'.AA29];&quot;{&quot;;&quot;%{&quot;)&amp;&quot;&quot;&quot;&quot;" office:value-type="string">
            <text:p>""</text:p>
          </table:table-cell>
        </table:table-row>
        <table:table-row table:style-name="ro2">
          <table:table-cell table:formula="of:=LOWER(['Definition (EN)'.C29]&amp;&quot;_&quot;&amp;['Definition (EN)'.D29]&amp;&quot;_&quot;&amp;['Definition (EN)'.$J$3]&amp;&quot;_&quot;&amp;['Definition (EN)'.$H$2]&amp;&quot;:&quot;)" office:value-type="string">
            <text:p>group_leave_me-to-owner_singular:</text:p>
          </table:table-cell>
          <table:table-cell table:formula="of:=&quot;&quot;&quot;&quot;&amp;SUBSTITUTE(['Definition (EN)'.J29];&quot;{&quot;;&quot;%{&quot;)&amp;&quot;&quot;&quot;&quot;" office:value-type="string">
            <text:p>""</text:p>
          </table:table-cell>
        </table:table-row>
        <table:table-row table:style-name="ro2">
          <table:table-cell table:formula="of:=LOWER(['Definition (EN)'.C29]&amp;&quot;_&quot;&amp;['Definition (EN)'.D29]&amp;&quot;_&quot;&amp;['Definition (EN)'.$V$3]&amp;&quot;_&quot;&amp;['Definition (EN)'.$H$2]&amp;&quot;:&quot;)" office:value-type="string">
            <text:p>group_leave_activity-to-owner_singular:</text:p>
          </table:table-cell>
          <table:table-cell table:formula="of:=&quot;&quot;&quot;&quot;&amp;SUBSTITUTE(['Definition (EN)'.V29];&quot;{&quot;;&quot;%{&quot;)&amp;&quot;&quot;&quot;&quot;" office:value-type="string">
            <text:p>""</text:p>
          </table:table-cell>
        </table:table-row>
        <table:table-row table:style-name="ro2">
          <table:table-cell table:formula="of:=LOWER(['Definition (EN)'.C29]&amp;&quot;_&quot;&amp;['Definition (EN)'.D29]&amp;&quot;_&quot;&amp;['Definition (EN)'.$R$3]&amp;&quot;_&quot;&amp;['Definition (EN)'.$H$2]&amp;&quot;:&quot;)" office:value-type="string">
            <text:p>group_leave_notify-to-owner_singular:</text:p>
          </table:table-cell>
          <table:table-cell table:formula="of:=&quot;&quot;&quot;&quot;&amp;SUBSTITUTE(['Definition (EN)'.R29];&quot;{&quot;;&quot;%{&quot;)&amp;&quot;&quot;&quot;&quot;" office:value-type="string">
            <text:p>"%{ACTOR} left your slot group: %{NAME}"</text:p>
          </table:table-cell>
        </table:table-row>
        <table:table-row table:style-name="ro2">
          <table:table-cell table:formula="of:=LOWER(['Definition (EN)'.C29]&amp;&quot;_&quot;&amp;['Definition (EN)'.D29]&amp;&quot;_&quot;&amp;['Definition (EN)'.$N$3]&amp;&quot;_&quot;&amp;['Definition (EN)'.$H$2]&amp;&quot;:&quot;)" office:value-type="string">
            <text:p>group_leave_push-to-owner_singular:</text:p>
          </table:table-cell>
          <table:table-cell table:formula="of:=&quot;&quot;&quot;&quot;&amp;SUBSTITUTE(['Definition (EN)'.N29];&quot;{&quot;;&quot;%{&quot;)&amp;&quot;&quot;&quot;&quot;" office:value-type="string">
            <text:p>""</text:p>
          </table:table-cell>
        </table:table-row>
        <table:table-row table:style-name="ro2">
          <table:table-cell table:formula="of:=LOWER(['Definition (EN)'.C29]&amp;&quot;_&quot;&amp;['Definition (EN)'.D29]&amp;&quot;_&quot;&amp;['Definition (EN)'.$X$3]&amp;&quot;_&quot;&amp;['Definition (EN)'.$W$2]&amp;&quot;:&quot;)" office:value-type="string">
            <text:p>group_leave_activity-to-owner_plural:</text:p>
          </table:table-cell>
          <table:table-cell table:formula="of:=&quot;&quot;&quot;&quot;&amp;SUBSTITUTE(['Definition (EN)'.X29];&quot;{&quot;;&quot;%{&quot;)&amp;&quot;&quot;&quot;&quot;" office:value-type="string">
            <text:p>""</text:p>
          </table:table-cell>
        </table:table-row>
        <table:table-row table:style-name="ro2">
          <table:table-cell table:formula="of:=LOWER(['Definition (EN)'.C29]&amp;&quot;_&quot;&amp;['Definition (EN)'.D29]&amp;&quot;_&quot;&amp;['Definition (EN)'.$AB$3]&amp;&quot;_&quot;&amp;['Definition (EN)'.$AA$2]&amp;&quot;:&quot;)" office:value-type="string">
            <text:p>group_leave_activity-to-owner_aggregate:</text:p>
          </table:table-cell>
          <table:table-cell table:formula="of:=&quot;&quot;&quot;&quot;&amp;SUBSTITUTE(['Definition (EN)'.AB29];&quot;{&quot;;&quot;%{&quot;)&amp;&quot;&quot;&quot;&quot;" office:value-type="string">
            <text:p>""</text:p>
          </table:table-cell>
        </table:table-row>
        <table:table-row table:number-rows-repeated="1" table:style-name="ro4"/>
        <table:table-row table:style-name="ro2">
          <table:table-cell table:formula="of:=LOWER(['Definition (EN)'.C30]&amp;&quot;_&quot;&amp;['Definition (EN)'.D30]&amp;&quot;_&quot;&amp;['Definition (EN)'.$I$3]&amp;&quot;_&quot;&amp;['Definition (EN)'.$H$2]&amp;&quot;:&quot;)" office:value-type="string">
            <text:p>group_containership_me_singular:</text:p>
          </table:table-cell>
          <table:table-cell table:formula="of:=&quot;&quot;&quot;&quot;&amp;SUBSTITUTE(['Definition (EN)'.I30];&quot;{&quot;;&quot;%{&quot;)&amp;&quot;&quot;&quot;&quot;" office:value-type="string">
            <text:p>"You added your Slot to the slot group: %{NAME}"</text:p>
          </table:table-cell>
        </table:table-row>
        <table:table-row table:style-name="ro2">
          <table:table-cell table:formula="of:=LOWER(['Definition (EN)'.C30]&amp;&quot;_&quot;&amp;['Definition (EN)'.D30]&amp;&quot;_&quot;&amp;['Definition (EN)'.$U$3]&amp;&quot;_&quot;&amp;['Definition (EN)'.$H$2]&amp;&quot;:&quot;)" office:value-type="string">
            <text:p>group_containership_activity_singular:</text:p>
          </table:table-cell>
          <table:table-cell table:formula="of:=&quot;&quot;&quot;&quot;&amp;SUBSTITUTE(['Definition (EN)'.U30];&quot;{&quot;;&quot;%{&quot;)&amp;&quot;&quot;&quot;&quot;" office:value-type="string">
            <text:p>"%{ACTOR} added a Slot to the slot group: %{NAME}."</text:p>
          </table:table-cell>
        </table:table-row>
        <table:table-row table:style-name="ro2">
          <table:table-cell table:formula="of:=LOWER(['Definition (EN)'.C30]&amp;&quot;_&quot;&amp;['Definition (EN)'.D30]&amp;&quot;_&quot;&amp;['Definition (EN)'.$Q$3]&amp;&quot;_&quot;&amp;['Definition (EN)'.$H$2]&amp;&quot;:&quot;)" office:value-type="string">
            <text:p>group_containership_notify_singular:</text:p>
          </table:table-cell>
          <table:table-cell table:formula="of:=&quot;&quot;&quot;&quot;&amp;SUBSTITUTE(['Definition (EN)'.Q30];&quot;{&quot;;&quot;%{&quot;)&amp;&quot;&quot;&quot;&quot;" office:value-type="string">
            <text:p>"%{ACTOR} added a Slot to the slot group: %{NAME}"</text:p>
          </table:table-cell>
        </table:table-row>
        <table:table-row table:style-name="ro2">
          <table:table-cell table:formula="of:=LOWER(['Definition (EN)'.C30]&amp;&quot;_&quot;&amp;['Definition (EN)'.D30]&amp;&quot;_&quot;&amp;['Definition (EN)'.$M$3]&amp;&quot;_&quot;&amp;['Definition (EN)'.$H$2]&amp;&quot;:&quot;)" office:value-type="string">
            <text:p>group_containership_push_singular:</text:p>
          </table:table-cell>
          <table:table-cell table:formula="of:=&quot;&quot;&quot;&quot;&amp;SUBSTITUTE(['Definition (EN)'.M30];&quot;{&quot;;&quot;%{&quot;)&amp;&quot;&quot;&quot;&quot;" office:value-type="string">
            <text:p>"%{ACTOR} added a Slot to the slot group: %{NAME}"</text:p>
          </table:table-cell>
        </table:table-row>
        <table:table-row table:style-name="ro2">
          <table:table-cell table:formula="of:=LOWER(['Definition (EN)'.C30]&amp;&quot;_&quot;&amp;['Definition (EN)'.D30]&amp;&quot;_&quot;&amp;['Definition (EN)'.$W$3]&amp;&quot;_&quot;&amp;['Definition (EN)'.$W$2]&amp;&quot;:&quot;)" office:value-type="string">
            <text:p>group_containership_activity_plural:</text:p>
          </table:table-cell>
          <table:table-cell table:formula="of:=&quot;&quot;&quot;&quot;&amp;SUBSTITUTE(['Definition (EN)'.W30];&quot;{&quot;;&quot;%{&quot;)&amp;&quot;&quot;&quot;&quot;" office:value-type="string">
            <text:p>"%{ACTOR} and %{USER} added a Slot to the slot group: %{NAME}."</text:p>
          </table:table-cell>
        </table:table-row>
        <table:table-row table:style-name="ro2">
          <table:table-cell table:formula="of:=LOWER(['Definition (EN)'.C30]&amp;&quot;_&quot;&amp;['Definition (EN)'.D30]&amp;&quot;_&quot;&amp;['Definition (EN)'.$AA$3]&amp;&quot;_&quot;&amp;['Definition (EN)'.$AA$2]&amp;&quot;:&quot;)" office:value-type="string">
            <text:p>group_containership_activity_aggregate:</text:p>
          </table:table-cell>
          <table:table-cell table:formula="of:=&quot;&quot;&quot;&quot;&amp;SUBSTITUTE(['Definition (EN)'.AA30];&quot;{&quot;;&quot;%{&quot;)&amp;&quot;&quot;&quot;&quot;" office:value-type="string">
            <text:p>"%{ACTOR} and %{COUNT} others added a Slot to the slot group: %{NAME}."</text:p>
          </table:table-cell>
        </table:table-row>
        <table:table-row table:style-name="ro2">
          <table:table-cell table:formula="of:=LOWER(['Definition (EN)'.C30]&amp;&quot;_&quot;&amp;['Definition (EN)'.D30]&amp;&quot;_&quot;&amp;['Definition (EN)'.$J$3]&amp;&quot;_&quot;&amp;['Definition (EN)'.$H$2]&amp;&quot;:&quot;)" office:value-type="string">
            <text:p>group_containership_me-to-owner_singular:</text:p>
          </table:table-cell>
          <table:table-cell table:formula="of:=&quot;&quot;&quot;&quot;&amp;SUBSTITUTE(['Definition (EN)'.J30];&quot;{&quot;;&quot;%{&quot;)&amp;&quot;&quot;&quot;&quot;" office:value-type="string">
            <text:p>"You added your Slot to your slot group: %{NAME}"</text:p>
          </table:table-cell>
        </table:table-row>
        <table:table-row table:style-name="ro2">
          <table:table-cell table:formula="of:=LOWER(['Definition (EN)'.C30]&amp;&quot;_&quot;&amp;['Definition (EN)'.D30]&amp;&quot;_&quot;&amp;['Definition (EN)'.$V$3]&amp;&quot;_&quot;&amp;['Definition (EN)'.$H$2]&amp;&quot;:&quot;)" office:value-type="string">
            <text:p>group_containership_activity-to-owner_singular:</text:p>
          </table:table-cell>
          <table:table-cell table:formula="of:=&quot;&quot;&quot;&quot;&amp;SUBSTITUTE(['Definition (EN)'.V30];&quot;{&quot;;&quot;%{&quot;)&amp;&quot;&quot;&quot;&quot;" office:value-type="string">
            <text:p>"%{ACTOR} added a Slot to your slot group: %{NAME}."</text:p>
          </table:table-cell>
        </table:table-row>
        <table:table-row table:style-name="ro2">
          <table:table-cell table:formula="of:=LOWER(['Definition (EN)'.C30]&amp;&quot;_&quot;&amp;['Definition (EN)'.D30]&amp;&quot;_&quot;&amp;['Definition (EN)'.$R$3]&amp;&quot;_&quot;&amp;['Definition (EN)'.$H$2]&amp;&quot;:&quot;)" office:value-type="string">
            <text:p>group_containership_notify-to-owner_singular:</text:p>
          </table:table-cell>
          <table:table-cell table:formula="of:=&quot;&quot;&quot;&quot;&amp;SUBSTITUTE(['Definition (EN)'.R30];&quot;{&quot;;&quot;%{&quot;)&amp;&quot;&quot;&quot;&quot;" office:value-type="string">
            <text:p>"%{ACTOR} added a Slot to your slot group: %{NAME}"</text:p>
          </table:table-cell>
        </table:table-row>
        <table:table-row table:style-name="ro2">
          <table:table-cell table:formula="of:=LOWER(['Definition (EN)'.C30]&amp;&quot;_&quot;&amp;['Definition (EN)'.D30]&amp;&quot;_&quot;&amp;['Definition (EN)'.$N$3]&amp;&quot;_&quot;&amp;['Definition (EN)'.$H$2]&amp;&quot;:&quot;)" office:value-type="string">
            <text:p>group_containership_push-to-owner_singular:</text:p>
          </table:table-cell>
          <table:table-cell table:formula="of:=&quot;&quot;&quot;&quot;&amp;SUBSTITUTE(['Definition (EN)'.N30];&quot;{&quot;;&quot;%{&quot;)&amp;&quot;&quot;&quot;&quot;" office:value-type="string">
            <text:p>"%{ACTOR} added a Slot to your slot group: %{NAME}"</text:p>
          </table:table-cell>
        </table:table-row>
        <table:table-row table:style-name="ro2">
          <table:table-cell table:formula="of:=LOWER(['Definition (EN)'.C30]&amp;&quot;_&quot;&amp;['Definition (EN)'.D30]&amp;&quot;_&quot;&amp;['Definition (EN)'.$X$3]&amp;&quot;_&quot;&amp;['Definition (EN)'.$W$2]&amp;&quot;:&quot;)" office:value-type="string">
            <text:p>group_containership_activity-to-owner_plural:</text:p>
          </table:table-cell>
          <table:table-cell table:formula="of:=&quot;&quot;&quot;&quot;&amp;SUBSTITUTE(['Definition (EN)'.X30];&quot;{&quot;;&quot;%{&quot;)&amp;&quot;&quot;&quot;&quot;" office:value-type="string">
            <text:p>"%{ACTOR} and %{USER} added a Slot to your slot group: %{NAME}."</text:p>
          </table:table-cell>
        </table:table-row>
        <table:table-row table:style-name="ro2">
          <table:table-cell table:formula="of:=LOWER(['Definition (EN)'.C30]&amp;&quot;_&quot;&amp;['Definition (EN)'.D30]&amp;&quot;_&quot;&amp;['Definition (EN)'.$AB$3]&amp;&quot;_&quot;&amp;['Definition (EN)'.$AA$2]&amp;&quot;:&quot;)" office:value-type="string">
            <text:p>group_containership_activity-to-owner_aggregate:</text:p>
          </table:table-cell>
          <table:table-cell table:formula="of:=&quot;&quot;&quot;&quot;&amp;SUBSTITUTE(['Definition (EN)'.AB30];&quot;{&quot;;&quot;%{&quot;)&amp;&quot;&quot;&quot;&quot;" office:value-type="string">
            <text:p>"%{ACTOR} and %{COUNT} others added a Slot to your slot group: %{NAME}."</text:p>
          </table:table-cell>
        </table:table-row>
        <table:table-row table:number-rows-repeated="1" table:style-name="ro4"/>
        <table:table-row table:style-name="ro2">
          <table:table-cell table:formula="of:=LOWER(['Definition (EN)'.C31]&amp;&quot;_&quot;&amp;['Definition (EN)'.D31]&amp;&quot;_&quot;&amp;['Definition (EN)'.$I$3]&amp;&quot;_&quot;&amp;['Definition (EN)'.$H$2]&amp;&quot;:&quot;)" office:value-type="string">
            <text:p>group_containertag_me_singular:</text:p>
          </table:table-cell>
          <table:table-cell table:formula="of:=&quot;&quot;&quot;&quot;&amp;SUBSTITUTE(['Definition (EN)'.I31];&quot;{&quot;;&quot;%{&quot;)&amp;&quot;&quot;&quot;&quot;" office:value-type="string">
            <text:p>"You added a Slot to the slot group: %{NAME}"</text:p>
          </table:table-cell>
        </table:table-row>
        <table:table-row table:style-name="ro2">
          <table:table-cell table:formula="of:=LOWER(['Definition (EN)'.C31]&amp;&quot;_&quot;&amp;['Definition (EN)'.D31]&amp;&quot;_&quot;&amp;['Definition (EN)'.$U$3]&amp;&quot;_&quot;&amp;['Definition (EN)'.$H$2]&amp;&quot;:&quot;)" office:value-type="string">
            <text:p>group_containertag_activity_singular:</text:p>
          </table:table-cell>
          <table:table-cell table:formula="of:=&quot;&quot;&quot;&quot;&amp;SUBSTITUTE(['Definition (EN)'.U31];&quot;{&quot;;&quot;%{&quot;)&amp;&quot;&quot;&quot;&quot;" office:value-type="string">
            <text:p>"%{ACTOR} added a Slot to the slot group: %{NAME}."</text:p>
          </table:table-cell>
        </table:table-row>
        <table:table-row table:style-name="ro2">
          <table:table-cell table:formula="of:=LOWER(['Definition (EN)'.C31]&amp;&quot;_&quot;&amp;['Definition (EN)'.D31]&amp;&quot;_&quot;&amp;['Definition (EN)'.$Q$3]&amp;&quot;_&quot;&amp;['Definition (EN)'.$H$2]&amp;&quot;:&quot;)" office:value-type="string">
            <text:p>group_containertag_notify_singular:</text:p>
          </table:table-cell>
          <table:table-cell table:formula="of:=&quot;&quot;&quot;&quot;&amp;SUBSTITUTE(['Definition (EN)'.Q31];&quot;{&quot;;&quot;%{&quot;)&amp;&quot;&quot;&quot;&quot;" office:value-type="string">
            <text:p>"%{ACTOR} added a Slot to the slot group: %{NAME}"</text:p>
          </table:table-cell>
        </table:table-row>
        <table:table-row table:style-name="ro2">
          <table:table-cell table:formula="of:=LOWER(['Definition (EN)'.C31]&amp;&quot;_&quot;&amp;['Definition (EN)'.D31]&amp;&quot;_&quot;&amp;['Definition (EN)'.$M$3]&amp;&quot;_&quot;&amp;['Definition (EN)'.$H$2]&amp;&quot;:&quot;)" office:value-type="string">
            <text:p>group_containertag_push_singular:</text:p>
          </table:table-cell>
          <table:table-cell table:formula="of:=&quot;&quot;&quot;&quot;&amp;SUBSTITUTE(['Definition (EN)'.M31];&quot;{&quot;;&quot;%{&quot;)&amp;&quot;&quot;&quot;&quot;" office:value-type="string">
            <text:p>"%{ACTOR} added a Slot to the slot group: %{NAME}"</text:p>
          </table:table-cell>
        </table:table-row>
        <table:table-row table:style-name="ro2">
          <table:table-cell table:formula="of:=LOWER(['Definition (EN)'.C31]&amp;&quot;_&quot;&amp;['Definition (EN)'.D31]&amp;&quot;_&quot;&amp;['Definition (EN)'.$W$3]&amp;&quot;_&quot;&amp;['Definition (EN)'.$W$2]&amp;&quot;:&quot;)" office:value-type="string">
            <text:p>group_containertag_activity_plural:</text:p>
          </table:table-cell>
          <table:table-cell table:formula="of:=&quot;&quot;&quot;&quot;&amp;SUBSTITUTE(['Definition (EN)'.W31];&quot;{&quot;;&quot;%{&quot;)&amp;&quot;&quot;&quot;&quot;" office:value-type="string">
            <text:p>"%{ACTOR} and %{USER} added a Slot to the slot group: %{NAME}."</text:p>
          </table:table-cell>
        </table:table-row>
        <table:table-row table:style-name="ro2">
          <table:table-cell table:formula="of:=LOWER(['Definition (EN)'.C31]&amp;&quot;_&quot;&amp;['Definition (EN)'.D31]&amp;&quot;_&quot;&amp;['Definition (EN)'.$AA$3]&amp;&quot;_&quot;&amp;['Definition (EN)'.$AA$2]&amp;&quot;:&quot;)" office:value-type="string">
            <text:p>group_containertag_activity_aggregate:</text:p>
          </table:table-cell>
          <table:table-cell table:formula="of:=&quot;&quot;&quot;&quot;&amp;SUBSTITUTE(['Definition (EN)'.AA31];&quot;{&quot;;&quot;%{&quot;)&amp;&quot;&quot;&quot;&quot;" office:value-type="string">
            <text:p>"%{ACTOR} and %{COUNT} others added a Slot to the slot group: %{NAME}."</text:p>
          </table:table-cell>
        </table:table-row>
        <table:table-row table:style-name="ro2">
          <table:table-cell table:formula="of:=LOWER(['Definition (EN)'.C31]&amp;&quot;_&quot;&amp;['Definition (EN)'.D31]&amp;&quot;_&quot;&amp;['Definition (EN)'.$J$3]&amp;&quot;_&quot;&amp;['Definition (EN)'.$H$2]&amp;&quot;:&quot;)" office:value-type="string">
            <text:p>group_containertag_me-to-owner_singular:</text:p>
          </table:table-cell>
          <table:table-cell table:formula="of:=&quot;&quot;&quot;&quot;&amp;SUBSTITUTE(['Definition (EN)'.J31];&quot;{&quot;;&quot;%{&quot;)&amp;&quot;&quot;&quot;&quot;" office:value-type="string">
            <text:p>"You added a Slot to your slot group: %{NAME}"</text:p>
          </table:table-cell>
        </table:table-row>
        <table:table-row table:style-name="ro2">
          <table:table-cell table:formula="of:=LOWER(['Definition (EN)'.C31]&amp;&quot;_&quot;&amp;['Definition (EN)'.D31]&amp;&quot;_&quot;&amp;['Definition (EN)'.$V$3]&amp;&quot;_&quot;&amp;['Definition (EN)'.$H$2]&amp;&quot;:&quot;)" office:value-type="string">
            <text:p>group_containertag_activity-to-owner_singular:</text:p>
          </table:table-cell>
          <table:table-cell table:formula="of:=&quot;&quot;&quot;&quot;&amp;SUBSTITUTE(['Definition (EN)'.V31];&quot;{&quot;;&quot;%{&quot;)&amp;&quot;&quot;&quot;&quot;" office:value-type="string">
            <text:p>"%{ACTOR} added a Slot to your slot group: %{NAME}."</text:p>
          </table:table-cell>
        </table:table-row>
        <table:table-row table:style-name="ro2">
          <table:table-cell table:formula="of:=LOWER(['Definition (EN)'.C31]&amp;&quot;_&quot;&amp;['Definition (EN)'.D31]&amp;&quot;_&quot;&amp;['Definition (EN)'.$R$3]&amp;&quot;_&quot;&amp;['Definition (EN)'.$H$2]&amp;&quot;:&quot;)" office:value-type="string">
            <text:p>group_containertag_notify-to-owner_singular:</text:p>
          </table:table-cell>
          <table:table-cell table:formula="of:=&quot;&quot;&quot;&quot;&amp;SUBSTITUTE(['Definition (EN)'.R31];&quot;{&quot;;&quot;%{&quot;)&amp;&quot;&quot;&quot;&quot;" office:value-type="string">
            <text:p>"%{ACTOR} added a Slot to your slot group: %{NAME}"</text:p>
          </table:table-cell>
        </table:table-row>
        <table:table-row table:style-name="ro2">
          <table:table-cell table:formula="of:=LOWER(['Definition (EN)'.C31]&amp;&quot;_&quot;&amp;['Definition (EN)'.D31]&amp;&quot;_&quot;&amp;['Definition (EN)'.$N$3]&amp;&quot;_&quot;&amp;['Definition (EN)'.$H$2]&amp;&quot;:&quot;)" office:value-type="string">
            <text:p>group_containertag_push-to-owner_singular:</text:p>
          </table:table-cell>
          <table:table-cell table:formula="of:=&quot;&quot;&quot;&quot;&amp;SUBSTITUTE(['Definition (EN)'.N31];&quot;{&quot;;&quot;%{&quot;)&amp;&quot;&quot;&quot;&quot;" office:value-type="string">
            <text:p>"%{ACTOR} added a Slot to your slot group: %{NAME}"</text:p>
          </table:table-cell>
        </table:table-row>
        <table:table-row table:style-name="ro2">
          <table:table-cell table:formula="of:=LOWER(['Definition (EN)'.C31]&amp;&quot;_&quot;&amp;['Definition (EN)'.D31]&amp;&quot;_&quot;&amp;['Definition (EN)'.$X$3]&amp;&quot;_&quot;&amp;['Definition (EN)'.$W$2]&amp;&quot;:&quot;)" office:value-type="string">
            <text:p>group_containertag_activity-to-owner_plural:</text:p>
          </table:table-cell>
          <table:table-cell table:formula="of:=&quot;&quot;&quot;&quot;&amp;SUBSTITUTE(['Definition (EN)'.X31];&quot;{&quot;;&quot;%{&quot;)&amp;&quot;&quot;&quot;&quot;" office:value-type="string">
            <text:p>"%{ACTOR} and %{USER} added a Slot to your slot group: %{NAME}."</text:p>
          </table:table-cell>
        </table:table-row>
        <table:table-row table:style-name="ro2">
          <table:table-cell table:formula="of:=LOWER(['Definition (EN)'.C31]&amp;&quot;_&quot;&amp;['Definition (EN)'.D31]&amp;&quot;_&quot;&amp;['Definition (EN)'.$AB$3]&amp;&quot;_&quot;&amp;['Definition (EN)'.$AA$2]&amp;&quot;:&quot;)" office:value-type="string">
            <text:p>group_containertag_activity-to-owner_aggregate:</text:p>
          </table:table-cell>
          <table:table-cell table:formula="of:=&quot;&quot;&quot;&quot;&amp;SUBSTITUTE(['Definition (EN)'.AB31];&quot;{&quot;;&quot;%{&quot;)&amp;&quot;&quot;&quot;&quot;" office:value-type="string">
            <text:p>"%{ACTOR} and %{COUNT} others added a Slot to your slot group: %{NAME}."</text:p>
          </table:table-cell>
        </table:table-row>
        <table:table-row table:number-rows-repeated="1" table:style-name="ro4"/>
        <table:table-row table:style-name="ro2">
          <table:table-cell table:formula="of:=LOWER(['Definition (EN)'.C32]&amp;&quot;_&quot;&amp;['Definition (EN)'.D32]&amp;&quot;_&quot;&amp;['Definition (EN)'.$I$3]&amp;&quot;_&quot;&amp;['Definition (EN)'.$H$2]&amp;&quot;:&quot;)" office:value-type="string">
            <text:p>group_ungroup_me_singular:</text:p>
          </table:table-cell>
          <table:table-cell table:formula="of:=&quot;&quot;&quot;&quot;&amp;SUBSTITUTE(['Definition (EN)'.I32];&quot;{&quot;;&quot;%{&quot;)&amp;&quot;&quot;&quot;&quot;" office:value-type="string">
            <text:p>"You removed a Slot from the slot group: %{NAME}"</text:p>
          </table:table-cell>
        </table:table-row>
        <table:table-row table:style-name="ro2">
          <table:table-cell table:formula="of:=LOWER(['Definition (EN)'.C32]&amp;&quot;_&quot;&amp;['Definition (EN)'.D32]&amp;&quot;_&quot;&amp;['Definition (EN)'.$U$3]&amp;&quot;_&quot;&amp;['Definition (EN)'.$H$2]&amp;&quot;:&quot;)" office:value-type="string">
            <text:p>group_ungroup_activity_singular:</text:p>
          </table:table-cell>
          <table:table-cell table:formula="of:=&quot;&quot;&quot;&quot;&amp;SUBSTITUTE(['Definition (EN)'.U32];&quot;{&quot;;&quot;%{&quot;)&amp;&quot;&quot;&quot;&quot;" office:value-type="string">
            <text:p>""</text:p>
          </table:table-cell>
        </table:table-row>
        <table:table-row table:style-name="ro2">
          <table:table-cell table:formula="of:=LOWER(['Definition (EN)'.C32]&amp;&quot;_&quot;&amp;['Definition (EN)'.D32]&amp;&quot;_&quot;&amp;['Definition (EN)'.$Q$3]&amp;&quot;_&quot;&amp;['Definition (EN)'.$H$2]&amp;&quot;:&quot;)" office:value-type="string">
            <text:p>group_ungroup_notify_singular:</text:p>
          </table:table-cell>
          <table:table-cell table:formula="of:=&quot;&quot;&quot;&quot;&amp;SUBSTITUTE(['Definition (EN)'.Q32];&quot;{&quot;;&quot;%{&quot;)&amp;&quot;&quot;&quot;&quot;" office:value-type="string">
            <text:p>""</text:p>
          </table:table-cell>
        </table:table-row>
        <table:table-row table:style-name="ro2">
          <table:table-cell table:formula="of:=LOWER(['Definition (EN)'.C32]&amp;&quot;_&quot;&amp;['Definition (EN)'.D32]&amp;&quot;_&quot;&amp;['Definition (EN)'.$M$3]&amp;&quot;_&quot;&amp;['Definition (EN)'.$H$2]&amp;&quot;:&quot;)" office:value-type="string">
            <text:p>group_ungroup_push_singular:</text:p>
          </table:table-cell>
          <table:table-cell table:formula="of:=&quot;&quot;&quot;&quot;&amp;SUBSTITUTE(['Definition (EN)'.M32];&quot;{&quot;;&quot;%{&quot;)&amp;&quot;&quot;&quot;&quot;" office:value-type="string">
            <text:p>""</text:p>
          </table:table-cell>
        </table:table-row>
        <table:table-row table:style-name="ro2">
          <table:table-cell table:formula="of:=LOWER(['Definition (EN)'.C32]&amp;&quot;_&quot;&amp;['Definition (EN)'.D32]&amp;&quot;_&quot;&amp;['Definition (EN)'.$W$3]&amp;&quot;_&quot;&amp;['Definition (EN)'.$W$2]&amp;&quot;:&quot;)" office:value-type="string">
            <text:p>group_ungroup_activity_plural:</text:p>
          </table:table-cell>
          <table:table-cell table:formula="of:=&quot;&quot;&quot;&quot;&amp;SUBSTITUTE(['Definition (EN)'.W32];&quot;{&quot;;&quot;%{&quot;)&amp;&quot;&quot;&quot;&quot;" office:value-type="string">
            <text:p>""</text:p>
          </table:table-cell>
        </table:table-row>
        <table:table-row table:style-name="ro2">
          <table:table-cell table:formula="of:=LOWER(['Definition (EN)'.C32]&amp;&quot;_&quot;&amp;['Definition (EN)'.D32]&amp;&quot;_&quot;&amp;['Definition (EN)'.$AA$3]&amp;&quot;_&quot;&amp;['Definition (EN)'.$AA$2]&amp;&quot;:&quot;)" office:value-type="string">
            <text:p>group_ungroup_activity_aggregate:</text:p>
          </table:table-cell>
          <table:table-cell table:formula="of:=&quot;&quot;&quot;&quot;&amp;SUBSTITUTE(['Definition (EN)'.AA32];&quot;{&quot;;&quot;%{&quot;)&amp;&quot;&quot;&quot;&quot;" office:value-type="string">
            <text:p>""</text:p>
          </table:table-cell>
        </table:table-row>
        <table:table-row table:style-name="ro2">
          <table:table-cell table:formula="of:=LOWER(['Definition (EN)'.C32]&amp;&quot;_&quot;&amp;['Definition (EN)'.D32]&amp;&quot;_&quot;&amp;['Definition (EN)'.$J$3]&amp;&quot;_&quot;&amp;['Definition (EN)'.$H$2]&amp;&quot;:&quot;)" office:value-type="string">
            <text:p>group_ungroup_me-to-owner_singular:</text:p>
          </table:table-cell>
          <table:table-cell table:formula="of:=&quot;&quot;&quot;&quot;&amp;SUBSTITUTE(['Definition (EN)'.J32];&quot;{&quot;;&quot;%{&quot;)&amp;&quot;&quot;&quot;&quot;" office:value-type="string">
            <text:p>"You removed a Slot from your slot group: %{NAME}"</text:p>
          </table:table-cell>
        </table:table-row>
        <table:table-row table:style-name="ro2">
          <table:table-cell table:formula="of:=LOWER(['Definition (EN)'.C32]&amp;&quot;_&quot;&amp;['Definition (EN)'.D32]&amp;&quot;_&quot;&amp;['Definition (EN)'.$V$3]&amp;&quot;_&quot;&amp;['Definition (EN)'.$H$2]&amp;&quot;:&quot;)" office:value-type="string">
            <text:p>group_ungroup_activity-to-owner_singular:</text:p>
          </table:table-cell>
          <table:table-cell table:formula="of:=&quot;&quot;&quot;&quot;&amp;SUBSTITUTE(['Definition (EN)'.V32];&quot;{&quot;;&quot;%{&quot;)&amp;&quot;&quot;&quot;&quot;" office:value-type="string">
            <text:p>""</text:p>
          </table:table-cell>
        </table:table-row>
        <table:table-row table:style-name="ro2">
          <table:table-cell table:formula="of:=LOWER(['Definition (EN)'.C32]&amp;&quot;_&quot;&amp;['Definition (EN)'.D32]&amp;&quot;_&quot;&amp;['Definition (EN)'.$R$3]&amp;&quot;_&quot;&amp;['Definition (EN)'.$H$2]&amp;&quot;:&quot;)" office:value-type="string">
            <text:p>group_ungroup_notify-to-owner_singular:</text:p>
          </table:table-cell>
          <table:table-cell table:formula="of:=&quot;&quot;&quot;&quot;&amp;SUBSTITUTE(['Definition (EN)'.R32];&quot;{&quot;;&quot;%{&quot;)&amp;&quot;&quot;&quot;&quot;" office:value-type="string">
            <text:p>""</text:p>
          </table:table-cell>
        </table:table-row>
        <table:table-row table:style-name="ro2">
          <table:table-cell table:formula="of:=LOWER(['Definition (EN)'.C32]&amp;&quot;_&quot;&amp;['Definition (EN)'.D32]&amp;&quot;_&quot;&amp;['Definition (EN)'.$N$3]&amp;&quot;_&quot;&amp;['Definition (EN)'.$H$2]&amp;&quot;:&quot;)" office:value-type="string">
            <text:p>group_ungroup_push-to-owner_singular:</text:p>
          </table:table-cell>
          <table:table-cell table:formula="of:=&quot;&quot;&quot;&quot;&amp;SUBSTITUTE(['Definition (EN)'.N32];&quot;{&quot;;&quot;%{&quot;)&amp;&quot;&quot;&quot;&quot;" office:value-type="string">
            <text:p>""</text:p>
          </table:table-cell>
        </table:table-row>
        <table:table-row table:style-name="ro2">
          <table:table-cell table:formula="of:=LOWER(['Definition (EN)'.C32]&amp;&quot;_&quot;&amp;['Definition (EN)'.D32]&amp;&quot;_&quot;&amp;['Definition (EN)'.$X$3]&amp;&quot;_&quot;&amp;['Definition (EN)'.$W$2]&amp;&quot;:&quot;)" office:value-type="string">
            <text:p>group_ungroup_activity-to-owner_plural:</text:p>
          </table:table-cell>
          <table:table-cell table:formula="of:=&quot;&quot;&quot;&quot;&amp;SUBSTITUTE(['Definition (EN)'.X32];&quot;{&quot;;&quot;%{&quot;)&amp;&quot;&quot;&quot;&quot;" office:value-type="string">
            <text:p>""</text:p>
          </table:table-cell>
        </table:table-row>
        <table:table-row table:style-name="ro2">
          <table:table-cell table:formula="of:=LOWER(['Definition (EN)'.C32]&amp;&quot;_&quot;&amp;['Definition (EN)'.D32]&amp;&quot;_&quot;&amp;['Definition (EN)'.$AB$3]&amp;&quot;_&quot;&amp;['Definition (EN)'.$AA$2]&amp;&quot;:&quot;)" office:value-type="string">
            <text:p>group_ungroup_activity-to-owner_aggregate:</text:p>
          </table:table-cell>
          <table:table-cell table:formula="of:=&quot;&quot;&quot;&quot;&amp;SUBSTITUTE(['Definition (EN)'.AB32];&quot;{&quot;;&quot;%{&quot;)&amp;&quot;&quot;&quot;&quot;" office:value-type="string">
            <text:p>""</text:p>
          </table:table-cell>
        </table:table-row>
        <table:table-row table:number-rows-repeated="1" table:style-name="ro4"/>
        <table:table-row table:style-name="ro2">
          <table:table-cell table:formula="of:=LOWER(['Definition (EN)'.C33]&amp;&quot;_&quot;&amp;['Definition (EN)'.D33]&amp;&quot;_&quot;&amp;['Definition (EN)'.$I$3]&amp;&quot;_&quot;&amp;['Definition (EN)'.$H$2]&amp;&quot;:&quot;)" office:value-type="string">
            <text:p>group_create_me_singular:</text:p>
          </table:table-cell>
          <table:table-cell table:formula="of:=&quot;&quot;&quot;&quot;&amp;SUBSTITUTE(['Definition (EN)'.I33];&quot;{&quot;;&quot;%{&quot;)&amp;&quot;&quot;&quot;&quot;" office:value-type="string">
            <text:p>"You created the slot group: %{NAME}"</text:p>
          </table:table-cell>
        </table:table-row>
        <table:table-row table:style-name="ro2">
          <table:table-cell table:formula="of:=LOWER(['Definition (EN)'.C33]&amp;&quot;_&quot;&amp;['Definition (EN)'.D33]&amp;&quot;_&quot;&amp;['Definition (EN)'.$U$3]&amp;&quot;_&quot;&amp;['Definition (EN)'.$H$2]&amp;&quot;:&quot;)" office:value-type="string">
            <text:p>group_create_activity_singular:</text:p>
          </table:table-cell>
          <table:table-cell table:formula="of:=&quot;&quot;&quot;&quot;&amp;SUBSTITUTE(['Definition (EN)'.U33];&quot;{&quot;;&quot;%{&quot;)&amp;&quot;&quot;&quot;&quot;" office:value-type="string">
            <text:p>"%{ACTOR} created the slot group: %{NAME}."</text:p>
          </table:table-cell>
        </table:table-row>
        <table:table-row table:style-name="ro2">
          <table:table-cell table:formula="of:=LOWER(['Definition (EN)'.C33]&amp;&quot;_&quot;&amp;['Definition (EN)'.D33]&amp;&quot;_&quot;&amp;['Definition (EN)'.$Q$3]&amp;&quot;_&quot;&amp;['Definition (EN)'.$H$2]&amp;&quot;:&quot;)" office:value-type="string">
            <text:p>group_create_notify_singular:</text:p>
          </table:table-cell>
          <table:table-cell table:formula="of:=&quot;&quot;&quot;&quot;&amp;SUBSTITUTE(['Definition (EN)'.Q33];&quot;{&quot;;&quot;%{&quot;)&amp;&quot;&quot;&quot;&quot;" office:value-type="string">
            <text:p>""</text:p>
          </table:table-cell>
        </table:table-row>
        <table:table-row table:style-name="ro2">
          <table:table-cell table:formula="of:=LOWER(['Definition (EN)'.C33]&amp;&quot;_&quot;&amp;['Definition (EN)'.D33]&amp;&quot;_&quot;&amp;['Definition (EN)'.$M$3]&amp;&quot;_&quot;&amp;['Definition (EN)'.$H$2]&amp;&quot;:&quot;)" office:value-type="string">
            <text:p>group_create_push_singular:</text:p>
          </table:table-cell>
          <table:table-cell table:formula="of:=&quot;&quot;&quot;&quot;&amp;SUBSTITUTE(['Definition (EN)'.M33];&quot;{&quot;;&quot;%{&quot;)&amp;&quot;&quot;&quot;&quot;" office:value-type="string">
            <text:p>""</text:p>
          </table:table-cell>
        </table:table-row>
        <table:table-row table:style-name="ro2">
          <table:table-cell table:formula="of:=LOWER(['Definition (EN)'.C33]&amp;&quot;_&quot;&amp;['Definition (EN)'.D33]&amp;&quot;_&quot;&amp;['Definition (EN)'.$W$3]&amp;&quot;_&quot;&amp;['Definition (EN)'.$W$2]&amp;&quot;:&quot;)" office:value-type="string">
            <text:p>group_create_activity_plural:</text:p>
          </table:table-cell>
          <table:table-cell table:formula="of:=&quot;&quot;&quot;&quot;&amp;SUBSTITUTE(['Definition (EN)'.W33];&quot;{&quot;;&quot;%{&quot;)&amp;&quot;&quot;&quot;&quot;" office:value-type="string">
            <text:p>""</text:p>
          </table:table-cell>
        </table:table-row>
        <table:table-row table:style-name="ro2">
          <table:table-cell table:formula="of:=LOWER(['Definition (EN)'.C33]&amp;&quot;_&quot;&amp;['Definition (EN)'.D33]&amp;&quot;_&quot;&amp;['Definition (EN)'.$AA$3]&amp;&quot;_&quot;&amp;['Definition (EN)'.$AA$2]&amp;&quot;:&quot;)" office:value-type="string">
            <text:p>group_create_activity_aggregate:</text:p>
          </table:table-cell>
          <table:table-cell table:formula="of:=&quot;&quot;&quot;&quot;&amp;SUBSTITUTE(['Definition (EN)'.AA33];&quot;{&quot;;&quot;%{&quot;)&amp;&quot;&quot;&quot;&quot;" office:value-type="string">
            <text:p>""</text:p>
          </table:table-cell>
        </table:table-row>
        <table:table-row table:style-name="ro2">
          <table:table-cell table:formula="of:=LOWER(['Definition (EN)'.C33]&amp;&quot;_&quot;&amp;['Definition (EN)'.D33]&amp;&quot;_&quot;&amp;['Definition (EN)'.$J$3]&amp;&quot;_&quot;&amp;['Definition (EN)'.$H$2]&amp;&quot;:&quot;)" office:value-type="string">
            <text:p>group_create_me-to-owner_singular:</text:p>
          </table:table-cell>
          <table:table-cell table:formula="of:=&quot;&quot;&quot;&quot;&amp;SUBSTITUTE(['Definition (EN)'.J33];&quot;{&quot;;&quot;%{&quot;)&amp;&quot;&quot;&quot;&quot;" office:value-type="string">
            <text:p>"You created the slot group: %{NAME}"</text:p>
          </table:table-cell>
        </table:table-row>
        <table:table-row table:style-name="ro2">
          <table:table-cell table:formula="of:=LOWER(['Definition (EN)'.C33]&amp;&quot;_&quot;&amp;['Definition (EN)'.D33]&amp;&quot;_&quot;&amp;['Definition (EN)'.$V$3]&amp;&quot;_&quot;&amp;['Definition (EN)'.$H$2]&amp;&quot;:&quot;)" office:value-type="string">
            <text:p>group_create_activity-to-owner_singular:</text:p>
          </table:table-cell>
          <table:table-cell table:formula="of:=&quot;&quot;&quot;&quot;&amp;SUBSTITUTE(['Definition (EN)'.V33];&quot;{&quot;;&quot;%{&quot;)&amp;&quot;&quot;&quot;&quot;" office:value-type="string">
            <text:p>"You created the slot group: %{NAME}."</text:p>
          </table:table-cell>
        </table:table-row>
        <table:table-row table:style-name="ro2">
          <table:table-cell table:formula="of:=LOWER(['Definition (EN)'.C33]&amp;&quot;_&quot;&amp;['Definition (EN)'.D33]&amp;&quot;_&quot;&amp;['Definition (EN)'.$R$3]&amp;&quot;_&quot;&amp;['Definition (EN)'.$H$2]&amp;&quot;:&quot;)" office:value-type="string">
            <text:p>group_create_notify-to-owner_singular:</text:p>
          </table:table-cell>
          <table:table-cell table:formula="of:=&quot;&quot;&quot;&quot;&amp;SUBSTITUTE(['Definition (EN)'.R33];&quot;{&quot;;&quot;%{&quot;)&amp;&quot;&quot;&quot;&quot;" office:value-type="string">
            <text:p>""</text:p>
          </table:table-cell>
        </table:table-row>
        <table:table-row table:style-name="ro2">
          <table:table-cell table:formula="of:=LOWER(['Definition (EN)'.C33]&amp;&quot;_&quot;&amp;['Definition (EN)'.D33]&amp;&quot;_&quot;&amp;['Definition (EN)'.$N$3]&amp;&quot;_&quot;&amp;['Definition (EN)'.$H$2]&amp;&quot;:&quot;)" office:value-type="string">
            <text:p>group_create_push-to-owner_singular:</text:p>
          </table:table-cell>
          <table:table-cell table:formula="of:=&quot;&quot;&quot;&quot;&amp;SUBSTITUTE(['Definition (EN)'.N33];&quot;{&quot;;&quot;%{&quot;)&amp;&quot;&quot;&quot;&quot;" office:value-type="string">
            <text:p>""</text:p>
          </table:table-cell>
        </table:table-row>
        <table:table-row table:style-name="ro2">
          <table:table-cell table:formula="of:=LOWER(['Definition (EN)'.C33]&amp;&quot;_&quot;&amp;['Definition (EN)'.D33]&amp;&quot;_&quot;&amp;['Definition (EN)'.$X$3]&amp;&quot;_&quot;&amp;['Definition (EN)'.$W$2]&amp;&quot;:&quot;)" office:value-type="string">
            <text:p>group_create_activity-to-owner_plural:</text:p>
          </table:table-cell>
          <table:table-cell table:formula="of:=&quot;&quot;&quot;&quot;&amp;SUBSTITUTE(['Definition (EN)'.X33];&quot;{&quot;;&quot;%{&quot;)&amp;&quot;&quot;&quot;&quot;" office:value-type="string">
            <text:p>""</text:p>
          </table:table-cell>
        </table:table-row>
        <table:table-row table:style-name="ro2">
          <table:table-cell table:formula="of:=LOWER(['Definition (EN)'.C33]&amp;&quot;_&quot;&amp;['Definition (EN)'.D33]&amp;&quot;_&quot;&amp;['Definition (EN)'.$AB$3]&amp;&quot;_&quot;&amp;['Definition (EN)'.$AA$2]&amp;&quot;:&quot;)" office:value-type="string">
            <text:p>group_create_activity-to-owner_aggregate:</text:p>
          </table:table-cell>
          <table:table-cell table:formula="of:=&quot;&quot;&quot;&quot;&amp;SUBSTITUTE(['Definition (EN)'.AB33];&quot;{&quot;;&quot;%{&quot;)&amp;&quot;&quot;&quot;&quot;" office:value-type="string">
            <text:p>""</text:p>
          </table:table-cell>
        </table:table-row>
      </table:table>
      <table:table table:name="Export (DE)" table:style-name="ta4" table:print="false">
        <office:forms form:automatic-focus="false" form:apply-design-mode="false"/>
        <table:table-column table:style-name="co34" table:default-cell-style-name="ce15"/>
        <table:table-column table:style-name="co35" table:default-cell-style-name="ce15"/>
        <table:table-column table:style-name="co36" table:default-cell-style-name="ce15" table:number-columns-repeated="254"/>
        <table:table-row table:style-name="ro2">
          <table:table-cell table:formula="of:=LOWER(['Definition (DE)'.C4]&amp;&quot;_&quot;&amp;['Definition (DE)'.D4]&amp;&quot;_&quot;&amp;['Definition (DE)'.$G$3]&amp;&quot;_&quot;&amp;['Definition (DE)'.$G$2]&amp;&quot;:&quot;)" office:value-type="string">
            <text:p>slot_comment_me_singular:</text:p>
          </table:table-cell>
          <table:table-cell table:formula="of:=&quot;&quot;&quot;&quot;&amp;SUBSTITUTE(['Definition (DE)'.G4];&quot;{&quot;;&quot;%{&quot;)&amp;&quot;&quot;&quot;&quot;" office:value-type="string">
            <text:p>"You commented on the Slot: %{TITLE}"</text:p>
          </table:table-cell>
        </table:table-row>
        <table:table-row table:style-name="ro2">
          <table:table-cell table:formula="of:=LOWER(['Definition (DE)'.C4]&amp;&quot;_&quot;&amp;['Definition (DE)'.D4]&amp;&quot;_&quot;&amp;['Definition (DE)'.$H$3]&amp;&quot;_&quot;&amp;['Definition (DE)'.$G$2]&amp;&quot;:&quot;)" office:value-type="string">
            <text:p>slot_comment_activity_singular:</text:p>
          </table:table-cell>
          <table:table-cell table:formula="of:=&quot;&quot;&quot;&quot;&amp;SUBSTITUTE(['Definition (DE)'.H4];&quot;{&quot;;&quot;%{&quot;)&amp;&quot;&quot;&quot;&quot;" office:value-type="string">
            <text:p>"%{USER} commented on this Slot."</text:p>
          </table:table-cell>
        </table:table-row>
        <table:table-row table:style-name="ro2">
          <table:table-cell table:formula="of:=LOWER(['Definition (DE)'.C4]&amp;&quot;_&quot;&amp;['Definition (DE)'.D4]&amp;&quot;_&quot;&amp;['Definition (DE)'.$I$3]&amp;&quot;_&quot;&amp;['Definition (DE)'.$G$2]&amp;&quot;:&quot;)" office:value-type="string">
            <text:p>slot_comment_notify_singular:</text:p>
          </table:table-cell>
          <table:table-cell table:formula="of:=&quot;&quot;&quot;&quot;&amp;SUBSTITUTE(['Definition (DE)'.I4];&quot;{&quot;;&quot;%{&quot;)&amp;&quot;&quot;&quot;&quot;" office:value-type="string">
            <text:p>"%{USER} commented on your Slot: %{TITLE}"</text:p>
          </table:table-cell>
        </table:table-row>
        <table:table-row table:style-name="ro2">
          <table:table-cell table:formula="of:=LOWER(['Definition (DE)'.C4]&amp;&quot;_&quot;&amp;['Definition (DE)'.D4]&amp;&quot;_&quot;&amp;['Definition (DE)'.$J$3]&amp;&quot;_&quot;&amp;['Definition (DE)'.$G$2]&amp;&quot;:&quot;)" office:value-type="string">
            <text:p>slot_comment_push_singular:</text:p>
          </table:table-cell>
          <table:table-cell table:formula="of:=&quot;&quot;&quot;&quot;&amp;SUBSTITUTE(['Definition (DE)'.J4];&quot;{&quot;;&quot;%{&quot;)&amp;&quot;&quot;&quot;&quot;" office:value-type="string">
            <text:p>"%{USER} commented on the Slot: %{TITLE}"</text:p>
          </table:table-cell>
        </table:table-row>
        <table:table-row table:style-name="ro2">
          <table:table-cell table:formula="of:=LOWER(['Definition (DE)'.C4]&amp;&quot;_&quot;&amp;['Definition (DE)'.D4]&amp;&quot;_&quot;&amp;['Definition (DE)'.$K$3]&amp;&quot;_&quot;&amp;['Definition (DE)'.$K$2]&amp;&quot;:&quot;)" office:value-type="string">
            <text:p>slot_comment_activity_plural:</text:p>
          </table:table-cell>
          <table:table-cell table:formula="of:=&quot;&quot;&quot;&quot;&amp;SUBSTITUTE(['Definition (DE)'.K4];&quot;{&quot;;&quot;%{&quot;)&amp;&quot;&quot;&quot;&quot;" office:value-type="string">
            <text:p>"%{USER} and %{USER2} commented on this Slot."</text:p>
          </table:table-cell>
        </table:table-row>
        <table:table-row table:style-name="ro2">
          <table:table-cell table:formula="of:=LOWER(['Definition (DE)'.C4]&amp;&quot;_&quot;&amp;['Definition (DE)'.D4]&amp;&quot;_&quot;&amp;['Definition (DE)'.$L$3]&amp;&quot;_&quot;&amp;['Definition (DE)'.$K$2]&amp;&quot;:&quot;)" office:value-type="string">
            <text:p>slot_comment_notify_plural:</text:p>
          </table:table-cell>
          <table:table-cell table:formula="of:=&quot;&quot;&quot;&quot;&amp;SUBSTITUTE(['Definition (DE)'.L4];&quot;{&quot;;&quot;%{&quot;)&amp;&quot;&quot;&quot;&quot;" office:value-type="string">
            <text:p>"%{USER} and %{USER2} commented on your Slot: %{TITLE}"</text:p>
          </table:table-cell>
        </table:table-row>
        <table:table-row table:style-name="ro2">
          <table:table-cell table:formula="of:=LOWER(['Definition (DE)'.C4]&amp;&quot;_&quot;&amp;['Definition (DE)'.D4]&amp;&quot;_&quot;&amp;['Definition (DE)'.$M$3]&amp;&quot;_&quot;&amp;['Definition (DE)'.$K$2]&amp;&quot;:&quot;)" office:value-type="string">
            <text:p>slot_comment_push_plural:</text:p>
          </table:table-cell>
          <table:table-cell table:formula="of:=&quot;&quot;&quot;&quot;&amp;SUBSTITUTE(['Definition (DE)'.M4];&quot;{&quot;;&quot;%{&quot;)&amp;&quot;&quot;&quot;&quot;" office:value-type="string">
            <text:p>"%{USER} and %{USER2} commented on the Slot: %{TITLE}"</text:p>
          </table:table-cell>
        </table:table-row>
        <table:table-row table:style-name="ro2">
          <table:table-cell table:formula="of:=LOWER(['Definition (DE)'.C4]&amp;&quot;_&quot;&amp;['Definition (DE)'.D4]&amp;&quot;_&quot;&amp;['Definition (DE)'.$N$3]&amp;&quot;_&quot;&amp;['Definition (DE)'.$N$2]&amp;&quot;:&quot;)" office:value-type="string">
            <text:p>slot_comment_activity_aggregate:</text:p>
          </table:table-cell>
          <table:table-cell table:formula="of:=&quot;&quot;&quot;&quot;&amp;SUBSTITUTE(['Definition (DE)'.N4];&quot;{&quot;;&quot;%{&quot;)&amp;&quot;&quot;&quot;&quot;" office:value-type="string">
            <text:p>"%{USER} and %{USERCOUNT} others commented on this Slot."</text:p>
          </table:table-cell>
        </table:table-row>
        <table:table-row table:style-name="ro2">
          <table:table-cell table:formula="of:=LOWER(['Definition (DE)'.C4]&amp;&quot;_&quot;&amp;['Definition (DE)'.D4]&amp;&quot;_&quot;&amp;['Definition (DE)'.$O$3]&amp;&quot;_&quot;&amp;['Definition (DE)'.$N$2]&amp;&quot;:&quot;)" office:value-type="string">
            <text:p>slot_comment_notify_aggregate:</text:p>
          </table:table-cell>
          <table:table-cell table:formula="of:=&quot;&quot;&quot;&quot;&amp;SUBSTITUTE(['Definition (DE)'.O4];&quot;{&quot;;&quot;%{&quot;)&amp;&quot;&quot;&quot;&quot;" office:value-type="string">
            <text:p>"%{USER} and %{USERCOUNT} others commented on your Slot: %{TITLE}"</text:p>
          </table:table-cell>
        </table:table-row>
        <table:table-row table:style-name="ro2">
          <table:table-cell table:formula="of:=LOWER(['Definition (DE)'.C4]&amp;&quot;_&quot;&amp;['Definition (DE)'.D4]&amp;&quot;_&quot;&amp;['Definition (DE)'.$P$3]&amp;&quot;_&quot;&amp;['Definition (DE)'.$N$2]&amp;&quot;:&quot;)" office:value-type="string">
            <text:p>slot_comment_push_aggregate:</text:p>
          </table:table-cell>
          <table:table-cell table:formula="of:=&quot;&quot;&quot;&quot;&amp;SUBSTITUTE(['Definition (DE)'.P4];&quot;{&quot;;&quot;%{&quot;)&amp;&quot;&quot;&quot;&quot;" office:value-type="string">
            <text:p>"%{USER} and %{USERCOUNT} others commented on the Slot: %{TITLE}"</text:p>
          </table:table-cell>
        </table:table-row>
        <table:table-row table:number-rows-repeated="1" table:style-name="ro5"/>
        <table:table-row table:style-name="ro2">
          <table:table-cell table:formula="of:=LOWER(['Definition (DE)'.C5]&amp;&quot;_&quot;&amp;['Definition (DE)'.D5]&amp;&quot;_&quot;&amp;['Definition (DE)'.$G$3]&amp;&quot;_&quot;&amp;['Definition (DE)'.$G$2]&amp;&quot;:&quot;)" office:value-type="string">
            <text:p>slot_like_me_singular:</text:p>
          </table:table-cell>
          <table:table-cell table:formula="of:=&quot;&quot;&quot;&quot;&amp;SUBSTITUTE(['Definition (DE)'.G5];&quot;{&quot;;&quot;%{&quot;)&amp;&quot;&quot;&quot;&quot;" office:value-type="string">
            <text:p>"You like the Slot: %{TITLE}"</text:p>
          </table:table-cell>
        </table:table-row>
        <table:table-row table:style-name="ro2">
          <table:table-cell table:formula="of:=LOWER(['Definition (DE)'.C5]&amp;&quot;_&quot;&amp;['Definition (DE)'.D5]&amp;&quot;_&quot;&amp;['Definition (DE)'.$H$3]&amp;&quot;_&quot;&amp;['Definition (DE)'.$G$2]&amp;&quot;:&quot;)" office:value-type="string">
            <text:p>slot_like_activity_singular:</text:p>
          </table:table-cell>
          <table:table-cell table:formula="of:=&quot;&quot;&quot;&quot;&amp;SUBSTITUTE(['Definition (DE)'.H5];&quot;{&quot;;&quot;%{&quot;)&amp;&quot;&quot;&quot;&quot;" office:value-type="string">
            <text:p>"%{USER} likes this Slot."</text:p>
          </table:table-cell>
        </table:table-row>
        <table:table-row table:style-name="ro2">
          <table:table-cell table:formula="of:=LOWER(['Definition (DE)'.C5]&amp;&quot;_&quot;&amp;['Definition (DE)'.D5]&amp;&quot;_&quot;&amp;['Definition (DE)'.$I$3]&amp;&quot;_&quot;&amp;['Definition (DE)'.$G$2]&amp;&quot;:&quot;)" office:value-type="string">
            <text:p>slot_like_notify_singular:</text:p>
          </table:table-cell>
          <table:table-cell table:formula="of:=&quot;&quot;&quot;&quot;&amp;SUBSTITUTE(['Definition (DE)'.I5];&quot;{&quot;;&quot;%{&quot;)&amp;&quot;&quot;&quot;&quot;" office:value-type="string">
            <text:p>"%{USER} likes your Slot: %{TITLE}"</text:p>
          </table:table-cell>
        </table:table-row>
        <table:table-row table:style-name="ro2">
          <table:table-cell table:formula="of:=LOWER(['Definition (DE)'.C5]&amp;&quot;_&quot;&amp;['Definition (DE)'.D5]&amp;&quot;_&quot;&amp;['Definition (DE)'.$J$3]&amp;&quot;_&quot;&amp;['Definition (DE)'.$G$2]&amp;&quot;:&quot;)" office:value-type="string">
            <text:p>slot_like_push_singular:</text:p>
          </table:table-cell>
          <table:table-cell table:formula="of:=&quot;&quot;&quot;&quot;&amp;SUBSTITUTE(['Definition (DE)'.J5];&quot;{&quot;;&quot;%{&quot;)&amp;&quot;&quot;&quot;&quot;" office:value-type="string">
            <text:p>"%{USER} likes your Slot: %{TITLE}"</text:p>
          </table:table-cell>
        </table:table-row>
        <table:table-row table:style-name="ro2">
          <table:table-cell table:formula="of:=LOWER(['Definition (DE)'.C5]&amp;&quot;_&quot;&amp;['Definition (DE)'.D5]&amp;&quot;_&quot;&amp;['Definition (DE)'.$K$3]&amp;&quot;_&quot;&amp;['Definition (DE)'.$K$2]&amp;&quot;:&quot;)" office:value-type="string">
            <text:p>slot_like_activity_plural:</text:p>
          </table:table-cell>
          <table:table-cell table:formula="of:=&quot;&quot;&quot;&quot;&amp;SUBSTITUTE(['Definition (DE)'.K5];&quot;{&quot;;&quot;%{&quot;)&amp;&quot;&quot;&quot;&quot;" office:value-type="string">
            <text:p>"%{USER} and %{USER2} like this Slot."</text:p>
          </table:table-cell>
        </table:table-row>
        <table:table-row table:style-name="ro2">
          <table:table-cell table:formula="of:=LOWER(['Definition (DE)'.C5]&amp;&quot;_&quot;&amp;['Definition (DE)'.D5]&amp;&quot;_&quot;&amp;['Definition (DE)'.$L$3]&amp;&quot;_&quot;&amp;['Definition (DE)'.$K$2]&amp;&quot;:&quot;)" office:value-type="string">
            <text:p>slot_like_notify_plural:</text:p>
          </table:table-cell>
          <table:table-cell table:formula="of:=&quot;&quot;&quot;&quot;&amp;SUBSTITUTE(['Definition (DE)'.L5];&quot;{&quot;;&quot;%{&quot;)&amp;&quot;&quot;&quot;&quot;" office:value-type="string">
            <text:p>"%{USER} and %{USER2} like your Slot: %{TITLE}"</text:p>
          </table:table-cell>
        </table:table-row>
        <table:table-row table:style-name="ro2">
          <table:table-cell table:formula="of:=LOWER(['Definition (DE)'.C5]&amp;&quot;_&quot;&amp;['Definition (DE)'.D5]&amp;&quot;_&quot;&amp;['Definition (DE)'.$M$3]&amp;&quot;_&quot;&amp;['Definition (DE)'.$K$2]&amp;&quot;:&quot;)" office:value-type="string">
            <text:p>slot_like_push_plural:</text:p>
          </table:table-cell>
          <table:table-cell table:formula="of:=&quot;&quot;&quot;&quot;&amp;SUBSTITUTE(['Definition (DE)'.M5];&quot;{&quot;;&quot;%{&quot;)&amp;&quot;&quot;&quot;&quot;" office:value-type="string">
            <text:p>"%{USER} and %{USER2} like the Slot: %{TITLE}"</text:p>
          </table:table-cell>
        </table:table-row>
        <table:table-row table:style-name="ro2">
          <table:table-cell table:formula="of:=LOWER(['Definition (DE)'.C5]&amp;&quot;_&quot;&amp;['Definition (DE)'.D5]&amp;&quot;_&quot;&amp;['Definition (DE)'.$N$3]&amp;&quot;_&quot;&amp;['Definition (DE)'.$N$2]&amp;&quot;:&quot;)" office:value-type="string">
            <text:p>slot_like_activity_aggregate:</text:p>
          </table:table-cell>
          <table:table-cell table:formula="of:=&quot;&quot;&quot;&quot;&amp;SUBSTITUTE(['Definition (DE)'.N5];&quot;{&quot;;&quot;%{&quot;)&amp;&quot;&quot;&quot;&quot;" office:value-type="string">
            <text:p>"%{USER} and %{USERCOUNT} others like this Slot."</text:p>
          </table:table-cell>
        </table:table-row>
        <table:table-row table:style-name="ro2">
          <table:table-cell table:formula="of:=LOWER(['Definition (DE)'.C5]&amp;&quot;_&quot;&amp;['Definition (DE)'.D5]&amp;&quot;_&quot;&amp;['Definition (DE)'.$O$3]&amp;&quot;_&quot;&amp;['Definition (DE)'.$N$2]&amp;&quot;:&quot;)" office:value-type="string">
            <text:p>slot_like_notify_aggregate:</text:p>
          </table:table-cell>
          <table:table-cell table:formula="of:=&quot;&quot;&quot;&quot;&amp;SUBSTITUTE(['Definition (DE)'.O5];&quot;{&quot;;&quot;%{&quot;)&amp;&quot;&quot;&quot;&quot;" office:value-type="string">
            <text:p>"%{USER} and %{USERCOUNT} others like your Slot: %{TITLE}"</text:p>
          </table:table-cell>
        </table:table-row>
        <table:table-row table:style-name="ro2">
          <table:table-cell table:formula="of:=LOWER(['Definition (DE)'.C5]&amp;&quot;_&quot;&amp;['Definition (DE)'.D5]&amp;&quot;_&quot;&amp;['Definition (DE)'.$P$3]&amp;&quot;_&quot;&amp;['Definition (DE)'.$N$2]&amp;&quot;:&quot;)" office:value-type="string">
            <text:p>slot_like_push_aggregate:</text:p>
          </table:table-cell>
          <table:table-cell table:formula="of:=&quot;&quot;&quot;&quot;&amp;SUBSTITUTE(['Definition (DE)'.P5];&quot;{&quot;;&quot;%{&quot;)&amp;&quot;&quot;&quot;&quot;" office:value-type="string">
            <text:p>"%{USER} and %{USERCOUNT} others like the Slot: %{TITLE}"</text:p>
          </table:table-cell>
        </table:table-row>
        <table:table-row table:number-rows-repeated="1" table:style-name="ro5"/>
        <table:table-row table:style-name="ro2">
          <table:table-cell table:formula="of:=LOWER(['Definition (DE)'.C6]&amp;&quot;_&quot;&amp;['Definition (DE)'.D6]&amp;&quot;_&quot;&amp;['Definition (DE)'.$G$3]&amp;&quot;_&quot;&amp;['Definition (DE)'.$G$2]&amp;&quot;:&quot;)" office:value-type="string">
            <text:p>slot_slot_me_singular:</text:p>
          </table:table-cell>
          <table:table-cell table:formula="of:=&quot;&quot;&quot;&quot;&amp;SUBSTITUTE(['Definition (DE)'.G6];&quot;{&quot;;&quot;%{&quot;)&amp;&quot;&quot;&quot;&quot;" office:value-type="string">
            <text:p>"You added the Slot: %{TITLE}"</text:p>
          </table:table-cell>
        </table:table-row>
        <table:table-row table:style-name="ro2">
          <table:table-cell table:formula="of:=LOWER(['Definition (DE)'.C6]&amp;&quot;_&quot;&amp;['Definition (DE)'.D6]&amp;&quot;_&quot;&amp;['Definition (DE)'.$H$3]&amp;&quot;_&quot;&amp;['Definition (DE)'.$G$2]&amp;&quot;:&quot;)" office:value-type="string">
            <text:p>slot_slot_activity_singular:</text:p>
          </table:table-cell>
          <table:table-cell table:formula="of:=&quot;&quot;&quot;&quot;&amp;SUBSTITUTE(['Definition (DE)'.H6];&quot;{&quot;;&quot;%{&quot;)&amp;&quot;&quot;&quot;&quot;" office:value-type="string">
            <text:p>"%{USER} added this Slot."</text:p>
          </table:table-cell>
        </table:table-row>
        <table:table-row table:style-name="ro2">
          <table:table-cell table:formula="of:=LOWER(['Definition (DE)'.C6]&amp;&quot;_&quot;&amp;['Definition (DE)'.D6]&amp;&quot;_&quot;&amp;['Definition (DE)'.$I$3]&amp;&quot;_&quot;&amp;['Definition (DE)'.$G$2]&amp;&quot;:&quot;)" office:value-type="string">
            <text:p>slot_slot_notify_singular:</text:p>
          </table:table-cell>
          <table:table-cell table:formula="of:=&quot;&quot;&quot;&quot;&amp;SUBSTITUTE(['Definition (DE)'.I6];&quot;{&quot;;&quot;%{&quot;)&amp;&quot;&quot;&quot;&quot;" office:value-type="string">
            <text:p>""</text:p>
          </table:table-cell>
        </table:table-row>
        <table:table-row table:style-name="ro2">
          <table:table-cell table:formula="of:=LOWER(['Definition (DE)'.C6]&amp;&quot;_&quot;&amp;['Definition (DE)'.D6]&amp;&quot;_&quot;&amp;['Definition (DE)'.$J$3]&amp;&quot;_&quot;&amp;['Definition (DE)'.$G$2]&amp;&quot;:&quot;)" office:value-type="string">
            <text:p>slot_slot_push_singular:</text:p>
          </table:table-cell>
          <table:table-cell table:formula="of:=&quot;&quot;&quot;&quot;&amp;SUBSTITUTE(['Definition (DE)'.J6];&quot;{&quot;;&quot;%{&quot;)&amp;&quot;&quot;&quot;&quot;" office:value-type="string">
            <text:p>""</text:p>
          </table:table-cell>
        </table:table-row>
        <table:table-row table:style-name="ro2">
          <table:table-cell table:formula="of:=LOWER(['Definition (DE)'.C6]&amp;&quot;_&quot;&amp;['Definition (DE)'.D6]&amp;&quot;_&quot;&amp;['Definition (DE)'.$K$3]&amp;&quot;_&quot;&amp;['Definition (DE)'.$K$2]&amp;&quot;:&quot;)" office:value-type="string">
            <text:p>slot_slot_activity_plural:</text:p>
          </table:table-cell>
          <table:table-cell table:formula="of:=&quot;&quot;&quot;&quot;&amp;SUBSTITUTE(['Definition (DE)'.K6];&quot;{&quot;;&quot;%{&quot;)&amp;&quot;&quot;&quot;&quot;" office:value-type="string">
            <text:p>""</text:p>
          </table:table-cell>
        </table:table-row>
        <table:table-row table:style-name="ro2">
          <table:table-cell table:formula="of:=LOWER(['Definition (DE)'.C6]&amp;&quot;_&quot;&amp;['Definition (DE)'.D6]&amp;&quot;_&quot;&amp;['Definition (DE)'.$L$3]&amp;&quot;_&quot;&amp;['Definition (DE)'.$K$2]&amp;&quot;:&quot;)" office:value-type="string">
            <text:p>slot_slot_notify_plural:</text:p>
          </table:table-cell>
          <table:table-cell table:formula="of:=&quot;&quot;&quot;&quot;&amp;SUBSTITUTE(['Definition (DE)'.L6];&quot;{&quot;;&quot;%{&quot;)&amp;&quot;&quot;&quot;&quot;" office:value-type="string">
            <text:p>""</text:p>
          </table:table-cell>
        </table:table-row>
        <table:table-row table:style-name="ro2">
          <table:table-cell table:formula="of:=LOWER(['Definition (DE)'.C6]&amp;&quot;_&quot;&amp;['Definition (DE)'.D6]&amp;&quot;_&quot;&amp;['Definition (DE)'.$M$3]&amp;&quot;_&quot;&amp;['Definition (DE)'.$K$2]&amp;&quot;:&quot;)" office:value-type="string">
            <text:p>slot_slot_push_plural:</text:p>
          </table:table-cell>
          <table:table-cell table:formula="of:=&quot;&quot;&quot;&quot;&amp;SUBSTITUTE(['Definition (DE)'.M6];&quot;{&quot;;&quot;%{&quot;)&amp;&quot;&quot;&quot;&quot;" office:value-type="string">
            <text:p>""</text:p>
          </table:table-cell>
        </table:table-row>
        <table:table-row table:style-name="ro2">
          <table:table-cell table:formula="of:=LOWER(['Definition (DE)'.C6]&amp;&quot;_&quot;&amp;['Definition (DE)'.D6]&amp;&quot;_&quot;&amp;['Definition (DE)'.$N$3]&amp;&quot;_&quot;&amp;['Definition (DE)'.$N$2]&amp;&quot;:&quot;)" office:value-type="string">
            <text:p>slot_slot_activity_aggregate:</text:p>
          </table:table-cell>
          <table:table-cell table:formula="of:=&quot;&quot;&quot;&quot;&amp;SUBSTITUTE(['Definition (DE)'.N6];&quot;{&quot;;&quot;%{&quot;)&amp;&quot;&quot;&quot;&quot;" office:value-type="string">
            <text:p>""</text:p>
          </table:table-cell>
        </table:table-row>
        <table:table-row table:style-name="ro2">
          <table:table-cell table:formula="of:=LOWER(['Definition (DE)'.C6]&amp;&quot;_&quot;&amp;['Definition (DE)'.D6]&amp;&quot;_&quot;&amp;['Definition (DE)'.$O$3]&amp;&quot;_&quot;&amp;['Definition (DE)'.$N$2]&amp;&quot;:&quot;)" office:value-type="string">
            <text:p>slot_slot_notify_aggregate:</text:p>
          </table:table-cell>
          <table:table-cell table:formula="of:=&quot;&quot;&quot;&quot;&amp;SUBSTITUTE(['Definition (DE)'.O6];&quot;{&quot;;&quot;%{&quot;)&amp;&quot;&quot;&quot;&quot;" office:value-type="string">
            <text:p>""</text:p>
          </table:table-cell>
        </table:table-row>
        <table:table-row table:style-name="ro2">
          <table:table-cell table:formula="of:=LOWER(['Definition (DE)'.C6]&amp;&quot;_&quot;&amp;['Definition (DE)'.D6]&amp;&quot;_&quot;&amp;['Definition (DE)'.$P$3]&amp;&quot;_&quot;&amp;['Definition (DE)'.$N$2]&amp;&quot;:&quot;)" office:value-type="string">
            <text:p>slot_slot_push_aggregate:</text:p>
          </table:table-cell>
          <table:table-cell table:formula="of:=&quot;&quot;&quot;&quot;&amp;SUBSTITUTE(['Definition (DE)'.P6];&quot;{&quot;;&quot;%{&quot;)&amp;&quot;&quot;&quot;&quot;" office:value-type="string">
            <text:p>""</text:p>
          </table:table-cell>
        </table:table-row>
        <table:table-row table:number-rows-repeated="1" table:style-name="ro5"/>
        <table:table-row table:style-name="ro2">
          <table:table-cell table:formula="of:=LOWER(['Definition (DE)'.C7]&amp;&quot;_&quot;&amp;['Definition (DE)'.D7]&amp;&quot;_&quot;&amp;['Definition (DE)'.$G$3]&amp;&quot;_&quot;&amp;['Definition (DE)'.$G$2]&amp;&quot;:&quot;)" office:value-type="string">
            <text:p>slot_image_me_singular:</text:p>
          </table:table-cell>
          <table:table-cell table:formula="of:=&quot;&quot;&quot;&quot;&amp;SUBSTITUTE(['Definition (DE)'.G7];&quot;{&quot;;&quot;%{&quot;)&amp;&quot;&quot;&quot;&quot;" office:value-type="string">
            <text:p>"You added an image to the Slot: %{TITLE}"</text:p>
          </table:table-cell>
        </table:table-row>
        <table:table-row table:style-name="ro2">
          <table:table-cell table:formula="of:=LOWER(['Definition (DE)'.C7]&amp;&quot;_&quot;&amp;['Definition (DE)'.D7]&amp;&quot;_&quot;&amp;['Definition (DE)'.$H$3]&amp;&quot;_&quot;&amp;['Definition (DE)'.$G$2]&amp;&quot;:&quot;)" office:value-type="string">
            <text:p>slot_image_activity_singular:</text:p>
          </table:table-cell>
          <table:table-cell table:formula="of:=&quot;&quot;&quot;&quot;&amp;SUBSTITUTE(['Definition (DE)'.H7];&quot;{&quot;;&quot;%{&quot;)&amp;&quot;&quot;&quot;&quot;" office:value-type="string">
            <text:p>"%{USER} added an image to this Slot."</text:p>
          </table:table-cell>
        </table:table-row>
        <table:table-row table:style-name="ro2">
          <table:table-cell table:formula="of:=LOWER(['Definition (DE)'.C7]&amp;&quot;_&quot;&amp;['Definition (DE)'.D7]&amp;&quot;_&quot;&amp;['Definition (DE)'.$I$3]&amp;&quot;_&quot;&amp;['Definition (DE)'.$G$2]&amp;&quot;:&quot;)" office:value-type="string">
            <text:p>slot_image_notify_singular:</text:p>
          </table:table-cell>
          <table:table-cell table:formula="of:=&quot;&quot;&quot;&quot;&amp;SUBSTITUTE(['Definition (DE)'.I7];&quot;{&quot;;&quot;%{&quot;)&amp;&quot;&quot;&quot;&quot;" office:value-type="string">
            <text:p>"%{USER} added an image to your Slot: %{TITLE}"</text:p>
          </table:table-cell>
        </table:table-row>
        <table:table-row table:style-name="ro2">
          <table:table-cell table:formula="of:=LOWER(['Definition (DE)'.C7]&amp;&quot;_&quot;&amp;['Definition (DE)'.D7]&amp;&quot;_&quot;&amp;['Definition (DE)'.$J$3]&amp;&quot;_&quot;&amp;['Definition (DE)'.$G$2]&amp;&quot;:&quot;)" office:value-type="string">
            <text:p>slot_image_push_singular:</text:p>
          </table:table-cell>
          <table:table-cell table:formula="of:=&quot;&quot;&quot;&quot;&amp;SUBSTITUTE(['Definition (DE)'.J7];&quot;{&quot;;&quot;%{&quot;)&amp;&quot;&quot;&quot;&quot;" office:value-type="string">
            <text:p>"%{USER} added an image to the Slot: %{TITLE}"</text:p>
          </table:table-cell>
        </table:table-row>
        <table:table-row table:style-name="ro2">
          <table:table-cell table:formula="of:=LOWER(['Definition (DE)'.C7]&amp;&quot;_&quot;&amp;['Definition (DE)'.D7]&amp;&quot;_&quot;&amp;['Definition (DE)'.$K$3]&amp;&quot;_&quot;&amp;['Definition (DE)'.$K$2]&amp;&quot;:&quot;)" office:value-type="string">
            <text:p>slot_image_activity_plural:</text:p>
          </table:table-cell>
          <table:table-cell table:formula="of:=&quot;&quot;&quot;&quot;&amp;SUBSTITUTE(['Definition (DE)'.K7];&quot;{&quot;;&quot;%{&quot;)&amp;&quot;&quot;&quot;&quot;" office:value-type="string">
            <text:p>"%{USER} and %{USER2} added an image to this Slot."</text:p>
          </table:table-cell>
        </table:table-row>
        <table:table-row table:style-name="ro2">
          <table:table-cell table:formula="of:=LOWER(['Definition (DE)'.C7]&amp;&quot;_&quot;&amp;['Definition (DE)'.D7]&amp;&quot;_&quot;&amp;['Definition (DE)'.$L$3]&amp;&quot;_&quot;&amp;['Definition (DE)'.$K$2]&amp;&quot;:&quot;)" office:value-type="string">
            <text:p>slot_image_notify_plural:</text:p>
          </table:table-cell>
          <table:table-cell table:formula="of:=&quot;&quot;&quot;&quot;&amp;SUBSTITUTE(['Definition (DE)'.L7];&quot;{&quot;;&quot;%{&quot;)&amp;&quot;&quot;&quot;&quot;" office:value-type="string">
            <text:p>"%{USER} and %{USER2} added an image to your Slot: %{TITLE}"</text:p>
          </table:table-cell>
        </table:table-row>
        <table:table-row table:style-name="ro2">
          <table:table-cell table:formula="of:=LOWER(['Definition (DE)'.C7]&amp;&quot;_&quot;&amp;['Definition (DE)'.D7]&amp;&quot;_&quot;&amp;['Definition (DE)'.$M$3]&amp;&quot;_&quot;&amp;['Definition (DE)'.$K$2]&amp;&quot;:&quot;)" office:value-type="string">
            <text:p>slot_image_push_plural:</text:p>
          </table:table-cell>
          <table:table-cell table:formula="of:=&quot;&quot;&quot;&quot;&amp;SUBSTITUTE(['Definition (DE)'.M7];&quot;{&quot;;&quot;%{&quot;)&amp;&quot;&quot;&quot;&quot;" office:value-type="string">
            <text:p>"%{USER} and %{USER2} added an image to the Slot: %{TITLE}"</text:p>
          </table:table-cell>
        </table:table-row>
        <table:table-row table:style-name="ro2">
          <table:table-cell table:formula="of:=LOWER(['Definition (DE)'.C7]&amp;&quot;_&quot;&amp;['Definition (DE)'.D7]&amp;&quot;_&quot;&amp;['Definition (DE)'.$N$3]&amp;&quot;_&quot;&amp;['Definition (DE)'.$N$2]&amp;&quot;:&quot;)" office:value-type="string">
            <text:p>slot_image_activity_aggregate:</text:p>
          </table:table-cell>
          <table:table-cell table:formula="of:=&quot;&quot;&quot;&quot;&amp;SUBSTITUTE(['Definition (DE)'.N7];&quot;{&quot;;&quot;%{&quot;)&amp;&quot;&quot;&quot;&quot;" office:value-type="string">
            <text:p>"%{USER} and %{USERCOUNT} others added an image to this Slot."</text:p>
          </table:table-cell>
        </table:table-row>
        <table:table-row table:style-name="ro2">
          <table:table-cell table:formula="of:=LOWER(['Definition (DE)'.C7]&amp;&quot;_&quot;&amp;['Definition (DE)'.D7]&amp;&quot;_&quot;&amp;['Definition (DE)'.$O$3]&amp;&quot;_&quot;&amp;['Definition (DE)'.$N$2]&amp;&quot;:&quot;)" office:value-type="string">
            <text:p>slot_image_notify_aggregate:</text:p>
          </table:table-cell>
          <table:table-cell table:formula="of:=&quot;&quot;&quot;&quot;&amp;SUBSTITUTE(['Definition (DE)'.O7];&quot;{&quot;;&quot;%{&quot;)&amp;&quot;&quot;&quot;&quot;" office:value-type="string">
            <text:p>"%{USER} and %{USERCOUNT} others added an image to your Slot: %{TITLE}"</text:p>
          </table:table-cell>
        </table:table-row>
        <table:table-row table:style-name="ro2">
          <table:table-cell table:formula="of:=LOWER(['Definition (DE)'.C7]&amp;&quot;_&quot;&amp;['Definition (DE)'.D7]&amp;&quot;_&quot;&amp;['Definition (DE)'.$P$3]&amp;&quot;_&quot;&amp;['Definition (DE)'.$N$2]&amp;&quot;:&quot;)" office:value-type="string">
            <text:p>slot_image_push_aggregate:</text:p>
          </table:table-cell>
          <table:table-cell table:formula="of:=&quot;&quot;&quot;&quot;&amp;SUBSTITUTE(['Definition (DE)'.P7];&quot;{&quot;;&quot;%{&quot;)&amp;&quot;&quot;&quot;&quot;" office:value-type="string">
            <text:p>"%{USER} and %{USERCOUNT} others added an image to the Slot: %{TITLE}"</text:p>
          </table:table-cell>
        </table:table-row>
        <table:table-row table:number-rows-repeated="1" table:style-name="ro5"/>
        <table:table-row table:style-name="ro2">
          <table:table-cell table:formula="of:=LOWER(['Definition (DE)'.C8]&amp;&quot;_&quot;&amp;['Definition (DE)'.D8]&amp;&quot;_&quot;&amp;['Definition (DE)'.$G$3]&amp;&quot;_&quot;&amp;['Definition (DE)'.$G$2]&amp;&quot;:&quot;)" office:value-type="string">
            <text:p>slot_video_me_singular:</text:p>
          </table:table-cell>
          <table:table-cell table:formula="of:=&quot;&quot;&quot;&quot;&amp;SUBSTITUTE(['Definition (DE)'.G8];&quot;{&quot;;&quot;%{&quot;)&amp;&quot;&quot;&quot;&quot;" office:value-type="string">
            <text:p>"You added a video to the Slot: %{TITLE}"</text:p>
          </table:table-cell>
        </table:table-row>
        <table:table-row table:style-name="ro2">
          <table:table-cell table:formula="of:=LOWER(['Definition (DE)'.C8]&amp;&quot;_&quot;&amp;['Definition (DE)'.D8]&amp;&quot;_&quot;&amp;['Definition (DE)'.$H$3]&amp;&quot;_&quot;&amp;['Definition (DE)'.$G$2]&amp;&quot;:&quot;)" office:value-type="string">
            <text:p>slot_video_activity_singular:</text:p>
          </table:table-cell>
          <table:table-cell table:formula="of:=&quot;&quot;&quot;&quot;&amp;SUBSTITUTE(['Definition (DE)'.H8];&quot;{&quot;;&quot;%{&quot;)&amp;&quot;&quot;&quot;&quot;" office:value-type="string">
            <text:p>"%{USER} added a video to this Slot."</text:p>
          </table:table-cell>
        </table:table-row>
        <table:table-row table:style-name="ro2">
          <table:table-cell table:formula="of:=LOWER(['Definition (DE)'.C8]&amp;&quot;_&quot;&amp;['Definition (DE)'.D8]&amp;&quot;_&quot;&amp;['Definition (DE)'.$I$3]&amp;&quot;_&quot;&amp;['Definition (DE)'.$G$2]&amp;&quot;:&quot;)" office:value-type="string">
            <text:p>slot_video_notify_singular:</text:p>
          </table:table-cell>
          <table:table-cell table:formula="of:=&quot;&quot;&quot;&quot;&amp;SUBSTITUTE(['Definition (DE)'.I8];&quot;{&quot;;&quot;%{&quot;)&amp;&quot;&quot;&quot;&quot;" office:value-type="string">
            <text:p>"%{USER} added a video to your Slot: %{TITLE}"</text:p>
          </table:table-cell>
        </table:table-row>
        <table:table-row table:style-name="ro2">
          <table:table-cell table:formula="of:=LOWER(['Definition (DE)'.C8]&amp;&quot;_&quot;&amp;['Definition (DE)'.D8]&amp;&quot;_&quot;&amp;['Definition (DE)'.$J$3]&amp;&quot;_&quot;&amp;['Definition (DE)'.$G$2]&amp;&quot;:&quot;)" office:value-type="string">
            <text:p>slot_video_push_singular:</text:p>
          </table:table-cell>
          <table:table-cell table:formula="of:=&quot;&quot;&quot;&quot;&amp;SUBSTITUTE(['Definition (DE)'.J8];&quot;{&quot;;&quot;%{&quot;)&amp;&quot;&quot;&quot;&quot;" office:value-type="string">
            <text:p>"%{USER} added a video to the Slot: %{TITLE}"</text:p>
          </table:table-cell>
        </table:table-row>
        <table:table-row table:style-name="ro2">
          <table:table-cell table:formula="of:=LOWER(['Definition (DE)'.C8]&amp;&quot;_&quot;&amp;['Definition (DE)'.D8]&amp;&quot;_&quot;&amp;['Definition (DE)'.$K$3]&amp;&quot;_&quot;&amp;['Definition (DE)'.$K$2]&amp;&quot;:&quot;)" office:value-type="string">
            <text:p>slot_video_activity_plural:</text:p>
          </table:table-cell>
          <table:table-cell table:formula="of:=&quot;&quot;&quot;&quot;&amp;SUBSTITUTE(['Definition (DE)'.K8];&quot;{&quot;;&quot;%{&quot;)&amp;&quot;&quot;&quot;&quot;" office:value-type="string">
            <text:p>"%{USER} and %{USER2} added a video to this Slot."</text:p>
          </table:table-cell>
        </table:table-row>
        <table:table-row table:style-name="ro2">
          <table:table-cell table:formula="of:=LOWER(['Definition (DE)'.C8]&amp;&quot;_&quot;&amp;['Definition (DE)'.D8]&amp;&quot;_&quot;&amp;['Definition (DE)'.$L$3]&amp;&quot;_&quot;&amp;['Definition (DE)'.$K$2]&amp;&quot;:&quot;)" office:value-type="string">
            <text:p>slot_video_notify_plural:</text:p>
          </table:table-cell>
          <table:table-cell table:formula="of:=&quot;&quot;&quot;&quot;&amp;SUBSTITUTE(['Definition (DE)'.L8];&quot;{&quot;;&quot;%{&quot;)&amp;&quot;&quot;&quot;&quot;" office:value-type="string">
            <text:p>"%{USER} and %{USER2} added a video to your Slot: %{TITLE}"</text:p>
          </table:table-cell>
        </table:table-row>
        <table:table-row table:style-name="ro2">
          <table:table-cell table:formula="of:=LOWER(['Definition (DE)'.C8]&amp;&quot;_&quot;&amp;['Definition (DE)'.D8]&amp;&quot;_&quot;&amp;['Definition (DE)'.$M$3]&amp;&quot;_&quot;&amp;['Definition (DE)'.$K$2]&amp;&quot;:&quot;)" office:value-type="string">
            <text:p>slot_video_push_plural:</text:p>
          </table:table-cell>
          <table:table-cell table:formula="of:=&quot;&quot;&quot;&quot;&amp;SUBSTITUTE(['Definition (DE)'.M8];&quot;{&quot;;&quot;%{&quot;)&amp;&quot;&quot;&quot;&quot;" office:value-type="string">
            <text:p>"%{USER} and %{USER2} added a video to the Slot: %{TITLE}"</text:p>
          </table:table-cell>
        </table:table-row>
        <table:table-row table:style-name="ro2">
          <table:table-cell table:formula="of:=LOWER(['Definition (DE)'.C8]&amp;&quot;_&quot;&amp;['Definition (DE)'.D8]&amp;&quot;_&quot;&amp;['Definition (DE)'.$N$3]&amp;&quot;_&quot;&amp;['Definition (DE)'.$N$2]&amp;&quot;:&quot;)" office:value-type="string">
            <text:p>slot_video_activity_aggregate:</text:p>
          </table:table-cell>
          <table:table-cell table:formula="of:=&quot;&quot;&quot;&quot;&amp;SUBSTITUTE(['Definition (DE)'.N8];&quot;{&quot;;&quot;%{&quot;)&amp;&quot;&quot;&quot;&quot;" office:value-type="string">
            <text:p>"%{USER} and %{USERCOUNT} others added a video to this Slot."</text:p>
          </table:table-cell>
        </table:table-row>
        <table:table-row table:style-name="ro2">
          <table:table-cell table:formula="of:=LOWER(['Definition (DE)'.C8]&amp;&quot;_&quot;&amp;['Definition (DE)'.D8]&amp;&quot;_&quot;&amp;['Definition (DE)'.$O$3]&amp;&quot;_&quot;&amp;['Definition (DE)'.$N$2]&amp;&quot;:&quot;)" office:value-type="string">
            <text:p>slot_video_notify_aggregate:</text:p>
          </table:table-cell>
          <table:table-cell table:formula="of:=&quot;&quot;&quot;&quot;&amp;SUBSTITUTE(['Definition (DE)'.O8];&quot;{&quot;;&quot;%{&quot;)&amp;&quot;&quot;&quot;&quot;" office:value-type="string">
            <text:p>"%{USER} and %{USERCOUNT} others added a video to your Slot: %{TITLE}"</text:p>
          </table:table-cell>
        </table:table-row>
        <table:table-row table:style-name="ro2">
          <table:table-cell table:formula="of:=LOWER(['Definition (DE)'.C8]&amp;&quot;_&quot;&amp;['Definition (DE)'.D8]&amp;&quot;_&quot;&amp;['Definition (DE)'.$P$3]&amp;&quot;_&quot;&amp;['Definition (DE)'.$N$2]&amp;&quot;:&quot;)" office:value-type="string">
            <text:p>slot_video_push_aggregate:</text:p>
          </table:table-cell>
          <table:table-cell table:formula="of:=&quot;&quot;&quot;&quot;&amp;SUBSTITUTE(['Definition (DE)'.P8];&quot;{&quot;;&quot;%{&quot;)&amp;&quot;&quot;&quot;&quot;" office:value-type="string">
            <text:p>"%{USER} and %{USERCOUNT} others added a video to the Slot: %{TITLE}"</text:p>
          </table:table-cell>
        </table:table-row>
        <table:table-row table:number-rows-repeated="1" table:style-name="ro5"/>
        <table:table-row table:style-name="ro2">
          <table:table-cell table:formula="of:=LOWER(['Definition (DE)'.C9]&amp;&quot;_&quot;&amp;['Definition (DE)'.D9]&amp;&quot;_&quot;&amp;['Definition (DE)'.$G$3]&amp;&quot;_&quot;&amp;['Definition (DE)'.$G$2]&amp;&quot;:&quot;)" office:value-type="string">
            <text:p>slot_audio_me_singular:</text:p>
          </table:table-cell>
          <table:table-cell table:formula="of:=&quot;&quot;&quot;&quot;&amp;SUBSTITUTE(['Definition (DE)'.G9];&quot;{&quot;;&quot;%{&quot;)&amp;&quot;&quot;&quot;&quot;" office:value-type="string">
            <text:p>"You added an audio to the Slot: %{TITLE}"</text:p>
          </table:table-cell>
        </table:table-row>
        <table:table-row table:style-name="ro2">
          <table:table-cell table:formula="of:=LOWER(['Definition (DE)'.C9]&amp;&quot;_&quot;&amp;['Definition (DE)'.D9]&amp;&quot;_&quot;&amp;['Definition (DE)'.$H$3]&amp;&quot;_&quot;&amp;['Definition (DE)'.$G$2]&amp;&quot;:&quot;)" office:value-type="string">
            <text:p>slot_audio_activity_singular:</text:p>
          </table:table-cell>
          <table:table-cell table:formula="of:=&quot;&quot;&quot;&quot;&amp;SUBSTITUTE(['Definition (DE)'.H9];&quot;{&quot;;&quot;%{&quot;)&amp;&quot;&quot;&quot;&quot;" office:value-type="string">
            <text:p>"%{USER} added an audio to this Slot."</text:p>
          </table:table-cell>
        </table:table-row>
        <table:table-row table:style-name="ro2">
          <table:table-cell table:formula="of:=LOWER(['Definition (DE)'.C9]&amp;&quot;_&quot;&amp;['Definition (DE)'.D9]&amp;&quot;_&quot;&amp;['Definition (DE)'.$I$3]&amp;&quot;_&quot;&amp;['Definition (DE)'.$G$2]&amp;&quot;:&quot;)" office:value-type="string">
            <text:p>slot_audio_notify_singular:</text:p>
          </table:table-cell>
          <table:table-cell table:formula="of:=&quot;&quot;&quot;&quot;&amp;SUBSTITUTE(['Definition (DE)'.I9];&quot;{&quot;;&quot;%{&quot;)&amp;&quot;&quot;&quot;&quot;" office:value-type="string">
            <text:p>"%{USER} added an audio to your Slot: %{TITLE}"</text:p>
          </table:table-cell>
        </table:table-row>
        <table:table-row table:style-name="ro2">
          <table:table-cell table:formula="of:=LOWER(['Definition (DE)'.C9]&amp;&quot;_&quot;&amp;['Definition (DE)'.D9]&amp;&quot;_&quot;&amp;['Definition (DE)'.$J$3]&amp;&quot;_&quot;&amp;['Definition (DE)'.$G$2]&amp;&quot;:&quot;)" office:value-type="string">
            <text:p>slot_audio_push_singular:</text:p>
          </table:table-cell>
          <table:table-cell table:formula="of:=&quot;&quot;&quot;&quot;&amp;SUBSTITUTE(['Definition (DE)'.J9];&quot;{&quot;;&quot;%{&quot;)&amp;&quot;&quot;&quot;&quot;" office:value-type="string">
            <text:p>"%{USER} added an audio to the Slot: %{TITLE}"</text:p>
          </table:table-cell>
        </table:table-row>
        <table:table-row table:style-name="ro2">
          <table:table-cell table:formula="of:=LOWER(['Definition (DE)'.C9]&amp;&quot;_&quot;&amp;['Definition (DE)'.D9]&amp;&quot;_&quot;&amp;['Definition (DE)'.$K$3]&amp;&quot;_&quot;&amp;['Definition (DE)'.$K$2]&amp;&quot;:&quot;)" office:value-type="string">
            <text:p>slot_audio_activity_plural:</text:p>
          </table:table-cell>
          <table:table-cell table:formula="of:=&quot;&quot;&quot;&quot;&amp;SUBSTITUTE(['Definition (DE)'.K9];&quot;{&quot;;&quot;%{&quot;)&amp;&quot;&quot;&quot;&quot;" office:value-type="string">
            <text:p>"%{USER} and %{USER2} added an audio to this Slot."</text:p>
          </table:table-cell>
        </table:table-row>
        <table:table-row table:style-name="ro2">
          <table:table-cell table:formula="of:=LOWER(['Definition (DE)'.C9]&amp;&quot;_&quot;&amp;['Definition (DE)'.D9]&amp;&quot;_&quot;&amp;['Definition (DE)'.$L$3]&amp;&quot;_&quot;&amp;['Definition (DE)'.$K$2]&amp;&quot;:&quot;)" office:value-type="string">
            <text:p>slot_audio_notify_plural:</text:p>
          </table:table-cell>
          <table:table-cell table:formula="of:=&quot;&quot;&quot;&quot;&amp;SUBSTITUTE(['Definition (DE)'.L9];&quot;{&quot;;&quot;%{&quot;)&amp;&quot;&quot;&quot;&quot;" office:value-type="string">
            <text:p>"%{USER} and %{USER2} added an audio to your Slot: %{TITLE}"</text:p>
          </table:table-cell>
        </table:table-row>
        <table:table-row table:style-name="ro2">
          <table:table-cell table:formula="of:=LOWER(['Definition (DE)'.C9]&amp;&quot;_&quot;&amp;['Definition (DE)'.D9]&amp;&quot;_&quot;&amp;['Definition (DE)'.$M$3]&amp;&quot;_&quot;&amp;['Definition (DE)'.$K$2]&amp;&quot;:&quot;)" office:value-type="string">
            <text:p>slot_audio_push_plural:</text:p>
          </table:table-cell>
          <table:table-cell table:formula="of:=&quot;&quot;&quot;&quot;&amp;SUBSTITUTE(['Definition (DE)'.M9];&quot;{&quot;;&quot;%{&quot;)&amp;&quot;&quot;&quot;&quot;" office:value-type="string">
            <text:p>"%{USER} and %{USER2} added an audio to the Slot: %{TITLE}"</text:p>
          </table:table-cell>
        </table:table-row>
        <table:table-row table:style-name="ro2">
          <table:table-cell table:formula="of:=LOWER(['Definition (DE)'.C9]&amp;&quot;_&quot;&amp;['Definition (DE)'.D9]&amp;&quot;_&quot;&amp;['Definition (DE)'.$N$3]&amp;&quot;_&quot;&amp;['Definition (DE)'.$N$2]&amp;&quot;:&quot;)" office:value-type="string">
            <text:p>slot_audio_activity_aggregate:</text:p>
          </table:table-cell>
          <table:table-cell table:formula="of:=&quot;&quot;&quot;&quot;&amp;SUBSTITUTE(['Definition (DE)'.N9];&quot;{&quot;;&quot;%{&quot;)&amp;&quot;&quot;&quot;&quot;" office:value-type="string">
            <text:p>"%{USER} and %{USERCOUNT} others added an audio to this Slot."</text:p>
          </table:table-cell>
        </table:table-row>
        <table:table-row table:style-name="ro2">
          <table:table-cell table:formula="of:=LOWER(['Definition (DE)'.C9]&amp;&quot;_&quot;&amp;['Definition (DE)'.D9]&amp;&quot;_&quot;&amp;['Definition (DE)'.$O$3]&amp;&quot;_&quot;&amp;['Definition (DE)'.$N$2]&amp;&quot;:&quot;)" office:value-type="string">
            <text:p>slot_audio_notify_aggregate:</text:p>
          </table:table-cell>
          <table:table-cell table:formula="of:=&quot;&quot;&quot;&quot;&amp;SUBSTITUTE(['Definition (DE)'.O9];&quot;{&quot;;&quot;%{&quot;)&amp;&quot;&quot;&quot;&quot;" office:value-type="string">
            <text:p>"%{USER} and %{USERCOUNT} others added an audio to your Slot: %{TITLE}"</text:p>
          </table:table-cell>
        </table:table-row>
        <table:table-row table:style-name="ro2">
          <table:table-cell table:formula="of:=LOWER(['Definition (DE)'.C9]&amp;&quot;_&quot;&amp;['Definition (DE)'.D9]&amp;&quot;_&quot;&amp;['Definition (DE)'.$P$3]&amp;&quot;_&quot;&amp;['Definition (DE)'.$N$2]&amp;&quot;:&quot;)" office:value-type="string">
            <text:p>slot_audio_push_aggregate:</text:p>
          </table:table-cell>
          <table:table-cell table:formula="of:=&quot;&quot;&quot;&quot;&amp;SUBSTITUTE(['Definition (DE)'.P9];&quot;{&quot;;&quot;%{&quot;)&amp;&quot;&quot;&quot;&quot;" office:value-type="string">
            <text:p>"%{USER} and %{USERCOUNT} others added an audio to the Slot: %{TITLE}"</text:p>
          </table:table-cell>
        </table:table-row>
        <table:table-row table:number-rows-repeated="1" table:style-name="ro5"/>
        <table:table-row table:style-name="ro2">
          <table:table-cell table:formula="of:=LOWER(['Definition (DE)'.C10]&amp;&quot;_&quot;&amp;['Definition (DE)'.D10]&amp;&quot;_&quot;&amp;['Definition (DE)'.$G$3]&amp;&quot;_&quot;&amp;['Definition (DE)'.$G$2]&amp;&quot;:&quot;)" office:value-type="string">
            <text:p>slot_note_me_singular:</text:p>
          </table:table-cell>
          <table:table-cell table:formula="of:=&quot;&quot;&quot;&quot;&amp;SUBSTITUTE(['Definition (DE)'.G10];&quot;{&quot;;&quot;%{&quot;)&amp;&quot;&quot;&quot;&quot;" office:value-type="string">
            <text:p>"You added a note to the Slot: %{TITLE}"</text:p>
          </table:table-cell>
        </table:table-row>
        <table:table-row table:style-name="ro2">
          <table:table-cell table:formula="of:=LOWER(['Definition (DE)'.C10]&amp;&quot;_&quot;&amp;['Definition (DE)'.D10]&amp;&quot;_&quot;&amp;['Definition (DE)'.$H$3]&amp;&quot;_&quot;&amp;['Definition (DE)'.$G$2]&amp;&quot;:&quot;)" office:value-type="string">
            <text:p>slot_note_activity_singular:</text:p>
          </table:table-cell>
          <table:table-cell table:formula="of:=&quot;&quot;&quot;&quot;&amp;SUBSTITUTE(['Definition (DE)'.H10];&quot;{&quot;;&quot;%{&quot;)&amp;&quot;&quot;&quot;&quot;" office:value-type="string">
            <text:p>"%{USER} added a note to this Slot."</text:p>
          </table:table-cell>
        </table:table-row>
        <table:table-row table:style-name="ro2">
          <table:table-cell table:formula="of:=LOWER(['Definition (DE)'.C10]&amp;&quot;_&quot;&amp;['Definition (DE)'.D10]&amp;&quot;_&quot;&amp;['Definition (DE)'.$I$3]&amp;&quot;_&quot;&amp;['Definition (DE)'.$G$2]&amp;&quot;:&quot;)" office:value-type="string">
            <text:p>slot_note_notify_singular:</text:p>
          </table:table-cell>
          <table:table-cell table:formula="of:=&quot;&quot;&quot;&quot;&amp;SUBSTITUTE(['Definition (DE)'.I10];&quot;{&quot;;&quot;%{&quot;)&amp;&quot;&quot;&quot;&quot;" office:value-type="string">
            <text:p>"%{USER} added a note to your Slot: %{TITLE}"</text:p>
          </table:table-cell>
        </table:table-row>
        <table:table-row table:style-name="ro2">
          <table:table-cell table:formula="of:=LOWER(['Definition (DE)'.C10]&amp;&quot;_&quot;&amp;['Definition (DE)'.D10]&amp;&quot;_&quot;&amp;['Definition (DE)'.$J$3]&amp;&quot;_&quot;&amp;['Definition (DE)'.$G$2]&amp;&quot;:&quot;)" office:value-type="string">
            <text:p>slot_note_push_singular:</text:p>
          </table:table-cell>
          <table:table-cell table:formula="of:=&quot;&quot;&quot;&quot;&amp;SUBSTITUTE(['Definition (DE)'.J10];&quot;{&quot;;&quot;%{&quot;)&amp;&quot;&quot;&quot;&quot;" office:value-type="string">
            <text:p>"%{USER} added a note to the Slot: %{TITLE}"</text:p>
          </table:table-cell>
        </table:table-row>
        <table:table-row table:style-name="ro2">
          <table:table-cell table:formula="of:=LOWER(['Definition (DE)'.C10]&amp;&quot;_&quot;&amp;['Definition (DE)'.D10]&amp;&quot;_&quot;&amp;['Definition (DE)'.$K$3]&amp;&quot;_&quot;&amp;['Definition (DE)'.$K$2]&amp;&quot;:&quot;)" office:value-type="string">
            <text:p>slot_note_activity_plural:</text:p>
          </table:table-cell>
          <table:table-cell table:formula="of:=&quot;&quot;&quot;&quot;&amp;SUBSTITUTE(['Definition (DE)'.K10];&quot;{&quot;;&quot;%{&quot;)&amp;&quot;&quot;&quot;&quot;" office:value-type="string">
            <text:p>"%{USER} and %{USER2} added a note to this Slot."</text:p>
          </table:table-cell>
        </table:table-row>
        <table:table-row table:style-name="ro2">
          <table:table-cell table:formula="of:=LOWER(['Definition (DE)'.C10]&amp;&quot;_&quot;&amp;['Definition (DE)'.D10]&amp;&quot;_&quot;&amp;['Definition (DE)'.$L$3]&amp;&quot;_&quot;&amp;['Definition (DE)'.$K$2]&amp;&quot;:&quot;)" office:value-type="string">
            <text:p>slot_note_notify_plural:</text:p>
          </table:table-cell>
          <table:table-cell table:formula="of:=&quot;&quot;&quot;&quot;&amp;SUBSTITUTE(['Definition (DE)'.L10];&quot;{&quot;;&quot;%{&quot;)&amp;&quot;&quot;&quot;&quot;" office:value-type="string">
            <text:p>"%{USER} and %{USER2} added a note to your Slot: %{TITLE}"</text:p>
          </table:table-cell>
        </table:table-row>
        <table:table-row table:style-name="ro2">
          <table:table-cell table:formula="of:=LOWER(['Definition (DE)'.C10]&amp;&quot;_&quot;&amp;['Definition (DE)'.D10]&amp;&quot;_&quot;&amp;['Definition (DE)'.$M$3]&amp;&quot;_&quot;&amp;['Definition (DE)'.$K$2]&amp;&quot;:&quot;)" office:value-type="string">
            <text:p>slot_note_push_plural:</text:p>
          </table:table-cell>
          <table:table-cell table:formula="of:=&quot;&quot;&quot;&quot;&amp;SUBSTITUTE(['Definition (DE)'.M10];&quot;{&quot;;&quot;%{&quot;)&amp;&quot;&quot;&quot;&quot;" office:value-type="string">
            <text:p>"%{USER} and %{USER2} added a note to the Slot: %{TITLE}"</text:p>
          </table:table-cell>
        </table:table-row>
        <table:table-row table:style-name="ro2">
          <table:table-cell table:formula="of:=LOWER(['Definition (DE)'.C10]&amp;&quot;_&quot;&amp;['Definition (DE)'.D10]&amp;&quot;_&quot;&amp;['Definition (DE)'.$N$3]&amp;&quot;_&quot;&amp;['Definition (DE)'.$N$2]&amp;&quot;:&quot;)" office:value-type="string">
            <text:p>slot_note_activity_aggregate:</text:p>
          </table:table-cell>
          <table:table-cell table:formula="of:=&quot;&quot;&quot;&quot;&amp;SUBSTITUTE(['Definition (DE)'.N10];&quot;{&quot;;&quot;%{&quot;)&amp;&quot;&quot;&quot;&quot;" office:value-type="string">
            <text:p>"%{USER} and %{USERCOUNT} others added a note to this Slot."</text:p>
          </table:table-cell>
        </table:table-row>
        <table:table-row table:style-name="ro2">
          <table:table-cell table:formula="of:=LOWER(['Definition (DE)'.C10]&amp;&quot;_&quot;&amp;['Definition (DE)'.D10]&amp;&quot;_&quot;&amp;['Definition (DE)'.$O$3]&amp;&quot;_&quot;&amp;['Definition (DE)'.$N$2]&amp;&quot;:&quot;)" office:value-type="string">
            <text:p>slot_note_notify_aggregate:</text:p>
          </table:table-cell>
          <table:table-cell table:formula="of:=&quot;&quot;&quot;&quot;&amp;SUBSTITUTE(['Definition (DE)'.O10];&quot;{&quot;;&quot;%{&quot;)&amp;&quot;&quot;&quot;&quot;" office:value-type="string">
            <text:p>"%{USER} and %{USERCOUNT} others added a note to your Slot: %{TITLE}"</text:p>
          </table:table-cell>
        </table:table-row>
        <table:table-row table:style-name="ro2">
          <table:table-cell table:formula="of:=LOWER(['Definition (DE)'.C10]&amp;&quot;_&quot;&amp;['Definition (DE)'.D10]&amp;&quot;_&quot;&amp;['Definition (DE)'.$P$3]&amp;&quot;_&quot;&amp;['Definition (DE)'.$N$2]&amp;&quot;:&quot;)" office:value-type="string">
            <text:p>slot_note_push_aggregate:</text:p>
          </table:table-cell>
          <table:table-cell table:formula="of:=&quot;&quot;&quot;&quot;&amp;SUBSTITUTE(['Definition (DE)'.P10];&quot;{&quot;;&quot;%{&quot;)&amp;&quot;&quot;&quot;&quot;" office:value-type="string">
            <text:p>"%{USER} and %{USERCOUNT} others added a note to the Slot: %{TITLE}"</text:p>
          </table:table-cell>
        </table:table-row>
        <table:table-row table:number-rows-repeated="1" table:style-name="ro5"/>
        <table:table-row table:style-name="ro2">
          <table:table-cell table:formula="of:=LOWER(['Definition (DE)'.C11]&amp;&quot;_&quot;&amp;['Definition (DE)'.D11]&amp;&quot;_&quot;&amp;['Definition (DE)'.$G$3]&amp;&quot;_&quot;&amp;['Definition (DE)'.$G$2]&amp;&quot;:&quot;)" office:value-type="string">
            <text:p>slot_media_me_singular:</text:p>
          </table:table-cell>
          <table:table-cell table:formula="of:=&quot;&quot;&quot;&quot;&amp;SUBSTITUTE(['Definition (DE)'.G11];&quot;{&quot;;&quot;%{&quot;)&amp;&quot;&quot;&quot;&quot;" office:value-type="string">
            <text:p>"You added new media to the Slot: %{TITLE}"</text:p>
          </table:table-cell>
        </table:table-row>
        <table:table-row table:style-name="ro2">
          <table:table-cell table:formula="of:=LOWER(['Definition (DE)'.C11]&amp;&quot;_&quot;&amp;['Definition (DE)'.D11]&amp;&quot;_&quot;&amp;['Definition (DE)'.$H$3]&amp;&quot;_&quot;&amp;['Definition (DE)'.$G$2]&amp;&quot;:&quot;)" office:value-type="string">
            <text:p>slot_media_activity_singular:</text:p>
          </table:table-cell>
          <table:table-cell table:formula="of:=&quot;&quot;&quot;&quot;&amp;SUBSTITUTE(['Definition (DE)'.H11];&quot;{&quot;;&quot;%{&quot;)&amp;&quot;&quot;&quot;&quot;" office:value-type="string">
            <text:p>"%{USER} added new media to this Slot."</text:p>
          </table:table-cell>
        </table:table-row>
        <table:table-row table:style-name="ro2">
          <table:table-cell table:formula="of:=LOWER(['Definition (DE)'.C11]&amp;&quot;_&quot;&amp;['Definition (DE)'.D11]&amp;&quot;_&quot;&amp;['Definition (DE)'.$I$3]&amp;&quot;_&quot;&amp;['Definition (DE)'.$G$2]&amp;&quot;:&quot;)" office:value-type="string">
            <text:p>slot_media_notify_singular:</text:p>
          </table:table-cell>
          <table:table-cell table:formula="of:=&quot;&quot;&quot;&quot;&amp;SUBSTITUTE(['Definition (DE)'.I11];&quot;{&quot;;&quot;%{&quot;)&amp;&quot;&quot;&quot;&quot;" office:value-type="string">
            <text:p>"%{USER} added new media to your Slot: %{TITLE}"</text:p>
          </table:table-cell>
        </table:table-row>
        <table:table-row table:style-name="ro2">
          <table:table-cell table:formula="of:=LOWER(['Definition (DE)'.C11]&amp;&quot;_&quot;&amp;['Definition (DE)'.D11]&amp;&quot;_&quot;&amp;['Definition (DE)'.$J$3]&amp;&quot;_&quot;&amp;['Definition (DE)'.$G$2]&amp;&quot;:&quot;)" office:value-type="string">
            <text:p>slot_media_push_singular:</text:p>
          </table:table-cell>
          <table:table-cell table:formula="of:=&quot;&quot;&quot;&quot;&amp;SUBSTITUTE(['Definition (DE)'.J11];&quot;{&quot;;&quot;%{&quot;)&amp;&quot;&quot;&quot;&quot;" office:value-type="string">
            <text:p>"%{USER} added new media to the Slot: %{TITLE}"</text:p>
          </table:table-cell>
        </table:table-row>
        <table:table-row table:style-name="ro2">
          <table:table-cell table:formula="of:=LOWER(['Definition (DE)'.C11]&amp;&quot;_&quot;&amp;['Definition (DE)'.D11]&amp;&quot;_&quot;&amp;['Definition (DE)'.$K$3]&amp;&quot;_&quot;&amp;['Definition (DE)'.$K$2]&amp;&quot;:&quot;)" office:value-type="string">
            <text:p>slot_media_activity_plural:</text:p>
          </table:table-cell>
          <table:table-cell table:formula="of:=&quot;&quot;&quot;&quot;&amp;SUBSTITUTE(['Definition (DE)'.K11];&quot;{&quot;;&quot;%{&quot;)&amp;&quot;&quot;&quot;&quot;" office:value-type="string">
            <text:p>"%{USER} and %{USER2} added new media to this Slot."</text:p>
          </table:table-cell>
        </table:table-row>
        <table:table-row table:style-name="ro2">
          <table:table-cell table:formula="of:=LOWER(['Definition (DE)'.C11]&amp;&quot;_&quot;&amp;['Definition (DE)'.D11]&amp;&quot;_&quot;&amp;['Definition (DE)'.$L$3]&amp;&quot;_&quot;&amp;['Definition (DE)'.$K$2]&amp;&quot;:&quot;)" office:value-type="string">
            <text:p>slot_media_notify_plural:</text:p>
          </table:table-cell>
          <table:table-cell table:formula="of:=&quot;&quot;&quot;&quot;&amp;SUBSTITUTE(['Definition (DE)'.L11];&quot;{&quot;;&quot;%{&quot;)&amp;&quot;&quot;&quot;&quot;" office:value-type="string">
            <text:p>"%{USER} and %{USER2} added new media to your Slot: %{TITLE}"</text:p>
          </table:table-cell>
        </table:table-row>
        <table:table-row table:style-name="ro2">
          <table:table-cell table:formula="of:=LOWER(['Definition (DE)'.C11]&amp;&quot;_&quot;&amp;['Definition (DE)'.D11]&amp;&quot;_&quot;&amp;['Definition (DE)'.$M$3]&amp;&quot;_&quot;&amp;['Definition (DE)'.$K$2]&amp;&quot;:&quot;)" office:value-type="string">
            <text:p>slot_media_push_plural:</text:p>
          </table:table-cell>
          <table:table-cell table:formula="of:=&quot;&quot;&quot;&quot;&amp;SUBSTITUTE(['Definition (DE)'.M11];&quot;{&quot;;&quot;%{&quot;)&amp;&quot;&quot;&quot;&quot;" office:value-type="string">
            <text:p>"%{USER} and %{USER2} added new media to the Slot: %{TITLE}"</text:p>
          </table:table-cell>
        </table:table-row>
        <table:table-row table:style-name="ro2">
          <table:table-cell table:formula="of:=LOWER(['Definition (DE)'.C11]&amp;&quot;_&quot;&amp;['Definition (DE)'.D11]&amp;&quot;_&quot;&amp;['Definition (DE)'.$N$3]&amp;&quot;_&quot;&amp;['Definition (DE)'.$N$2]&amp;&quot;:&quot;)" office:value-type="string">
            <text:p>slot_media_activity_aggregate:</text:p>
          </table:table-cell>
          <table:table-cell table:formula="of:=&quot;&quot;&quot;&quot;&amp;SUBSTITUTE(['Definition (DE)'.N11];&quot;{&quot;;&quot;%{&quot;)&amp;&quot;&quot;&quot;&quot;" office:value-type="string">
            <text:p>"%{USER} and %{USERCOUNT} others added new media to this Slot."</text:p>
          </table:table-cell>
        </table:table-row>
        <table:table-row table:style-name="ro2">
          <table:table-cell table:formula="of:=LOWER(['Definition (DE)'.C11]&amp;&quot;_&quot;&amp;['Definition (DE)'.D11]&amp;&quot;_&quot;&amp;['Definition (DE)'.$O$3]&amp;&quot;_&quot;&amp;['Definition (DE)'.$N$2]&amp;&quot;:&quot;)" office:value-type="string">
            <text:p>slot_media_notify_aggregate:</text:p>
          </table:table-cell>
          <table:table-cell table:formula="of:=&quot;&quot;&quot;&quot;&amp;SUBSTITUTE(['Definition (DE)'.O11];&quot;{&quot;;&quot;%{&quot;)&amp;&quot;&quot;&quot;&quot;" office:value-type="string">
            <text:p>"%{USER} and %{USERCOUNT} others added new media to your Slot: %{TITLE}"</text:p>
          </table:table-cell>
        </table:table-row>
        <table:table-row table:style-name="ro2">
          <table:table-cell table:formula="of:=LOWER(['Definition (DE)'.C11]&amp;&quot;_&quot;&amp;['Definition (DE)'.D11]&amp;&quot;_&quot;&amp;['Definition (DE)'.$P$3]&amp;&quot;_&quot;&amp;['Definition (DE)'.$N$2]&amp;&quot;:&quot;)" office:value-type="string">
            <text:p>slot_media_push_aggregate:</text:p>
          </table:table-cell>
          <table:table-cell table:formula="of:=&quot;&quot;&quot;&quot;&amp;SUBSTITUTE(['Definition (DE)'.P11];&quot;{&quot;;&quot;%{&quot;)&amp;&quot;&quot;&quot;&quot;" office:value-type="string">
            <text:p>"%{USER} and %{USERCOUNT} others added new media to the Slot: %{TITLE}"</text:p>
          </table:table-cell>
        </table:table-row>
        <table:table-row table:number-rows-repeated="1" table:style-name="ro5"/>
        <table:table-row table:style-name="ro2">
          <table:table-cell table:formula="of:=LOWER(['Definition (DE)'.C12]&amp;&quot;_&quot;&amp;['Definition (DE)'.D12]&amp;&quot;_&quot;&amp;['Definition (DE)'.$G$3]&amp;&quot;_&quot;&amp;['Definition (DE)'.$G$2]&amp;&quot;:&quot;)" office:value-type="string">
            <text:p>slot_reslot_me_singular:</text:p>
          </table:table-cell>
          <table:table-cell table:formula="of:=&quot;&quot;&quot;&quot;&amp;SUBSTITUTE(['Definition (DE)'.G12];&quot;{&quot;;&quot;%{&quot;)&amp;&quot;&quot;&quot;&quot;" office:value-type="string">
            <text:p>"You reslotted the Slot: %{TITLE}"</text:p>
          </table:table-cell>
        </table:table-row>
        <table:table-row table:style-name="ro2">
          <table:table-cell table:formula="of:=LOWER(['Definition (DE)'.C12]&amp;&quot;_&quot;&amp;['Definition (DE)'.D12]&amp;&quot;_&quot;&amp;['Definition (DE)'.$H$3]&amp;&quot;_&quot;&amp;['Definition (DE)'.$G$2]&amp;&quot;:&quot;)" office:value-type="string">
            <text:p>slot_reslot_activity_singular:</text:p>
          </table:table-cell>
          <table:table-cell table:formula="of:=&quot;&quot;&quot;&quot;&amp;SUBSTITUTE(['Definition (DE)'.H12];&quot;{&quot;;&quot;%{&quot;)&amp;&quot;&quot;&quot;&quot;" office:value-type="string">
            <text:p>"%{USER} reslotted this Slot."</text:p>
          </table:table-cell>
        </table:table-row>
        <table:table-row table:style-name="ro2">
          <table:table-cell table:formula="of:=LOWER(['Definition (DE)'.C12]&amp;&quot;_&quot;&amp;['Definition (DE)'.D12]&amp;&quot;_&quot;&amp;['Definition (DE)'.$I$3]&amp;&quot;_&quot;&amp;['Definition (DE)'.$G$2]&amp;&quot;:&quot;)" office:value-type="string">
            <text:p>slot_reslot_notify_singular:</text:p>
          </table:table-cell>
          <table:table-cell table:formula="of:=&quot;&quot;&quot;&quot;&amp;SUBSTITUTE(['Definition (DE)'.I12];&quot;{&quot;;&quot;%{&quot;)&amp;&quot;&quot;&quot;&quot;" office:value-type="string">
            <text:p>"%{USER} reslotted your Slot: %{TITLE}"</text:p>
          </table:table-cell>
        </table:table-row>
        <table:table-row table:style-name="ro2">
          <table:table-cell table:formula="of:=LOWER(['Definition (DE)'.C12]&amp;&quot;_&quot;&amp;['Definition (DE)'.D12]&amp;&quot;_&quot;&amp;['Definition (DE)'.$J$3]&amp;&quot;_&quot;&amp;['Definition (DE)'.$G$2]&amp;&quot;:&quot;)" office:value-type="string">
            <text:p>slot_reslot_push_singular:</text:p>
          </table:table-cell>
          <table:table-cell table:formula="of:=&quot;&quot;&quot;&quot;&amp;SUBSTITUTE(['Definition (DE)'.J12];&quot;{&quot;;&quot;%{&quot;)&amp;&quot;&quot;&quot;&quot;" office:value-type="string">
            <text:p>"%{USER} reslotted the Slot: %{TITLE}"</text:p>
          </table:table-cell>
        </table:table-row>
        <table:table-row table:style-name="ro2">
          <table:table-cell table:formula="of:=LOWER(['Definition (DE)'.C12]&amp;&quot;_&quot;&amp;['Definition (DE)'.D12]&amp;&quot;_&quot;&amp;['Definition (DE)'.$K$3]&amp;&quot;_&quot;&amp;['Definition (DE)'.$K$2]&amp;&quot;:&quot;)" office:value-type="string">
            <text:p>slot_reslot_activity_plural:</text:p>
          </table:table-cell>
          <table:table-cell table:formula="of:=&quot;&quot;&quot;&quot;&amp;SUBSTITUTE(['Definition (DE)'.K12];&quot;{&quot;;&quot;%{&quot;)&amp;&quot;&quot;&quot;&quot;" office:value-type="string">
            <text:p>"%{USER} and %{USER2} reslotted this Slot."</text:p>
          </table:table-cell>
        </table:table-row>
        <table:table-row table:style-name="ro2">
          <table:table-cell table:formula="of:=LOWER(['Definition (DE)'.C12]&amp;&quot;_&quot;&amp;['Definition (DE)'.D12]&amp;&quot;_&quot;&amp;['Definition (DE)'.$L$3]&amp;&quot;_&quot;&amp;['Definition (DE)'.$K$2]&amp;&quot;:&quot;)" office:value-type="string">
            <text:p>slot_reslot_notify_plural:</text:p>
          </table:table-cell>
          <table:table-cell table:formula="of:=&quot;&quot;&quot;&quot;&amp;SUBSTITUTE(['Definition (DE)'.L12];&quot;{&quot;;&quot;%{&quot;)&amp;&quot;&quot;&quot;&quot;" office:value-type="string">
            <text:p>"%{USER} and %{USER2} reslotted your Slot: %{TITLE}"</text:p>
          </table:table-cell>
        </table:table-row>
        <table:table-row table:style-name="ro2">
          <table:table-cell table:formula="of:=LOWER(['Definition (DE)'.C12]&amp;&quot;_&quot;&amp;['Definition (DE)'.D12]&amp;&quot;_&quot;&amp;['Definition (DE)'.$M$3]&amp;&quot;_&quot;&amp;['Definition (DE)'.$K$2]&amp;&quot;:&quot;)" office:value-type="string">
            <text:p>slot_reslot_push_plural:</text:p>
          </table:table-cell>
          <table:table-cell table:formula="of:=&quot;&quot;&quot;&quot;&amp;SUBSTITUTE(['Definition (DE)'.M12];&quot;{&quot;;&quot;%{&quot;)&amp;&quot;&quot;&quot;&quot;" office:value-type="string">
            <text:p>"%{USER} and %{USER2} reslotted the Slot: %{TITLE}"</text:p>
          </table:table-cell>
        </table:table-row>
        <table:table-row table:style-name="ro2">
          <table:table-cell table:formula="of:=LOWER(['Definition (DE)'.C12]&amp;&quot;_&quot;&amp;['Definition (DE)'.D12]&amp;&quot;_&quot;&amp;['Definition (DE)'.$N$3]&amp;&quot;_&quot;&amp;['Definition (DE)'.$N$2]&amp;&quot;:&quot;)" office:value-type="string">
            <text:p>slot_reslot_activity_aggregate:</text:p>
          </table:table-cell>
          <table:table-cell table:formula="of:=&quot;&quot;&quot;&quot;&amp;SUBSTITUTE(['Definition (DE)'.N12];&quot;{&quot;;&quot;%{&quot;)&amp;&quot;&quot;&quot;&quot;" office:value-type="string">
            <text:p>"%{USER} and %{USERCOUNT} others reslotted this Slot."</text:p>
          </table:table-cell>
        </table:table-row>
        <table:table-row table:style-name="ro2">
          <table:table-cell table:formula="of:=LOWER(['Definition (DE)'.C12]&amp;&quot;_&quot;&amp;['Definition (DE)'.D12]&amp;&quot;_&quot;&amp;['Definition (DE)'.$O$3]&amp;&quot;_&quot;&amp;['Definition (DE)'.$N$2]&amp;&quot;:&quot;)" office:value-type="string">
            <text:p>slot_reslot_notify_aggregate:</text:p>
          </table:table-cell>
          <table:table-cell table:formula="of:=&quot;&quot;&quot;&quot;&amp;SUBSTITUTE(['Definition (DE)'.O12];&quot;{&quot;;&quot;%{&quot;)&amp;&quot;&quot;&quot;&quot;" office:value-type="string">
            <text:p>"%{USER} and %{USERCOUNT} others reslotted your Slot: %{TITLE}"</text:p>
          </table:table-cell>
        </table:table-row>
        <table:table-row table:style-name="ro2">
          <table:table-cell table:formula="of:=LOWER(['Definition (DE)'.C12]&amp;&quot;_&quot;&amp;['Definition (DE)'.D12]&amp;&quot;_&quot;&amp;['Definition (DE)'.$P$3]&amp;&quot;_&quot;&amp;['Definition (DE)'.$N$2]&amp;&quot;:&quot;)" office:value-type="string">
            <text:p>slot_reslot_push_aggregate:</text:p>
          </table:table-cell>
          <table:table-cell table:formula="of:=&quot;&quot;&quot;&quot;&amp;SUBSTITUTE(['Definition (DE)'.P12];&quot;{&quot;;&quot;%{&quot;)&amp;&quot;&quot;&quot;&quot;" office:value-type="string">
            <text:p>"%{USER} and %{USERCOUNT} others reslotted the Slot: %{TITLE}"</text:p>
          </table:table-cell>
        </table:table-row>
        <table:table-row table:number-rows-repeated="1" table:style-name="ro5"/>
        <table:table-row table:style-name="ro2">
          <table:table-cell table:formula="of:=LOWER(['Definition (DE)'.C13]&amp;&quot;_&quot;&amp;['Definition (DE)'.D13]&amp;&quot;_&quot;&amp;['Definition (DE)'.$G$3]&amp;&quot;_&quot;&amp;['Definition (DE)'.$G$2]&amp;&quot;:&quot;)" office:value-type="string">
            <text:p>user_friendship_me_singular:</text:p>
          </table:table-cell>
          <table:table-cell table:formula="of:=&quot;&quot;&quot;&quot;&amp;SUBSTITUTE(['Definition (DE)'.G13];&quot;{&quot;;&quot;%{&quot;)&amp;&quot;&quot;&quot;&quot;" office:value-type="string">
            <text:p>"You and %{USER2} are now friends"</text:p>
          </table:table-cell>
        </table:table-row>
        <table:table-row table:style-name="ro2">
          <table:table-cell table:formula="of:=LOWER(['Definition (DE)'.C13]&amp;&quot;_&quot;&amp;['Definition (DE)'.D13]&amp;&quot;_&quot;&amp;['Definition (DE)'.$H$3]&amp;&quot;_&quot;&amp;['Definition (DE)'.$G$2]&amp;&quot;:&quot;)" office:value-type="string">
            <text:p>user_friendship_activity_singular:</text:p>
          </table:table-cell>
          <table:table-cell table:formula="of:=&quot;&quot;&quot;&quot;&amp;SUBSTITUTE(['Definition (DE)'.H13];&quot;{&quot;;&quot;%{&quot;)&amp;&quot;&quot;&quot;&quot;" office:value-type="string">
            <text:p>""</text:p>
          </table:table-cell>
        </table:table-row>
        <table:table-row table:style-name="ro2">
          <table:table-cell table:formula="of:=LOWER(['Definition (DE)'.C13]&amp;&quot;_&quot;&amp;['Definition (DE)'.D13]&amp;&quot;_&quot;&amp;['Definition (DE)'.$I$3]&amp;&quot;_&quot;&amp;['Definition (DE)'.$G$2]&amp;&quot;:&quot;)" office:value-type="string">
            <text:p>user_friendship_notify_singular:</text:p>
          </table:table-cell>
          <table:table-cell table:formula="of:=&quot;&quot;&quot;&quot;&amp;SUBSTITUTE(['Definition (DE)'.I13];&quot;{&quot;;&quot;%{&quot;)&amp;&quot;&quot;&quot;&quot;" office:value-type="string">
            <text:p>"%{USER} and %{USER2} are now friends"</text:p>
          </table:table-cell>
        </table:table-row>
        <table:table-row table:style-name="ro2">
          <table:table-cell table:formula="of:=LOWER(['Definition (DE)'.C13]&amp;&quot;_&quot;&amp;['Definition (DE)'.D13]&amp;&quot;_&quot;&amp;['Definition (DE)'.$J$3]&amp;&quot;_&quot;&amp;['Definition (DE)'.$G$2]&amp;&quot;:&quot;)" office:value-type="string">
            <text:p>user_friendship_push_singular:</text:p>
          </table:table-cell>
          <table:table-cell table:formula="of:=&quot;&quot;&quot;&quot;&amp;SUBSTITUTE(['Definition (DE)'.J13];&quot;{&quot;;&quot;%{&quot;)&amp;&quot;&quot;&quot;&quot;" office:value-type="string">
            <text:p>"%{USER} has accepted your friend request"</text:p>
          </table:table-cell>
        </table:table-row>
        <table:table-row table:style-name="ro2">
          <table:table-cell table:formula="of:=LOWER(['Definition (DE)'.C13]&amp;&quot;_&quot;&amp;['Definition (DE)'.D13]&amp;&quot;_&quot;&amp;['Definition (DE)'.$K$3]&amp;&quot;_&quot;&amp;['Definition (DE)'.$K$2]&amp;&quot;:&quot;)" office:value-type="string">
            <text:p>user_friendship_activity_plural:</text:p>
          </table:table-cell>
          <table:table-cell table:formula="of:=&quot;&quot;&quot;&quot;&amp;SUBSTITUTE(['Definition (DE)'.K13];&quot;{&quot;;&quot;%{&quot;)&amp;&quot;&quot;&quot;&quot;" office:value-type="string">
            <text:p>"TODO-Plural-Activity-1"</text:p>
          </table:table-cell>
        </table:table-row>
        <table:table-row table:style-name="ro2">
          <table:table-cell table:formula="of:=LOWER(['Definition (DE)'.C13]&amp;&quot;_&quot;&amp;['Definition (DE)'.D13]&amp;&quot;_&quot;&amp;['Definition (DE)'.$L$3]&amp;&quot;_&quot;&amp;['Definition (DE)'.$K$2]&amp;&quot;:&quot;)" office:value-type="string">
            <text:p>user_friendship_notify_plural:</text:p>
          </table:table-cell>
          <table:table-cell table:formula="of:=&quot;&quot;&quot;&quot;&amp;SUBSTITUTE(['Definition (DE)'.L13];&quot;{&quot;;&quot;%{&quot;)&amp;&quot;&quot;&quot;&quot;" office:value-type="string">
            <text:p>"%{USER} and %{USER2} are now friends"</text:p>
          </table:table-cell>
        </table:table-row>
        <table:table-row table:style-name="ro2">
          <table:table-cell table:formula="of:=LOWER(['Definition (DE)'.C13]&amp;&quot;_&quot;&amp;['Definition (DE)'.D13]&amp;&quot;_&quot;&amp;['Definition (DE)'.$M$3]&amp;&quot;_&quot;&amp;['Definition (DE)'.$K$2]&amp;&quot;:&quot;)" office:value-type="string">
            <text:p>user_friendship_push_plural:</text:p>
          </table:table-cell>
          <table:table-cell table:formula="of:=&quot;&quot;&quot;&quot;&amp;SUBSTITUTE(['Definition (DE)'.M13];&quot;{&quot;;&quot;%{&quot;)&amp;&quot;&quot;&quot;&quot;" office:value-type="string">
            <text:p>"TODO-Plural-Push-1"</text:p>
          </table:table-cell>
        </table:table-row>
        <table:table-row table:style-name="ro2">
          <table:table-cell table:formula="of:=LOWER(['Definition (DE)'.C13]&amp;&quot;_&quot;&amp;['Definition (DE)'.D13]&amp;&quot;_&quot;&amp;['Definition (DE)'.$N$3]&amp;&quot;_&quot;&amp;['Definition (DE)'.$N$2]&amp;&quot;:&quot;)" office:value-type="string">
            <text:p>user_friendship_activity_aggregate:</text:p>
          </table:table-cell>
          <table:table-cell table:formula="of:=&quot;&quot;&quot;&quot;&amp;SUBSTITUTE(['Definition (DE)'.N13];&quot;{&quot;;&quot;%{&quot;)&amp;&quot;&quot;&quot;&quot;" office:value-type="string">
            <text:p>"TODO-Aggregate-Activity-1"</text:p>
          </table:table-cell>
        </table:table-row>
        <table:table-row table:style-name="ro2">
          <table:table-cell table:formula="of:=LOWER(['Definition (DE)'.C13]&amp;&quot;_&quot;&amp;['Definition (DE)'.D13]&amp;&quot;_&quot;&amp;['Definition (DE)'.$O$3]&amp;&quot;_&quot;&amp;['Definition (DE)'.$N$2]&amp;&quot;:&quot;)" office:value-type="string">
            <text:p>user_friendship_notify_aggregate:</text:p>
          </table:table-cell>
          <table:table-cell table:formula="of:=&quot;&quot;&quot;&quot;&amp;SUBSTITUTE(['Definition (DE)'.O13];&quot;{&quot;;&quot;%{&quot;)&amp;&quot;&quot;&quot;&quot;" office:value-type="string">
            <text:p>"TODO-Aggregate-Notify-1"</text:p>
          </table:table-cell>
        </table:table-row>
        <table:table-row table:style-name="ro2">
          <table:table-cell table:formula="of:=LOWER(['Definition (DE)'.C13]&amp;&quot;_&quot;&amp;['Definition (DE)'.D13]&amp;&quot;_&quot;&amp;['Definition (DE)'.$P$3]&amp;&quot;_&quot;&amp;['Definition (DE)'.$N$2]&amp;&quot;:&quot;)" office:value-type="string">
            <text:p>user_friendship_push_aggregate:</text:p>
          </table:table-cell>
          <table:table-cell table:formula="of:=&quot;&quot;&quot;&quot;&amp;SUBSTITUTE(['Definition (DE)'.P13];&quot;{&quot;;&quot;%{&quot;)&amp;&quot;&quot;&quot;&quot;" office:value-type="string">
            <text:p>"TODO-Aggregate-Push-1"</text:p>
          </table:table-cell>
        </table:table-row>
        <table:table-row table:number-rows-repeated="1" table:style-name="ro5"/>
        <table:table-row table:style-name="ro2">
          <table:table-cell table:formula="of:=LOWER(['Definition (DE)'.C14]&amp;&quot;_&quot;&amp;['Definition (DE)'.D14]&amp;&quot;_&quot;&amp;['Definition (DE)'.$G$3]&amp;&quot;_&quot;&amp;['Definition (DE)'.$G$2]&amp;&quot;:&quot;)" office:value-type="string">
            <text:p>group_membership_me_singular:</text:p>
          </table:table-cell>
          <table:table-cell table:formula="of:=&quot;&quot;&quot;&quot;&amp;SUBSTITUTE(['Definition (DE)'.G14];&quot;{&quot;;&quot;%{&quot;)&amp;&quot;&quot;&quot;&quot;" office:value-type="string">
            <text:p>"You joined the group: %{TITLE}"</text:p>
          </table:table-cell>
        </table:table-row>
        <table:table-row table:style-name="ro2">
          <table:table-cell table:formula="of:=LOWER(['Definition (DE)'.C14]&amp;&quot;_&quot;&amp;['Definition (DE)'.D14]&amp;&quot;_&quot;&amp;['Definition (DE)'.$H$3]&amp;&quot;_&quot;&amp;['Definition (DE)'.$G$2]&amp;&quot;:&quot;)" office:value-type="string">
            <text:p>group_membership_activity_singular:</text:p>
          </table:table-cell>
          <table:table-cell table:formula="of:=&quot;&quot;&quot;&quot;&amp;SUBSTITUTE(['Definition (DE)'.H14];&quot;{&quot;;&quot;%{&quot;)&amp;&quot;&quot;&quot;&quot;" office:value-type="string">
            <text:p>""</text:p>
          </table:table-cell>
        </table:table-row>
        <table:table-row table:style-name="ro2">
          <table:table-cell table:formula="of:=LOWER(['Definition (DE)'.C14]&amp;&quot;_&quot;&amp;['Definition (DE)'.D14]&amp;&quot;_&quot;&amp;['Definition (DE)'.$I$3]&amp;&quot;_&quot;&amp;['Definition (DE)'.$G$2]&amp;&quot;:&quot;)" office:value-type="string">
            <text:p>group_membership_notify_singular:</text:p>
          </table:table-cell>
          <table:table-cell table:formula="of:=&quot;&quot;&quot;&quot;&amp;SUBSTITUTE(['Definition (DE)'.I14];&quot;{&quot;;&quot;%{&quot;)&amp;&quot;&quot;&quot;&quot;" office:value-type="string">
            <text:p>"You joined the group: %{TITLE}"</text:p>
          </table:table-cell>
        </table:table-row>
        <table:table-row table:style-name="ro2">
          <table:table-cell table:formula="of:=LOWER(['Definition (DE)'.C14]&amp;&quot;_&quot;&amp;['Definition (DE)'.D14]&amp;&quot;_&quot;&amp;['Definition (DE)'.$J$3]&amp;&quot;_&quot;&amp;['Definition (DE)'.$G$2]&amp;&quot;:&quot;)" office:value-type="string">
            <text:p>group_membership_push_singular:</text:p>
          </table:table-cell>
          <table:table-cell table:formula="of:=&quot;&quot;&quot;&quot;&amp;SUBSTITUTE(['Definition (DE)'.J14];&quot;{&quot;;&quot;%{&quot;)&amp;&quot;&quot;&quot;&quot;" office:value-type="string">
            <text:p>"%{USER} has accepted your invitation to the group: %{TITLE}"</text:p>
          </table:table-cell>
        </table:table-row>
        <table:table-row table:style-name="ro2">
          <table:table-cell table:formula="of:=LOWER(['Definition (DE)'.C14]&amp;&quot;_&quot;&amp;['Definition (DE)'.D14]&amp;&quot;_&quot;&amp;['Definition (DE)'.$K$3]&amp;&quot;_&quot;&amp;['Definition (DE)'.$K$2]&amp;&quot;:&quot;)" office:value-type="string">
            <text:p>group_membership_activity_plural:</text:p>
          </table:table-cell>
          <table:table-cell table:formula="of:=&quot;&quot;&quot;&quot;&amp;SUBSTITUTE(['Definition (DE)'.K14];&quot;{&quot;;&quot;%{&quot;)&amp;&quot;&quot;&quot;&quot;" office:value-type="string">
            <text:p>"TODO-Plural-Activity-2"</text:p>
          </table:table-cell>
        </table:table-row>
        <table:table-row table:style-name="ro2">
          <table:table-cell table:formula="of:=LOWER(['Definition (DE)'.C14]&amp;&quot;_&quot;&amp;['Definition (DE)'.D14]&amp;&quot;_&quot;&amp;['Definition (DE)'.$L$3]&amp;&quot;_&quot;&amp;['Definition (DE)'.$K$2]&amp;&quot;:&quot;)" office:value-type="string">
            <text:p>group_membership_notify_plural:</text:p>
          </table:table-cell>
          <table:table-cell table:formula="of:=&quot;&quot;&quot;&quot;&amp;SUBSTITUTE(['Definition (DE)'.L14];&quot;{&quot;;&quot;%{&quot;)&amp;&quot;&quot;&quot;&quot;" office:value-type="string">
            <text:p>"TODO-Plural-Notify-2"</text:p>
          </table:table-cell>
        </table:table-row>
        <table:table-row table:style-name="ro2">
          <table:table-cell table:formula="of:=LOWER(['Definition (DE)'.C14]&amp;&quot;_&quot;&amp;['Definition (DE)'.D14]&amp;&quot;_&quot;&amp;['Definition (DE)'.$M$3]&amp;&quot;_&quot;&amp;['Definition (DE)'.$K$2]&amp;&quot;:&quot;)" office:value-type="string">
            <text:p>group_membership_push_plural:</text:p>
          </table:table-cell>
          <table:table-cell table:formula="of:=&quot;&quot;&quot;&quot;&amp;SUBSTITUTE(['Definition (DE)'.M14];&quot;{&quot;;&quot;%{&quot;)&amp;&quot;&quot;&quot;&quot;" office:value-type="string">
            <text:p>"TODO-Plural-Push-2"</text:p>
          </table:table-cell>
        </table:table-row>
        <table:table-row table:style-name="ro2">
          <table:table-cell table:formula="of:=LOWER(['Definition (DE)'.C14]&amp;&quot;_&quot;&amp;['Definition (DE)'.D14]&amp;&quot;_&quot;&amp;['Definition (DE)'.$N$3]&amp;&quot;_&quot;&amp;['Definition (DE)'.$N$2]&amp;&quot;:&quot;)" office:value-type="string">
            <text:p>group_membership_activity_aggregate:</text:p>
          </table:table-cell>
          <table:table-cell table:formula="of:=&quot;&quot;&quot;&quot;&amp;SUBSTITUTE(['Definition (DE)'.N14];&quot;{&quot;;&quot;%{&quot;)&amp;&quot;&quot;&quot;&quot;" office:value-type="string">
            <text:p>"TODO-Aggregate-Activity-2"</text:p>
          </table:table-cell>
        </table:table-row>
        <table:table-row table:style-name="ro2">
          <table:table-cell table:formula="of:=LOWER(['Definition (DE)'.C14]&amp;&quot;_&quot;&amp;['Definition (DE)'.D14]&amp;&quot;_&quot;&amp;['Definition (DE)'.$O$3]&amp;&quot;_&quot;&amp;['Definition (DE)'.$N$2]&amp;&quot;:&quot;)" office:value-type="string">
            <text:p>group_membership_notify_aggregate:</text:p>
          </table:table-cell>
          <table:table-cell table:formula="of:=&quot;&quot;&quot;&quot;&amp;SUBSTITUTE(['Definition (DE)'.O14];&quot;{&quot;;&quot;%{&quot;)&amp;&quot;&quot;&quot;&quot;" office:value-type="string">
            <text:p>"TODO-Aggregate-Notify-2"</text:p>
          </table:table-cell>
        </table:table-row>
        <table:table-row table:style-name="ro2">
          <table:table-cell table:formula="of:=LOWER(['Definition (DE)'.C14]&amp;&quot;_&quot;&amp;['Definition (DE)'.D14]&amp;&quot;_&quot;&amp;['Definition (DE)'.$P$3]&amp;&quot;_&quot;&amp;['Definition (DE)'.$N$2]&amp;&quot;:&quot;)" office:value-type="string">
            <text:p>group_membership_push_aggregate:</text:p>
          </table:table-cell>
          <table:table-cell table:formula="of:=&quot;&quot;&quot;&quot;&amp;SUBSTITUTE(['Definition (DE)'.P14];&quot;{&quot;;&quot;%{&quot;)&amp;&quot;&quot;&quot;&quot;" office:value-type="string">
            <text:p>"TODO-Aggregate-Push-2"</text:p>
          </table:table-cell>
        </table:table-row>
        <table:table-row table:number-rows-repeated="1" table:style-name="ro5"/>
        <table:table-row table:style-name="ro2">
          <table:table-cell table:formula="of:=LOWER(['Definition (DE)'.C15]&amp;&quot;_&quot;&amp;['Definition (DE)'.D15]&amp;&quot;_&quot;&amp;['Definition (DE)'.$G$3]&amp;&quot;_&quot;&amp;['Definition (DE)'.$G$2]&amp;&quot;:&quot;)" office:value-type="string">
            <text:p>slot_delete_me_singular:</text:p>
          </table:table-cell>
          <table:table-cell table:formula="of:=&quot;&quot;&quot;&quot;&amp;SUBSTITUTE(['Definition (DE)'.G15];&quot;{&quot;;&quot;%{&quot;)&amp;&quot;&quot;&quot;&quot;" office:value-type="string">
            <text:p>"You deleted the Slot: %{TITLE}"</text:p>
          </table:table-cell>
        </table:table-row>
        <table:table-row table:style-name="ro2">
          <table:table-cell table:formula="of:=LOWER(['Definition (DE)'.C15]&amp;&quot;_&quot;&amp;['Definition (DE)'.D15]&amp;&quot;_&quot;&amp;['Definition (DE)'.$H$3]&amp;&quot;_&quot;&amp;['Definition (DE)'.$G$2]&amp;&quot;:&quot;)" office:value-type="string">
            <text:p>slot_delete_activity_singular:</text:p>
          </table:table-cell>
          <table:table-cell table:formula="of:=&quot;&quot;&quot;&quot;&amp;SUBSTITUTE(['Definition (DE)'.H15];&quot;{&quot;;&quot;%{&quot;)&amp;&quot;&quot;&quot;&quot;" office:value-type="string">
            <text:p>""</text:p>
          </table:table-cell>
        </table:table-row>
        <table:table-row table:style-name="ro2">
          <table:table-cell table:formula="of:=LOWER(['Definition (DE)'.C15]&amp;&quot;_&quot;&amp;['Definition (DE)'.D15]&amp;&quot;_&quot;&amp;['Definition (DE)'.$I$3]&amp;&quot;_&quot;&amp;['Definition (DE)'.$G$2]&amp;&quot;:&quot;)" office:value-type="string">
            <text:p>slot_delete_notify_singular:</text:p>
          </table:table-cell>
          <table:table-cell table:formula="of:=&quot;&quot;&quot;&quot;&amp;SUBSTITUTE(['Definition (DE)'.I15];&quot;{&quot;;&quot;%{&quot;)&amp;&quot;&quot;&quot;&quot;" office:value-type="string">
            <text:p>"%{USER} deleted the Slot: %{TITLE}"</text:p>
          </table:table-cell>
        </table:table-row>
        <table:table-row table:style-name="ro2">
          <table:table-cell table:formula="of:=LOWER(['Definition (DE)'.C15]&amp;&quot;_&quot;&amp;['Definition (DE)'.D15]&amp;&quot;_&quot;&amp;['Definition (DE)'.$J$3]&amp;&quot;_&quot;&amp;['Definition (DE)'.$G$2]&amp;&quot;:&quot;)" office:value-type="string">
            <text:p>slot_delete_push_singular:</text:p>
          </table:table-cell>
          <table:table-cell table:formula="of:=&quot;&quot;&quot;&quot;&amp;SUBSTITUTE(['Definition (DE)'.J15];&quot;{&quot;;&quot;%{&quot;)&amp;&quot;&quot;&quot;&quot;" office:value-type="string">
            <text:p>"%{USER} deleted the Slot: %{TITLE}"</text:p>
          </table:table-cell>
        </table:table-row>
        <table:table-row table:style-name="ro2">
          <table:table-cell table:formula="of:=LOWER(['Definition (DE)'.C15]&amp;&quot;_&quot;&amp;['Definition (DE)'.D15]&amp;&quot;_&quot;&amp;['Definition (DE)'.$K$3]&amp;&quot;_&quot;&amp;['Definition (DE)'.$K$2]&amp;&quot;:&quot;)" office:value-type="string">
            <text:p>slot_delete_activity_plural:</text:p>
          </table:table-cell>
          <table:table-cell table:formula="of:=&quot;&quot;&quot;&quot;&amp;SUBSTITUTE(['Definition (DE)'.K15];&quot;{&quot;;&quot;%{&quot;)&amp;&quot;&quot;&quot;&quot;" office:value-type="string">
            <text:p>"TODO-Plural-Activity-3"</text:p>
          </table:table-cell>
        </table:table-row>
        <table:table-row table:style-name="ro2">
          <table:table-cell table:formula="of:=LOWER(['Definition (DE)'.C15]&amp;&quot;_&quot;&amp;['Definition (DE)'.D15]&amp;&quot;_&quot;&amp;['Definition (DE)'.$L$3]&amp;&quot;_&quot;&amp;['Definition (DE)'.$K$2]&amp;&quot;:&quot;)" office:value-type="string">
            <text:p>slot_delete_notify_plural:</text:p>
          </table:table-cell>
          <table:table-cell table:formula="of:=&quot;&quot;&quot;&quot;&amp;SUBSTITUTE(['Definition (DE)'.L15];&quot;{&quot;;&quot;%{&quot;)&amp;&quot;&quot;&quot;&quot;" office:value-type="string">
            <text:p>"TODO-Plural-Notify-3"</text:p>
          </table:table-cell>
        </table:table-row>
        <table:table-row table:style-name="ro2">
          <table:table-cell table:formula="of:=LOWER(['Definition (DE)'.C15]&amp;&quot;_&quot;&amp;['Definition (DE)'.D15]&amp;&quot;_&quot;&amp;['Definition (DE)'.$M$3]&amp;&quot;_&quot;&amp;['Definition (DE)'.$K$2]&amp;&quot;:&quot;)" office:value-type="string">
            <text:p>slot_delete_push_plural:</text:p>
          </table:table-cell>
          <table:table-cell table:formula="of:=&quot;&quot;&quot;&quot;&amp;SUBSTITUTE(['Definition (DE)'.M15];&quot;{&quot;;&quot;%{&quot;)&amp;&quot;&quot;&quot;&quot;" office:value-type="string">
            <text:p>"TODO-Plural-Push-3"</text:p>
          </table:table-cell>
        </table:table-row>
        <table:table-row table:style-name="ro2">
          <table:table-cell table:formula="of:=LOWER(['Definition (DE)'.C15]&amp;&quot;_&quot;&amp;['Definition (DE)'.D15]&amp;&quot;_&quot;&amp;['Definition (DE)'.$N$3]&amp;&quot;_&quot;&amp;['Definition (DE)'.$N$2]&amp;&quot;:&quot;)" office:value-type="string">
            <text:p>slot_delete_activity_aggregate:</text:p>
          </table:table-cell>
          <table:table-cell table:formula="of:=&quot;&quot;&quot;&quot;&amp;SUBSTITUTE(['Definition (DE)'.N15];&quot;{&quot;;&quot;%{&quot;)&amp;&quot;&quot;&quot;&quot;" office:value-type="string">
            <text:p>"TODO-Aggregate-Activity-3"</text:p>
          </table:table-cell>
        </table:table-row>
        <table:table-row table:style-name="ro2">
          <table:table-cell table:formula="of:=LOWER(['Definition (DE)'.C15]&amp;&quot;_&quot;&amp;['Definition (DE)'.D15]&amp;&quot;_&quot;&amp;['Definition (DE)'.$O$3]&amp;&quot;_&quot;&amp;['Definition (DE)'.$N$2]&amp;&quot;:&quot;)" office:value-type="string">
            <text:p>slot_delete_notify_aggregate:</text:p>
          </table:table-cell>
          <table:table-cell table:formula="of:=&quot;&quot;&quot;&quot;&amp;SUBSTITUTE(['Definition (DE)'.O15];&quot;{&quot;;&quot;%{&quot;)&amp;&quot;&quot;&quot;&quot;" office:value-type="string">
            <text:p>"TODO-Aggregate-Notify-3"</text:p>
          </table:table-cell>
        </table:table-row>
        <table:table-row table:style-name="ro2">
          <table:table-cell table:formula="of:=LOWER(['Definition (DE)'.C15]&amp;&quot;_&quot;&amp;['Definition (DE)'.D15]&amp;&quot;_&quot;&amp;['Definition (DE)'.$P$3]&amp;&quot;_&quot;&amp;['Definition (DE)'.$N$2]&amp;&quot;:&quot;)" office:value-type="string">
            <text:p>slot_delete_push_aggregate:</text:p>
          </table:table-cell>
          <table:table-cell table:formula="of:=&quot;&quot;&quot;&quot;&amp;SUBSTITUTE(['Definition (DE)'.P15];&quot;{&quot;;&quot;%{&quot;)&amp;&quot;&quot;&quot;&quot;" office:value-type="string">
            <text:p>"TODO-Aggregate-Push-3"</text:p>
          </table:table-cell>
        </table:table-row>
        <table:table-row table:number-rows-repeated="1" table:style-name="ro5"/>
        <table:table-row table:style-name="ro2">
          <table:table-cell table:formula="of:=LOWER(['Definition (DE)'.C16]&amp;&quot;_&quot;&amp;['Definition (DE)'.D16]&amp;&quot;_&quot;&amp;['Definition (DE)'.$G$3]&amp;&quot;_&quot;&amp;['Definition (DE)'.$G$2]&amp;&quot;:&quot;)" office:value-type="string">
            <text:p>slot_unslot_me_singular:</text:p>
          </table:table-cell>
          <table:table-cell table:formula="of:=&quot;&quot;&quot;&quot;&amp;SUBSTITUTE(['Definition (DE)'.G16];&quot;{&quot;;&quot;%{&quot;)&amp;&quot;&quot;&quot;&quot;" office:value-type="string">
            <text:p>"You removed the Reslot: %{TITLE}"</text:p>
          </table:table-cell>
        </table:table-row>
        <table:table-row table:style-name="ro2">
          <table:table-cell table:formula="of:=LOWER(['Definition (DE)'.C16]&amp;&quot;_&quot;&amp;['Definition (DE)'.D16]&amp;&quot;_&quot;&amp;['Definition (DE)'.$H$3]&amp;&quot;_&quot;&amp;['Definition (DE)'.$G$2]&amp;&quot;:&quot;)" office:value-type="string">
            <text:p>slot_unslot_activity_singular:</text:p>
          </table:table-cell>
          <table:table-cell table:formula="of:=&quot;&quot;&quot;&quot;&amp;SUBSTITUTE(['Definition (DE)'.H16];&quot;{&quot;;&quot;%{&quot;)&amp;&quot;&quot;&quot;&quot;" office:value-type="string">
            <text:p>""</text:p>
          </table:table-cell>
        </table:table-row>
        <table:table-row table:style-name="ro2">
          <table:table-cell table:formula="of:=LOWER(['Definition (DE)'.C16]&amp;&quot;_&quot;&amp;['Definition (DE)'.D16]&amp;&quot;_&quot;&amp;['Definition (DE)'.$I$3]&amp;&quot;_&quot;&amp;['Definition (DE)'.$G$2]&amp;&quot;:&quot;)" office:value-type="string">
            <text:p>slot_unslot_notify_singular:</text:p>
          </table:table-cell>
          <table:table-cell table:formula="of:=&quot;&quot;&quot;&quot;&amp;SUBSTITUTE(['Definition (DE)'.I16];&quot;{&quot;;&quot;%{&quot;)&amp;&quot;&quot;&quot;&quot;" office:value-type="string">
            <text:p>""</text:p>
          </table:table-cell>
        </table:table-row>
        <table:table-row table:style-name="ro2">
          <table:table-cell table:formula="of:=LOWER(['Definition (DE)'.C16]&amp;&quot;_&quot;&amp;['Definition (DE)'.D16]&amp;&quot;_&quot;&amp;['Definition (DE)'.$J$3]&amp;&quot;_&quot;&amp;['Definition (DE)'.$G$2]&amp;&quot;:&quot;)" office:value-type="string">
            <text:p>slot_unslot_push_singular:</text:p>
          </table:table-cell>
          <table:table-cell table:formula="of:=&quot;&quot;&quot;&quot;&amp;SUBSTITUTE(['Definition (DE)'.J16];&quot;{&quot;;&quot;%{&quot;)&amp;&quot;&quot;&quot;&quot;" office:value-type="string">
            <text:p>""</text:p>
          </table:table-cell>
        </table:table-row>
        <table:table-row table:style-name="ro2">
          <table:table-cell table:formula="of:=LOWER(['Definition (DE)'.C16]&amp;&quot;_&quot;&amp;['Definition (DE)'.D16]&amp;&quot;_&quot;&amp;['Definition (DE)'.$K$3]&amp;&quot;_&quot;&amp;['Definition (DE)'.$K$2]&amp;&quot;:&quot;)" office:value-type="string">
            <text:p>slot_unslot_activity_plural:</text:p>
          </table:table-cell>
          <table:table-cell table:formula="of:=&quot;&quot;&quot;&quot;&amp;SUBSTITUTE(['Definition (DE)'.K16];&quot;{&quot;;&quot;%{&quot;)&amp;&quot;&quot;&quot;&quot;" office:value-type="string">
            <text:p>"TODO-Plural-Activity-4"</text:p>
          </table:table-cell>
        </table:table-row>
        <table:table-row table:style-name="ro2">
          <table:table-cell table:formula="of:=LOWER(['Definition (DE)'.C16]&amp;&quot;_&quot;&amp;['Definition (DE)'.D16]&amp;&quot;_&quot;&amp;['Definition (DE)'.$L$3]&amp;&quot;_&quot;&amp;['Definition (DE)'.$K$2]&amp;&quot;:&quot;)" office:value-type="string">
            <text:p>slot_unslot_notify_plural:</text:p>
          </table:table-cell>
          <table:table-cell table:formula="of:=&quot;&quot;&quot;&quot;&amp;SUBSTITUTE(['Definition (DE)'.L16];&quot;{&quot;;&quot;%{&quot;)&amp;&quot;&quot;&quot;&quot;" office:value-type="string">
            <text:p>"TODO-Plural-Notify-4"</text:p>
          </table:table-cell>
        </table:table-row>
        <table:table-row table:style-name="ro2">
          <table:table-cell table:formula="of:=LOWER(['Definition (DE)'.C16]&amp;&quot;_&quot;&amp;['Definition (DE)'.D16]&amp;&quot;_&quot;&amp;['Definition (DE)'.$M$3]&amp;&quot;_&quot;&amp;['Definition (DE)'.$K$2]&amp;&quot;:&quot;)" office:value-type="string">
            <text:p>slot_unslot_push_plural:</text:p>
          </table:table-cell>
          <table:table-cell table:formula="of:=&quot;&quot;&quot;&quot;&amp;SUBSTITUTE(['Definition (DE)'.M16];&quot;{&quot;;&quot;%{&quot;)&amp;&quot;&quot;&quot;&quot;" office:value-type="string">
            <text:p>"TODO-Plural-Push-4"</text:p>
          </table:table-cell>
        </table:table-row>
        <table:table-row table:style-name="ro2">
          <table:table-cell table:formula="of:=LOWER(['Definition (DE)'.C16]&amp;&quot;_&quot;&amp;['Definition (DE)'.D16]&amp;&quot;_&quot;&amp;['Definition (DE)'.$N$3]&amp;&quot;_&quot;&amp;['Definition (DE)'.$N$2]&amp;&quot;:&quot;)" office:value-type="string">
            <text:p>slot_unslot_activity_aggregate:</text:p>
          </table:table-cell>
          <table:table-cell table:formula="of:=&quot;&quot;&quot;&quot;&amp;SUBSTITUTE(['Definition (DE)'.N16];&quot;{&quot;;&quot;%{&quot;)&amp;&quot;&quot;&quot;&quot;" office:value-type="string">
            <text:p>"TODO-Aggregate-Activity-4"</text:p>
          </table:table-cell>
        </table:table-row>
        <table:table-row table:style-name="ro2">
          <table:table-cell table:formula="of:=LOWER(['Definition (DE)'.C16]&amp;&quot;_&quot;&amp;['Definition (DE)'.D16]&amp;&quot;_&quot;&amp;['Definition (DE)'.$O$3]&amp;&quot;_&quot;&amp;['Definition (DE)'.$N$2]&amp;&quot;:&quot;)" office:value-type="string">
            <text:p>slot_unslot_notify_aggregate:</text:p>
          </table:table-cell>
          <table:table-cell table:formula="of:=&quot;&quot;&quot;&quot;&amp;SUBSTITUTE(['Definition (DE)'.O16];&quot;{&quot;;&quot;%{&quot;)&amp;&quot;&quot;&quot;&quot;" office:value-type="string">
            <text:p>"TODO-Aggregate-Notify-4"</text:p>
          </table:table-cell>
        </table:table-row>
        <table:table-row table:style-name="ro2">
          <table:table-cell table:formula="of:=LOWER(['Definition (DE)'.C16]&amp;&quot;_&quot;&amp;['Definition (DE)'.D16]&amp;&quot;_&quot;&amp;['Definition (DE)'.$P$3]&amp;&quot;_&quot;&amp;['Definition (DE)'.$N$2]&amp;&quot;:&quot;)" office:value-type="string">
            <text:p>slot_unslot_push_aggregate:</text:p>
          </table:table-cell>
          <table:table-cell table:formula="of:=&quot;&quot;&quot;&quot;&amp;SUBSTITUTE(['Definition (DE)'.P16];&quot;{&quot;;&quot;%{&quot;)&amp;&quot;&quot;&quot;&quot;" office:value-type="string">
            <text:p>"TODO-Aggregate-Push-4"</text:p>
          </table:table-cell>
        </table:table-row>
        <table:table-row table:number-rows-repeated="1" table:style-name="ro5"/>
        <table:table-row table:style-name="ro2">
          <table:table-cell table:formula="of:=LOWER(['Definition (DE)'.C17]&amp;&quot;_&quot;&amp;['Definition (DE)'.D17]&amp;&quot;_&quot;&amp;['Definition (DE)'.$G$3]&amp;&quot;_&quot;&amp;['Definition (DE)'.$G$2]&amp;&quot;:&quot;)" office:value-type="string">
            <text:p>user_request_me_singular:</text:p>
          </table:table-cell>
          <table:table-cell table:formula="of:=&quot;&quot;&quot;&quot;&amp;SUBSTITUTE(['Definition (DE)'.G17];&quot;{&quot;;&quot;%{&quot;)&amp;&quot;&quot;&quot;&quot;" office:value-type="string">
            <text:p>"You sent a friend request to %{USER2}"</text:p>
          </table:table-cell>
        </table:table-row>
        <table:table-row table:style-name="ro2">
          <table:table-cell table:formula="of:=LOWER(['Definition (DE)'.C17]&amp;&quot;_&quot;&amp;['Definition (DE)'.D17]&amp;&quot;_&quot;&amp;['Definition (DE)'.$H$3]&amp;&quot;_&quot;&amp;['Definition (DE)'.$G$2]&amp;&quot;:&quot;)" office:value-type="string">
            <text:p>user_request_activity_singular:</text:p>
          </table:table-cell>
          <table:table-cell table:formula="of:=&quot;&quot;&quot;&quot;&amp;SUBSTITUTE(['Definition (DE)'.H17];&quot;{&quot;;&quot;%{&quot;)&amp;&quot;&quot;&quot;&quot;" office:value-type="string">
            <text:p>""</text:p>
          </table:table-cell>
        </table:table-row>
        <table:table-row table:style-name="ro2">
          <table:table-cell table:formula="of:=LOWER(['Definition (DE)'.C17]&amp;&quot;_&quot;&amp;['Definition (DE)'.D17]&amp;&quot;_&quot;&amp;['Definition (DE)'.$I$3]&amp;&quot;_&quot;&amp;['Definition (DE)'.$G$2]&amp;&quot;:&quot;)" office:value-type="string">
            <text:p>user_request_notify_singular:</text:p>
          </table:table-cell>
          <table:table-cell table:formula="of:=&quot;&quot;&quot;&quot;&amp;SUBSTITUTE(['Definition (DE)'.I17];&quot;{&quot;;&quot;%{&quot;)&amp;&quot;&quot;&quot;&quot;" office:value-type="string">
            <text:p>"%{USER} sent a friend request to you"</text:p>
          </table:table-cell>
        </table:table-row>
        <table:table-row table:style-name="ro2">
          <table:table-cell table:formula="of:=LOWER(['Definition (DE)'.C17]&amp;&quot;_&quot;&amp;['Definition (DE)'.D17]&amp;&quot;_&quot;&amp;['Definition (DE)'.$J$3]&amp;&quot;_&quot;&amp;['Definition (DE)'.$G$2]&amp;&quot;:&quot;)" office:value-type="string">
            <text:p>user_request_push_singular:</text:p>
          </table:table-cell>
          <table:table-cell table:formula="of:=&quot;&quot;&quot;&quot;&amp;SUBSTITUTE(['Definition (DE)'.J17];&quot;{&quot;;&quot;%{&quot;)&amp;&quot;&quot;&quot;&quot;" office:value-type="string">
            <text:p>"%{USER} sent a friend request to you"</text:p>
          </table:table-cell>
        </table:table-row>
        <table:table-row table:style-name="ro2">
          <table:table-cell table:formula="of:=LOWER(['Definition (DE)'.C17]&amp;&quot;_&quot;&amp;['Definition (DE)'.D17]&amp;&quot;_&quot;&amp;['Definition (DE)'.$K$3]&amp;&quot;_&quot;&amp;['Definition (DE)'.$K$2]&amp;&quot;:&quot;)" office:value-type="string">
            <text:p>user_request_activity_plural:</text:p>
          </table:table-cell>
          <table:table-cell table:formula="of:=&quot;&quot;&quot;&quot;&amp;SUBSTITUTE(['Definition (DE)'.K17];&quot;{&quot;;&quot;%{&quot;)&amp;&quot;&quot;&quot;&quot;" office:value-type="string">
            <text:p>"TODO-Plural-Activity-5"</text:p>
          </table:table-cell>
        </table:table-row>
        <table:table-row table:style-name="ro2">
          <table:table-cell table:formula="of:=LOWER(['Definition (DE)'.C17]&amp;&quot;_&quot;&amp;['Definition (DE)'.D17]&amp;&quot;_&quot;&amp;['Definition (DE)'.$L$3]&amp;&quot;_&quot;&amp;['Definition (DE)'.$K$2]&amp;&quot;:&quot;)" office:value-type="string">
            <text:p>user_request_notify_plural:</text:p>
          </table:table-cell>
          <table:table-cell table:formula="of:=&quot;&quot;&quot;&quot;&amp;SUBSTITUTE(['Definition (DE)'.L17];&quot;{&quot;;&quot;%{&quot;)&amp;&quot;&quot;&quot;&quot;" office:value-type="string">
            <text:p>"TODO-Plural-Notify-5"</text:p>
          </table:table-cell>
        </table:table-row>
        <table:table-row table:style-name="ro2">
          <table:table-cell table:formula="of:=LOWER(['Definition (DE)'.C17]&amp;&quot;_&quot;&amp;['Definition (DE)'.D17]&amp;&quot;_&quot;&amp;['Definition (DE)'.$M$3]&amp;&quot;_&quot;&amp;['Definition (DE)'.$K$2]&amp;&quot;:&quot;)" office:value-type="string">
            <text:p>user_request_push_plural:</text:p>
          </table:table-cell>
          <table:table-cell table:formula="of:=&quot;&quot;&quot;&quot;&amp;SUBSTITUTE(['Definition (DE)'.M17];&quot;{&quot;;&quot;%{&quot;)&amp;&quot;&quot;&quot;&quot;" office:value-type="string">
            <text:p>"TODO-Plural-Push-5"</text:p>
          </table:table-cell>
        </table:table-row>
        <table:table-row table:style-name="ro2">
          <table:table-cell table:formula="of:=LOWER(['Definition (DE)'.C17]&amp;&quot;_&quot;&amp;['Definition (DE)'.D17]&amp;&quot;_&quot;&amp;['Definition (DE)'.$N$3]&amp;&quot;_&quot;&amp;['Definition (DE)'.$N$2]&amp;&quot;:&quot;)" office:value-type="string">
            <text:p>user_request_activity_aggregate:</text:p>
          </table:table-cell>
          <table:table-cell table:formula="of:=&quot;&quot;&quot;&quot;&amp;SUBSTITUTE(['Definition (DE)'.N17];&quot;{&quot;;&quot;%{&quot;)&amp;&quot;&quot;&quot;&quot;" office:value-type="string">
            <text:p>"TODO-Aggregate-Activity-5"</text:p>
          </table:table-cell>
        </table:table-row>
        <table:table-row table:style-name="ro2">
          <table:table-cell table:formula="of:=LOWER(['Definition (DE)'.C17]&amp;&quot;_&quot;&amp;['Definition (DE)'.D17]&amp;&quot;_&quot;&amp;['Definition (DE)'.$O$3]&amp;&quot;_&quot;&amp;['Definition (DE)'.$N$2]&amp;&quot;:&quot;)" office:value-type="string">
            <text:p>user_request_notify_aggregate:</text:p>
          </table:table-cell>
          <table:table-cell table:formula="of:=&quot;&quot;&quot;&quot;&amp;SUBSTITUTE(['Definition (DE)'.O17];&quot;{&quot;;&quot;%{&quot;)&amp;&quot;&quot;&quot;&quot;" office:value-type="string">
            <text:p>"TODO-Aggregate-Notify-5"</text:p>
          </table:table-cell>
        </table:table-row>
        <table:table-row table:style-name="ro2">
          <table:table-cell table:formula="of:=LOWER(['Definition (DE)'.C17]&amp;&quot;_&quot;&amp;['Definition (DE)'.D17]&amp;&quot;_&quot;&amp;['Definition (DE)'.$P$3]&amp;&quot;_&quot;&amp;['Definition (DE)'.$N$2]&amp;&quot;:&quot;)" office:value-type="string">
            <text:p>user_request_push_aggregate:</text:p>
          </table:table-cell>
          <table:table-cell table:formula="of:=&quot;&quot;&quot;&quot;&amp;SUBSTITUTE(['Definition (DE)'.P17];&quot;{&quot;;&quot;%{&quot;)&amp;&quot;&quot;&quot;&quot;" office:value-type="string">
            <text:p>"TODO-Aggregate-Push-5"</text:p>
          </table:table-cell>
        </table:table-row>
        <table:table-row table:number-rows-repeated="1" table:style-name="ro5"/>
        <table:table-row table:style-name="ro2">
          <table:table-cell table:formula="of:=LOWER(['Definition (DE)'.C18]&amp;&quot;_&quot;&amp;['Definition (DE)'.D18]&amp;&quot;_&quot;&amp;['Definition (DE)'.$G$3]&amp;&quot;_&quot;&amp;['Definition (DE)'.$G$2]&amp;&quot;:&quot;)" office:value-type="string">
            <text:p>slot_private_me_singular:</text:p>
          </table:table-cell>
          <table:table-cell table:formula="of:=&quot;&quot;&quot;&quot;&amp;SUBSTITUTE(['Definition (DE)'.G18];&quot;{&quot;;&quot;%{&quot;)&amp;&quot;&quot;&quot;&quot;" office:value-type="string">
            <text:p>"You unshared the Slot: %{TITLE}"</text:p>
          </table:table-cell>
        </table:table-row>
        <table:table-row table:style-name="ro2">
          <table:table-cell table:formula="of:=LOWER(['Definition (DE)'.C18]&amp;&quot;_&quot;&amp;['Definition (DE)'.D18]&amp;&quot;_&quot;&amp;['Definition (DE)'.$H$3]&amp;&quot;_&quot;&amp;['Definition (DE)'.$G$2]&amp;&quot;:&quot;)" office:value-type="string">
            <text:p>slot_private_activity_singular:</text:p>
          </table:table-cell>
          <table:table-cell table:formula="of:=&quot;&quot;&quot;&quot;&amp;SUBSTITUTE(['Definition (DE)'.H18];&quot;{&quot;;&quot;%{&quot;)&amp;&quot;&quot;&quot;&quot;" office:value-type="string">
            <text:p>""</text:p>
          </table:table-cell>
        </table:table-row>
        <table:table-row table:style-name="ro2">
          <table:table-cell table:formula="of:=LOWER(['Definition (DE)'.C18]&amp;&quot;_&quot;&amp;['Definition (DE)'.D18]&amp;&quot;_&quot;&amp;['Definition (DE)'.$I$3]&amp;&quot;_&quot;&amp;['Definition (DE)'.$G$2]&amp;&quot;:&quot;)" office:value-type="string">
            <text:p>slot_private_notify_singular:</text:p>
          </table:table-cell>
          <table:table-cell table:formula="of:=&quot;&quot;&quot;&quot;&amp;SUBSTITUTE(['Definition (DE)'.I18];&quot;{&quot;;&quot;%{&quot;)&amp;&quot;&quot;&quot;&quot;" office:value-type="string">
            <text:p>"%{USER} unshared the Slot: %{TITLE}"</text:p>
          </table:table-cell>
        </table:table-row>
        <table:table-row table:style-name="ro2">
          <table:table-cell table:formula="of:=LOWER(['Definition (DE)'.C18]&amp;&quot;_&quot;&amp;['Definition (DE)'.D18]&amp;&quot;_&quot;&amp;['Definition (DE)'.$J$3]&amp;&quot;_&quot;&amp;['Definition (DE)'.$G$2]&amp;&quot;:&quot;)" office:value-type="string">
            <text:p>slot_private_push_singular:</text:p>
          </table:table-cell>
          <table:table-cell table:formula="of:=&quot;&quot;&quot;&quot;&amp;SUBSTITUTE(['Definition (DE)'.J18];&quot;{&quot;;&quot;%{&quot;)&amp;&quot;&quot;&quot;&quot;" office:value-type="string">
            <text:p>"%{USER} unshared the Slot: %{TITLE}"</text:p>
          </table:table-cell>
        </table:table-row>
        <table:table-row table:style-name="ro2">
          <table:table-cell table:formula="of:=LOWER(['Definition (DE)'.C18]&amp;&quot;_&quot;&amp;['Definition (DE)'.D18]&amp;&quot;_&quot;&amp;['Definition (DE)'.$K$3]&amp;&quot;_&quot;&amp;['Definition (DE)'.$K$2]&amp;&quot;:&quot;)" office:value-type="string">
            <text:p>slot_private_activity_plural:</text:p>
          </table:table-cell>
          <table:table-cell table:formula="of:=&quot;&quot;&quot;&quot;&amp;SUBSTITUTE(['Definition (DE)'.K18];&quot;{&quot;;&quot;%{&quot;)&amp;&quot;&quot;&quot;&quot;" office:value-type="string">
            <text:p>"TODO-Plural-Activity-6"</text:p>
          </table:table-cell>
        </table:table-row>
        <table:table-row table:style-name="ro2">
          <table:table-cell table:formula="of:=LOWER(['Definition (DE)'.C18]&amp;&quot;_&quot;&amp;['Definition (DE)'.D18]&amp;&quot;_&quot;&amp;['Definition (DE)'.$L$3]&amp;&quot;_&quot;&amp;['Definition (DE)'.$K$2]&amp;&quot;:&quot;)" office:value-type="string">
            <text:p>slot_private_notify_plural:</text:p>
          </table:table-cell>
          <table:table-cell table:formula="of:=&quot;&quot;&quot;&quot;&amp;SUBSTITUTE(['Definition (DE)'.L18];&quot;{&quot;;&quot;%{&quot;)&amp;&quot;&quot;&quot;&quot;" office:value-type="string">
            <text:p>"TODO-Plural-Notify-6"</text:p>
          </table:table-cell>
        </table:table-row>
        <table:table-row table:style-name="ro2">
          <table:table-cell table:formula="of:=LOWER(['Definition (DE)'.C18]&amp;&quot;_&quot;&amp;['Definition (DE)'.D18]&amp;&quot;_&quot;&amp;['Definition (DE)'.$M$3]&amp;&quot;_&quot;&amp;['Definition (DE)'.$K$2]&amp;&quot;:&quot;)" office:value-type="string">
            <text:p>slot_private_push_plural:</text:p>
          </table:table-cell>
          <table:table-cell table:formula="of:=&quot;&quot;&quot;&quot;&amp;SUBSTITUTE(['Definition (DE)'.M18];&quot;{&quot;;&quot;%{&quot;)&amp;&quot;&quot;&quot;&quot;" office:value-type="string">
            <text:p>"TODO-Plural-Push-6"</text:p>
          </table:table-cell>
        </table:table-row>
        <table:table-row table:style-name="ro2">
          <table:table-cell table:formula="of:=LOWER(['Definition (DE)'.C18]&amp;&quot;_&quot;&amp;['Definition (DE)'.D18]&amp;&quot;_&quot;&amp;['Definition (DE)'.$N$3]&amp;&quot;_&quot;&amp;['Definition (DE)'.$N$2]&amp;&quot;:&quot;)" office:value-type="string">
            <text:p>slot_private_activity_aggregate:</text:p>
          </table:table-cell>
          <table:table-cell table:formula="of:=&quot;&quot;&quot;&quot;&amp;SUBSTITUTE(['Definition (DE)'.N18];&quot;{&quot;;&quot;%{&quot;)&amp;&quot;&quot;&quot;&quot;" office:value-type="string">
            <text:p>"TODO-Aggregate-Activity-6"</text:p>
          </table:table-cell>
        </table:table-row>
        <table:table-row table:style-name="ro2">
          <table:table-cell table:formula="of:=LOWER(['Definition (DE)'.C18]&amp;&quot;_&quot;&amp;['Definition (DE)'.D18]&amp;&quot;_&quot;&amp;['Definition (DE)'.$O$3]&amp;&quot;_&quot;&amp;['Definition (DE)'.$N$2]&amp;&quot;:&quot;)" office:value-type="string">
            <text:p>slot_private_notify_aggregate:</text:p>
          </table:table-cell>
          <table:table-cell table:formula="of:=&quot;&quot;&quot;&quot;&amp;SUBSTITUTE(['Definition (DE)'.O18];&quot;{&quot;;&quot;%{&quot;)&amp;&quot;&quot;&quot;&quot;" office:value-type="string">
            <text:p>"TODO-Aggregate-Notify-6"</text:p>
          </table:table-cell>
        </table:table-row>
        <table:table-row table:style-name="ro2">
          <table:table-cell table:formula="of:=LOWER(['Definition (DE)'.C18]&amp;&quot;_&quot;&amp;['Definition (DE)'.D18]&amp;&quot;_&quot;&amp;['Definition (DE)'.$P$3]&amp;&quot;_&quot;&amp;['Definition (DE)'.$N$2]&amp;&quot;:&quot;)" office:value-type="string">
            <text:p>slot_private_push_aggregate:</text:p>
          </table:table-cell>
          <table:table-cell table:formula="of:=&quot;&quot;&quot;&quot;&amp;SUBSTITUTE(['Definition (DE)'.P18];&quot;{&quot;;&quot;%{&quot;)&amp;&quot;&quot;&quot;&quot;" office:value-type="string">
            <text:p>"TODO-Aggregate-Push-6"</text:p>
          </table:table-cell>
        </table:table-row>
        <table:table-row table:number-rows-repeated="1" table:style-name="ro5"/>
        <table:table-row table:style-name="ro2">
          <table:table-cell table:formula="of:=LOWER(['Definition (DE)'.C19]&amp;&quot;_&quot;&amp;['Definition (DE)'.D19]&amp;&quot;_&quot;&amp;['Definition (DE)'.$G$3]&amp;&quot;_&quot;&amp;['Definition (DE)'.$G$2]&amp;&quot;:&quot;)" office:value-type="string">
            <text:p>slot_update_me_singular:</text:p>
          </table:table-cell>
          <table:table-cell table:formula="of:=&quot;&quot;&quot;&quot;&amp;SUBSTITUTE(['Definition (DE)'.G19];&quot;{&quot;;&quot;%{&quot;)&amp;&quot;&quot;&quot;&quot;" office:value-type="string">
            <text:p>"You changed the %{FIELD} from the Slot: %{TITLE}"</text:p>
          </table:table-cell>
        </table:table-row>
        <table:table-row table:style-name="ro2">
          <table:table-cell table:formula="of:=LOWER(['Definition (DE)'.C19]&amp;&quot;_&quot;&amp;['Definition (DE)'.D19]&amp;&quot;_&quot;&amp;['Definition (DE)'.$H$3]&amp;&quot;_&quot;&amp;['Definition (DE)'.$G$2]&amp;&quot;:&quot;)" office:value-type="string">
            <text:p>slot_update_activity_singular:</text:p>
          </table:table-cell>
          <table:table-cell table:formula="of:=&quot;&quot;&quot;&quot;&amp;SUBSTITUTE(['Definition (DE)'.H19];&quot;{&quot;;&quot;%{&quot;)&amp;&quot;&quot;&quot;&quot;" office:value-type="string">
            <text:p>"TODO-Singular-Activity-1"</text:p>
          </table:table-cell>
        </table:table-row>
        <table:table-row table:style-name="ro2">
          <table:table-cell table:formula="of:=LOWER(['Definition (DE)'.C19]&amp;&quot;_&quot;&amp;['Definition (DE)'.D19]&amp;&quot;_&quot;&amp;['Definition (DE)'.$I$3]&amp;&quot;_&quot;&amp;['Definition (DE)'.$G$2]&amp;&quot;:&quot;)" office:value-type="string">
            <text:p>slot_update_notify_singular:</text:p>
          </table:table-cell>
          <table:table-cell table:formula="of:=&quot;&quot;&quot;&quot;&amp;SUBSTITUTE(['Definition (DE)'.I19];&quot;{&quot;;&quot;%{&quot;)&amp;&quot;&quot;&quot;&quot;" office:value-type="string">
            <text:p>"TODO-Singular-Notify-1"</text:p>
          </table:table-cell>
        </table:table-row>
        <table:table-row table:style-name="ro2">
          <table:table-cell table:formula="of:=LOWER(['Definition (DE)'.C19]&amp;&quot;_&quot;&amp;['Definition (DE)'.D19]&amp;&quot;_&quot;&amp;['Definition (DE)'.$J$3]&amp;&quot;_&quot;&amp;['Definition (DE)'.$G$2]&amp;&quot;:&quot;)" office:value-type="string">
            <text:p>slot_update_push_singular:</text:p>
          </table:table-cell>
          <table:table-cell table:formula="of:=&quot;&quot;&quot;&quot;&amp;SUBSTITUTE(['Definition (DE)'.J19];&quot;{&quot;;&quot;%{&quot;)&amp;&quot;&quot;&quot;&quot;" office:value-type="string">
            <text:p>"TODO-Singular-Push-1"</text:p>
          </table:table-cell>
        </table:table-row>
        <table:table-row table:style-name="ro2">
          <table:table-cell table:formula="of:=LOWER(['Definition (DE)'.C19]&amp;&quot;_&quot;&amp;['Definition (DE)'.D19]&amp;&quot;_&quot;&amp;['Definition (DE)'.$K$3]&amp;&quot;_&quot;&amp;['Definition (DE)'.$K$2]&amp;&quot;:&quot;)" office:value-type="string">
            <text:p>slot_update_activity_plural:</text:p>
          </table:table-cell>
          <table:table-cell table:formula="of:=&quot;&quot;&quot;&quot;&amp;SUBSTITUTE(['Definition (DE)'.K19];&quot;{&quot;;&quot;%{&quot;)&amp;&quot;&quot;&quot;&quot;" office:value-type="string">
            <text:p>""</text:p>
          </table:table-cell>
        </table:table-row>
        <table:table-row table:style-name="ro2">
          <table:table-cell table:formula="of:=LOWER(['Definition (DE)'.C19]&amp;&quot;_&quot;&amp;['Definition (DE)'.D19]&amp;&quot;_&quot;&amp;['Definition (DE)'.$L$3]&amp;&quot;_&quot;&amp;['Definition (DE)'.$K$2]&amp;&quot;:&quot;)" office:value-type="string">
            <text:p>slot_update_notify_plural:</text:p>
          </table:table-cell>
          <table:table-cell table:formula="of:=&quot;&quot;&quot;&quot;&amp;SUBSTITUTE(['Definition (DE)'.L19];&quot;{&quot;;&quot;%{&quot;)&amp;&quot;&quot;&quot;&quot;" office:value-type="string">
            <text:p>""</text:p>
          </table:table-cell>
        </table:table-row>
        <table:table-row table:style-name="ro2">
          <table:table-cell table:formula="of:=LOWER(['Definition (DE)'.C19]&amp;&quot;_&quot;&amp;['Definition (DE)'.D19]&amp;&quot;_&quot;&amp;['Definition (DE)'.$M$3]&amp;&quot;_&quot;&amp;['Definition (DE)'.$K$2]&amp;&quot;:&quot;)" office:value-type="string">
            <text:p>slot_update_push_plural:</text:p>
          </table:table-cell>
          <table:table-cell table:formula="of:=&quot;&quot;&quot;&quot;&amp;SUBSTITUTE(['Definition (DE)'.M19];&quot;{&quot;;&quot;%{&quot;)&amp;&quot;&quot;&quot;&quot;" office:value-type="string">
            <text:p>""</text:p>
          </table:table-cell>
        </table:table-row>
        <table:table-row table:style-name="ro2">
          <table:table-cell table:formula="of:=LOWER(['Definition (DE)'.C19]&amp;&quot;_&quot;&amp;['Definition (DE)'.D19]&amp;&quot;_&quot;&amp;['Definition (DE)'.$N$3]&amp;&quot;_&quot;&amp;['Definition (DE)'.$N$2]&amp;&quot;:&quot;)" office:value-type="string">
            <text:p>slot_update_activity_aggregate:</text:p>
          </table:table-cell>
          <table:table-cell table:formula="of:=&quot;&quot;&quot;&quot;&amp;SUBSTITUTE(['Definition (DE)'.N19];&quot;{&quot;;&quot;%{&quot;)&amp;&quot;&quot;&quot;&quot;" office:value-type="string">
            <text:p>""</text:p>
          </table:table-cell>
        </table:table-row>
        <table:table-row table:style-name="ro2">
          <table:table-cell table:formula="of:=LOWER(['Definition (DE)'.C19]&amp;&quot;_&quot;&amp;['Definition (DE)'.D19]&amp;&quot;_&quot;&amp;['Definition (DE)'.$O$3]&amp;&quot;_&quot;&amp;['Definition (DE)'.$N$2]&amp;&quot;:&quot;)" office:value-type="string">
            <text:p>slot_update_notify_aggregate:</text:p>
          </table:table-cell>
          <table:table-cell table:formula="of:=&quot;&quot;&quot;&quot;&amp;SUBSTITUTE(['Definition (DE)'.O19];&quot;{&quot;;&quot;%{&quot;)&amp;&quot;&quot;&quot;&quot;" office:value-type="string">
            <text:p>""</text:p>
          </table:table-cell>
        </table:table-row>
        <table:table-row table:style-name="ro2">
          <table:table-cell table:formula="of:=LOWER(['Definition (DE)'.C19]&amp;&quot;_&quot;&amp;['Definition (DE)'.D19]&amp;&quot;_&quot;&amp;['Definition (DE)'.$P$3]&amp;&quot;_&quot;&amp;['Definition (DE)'.$N$2]&amp;&quot;:&quot;)" office:value-type="string">
            <text:p>slot_update_push_aggregate:</text:p>
          </table:table-cell>
          <table:table-cell table:formula="of:=&quot;&quot;&quot;&quot;&amp;SUBSTITUTE(['Definition (DE)'.P19];&quot;{&quot;;&quot;%{&quot;)&amp;&quot;&quot;&quot;&quot;" office:value-type="string">
            <text:p>""</text:p>
          </table:table-cell>
        </table:table-row>
        <table:table-row table:number-rows-repeated="1" table:style-name="ro5"/>
        <table:table-row table:style-name="ro2">
          <table:table-cell table:formula="of:=LOWER(['Definition (DE)'.C20]&amp;&quot;_&quot;&amp;['Definition (DE)'.D20]&amp;&quot;_&quot;&amp;['Definition (DE)'.$G$3]&amp;&quot;_&quot;&amp;['Definition (DE)'.$G$2]&amp;&quot;:&quot;)" office:value-type="string">
            <text:p>user_unfriend_me_singular:</text:p>
          </table:table-cell>
          <table:table-cell table:formula="of:=&quot;&quot;&quot;&quot;&amp;SUBSTITUTE(['Definition (DE)'.G20];&quot;{&quot;;&quot;%{&quot;)&amp;&quot;&quot;&quot;&quot;" office:value-type="string">
            <text:p>"You deleted the friendship with: %{USER2}"</text:p>
          </table:table-cell>
        </table:table-row>
        <table:table-row table:style-name="ro2">
          <table:table-cell table:formula="of:=LOWER(['Definition (DE)'.C20]&amp;&quot;_&quot;&amp;['Definition (DE)'.D20]&amp;&quot;_&quot;&amp;['Definition (DE)'.$H$3]&amp;&quot;_&quot;&amp;['Definition (DE)'.$G$2]&amp;&quot;:&quot;)" office:value-type="string">
            <text:p>user_unfriend_activity_singular:</text:p>
          </table:table-cell>
          <table:table-cell table:formula="of:=&quot;&quot;&quot;&quot;&amp;SUBSTITUTE(['Definition (DE)'.H20];&quot;{&quot;;&quot;%{&quot;)&amp;&quot;&quot;&quot;&quot;" office:value-type="string">
            <text:p>""</text:p>
          </table:table-cell>
        </table:table-row>
        <table:table-row table:style-name="ro2">
          <table:table-cell table:formula="of:=LOWER(['Definition (DE)'.C20]&amp;&quot;_&quot;&amp;['Definition (DE)'.D20]&amp;&quot;_&quot;&amp;['Definition (DE)'.$I$3]&amp;&quot;_&quot;&amp;['Definition (DE)'.$G$2]&amp;&quot;:&quot;)" office:value-type="string">
            <text:p>user_unfriend_notify_singular:</text:p>
          </table:table-cell>
          <table:table-cell table:formula="of:=&quot;&quot;&quot;&quot;&amp;SUBSTITUTE(['Definition (DE)'.I20];&quot;{&quot;;&quot;%{&quot;)&amp;&quot;&quot;&quot;&quot;" office:value-type="string">
            <text:p>""</text:p>
          </table:table-cell>
        </table:table-row>
        <table:table-row table:style-name="ro2">
          <table:table-cell table:formula="of:=LOWER(['Definition (DE)'.C20]&amp;&quot;_&quot;&amp;['Definition (DE)'.D20]&amp;&quot;_&quot;&amp;['Definition (DE)'.$J$3]&amp;&quot;_&quot;&amp;['Definition (DE)'.$G$2]&amp;&quot;:&quot;)" office:value-type="string">
            <text:p>user_unfriend_push_singular:</text:p>
          </table:table-cell>
          <table:table-cell table:formula="of:=&quot;&quot;&quot;&quot;&amp;SUBSTITUTE(['Definition (DE)'.J20];&quot;{&quot;;&quot;%{&quot;)&amp;&quot;&quot;&quot;&quot;" office:value-type="string">
            <text:p>""</text:p>
          </table:table-cell>
        </table:table-row>
        <table:table-row table:style-name="ro2">
          <table:table-cell table:formula="of:=LOWER(['Definition (DE)'.C20]&amp;&quot;_&quot;&amp;['Definition (DE)'.D20]&amp;&quot;_&quot;&amp;['Definition (DE)'.$K$3]&amp;&quot;_&quot;&amp;['Definition (DE)'.$K$2]&amp;&quot;:&quot;)" office:value-type="string">
            <text:p>user_unfriend_activity_plural:</text:p>
          </table:table-cell>
          <table:table-cell table:formula="of:=&quot;&quot;&quot;&quot;&amp;SUBSTITUTE(['Definition (DE)'.K20];&quot;{&quot;;&quot;%{&quot;)&amp;&quot;&quot;&quot;&quot;" office:value-type="string">
            <text:p>""</text:p>
          </table:table-cell>
        </table:table-row>
        <table:table-row table:style-name="ro2">
          <table:table-cell table:formula="of:=LOWER(['Definition (DE)'.C20]&amp;&quot;_&quot;&amp;['Definition (DE)'.D20]&amp;&quot;_&quot;&amp;['Definition (DE)'.$L$3]&amp;&quot;_&quot;&amp;['Definition (DE)'.$K$2]&amp;&quot;:&quot;)" office:value-type="string">
            <text:p>user_unfriend_notify_plural:</text:p>
          </table:table-cell>
          <table:table-cell table:formula="of:=&quot;&quot;&quot;&quot;&amp;SUBSTITUTE(['Definition (DE)'.L20];&quot;{&quot;;&quot;%{&quot;)&amp;&quot;&quot;&quot;&quot;" office:value-type="string">
            <text:p>""</text:p>
          </table:table-cell>
        </table:table-row>
        <table:table-row table:style-name="ro2">
          <table:table-cell table:formula="of:=LOWER(['Definition (DE)'.C20]&amp;&quot;_&quot;&amp;['Definition (DE)'.D20]&amp;&quot;_&quot;&amp;['Definition (DE)'.$M$3]&amp;&quot;_&quot;&amp;['Definition (DE)'.$K$2]&amp;&quot;:&quot;)" office:value-type="string">
            <text:p>user_unfriend_push_plural:</text:p>
          </table:table-cell>
          <table:table-cell table:formula="of:=&quot;&quot;&quot;&quot;&amp;SUBSTITUTE(['Definition (DE)'.M20];&quot;{&quot;;&quot;%{&quot;)&amp;&quot;&quot;&quot;&quot;" office:value-type="string">
            <text:p>""</text:p>
          </table:table-cell>
        </table:table-row>
        <table:table-row table:style-name="ro2">
          <table:table-cell table:formula="of:=LOWER(['Definition (DE)'.C20]&amp;&quot;_&quot;&amp;['Definition (DE)'.D20]&amp;&quot;_&quot;&amp;['Definition (DE)'.$N$3]&amp;&quot;_&quot;&amp;['Definition (DE)'.$N$2]&amp;&quot;:&quot;)" office:value-type="string">
            <text:p>user_unfriend_activity_aggregate:</text:p>
          </table:table-cell>
          <table:table-cell table:formula="of:=&quot;&quot;&quot;&quot;&amp;SUBSTITUTE(['Definition (DE)'.N20];&quot;{&quot;;&quot;%{&quot;)&amp;&quot;&quot;&quot;&quot;" office:value-type="string">
            <text:p>""</text:p>
          </table:table-cell>
        </table:table-row>
        <table:table-row table:style-name="ro2">
          <table:table-cell table:formula="of:=LOWER(['Definition (DE)'.C20]&amp;&quot;_&quot;&amp;['Definition (DE)'.D20]&amp;&quot;_&quot;&amp;['Definition (DE)'.$O$3]&amp;&quot;_&quot;&amp;['Definition (DE)'.$N$2]&amp;&quot;:&quot;)" office:value-type="string">
            <text:p>user_unfriend_notify_aggregate:</text:p>
          </table:table-cell>
          <table:table-cell table:formula="of:=&quot;&quot;&quot;&quot;&amp;SUBSTITUTE(['Definition (DE)'.O20];&quot;{&quot;;&quot;%{&quot;)&amp;&quot;&quot;&quot;&quot;" office:value-type="string">
            <text:p>""</text:p>
          </table:table-cell>
        </table:table-row>
        <table:table-row table:style-name="ro2">
          <table:table-cell table:formula="of:=LOWER(['Definition (DE)'.C20]&amp;&quot;_&quot;&amp;['Definition (DE)'.D20]&amp;&quot;_&quot;&amp;['Definition (DE)'.$P$3]&amp;&quot;_&quot;&amp;['Definition (DE)'.$N$2]&amp;&quot;:&quot;)" office:value-type="string">
            <text:p>user_unfriend_push_aggregate:</text:p>
          </table:table-cell>
          <table:table-cell table:formula="of:=&quot;&quot;&quot;&quot;&amp;SUBSTITUTE(['Definition (DE)'.P20];&quot;{&quot;;&quot;%{&quot;)&amp;&quot;&quot;&quot;&quot;" office:value-type="string">
            <text:p>""</text:p>
          </table:table-cell>
        </table:table-row>
        <table:table-row table:number-rows-repeated="1" table:style-name="ro5"/>
        <table:table-row table:style-name="ro2">
          <table:table-cell table:formula="of:=LOWER(['Definition (DE)'.C21]&amp;&quot;_&quot;&amp;['Definition (DE)'.D21]&amp;&quot;_&quot;&amp;['Definition (DE)'.$G$3]&amp;&quot;_&quot;&amp;['Definition (DE)'.$G$2]&amp;&quot;:&quot;)" office:value-type="string">
            <text:p>user_reject_me_singular:</text:p>
          </table:table-cell>
          <table:table-cell table:formula="of:=&quot;&quot;&quot;&quot;&amp;SUBSTITUTE(['Definition (DE)'.G21];&quot;{&quot;;&quot;%{&quot;)&amp;&quot;&quot;&quot;&quot;" office:value-type="string">
            <text:p>"You rejected a friend request from: %{USER2}"</text:p>
          </table:table-cell>
        </table:table-row>
        <table:table-row table:style-name="ro2">
          <table:table-cell table:formula="of:=LOWER(['Definition (DE)'.C21]&amp;&quot;_&quot;&amp;['Definition (DE)'.D21]&amp;&quot;_&quot;&amp;['Definition (DE)'.$H$3]&amp;&quot;_&quot;&amp;['Definition (DE)'.$G$2]&amp;&quot;:&quot;)" office:value-type="string">
            <text:p>user_reject_activity_singular:</text:p>
          </table:table-cell>
          <table:table-cell table:formula="of:=&quot;&quot;&quot;&quot;&amp;SUBSTITUTE(['Definition (DE)'.H21];&quot;{&quot;;&quot;%{&quot;)&amp;&quot;&quot;&quot;&quot;" office:value-type="string">
            <text:p>""</text:p>
          </table:table-cell>
        </table:table-row>
        <table:table-row table:style-name="ro2">
          <table:table-cell table:formula="of:=LOWER(['Definition (DE)'.C21]&amp;&quot;_&quot;&amp;['Definition (DE)'.D21]&amp;&quot;_&quot;&amp;['Definition (DE)'.$I$3]&amp;&quot;_&quot;&amp;['Definition (DE)'.$G$2]&amp;&quot;:&quot;)" office:value-type="string">
            <text:p>user_reject_notify_singular:</text:p>
          </table:table-cell>
          <table:table-cell table:formula="of:=&quot;&quot;&quot;&quot;&amp;SUBSTITUTE(['Definition (DE)'.I21];&quot;{&quot;;&quot;%{&quot;)&amp;&quot;&quot;&quot;&quot;" office:value-type="string">
            <text:p>""</text:p>
          </table:table-cell>
        </table:table-row>
        <table:table-row table:style-name="ro2">
          <table:table-cell table:formula="of:=LOWER(['Definition (DE)'.C21]&amp;&quot;_&quot;&amp;['Definition (DE)'.D21]&amp;&quot;_&quot;&amp;['Definition (DE)'.$J$3]&amp;&quot;_&quot;&amp;['Definition (DE)'.$G$2]&amp;&quot;:&quot;)" office:value-type="string">
            <text:p>user_reject_push_singular:</text:p>
          </table:table-cell>
          <table:table-cell table:formula="of:=&quot;&quot;&quot;&quot;&amp;SUBSTITUTE(['Definition (DE)'.J21];&quot;{&quot;;&quot;%{&quot;)&amp;&quot;&quot;&quot;&quot;" office:value-type="string">
            <text:p>""</text:p>
          </table:table-cell>
        </table:table-row>
        <table:table-row table:style-name="ro2">
          <table:table-cell table:formula="of:=LOWER(['Definition (DE)'.C21]&amp;&quot;_&quot;&amp;['Definition (DE)'.D21]&amp;&quot;_&quot;&amp;['Definition (DE)'.$K$3]&amp;&quot;_&quot;&amp;['Definition (DE)'.$K$2]&amp;&quot;:&quot;)" office:value-type="string">
            <text:p>user_reject_activity_plural:</text:p>
          </table:table-cell>
          <table:table-cell table:formula="of:=&quot;&quot;&quot;&quot;&amp;SUBSTITUTE(['Definition (DE)'.K21];&quot;{&quot;;&quot;%{&quot;)&amp;&quot;&quot;&quot;&quot;" office:value-type="string">
            <text:p>""</text:p>
          </table:table-cell>
        </table:table-row>
        <table:table-row table:style-name="ro2">
          <table:table-cell table:formula="of:=LOWER(['Definition (DE)'.C21]&amp;&quot;_&quot;&amp;['Definition (DE)'.D21]&amp;&quot;_&quot;&amp;['Definition (DE)'.$L$3]&amp;&quot;_&quot;&amp;['Definition (DE)'.$K$2]&amp;&quot;:&quot;)" office:value-type="string">
            <text:p>user_reject_notify_plural:</text:p>
          </table:table-cell>
          <table:table-cell table:formula="of:=&quot;&quot;&quot;&quot;&amp;SUBSTITUTE(['Definition (DE)'.L21];&quot;{&quot;;&quot;%{&quot;)&amp;&quot;&quot;&quot;&quot;" office:value-type="string">
            <text:p>""</text:p>
          </table:table-cell>
        </table:table-row>
        <table:table-row table:style-name="ro2">
          <table:table-cell table:formula="of:=LOWER(['Definition (DE)'.C21]&amp;&quot;_&quot;&amp;['Definition (DE)'.D21]&amp;&quot;_&quot;&amp;['Definition (DE)'.$M$3]&amp;&quot;_&quot;&amp;['Definition (DE)'.$K$2]&amp;&quot;:&quot;)" office:value-type="string">
            <text:p>user_reject_push_plural:</text:p>
          </table:table-cell>
          <table:table-cell table:formula="of:=&quot;&quot;&quot;&quot;&amp;SUBSTITUTE(['Definition (DE)'.M21];&quot;{&quot;;&quot;%{&quot;)&amp;&quot;&quot;&quot;&quot;" office:value-type="string">
            <text:p>""</text:p>
          </table:table-cell>
        </table:table-row>
        <table:table-row table:style-name="ro2">
          <table:table-cell table:formula="of:=LOWER(['Definition (DE)'.C21]&amp;&quot;_&quot;&amp;['Definition (DE)'.D21]&amp;&quot;_&quot;&amp;['Definition (DE)'.$N$3]&amp;&quot;_&quot;&amp;['Definition (DE)'.$N$2]&amp;&quot;:&quot;)" office:value-type="string">
            <text:p>user_reject_activity_aggregate:</text:p>
          </table:table-cell>
          <table:table-cell table:formula="of:=&quot;&quot;&quot;&quot;&amp;SUBSTITUTE(['Definition (DE)'.N21];&quot;{&quot;;&quot;%{&quot;)&amp;&quot;&quot;&quot;&quot;" office:value-type="string">
            <text:p>""</text:p>
          </table:table-cell>
        </table:table-row>
        <table:table-row table:style-name="ro2">
          <table:table-cell table:formula="of:=LOWER(['Definition (DE)'.C21]&amp;&quot;_&quot;&amp;['Definition (DE)'.D21]&amp;&quot;_&quot;&amp;['Definition (DE)'.$O$3]&amp;&quot;_&quot;&amp;['Definition (DE)'.$N$2]&amp;&quot;:&quot;)" office:value-type="string">
            <text:p>user_reject_notify_aggregate:</text:p>
          </table:table-cell>
          <table:table-cell table:formula="of:=&quot;&quot;&quot;&quot;&amp;SUBSTITUTE(['Definition (DE)'.O21];&quot;{&quot;;&quot;%{&quot;)&amp;&quot;&quot;&quot;&quot;" office:value-type="string">
            <text:p>""</text:p>
          </table:table-cell>
        </table:table-row>
        <table:table-row table:style-name="ro2">
          <table:table-cell table:formula="of:=LOWER(['Definition (DE)'.C21]&amp;&quot;_&quot;&amp;['Definition (DE)'.D21]&amp;&quot;_&quot;&amp;['Definition (DE)'.$P$3]&amp;&quot;_&quot;&amp;['Definition (DE)'.$N$2]&amp;&quot;:&quot;)" office:value-type="string">
            <text:p>user_reject_push_aggregate:</text:p>
          </table:table-cell>
          <table:table-cell table:formula="of:=&quot;&quot;&quot;&quot;&amp;SUBSTITUTE(['Definition (DE)'.P21];&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row table:number-rows-repeated="1" table:style-name="ro5"/>
        <table:table-row table:style-name="ro2">
          <table:table-cell table:formula="of:=LOWER(['Definition (DE)'.C22]&amp;&quot;_&quot;&amp;['Definition (DE)'.D22]&amp;&quot;_&quot;&amp;['Definition (DE)'.$G$3]&amp;&quot;_&quot;&amp;['Definition (DE)'.$G$2]&amp;&quot;:&quot;)" office:value-type="string">
            <text:p>slot_tagged_me_singular:</text:p>
          </table:table-cell>
          <table:table-cell table:formula="of:=&quot;&quot;&quot;&quot;&amp;SUBSTITUTE(['Definition (DE)'.G22];&quot;{&quot;;&quot;%{&quot;)&amp;&quot;&quot;&quot;&quot;" office:value-type="string">
            <text:p>"You were tagged to the Slot: %{TITLE} by %{USER}"</text:p>
          </table:table-cell>
        </table:table-row>
        <table:table-row table:style-name="ro2">
          <table:table-cell table:formula="of:=LOWER(['Definition (DE)'.C22]&amp;&quot;_&quot;&amp;['Definition (DE)'.D22]&amp;&quot;_&quot;&amp;['Definition (DE)'.$H$3]&amp;&quot;_&quot;&amp;['Definition (DE)'.$G$2]&amp;&quot;:&quot;)" office:value-type="string">
            <text:p>slot_tagged_activity_singular:</text:p>
          </table:table-cell>
          <table:table-cell table:formula="of:=&quot;&quot;&quot;&quot;&amp;SUBSTITUTE(['Definition (DE)'.H22];&quot;{&quot;;&quot;%{&quot;)&amp;&quot;&quot;&quot;&quot;" office:value-type="string">
            <text:p>"TODO-Singular-Activity-2"</text:p>
          </table:table-cell>
        </table:table-row>
        <table:table-row table:style-name="ro2">
          <table:table-cell table:formula="of:=LOWER(['Definition (DE)'.C22]&amp;&quot;_&quot;&amp;['Definition (DE)'.D22]&amp;&quot;_&quot;&amp;['Definition (DE)'.$I$3]&amp;&quot;_&quot;&amp;['Definition (DE)'.$G$2]&amp;&quot;:&quot;)" office:value-type="string">
            <text:p>slot_tagged_notify_singular:</text:p>
          </table:table-cell>
          <table:table-cell table:formula="of:=&quot;&quot;&quot;&quot;&amp;SUBSTITUTE(['Definition (DE)'.I22];&quot;{&quot;;&quot;%{&quot;)&amp;&quot;&quot;&quot;&quot;" office:value-type="string">
            <text:p>"TODO-Singular-Notify-2"</text:p>
          </table:table-cell>
        </table:table-row>
        <table:table-row table:style-name="ro2">
          <table:table-cell table:formula="of:=LOWER(['Definition (DE)'.C22]&amp;&quot;_&quot;&amp;['Definition (DE)'.D22]&amp;&quot;_&quot;&amp;['Definition (DE)'.$J$3]&amp;&quot;_&quot;&amp;['Definition (DE)'.$G$2]&amp;&quot;:&quot;)" office:value-type="string">
            <text:p>slot_tagged_push_singular:</text:p>
          </table:table-cell>
          <table:table-cell table:formula="of:=&quot;&quot;&quot;&quot;&amp;SUBSTITUTE(['Definition (DE)'.J22];&quot;{&quot;;&quot;%{&quot;)&amp;&quot;&quot;&quot;&quot;" office:value-type="string">
            <text:p>"TODO-Singular-Push-2"</text:p>
          </table:table-cell>
        </table:table-row>
        <table:table-row table:style-name="ro2">
          <table:table-cell table:formula="of:=LOWER(['Definition (DE)'.C22]&amp;&quot;_&quot;&amp;['Definition (DE)'.D22]&amp;&quot;_&quot;&amp;['Definition (DE)'.$K$3]&amp;&quot;_&quot;&amp;['Definition (DE)'.$K$2]&amp;&quot;:&quot;)" office:value-type="string">
            <text:p>slot_tagged_activity_plural:</text:p>
          </table:table-cell>
          <table:table-cell table:formula="of:=&quot;&quot;&quot;&quot;&amp;SUBSTITUTE(['Definition (DE)'.K22];&quot;{&quot;;&quot;%{&quot;)&amp;&quot;&quot;&quot;&quot;" office:value-type="string">
            <text:p>""</text:p>
          </table:table-cell>
        </table:table-row>
        <table:table-row table:style-name="ro2">
          <table:table-cell table:formula="of:=LOWER(['Definition (DE)'.C22]&amp;&quot;_&quot;&amp;['Definition (DE)'.D22]&amp;&quot;_&quot;&amp;['Definition (DE)'.$L$3]&amp;&quot;_&quot;&amp;['Definition (DE)'.$K$2]&amp;&quot;:&quot;)" office:value-type="string">
            <text:p>slot_tagged_notify_plural:</text:p>
          </table:table-cell>
          <table:table-cell table:formula="of:=&quot;&quot;&quot;&quot;&amp;SUBSTITUTE(['Definition (DE)'.L22];&quot;{&quot;;&quot;%{&quot;)&amp;&quot;&quot;&quot;&quot;" office:value-type="string">
            <text:p>""</text:p>
          </table:table-cell>
        </table:table-row>
        <table:table-row table:style-name="ro2">
          <table:table-cell table:formula="of:=LOWER(['Definition (DE)'.C22]&amp;&quot;_&quot;&amp;['Definition (DE)'.D22]&amp;&quot;_&quot;&amp;['Definition (DE)'.$M$3]&amp;&quot;_&quot;&amp;['Definition (DE)'.$K$2]&amp;&quot;:&quot;)" office:value-type="string">
            <text:p>slot_tagged_push_plural:</text:p>
          </table:table-cell>
          <table:table-cell table:formula="of:=&quot;&quot;&quot;&quot;&amp;SUBSTITUTE(['Definition (DE)'.M22];&quot;{&quot;;&quot;%{&quot;)&amp;&quot;&quot;&quot;&quot;" office:value-type="string">
            <text:p>""</text:p>
          </table:table-cell>
        </table:table-row>
        <table:table-row table:style-name="ro2">
          <table:table-cell table:formula="of:=LOWER(['Definition (DE)'.C22]&amp;&quot;_&quot;&amp;['Definition (DE)'.D22]&amp;&quot;_&quot;&amp;['Definition (DE)'.$N$3]&amp;&quot;_&quot;&amp;['Definition (DE)'.$N$2]&amp;&quot;:&quot;)" office:value-type="string">
            <text:p>slot_tagged_activity_aggregate:</text:p>
          </table:table-cell>
          <table:table-cell table:formula="of:=&quot;&quot;&quot;&quot;&amp;SUBSTITUTE(['Definition (DE)'.N22];&quot;{&quot;;&quot;%{&quot;)&amp;&quot;&quot;&quot;&quot;" office:value-type="string">
            <text:p>""</text:p>
          </table:table-cell>
        </table:table-row>
        <table:table-row table:style-name="ro2">
          <table:table-cell table:formula="of:=LOWER(['Definition (DE)'.C22]&amp;&quot;_&quot;&amp;['Definition (DE)'.D22]&amp;&quot;_&quot;&amp;['Definition (DE)'.$O$3]&amp;&quot;_&quot;&amp;['Definition (DE)'.$N$2]&amp;&quot;:&quot;)" office:value-type="string">
            <text:p>slot_tagged_notify_aggregate:</text:p>
          </table:table-cell>
          <table:table-cell table:formula="of:=&quot;&quot;&quot;&quot;&amp;SUBSTITUTE(['Definition (DE)'.O22];&quot;{&quot;;&quot;%{&quot;)&amp;&quot;&quot;&quot;&quot;" office:value-type="string">
            <text:p>""</text:p>
          </table:table-cell>
        </table:table-row>
        <table:table-row table:style-name="ro2">
          <table:table-cell table:formula="of:=LOWER(['Definition (DE)'.C22]&amp;&quot;_&quot;&amp;['Definition (DE)'.D22]&amp;&quot;_&quot;&amp;['Definition (DE)'.$P$3]&amp;&quot;_&quot;&amp;['Definition (DE)'.$N$2]&amp;&quot;:&quot;)" office:value-type="string">
            <text:p>slot_tagged_push_aggregate:</text:p>
          </table:table-cell>
          <table:table-cell table:formula="of:=&quot;&quot;&quot;&quot;&amp;SUBSTITUTE(['Definition (DE)'.P22];&quot;{&quot;;&quot;%{&quot;)&amp;&quot;&quot;&quot;&quot;" office:value-type="string">
            <text:p>""</text:p>
          </table:table-cell>
        </table:table-row>
        <table:table-row table:number-rows-repeated="1" table:style-name="ro5"/>
        <table:table-row table:style-name="ro2">
          <table:table-cell table:formula="of:=LOWER(['Definition (DE)'.C23]&amp;&quot;_&quot;&amp;['Definition (DE)'.D23]&amp;&quot;_&quot;&amp;['Definition (DE)'.$G$3]&amp;&quot;_&quot;&amp;['Definition (DE)'.$G$2]&amp;&quot;:&quot;)" office:value-type="string">
            <text:p>user_tagged_me_singular:</text:p>
          </table:table-cell>
          <table:table-cell table:formula="of:=&quot;&quot;&quot;&quot;&amp;SUBSTITUTE(['Definition (DE)'.G23];&quot;{&quot;;&quot;%{&quot;)&amp;&quot;&quot;&quot;&quot;" office:value-type="string">
            <text:p>"You tagged %{USER} to the Slot: %{TITLE}"</text:p>
          </table:table-cell>
        </table:table-row>
        <table:table-row table:style-name="ro2">
          <table:table-cell table:formula="of:=LOWER(['Definition (DE)'.C23]&amp;&quot;_&quot;&amp;['Definition (DE)'.D23]&amp;&quot;_&quot;&amp;['Definition (DE)'.$H$3]&amp;&quot;_&quot;&amp;['Definition (DE)'.$G$2]&amp;&quot;:&quot;)" office:value-type="string">
            <text:p>user_tagged_activity_singular:</text:p>
          </table:table-cell>
          <table:table-cell table:formula="of:=&quot;&quot;&quot;&quot;&amp;SUBSTITUTE(['Definition (DE)'.H23];&quot;{&quot;;&quot;%{&quot;)&amp;&quot;&quot;&quot;&quot;" office:value-type="string">
            <text:p>"%{USER} was tagged in this Slot."</text:p>
          </table:table-cell>
        </table:table-row>
        <table:table-row table:style-name="ro2">
          <table:table-cell table:formula="of:=LOWER(['Definition (DE)'.C23]&amp;&quot;_&quot;&amp;['Definition (DE)'.D23]&amp;&quot;_&quot;&amp;['Definition (DE)'.$I$3]&amp;&quot;_&quot;&amp;['Definition (DE)'.$G$2]&amp;&quot;:&quot;)" office:value-type="string">
            <text:p>user_tagged_notify_singular:</text:p>
          </table:table-cell>
          <table:table-cell table:formula="of:=&quot;&quot;&quot;&quot;&amp;SUBSTITUTE(['Definition (DE)'.I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J$3]&amp;&quot;_&quot;&amp;['Definition (DE)'.$G$2]&amp;&quot;:&quot;)" office:value-type="string">
            <text:p>user_tagged_push_singular:</text:p>
          </table:table-cell>
          <table:table-cell table:formula="of:=&quot;&quot;&quot;&quot;&amp;SUBSTITUTE(['Definition (DE)'.J23];&quot;{&quot;;&quot;%{&quot;)&amp;&quot;&quot;&quot;&quot;" office:value-type="string">
            <text:p>"You were tagged by %{USER} to the Slot: %{TITLE}"</text:p>
          </table:table-cell>
        </table:table-row>
        <table:table-row table:style-name="ro2">
          <table:table-cell table:formula="of:=LOWER(['Definition (DE)'.C23]&amp;&quot;_&quot;&amp;['Definition (DE)'.D23]&amp;&quot;_&quot;&amp;['Definition (DE)'.$K$3]&amp;&quot;_&quot;&amp;['Definition (DE)'.$K$2]&amp;&quot;:&quot;)" office:value-type="string">
            <text:p>user_tagged_activity_plural:</text:p>
          </table:table-cell>
          <table:table-cell table:formula="of:=&quot;&quot;&quot;&quot;&amp;SUBSTITUTE(['Definition (DE)'.K23];&quot;{&quot;;&quot;%{&quot;)&amp;&quot;&quot;&quot;&quot;" office:value-type="string">
            <text:p>"%{USER} and %{USER2} were tagged in this Slot."</text:p>
          </table:table-cell>
        </table:table-row>
        <table:table-row table:style-name="ro2">
          <table:table-cell table:formula="of:=LOWER(['Definition (DE)'.C23]&amp;&quot;_&quot;&amp;['Definition (DE)'.D23]&amp;&quot;_&quot;&amp;['Definition (DE)'.$L$3]&amp;&quot;_&quot;&amp;['Definition (DE)'.$K$2]&amp;&quot;:&quot;)" office:value-type="string">
            <text:p>user_tagged_notify_plural:</text:p>
          </table:table-cell>
          <table:table-cell table:formula="of:=&quot;&quot;&quot;&quot;&amp;SUBSTITUTE(['Definition (DE)'.L23];&quot;{&quot;;&quot;%{&quot;)&amp;&quot;&quot;&quot;&quot;" office:value-type="string">
            <text:p>""</text:p>
          </table:table-cell>
        </table:table-row>
        <table:table-row table:style-name="ro2">
          <table:table-cell table:formula="of:=LOWER(['Definition (DE)'.C23]&amp;&quot;_&quot;&amp;['Definition (DE)'.D23]&amp;&quot;_&quot;&amp;['Definition (DE)'.$M$3]&amp;&quot;_&quot;&amp;['Definition (DE)'.$K$2]&amp;&quot;:&quot;)" office:value-type="string">
            <text:p>user_tagged_push_plural:</text:p>
          </table:table-cell>
          <table:table-cell table:formula="of:=&quot;&quot;&quot;&quot;&amp;SUBSTITUTE(['Definition (DE)'.M23];&quot;{&quot;;&quot;%{&quot;)&amp;&quot;&quot;&quot;&quot;" office:value-type="string">
            <text:p>""</text:p>
          </table:table-cell>
        </table:table-row>
        <table:table-row table:style-name="ro2">
          <table:table-cell table:formula="of:=LOWER(['Definition (DE)'.C23]&amp;&quot;_&quot;&amp;['Definition (DE)'.D23]&amp;&quot;_&quot;&amp;['Definition (DE)'.$N$3]&amp;&quot;_&quot;&amp;['Definition (DE)'.$N$2]&amp;&quot;:&quot;)" office:value-type="string">
            <text:p>user_tagged_activity_aggregate:</text:p>
          </table:table-cell>
          <table:table-cell table:formula="of:=&quot;&quot;&quot;&quot;&amp;SUBSTITUTE(['Definition (DE)'.N23];&quot;{&quot;;&quot;%{&quot;)&amp;&quot;&quot;&quot;&quot;" office:value-type="string">
            <text:p>"%{USER} and %{USERCOUNT} were tagged in this Slot."</text:p>
          </table:table-cell>
        </table:table-row>
        <table:table-row table:style-name="ro2">
          <table:table-cell table:formula="of:=LOWER(['Definition (DE)'.C23]&amp;&quot;_&quot;&amp;['Definition (DE)'.D23]&amp;&quot;_&quot;&amp;['Definition (DE)'.$O$3]&amp;&quot;_&quot;&amp;['Definition (DE)'.$N$2]&amp;&quot;:&quot;)" office:value-type="string">
            <text:p>user_tagged_notify_aggregate:</text:p>
          </table:table-cell>
          <table:table-cell table:formula="of:=&quot;&quot;&quot;&quot;&amp;SUBSTITUTE(['Definition (DE)'.O23];&quot;{&quot;;&quot;%{&quot;)&amp;&quot;&quot;&quot;&quot;" office:value-type="string">
            <text:p>""</text:p>
          </table:table-cell>
        </table:table-row>
        <table:table-row table:style-name="ro2">
          <table:table-cell table:formula="of:=LOWER(['Definition (DE)'.C23]&amp;&quot;_&quot;&amp;['Definition (DE)'.D23]&amp;&quot;_&quot;&amp;['Definition (DE)'.$P$3]&amp;&quot;_&quot;&amp;['Definition (DE)'.$N$2]&amp;&quot;:&quot;)" office:value-type="string">
            <text:p>user_tagged_push_aggregate:</text:p>
          </table:table-cell>
          <table:table-cell table:formula="of:=&quot;&quot;&quot;&quot;&amp;SUBSTITUTE(['Definition (DE)'.P23];&quot;{&quot;;&quot;%{&quot;)&amp;&quot;&quot;&quot;&quot;" office:value-type="string">
            <text:p>""</text:p>
          </table:table-cell>
        </table:table-row>
      </table:table>
      <table:table table:name="Distribution (Map)" table:style-name="ta5" table:print="false">
        <office:forms form:automatic-focus="false" form:apply-design-mode="false"/>
        <table:table-column table:style-name="co38" table:default-cell-style-name="ce15"/>
        <table:table-column table:style-name="co39" table:default-cell-style-name="ce15"/>
        <table:table-column table:style-name="co40" table:default-cell-style-name="ce15"/>
        <table:table-column table:style-name="co37" table:default-cell-style-name="ce15" table:number-columns-repeated="9"/>
        <table:table-column table:style-name="co41" table:default-cell-style-name="ce15"/>
        <table:table-column table:style-name="co5" table:default-cell-style-name="ce15" table:visibility="collapse"/>
        <table:table-column table:style-name="co5" table:default-cell-style-name="ce15" table:visibility="collapse"/>
        <table:table-column table:style-name="co5" table:number-columns-repeated="8" table:default-cell-style-name="ce15" table:visibility="collapse"/>
        <table:table-column table:style-name="co5" table:default-cell-style-name="ce15" table:visibility="collapse"/>
        <table:table-column table:style-name="co41" table:default-cell-style-name="ce15"/>
        <table:table-column table:style-name="co42" table:default-cell-style-name="ce15"/>
        <table:table-column table:style-name="co37" table:default-cell-style-name="ce15" table:number-columns-repeated="230"/>
        <table:table-row table:style-name="ro2">
          <table:table-cell table:formula="of:=LOWER(['Definition (EN)'.C4]&amp;&quot;_&quot;&amp;['Definition (EN)'.D4]&amp;&quot;_&quot;&amp;['Definition (EN)'.$I$3]&amp;&quot;:&quot;)" office:value-type="string">
            <text:p>slot_comment_me:</text:p>
          </table:table-cell>
          <table:table-cell table:formula="of:=&quot;%w(&quot;" office:value-type="string">
            <text:p>%w(</text:p>
          </table:table-cell>
          <table:table-cell table:formula="of:=IF(ISTEXT([.O1]);[.O1];&quot;&quot;)" office:value-type="string">
            <text:p>actor</text:p>
          </table:table-cell>
          <table:table-cell table:formula="of:=IF(ISBLANK([.P1]);&quot;&quot;;&quot; &quot;)&amp;IF(ISBLANK([.P1]);&quot;&quot;;[.P1])" office:value-type="string">
            <text:p/>
          </table:table-cell>
          <table:table-cell table:formula="of:=IF(ISBLANK([.Q1]);&quot;&quot;;&quot; &quot;)&amp;IF(ISBLANK([.Q1]);&quot;&quot;;[.Q1])" office:value-type="string">
            <text:p/>
          </table:table-cell>
          <table:table-cell table:formula="of:=IF(ISBLANK([.R1]);&quot;&quot;;&quot; &quot;)&amp;IF(ISBLANK([.R1]);&quot;&quot;;[.R1])" office:value-type="string">
            <text:p/>
          </table:table-cell>
          <table:table-cell table:formula="of:=IF(ISBLANK([.S1]);&quot;&quot;;&quot; &quot;)&amp;IF(ISBLANK([.S1]);&quot;&quot;;[.S1])" office:value-type="string">
            <text:p/>
          </table:table-cell>
          <table:table-cell table:formula="of:=IF(ISBLANK([.T1]);&quot;&quot;;&quot; &quot;)&amp;IF(ISBLANK([.T1]);&quot;&quot;;[.T1])" office:value-type="string">
            <text:p/>
          </table:table-cell>
          <table:table-cell table:formula="of:=IF(ISBLANK([.U1]);&quot;&quot;;&quot; &quot;)&amp;IF(ISBLANK([.U1]);&quot;&quot;;[.U1])" office:value-type="string">
            <text:p/>
          </table:table-cell>
          <table:table-cell table:formula="of:=IF(ISBLANK([.V1]);&quot;&quot;;&quot; &quot;)&amp;IF(ISBLANK([.V1]);&quot;&quot;;[.V1])" office:value-type="string">
            <text:p/>
          </table:table-cell>
          <table:table-cell table:formula="of:=IF(ISBLANK([.W1]);&quot;&quot;;&quot; &quot;)&amp;IF(ISBLANK([.W1]);&quot;&quot;;[.W1])" office:value-type="string">
            <text:p/>
          </table:table-cell>
          <table:table-cell table:formula="of:=IF(ISBLANK([.X1]);&quot;&quot;;&quot; &quot;)&amp;IF(ISBLANK([.X1]);&quot;&quot;;[.X1])" office:value-type="string">
            <text:p/>
          </table:table-cell>
          <table:table-cell table:style-name="ce47" table:formula="of:=&quot;),&quot;" office:value-type="string">
            <text:p>),</text:p>
          </table:table-cell>
          <table:table-cell/>
          <table:table-cell table:formula="of:=IFERROR(__xludf.DUMMYFUNCTION(&quot;if(ISTEXT('Definition (EN)'!H4), SPLIT('Definition (EN)'!H4, &quot;&quot; + &quot;&quot;, TRUE), &quot;&quot;&quot;&quot;)&quot;),&quot;actor&quot;)" office:value-type="string">
            <text:p>actor</text:p>
          </table:table-cell>
          <table:table-cell table:number-columns-repeated="10"/>
          <table:table-cell table:style-name="ce90" table:formula="of:=SUBSTITUTE([.A1]&amp;&quot; &quot;&amp;[.B1]&amp;[.C1]&amp;[.D1]&amp;[.E1]&amp;[.F1]&amp;[.G1]&amp;[.H1]&amp;[.I1]&amp;[.J1]&amp;[.K1]&amp;[.L1]&amp;[.M1];&quot;%w()&quot;;&quot;[]&quot;)" office:value-type="string">
            <text:p>slot_comment_me: %w(actor),</text:p>
          </table:table-cell>
        </table:table-row>
        <table:table-row table:style-name="ro2">
          <table:table-cell table:formula="of:=LOWER(['Definition (EN)'.C4]&amp;&quot;_&quot;&amp;['Definition (EN)'.D4]&amp;&quot;_&quot;&amp;['Definition (EN)'.$U$3]&amp;&quot;:&quot;)" office:value-type="string">
            <text:p>slot_comment_activity:</text:p>
          </table:table-cell>
          <table:table-cell table:formula="of:=&quot;%w(&quot;" office:value-type="string">
            <text:p>%w(</text:p>
          </table:table-cell>
          <table:table-cell table:formula="of:=IF(ISTEXT([.O2]);[.O2];&quot;&quot;)" office:value-type="string">
            <text:p>friends</text:p>
          </table:table-cell>
          <table:table-cell table:formula="of:=IF(ISBLANK([.P2]);&quot;&quot;;&quot; &quot;)&amp;IF(ISBLANK([.P2]);&quot;&quot;;[.P2])" office:value-type="string">
            <text:p> follower</text:p>
          </table:table-cell>
          <table:table-cell table:formula="of:=IF(ISBLANK([.Q2]);&quot;&quot;;&quot; &quot;)&amp;IF(ISBLANK([.Q2]);&quot;&quot;;[.Q2])" office:value-type="string">
            <text:p> creator</text:p>
          </table:table-cell>
          <table:table-cell table:formula="of:=IF(ISBLANK([.R2]);&quot;&quot;;&quot; &quot;)&amp;IF(ISBLANK([.R2]);&quot;&quot;;[.R2])" office:value-type="string">
            <text:p> member</text:p>
          </table:table-cell>
          <table:table-cell table:formula="of:=IF(ISBLANK([.S2]);&quot;&quot;;&quot; &quot;)&amp;IF(ISBLANK([.S2]);&quot;&quot;;[.S2])" office:value-type="string">
            <text:p/>
          </table:table-cell>
          <table:table-cell table:formula="of:=IF(ISBLANK([.T2]);&quot;&quot;;&quot; &quot;)&amp;IF(ISBLANK([.T2]);&quot;&quot;;[.T2])" office:value-type="string">
            <text:p/>
          </table:table-cell>
          <table:table-cell table:formula="of:=IF(ISBLANK([.U2]);&quot;&quot;;&quot; &quot;)&amp;IF(ISBLANK([.U2]);&quot;&quot;;[.U2])" office:value-type="string">
            <text:p/>
          </table:table-cell>
          <table:table-cell table:formula="of:=IF(ISBLANK([.V2]);&quot;&quot;;&quot; &quot;)&amp;IF(ISBLANK([.V2]);&quot;&quot;;[.V2])" office:value-type="string">
            <text:p/>
          </table:table-cell>
          <table:table-cell table:formula="of:=IF(ISBLANK([.W2]);&quot;&quot;;&quot; &quot;)&amp;IF(ISBLANK([.W2]);&quot;&quot;;[.W2])" office:value-type="string">
            <text:p/>
          </table:table-cell>
          <table:table-cell table:formula="of:=IF(ISBLANK([.X2]);&quot;&quot;;&quot; &quot;)&amp;IF(ISBLANK([.X2]);&quot;&quot;;[.X2])" office:value-type="string">
            <text:p/>
          </table:table-cell>
          <table:table-cell table:style-name="ce47" table:formula="of:=&quot;),&quot;" office:value-type="string">
            <text:p>),</text:p>
          </table:table-cell>
          <table:table-cell/>
          <table:table-cell table:formula="of:=IFERROR(__xludf.DUMMYFUNCTION(&quot;if(ISTEXT('Definition (EN)'!T4), SPLIT('Definition (EN)'!T4,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amp;&quot; &quot;&amp;[.B2]&amp;[.C2]&amp;[.D2]&amp;[.E2]&amp;[.F2]&amp;[.G2]&amp;[.H2]&amp;[.I2]&amp;[.J2]&amp;[.K2]&amp;[.L2]&amp;[.M2];&quot;%w()&quot;;&quot;[]&quot;)" office:value-type="string">
            <text:p>slot_comment_activity: %w(friends follower creator member),</text:p>
          </table:table-cell>
        </table:table-row>
        <table:table-row table:style-name="ro2">
          <table:table-cell table:formula="of:=LOWER(['Definition (EN)'.C4]&amp;&quot;_&quot;&amp;['Definition (EN)'.D4]&amp;&quot;_&quot;&amp;['Definition (EN)'.$Q$3]&amp;&quot;:&quot;)" office:value-type="string">
            <text:p>slot_comment_notify:</text:p>
          </table:table-cell>
          <table:table-cell table:formula="of:=&quot;%w(&quot;" office:value-type="string">
            <text:p>%w(</text:p>
          </table:table-cell>
          <table:table-cell table:formula="of:=IF(ISTEXT([.O3]);[.O3];&quot;&quot;)" office:value-type="string">
            <text:p>commenter</text:p>
          </table:table-cell>
          <table:table-cell table:formula="of:=IF(ISBLANK([.P3]);&quot;&quot;;&quot; &quot;)&amp;IF(ISBLANK([.P3]);&quot;&quot;;[.P3])" office:value-type="string">
            <text:p> creator</text:p>
          </table:table-cell>
          <table:table-cell table:formula="of:=IF(ISBLANK([.Q3]);&quot;&quot;;&quot; &quot;)&amp;IF(ISBLANK([.Q3]);&quot;&quot;;[.Q3])" office:value-type="string">
            <text:p/>
          </table:table-cell>
          <table:table-cell table:formula="of:=IF(ISBLANK([.R3]);&quot;&quot;;&quot; &quot;)&amp;IF(ISBLANK([.R3]);&quot;&quot;;[.R3])" office:value-type="string">
            <text:p/>
          </table:table-cell>
          <table:table-cell table:formula="of:=IF(ISBLANK([.S3]);&quot;&quot;;&quot; &quot;)&amp;IF(ISBLANK([.S3]);&quot;&quot;;[.S3])" office:value-type="string">
            <text:p/>
          </table:table-cell>
          <table:table-cell table:formula="of:=IF(ISBLANK([.T3]);&quot;&quot;;&quot; &quot;)&amp;IF(ISBLANK([.T3]);&quot;&quot;;[.T3])" office:value-type="string">
            <text:p/>
          </table:table-cell>
          <table:table-cell table:formula="of:=IF(ISBLANK([.U3]);&quot;&quot;;&quot; &quot;)&amp;IF(ISBLANK([.U3]);&quot;&quot;;[.U3])" office:value-type="string">
            <text:p/>
          </table:table-cell>
          <table:table-cell table:formula="of:=IF(ISBLANK([.V3]);&quot;&quot;;&quot; &quot;)&amp;IF(ISBLANK([.V3]);&quot;&quot;;[.V3])" office:value-type="string">
            <text:p/>
          </table:table-cell>
          <table:table-cell table:formula="of:=IF(ISBLANK([.W3]);&quot;&quot;;&quot; &quot;)&amp;IF(ISBLANK([.W3]);&quot;&quot;;[.W3])" office:value-type="string">
            <text:p/>
          </table:table-cell>
          <table:table-cell table:formula="of:=IF(ISBLANK([.X3]);&quot;&quot;;&quot; &quot;)&amp;IF(ISBLANK([.X3]);&quot;&quot;;[.X3])" office:value-type="string">
            <text:p/>
          </table:table-cell>
          <table:table-cell table:style-name="ce47" table:formula="of:=&quot;),&quot;" office:value-type="string">
            <text:p>),</text:p>
          </table:table-cell>
          <table:table-cell/>
          <table:table-cell table:formula="of:=IFERROR(__xludf.DUMMYFUNCTION(&quot;if(ISTEXT('Definition (EN)'!P4), SPLIT('Definition (EN)'!P4, &quot;&quot; + &quot;&quot;, TRUE), &quot;&quot;&quot;&quot;)&quot;),&quot;commenter&quot;)" office:value-type="string">
            <text:p>commenter</text:p>
          </table:table-cell>
          <table:table-cell office:value-type="string">
            <text:p>creator</text:p>
          </table:table-cell>
          <table:table-cell table:number-columns-repeated="9"/>
          <table:table-cell table:style-name="ce90" table:formula="of:=SUBSTITUTE([.A3]&amp;&quot; &quot;&amp;[.B3]&amp;[.C3]&amp;[.D3]&amp;[.E3]&amp;[.F3]&amp;[.G3]&amp;[.H3]&amp;[.I3]&amp;[.J3]&amp;[.K3]&amp;[.L3]&amp;[.M3];&quot;%w()&quot;;&quot;[]&quot;)" office:value-type="string">
            <text:p>slot_comment_notify: %w(commenter creator),</text:p>
          </table:table-cell>
        </table:table-row>
        <table:table-row table:style-name="ro2">
          <table:table-cell table:formula="of:=LOWER(['Definition (EN)'.C4]&amp;&quot;_&quot;&amp;['Definition (EN)'.D4]&amp;&quot;_&quot;&amp;['Definition (EN)'.$M$3]&amp;&quot;:&quot;)" office:value-type="string">
            <text:p>slot_comment_push:</text:p>
          </table:table-cell>
          <table:table-cell table:formula="of:=&quot;%w(&quot;" office:value-type="string">
            <text:p>%w(</text:p>
          </table:table-cell>
          <table:table-cell table:formula="of:=IF(ISTEXT([.O4]);[.O4];&quot;&quot;)" office:value-type="string">
            <text:p>commenter</text:p>
          </table:table-cell>
          <table:table-cell table:formula="of:=IF(ISBLANK([.P4]);&quot;&quot;;&quot; &quot;)&amp;IF(ISBLANK([.P4]);&quot;&quot;;[.P4])" office:value-type="string">
            <text:p> creator</text:p>
          </table:table-cell>
          <table:table-cell table:formula="of:=IF(ISBLANK([.Q4]);&quot;&quot;;&quot; &quot;)&amp;IF(ISBLANK([.Q4]);&quot;&quot;;[.Q4])" office:value-type="string">
            <text:p> follower</text:p>
          </table:table-cell>
          <table:table-cell table:formula="of:=IF(ISBLANK([.R4]);&quot;&quot;;&quot; &quot;)&amp;IF(ISBLANK([.R4]);&quot;&quot;;[.R4])" office:value-type="string">
            <text:p/>
          </table:table-cell>
          <table:table-cell table:formula="of:=IF(ISBLANK([.S4]);&quot;&quot;;&quot; &quot;)&amp;IF(ISBLANK([.S4]);&quot;&quot;;[.S4])" office:value-type="string">
            <text:p/>
          </table:table-cell>
          <table:table-cell table:formula="of:=IF(ISBLANK([.T4]);&quot;&quot;;&quot; &quot;)&amp;IF(ISBLANK([.T4]);&quot;&quot;;[.T4])" office:value-type="string">
            <text:p/>
          </table:table-cell>
          <table:table-cell table:formula="of:=IF(ISBLANK([.U4]);&quot;&quot;;&quot; &quot;)&amp;IF(ISBLANK([.U4]);&quot;&quot;;[.U4])" office:value-type="string">
            <text:p/>
          </table:table-cell>
          <table:table-cell table:formula="of:=IF(ISBLANK([.V4]);&quot;&quot;;&quot; &quot;)&amp;IF(ISBLANK([.V4]);&quot;&quot;;[.V4])" office:value-type="string">
            <text:p/>
          </table:table-cell>
          <table:table-cell table:formula="of:=IF(ISBLANK([.W4]);&quot;&quot;;&quot; &quot;)&amp;IF(ISBLANK([.W4]);&quot;&quot;;[.W4])" office:value-type="string">
            <text:p/>
          </table:table-cell>
          <table:table-cell table:formula="of:=IF(ISBLANK([.X4]);&quot;&quot;;&quot; &quot;)&amp;IF(ISBLANK([.X4]);&quot;&quot;;[.X4])" office:value-type="string">
            <text:p/>
          </table:table-cell>
          <table:table-cell table:style-name="ce47" table:formula="of:=&quot;),&quot;" office:value-type="string">
            <text:p>),</text:p>
          </table:table-cell>
          <table:table-cell/>
          <table:table-cell table:formula="of:=IFERROR(__xludf.DUMMYFUNCTION(&quot;if(ISTEXT('Definition (EN)'!L4), SPLIT('Definition (EN)'!L4, &quot;&quot; + &quot;&quot;, TRUE), &quot;&quot;&quot;&quot;)&quot;),&quot;commenter&quot;)" office:value-type="string">
            <text:p>commenter</text:p>
          </table:table-cell>
          <table:table-cell office:value-type="string">
            <text:p>creator</text:p>
          </table:table-cell>
          <table:table-cell office:value-type="string">
            <text:p>follower</text:p>
          </table:table-cell>
          <table:table-cell table:number-columns-repeated="8"/>
          <table:table-cell table:style-name="ce90" table:formula="of:=SUBSTITUTE([.A4]&amp;&quot; &quot;&amp;[.B4]&amp;[.C4]&amp;[.D4]&amp;[.E4]&amp;[.F4]&amp;[.G4]&amp;[.H4]&amp;[.I4]&amp;[.J4]&amp;[.K4]&amp;[.L4]&amp;[.M4];&quot;%w()&quot;;&quot;[]&quot;)" office:value-type="string">
            <text:p>slot_comment_push: %w(commenter creator follower),</text:p>
          </table:table-cell>
        </table:table-row>
        <table:table-row table:style-name="ro2">
          <table:table-cell table:number-columns-repeated="2"/>
          <table:table-cell table:formula="of:=IF(ISTEXT([.O5]);[.O5];&quot;&quot;)" office:value-type="string">
            <text:p/>
          </table:table-cell>
          <table:table-cell table:formula="of:=IF(ISBLANK([.P5]);&quot;&quot;;&quot; &quot;)&amp;IF(ISBLANK([.P5]);&quot;&quot;;[.P5])" office:value-type="string">
            <text:p/>
          </table:table-cell>
          <table:table-cell table:formula="of:=IF(ISBLANK([.Q5]);&quot;&quot;;&quot; &quot;)&amp;IF(ISBLANK([.Q5]);&quot;&quot;;[.Q5])" office:value-type="string">
            <text:p/>
          </table:table-cell>
          <table:table-cell table:formula="of:=IF(ISBLANK([.R5]);&quot;&quot;;&quot; &quot;)&amp;IF(ISBLANK([.R5]);&quot;&quot;;[.R5])" office:value-type="string">
            <text:p/>
          </table:table-cell>
          <table:table-cell table:formula="of:=IF(ISBLANK([.S5]);&quot;&quot;;&quot; &quot;)&amp;IF(ISBLANK([.S5]);&quot;&quot;;[.S5])" office:value-type="string">
            <text:p/>
          </table:table-cell>
          <table:table-cell table:formula="of:=IF(ISBLANK([.T5]);&quot;&quot;;&quot; &quot;)&amp;IF(ISBLANK([.T5]);&quot;&quot;;[.T5])" office:value-type="string">
            <text:p/>
          </table:table-cell>
          <table:table-cell table:formula="of:=IF(ISBLANK([.U5]);&quot;&quot;;&quot; &quot;)&amp;IF(ISBLANK([.U5]);&quot;&quot;;[.U5])" office:value-type="string">
            <text:p/>
          </table:table-cell>
          <table:table-cell table:formula="of:=IF(ISBLANK([.V5]);&quot;&quot;;&quot; &quot;)&amp;IF(ISBLANK([.V5]);&quot;&quot;;[.V5])" office:value-type="string">
            <text:p/>
          </table:table-cell>
          <table:table-cell table:formula="of:=IF(ISBLANK([.W5]);&quot;&quot;;&quot; &quot;)&amp;IF(ISBLANK([.W5]);&quot;&quot;;[.W5])" office:value-type="string">
            <text:p/>
          </table:table-cell>
          <table:table-cell table:formula="of:=IF(ISBLANK([.X5]);&quot;&quot;;&quot; &quot;)&amp;IF(ISBLANK([.X5]);&quot;&quot;;[.X5])" office:value-type="string">
            <text:p/>
          </table:table-cell>
          <table:table-cell table:number-columns-repeated="13"/>
          <table:table-cell table:style-name="ce90" table:formula="of:=SUBSTITUTE([.A5]&amp;&quot; &quot;&amp;[.B5]&amp;[.C5]&amp;[.D5]&amp;[.E5]&amp;[.F5]&amp;[.G5]&amp;[.H5]&amp;[.I5]&amp;[.J5]&amp;[.K5]&amp;[.L5]&amp;[.M5];&quot;%w()&quot;;&quot;[]&quot;)" office:value-type="string">
            <text:p> </text:p>
          </table:table-cell>
        </table:table-row>
        <table:table-row table:style-name="ro2">
          <table:table-cell table:formula="of:=LOWER(['Definition (EN)'.C5]&amp;&quot;_&quot;&amp;['Definition (EN)'.D5]&amp;&quot;_&quot;&amp;['Definition (EN)'.$I$3]&amp;&quot;:&quot;)" office:value-type="string">
            <text:p>slot_like_me:</text:p>
          </table:table-cell>
          <table:table-cell table:formula="of:=&quot;%w(&quot;" office:value-type="string">
            <text:p>%w(</text:p>
          </table:table-cell>
          <table:table-cell table:formula="of:=IF(ISTEXT([.O6]);[.O6];&quot;&quot;)" office:value-type="string">
            <text:p>actor</text:p>
          </table:table-cell>
          <table:table-cell table:formula="of:=IF(ISBLANK([.P6]);&quot;&quot;;&quot; &quot;)&amp;IF(ISBLANK([.P6]);&quot;&quot;;[.P6])" office:value-type="string">
            <text:p/>
          </table:table-cell>
          <table:table-cell table:formula="of:=IF(ISBLANK([.Q6]);&quot;&quot;;&quot; &quot;)&amp;IF(ISBLANK([.Q6]);&quot;&quot;;[.Q6])" office:value-type="string">
            <text:p/>
          </table:table-cell>
          <table:table-cell table:formula="of:=IF(ISBLANK([.R6]);&quot;&quot;;&quot; &quot;)&amp;IF(ISBLANK([.R6]);&quot;&quot;;[.R6])" office:value-type="string">
            <text:p/>
          </table:table-cell>
          <table:table-cell table:formula="of:=IF(ISBLANK([.S6]);&quot;&quot;;&quot; &quot;)&amp;IF(ISBLANK([.S6]);&quot;&quot;;[.S6])" office:value-type="string">
            <text:p/>
          </table:table-cell>
          <table:table-cell table:formula="of:=IF(ISBLANK([.T6]);&quot;&quot;;&quot; &quot;)&amp;IF(ISBLANK([.T6]);&quot;&quot;;[.T6])" office:value-type="string">
            <text:p/>
          </table:table-cell>
          <table:table-cell table:formula="of:=IF(ISBLANK([.U6]);&quot;&quot;;&quot; &quot;)&amp;IF(ISBLANK([.U6]);&quot;&quot;;[.U6])" office:value-type="string">
            <text:p/>
          </table:table-cell>
          <table:table-cell table:formula="of:=IF(ISBLANK([.V6]);&quot;&quot;;&quot; &quot;)&amp;IF(ISBLANK([.V6]);&quot;&quot;;[.V6])" office:value-type="string">
            <text:p/>
          </table:table-cell>
          <table:table-cell table:formula="of:=IF(ISBLANK([.W6]);&quot;&quot;;&quot; &quot;)&amp;IF(ISBLANK([.W6]);&quot;&quot;;[.W6])" office:value-type="string">
            <text:p/>
          </table:table-cell>
          <table:table-cell table:formula="of:=IF(ISBLANK([.X6]);&quot;&quot;;&quot; &quot;)&amp;IF(ISBLANK([.X6]);&quot;&quot;;[.X6])" office:value-type="string">
            <text:p/>
          </table:table-cell>
          <table:table-cell table:style-name="ce47" table:formula="of:=&quot;),&quot;" office:value-type="string">
            <text:p>),</text:p>
          </table:table-cell>
          <table:table-cell/>
          <table:table-cell table:formula="of:=IFERROR(__xludf.DUMMYFUNCTION(&quot;if(ISTEXT('Definition (EN)'!H5), SPLIT('Definition (EN)'!H5, &quot;&quot; + &quot;&quot;, TRUE), &quot;&quot;&quot;&quot;)&quot;),&quot;actor&quot;)" office:value-type="string">
            <text:p>actor</text:p>
          </table:table-cell>
          <table:table-cell table:number-columns-repeated="10"/>
          <table:table-cell table:style-name="ce90" table:formula="of:=SUBSTITUTE([.A6]&amp;&quot; &quot;&amp;[.B6]&amp;[.C6]&amp;[.D6]&amp;[.E6]&amp;[.F6]&amp;[.G6]&amp;[.H6]&amp;[.I6]&amp;[.J6]&amp;[.K6]&amp;[.L6]&amp;[.M6];&quot;%w()&quot;;&quot;[]&quot;)" office:value-type="string">
            <text:p>slot_like_me: %w(actor),</text:p>
          </table:table-cell>
        </table:table-row>
        <table:table-row table:style-name="ro2">
          <table:table-cell table:formula="of:=LOWER(['Definition (EN)'.C5]&amp;&quot;_&quot;&amp;['Definition (EN)'.D5]&amp;&quot;_&quot;&amp;['Definition (EN)'.$U$3]&amp;&quot;:&quot;)" office:value-type="string">
            <text:p>slot_like_activity:</text:p>
          </table:table-cell>
          <table:table-cell table:formula="of:=&quot;%w(&quot;" office:value-type="string">
            <text:p>%w(</text:p>
          </table:table-cell>
          <table:table-cell table:formula="of:=IF(ISTEXT([.O7]);[.O7];&quot;&quot;)" office:value-type="string">
            <text:p>friends</text:p>
          </table:table-cell>
          <table:table-cell table:formula="of:=IF(ISBLANK([.P7]);&quot;&quot;;&quot; &quot;)&amp;IF(ISBLANK([.P7]);&quot;&quot;;[.P7])" office:value-type="string">
            <text:p> follower</text:p>
          </table:table-cell>
          <table:table-cell table:formula="of:=IF(ISBLANK([.Q7]);&quot;&quot;;&quot; &quot;)&amp;IF(ISBLANK([.Q7]);&quot;&quot;;[.Q7])" office:value-type="string">
            <text:p> creator</text:p>
          </table:table-cell>
          <table:table-cell table:formula="of:=IF(ISBLANK([.R7]);&quot;&quot;;&quot; &quot;)&amp;IF(ISBLANK([.R7]);&quot;&quot;;[.R7])" office:value-type="string">
            <text:p> member</text:p>
          </table:table-cell>
          <table:table-cell table:formula="of:=IF(ISBLANK([.S7]);&quot;&quot;;&quot; &quot;)&amp;IF(ISBLANK([.S7]);&quot;&quot;;[.S7])" office:value-type="string">
            <text:p/>
          </table:table-cell>
          <table:table-cell table:formula="of:=IF(ISBLANK([.T7]);&quot;&quot;;&quot; &quot;)&amp;IF(ISBLANK([.T7]);&quot;&quot;;[.T7])" office:value-type="string">
            <text:p/>
          </table:table-cell>
          <table:table-cell table:formula="of:=IF(ISBLANK([.U7]);&quot;&quot;;&quot; &quot;)&amp;IF(ISBLANK([.U7]);&quot;&quot;;[.U7])" office:value-type="string">
            <text:p/>
          </table:table-cell>
          <table:table-cell table:formula="of:=IF(ISBLANK([.V7]);&quot;&quot;;&quot; &quot;)&amp;IF(ISBLANK([.V7]);&quot;&quot;;[.V7])" office:value-type="string">
            <text:p/>
          </table:table-cell>
          <table:table-cell table:formula="of:=IF(ISBLANK([.W7]);&quot;&quot;;&quot; &quot;)&amp;IF(ISBLANK([.W7]);&quot;&quot;;[.W7])" office:value-type="string">
            <text:p/>
          </table:table-cell>
          <table:table-cell table:formula="of:=IF(ISBLANK([.X7]);&quot;&quot;;&quot; &quot;)&amp;IF(ISBLANK([.X7]);&quot;&quot;;[.X7])" office:value-type="string">
            <text:p/>
          </table:table-cell>
          <table:table-cell table:style-name="ce47" table:formula="of:=&quot;),&quot;" office:value-type="string">
            <text:p>),</text:p>
          </table:table-cell>
          <table:table-cell/>
          <table:table-cell table:formula="of:=IFERROR(__xludf.DUMMYFUNCTION(&quot;if(ISTEXT('Definition (EN)'!T5), SPLIT('Definition (EN)'!T5,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7]&amp;&quot; &quot;&amp;[.B7]&amp;[.C7]&amp;[.D7]&amp;[.E7]&amp;[.F7]&amp;[.G7]&amp;[.H7]&amp;[.I7]&amp;[.J7]&amp;[.K7]&amp;[.L7]&amp;[.M7];&quot;%w()&quot;;&quot;[]&quot;)" office:value-type="string">
            <text:p>slot_like_activity: %w(friends follower creator member),</text:p>
          </table:table-cell>
        </table:table-row>
        <table:table-row table:style-name="ro2">
          <table:table-cell table:formula="of:=LOWER(['Definition (EN)'.C5]&amp;&quot;_&quot;&amp;['Definition (EN)'.D5]&amp;&quot;_&quot;&amp;['Definition (EN)'.$Q$3]&amp;&quot;:&quot;)" office:value-type="string">
            <text:p>slot_like_notify:</text:p>
          </table:table-cell>
          <table:table-cell table:formula="of:=&quot;%w(&quot;" office:value-type="string">
            <text:p>%w(</text:p>
          </table:table-cell>
          <table:table-cell table:formula="of:=IF(ISTEXT([.O8]);[.O8];&quot;&quot;)" office:value-type="string">
            <text:p>creator</text:p>
          </table:table-cell>
          <table:table-cell table:formula="of:=IF(ISBLANK([.P8]);&quot;&quot;;&quot; &quot;)&amp;IF(ISBLANK([.P8]);&quot;&quot;;[.P8])" office:value-type="string">
            <text:p/>
          </table:table-cell>
          <table:table-cell table:formula="of:=IF(ISBLANK([.Q8]);&quot;&quot;;&quot; &quot;)&amp;IF(ISBLANK([.Q8]);&quot;&quot;;[.Q8])" office:value-type="string">
            <text:p/>
          </table:table-cell>
          <table:table-cell table:formula="of:=IF(ISBLANK([.R8]);&quot;&quot;;&quot; &quot;)&amp;IF(ISBLANK([.R8]);&quot;&quot;;[.R8])" office:value-type="string">
            <text:p/>
          </table:table-cell>
          <table:table-cell table:formula="of:=IF(ISBLANK([.S8]);&quot;&quot;;&quot; &quot;)&amp;IF(ISBLANK([.S8]);&quot;&quot;;[.S8])" office:value-type="string">
            <text:p/>
          </table:table-cell>
          <table:table-cell table:formula="of:=IF(ISBLANK([.T8]);&quot;&quot;;&quot; &quot;)&amp;IF(ISBLANK([.T8]);&quot;&quot;;[.T8])" office:value-type="string">
            <text:p/>
          </table:table-cell>
          <table:table-cell table:formula="of:=IF(ISBLANK([.U8]);&quot;&quot;;&quot; &quot;)&amp;IF(ISBLANK([.U8]);&quot;&quot;;[.U8])" office:value-type="string">
            <text:p/>
          </table:table-cell>
          <table:table-cell table:formula="of:=IF(ISBLANK([.V8]);&quot;&quot;;&quot; &quot;)&amp;IF(ISBLANK([.V8]);&quot;&quot;;[.V8])" office:value-type="string">
            <text:p/>
          </table:table-cell>
          <table:table-cell table:formula="of:=IF(ISBLANK([.W8]);&quot;&quot;;&quot; &quot;)&amp;IF(ISBLANK([.W8]);&quot;&quot;;[.W8])" office:value-type="string">
            <text:p/>
          </table:table-cell>
          <table:table-cell table:formula="of:=IF(ISBLANK([.X8]);&quot;&quot;;&quot; &quot;)&amp;IF(ISBLANK([.X8]);&quot;&quot;;[.X8])" office:value-type="string">
            <text:p/>
          </table:table-cell>
          <table:table-cell table:style-name="ce47" table:formula="of:=&quot;),&quot;" office:value-type="string">
            <text:p>),</text:p>
          </table:table-cell>
          <table:table-cell/>
          <table:table-cell table:formula="of:=IFERROR(__xludf.DUMMYFUNCTION(&quot;if(ISTEXT('Definition (EN)'!P5), SPLIT('Definition (EN)'!P5, &quot;&quot; + &quot;&quot;, TRUE), &quot;&quot;&quot;&quot;)&quot;),&quot;creator&quot;)" office:value-type="string">
            <text:p>creator</text:p>
          </table:table-cell>
          <table:table-cell table:number-columns-repeated="10"/>
          <table:table-cell table:style-name="ce90" table:formula="of:=SUBSTITUTE([.A8]&amp;&quot; &quot;&amp;[.B8]&amp;[.C8]&amp;[.D8]&amp;[.E8]&amp;[.F8]&amp;[.G8]&amp;[.H8]&amp;[.I8]&amp;[.J8]&amp;[.K8]&amp;[.L8]&amp;[.M8];&quot;%w()&quot;;&quot;[]&quot;)" office:value-type="string">
            <text:p>slot_like_notify: %w(creator),</text:p>
          </table:table-cell>
        </table:table-row>
        <table:table-row table:style-name="ro2">
          <table:table-cell table:formula="of:=LOWER(['Definition (EN)'.C5]&amp;&quot;_&quot;&amp;['Definition (EN)'.D5]&amp;&quot;_&quot;&amp;['Definition (EN)'.$M$3]&amp;&quot;:&quot;)" office:value-type="string">
            <text:p>slot_like_push:</text:p>
          </table:table-cell>
          <table:table-cell table:formula="of:=&quot;%w(&quot;" office:value-type="string">
            <text:p>%w(</text:p>
          </table:table-cell>
          <table:table-cell table:formula="of:=IF(ISTEXT([.O9]);[.O9];&quot;&quot;)" office:value-type="string">
            <text:p>creator</text:p>
          </table:table-cell>
          <table:table-cell table:formula="of:=IF(ISBLANK([.P9]);&quot;&quot;;&quot; &quot;)&amp;IF(ISBLANK([.P9]);&quot;&quot;;[.P9])" office:value-type="string">
            <text:p/>
          </table:table-cell>
          <table:table-cell table:formula="of:=IF(ISBLANK([.Q9]);&quot;&quot;;&quot; &quot;)&amp;IF(ISBLANK([.Q9]);&quot;&quot;;[.Q9])" office:value-type="string">
            <text:p/>
          </table:table-cell>
          <table:table-cell table:formula="of:=IF(ISBLANK([.R9]);&quot;&quot;;&quot; &quot;)&amp;IF(ISBLANK([.R9]);&quot;&quot;;[.R9])" office:value-type="string">
            <text:p/>
          </table:table-cell>
          <table:table-cell table:formula="of:=IF(ISBLANK([.S9]);&quot;&quot;;&quot; &quot;)&amp;IF(ISBLANK([.S9]);&quot;&quot;;[.S9])" office:value-type="string">
            <text:p/>
          </table:table-cell>
          <table:table-cell table:formula="of:=IF(ISBLANK([.T9]);&quot;&quot;;&quot; &quot;)&amp;IF(ISBLANK([.T9]);&quot;&quot;;[.T9])" office:value-type="string">
            <text:p/>
          </table:table-cell>
          <table:table-cell table:formula="of:=IF(ISBLANK([.U9]);&quot;&quot;;&quot; &quot;)&amp;IF(ISBLANK([.U9]);&quot;&quot;;[.U9])" office:value-type="string">
            <text:p/>
          </table:table-cell>
          <table:table-cell table:formula="of:=IF(ISBLANK([.V9]);&quot;&quot;;&quot; &quot;)&amp;IF(ISBLANK([.V9]);&quot;&quot;;[.V9])" office:value-type="string">
            <text:p/>
          </table:table-cell>
          <table:table-cell table:formula="of:=IF(ISBLANK([.W9]);&quot;&quot;;&quot; &quot;)&amp;IF(ISBLANK([.W9]);&quot;&quot;;[.W9])" office:value-type="string">
            <text:p/>
          </table:table-cell>
          <table:table-cell table:formula="of:=IF(ISBLANK([.X9]);&quot;&quot;;&quot; &quot;)&amp;IF(ISBLANK([.X9]);&quot;&quot;;[.X9])" office:value-type="string">
            <text:p/>
          </table:table-cell>
          <table:table-cell table:style-name="ce47" table:formula="of:=&quot;),&quot;" office:value-type="string">
            <text:p>),</text:p>
          </table:table-cell>
          <table:table-cell/>
          <table:table-cell table:formula="of:=IFERROR(__xludf.DUMMYFUNCTION(&quot;if(ISTEXT('Definition (EN)'!L5), SPLIT('Definition (EN)'!L5, &quot;&quot; + &quot;&quot;, TRUE), &quot;&quot;&quot;&quot;)&quot;),&quot;creator&quot;)" office:value-type="string">
            <text:p>creator</text:p>
          </table:table-cell>
          <table:table-cell table:number-columns-repeated="10"/>
          <table:table-cell table:style-name="ce90" table:formula="of:=SUBSTITUTE([.A9]&amp;&quot; &quot;&amp;[.B9]&amp;[.C9]&amp;[.D9]&amp;[.E9]&amp;[.F9]&amp;[.G9]&amp;[.H9]&amp;[.I9]&amp;[.J9]&amp;[.K9]&amp;[.L9]&amp;[.M9];&quot;%w()&quot;;&quot;[]&quot;)" office:value-type="string">
            <text:p>slot_like_push: %w(creator),</text:p>
          </table:table-cell>
        </table:table-row>
        <table:table-row table:style-name="ro2">
          <table:table-cell table:number-columns-repeated="2"/>
          <table:table-cell table:formula="of:=IF(ISTEXT([.O10]);[.O10];&quot;&quot;)" office:value-type="string">
            <text:p/>
          </table:table-cell>
          <table:table-cell table:formula="of:=IF(ISBLANK([.P10]);&quot;&quot;;&quot; &quot;)&amp;IF(ISBLANK([.P10]);&quot;&quot;;[.P10])" office:value-type="string">
            <text:p/>
          </table:table-cell>
          <table:table-cell table:formula="of:=IF(ISBLANK([.Q10]);&quot;&quot;;&quot; &quot;)&amp;IF(ISBLANK([.Q10]);&quot;&quot;;[.Q10])" office:value-type="string">
            <text:p/>
          </table:table-cell>
          <table:table-cell table:formula="of:=IF(ISBLANK([.R10]);&quot;&quot;;&quot; &quot;)&amp;IF(ISBLANK([.R10]);&quot;&quot;;[.R10])" office:value-type="string">
            <text:p/>
          </table:table-cell>
          <table:table-cell table:formula="of:=IF(ISBLANK([.S10]);&quot;&quot;;&quot; &quot;)&amp;IF(ISBLANK([.S10]);&quot;&quot;;[.S10])" office:value-type="string">
            <text:p/>
          </table:table-cell>
          <table:table-cell table:formula="of:=IF(ISBLANK([.T10]);&quot;&quot;;&quot; &quot;)&amp;IF(ISBLANK([.T10]);&quot;&quot;;[.T10])" office:value-type="string">
            <text:p/>
          </table:table-cell>
          <table:table-cell table:formula="of:=IF(ISBLANK([.U10]);&quot;&quot;;&quot; &quot;)&amp;IF(ISBLANK([.U10]);&quot;&quot;;[.U10])" office:value-type="string">
            <text:p/>
          </table:table-cell>
          <table:table-cell table:formula="of:=IF(ISBLANK([.V10]);&quot;&quot;;&quot; &quot;)&amp;IF(ISBLANK([.V10]);&quot;&quot;;[.V10])" office:value-type="string">
            <text:p/>
          </table:table-cell>
          <table:table-cell table:formula="of:=IF(ISBLANK([.W10]);&quot;&quot;;&quot; &quot;)&amp;IF(ISBLANK([.W10]);&quot;&quot;;[.W10])" office:value-type="string">
            <text:p/>
          </table:table-cell>
          <table:table-cell table:formula="of:=IF(ISBLANK([.X10]);&quot;&quot;;&quot; &quot;)&amp;IF(ISBLANK([.X10]);&quot;&quot;;[.X10])" office:value-type="string">
            <text:p/>
          </table:table-cell>
          <table:table-cell table:number-columns-repeated="13"/>
          <table:table-cell table:style-name="ce90" table:formula="of:=SUBSTITUTE([.A10]&amp;&quot; &quot;&amp;[.B10]&amp;[.C10]&amp;[.D10]&amp;[.E10]&amp;[.F10]&amp;[.G10]&amp;[.H10]&amp;[.I10]&amp;[.J10]&amp;[.K10]&amp;[.L10]&amp;[.M10];&quot;%w()&quot;;&quot;[]&quot;)" office:value-type="string">
            <text:p> </text:p>
          </table:table-cell>
        </table:table-row>
        <table:table-row table:style-name="ro2">
          <table:table-cell table:formula="of:=LOWER(['Definition (EN)'.C6]&amp;&quot;_&quot;&amp;['Definition (EN)'.D6]&amp;&quot;_&quot;&amp;['Definition (EN)'.$I$3]&amp;&quot;:&quot;)" office:value-type="string">
            <text:p>slot_create_me:</text:p>
          </table:table-cell>
          <table:table-cell table:formula="of:=&quot;%w(&quot;" office:value-type="string">
            <text:p>%w(</text:p>
          </table:table-cell>
          <table:table-cell table:formula="of:=IF(ISTEXT([.O11]);[.O11];&quot;&quot;)" office:value-type="string">
            <text:p>actor</text:p>
          </table:table-cell>
          <table:table-cell table:formula="of:=IF(ISBLANK([.P11]);&quot;&quot;;&quot; &quot;)&amp;IF(ISBLANK([.P11]);&quot;&quot;;[.P11])" office:value-type="string">
            <text:p/>
          </table:table-cell>
          <table:table-cell table:formula="of:=IF(ISBLANK([.Q11]);&quot;&quot;;&quot; &quot;)&amp;IF(ISBLANK([.Q11]);&quot;&quot;;[.Q11])" office:value-type="string">
            <text:p/>
          </table:table-cell>
          <table:table-cell table:formula="of:=IF(ISBLANK([.R11]);&quot;&quot;;&quot; &quot;)&amp;IF(ISBLANK([.R11]);&quot;&quot;;[.R11])" office:value-type="string">
            <text:p/>
          </table:table-cell>
          <table:table-cell table:formula="of:=IF(ISBLANK([.S11]);&quot;&quot;;&quot; &quot;)&amp;IF(ISBLANK([.S11]);&quot;&quot;;[.S11])" office:value-type="string">
            <text:p/>
          </table:table-cell>
          <table:table-cell table:formula="of:=IF(ISBLANK([.T11]);&quot;&quot;;&quot; &quot;)&amp;IF(ISBLANK([.T11]);&quot;&quot;;[.T11])" office:value-type="string">
            <text:p/>
          </table:table-cell>
          <table:table-cell table:formula="of:=IF(ISBLANK([.U11]);&quot;&quot;;&quot; &quot;)&amp;IF(ISBLANK([.U11]);&quot;&quot;;[.U11])" office:value-type="string">
            <text:p/>
          </table:table-cell>
          <table:table-cell table:formula="of:=IF(ISBLANK([.V11]);&quot;&quot;;&quot; &quot;)&amp;IF(ISBLANK([.V11]);&quot;&quot;;[.V11])" office:value-type="string">
            <text:p/>
          </table:table-cell>
          <table:table-cell table:formula="of:=IF(ISBLANK([.W11]);&quot;&quot;;&quot; &quot;)&amp;IF(ISBLANK([.W11]);&quot;&quot;;[.W11])" office:value-type="string">
            <text:p/>
          </table:table-cell>
          <table:table-cell table:formula="of:=IF(ISBLANK([.X11]);&quot;&quot;;&quot; &quot;)&amp;IF(ISBLANK([.X11]);&quot;&quot;;[.X11])" office:value-type="string">
            <text:p/>
          </table:table-cell>
          <table:table-cell table:style-name="ce47" table:formula="of:=&quot;),&quot;" office:value-type="string">
            <text:p>),</text:p>
          </table:table-cell>
          <table:table-cell/>
          <table:table-cell table:formula="of:=IFERROR(__xludf.DUMMYFUNCTION(&quot;if(ISTEXT('Definition (EN)'!H6), SPLIT('Definition (EN)'!H6, &quot;&quot; + &quot;&quot;, TRUE), &quot;&quot;&quot;&quot;)&quot;),&quot;actor&quot;)" office:value-type="string">
            <text:p>actor</text:p>
          </table:table-cell>
          <table:table-cell table:number-columns-repeated="10"/>
          <table:table-cell table:style-name="ce90" table:formula="of:=SUBSTITUTE([.A11]&amp;&quot; &quot;&amp;[.B11]&amp;[.C11]&amp;[.D11]&amp;[.E11]&amp;[.F11]&amp;[.G11]&amp;[.H11]&amp;[.I11]&amp;[.J11]&amp;[.K11]&amp;[.L11]&amp;[.M11];&quot;%w()&quot;;&quot;[]&quot;)" office:value-type="string">
            <text:p>slot_create_me: %w(actor),</text:p>
          </table:table-cell>
        </table:table-row>
        <table:table-row table:style-name="ro2">
          <table:table-cell table:formula="of:=LOWER(['Definition (EN)'.C6]&amp;&quot;_&quot;&amp;['Definition (EN)'.D6]&amp;&quot;_&quot;&amp;['Definition (EN)'.$U$3]&amp;&quot;:&quot;)" office:value-type="string">
            <text:p>slot_create_activity:</text:p>
          </table:table-cell>
          <table:table-cell table:formula="of:=&quot;%w(&quot;" office:value-type="string">
            <text:p>%w(</text:p>
          </table:table-cell>
          <table:table-cell table:formula="of:=IF(ISTEXT([.O12]);[.O12];&quot;&quot;)" office:value-type="string">
            <text:p>friends</text:p>
          </table:table-cell>
          <table:table-cell table:formula="of:=IF(ISBLANK([.P12]);&quot;&quot;;&quot; &quot;)&amp;IF(ISBLANK([.P12]);&quot;&quot;;[.P12])" office:value-type="string">
            <text:p> follower</text:p>
          </table:table-cell>
          <table:table-cell table:formula="of:=IF(ISBLANK([.Q12]);&quot;&quot;;&quot; &quot;)&amp;IF(ISBLANK([.Q12]);&quot;&quot;;[.Q12])" office:value-type="string">
            <text:p> creator</text:p>
          </table:table-cell>
          <table:table-cell table:formula="of:=IF(ISBLANK([.R12]);&quot;&quot;;&quot; &quot;)&amp;IF(ISBLANK([.R12]);&quot;&quot;;[.R12])" office:value-type="string">
            <text:p> member</text:p>
          </table:table-cell>
          <table:table-cell table:formula="of:=IF(ISBLANK([.S12]);&quot;&quot;;&quot; &quot;)&amp;IF(ISBLANK([.S12]);&quot;&quot;;[.S12])" office:value-type="string">
            <text:p> actor</text:p>
          </table:table-cell>
          <table:table-cell table:formula="of:=IF(ISBLANK([.T12]);&quot;&quot;;&quot; &quot;)&amp;IF(ISBLANK([.T12]);&quot;&quot;;[.T12])" office:value-type="string">
            <text:p/>
          </table:table-cell>
          <table:table-cell table:formula="of:=IF(ISBLANK([.U12]);&quot;&quot;;&quot; &quot;)&amp;IF(ISBLANK([.U12]);&quot;&quot;;[.U12])" office:value-type="string">
            <text:p/>
          </table:table-cell>
          <table:table-cell table:formula="of:=IF(ISBLANK([.V12]);&quot;&quot;;&quot; &quot;)&amp;IF(ISBLANK([.V12]);&quot;&quot;;[.V12])" office:value-type="string">
            <text:p/>
          </table:table-cell>
          <table:table-cell table:formula="of:=IF(ISBLANK([.W12]);&quot;&quot;;&quot; &quot;)&amp;IF(ISBLANK([.W12]);&quot;&quot;;[.W12])" office:value-type="string">
            <text:p/>
          </table:table-cell>
          <table:table-cell table:formula="of:=IF(ISBLANK([.X12]);&quot;&quot;;&quot; &quot;)&amp;IF(ISBLANK([.X12]);&quot;&quot;;[.X12])" office:value-type="string">
            <text:p/>
          </table:table-cell>
          <table:table-cell table:style-name="ce47" table:formula="of:=&quot;),&quot;" office:value-type="string">
            <text:p>),</text:p>
          </table:table-cell>
          <table:table-cell/>
          <table:table-cell table:formula="of:=IFERROR(__xludf.DUMMYFUNCTION(&quot;if(ISTEXT('Definition (EN)'!T6), SPLIT('Definition (EN)'!T6,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office:value-type="string">
            <text:p>actor</text:p>
          </table:table-cell>
          <table:table-cell table:number-columns-repeated="6"/>
          <table:table-cell table:style-name="ce90" table:formula="of:=SUBSTITUTE([.A12]&amp;&quot; &quot;&amp;[.B12]&amp;[.C12]&amp;[.D12]&amp;[.E12]&amp;[.F12]&amp;[.G12]&amp;[.H12]&amp;[.I12]&amp;[.J12]&amp;[.K12]&amp;[.L12]&amp;[.M12];&quot;%w()&quot;;&quot;[]&quot;)" office:value-type="string">
            <text:p>slot_create_activity: %w(friends follower creator member actor),</text:p>
          </table:table-cell>
        </table:table-row>
        <table:table-row table:style-name="ro2">
          <table:table-cell table:formula="of:=LOWER(['Definition (EN)'.C6]&amp;&quot;_&quot;&amp;['Definition (EN)'.D6]&amp;&quot;_&quot;&amp;['Definition (EN)'.$Q$3]&amp;&quot;:&quot;)" office:value-type="string">
            <text:p>slot_create_notify:</text:p>
          </table:table-cell>
          <table:table-cell table:formula="of:=&quot;%w(&quot;" office:value-type="string">
            <text:p>%w(</text:p>
          </table:table-cell>
          <table:table-cell table:formula="of:=IF(ISTEXT([.O13]);[.O13];&quot;&quot;)" office:value-type="string">
            <text:p/>
          </table:table-cell>
          <table:table-cell table:formula="of:=IF(ISBLANK([.P13]);&quot;&quot;;&quot; &quot;)&amp;IF(ISBLANK([.P13]);&quot;&quot;;[.P13])" office:value-type="string">
            <text:p/>
          </table:table-cell>
          <table:table-cell table:formula="of:=IF(ISBLANK([.Q13]);&quot;&quot;;&quot; &quot;)&amp;IF(ISBLANK([.Q13]);&quot;&quot;;[.Q13])" office:value-type="string">
            <text:p/>
          </table:table-cell>
          <table:table-cell table:formula="of:=IF(ISBLANK([.R13]);&quot;&quot;;&quot; &quot;)&amp;IF(ISBLANK([.R13]);&quot;&quot;;[.R13])" office:value-type="string">
            <text:p/>
          </table:table-cell>
          <table:table-cell table:formula="of:=IF(ISBLANK([.S13]);&quot;&quot;;&quot; &quot;)&amp;IF(ISBLANK([.S13]);&quot;&quot;;[.S13])" office:value-type="string">
            <text:p/>
          </table:table-cell>
          <table:table-cell table:formula="of:=IF(ISBLANK([.T13]);&quot;&quot;;&quot; &quot;)&amp;IF(ISBLANK([.T13]);&quot;&quot;;[.T13])" office:value-type="string">
            <text:p/>
          </table:table-cell>
          <table:table-cell table:formula="of:=IF(ISBLANK([.U13]);&quot;&quot;;&quot; &quot;)&amp;IF(ISBLANK([.U13]);&quot;&quot;;[.U13])" office:value-type="string">
            <text:p/>
          </table:table-cell>
          <table:table-cell table:formula="of:=IF(ISBLANK([.V13]);&quot;&quot;;&quot; &quot;)&amp;IF(ISBLANK([.V13]);&quot;&quot;;[.V13])" office:value-type="string">
            <text:p/>
          </table:table-cell>
          <table:table-cell table:formula="of:=IF(ISBLANK([.W13]);&quot;&quot;;&quot; &quot;)&amp;IF(ISBLANK([.W13]);&quot;&quot;;[.W13])" office:value-type="string">
            <text:p/>
          </table:table-cell>
          <table:table-cell table:formula="of:=IF(ISBLANK([.X13]);&quot;&quot;;&quot; &quot;)&amp;IF(ISBLANK([.X13]);&quot;&quot;;[.X13])" office:value-type="string">
            <text:p/>
          </table:table-cell>
          <table:table-cell table:style-name="ce47" table:formula="of:=&quot;),&quot;" office:value-type="string">
            <text:p>),</text:p>
          </table:table-cell>
          <table:table-cell/>
          <table:table-cell table:formula="of:=IFERROR(__xludf.DUMMYFUNCTION(&quot;if(ISTEXT('Definition (EN)'!P6), SPLIT('Definition (EN)'!P6, &quot;&quot; + &quot;&quot;, TRUE), &quot;&quot;&quot;&quot;)&quot;),&quot;&quot;)" office:value-type="string">
            <text:p/>
          </table:table-cell>
          <table:table-cell table:number-columns-repeated="10"/>
          <table:table-cell table:style-name="ce90" table:formula="of:=SUBSTITUTE([.A13]&amp;&quot; &quot;&amp;[.B13]&amp;[.C13]&amp;[.D13]&amp;[.E13]&amp;[.F13]&amp;[.G13]&amp;[.H13]&amp;[.I13]&amp;[.J13]&amp;[.K13]&amp;[.L13]&amp;[.M13];&quot;%w()&quot;;&quot;[]&quot;)" office:value-type="string">
            <text:p>slot_create_notify: [],</text:p>
          </table:table-cell>
        </table:table-row>
        <table:table-row table:style-name="ro2">
          <table:table-cell table:formula="of:=LOWER(['Definition (EN)'.C6]&amp;&quot;_&quot;&amp;['Definition (EN)'.D6]&amp;&quot;_&quot;&amp;['Definition (EN)'.$M$3]&amp;&quot;:&quot;)" office:value-type="string">
            <text:p>slot_create_push:</text:p>
          </table:table-cell>
          <table:table-cell table:formula="of:=&quot;%w(&quot;" office:value-type="string">
            <text:p>%w(</text:p>
          </table:table-cell>
          <table:table-cell table:formula="of:=IF(ISTEXT([.O14]);[.O14];&quot;&quot;)" office:value-type="string">
            <text:p/>
          </table:table-cell>
          <table:table-cell table:formula="of:=IF(ISBLANK([.P14]);&quot;&quot;;&quot; &quot;)&amp;IF(ISBLANK([.P14]);&quot;&quot;;[.P14])" office:value-type="string">
            <text:p/>
          </table:table-cell>
          <table:table-cell table:formula="of:=IF(ISBLANK([.Q14]);&quot;&quot;;&quot; &quot;)&amp;IF(ISBLANK([.Q14]);&quot;&quot;;[.Q14])" office:value-type="string">
            <text:p/>
          </table:table-cell>
          <table:table-cell table:formula="of:=IF(ISBLANK([.R14]);&quot;&quot;;&quot; &quot;)&amp;IF(ISBLANK([.R14]);&quot;&quot;;[.R14])" office:value-type="string">
            <text:p/>
          </table:table-cell>
          <table:table-cell table:formula="of:=IF(ISBLANK([.S14]);&quot;&quot;;&quot; &quot;)&amp;IF(ISBLANK([.S14]);&quot;&quot;;[.S14])" office:value-type="string">
            <text:p/>
          </table:table-cell>
          <table:table-cell table:formula="of:=IF(ISBLANK([.T14]);&quot;&quot;;&quot; &quot;)&amp;IF(ISBLANK([.T14]);&quot;&quot;;[.T14])" office:value-type="string">
            <text:p/>
          </table:table-cell>
          <table:table-cell table:formula="of:=IF(ISBLANK([.U14]);&quot;&quot;;&quot; &quot;)&amp;IF(ISBLANK([.U14]);&quot;&quot;;[.U14])" office:value-type="string">
            <text:p/>
          </table:table-cell>
          <table:table-cell table:formula="of:=IF(ISBLANK([.V14]);&quot;&quot;;&quot; &quot;)&amp;IF(ISBLANK([.V14]);&quot;&quot;;[.V14])" office:value-type="string">
            <text:p/>
          </table:table-cell>
          <table:table-cell table:formula="of:=IF(ISBLANK([.W14]);&quot;&quot;;&quot; &quot;)&amp;IF(ISBLANK([.W14]);&quot;&quot;;[.W14])" office:value-type="string">
            <text:p/>
          </table:table-cell>
          <table:table-cell table:formula="of:=IF(ISBLANK([.X14]);&quot;&quot;;&quot; &quot;)&amp;IF(ISBLANK([.X14]);&quot;&quot;;[.X14])" office:value-type="string">
            <text:p/>
          </table:table-cell>
          <table:table-cell table:style-name="ce47" table:formula="of:=&quot;),&quot;" office:value-type="string">
            <text:p>),</text:p>
          </table:table-cell>
          <table:table-cell/>
          <table:table-cell table:formula="of:=IFERROR(__xludf.DUMMYFUNCTION(&quot;if(ISTEXT('Definition (EN)'!L6), SPLIT('Definition (EN)'!L6, &quot;&quot; + &quot;&quot;, TRUE), &quot;&quot;&quot;&quot;)&quot;),&quot;&quot;)" office:value-type="string">
            <text:p/>
          </table:table-cell>
          <table:table-cell table:number-columns-repeated="10"/>
          <table:table-cell table:style-name="ce90" table:formula="of:=SUBSTITUTE([.A14]&amp;&quot; &quot;&amp;[.B14]&amp;[.C14]&amp;[.D14]&amp;[.E14]&amp;[.F14]&amp;[.G14]&amp;[.H14]&amp;[.I14]&amp;[.J14]&amp;[.K14]&amp;[.L14]&amp;[.M14];&quot;%w()&quot;;&quot;[]&quot;)" office:value-type="string">
            <text:p>slot_create_push: [],</text:p>
          </table:table-cell>
        </table:table-row>
        <table:table-row table:style-name="ro2">
          <table:table-cell table:number-columns-repeated="2"/>
          <table:table-cell table:formula="of:=IF(ISTEXT([.O15]);[.O15];&quot;&quot;)" office:value-type="string">
            <text:p/>
          </table:table-cell>
          <table:table-cell table:formula="of:=IF(ISBLANK([.P15]);&quot;&quot;;&quot; &quot;)&amp;IF(ISBLANK([.P15]);&quot;&quot;;[.P15])" office:value-type="string">
            <text:p/>
          </table:table-cell>
          <table:table-cell table:formula="of:=IF(ISBLANK([.Q15]);&quot;&quot;;&quot; &quot;)&amp;IF(ISBLANK([.Q15]);&quot;&quot;;[.Q15])" office:value-type="string">
            <text:p/>
          </table:table-cell>
          <table:table-cell table:formula="of:=IF(ISBLANK([.R15]);&quot;&quot;;&quot; &quot;)&amp;IF(ISBLANK([.R15]);&quot;&quot;;[.R15])" office:value-type="string">
            <text:p/>
          </table:table-cell>
          <table:table-cell table:formula="of:=IF(ISBLANK([.S15]);&quot;&quot;;&quot; &quot;)&amp;IF(ISBLANK([.S15]);&quot;&quot;;[.S15])" office:value-type="string">
            <text:p/>
          </table:table-cell>
          <table:table-cell table:formula="of:=IF(ISBLANK([.T15]);&quot;&quot;;&quot; &quot;)&amp;IF(ISBLANK([.T15]);&quot;&quot;;[.T15])" office:value-type="string">
            <text:p/>
          </table:table-cell>
          <table:table-cell table:formula="of:=IF(ISBLANK([.U15]);&quot;&quot;;&quot; &quot;)&amp;IF(ISBLANK([.U15]);&quot;&quot;;[.U15])" office:value-type="string">
            <text:p/>
          </table:table-cell>
          <table:table-cell table:formula="of:=IF(ISBLANK([.V15]);&quot;&quot;;&quot; &quot;)&amp;IF(ISBLANK([.V15]);&quot;&quot;;[.V15])" office:value-type="string">
            <text:p/>
          </table:table-cell>
          <table:table-cell table:formula="of:=IF(ISBLANK([.W15]);&quot;&quot;;&quot; &quot;)&amp;IF(ISBLANK([.W15]);&quot;&quot;;[.W15])" office:value-type="string">
            <text:p/>
          </table:table-cell>
          <table:table-cell table:formula="of:=IF(ISBLANK([.X15]);&quot;&quot;;&quot; &quot;)&amp;IF(ISBLANK([.X15]);&quot;&quot;;[.X15])" office:value-type="string">
            <text:p/>
          </table:table-cell>
          <table:table-cell table:number-columns-repeated="13"/>
          <table:table-cell table:style-name="ce90" table:formula="of:=SUBSTITUTE([.A15]&amp;&quot; &quot;&amp;[.B15]&amp;[.C15]&amp;[.D15]&amp;[.E15]&amp;[.F15]&amp;[.G15]&amp;[.H15]&amp;[.I15]&amp;[.J15]&amp;[.K15]&amp;[.L15]&amp;[.M15];&quot;%w()&quot;;&quot;[]&quot;)" office:value-type="string">
            <text:p> </text:p>
          </table:table-cell>
        </table:table-row>
        <table:table-row table:style-name="ro2">
          <table:table-cell table:formula="of:=LOWER(['Definition (EN)'.C7]&amp;&quot;_&quot;&amp;['Definition (EN)'.D7]&amp;&quot;_&quot;&amp;['Definition (EN)'.$I$3]&amp;&quot;:&quot;)" office:value-type="string">
            <text:p>slot_image_me:</text:p>
          </table:table-cell>
          <table:table-cell table:formula="of:=&quot;%w(&quot;" office:value-type="string">
            <text:p>%w(</text:p>
          </table:table-cell>
          <table:table-cell table:formula="of:=IF(ISTEXT([.O16]);[.O16];&quot;&quot;)" office:value-type="string">
            <text:p>actor</text:p>
          </table:table-cell>
          <table:table-cell table:formula="of:=IF(ISBLANK([.P16]);&quot;&quot;;&quot; &quot;)&amp;IF(ISBLANK([.P16]);&quot;&quot;;[.P16])" office:value-type="string">
            <text:p/>
          </table:table-cell>
          <table:table-cell table:formula="of:=IF(ISBLANK([.Q16]);&quot;&quot;;&quot; &quot;)&amp;IF(ISBLANK([.Q16]);&quot;&quot;;[.Q16])" office:value-type="string">
            <text:p/>
          </table:table-cell>
          <table:table-cell table:formula="of:=IF(ISBLANK([.R16]);&quot;&quot;;&quot; &quot;)&amp;IF(ISBLANK([.R16]);&quot;&quot;;[.R16])" office:value-type="string">
            <text:p/>
          </table:table-cell>
          <table:table-cell table:formula="of:=IF(ISBLANK([.S16]);&quot;&quot;;&quot; &quot;)&amp;IF(ISBLANK([.S16]);&quot;&quot;;[.S16])" office:value-type="string">
            <text:p/>
          </table:table-cell>
          <table:table-cell table:formula="of:=IF(ISBLANK([.T16]);&quot;&quot;;&quot; &quot;)&amp;IF(ISBLANK([.T16]);&quot;&quot;;[.T16])" office:value-type="string">
            <text:p/>
          </table:table-cell>
          <table:table-cell table:formula="of:=IF(ISBLANK([.U16]);&quot;&quot;;&quot; &quot;)&amp;IF(ISBLANK([.U16]);&quot;&quot;;[.U16])" office:value-type="string">
            <text:p/>
          </table:table-cell>
          <table:table-cell table:formula="of:=IF(ISBLANK([.V16]);&quot;&quot;;&quot; &quot;)&amp;IF(ISBLANK([.V16]);&quot;&quot;;[.V16])" office:value-type="string">
            <text:p/>
          </table:table-cell>
          <table:table-cell table:formula="of:=IF(ISBLANK([.W16]);&quot;&quot;;&quot; &quot;)&amp;IF(ISBLANK([.W16]);&quot;&quot;;[.W16])" office:value-type="string">
            <text:p/>
          </table:table-cell>
          <table:table-cell table:formula="of:=IF(ISBLANK([.X16]);&quot;&quot;;&quot; &quot;)&amp;IF(ISBLANK([.X16]);&quot;&quot;;[.X16])" office:value-type="string">
            <text:p/>
          </table:table-cell>
          <table:table-cell table:style-name="ce47" table:formula="of:=&quot;),&quot;" office:value-type="string">
            <text:p>),</text:p>
          </table:table-cell>
          <table:table-cell/>
          <table:table-cell table:formula="of:=IFERROR(__xludf.DUMMYFUNCTION(&quot;if(ISTEXT('Definition (EN)'!H7), SPLIT('Definition (EN)'!H7, &quot;&quot; + &quot;&quot;, TRUE), &quot;&quot;&quot;&quot;)&quot;),&quot;actor&quot;)" office:value-type="string">
            <text:p>actor</text:p>
          </table:table-cell>
          <table:table-cell table:number-columns-repeated="10"/>
          <table:table-cell table:style-name="ce90" table:formula="of:=SUBSTITUTE([.A16]&amp;&quot; &quot;&amp;[.B16]&amp;[.C16]&amp;[.D16]&amp;[.E16]&amp;[.F16]&amp;[.G16]&amp;[.H16]&amp;[.I16]&amp;[.J16]&amp;[.K16]&amp;[.L16]&amp;[.M16];&quot;%w()&quot;;&quot;[]&quot;)" office:value-type="string">
            <text:p>slot_image_me: %w(actor),</text:p>
          </table:table-cell>
        </table:table-row>
        <table:table-row table:style-name="ro2">
          <table:table-cell table:formula="of:=LOWER(['Definition (EN)'.C7]&amp;&quot;_&quot;&amp;['Definition (EN)'.D7]&amp;&quot;_&quot;&amp;['Definition (EN)'.$U$3]&amp;&quot;:&quot;)" office:value-type="string">
            <text:p>slot_image_activity:</text:p>
          </table:table-cell>
          <table:table-cell table:formula="of:=&quot;%w(&quot;" office:value-type="string">
            <text:p>%w(</text:p>
          </table:table-cell>
          <table:table-cell table:formula="of:=IF(ISTEXT([.O17]);[.O17];&quot;&quot;)" office:value-type="string">
            <text:p>friends</text:p>
          </table:table-cell>
          <table:table-cell table:formula="of:=IF(ISBLANK([.P17]);&quot;&quot;;&quot; &quot;)&amp;IF(ISBLANK([.P17]);&quot;&quot;;[.P17])" office:value-type="string">
            <text:p> follower</text:p>
          </table:table-cell>
          <table:table-cell table:formula="of:=IF(ISBLANK([.Q17]);&quot;&quot;;&quot; &quot;)&amp;IF(ISBLANK([.Q17]);&quot;&quot;;[.Q17])" office:value-type="string">
            <text:p> creator</text:p>
          </table:table-cell>
          <table:table-cell table:formula="of:=IF(ISBLANK([.R17]);&quot;&quot;;&quot; &quot;)&amp;IF(ISBLANK([.R17]);&quot;&quot;;[.R17])" office:value-type="string">
            <text:p> member</text:p>
          </table:table-cell>
          <table:table-cell table:formula="of:=IF(ISBLANK([.S17]);&quot;&quot;;&quot; &quot;)&amp;IF(ISBLANK([.S17]);&quot;&quot;;[.S17])" office:value-type="string">
            <text:p/>
          </table:table-cell>
          <table:table-cell table:formula="of:=IF(ISBLANK([.T17]);&quot;&quot;;&quot; &quot;)&amp;IF(ISBLANK([.T17]);&quot;&quot;;[.T17])" office:value-type="string">
            <text:p/>
          </table:table-cell>
          <table:table-cell table:formula="of:=IF(ISBLANK([.U17]);&quot;&quot;;&quot; &quot;)&amp;IF(ISBLANK([.U17]);&quot;&quot;;[.U17])" office:value-type="string">
            <text:p/>
          </table:table-cell>
          <table:table-cell table:formula="of:=IF(ISBLANK([.V17]);&quot;&quot;;&quot; &quot;)&amp;IF(ISBLANK([.V17]);&quot;&quot;;[.V17])" office:value-type="string">
            <text:p/>
          </table:table-cell>
          <table:table-cell table:formula="of:=IF(ISBLANK([.W17]);&quot;&quot;;&quot; &quot;)&amp;IF(ISBLANK([.W17]);&quot;&quot;;[.W17])" office:value-type="string">
            <text:p/>
          </table:table-cell>
          <table:table-cell table:formula="of:=IF(ISBLANK([.X17]);&quot;&quot;;&quot; &quot;)&amp;IF(ISBLANK([.X17]);&quot;&quot;;[.X17])" office:value-type="string">
            <text:p/>
          </table:table-cell>
          <table:table-cell table:style-name="ce47" table:formula="of:=&quot;),&quot;" office:value-type="string">
            <text:p>),</text:p>
          </table:table-cell>
          <table:table-cell/>
          <table:table-cell table:formula="of:=IFERROR(__xludf.DUMMYFUNCTION(&quot;if(ISTEXT('Definition (EN)'!T7), SPLIT('Definition (EN)'!T7,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17]&amp;&quot; &quot;&amp;[.B17]&amp;[.C17]&amp;[.D17]&amp;[.E17]&amp;[.F17]&amp;[.G17]&amp;[.H17]&amp;[.I17]&amp;[.J17]&amp;[.K17]&amp;[.L17]&amp;[.M17];&quot;%w()&quot;;&quot;[]&quot;)" office:value-type="string">
            <text:p>slot_image_activity: %w(friends follower creator member),</text:p>
          </table:table-cell>
        </table:table-row>
        <table:table-row table:style-name="ro2">
          <table:table-cell table:formula="of:=LOWER(['Definition (EN)'.C7]&amp;&quot;_&quot;&amp;['Definition (EN)'.D7]&amp;&quot;_&quot;&amp;['Definition (EN)'.$Q$3]&amp;&quot;:&quot;)" office:value-type="string">
            <text:p>slot_image_notify:</text:p>
          </table:table-cell>
          <table:table-cell table:formula="of:=&quot;%w(&quot;" office:value-type="string">
            <text:p>%w(</text:p>
          </table:table-cell>
          <table:table-cell table:formula="of:=IF(ISTEXT([.O18]);[.O18];&quot;&quot;)" office:value-type="string">
            <text:p>follower</text:p>
          </table:table-cell>
          <table:table-cell table:formula="of:=IF(ISBLANK([.P18]);&quot;&quot;;&quot; &quot;)&amp;IF(ISBLANK([.P18]);&quot;&quot;;[.P18])" office:value-type="string">
            <text:p> creator</text:p>
          </table:table-cell>
          <table:table-cell table:formula="of:=IF(ISBLANK([.Q18]);&quot;&quot;;&quot; &quot;)&amp;IF(ISBLANK([.Q18]);&quot;&quot;;[.Q18])" office:value-type="string">
            <text:p/>
          </table:table-cell>
          <table:table-cell table:formula="of:=IF(ISBLANK([.R18]);&quot;&quot;;&quot; &quot;)&amp;IF(ISBLANK([.R18]);&quot;&quot;;[.R18])" office:value-type="string">
            <text:p/>
          </table:table-cell>
          <table:table-cell table:formula="of:=IF(ISBLANK([.S18]);&quot;&quot;;&quot; &quot;)&amp;IF(ISBLANK([.S18]);&quot;&quot;;[.S18])" office:value-type="string">
            <text:p/>
          </table:table-cell>
          <table:table-cell table:formula="of:=IF(ISBLANK([.T18]);&quot;&quot;;&quot; &quot;)&amp;IF(ISBLANK([.T18]);&quot;&quot;;[.T18])" office:value-type="string">
            <text:p/>
          </table:table-cell>
          <table:table-cell table:formula="of:=IF(ISBLANK([.U18]);&quot;&quot;;&quot; &quot;)&amp;IF(ISBLANK([.U18]);&quot;&quot;;[.U18])" office:value-type="string">
            <text:p/>
          </table:table-cell>
          <table:table-cell table:formula="of:=IF(ISBLANK([.V18]);&quot;&quot;;&quot; &quot;)&amp;IF(ISBLANK([.V18]);&quot;&quot;;[.V18])" office:value-type="string">
            <text:p/>
          </table:table-cell>
          <table:table-cell table:formula="of:=IF(ISBLANK([.W18]);&quot;&quot;;&quot; &quot;)&amp;IF(ISBLANK([.W18]);&quot;&quot;;[.W18])" office:value-type="string">
            <text:p/>
          </table:table-cell>
          <table:table-cell table:formula="of:=IF(ISBLANK([.X18]);&quot;&quot;;&quot; &quot;)&amp;IF(ISBLANK([.X18]);&quot;&quot;;[.X18])" office:value-type="string">
            <text:p/>
          </table:table-cell>
          <table:table-cell table:style-name="ce47" table:formula="of:=&quot;),&quot;" office:value-type="string">
            <text:p>),</text:p>
          </table:table-cell>
          <table:table-cell/>
          <table:table-cell table:formula="of:=IFERROR(__xludf.DUMMYFUNCTION(&quot;if(ISTEXT('Definition (EN)'!P7), SPLIT('Definition (EN)'!P7,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18]&amp;&quot; &quot;&amp;[.B18]&amp;[.C18]&amp;[.D18]&amp;[.E18]&amp;[.F18]&amp;[.G18]&amp;[.H18]&amp;[.I18]&amp;[.J18]&amp;[.K18]&amp;[.L18]&amp;[.M18];&quot;%w()&quot;;&quot;[]&quot;)" office:value-type="string">
            <text:p>slot_image_notify: %w(follower creator),</text:p>
          </table:table-cell>
        </table:table-row>
        <table:table-row table:style-name="ro2">
          <table:table-cell table:formula="of:=LOWER(['Definition (EN)'.C7]&amp;&quot;_&quot;&amp;['Definition (EN)'.D7]&amp;&quot;_&quot;&amp;['Definition (EN)'.$M$3]&amp;&quot;:&quot;)" office:value-type="string">
            <text:p>slot_image_push:</text:p>
          </table:table-cell>
          <table:table-cell table:formula="of:=&quot;%w(&quot;" office:value-type="string">
            <text:p>%w(</text:p>
          </table:table-cell>
          <table:table-cell table:formula="of:=IF(ISTEXT([.O19]);[.O19];&quot;&quot;)" office:value-type="string">
            <text:p>follower</text:p>
          </table:table-cell>
          <table:table-cell table:formula="of:=IF(ISBLANK([.P19]);&quot;&quot;;&quot; &quot;)&amp;IF(ISBLANK([.P19]);&quot;&quot;;[.P19])" office:value-type="string">
            <text:p> creator</text:p>
          </table:table-cell>
          <table:table-cell table:formula="of:=IF(ISBLANK([.Q19]);&quot;&quot;;&quot; &quot;)&amp;IF(ISBLANK([.Q19]);&quot;&quot;;[.Q19])" office:value-type="string">
            <text:p/>
          </table:table-cell>
          <table:table-cell table:formula="of:=IF(ISBLANK([.R19]);&quot;&quot;;&quot; &quot;)&amp;IF(ISBLANK([.R19]);&quot;&quot;;[.R19])" office:value-type="string">
            <text:p/>
          </table:table-cell>
          <table:table-cell table:formula="of:=IF(ISBLANK([.S19]);&quot;&quot;;&quot; &quot;)&amp;IF(ISBLANK([.S19]);&quot;&quot;;[.S19])" office:value-type="string">
            <text:p/>
          </table:table-cell>
          <table:table-cell table:formula="of:=IF(ISBLANK([.T19]);&quot;&quot;;&quot; &quot;)&amp;IF(ISBLANK([.T19]);&quot;&quot;;[.T19])" office:value-type="string">
            <text:p/>
          </table:table-cell>
          <table:table-cell table:formula="of:=IF(ISBLANK([.U19]);&quot;&quot;;&quot; &quot;)&amp;IF(ISBLANK([.U19]);&quot;&quot;;[.U19])" office:value-type="string">
            <text:p/>
          </table:table-cell>
          <table:table-cell table:formula="of:=IF(ISBLANK([.V19]);&quot;&quot;;&quot; &quot;)&amp;IF(ISBLANK([.V19]);&quot;&quot;;[.V19])" office:value-type="string">
            <text:p/>
          </table:table-cell>
          <table:table-cell table:formula="of:=IF(ISBLANK([.W19]);&quot;&quot;;&quot; &quot;)&amp;IF(ISBLANK([.W19]);&quot;&quot;;[.W19])" office:value-type="string">
            <text:p/>
          </table:table-cell>
          <table:table-cell table:formula="of:=IF(ISBLANK([.X19]);&quot;&quot;;&quot; &quot;)&amp;IF(ISBLANK([.X19]);&quot;&quot;;[.X19])" office:value-type="string">
            <text:p/>
          </table:table-cell>
          <table:table-cell table:style-name="ce47" table:formula="of:=&quot;),&quot;" office:value-type="string">
            <text:p>),</text:p>
          </table:table-cell>
          <table:table-cell/>
          <table:table-cell table:formula="of:=IFERROR(__xludf.DUMMYFUNCTION(&quot;if(ISTEXT('Definition (EN)'!L7), SPLIT('Definition (EN)'!L7,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19]&amp;&quot; &quot;&amp;[.B19]&amp;[.C19]&amp;[.D19]&amp;[.E19]&amp;[.F19]&amp;[.G19]&amp;[.H19]&amp;[.I19]&amp;[.J19]&amp;[.K19]&amp;[.L19]&amp;[.M19];&quot;%w()&quot;;&quot;[]&quot;)" office:value-type="string">
            <text:p>slot_image_push: %w(follower creator),</text:p>
          </table:table-cell>
        </table:table-row>
        <table:table-row table:style-name="ro2">
          <table:table-cell table:number-columns-repeated="2"/>
          <table:table-cell table:formula="of:=IF(ISTEXT([.O20]);[.O20];&quot;&quot;)" office:value-type="string">
            <text:p/>
          </table:table-cell>
          <table:table-cell table:formula="of:=IF(ISBLANK([.P20]);&quot;&quot;;&quot; &quot;)&amp;IF(ISBLANK([.P20]);&quot;&quot;;[.P20])" office:value-type="string">
            <text:p/>
          </table:table-cell>
          <table:table-cell table:formula="of:=IF(ISBLANK([.Q20]);&quot;&quot;;&quot; &quot;)&amp;IF(ISBLANK([.Q20]);&quot;&quot;;[.Q20])" office:value-type="string">
            <text:p/>
          </table:table-cell>
          <table:table-cell table:formula="of:=IF(ISBLANK([.R20]);&quot;&quot;;&quot; &quot;)&amp;IF(ISBLANK([.R20]);&quot;&quot;;[.R20])" office:value-type="string">
            <text:p/>
          </table:table-cell>
          <table:table-cell table:formula="of:=IF(ISBLANK([.S20]);&quot;&quot;;&quot; &quot;)&amp;IF(ISBLANK([.S20]);&quot;&quot;;[.S20])" office:value-type="string">
            <text:p/>
          </table:table-cell>
          <table:table-cell table:formula="of:=IF(ISBLANK([.T20]);&quot;&quot;;&quot; &quot;)&amp;IF(ISBLANK([.T20]);&quot;&quot;;[.T20])" office:value-type="string">
            <text:p/>
          </table:table-cell>
          <table:table-cell table:formula="of:=IF(ISBLANK([.U20]);&quot;&quot;;&quot; &quot;)&amp;IF(ISBLANK([.U20]);&quot;&quot;;[.U20])" office:value-type="string">
            <text:p/>
          </table:table-cell>
          <table:table-cell table:formula="of:=IF(ISBLANK([.V20]);&quot;&quot;;&quot; &quot;)&amp;IF(ISBLANK([.V20]);&quot;&quot;;[.V20])" office:value-type="string">
            <text:p/>
          </table:table-cell>
          <table:table-cell table:formula="of:=IF(ISBLANK([.W20]);&quot;&quot;;&quot; &quot;)&amp;IF(ISBLANK([.W20]);&quot;&quot;;[.W20])" office:value-type="string">
            <text:p/>
          </table:table-cell>
          <table:table-cell table:formula="of:=IF(ISBLANK([.X20]);&quot;&quot;;&quot; &quot;)&amp;IF(ISBLANK([.X20]);&quot;&quot;;[.X20])" office:value-type="string">
            <text:p/>
          </table:table-cell>
          <table:table-cell table:number-columns-repeated="13"/>
          <table:table-cell table:style-name="ce90" table:formula="of:=SUBSTITUTE([.A20]&amp;&quot; &quot;&amp;[.B20]&amp;[.C20]&amp;[.D20]&amp;[.E20]&amp;[.F20]&amp;[.G20]&amp;[.H20]&amp;[.I20]&amp;[.J20]&amp;[.K20]&amp;[.L20]&amp;[.M20];&quot;%w()&quot;;&quot;[]&quot;)" office:value-type="string">
            <text:p> </text:p>
          </table:table-cell>
        </table:table-row>
        <table:table-row table:style-name="ro2">
          <table:table-cell table:formula="of:=LOWER(['Definition (EN)'.C8]&amp;&quot;_&quot;&amp;['Definition (EN)'.D8]&amp;&quot;_&quot;&amp;['Definition (EN)'.$I$3]&amp;&quot;:&quot;)" office:value-type="string">
            <text:p>slot_video_me:</text:p>
          </table:table-cell>
          <table:table-cell table:formula="of:=&quot;%w(&quot;" office:value-type="string">
            <text:p>%w(</text:p>
          </table:table-cell>
          <table:table-cell table:formula="of:=IF(ISTEXT([.O21]);[.O21];&quot;&quot;)" office:value-type="string">
            <text:p>actor</text:p>
          </table:table-cell>
          <table:table-cell table:formula="of:=IF(ISBLANK([.P21]);&quot;&quot;;&quot; &quot;)&amp;IF(ISBLANK([.P21]);&quot;&quot;;[.P21])" office:value-type="string">
            <text:p/>
          </table:table-cell>
          <table:table-cell table:formula="of:=IF(ISBLANK([.Q21]);&quot;&quot;;&quot; &quot;)&amp;IF(ISBLANK([.Q21]);&quot;&quot;;[.Q21])" office:value-type="string">
            <text:p/>
          </table:table-cell>
          <table:table-cell table:formula="of:=IF(ISBLANK([.R21]);&quot;&quot;;&quot; &quot;)&amp;IF(ISBLANK([.R21]);&quot;&quot;;[.R21])" office:value-type="string">
            <text:p/>
          </table:table-cell>
          <table:table-cell table:formula="of:=IF(ISBLANK([.S21]);&quot;&quot;;&quot; &quot;)&amp;IF(ISBLANK([.S21]);&quot;&quot;;[.S21])" office:value-type="string">
            <text:p/>
          </table:table-cell>
          <table:table-cell table:formula="of:=IF(ISBLANK([.T21]);&quot;&quot;;&quot; &quot;)&amp;IF(ISBLANK([.T21]);&quot;&quot;;[.T21])" office:value-type="string">
            <text:p/>
          </table:table-cell>
          <table:table-cell table:formula="of:=IF(ISBLANK([.U21]);&quot;&quot;;&quot; &quot;)&amp;IF(ISBLANK([.U21]);&quot;&quot;;[.U21])" office:value-type="string">
            <text:p/>
          </table:table-cell>
          <table:table-cell table:formula="of:=IF(ISBLANK([.V21]);&quot;&quot;;&quot; &quot;)&amp;IF(ISBLANK([.V21]);&quot;&quot;;[.V21])" office:value-type="string">
            <text:p/>
          </table:table-cell>
          <table:table-cell table:formula="of:=IF(ISBLANK([.W21]);&quot;&quot;;&quot; &quot;)&amp;IF(ISBLANK([.W21]);&quot;&quot;;[.W21])" office:value-type="string">
            <text:p/>
          </table:table-cell>
          <table:table-cell table:formula="of:=IF(ISBLANK([.X21]);&quot;&quot;;&quot; &quot;)&amp;IF(ISBLANK([.X21]);&quot;&quot;;[.X21])" office:value-type="string">
            <text:p/>
          </table:table-cell>
          <table:table-cell table:style-name="ce47" table:formula="of:=&quot;),&quot;" office:value-type="string">
            <text:p>),</text:p>
          </table:table-cell>
          <table:table-cell/>
          <table:table-cell table:formula="of:=IFERROR(__xludf.DUMMYFUNCTION(&quot;SPLIT('Definition (EN)'!H8, &quot;&quot; + &quot;&quot;, TRUE)&quot;),&quot;actor&quot;)" office:value-type="string">
            <text:p>actor</text:p>
          </table:table-cell>
          <table:table-cell table:number-columns-repeated="10"/>
          <table:table-cell table:style-name="ce90" table:formula="of:=SUBSTITUTE([.A21]&amp;&quot; &quot;&amp;[.B21]&amp;[.C21]&amp;[.D21]&amp;[.E21]&amp;[.F21]&amp;[.G21]&amp;[.H21]&amp;[.I21]&amp;[.J21]&amp;[.K21]&amp;[.L21]&amp;[.M21];&quot;%w()&quot;;&quot;[]&quot;)" office:value-type="string">
            <text:p>slot_video_me: %w(actor),</text:p>
          </table:table-cell>
        </table:table-row>
        <table:table-row table:style-name="ro2">
          <table:table-cell table:formula="of:=LOWER(['Definition (EN)'.C8]&amp;&quot;_&quot;&amp;['Definition (EN)'.D8]&amp;&quot;_&quot;&amp;['Definition (EN)'.$U$3]&amp;&quot;:&quot;)" office:value-type="string">
            <text:p>slot_video_activity:</text:p>
          </table:table-cell>
          <table:table-cell table:formula="of:=&quot;%w(&quot;" office:value-type="string">
            <text:p>%w(</text:p>
          </table:table-cell>
          <table:table-cell table:formula="of:=IF(ISTEXT([.O22]);[.O22];&quot;&quot;)" office:value-type="string">
            <text:p>friends</text:p>
          </table:table-cell>
          <table:table-cell table:formula="of:=IF(ISBLANK([.P22]);&quot;&quot;;&quot; &quot;)&amp;IF(ISBLANK([.P22]);&quot;&quot;;[.P22])" office:value-type="string">
            <text:p> follower</text:p>
          </table:table-cell>
          <table:table-cell table:formula="of:=IF(ISBLANK([.Q22]);&quot;&quot;;&quot; &quot;)&amp;IF(ISBLANK([.Q22]);&quot;&quot;;[.Q22])" office:value-type="string">
            <text:p> creator</text:p>
          </table:table-cell>
          <table:table-cell table:formula="of:=IF(ISBLANK([.R22]);&quot;&quot;;&quot; &quot;)&amp;IF(ISBLANK([.R22]);&quot;&quot;;[.R22])" office:value-type="string">
            <text:p> member</text:p>
          </table:table-cell>
          <table:table-cell table:formula="of:=IF(ISBLANK([.S22]);&quot;&quot;;&quot; &quot;)&amp;IF(ISBLANK([.S22]);&quot;&quot;;[.S22])" office:value-type="string">
            <text:p/>
          </table:table-cell>
          <table:table-cell table:formula="of:=IF(ISBLANK([.T22]);&quot;&quot;;&quot; &quot;)&amp;IF(ISBLANK([.T22]);&quot;&quot;;[.T22])" office:value-type="string">
            <text:p/>
          </table:table-cell>
          <table:table-cell table:formula="of:=IF(ISBLANK([.U22]);&quot;&quot;;&quot; &quot;)&amp;IF(ISBLANK([.U22]);&quot;&quot;;[.U22])" office:value-type="string">
            <text:p/>
          </table:table-cell>
          <table:table-cell table:formula="of:=IF(ISBLANK([.V22]);&quot;&quot;;&quot; &quot;)&amp;IF(ISBLANK([.V22]);&quot;&quot;;[.V22])" office:value-type="string">
            <text:p/>
          </table:table-cell>
          <table:table-cell table:formula="of:=IF(ISBLANK([.W22]);&quot;&quot;;&quot; &quot;)&amp;IF(ISBLANK([.W22]);&quot;&quot;;[.W22])" office:value-type="string">
            <text:p/>
          </table:table-cell>
          <table:table-cell table:formula="of:=IF(ISBLANK([.X22]);&quot;&quot;;&quot; &quot;)&amp;IF(ISBLANK([.X22]);&quot;&quot;;[.X22])" office:value-type="string">
            <text:p/>
          </table:table-cell>
          <table:table-cell table:style-name="ce47" table:formula="of:=&quot;),&quot;" office:value-type="string">
            <text:p>),</text:p>
          </table:table-cell>
          <table:table-cell/>
          <table:table-cell table:formula="of:=IFERROR(__xludf.DUMMYFUNCTION(&quot;SPLIT('Definition (EN)'!T8, &quot;&quot; + &quot;&quot;, TRUE)&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2]&amp;&quot; &quot;&amp;[.B22]&amp;[.C22]&amp;[.D22]&amp;[.E22]&amp;[.F22]&amp;[.G22]&amp;[.H22]&amp;[.I22]&amp;[.J22]&amp;[.K22]&amp;[.L22]&amp;[.M22];&quot;%w()&quot;;&quot;[]&quot;)" office:value-type="string">
            <text:p>slot_video_activity: %w(friends follower creator member),</text:p>
          </table:table-cell>
        </table:table-row>
        <table:table-row table:style-name="ro2">
          <table:table-cell table:formula="of:=LOWER(['Definition (EN)'.C8]&amp;&quot;_&quot;&amp;['Definition (EN)'.D8]&amp;&quot;_&quot;&amp;['Definition (EN)'.$Q$3]&amp;&quot;:&quot;)" office:value-type="string">
            <text:p>slot_video_notify:</text:p>
          </table:table-cell>
          <table:table-cell table:formula="of:=&quot;%w(&quot;" office:value-type="string">
            <text:p>%w(</text:p>
          </table:table-cell>
          <table:table-cell table:formula="of:=IF(ISTEXT([.O23]);[.O23];&quot;&quot;)" office:value-type="string">
            <text:p>follower</text:p>
          </table:table-cell>
          <table:table-cell table:formula="of:=IF(ISBLANK([.P23]);&quot;&quot;;&quot; &quot;)&amp;IF(ISBLANK([.P23]);&quot;&quot;;[.P23])" office:value-type="string">
            <text:p> creator</text:p>
          </table:table-cell>
          <table:table-cell table:formula="of:=IF(ISBLANK([.Q23]);&quot;&quot;;&quot; &quot;)&amp;IF(ISBLANK([.Q23]);&quot;&quot;;[.Q23])" office:value-type="string">
            <text:p/>
          </table:table-cell>
          <table:table-cell table:formula="of:=IF(ISBLANK([.R23]);&quot;&quot;;&quot; &quot;)&amp;IF(ISBLANK([.R23]);&quot;&quot;;[.R23])" office:value-type="string">
            <text:p/>
          </table:table-cell>
          <table:table-cell table:formula="of:=IF(ISBLANK([.S23]);&quot;&quot;;&quot; &quot;)&amp;IF(ISBLANK([.S23]);&quot;&quot;;[.S23])" office:value-type="string">
            <text:p/>
          </table:table-cell>
          <table:table-cell table:formula="of:=IF(ISBLANK([.T23]);&quot;&quot;;&quot; &quot;)&amp;IF(ISBLANK([.T23]);&quot;&quot;;[.T23])" office:value-type="string">
            <text:p/>
          </table:table-cell>
          <table:table-cell table:formula="of:=IF(ISBLANK([.U23]);&quot;&quot;;&quot; &quot;)&amp;IF(ISBLANK([.U23]);&quot;&quot;;[.U23])" office:value-type="string">
            <text:p/>
          </table:table-cell>
          <table:table-cell table:formula="of:=IF(ISBLANK([.V23]);&quot;&quot;;&quot; &quot;)&amp;IF(ISBLANK([.V23]);&quot;&quot;;[.V23])" office:value-type="string">
            <text:p/>
          </table:table-cell>
          <table:table-cell table:formula="of:=IF(ISBLANK([.W23]);&quot;&quot;;&quot; &quot;)&amp;IF(ISBLANK([.W23]);&quot;&quot;;[.W23])" office:value-type="string">
            <text:p/>
          </table:table-cell>
          <table:table-cell table:formula="of:=IF(ISBLANK([.X23]);&quot;&quot;;&quot; &quot;)&amp;IF(ISBLANK([.X23]);&quot;&quot;;[.X23])" office:value-type="string">
            <text:p/>
          </table:table-cell>
          <table:table-cell table:style-name="ce47" table:formula="of:=&quot;),&quot;" office:value-type="string">
            <text:p>),</text:p>
          </table:table-cell>
          <table:table-cell/>
          <table:table-cell table:formula="of:=IFERROR(__xludf.DUMMYFUNCTION(&quot;SPLIT('Definition (EN)'!P8, &quot;&quot; + &quot;&quot;, TRUE)&quot;),&quot;follower&quot;)" office:value-type="string">
            <text:p>follower</text:p>
          </table:table-cell>
          <table:table-cell office:value-type="string">
            <text:p>creator</text:p>
          </table:table-cell>
          <table:table-cell table:number-columns-repeated="9"/>
          <table:table-cell table:style-name="ce90" table:formula="of:=SUBSTITUTE([.A23]&amp;&quot; &quot;&amp;[.B23]&amp;[.C23]&amp;[.D23]&amp;[.E23]&amp;[.F23]&amp;[.G23]&amp;[.H23]&amp;[.I23]&amp;[.J23]&amp;[.K23]&amp;[.L23]&amp;[.M23];&quot;%w()&quot;;&quot;[]&quot;)" office:value-type="string">
            <text:p>slot_video_notify: %w(follower creator),</text:p>
          </table:table-cell>
        </table:table-row>
        <table:table-row table:style-name="ro2">
          <table:table-cell table:formula="of:=LOWER(['Definition (EN)'.C8]&amp;&quot;_&quot;&amp;['Definition (EN)'.D8]&amp;&quot;_&quot;&amp;['Definition (EN)'.$M$3]&amp;&quot;:&quot;)" office:value-type="string">
            <text:p>slot_video_push:</text:p>
          </table:table-cell>
          <table:table-cell table:formula="of:=&quot;%w(&quot;" office:value-type="string">
            <text:p>%w(</text:p>
          </table:table-cell>
          <table:table-cell table:formula="of:=IF(ISTEXT([.O24]);[.O24];&quot;&quot;)" office:value-type="string">
            <text:p>follower</text:p>
          </table:table-cell>
          <table:table-cell table:formula="of:=IF(ISBLANK([.P24]);&quot;&quot;;&quot; &quot;)&amp;IF(ISBLANK([.P24]);&quot;&quot;;[.P24])" office:value-type="string">
            <text:p> creator</text:p>
          </table:table-cell>
          <table:table-cell table:formula="of:=IF(ISBLANK([.Q24]);&quot;&quot;;&quot; &quot;)&amp;IF(ISBLANK([.Q24]);&quot;&quot;;[.Q24])" office:value-type="string">
            <text:p/>
          </table:table-cell>
          <table:table-cell table:formula="of:=IF(ISBLANK([.R24]);&quot;&quot;;&quot; &quot;)&amp;IF(ISBLANK([.R24]);&quot;&quot;;[.R24])" office:value-type="string">
            <text:p/>
          </table:table-cell>
          <table:table-cell table:formula="of:=IF(ISBLANK([.S24]);&quot;&quot;;&quot; &quot;)&amp;IF(ISBLANK([.S24]);&quot;&quot;;[.S24])" office:value-type="string">
            <text:p/>
          </table:table-cell>
          <table:table-cell table:formula="of:=IF(ISBLANK([.T24]);&quot;&quot;;&quot; &quot;)&amp;IF(ISBLANK([.T24]);&quot;&quot;;[.T24])" office:value-type="string">
            <text:p/>
          </table:table-cell>
          <table:table-cell table:formula="of:=IF(ISBLANK([.U24]);&quot;&quot;;&quot; &quot;)&amp;IF(ISBLANK([.U24]);&quot;&quot;;[.U24])" office:value-type="string">
            <text:p/>
          </table:table-cell>
          <table:table-cell table:formula="of:=IF(ISBLANK([.V24]);&quot;&quot;;&quot; &quot;)&amp;IF(ISBLANK([.V24]);&quot;&quot;;[.V24])" office:value-type="string">
            <text:p/>
          </table:table-cell>
          <table:table-cell table:formula="of:=IF(ISBLANK([.W24]);&quot;&quot;;&quot; &quot;)&amp;IF(ISBLANK([.W24]);&quot;&quot;;[.W24])" office:value-type="string">
            <text:p/>
          </table:table-cell>
          <table:table-cell table:formula="of:=IF(ISBLANK([.X24]);&quot;&quot;;&quot; &quot;)&amp;IF(ISBLANK([.X24]);&quot;&quot;;[.X24])" office:value-type="string">
            <text:p/>
          </table:table-cell>
          <table:table-cell table:style-name="ce47" table:formula="of:=&quot;),&quot;" office:value-type="string">
            <text:p>),</text:p>
          </table:table-cell>
          <table:table-cell/>
          <table:table-cell table:formula="of:=IFERROR(__xludf.DUMMYFUNCTION(&quot;SPLIT('Definition (EN)'!L8, &quot;&quot; + &quot;&quot;, TRUE)&quot;),&quot;follower&quot;)" office:value-type="string">
            <text:p>follower</text:p>
          </table:table-cell>
          <table:table-cell office:value-type="string">
            <text:p>creator</text:p>
          </table:table-cell>
          <table:table-cell table:number-columns-repeated="9"/>
          <table:table-cell table:style-name="ce90" table:formula="of:=SUBSTITUTE([.A24]&amp;&quot; &quot;&amp;[.B24]&amp;[.C24]&amp;[.D24]&amp;[.E24]&amp;[.F24]&amp;[.G24]&amp;[.H24]&amp;[.I24]&amp;[.J24]&amp;[.K24]&amp;[.L24]&amp;[.M24];&quot;%w()&quot;;&quot;[]&quot;)" office:value-type="string">
            <text:p>slot_video_push: %w(follower creator),</text:p>
          </table:table-cell>
        </table:table-row>
        <table:table-row table:style-name="ro2">
          <table:table-cell table:number-columns-repeated="2"/>
          <table:table-cell table:formula="of:=IF(ISTEXT([.O25]);[.O25];&quot;&quot;)" office:value-type="string">
            <text:p/>
          </table:table-cell>
          <table:table-cell table:formula="of:=IF(ISBLANK([.P25]);&quot;&quot;;&quot; &quot;)&amp;IF(ISBLANK([.P25]);&quot;&quot;;[.P25])" office:value-type="string">
            <text:p/>
          </table:table-cell>
          <table:table-cell table:formula="of:=IF(ISBLANK([.Q25]);&quot;&quot;;&quot; &quot;)&amp;IF(ISBLANK([.Q25]);&quot;&quot;;[.Q25])" office:value-type="string">
            <text:p/>
          </table:table-cell>
          <table:table-cell table:formula="of:=IF(ISBLANK([.R25]);&quot;&quot;;&quot; &quot;)&amp;IF(ISBLANK([.R25]);&quot;&quot;;[.R25])" office:value-type="string">
            <text:p/>
          </table:table-cell>
          <table:table-cell table:formula="of:=IF(ISBLANK([.S25]);&quot;&quot;;&quot; &quot;)&amp;IF(ISBLANK([.S25]);&quot;&quot;;[.S25])" office:value-type="string">
            <text:p/>
          </table:table-cell>
          <table:table-cell table:formula="of:=IF(ISBLANK([.T25]);&quot;&quot;;&quot; &quot;)&amp;IF(ISBLANK([.T25]);&quot;&quot;;[.T25])" office:value-type="string">
            <text:p/>
          </table:table-cell>
          <table:table-cell table:formula="of:=IF(ISBLANK([.U25]);&quot;&quot;;&quot; &quot;)&amp;IF(ISBLANK([.U25]);&quot;&quot;;[.U25])" office:value-type="string">
            <text:p/>
          </table:table-cell>
          <table:table-cell table:formula="of:=IF(ISBLANK([.V25]);&quot;&quot;;&quot; &quot;)&amp;IF(ISBLANK([.V25]);&quot;&quot;;[.V25])" office:value-type="string">
            <text:p/>
          </table:table-cell>
          <table:table-cell table:formula="of:=IF(ISBLANK([.W25]);&quot;&quot;;&quot; &quot;)&amp;IF(ISBLANK([.W25]);&quot;&quot;;[.W25])" office:value-type="string">
            <text:p/>
          </table:table-cell>
          <table:table-cell table:formula="of:=IF(ISBLANK([.X25]);&quot;&quot;;&quot; &quot;)&amp;IF(ISBLANK([.X25]);&quot;&quot;;[.X25])" office:value-type="string">
            <text:p/>
          </table:table-cell>
          <table:table-cell table:number-columns-repeated="13"/>
          <table:table-cell table:style-name="ce90" table:formula="of:=SUBSTITUTE([.A25]&amp;&quot; &quot;&amp;[.B25]&amp;[.C25]&amp;[.D25]&amp;[.E25]&amp;[.F25]&amp;[.G25]&amp;[.H25]&amp;[.I25]&amp;[.J25]&amp;[.K25]&amp;[.L25]&amp;[.M25];&quot;%w()&quot;;&quot;[]&quot;)" office:value-type="string">
            <text:p> </text:p>
          </table:table-cell>
        </table:table-row>
        <table:table-row table:style-name="ro2">
          <table:table-cell table:formula="of:=LOWER(['Definition (EN)'.C9]&amp;&quot;_&quot;&amp;['Definition (EN)'.D9]&amp;&quot;_&quot;&amp;['Definition (EN)'.$I$3]&amp;&quot;:&quot;)" office:value-type="string">
            <text:p>slot_audio_me:</text:p>
          </table:table-cell>
          <table:table-cell table:formula="of:=&quot;%w(&quot;" office:value-type="string">
            <text:p>%w(</text:p>
          </table:table-cell>
          <table:table-cell table:formula="of:=IF(ISTEXT([.O26]);[.O26];&quot;&quot;)" office:value-type="string">
            <text:p>actor</text:p>
          </table:table-cell>
          <table:table-cell table:formula="of:=IF(ISBLANK([.P26]);&quot;&quot;;&quot; &quot;)&amp;IF(ISBLANK([.P26]);&quot;&quot;;[.P26])" office:value-type="string">
            <text:p/>
          </table:table-cell>
          <table:table-cell table:formula="of:=IF(ISBLANK([.Q26]);&quot;&quot;;&quot; &quot;)&amp;IF(ISBLANK([.Q26]);&quot;&quot;;[.Q26])" office:value-type="string">
            <text:p/>
          </table:table-cell>
          <table:table-cell table:formula="of:=IF(ISBLANK([.R26]);&quot;&quot;;&quot; &quot;)&amp;IF(ISBLANK([.R26]);&quot;&quot;;[.R26])" office:value-type="string">
            <text:p/>
          </table:table-cell>
          <table:table-cell table:formula="of:=IF(ISBLANK([.S26]);&quot;&quot;;&quot; &quot;)&amp;IF(ISBLANK([.S26]);&quot;&quot;;[.S26])" office:value-type="string">
            <text:p/>
          </table:table-cell>
          <table:table-cell table:formula="of:=IF(ISBLANK([.T26]);&quot;&quot;;&quot; &quot;)&amp;IF(ISBLANK([.T26]);&quot;&quot;;[.T26])" office:value-type="string">
            <text:p/>
          </table:table-cell>
          <table:table-cell table:formula="of:=IF(ISBLANK([.U26]);&quot;&quot;;&quot; &quot;)&amp;IF(ISBLANK([.U26]);&quot;&quot;;[.U26])" office:value-type="string">
            <text:p/>
          </table:table-cell>
          <table:table-cell table:formula="of:=IF(ISBLANK([.V26]);&quot;&quot;;&quot; &quot;)&amp;IF(ISBLANK([.V26]);&quot;&quot;;[.V26])" office:value-type="string">
            <text:p/>
          </table:table-cell>
          <table:table-cell table:formula="of:=IF(ISBLANK([.W26]);&quot;&quot;;&quot; &quot;)&amp;IF(ISBLANK([.W26]);&quot;&quot;;[.W26])" office:value-type="string">
            <text:p/>
          </table:table-cell>
          <table:table-cell table:formula="of:=IF(ISBLANK([.X26]);&quot;&quot;;&quot; &quot;)&amp;IF(ISBLANK([.X26]);&quot;&quot;;[.X26])" office:value-type="string">
            <text:p/>
          </table:table-cell>
          <table:table-cell table:style-name="ce47" table:formula="of:=&quot;),&quot;" office:value-type="string">
            <text:p>),</text:p>
          </table:table-cell>
          <table:table-cell/>
          <table:table-cell table:formula="of:=IFERROR(__xludf.DUMMYFUNCTION(&quot;if(ISTEXT('Definition (EN)'!H9), SPLIT('Definition (EN)'!H9, &quot;&quot; + &quot;&quot;, TRUE), &quot;&quot;&quot;&quot;)&quot;),&quot;actor&quot;)" office:value-type="string">
            <text:p>actor</text:p>
          </table:table-cell>
          <table:table-cell table:number-columns-repeated="10"/>
          <table:table-cell table:style-name="ce90" table:formula="of:=SUBSTITUTE([.A26]&amp;&quot; &quot;&amp;[.B26]&amp;[.C26]&amp;[.D26]&amp;[.E26]&amp;[.F26]&amp;[.G26]&amp;[.H26]&amp;[.I26]&amp;[.J26]&amp;[.K26]&amp;[.L26]&amp;[.M26];&quot;%w()&quot;;&quot;[]&quot;)" office:value-type="string">
            <text:p>slot_audio_me: %w(actor),</text:p>
          </table:table-cell>
        </table:table-row>
        <table:table-row table:style-name="ro2">
          <table:table-cell table:formula="of:=LOWER(['Definition (EN)'.C9]&amp;&quot;_&quot;&amp;['Definition (EN)'.D9]&amp;&quot;_&quot;&amp;['Definition (EN)'.$U$3]&amp;&quot;:&quot;)" office:value-type="string">
            <text:p>slot_audio_activity:</text:p>
          </table:table-cell>
          <table:table-cell table:formula="of:=&quot;%w(&quot;" office:value-type="string">
            <text:p>%w(</text:p>
          </table:table-cell>
          <table:table-cell table:formula="of:=IF(ISTEXT([.O27]);[.O27];&quot;&quot;)" office:value-type="string">
            <text:p>friends</text:p>
          </table:table-cell>
          <table:table-cell table:formula="of:=IF(ISBLANK([.P27]);&quot;&quot;;&quot; &quot;)&amp;IF(ISBLANK([.P27]);&quot;&quot;;[.P27])" office:value-type="string">
            <text:p> follower</text:p>
          </table:table-cell>
          <table:table-cell table:formula="of:=IF(ISBLANK([.Q27]);&quot;&quot;;&quot; &quot;)&amp;IF(ISBLANK([.Q27]);&quot;&quot;;[.Q27])" office:value-type="string">
            <text:p> creator</text:p>
          </table:table-cell>
          <table:table-cell table:formula="of:=IF(ISBLANK([.R27]);&quot;&quot;;&quot; &quot;)&amp;IF(ISBLANK([.R27]);&quot;&quot;;[.R27])" office:value-type="string">
            <text:p> member</text:p>
          </table:table-cell>
          <table:table-cell table:formula="of:=IF(ISBLANK([.S27]);&quot;&quot;;&quot; &quot;)&amp;IF(ISBLANK([.S27]);&quot;&quot;;[.S27])" office:value-type="string">
            <text:p/>
          </table:table-cell>
          <table:table-cell table:formula="of:=IF(ISBLANK([.T27]);&quot;&quot;;&quot; &quot;)&amp;IF(ISBLANK([.T27]);&quot;&quot;;[.T27])" office:value-type="string">
            <text:p/>
          </table:table-cell>
          <table:table-cell table:formula="of:=IF(ISBLANK([.U27]);&quot;&quot;;&quot; &quot;)&amp;IF(ISBLANK([.U27]);&quot;&quot;;[.U27])" office:value-type="string">
            <text:p/>
          </table:table-cell>
          <table:table-cell table:formula="of:=IF(ISBLANK([.V27]);&quot;&quot;;&quot; &quot;)&amp;IF(ISBLANK([.V27]);&quot;&quot;;[.V27])" office:value-type="string">
            <text:p/>
          </table:table-cell>
          <table:table-cell table:formula="of:=IF(ISBLANK([.W27]);&quot;&quot;;&quot; &quot;)&amp;IF(ISBLANK([.W27]);&quot;&quot;;[.W27])" office:value-type="string">
            <text:p/>
          </table:table-cell>
          <table:table-cell table:formula="of:=IF(ISBLANK([.X27]);&quot;&quot;;&quot; &quot;)&amp;IF(ISBLANK([.X27]);&quot;&quot;;[.X27])" office:value-type="string">
            <text:p/>
          </table:table-cell>
          <table:table-cell table:style-name="ce47" table:formula="of:=&quot;),&quot;" office:value-type="string">
            <text:p>),</text:p>
          </table:table-cell>
          <table:table-cell/>
          <table:table-cell table:formula="of:=IFERROR(__xludf.DUMMYFUNCTION(&quot;if(ISTEXT('Definition (EN)'!T9), SPLIT('Definition (EN)'!T9,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27]&amp;&quot; &quot;&amp;[.B27]&amp;[.C27]&amp;[.D27]&amp;[.E27]&amp;[.F27]&amp;[.G27]&amp;[.H27]&amp;[.I27]&amp;[.J27]&amp;[.K27]&amp;[.L27]&amp;[.M27];&quot;%w()&quot;;&quot;[]&quot;)" office:value-type="string">
            <text:p>slot_audio_activity: %w(friends follower creator member),</text:p>
          </table:table-cell>
        </table:table-row>
        <table:table-row table:style-name="ro2">
          <table:table-cell table:formula="of:=LOWER(['Definition (EN)'.C9]&amp;&quot;_&quot;&amp;['Definition (EN)'.D9]&amp;&quot;_&quot;&amp;['Definition (EN)'.$Q$3]&amp;&quot;:&quot;)" office:value-type="string">
            <text:p>slot_audio_notify:</text:p>
          </table:table-cell>
          <table:table-cell table:formula="of:=&quot;%w(&quot;" office:value-type="string">
            <text:p>%w(</text:p>
          </table:table-cell>
          <table:table-cell table:formula="of:=IF(ISTEXT([.O28]);[.O28];&quot;&quot;)" office:value-type="string">
            <text:p>follower</text:p>
          </table:table-cell>
          <table:table-cell table:formula="of:=IF(ISBLANK([.P28]);&quot;&quot;;&quot; &quot;)&amp;IF(ISBLANK([.P28]);&quot;&quot;;[.P28])" office:value-type="string">
            <text:p> creator</text:p>
          </table:table-cell>
          <table:table-cell table:formula="of:=IF(ISBLANK([.Q28]);&quot;&quot;;&quot; &quot;)&amp;IF(ISBLANK([.Q28]);&quot;&quot;;[.Q28])" office:value-type="string">
            <text:p/>
          </table:table-cell>
          <table:table-cell table:formula="of:=IF(ISBLANK([.R28]);&quot;&quot;;&quot; &quot;)&amp;IF(ISBLANK([.R28]);&quot;&quot;;[.R28])" office:value-type="string">
            <text:p/>
          </table:table-cell>
          <table:table-cell table:formula="of:=IF(ISBLANK([.S28]);&quot;&quot;;&quot; &quot;)&amp;IF(ISBLANK([.S28]);&quot;&quot;;[.S28])" office:value-type="string">
            <text:p/>
          </table:table-cell>
          <table:table-cell table:formula="of:=IF(ISBLANK([.T28]);&quot;&quot;;&quot; &quot;)&amp;IF(ISBLANK([.T28]);&quot;&quot;;[.T28])" office:value-type="string">
            <text:p/>
          </table:table-cell>
          <table:table-cell table:formula="of:=IF(ISBLANK([.U28]);&quot;&quot;;&quot; &quot;)&amp;IF(ISBLANK([.U28]);&quot;&quot;;[.U28])" office:value-type="string">
            <text:p/>
          </table:table-cell>
          <table:table-cell table:formula="of:=IF(ISBLANK([.V28]);&quot;&quot;;&quot; &quot;)&amp;IF(ISBLANK([.V28]);&quot;&quot;;[.V28])" office:value-type="string">
            <text:p/>
          </table:table-cell>
          <table:table-cell table:formula="of:=IF(ISBLANK([.W28]);&quot;&quot;;&quot; &quot;)&amp;IF(ISBLANK([.W28]);&quot;&quot;;[.W28])" office:value-type="string">
            <text:p/>
          </table:table-cell>
          <table:table-cell table:formula="of:=IF(ISBLANK([.X28]);&quot;&quot;;&quot; &quot;)&amp;IF(ISBLANK([.X28]);&quot;&quot;;[.X28])" office:value-type="string">
            <text:p/>
          </table:table-cell>
          <table:table-cell table:style-name="ce47" table:formula="of:=&quot;),&quot;" office:value-type="string">
            <text:p>),</text:p>
          </table:table-cell>
          <table:table-cell/>
          <table:table-cell table:formula="of:=IFERROR(__xludf.DUMMYFUNCTION(&quot;if(ISTEXT('Definition (EN)'!P9), SPLIT('Definition (EN)'!P9,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28]&amp;&quot; &quot;&amp;[.B28]&amp;[.C28]&amp;[.D28]&amp;[.E28]&amp;[.F28]&amp;[.G28]&amp;[.H28]&amp;[.I28]&amp;[.J28]&amp;[.K28]&amp;[.L28]&amp;[.M28];&quot;%w()&quot;;&quot;[]&quot;)" office:value-type="string">
            <text:p>slot_audio_notify: %w(follower creator),</text:p>
          </table:table-cell>
        </table:table-row>
        <table:table-row table:style-name="ro2">
          <table:table-cell table:formula="of:=LOWER(['Definition (EN)'.C9]&amp;&quot;_&quot;&amp;['Definition (EN)'.D9]&amp;&quot;_&quot;&amp;['Definition (EN)'.$M$3]&amp;&quot;:&quot;)" office:value-type="string">
            <text:p>slot_audio_push:</text:p>
          </table:table-cell>
          <table:table-cell table:formula="of:=&quot;%w(&quot;" office:value-type="string">
            <text:p>%w(</text:p>
          </table:table-cell>
          <table:table-cell table:formula="of:=IF(ISTEXT([.O29]);[.O29];&quot;&quot;)" office:value-type="string">
            <text:p>follower</text:p>
          </table:table-cell>
          <table:table-cell table:formula="of:=IF(ISBLANK([.P29]);&quot;&quot;;&quot; &quot;)&amp;IF(ISBLANK([.P29]);&quot;&quot;;[.P29])" office:value-type="string">
            <text:p> creator</text:p>
          </table:table-cell>
          <table:table-cell table:formula="of:=IF(ISBLANK([.Q29]);&quot;&quot;;&quot; &quot;)&amp;IF(ISBLANK([.Q29]);&quot;&quot;;[.Q29])" office:value-type="string">
            <text:p/>
          </table:table-cell>
          <table:table-cell table:formula="of:=IF(ISBLANK([.R29]);&quot;&quot;;&quot; &quot;)&amp;IF(ISBLANK([.R29]);&quot;&quot;;[.R29])" office:value-type="string">
            <text:p/>
          </table:table-cell>
          <table:table-cell table:formula="of:=IF(ISBLANK([.S29]);&quot;&quot;;&quot; &quot;)&amp;IF(ISBLANK([.S29]);&quot;&quot;;[.S29])" office:value-type="string">
            <text:p/>
          </table:table-cell>
          <table:table-cell table:formula="of:=IF(ISBLANK([.T29]);&quot;&quot;;&quot; &quot;)&amp;IF(ISBLANK([.T29]);&quot;&quot;;[.T29])" office:value-type="string">
            <text:p/>
          </table:table-cell>
          <table:table-cell table:formula="of:=IF(ISBLANK([.U29]);&quot;&quot;;&quot; &quot;)&amp;IF(ISBLANK([.U29]);&quot;&quot;;[.U29])" office:value-type="string">
            <text:p/>
          </table:table-cell>
          <table:table-cell table:formula="of:=IF(ISBLANK([.V29]);&quot;&quot;;&quot; &quot;)&amp;IF(ISBLANK([.V29]);&quot;&quot;;[.V29])" office:value-type="string">
            <text:p/>
          </table:table-cell>
          <table:table-cell table:formula="of:=IF(ISBLANK([.W29]);&quot;&quot;;&quot; &quot;)&amp;IF(ISBLANK([.W29]);&quot;&quot;;[.W29])" office:value-type="string">
            <text:p/>
          </table:table-cell>
          <table:table-cell table:formula="of:=IF(ISBLANK([.X29]);&quot;&quot;;&quot; &quot;)&amp;IF(ISBLANK([.X29]);&quot;&quot;;[.X29])" office:value-type="string">
            <text:p/>
          </table:table-cell>
          <table:table-cell table:style-name="ce47" table:formula="of:=&quot;),&quot;" office:value-type="string">
            <text:p>),</text:p>
          </table:table-cell>
          <table:table-cell/>
          <table:table-cell table:formula="of:=IFERROR(__xludf.DUMMYFUNCTION(&quot;if(ISTEXT('Definition (EN)'!L9), SPLIT('Definition (EN)'!L9,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29]&amp;&quot; &quot;&amp;[.B29]&amp;[.C29]&amp;[.D29]&amp;[.E29]&amp;[.F29]&amp;[.G29]&amp;[.H29]&amp;[.I29]&amp;[.J29]&amp;[.K29]&amp;[.L29]&amp;[.M29];&quot;%w()&quot;;&quot;[]&quot;)" office:value-type="string">
            <text:p>slot_audio_push: %w(follower creator),</text:p>
          </table:table-cell>
        </table:table-row>
        <table:table-row table:style-name="ro2">
          <table:table-cell table:number-columns-repeated="2"/>
          <table:table-cell table:formula="of:=IF(ISTEXT([.O30]);[.O30];&quot;&quot;)" office:value-type="string">
            <text:p/>
          </table:table-cell>
          <table:table-cell table:formula="of:=IF(ISBLANK([.P30]);&quot;&quot;;&quot; &quot;)&amp;IF(ISBLANK([.P30]);&quot;&quot;;[.P30])" office:value-type="string">
            <text:p/>
          </table:table-cell>
          <table:table-cell table:formula="of:=IF(ISBLANK([.Q30]);&quot;&quot;;&quot; &quot;)&amp;IF(ISBLANK([.Q30]);&quot;&quot;;[.Q30])" office:value-type="string">
            <text:p/>
          </table:table-cell>
          <table:table-cell table:formula="of:=IF(ISBLANK([.R30]);&quot;&quot;;&quot; &quot;)&amp;IF(ISBLANK([.R30]);&quot;&quot;;[.R30])" office:value-type="string">
            <text:p/>
          </table:table-cell>
          <table:table-cell table:formula="of:=IF(ISBLANK([.S30]);&quot;&quot;;&quot; &quot;)&amp;IF(ISBLANK([.S30]);&quot;&quot;;[.S30])" office:value-type="string">
            <text:p/>
          </table:table-cell>
          <table:table-cell table:formula="of:=IF(ISBLANK([.T30]);&quot;&quot;;&quot; &quot;)&amp;IF(ISBLANK([.T30]);&quot;&quot;;[.T30])" office:value-type="string">
            <text:p/>
          </table:table-cell>
          <table:table-cell table:formula="of:=IF(ISBLANK([.U30]);&quot;&quot;;&quot; &quot;)&amp;IF(ISBLANK([.U30]);&quot;&quot;;[.U30])" office:value-type="string">
            <text:p/>
          </table:table-cell>
          <table:table-cell table:formula="of:=IF(ISBLANK([.V30]);&quot;&quot;;&quot; &quot;)&amp;IF(ISBLANK([.V30]);&quot;&quot;;[.V30])" office:value-type="string">
            <text:p/>
          </table:table-cell>
          <table:table-cell table:formula="of:=IF(ISBLANK([.W30]);&quot;&quot;;&quot; &quot;)&amp;IF(ISBLANK([.W30]);&quot;&quot;;[.W30])" office:value-type="string">
            <text:p/>
          </table:table-cell>
          <table:table-cell table:formula="of:=IF(ISBLANK([.X30]);&quot;&quot;;&quot; &quot;)&amp;IF(ISBLANK([.X30]);&quot;&quot;;[.X30])" office:value-type="string">
            <text:p/>
          </table:table-cell>
          <table:table-cell table:number-columns-repeated="13"/>
          <table:table-cell table:style-name="ce90" table:formula="of:=SUBSTITUTE([.A30]&amp;&quot; &quot;&amp;[.B30]&amp;[.C30]&amp;[.D30]&amp;[.E30]&amp;[.F30]&amp;[.G30]&amp;[.H30]&amp;[.I30]&amp;[.J30]&amp;[.K30]&amp;[.L30]&amp;[.M30];&quot;%w()&quot;;&quot;[]&quot;)" office:value-type="string">
            <text:p> </text:p>
          </table:table-cell>
        </table:table-row>
        <table:table-row table:style-name="ro2">
          <table:table-cell table:formula="of:=LOWER(['Definition (EN)'.C10]&amp;&quot;_&quot;&amp;['Definition (EN)'.D10]&amp;&quot;_&quot;&amp;['Definition (EN)'.$I$3]&amp;&quot;:&quot;)" office:value-type="string">
            <text:p>slot_note_me:</text:p>
          </table:table-cell>
          <table:table-cell table:formula="of:=&quot;%w(&quot;" office:value-type="string">
            <text:p>%w(</text:p>
          </table:table-cell>
          <table:table-cell table:formula="of:=IF(ISTEXT([.O31]);[.O31];&quot;&quot;)" office:value-type="string">
            <text:p>actor</text:p>
          </table:table-cell>
          <table:table-cell table:formula="of:=IF(ISBLANK([.P31]);&quot;&quot;;&quot; &quot;)&amp;IF(ISBLANK([.P31]);&quot;&quot;;[.P31])" office:value-type="string">
            <text:p/>
          </table:table-cell>
          <table:table-cell table:formula="of:=IF(ISBLANK([.Q31]);&quot;&quot;;&quot; &quot;)&amp;IF(ISBLANK([.Q31]);&quot;&quot;;[.Q31])" office:value-type="string">
            <text:p/>
          </table:table-cell>
          <table:table-cell table:formula="of:=IF(ISBLANK([.R31]);&quot;&quot;;&quot; &quot;)&amp;IF(ISBLANK([.R31]);&quot;&quot;;[.R31])" office:value-type="string">
            <text:p/>
          </table:table-cell>
          <table:table-cell table:formula="of:=IF(ISBLANK([.S31]);&quot;&quot;;&quot; &quot;)&amp;IF(ISBLANK([.S31]);&quot;&quot;;[.S31])" office:value-type="string">
            <text:p/>
          </table:table-cell>
          <table:table-cell table:formula="of:=IF(ISBLANK([.T31]);&quot;&quot;;&quot; &quot;)&amp;IF(ISBLANK([.T31]);&quot;&quot;;[.T31])" office:value-type="string">
            <text:p/>
          </table:table-cell>
          <table:table-cell table:formula="of:=IF(ISBLANK([.U31]);&quot;&quot;;&quot; &quot;)&amp;IF(ISBLANK([.U31]);&quot;&quot;;[.U31])" office:value-type="string">
            <text:p/>
          </table:table-cell>
          <table:table-cell table:formula="of:=IF(ISBLANK([.V31]);&quot;&quot;;&quot; &quot;)&amp;IF(ISBLANK([.V31]);&quot;&quot;;[.V31])" office:value-type="string">
            <text:p/>
          </table:table-cell>
          <table:table-cell table:formula="of:=IF(ISBLANK([.W31]);&quot;&quot;;&quot; &quot;)&amp;IF(ISBLANK([.W31]);&quot;&quot;;[.W31])" office:value-type="string">
            <text:p/>
          </table:table-cell>
          <table:table-cell table:formula="of:=IF(ISBLANK([.X31]);&quot;&quot;;&quot; &quot;)&amp;IF(ISBLANK([.X31]);&quot;&quot;;[.X31])" office:value-type="string">
            <text:p/>
          </table:table-cell>
          <table:table-cell table:style-name="ce47" table:formula="of:=&quot;),&quot;" office:value-type="string">
            <text:p>),</text:p>
          </table:table-cell>
          <table:table-cell/>
          <table:table-cell table:formula="of:=IFERROR(__xludf.DUMMYFUNCTION(&quot;if(ISTEXT('Definition (EN)'!H10), SPLIT('Definition (EN)'!H10, &quot;&quot; + &quot;&quot;, TRUE), &quot;&quot;&quot;&quot;)&quot;),&quot;actor&quot;)" office:value-type="string">
            <text:p>actor</text:p>
          </table:table-cell>
          <table:table-cell table:number-columns-repeated="10"/>
          <table:table-cell table:style-name="ce90" table:formula="of:=SUBSTITUTE([.A31]&amp;&quot; &quot;&amp;[.B31]&amp;[.C31]&amp;[.D31]&amp;[.E31]&amp;[.F31]&amp;[.G31]&amp;[.H31]&amp;[.I31]&amp;[.J31]&amp;[.K31]&amp;[.L31]&amp;[.M31];&quot;%w()&quot;;&quot;[]&quot;)" office:value-type="string">
            <text:p>slot_note_me: %w(actor),</text:p>
          </table:table-cell>
        </table:table-row>
        <table:table-row table:style-name="ro2">
          <table:table-cell table:formula="of:=LOWER(['Definition (EN)'.C10]&amp;&quot;_&quot;&amp;['Definition (EN)'.D10]&amp;&quot;_&quot;&amp;['Definition (EN)'.$U$3]&amp;&quot;:&quot;)" office:value-type="string">
            <text:p>slot_note_activity:</text:p>
          </table:table-cell>
          <table:table-cell table:formula="of:=&quot;%w(&quot;" office:value-type="string">
            <text:p>%w(</text:p>
          </table:table-cell>
          <table:table-cell table:formula="of:=IF(ISTEXT([.O32]);[.O32];&quot;&quot;)" office:value-type="string">
            <text:p>friends</text:p>
          </table:table-cell>
          <table:table-cell table:formula="of:=IF(ISBLANK([.P32]);&quot;&quot;;&quot; &quot;)&amp;IF(ISBLANK([.P32]);&quot;&quot;;[.P32])" office:value-type="string">
            <text:p> follower</text:p>
          </table:table-cell>
          <table:table-cell table:formula="of:=IF(ISBLANK([.Q32]);&quot;&quot;;&quot; &quot;)&amp;IF(ISBLANK([.Q32]);&quot;&quot;;[.Q32])" office:value-type="string">
            <text:p> creator</text:p>
          </table:table-cell>
          <table:table-cell table:formula="of:=IF(ISBLANK([.R32]);&quot;&quot;;&quot; &quot;)&amp;IF(ISBLANK([.R32]);&quot;&quot;;[.R32])" office:value-type="string">
            <text:p> member</text:p>
          </table:table-cell>
          <table:table-cell table:formula="of:=IF(ISBLANK([.S32]);&quot;&quot;;&quot; &quot;)&amp;IF(ISBLANK([.S32]);&quot;&quot;;[.S32])" office:value-type="string">
            <text:p/>
          </table:table-cell>
          <table:table-cell table:formula="of:=IF(ISBLANK([.T32]);&quot;&quot;;&quot; &quot;)&amp;IF(ISBLANK([.T32]);&quot;&quot;;[.T32])" office:value-type="string">
            <text:p/>
          </table:table-cell>
          <table:table-cell table:formula="of:=IF(ISBLANK([.U32]);&quot;&quot;;&quot; &quot;)&amp;IF(ISBLANK([.U32]);&quot;&quot;;[.U32])" office:value-type="string">
            <text:p/>
          </table:table-cell>
          <table:table-cell table:formula="of:=IF(ISBLANK([.V32]);&quot;&quot;;&quot; &quot;)&amp;IF(ISBLANK([.V32]);&quot;&quot;;[.V32])" office:value-type="string">
            <text:p/>
          </table:table-cell>
          <table:table-cell table:formula="of:=IF(ISBLANK([.W32]);&quot;&quot;;&quot; &quot;)&amp;IF(ISBLANK([.W32]);&quot;&quot;;[.W32])" office:value-type="string">
            <text:p/>
          </table:table-cell>
          <table:table-cell table:formula="of:=IF(ISBLANK([.X32]);&quot;&quot;;&quot; &quot;)&amp;IF(ISBLANK([.X32]);&quot;&quot;;[.X32])" office:value-type="string">
            <text:p/>
          </table:table-cell>
          <table:table-cell table:style-name="ce47" table:formula="of:=&quot;),&quot;" office:value-type="string">
            <text:p>),</text:p>
          </table:table-cell>
          <table:table-cell/>
          <table:table-cell table:formula="of:=IFERROR(__xludf.DUMMYFUNCTION(&quot;if(ISTEXT('Definition (EN)'!T10), SPLIT('Definition (EN)'!T10,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32]&amp;&quot; &quot;&amp;[.B32]&amp;[.C32]&amp;[.D32]&amp;[.E32]&amp;[.F32]&amp;[.G32]&amp;[.H32]&amp;[.I32]&amp;[.J32]&amp;[.K32]&amp;[.L32]&amp;[.M32];&quot;%w()&quot;;&quot;[]&quot;)" office:value-type="string">
            <text:p>slot_note_activity: %w(friends follower creator member),</text:p>
          </table:table-cell>
        </table:table-row>
        <table:table-row table:style-name="ro2">
          <table:table-cell table:formula="of:=LOWER(['Definition (EN)'.C10]&amp;&quot;_&quot;&amp;['Definition (EN)'.D10]&amp;&quot;_&quot;&amp;['Definition (EN)'.$Q$3]&amp;&quot;:&quot;)" office:value-type="string">
            <text:p>slot_note_notify:</text:p>
          </table:table-cell>
          <table:table-cell table:formula="of:=&quot;%w(&quot;" office:value-type="string">
            <text:p>%w(</text:p>
          </table:table-cell>
          <table:table-cell table:formula="of:=IF(ISTEXT([.O33]);[.O33];&quot;&quot;)" office:value-type="string">
            <text:p>follower</text:p>
          </table:table-cell>
          <table:table-cell table:formula="of:=IF(ISBLANK([.P33]);&quot;&quot;;&quot; &quot;)&amp;IF(ISBLANK([.P33]);&quot;&quot;;[.P33])" office:value-type="string">
            <text:p> creator</text:p>
          </table:table-cell>
          <table:table-cell table:formula="of:=IF(ISBLANK([.Q33]);&quot;&quot;;&quot; &quot;)&amp;IF(ISBLANK([.Q33]);&quot;&quot;;[.Q33])" office:value-type="string">
            <text:p/>
          </table:table-cell>
          <table:table-cell table:formula="of:=IF(ISBLANK([.R33]);&quot;&quot;;&quot; &quot;)&amp;IF(ISBLANK([.R33]);&quot;&quot;;[.R33])" office:value-type="string">
            <text:p/>
          </table:table-cell>
          <table:table-cell table:formula="of:=IF(ISBLANK([.S33]);&quot;&quot;;&quot; &quot;)&amp;IF(ISBLANK([.S33]);&quot;&quot;;[.S33])" office:value-type="string">
            <text:p/>
          </table:table-cell>
          <table:table-cell table:formula="of:=IF(ISBLANK([.T33]);&quot;&quot;;&quot; &quot;)&amp;IF(ISBLANK([.T33]);&quot;&quot;;[.T33])" office:value-type="string">
            <text:p/>
          </table:table-cell>
          <table:table-cell table:formula="of:=IF(ISBLANK([.U33]);&quot;&quot;;&quot; &quot;)&amp;IF(ISBLANK([.U33]);&quot;&quot;;[.U33])" office:value-type="string">
            <text:p/>
          </table:table-cell>
          <table:table-cell table:formula="of:=IF(ISBLANK([.V33]);&quot;&quot;;&quot; &quot;)&amp;IF(ISBLANK([.V33]);&quot;&quot;;[.V33])" office:value-type="string">
            <text:p/>
          </table:table-cell>
          <table:table-cell table:formula="of:=IF(ISBLANK([.W33]);&quot;&quot;;&quot; &quot;)&amp;IF(ISBLANK([.W33]);&quot;&quot;;[.W33])" office:value-type="string">
            <text:p/>
          </table:table-cell>
          <table:table-cell table:formula="of:=IF(ISBLANK([.X33]);&quot;&quot;;&quot; &quot;)&amp;IF(ISBLANK([.X33]);&quot;&quot;;[.X33])" office:value-type="string">
            <text:p/>
          </table:table-cell>
          <table:table-cell table:style-name="ce47" table:formula="of:=&quot;),&quot;" office:value-type="string">
            <text:p>),</text:p>
          </table:table-cell>
          <table:table-cell/>
          <table:table-cell table:formula="of:=IFERROR(__xludf.DUMMYFUNCTION(&quot;if(ISTEXT('Definition (EN)'!P10), SPLIT('Definition (EN)'!P10,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3]&amp;&quot; &quot;&amp;[.B33]&amp;[.C33]&amp;[.D33]&amp;[.E33]&amp;[.F33]&amp;[.G33]&amp;[.H33]&amp;[.I33]&amp;[.J33]&amp;[.K33]&amp;[.L33]&amp;[.M33];&quot;%w()&quot;;&quot;[]&quot;)" office:value-type="string">
            <text:p>slot_note_notify: %w(follower creator),</text:p>
          </table:table-cell>
        </table:table-row>
        <table:table-row table:style-name="ro2">
          <table:table-cell table:formula="of:=LOWER(['Definition (EN)'.C10]&amp;&quot;_&quot;&amp;['Definition (EN)'.D10]&amp;&quot;_&quot;&amp;['Definition (EN)'.$M$3]&amp;&quot;:&quot;)" office:value-type="string">
            <text:p>slot_note_push:</text:p>
          </table:table-cell>
          <table:table-cell table:formula="of:=&quot;%w(&quot;" office:value-type="string">
            <text:p>%w(</text:p>
          </table:table-cell>
          <table:table-cell table:formula="of:=IF(ISTEXT([.O34]);[.O34];&quot;&quot;)" office:value-type="string">
            <text:p>follower</text:p>
          </table:table-cell>
          <table:table-cell table:formula="of:=IF(ISBLANK([.P34]);&quot;&quot;;&quot; &quot;)&amp;IF(ISBLANK([.P34]);&quot;&quot;;[.P34])" office:value-type="string">
            <text:p> creator</text:p>
          </table:table-cell>
          <table:table-cell table:formula="of:=IF(ISBLANK([.Q34]);&quot;&quot;;&quot; &quot;)&amp;IF(ISBLANK([.Q34]);&quot;&quot;;[.Q34])" office:value-type="string">
            <text:p/>
          </table:table-cell>
          <table:table-cell table:formula="of:=IF(ISBLANK([.R34]);&quot;&quot;;&quot; &quot;)&amp;IF(ISBLANK([.R34]);&quot;&quot;;[.R34])" office:value-type="string">
            <text:p/>
          </table:table-cell>
          <table:table-cell table:formula="of:=IF(ISBLANK([.S34]);&quot;&quot;;&quot; &quot;)&amp;IF(ISBLANK([.S34]);&quot;&quot;;[.S34])" office:value-type="string">
            <text:p/>
          </table:table-cell>
          <table:table-cell table:formula="of:=IF(ISBLANK([.T34]);&quot;&quot;;&quot; &quot;)&amp;IF(ISBLANK([.T34]);&quot;&quot;;[.T34])" office:value-type="string">
            <text:p/>
          </table:table-cell>
          <table:table-cell table:formula="of:=IF(ISBLANK([.U34]);&quot;&quot;;&quot; &quot;)&amp;IF(ISBLANK([.U34]);&quot;&quot;;[.U34])" office:value-type="string">
            <text:p/>
          </table:table-cell>
          <table:table-cell table:formula="of:=IF(ISBLANK([.V34]);&quot;&quot;;&quot; &quot;)&amp;IF(ISBLANK([.V34]);&quot;&quot;;[.V34])" office:value-type="string">
            <text:p/>
          </table:table-cell>
          <table:table-cell table:formula="of:=IF(ISBLANK([.W34]);&quot;&quot;;&quot; &quot;)&amp;IF(ISBLANK([.W34]);&quot;&quot;;[.W34])" office:value-type="string">
            <text:p/>
          </table:table-cell>
          <table:table-cell table:formula="of:=IF(ISBLANK([.X34]);&quot;&quot;;&quot; &quot;)&amp;IF(ISBLANK([.X34]);&quot;&quot;;[.X34])" office:value-type="string">
            <text:p/>
          </table:table-cell>
          <table:table-cell table:style-name="ce47" table:formula="of:=&quot;),&quot;" office:value-type="string">
            <text:p>),</text:p>
          </table:table-cell>
          <table:table-cell/>
          <table:table-cell table:formula="of:=IFERROR(__xludf.DUMMYFUNCTION(&quot;if(ISTEXT('Definition (EN)'!L10), SPLIT('Definition (EN)'!L10,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4]&amp;&quot; &quot;&amp;[.B34]&amp;[.C34]&amp;[.D34]&amp;[.E34]&amp;[.F34]&amp;[.G34]&amp;[.H34]&amp;[.I34]&amp;[.J34]&amp;[.K34]&amp;[.L34]&amp;[.M34];&quot;%w()&quot;;&quot;[]&quot;)" office:value-type="string">
            <text:p>slot_note_push: %w(follower creator),</text:p>
          </table:table-cell>
        </table:table-row>
        <table:table-row table:style-name="ro2">
          <table:table-cell table:number-columns-repeated="2"/>
          <table:table-cell table:formula="of:=IF(ISTEXT([.O35]);[.O35];&quot;&quot;)" office:value-type="string">
            <text:p/>
          </table:table-cell>
          <table:table-cell table:formula="of:=IF(ISBLANK([.P35]);&quot;&quot;;&quot; &quot;)&amp;IF(ISBLANK([.P35]);&quot;&quot;;[.P35])" office:value-type="string">
            <text:p/>
          </table:table-cell>
          <table:table-cell table:formula="of:=IF(ISBLANK([.Q35]);&quot;&quot;;&quot; &quot;)&amp;IF(ISBLANK([.Q35]);&quot;&quot;;[.Q35])" office:value-type="string">
            <text:p/>
          </table:table-cell>
          <table:table-cell table:formula="of:=IF(ISBLANK([.R35]);&quot;&quot;;&quot; &quot;)&amp;IF(ISBLANK([.R35]);&quot;&quot;;[.R35])" office:value-type="string">
            <text:p/>
          </table:table-cell>
          <table:table-cell table:formula="of:=IF(ISBLANK([.S35]);&quot;&quot;;&quot; &quot;)&amp;IF(ISBLANK([.S35]);&quot;&quot;;[.S35])" office:value-type="string">
            <text:p/>
          </table:table-cell>
          <table:table-cell table:formula="of:=IF(ISBLANK([.T35]);&quot;&quot;;&quot; &quot;)&amp;IF(ISBLANK([.T35]);&quot;&quot;;[.T35])" office:value-type="string">
            <text:p/>
          </table:table-cell>
          <table:table-cell table:formula="of:=IF(ISBLANK([.U35]);&quot;&quot;;&quot; &quot;)&amp;IF(ISBLANK([.U35]);&quot;&quot;;[.U35])" office:value-type="string">
            <text:p/>
          </table:table-cell>
          <table:table-cell table:formula="of:=IF(ISBLANK([.V35]);&quot;&quot;;&quot; &quot;)&amp;IF(ISBLANK([.V35]);&quot;&quot;;[.V35])" office:value-type="string">
            <text:p/>
          </table:table-cell>
          <table:table-cell table:formula="of:=IF(ISBLANK([.W35]);&quot;&quot;;&quot; &quot;)&amp;IF(ISBLANK([.W35]);&quot;&quot;;[.W35])" office:value-type="string">
            <text:p/>
          </table:table-cell>
          <table:table-cell table:formula="of:=IF(ISBLANK([.X35]);&quot;&quot;;&quot; &quot;)&amp;IF(ISBLANK([.X35]);&quot;&quot;;[.X35])" office:value-type="string">
            <text:p/>
          </table:table-cell>
          <table:table-cell table:number-columns-repeated="13"/>
          <table:table-cell table:style-name="ce90" table:formula="of:=SUBSTITUTE([.A35]&amp;&quot; &quot;&amp;[.B35]&amp;[.C35]&amp;[.D35]&amp;[.E35]&amp;[.F35]&amp;[.G35]&amp;[.H35]&amp;[.I35]&amp;[.J35]&amp;[.K35]&amp;[.L35]&amp;[.M35];&quot;%w()&quot;;&quot;[]&quot;)" office:value-type="string">
            <text:p> </text:p>
          </table:table-cell>
        </table:table-row>
        <table:table-row table:style-name="ro2">
          <table:table-cell table:formula="of:=LOWER(['Definition (EN)'.C11]&amp;&quot;_&quot;&amp;['Definition (EN)'.D11]&amp;&quot;_&quot;&amp;['Definition (EN)'.$I$3]&amp;&quot;:&quot;)" office:value-type="string">
            <text:p>slot_media_me:</text:p>
          </table:table-cell>
          <table:table-cell table:formula="of:=&quot;%w(&quot;" office:value-type="string">
            <text:p>%w(</text:p>
          </table:table-cell>
          <table:table-cell table:formula="of:=IF(ISTEXT([.O36]);[.O36];&quot;&quot;)" office:value-type="string">
            <text:p>actor</text:p>
          </table:table-cell>
          <table:table-cell table:formula="of:=IF(ISBLANK([.P36]);&quot;&quot;;&quot; &quot;)&amp;IF(ISBLANK([.P36]);&quot;&quot;;[.P36])" office:value-type="string">
            <text:p/>
          </table:table-cell>
          <table:table-cell table:formula="of:=IF(ISBLANK([.Q36]);&quot;&quot;;&quot; &quot;)&amp;IF(ISBLANK([.Q36]);&quot;&quot;;[.Q36])" office:value-type="string">
            <text:p/>
          </table:table-cell>
          <table:table-cell table:formula="of:=IF(ISBLANK([.R36]);&quot;&quot;;&quot; &quot;)&amp;IF(ISBLANK([.R36]);&quot;&quot;;[.R36])" office:value-type="string">
            <text:p/>
          </table:table-cell>
          <table:table-cell table:formula="of:=IF(ISBLANK([.S36]);&quot;&quot;;&quot; &quot;)&amp;IF(ISBLANK([.S36]);&quot;&quot;;[.S36])" office:value-type="string">
            <text:p/>
          </table:table-cell>
          <table:table-cell table:formula="of:=IF(ISBLANK([.T36]);&quot;&quot;;&quot; &quot;)&amp;IF(ISBLANK([.T36]);&quot;&quot;;[.T36])" office:value-type="string">
            <text:p/>
          </table:table-cell>
          <table:table-cell table:formula="of:=IF(ISBLANK([.U36]);&quot;&quot;;&quot; &quot;)&amp;IF(ISBLANK([.U36]);&quot;&quot;;[.U36])" office:value-type="string">
            <text:p/>
          </table:table-cell>
          <table:table-cell table:formula="of:=IF(ISBLANK([.V36]);&quot;&quot;;&quot; &quot;)&amp;IF(ISBLANK([.V36]);&quot;&quot;;[.V36])" office:value-type="string">
            <text:p/>
          </table:table-cell>
          <table:table-cell table:formula="of:=IF(ISBLANK([.W36]);&quot;&quot;;&quot; &quot;)&amp;IF(ISBLANK([.W36]);&quot;&quot;;[.W36])" office:value-type="string">
            <text:p/>
          </table:table-cell>
          <table:table-cell table:formula="of:=IF(ISBLANK([.X36]);&quot;&quot;;&quot; &quot;)&amp;IF(ISBLANK([.X36]);&quot;&quot;;[.X36])" office:value-type="string">
            <text:p/>
          </table:table-cell>
          <table:table-cell table:style-name="ce47" table:formula="of:=&quot;),&quot;" office:value-type="string">
            <text:p>),</text:p>
          </table:table-cell>
          <table:table-cell/>
          <table:table-cell table:formula="of:=IFERROR(__xludf.DUMMYFUNCTION(&quot;if(ISTEXT('Definition (EN)'!H11), SPLIT('Definition (EN)'!H11, &quot;&quot; + &quot;&quot;, TRUE), &quot;&quot;&quot;&quot;)&quot;),&quot;actor&quot;)" office:value-type="string">
            <text:p>actor</text:p>
          </table:table-cell>
          <table:table-cell table:number-columns-repeated="10"/>
          <table:table-cell table:style-name="ce90" table:formula="of:=SUBSTITUTE([.A36]&amp;&quot; &quot;&amp;[.B36]&amp;[.C36]&amp;[.D36]&amp;[.E36]&amp;[.F36]&amp;[.G36]&amp;[.H36]&amp;[.I36]&amp;[.J36]&amp;[.K36]&amp;[.L36]&amp;[.M36];&quot;%w()&quot;;&quot;[]&quot;)" office:value-type="string">
            <text:p>slot_media_me: %w(actor),</text:p>
          </table:table-cell>
        </table:table-row>
        <table:table-row table:style-name="ro2">
          <table:table-cell table:formula="of:=LOWER(['Definition (EN)'.C11]&amp;&quot;_&quot;&amp;['Definition (EN)'.D11]&amp;&quot;_&quot;&amp;['Definition (EN)'.$U$3]&amp;&quot;:&quot;)" office:value-type="string">
            <text:p>slot_media_activity:</text:p>
          </table:table-cell>
          <table:table-cell table:formula="of:=&quot;%w(&quot;" office:value-type="string">
            <text:p>%w(</text:p>
          </table:table-cell>
          <table:table-cell table:formula="of:=IF(ISTEXT([.O37]);[.O37];&quot;&quot;)" office:value-type="string">
            <text:p>friends</text:p>
          </table:table-cell>
          <table:table-cell table:formula="of:=IF(ISBLANK([.P37]);&quot;&quot;;&quot; &quot;)&amp;IF(ISBLANK([.P37]);&quot;&quot;;[.P37])" office:value-type="string">
            <text:p> follower</text:p>
          </table:table-cell>
          <table:table-cell table:formula="of:=IF(ISBLANK([.Q37]);&quot;&quot;;&quot; &quot;)&amp;IF(ISBLANK([.Q37]);&quot;&quot;;[.Q37])" office:value-type="string">
            <text:p> creator</text:p>
          </table:table-cell>
          <table:table-cell table:formula="of:=IF(ISBLANK([.R37]);&quot;&quot;;&quot; &quot;)&amp;IF(ISBLANK([.R37]);&quot;&quot;;[.R37])" office:value-type="string">
            <text:p> member</text:p>
          </table:table-cell>
          <table:table-cell table:formula="of:=IF(ISBLANK([.S37]);&quot;&quot;;&quot; &quot;)&amp;IF(ISBLANK([.S37]);&quot;&quot;;[.S37])" office:value-type="string">
            <text:p/>
          </table:table-cell>
          <table:table-cell table:formula="of:=IF(ISBLANK([.T37]);&quot;&quot;;&quot; &quot;)&amp;IF(ISBLANK([.T37]);&quot;&quot;;[.T37])" office:value-type="string">
            <text:p/>
          </table:table-cell>
          <table:table-cell table:formula="of:=IF(ISBLANK([.U37]);&quot;&quot;;&quot; &quot;)&amp;IF(ISBLANK([.U37]);&quot;&quot;;[.U37])" office:value-type="string">
            <text:p/>
          </table:table-cell>
          <table:table-cell table:formula="of:=IF(ISBLANK([.V37]);&quot;&quot;;&quot; &quot;)&amp;IF(ISBLANK([.V37]);&quot;&quot;;[.V37])" office:value-type="string">
            <text:p/>
          </table:table-cell>
          <table:table-cell table:formula="of:=IF(ISBLANK([.W37]);&quot;&quot;;&quot; &quot;)&amp;IF(ISBLANK([.W37]);&quot;&quot;;[.W37])" office:value-type="string">
            <text:p/>
          </table:table-cell>
          <table:table-cell table:formula="of:=IF(ISBLANK([.X37]);&quot;&quot;;&quot; &quot;)&amp;IF(ISBLANK([.X37]);&quot;&quot;;[.X37])" office:value-type="string">
            <text:p/>
          </table:table-cell>
          <table:table-cell table:style-name="ce47" table:formula="of:=&quot;),&quot;" office:value-type="string">
            <text:p>),</text:p>
          </table:table-cell>
          <table:table-cell/>
          <table:table-cell table:formula="of:=IFERROR(__xludf.DUMMYFUNCTION(&quot;if(ISTEXT('Definition (EN)'!T11), SPLIT('Definition (EN)'!T11,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37]&amp;&quot; &quot;&amp;[.B37]&amp;[.C37]&amp;[.D37]&amp;[.E37]&amp;[.F37]&amp;[.G37]&amp;[.H37]&amp;[.I37]&amp;[.J37]&amp;[.K37]&amp;[.L37]&amp;[.M37];&quot;%w()&quot;;&quot;[]&quot;)" office:value-type="string">
            <text:p>slot_media_activity: %w(friends follower creator member),</text:p>
          </table:table-cell>
        </table:table-row>
        <table:table-row table:style-name="ro2">
          <table:table-cell table:formula="of:=LOWER(['Definition (EN)'.C11]&amp;&quot;_&quot;&amp;['Definition (EN)'.D11]&amp;&quot;_&quot;&amp;['Definition (EN)'.$Q$3]&amp;&quot;:&quot;)" office:value-type="string">
            <text:p>slot_media_notify:</text:p>
          </table:table-cell>
          <table:table-cell table:formula="of:=&quot;%w(&quot;" office:value-type="string">
            <text:p>%w(</text:p>
          </table:table-cell>
          <table:table-cell table:formula="of:=IF(ISTEXT([.O38]);[.O38];&quot;&quot;)" office:value-type="string">
            <text:p>follower</text:p>
          </table:table-cell>
          <table:table-cell table:formula="of:=IF(ISBLANK([.P38]);&quot;&quot;;&quot; &quot;)&amp;IF(ISBLANK([.P38]);&quot;&quot;;[.P38])" office:value-type="string">
            <text:p> creator</text:p>
          </table:table-cell>
          <table:table-cell table:formula="of:=IF(ISBLANK([.Q38]);&quot;&quot;;&quot; &quot;)&amp;IF(ISBLANK([.Q38]);&quot;&quot;;[.Q38])" office:value-type="string">
            <text:p/>
          </table:table-cell>
          <table:table-cell table:formula="of:=IF(ISBLANK([.R38]);&quot;&quot;;&quot; &quot;)&amp;IF(ISBLANK([.R38]);&quot;&quot;;[.R38])" office:value-type="string">
            <text:p/>
          </table:table-cell>
          <table:table-cell table:formula="of:=IF(ISBLANK([.S38]);&quot;&quot;;&quot; &quot;)&amp;IF(ISBLANK([.S38]);&quot;&quot;;[.S38])" office:value-type="string">
            <text:p/>
          </table:table-cell>
          <table:table-cell table:formula="of:=IF(ISBLANK([.T38]);&quot;&quot;;&quot; &quot;)&amp;IF(ISBLANK([.T38]);&quot;&quot;;[.T38])" office:value-type="string">
            <text:p/>
          </table:table-cell>
          <table:table-cell table:formula="of:=IF(ISBLANK([.U38]);&quot;&quot;;&quot; &quot;)&amp;IF(ISBLANK([.U38]);&quot;&quot;;[.U38])" office:value-type="string">
            <text:p/>
          </table:table-cell>
          <table:table-cell table:formula="of:=IF(ISBLANK([.V38]);&quot;&quot;;&quot; &quot;)&amp;IF(ISBLANK([.V38]);&quot;&quot;;[.V38])" office:value-type="string">
            <text:p/>
          </table:table-cell>
          <table:table-cell table:formula="of:=IF(ISBLANK([.W38]);&quot;&quot;;&quot; &quot;)&amp;IF(ISBLANK([.W38]);&quot;&quot;;[.W38])" office:value-type="string">
            <text:p/>
          </table:table-cell>
          <table:table-cell table:formula="of:=IF(ISBLANK([.X38]);&quot;&quot;;&quot; &quot;)&amp;IF(ISBLANK([.X38]);&quot;&quot;;[.X38])" office:value-type="string">
            <text:p/>
          </table:table-cell>
          <table:table-cell table:style-name="ce47" table:formula="of:=&quot;),&quot;" office:value-type="string">
            <text:p>),</text:p>
          </table:table-cell>
          <table:table-cell/>
          <table:table-cell table:formula="of:=IFERROR(__xludf.DUMMYFUNCTION(&quot;if(ISTEXT('Definition (EN)'!P11), SPLIT('Definition (EN)'!P11,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8]&amp;&quot; &quot;&amp;[.B38]&amp;[.C38]&amp;[.D38]&amp;[.E38]&amp;[.F38]&amp;[.G38]&amp;[.H38]&amp;[.I38]&amp;[.J38]&amp;[.K38]&amp;[.L38]&amp;[.M38];&quot;%w()&quot;;&quot;[]&quot;)" office:value-type="string">
            <text:p>slot_media_notify: %w(follower creator),</text:p>
          </table:table-cell>
        </table:table-row>
        <table:table-row table:style-name="ro2">
          <table:table-cell table:formula="of:=LOWER(['Definition (EN)'.C11]&amp;&quot;_&quot;&amp;['Definition (EN)'.D11]&amp;&quot;_&quot;&amp;['Definition (EN)'.$M$3]&amp;&quot;:&quot;)" office:value-type="string">
            <text:p>slot_media_push:</text:p>
          </table:table-cell>
          <table:table-cell table:formula="of:=&quot;%w(&quot;" office:value-type="string">
            <text:p>%w(</text:p>
          </table:table-cell>
          <table:table-cell table:formula="of:=IF(ISTEXT([.O39]);[.O39];&quot;&quot;)" office:value-type="string">
            <text:p>follower</text:p>
          </table:table-cell>
          <table:table-cell table:formula="of:=IF(ISBLANK([.P39]);&quot;&quot;;&quot; &quot;)&amp;IF(ISBLANK([.P39]);&quot;&quot;;[.P39])" office:value-type="string">
            <text:p> creator</text:p>
          </table:table-cell>
          <table:table-cell table:formula="of:=IF(ISBLANK([.Q39]);&quot;&quot;;&quot; &quot;)&amp;IF(ISBLANK([.Q39]);&quot;&quot;;[.Q39])" office:value-type="string">
            <text:p/>
          </table:table-cell>
          <table:table-cell table:formula="of:=IF(ISBLANK([.R39]);&quot;&quot;;&quot; &quot;)&amp;IF(ISBLANK([.R39]);&quot;&quot;;[.R39])" office:value-type="string">
            <text:p/>
          </table:table-cell>
          <table:table-cell table:formula="of:=IF(ISBLANK([.S39]);&quot;&quot;;&quot; &quot;)&amp;IF(ISBLANK([.S39]);&quot;&quot;;[.S39])" office:value-type="string">
            <text:p/>
          </table:table-cell>
          <table:table-cell table:formula="of:=IF(ISBLANK([.T39]);&quot;&quot;;&quot; &quot;)&amp;IF(ISBLANK([.T39]);&quot;&quot;;[.T39])" office:value-type="string">
            <text:p/>
          </table:table-cell>
          <table:table-cell table:formula="of:=IF(ISBLANK([.U39]);&quot;&quot;;&quot; &quot;)&amp;IF(ISBLANK([.U39]);&quot;&quot;;[.U39])" office:value-type="string">
            <text:p/>
          </table:table-cell>
          <table:table-cell table:formula="of:=IF(ISBLANK([.V39]);&quot;&quot;;&quot; &quot;)&amp;IF(ISBLANK([.V39]);&quot;&quot;;[.V39])" office:value-type="string">
            <text:p/>
          </table:table-cell>
          <table:table-cell table:formula="of:=IF(ISBLANK([.W39]);&quot;&quot;;&quot; &quot;)&amp;IF(ISBLANK([.W39]);&quot;&quot;;[.W39])" office:value-type="string">
            <text:p/>
          </table:table-cell>
          <table:table-cell table:formula="of:=IF(ISBLANK([.X39]);&quot;&quot;;&quot; &quot;)&amp;IF(ISBLANK([.X39]);&quot;&quot;;[.X39])" office:value-type="string">
            <text:p/>
          </table:table-cell>
          <table:table-cell table:style-name="ce47" table:formula="of:=&quot;),&quot;" office:value-type="string">
            <text:p>),</text:p>
          </table:table-cell>
          <table:table-cell/>
          <table:table-cell table:formula="of:=IFERROR(__xludf.DUMMYFUNCTION(&quot;if(ISTEXT('Definition (EN)'!L11), SPLIT('Definition (EN)'!L11, &quot;&quot; + &quot;&quot;, TRUE), &quot;&quot;&quot;&quot;)&quot;),&quot;follower&quot;)" office:value-type="string">
            <text:p>follower</text:p>
          </table:table-cell>
          <table:table-cell office:value-type="string">
            <text:p>creator</text:p>
          </table:table-cell>
          <table:table-cell table:number-columns-repeated="9"/>
          <table:table-cell table:style-name="ce90" table:formula="of:=SUBSTITUTE([.A39]&amp;&quot; &quot;&amp;[.B39]&amp;[.C39]&amp;[.D39]&amp;[.E39]&amp;[.F39]&amp;[.G39]&amp;[.H39]&amp;[.I39]&amp;[.J39]&amp;[.K39]&amp;[.L39]&amp;[.M39];&quot;%w()&quot;;&quot;[]&quot;)" office:value-type="string">
            <text:p>slot_media_push: %w(follower creator),</text:p>
          </table:table-cell>
        </table:table-row>
        <table:table-row table:style-name="ro2">
          <table:table-cell table:number-columns-repeated="2"/>
          <table:table-cell table:formula="of:=IF(ISTEXT([.O40]);[.O40];&quot;&quot;)" office:value-type="string">
            <text:p/>
          </table:table-cell>
          <table:table-cell table:formula="of:=IF(ISBLANK([.P40]);&quot;&quot;;&quot; &quot;)&amp;IF(ISBLANK([.P40]);&quot;&quot;;[.P40])" office:value-type="string">
            <text:p/>
          </table:table-cell>
          <table:table-cell table:formula="of:=IF(ISBLANK([.Q40]);&quot;&quot;;&quot; &quot;)&amp;IF(ISBLANK([.Q40]);&quot;&quot;;[.Q40])" office:value-type="string">
            <text:p/>
          </table:table-cell>
          <table:table-cell table:formula="of:=IF(ISBLANK([.R40]);&quot;&quot;;&quot; &quot;)&amp;IF(ISBLANK([.R40]);&quot;&quot;;[.R40])" office:value-type="string">
            <text:p/>
          </table:table-cell>
          <table:table-cell table:formula="of:=IF(ISBLANK([.S40]);&quot;&quot;;&quot; &quot;)&amp;IF(ISBLANK([.S40]);&quot;&quot;;[.S40])" office:value-type="string">
            <text:p/>
          </table:table-cell>
          <table:table-cell table:formula="of:=IF(ISBLANK([.T40]);&quot;&quot;;&quot; &quot;)&amp;IF(ISBLANK([.T40]);&quot;&quot;;[.T40])" office:value-type="string">
            <text:p/>
          </table:table-cell>
          <table:table-cell table:formula="of:=IF(ISBLANK([.U40]);&quot;&quot;;&quot; &quot;)&amp;IF(ISBLANK([.U40]);&quot;&quot;;[.U40])" office:value-type="string">
            <text:p/>
          </table:table-cell>
          <table:table-cell table:formula="of:=IF(ISBLANK([.V40]);&quot;&quot;;&quot; &quot;)&amp;IF(ISBLANK([.V40]);&quot;&quot;;[.V40])" office:value-type="string">
            <text:p/>
          </table:table-cell>
          <table:table-cell table:formula="of:=IF(ISBLANK([.W40]);&quot;&quot;;&quot; &quot;)&amp;IF(ISBLANK([.W40]);&quot;&quot;;[.W40])" office:value-type="string">
            <text:p/>
          </table:table-cell>
          <table:table-cell table:formula="of:=IF(ISBLANK([.X40]);&quot;&quot;;&quot; &quot;)&amp;IF(ISBLANK([.X40]);&quot;&quot;;[.X40])" office:value-type="string">
            <text:p/>
          </table:table-cell>
          <table:table-cell table:number-columns-repeated="13"/>
          <table:table-cell table:style-name="ce90" table:formula="of:=SUBSTITUTE([.A40]&amp;&quot; &quot;&amp;[.B40]&amp;[.C40]&amp;[.D40]&amp;[.E40]&amp;[.F40]&amp;[.G40]&amp;[.H40]&amp;[.I40]&amp;[.J40]&amp;[.K40]&amp;[.L40]&amp;[.M40];&quot;%w()&quot;;&quot;[]&quot;)" office:value-type="string">
            <text:p> </text:p>
          </table:table-cell>
        </table:table-row>
        <table:table-row table:style-name="ro2">
          <table:table-cell table:formula="of:=LOWER(['Definition (EN)'.C12]&amp;&quot;_&quot;&amp;['Definition (EN)'.D12]&amp;&quot;_&quot;&amp;['Definition (EN)'.$I$3]&amp;&quot;:&quot;)" office:value-type="string">
            <text:p>slot_reslot_me:</text:p>
          </table:table-cell>
          <table:table-cell table:formula="of:=&quot;%w(&quot;" office:value-type="string">
            <text:p>%w(</text:p>
          </table:table-cell>
          <table:table-cell table:formula="of:=IF(ISTEXT([.O41]);[.O41];&quot;&quot;)" office:value-type="string">
            <text:p>actor</text:p>
          </table:table-cell>
          <table:table-cell table:formula="of:=IF(ISBLANK([.P41]);&quot;&quot;;&quot; &quot;)&amp;IF(ISBLANK([.P41]);&quot;&quot;;[.P41])" office:value-type="string">
            <text:p/>
          </table:table-cell>
          <table:table-cell table:formula="of:=IF(ISBLANK([.Q41]);&quot;&quot;;&quot; &quot;)&amp;IF(ISBLANK([.Q41]);&quot;&quot;;[.Q41])" office:value-type="string">
            <text:p/>
          </table:table-cell>
          <table:table-cell table:formula="of:=IF(ISBLANK([.R41]);&quot;&quot;;&quot; &quot;)&amp;IF(ISBLANK([.R41]);&quot;&quot;;[.R41])" office:value-type="string">
            <text:p/>
          </table:table-cell>
          <table:table-cell table:formula="of:=IF(ISBLANK([.S41]);&quot;&quot;;&quot; &quot;)&amp;IF(ISBLANK([.S41]);&quot;&quot;;[.S41])" office:value-type="string">
            <text:p/>
          </table:table-cell>
          <table:table-cell table:formula="of:=IF(ISBLANK([.T41]);&quot;&quot;;&quot; &quot;)&amp;IF(ISBLANK([.T41]);&quot;&quot;;[.T41])" office:value-type="string">
            <text:p/>
          </table:table-cell>
          <table:table-cell table:formula="of:=IF(ISBLANK([.U41]);&quot;&quot;;&quot; &quot;)&amp;IF(ISBLANK([.U41]);&quot;&quot;;[.U41])" office:value-type="string">
            <text:p/>
          </table:table-cell>
          <table:table-cell table:formula="of:=IF(ISBLANK([.V41]);&quot;&quot;;&quot; &quot;)&amp;IF(ISBLANK([.V41]);&quot;&quot;;[.V41])" office:value-type="string">
            <text:p/>
          </table:table-cell>
          <table:table-cell table:formula="of:=IF(ISBLANK([.W41]);&quot;&quot;;&quot; &quot;)&amp;IF(ISBLANK([.W41]);&quot;&quot;;[.W41])" office:value-type="string">
            <text:p/>
          </table:table-cell>
          <table:table-cell table:formula="of:=IF(ISBLANK([.X41]);&quot;&quot;;&quot; &quot;)&amp;IF(ISBLANK([.X41]);&quot;&quot;;[.X41])" office:value-type="string">
            <text:p/>
          </table:table-cell>
          <table:table-cell table:style-name="ce47" table:formula="of:=&quot;),&quot;" office:value-type="string">
            <text:p>),</text:p>
          </table:table-cell>
          <table:table-cell/>
          <table:table-cell table:formula="of:=IFERROR(__xludf.DUMMYFUNCTION(&quot;if(ISTEXT('Definition (EN)'!H12), SPLIT('Definition (EN)'!H12, &quot;&quot; + &quot;&quot;, TRUE), &quot;&quot;&quot;&quot;)&quot;),&quot;actor&quot;)" office:value-type="string">
            <text:p>actor</text:p>
          </table:table-cell>
          <table:table-cell table:number-columns-repeated="10"/>
          <table:table-cell table:style-name="ce90" table:formula="of:=SUBSTITUTE([.A41]&amp;&quot; &quot;&amp;[.B41]&amp;[.C41]&amp;[.D41]&amp;[.E41]&amp;[.F41]&amp;[.G41]&amp;[.H41]&amp;[.I41]&amp;[.J41]&amp;[.K41]&amp;[.L41]&amp;[.M41];&quot;%w()&quot;;&quot;[]&quot;)" office:value-type="string">
            <text:p>slot_reslot_me: %w(actor),</text:p>
          </table:table-cell>
        </table:table-row>
        <table:table-row table:style-name="ro2">
          <table:table-cell table:formula="of:=LOWER(['Definition (EN)'.C12]&amp;&quot;_&quot;&amp;['Definition (EN)'.D12]&amp;&quot;_&quot;&amp;['Definition (EN)'.$U$3]&amp;&quot;:&quot;)" office:value-type="string">
            <text:p>slot_reslot_activity:</text:p>
          </table:table-cell>
          <table:table-cell table:formula="of:=&quot;%w(&quot;" office:value-type="string">
            <text:p>%w(</text:p>
          </table:table-cell>
          <table:table-cell table:formula="of:=IF(ISTEXT([.O42]);[.O42];&quot;&quot;)" office:value-type="string">
            <text:p>friends</text:p>
          </table:table-cell>
          <table:table-cell table:formula="of:=IF(ISBLANK([.P42]);&quot;&quot;;&quot; &quot;)&amp;IF(ISBLANK([.P42]);&quot;&quot;;[.P42])" office:value-type="string">
            <text:p> follower</text:p>
          </table:table-cell>
          <table:table-cell table:formula="of:=IF(ISBLANK([.Q42]);&quot;&quot;;&quot; &quot;)&amp;IF(ISBLANK([.Q42]);&quot;&quot;;[.Q42])" office:value-type="string">
            <text:p> creator</text:p>
          </table:table-cell>
          <table:table-cell table:formula="of:=IF(ISBLANK([.R42]);&quot;&quot;;&quot; &quot;)&amp;IF(ISBLANK([.R42]);&quot;&quot;;[.R42])" office:value-type="string">
            <text:p> member</text:p>
          </table:table-cell>
          <table:table-cell table:formula="of:=IF(ISBLANK([.S42]);&quot;&quot;;&quot; &quot;)&amp;IF(ISBLANK([.S42]);&quot;&quot;;[.S42])" office:value-type="string">
            <text:p/>
          </table:table-cell>
          <table:table-cell table:formula="of:=IF(ISBLANK([.T42]);&quot;&quot;;&quot; &quot;)&amp;IF(ISBLANK([.T42]);&quot;&quot;;[.T42])" office:value-type="string">
            <text:p/>
          </table:table-cell>
          <table:table-cell table:formula="of:=IF(ISBLANK([.U42]);&quot;&quot;;&quot; &quot;)&amp;IF(ISBLANK([.U42]);&quot;&quot;;[.U42])" office:value-type="string">
            <text:p/>
          </table:table-cell>
          <table:table-cell table:formula="of:=IF(ISBLANK([.V42]);&quot;&quot;;&quot; &quot;)&amp;IF(ISBLANK([.V42]);&quot;&quot;;[.V42])" office:value-type="string">
            <text:p/>
          </table:table-cell>
          <table:table-cell table:formula="of:=IF(ISBLANK([.W42]);&quot;&quot;;&quot; &quot;)&amp;IF(ISBLANK([.W42]);&quot;&quot;;[.W42])" office:value-type="string">
            <text:p/>
          </table:table-cell>
          <table:table-cell table:formula="of:=IF(ISBLANK([.X42]);&quot;&quot;;&quot; &quot;)&amp;IF(ISBLANK([.X42]);&quot;&quot;;[.X42])" office:value-type="string">
            <text:p/>
          </table:table-cell>
          <table:table-cell table:style-name="ce47" table:formula="of:=&quot;),&quot;" office:value-type="string">
            <text:p>),</text:p>
          </table:table-cell>
          <table:table-cell/>
          <table:table-cell table:formula="of:=IFERROR(__xludf.DUMMYFUNCTION(&quot;if(ISTEXT('Definition (EN)'!T12), SPLIT('Definition (EN)'!T12,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cell table:number-columns-repeated="7"/>
          <table:table-cell table:style-name="ce90" table:formula="of:=SUBSTITUTE([.A42]&amp;&quot; &quot;&amp;[.B42]&amp;[.C42]&amp;[.D42]&amp;[.E42]&amp;[.F42]&amp;[.G42]&amp;[.H42]&amp;[.I42]&amp;[.J42]&amp;[.K42]&amp;[.L42]&amp;[.M42];&quot;%w()&quot;;&quot;[]&quot;)" office:value-type="string">
            <text:p>slot_reslot_activity: %w(friends follower creator member),</text:p>
          </table:table-cell>
        </table:table-row>
        <table:table-row table:style-name="ro2">
          <table:table-cell table:formula="of:=LOWER(['Definition (EN)'.C12]&amp;&quot;_&quot;&amp;['Definition (EN)'.D12]&amp;&quot;_&quot;&amp;['Definition (EN)'.$Q$3]&amp;&quot;:&quot;)" office:value-type="string">
            <text:p>slot_reslot_notify:</text:p>
          </table:table-cell>
          <table:table-cell table:formula="of:=&quot;%w(&quot;" office:value-type="string">
            <text:p>%w(</text:p>
          </table:table-cell>
          <table:table-cell table:formula="of:=IF(ISTEXT([.O43]);[.O43];&quot;&quot;)" office:value-type="string">
            <text:p>creator</text:p>
          </table:table-cell>
          <table:table-cell table:formula="of:=IF(ISBLANK([.P43]);&quot;&quot;;&quot; &quot;)&amp;IF(ISBLANK([.P43]);&quot;&quot;;[.P43])" office:value-type="string">
            <text:p/>
          </table:table-cell>
          <table:table-cell table:formula="of:=IF(ISBLANK([.Q43]);&quot;&quot;;&quot; &quot;)&amp;IF(ISBLANK([.Q43]);&quot;&quot;;[.Q43])" office:value-type="string">
            <text:p/>
          </table:table-cell>
          <table:table-cell table:formula="of:=IF(ISBLANK([.R43]);&quot;&quot;;&quot; &quot;)&amp;IF(ISBLANK([.R43]);&quot;&quot;;[.R43])" office:value-type="string">
            <text:p/>
          </table:table-cell>
          <table:table-cell table:formula="of:=IF(ISBLANK([.S43]);&quot;&quot;;&quot; &quot;)&amp;IF(ISBLANK([.S43]);&quot;&quot;;[.S43])" office:value-type="string">
            <text:p/>
          </table:table-cell>
          <table:table-cell table:formula="of:=IF(ISBLANK([.T43]);&quot;&quot;;&quot; &quot;)&amp;IF(ISBLANK([.T43]);&quot;&quot;;[.T43])" office:value-type="string">
            <text:p/>
          </table:table-cell>
          <table:table-cell table:formula="of:=IF(ISBLANK([.U43]);&quot;&quot;;&quot; &quot;)&amp;IF(ISBLANK([.U43]);&quot;&quot;;[.U43])" office:value-type="string">
            <text:p/>
          </table:table-cell>
          <table:table-cell table:formula="of:=IF(ISBLANK([.V43]);&quot;&quot;;&quot; &quot;)&amp;IF(ISBLANK([.V43]);&quot;&quot;;[.V43])" office:value-type="string">
            <text:p/>
          </table:table-cell>
          <table:table-cell table:formula="of:=IF(ISBLANK([.W43]);&quot;&quot;;&quot; &quot;)&amp;IF(ISBLANK([.W43]);&quot;&quot;;[.W43])" office:value-type="string">
            <text:p/>
          </table:table-cell>
          <table:table-cell table:formula="of:=IF(ISBLANK([.X43]);&quot;&quot;;&quot; &quot;)&amp;IF(ISBLANK([.X43]);&quot;&quot;;[.X43])" office:value-type="string">
            <text:p/>
          </table:table-cell>
          <table:table-cell table:style-name="ce47" table:formula="of:=&quot;),&quot;" office:value-type="string">
            <text:p>),</text:p>
          </table:table-cell>
          <table:table-cell/>
          <table:table-cell table:formula="of:=IFERROR(__xludf.DUMMYFUNCTION(&quot;if(ISTEXT('Definition (EN)'!P12), SPLIT('Definition (EN)'!P12, &quot;&quot; + &quot;&quot;, TRUE), &quot;&quot;&quot;&quot;)&quot;),&quot;creator&quot;)" office:value-type="string">
            <text:p>creator</text:p>
          </table:table-cell>
          <table:table-cell table:number-columns-repeated="10"/>
          <table:table-cell table:style-name="ce90" table:formula="of:=SUBSTITUTE([.A43]&amp;&quot; &quot;&amp;[.B43]&amp;[.C43]&amp;[.D43]&amp;[.E43]&amp;[.F43]&amp;[.G43]&amp;[.H43]&amp;[.I43]&amp;[.J43]&amp;[.K43]&amp;[.L43]&amp;[.M43];&quot;%w()&quot;;&quot;[]&quot;)" office:value-type="string">
            <text:p>slot_reslot_notify: %w(creator),</text:p>
          </table:table-cell>
        </table:table-row>
        <table:table-row table:style-name="ro2">
          <table:table-cell table:formula="of:=LOWER(['Definition (EN)'.C12]&amp;&quot;_&quot;&amp;['Definition (EN)'.D12]&amp;&quot;_&quot;&amp;['Definition (EN)'.$M$3]&amp;&quot;:&quot;)" office:value-type="string">
            <text:p>slot_reslot_push:</text:p>
          </table:table-cell>
          <table:table-cell table:formula="of:=&quot;%w(&quot;" office:value-type="string">
            <text:p>%w(</text:p>
          </table:table-cell>
          <table:table-cell table:formula="of:=IF(ISTEXT([.O44]);[.O44];&quot;&quot;)" office:value-type="string">
            <text:p>creator</text:p>
          </table:table-cell>
          <table:table-cell table:formula="of:=IF(ISBLANK([.P44]);&quot;&quot;;&quot; &quot;)&amp;IF(ISBLANK([.P44]);&quot;&quot;;[.P44])" office:value-type="string">
            <text:p/>
          </table:table-cell>
          <table:table-cell table:formula="of:=IF(ISBLANK([.Q44]);&quot;&quot;;&quot; &quot;)&amp;IF(ISBLANK([.Q44]);&quot;&quot;;[.Q44])" office:value-type="string">
            <text:p/>
          </table:table-cell>
          <table:table-cell table:formula="of:=IF(ISBLANK([.R44]);&quot;&quot;;&quot; &quot;)&amp;IF(ISBLANK([.R44]);&quot;&quot;;[.R44])" office:value-type="string">
            <text:p/>
          </table:table-cell>
          <table:table-cell table:formula="of:=IF(ISBLANK([.S44]);&quot;&quot;;&quot; &quot;)&amp;IF(ISBLANK([.S44]);&quot;&quot;;[.S44])" office:value-type="string">
            <text:p/>
          </table:table-cell>
          <table:table-cell table:formula="of:=IF(ISBLANK([.T44]);&quot;&quot;;&quot; &quot;)&amp;IF(ISBLANK([.T44]);&quot;&quot;;[.T44])" office:value-type="string">
            <text:p/>
          </table:table-cell>
          <table:table-cell table:formula="of:=IF(ISBLANK([.U44]);&quot;&quot;;&quot; &quot;)&amp;IF(ISBLANK([.U44]);&quot;&quot;;[.U44])" office:value-type="string">
            <text:p/>
          </table:table-cell>
          <table:table-cell table:formula="of:=IF(ISBLANK([.V44]);&quot;&quot;;&quot; &quot;)&amp;IF(ISBLANK([.V44]);&quot;&quot;;[.V44])" office:value-type="string">
            <text:p/>
          </table:table-cell>
          <table:table-cell table:formula="of:=IF(ISBLANK([.W44]);&quot;&quot;;&quot; &quot;)&amp;IF(ISBLANK([.W44]);&quot;&quot;;[.W44])" office:value-type="string">
            <text:p/>
          </table:table-cell>
          <table:table-cell table:formula="of:=IF(ISBLANK([.X44]);&quot;&quot;;&quot; &quot;)&amp;IF(ISBLANK([.X44]);&quot;&quot;;[.X44])" office:value-type="string">
            <text:p/>
          </table:table-cell>
          <table:table-cell table:style-name="ce47" table:formula="of:=&quot;),&quot;" office:value-type="string">
            <text:p>),</text:p>
          </table:table-cell>
          <table:table-cell/>
          <table:table-cell table:formula="of:=IFERROR(__xludf.DUMMYFUNCTION(&quot;if(ISTEXT('Definition (EN)'!L12), SPLIT('Definition (EN)'!L12, &quot;&quot; + &quot;&quot;, TRUE), &quot;&quot;&quot;&quot;)&quot;),&quot;creator&quot;)" office:value-type="string">
            <text:p>creator</text:p>
          </table:table-cell>
          <table:table-cell table:number-columns-repeated="10"/>
          <table:table-cell table:style-name="ce90" table:formula="of:=SUBSTITUTE([.A44]&amp;&quot; &quot;&amp;[.B44]&amp;[.C44]&amp;[.D44]&amp;[.E44]&amp;[.F44]&amp;[.G44]&amp;[.H44]&amp;[.I44]&amp;[.J44]&amp;[.K44]&amp;[.L44]&amp;[.M44];&quot;%w()&quot;;&quot;[]&quot;)" office:value-type="string">
            <text:p>slot_reslot_push: %w(creator),</text:p>
          </table:table-cell>
        </table:table-row>
        <table:table-row table:style-name="ro2">
          <table:table-cell table:number-columns-repeated="2"/>
          <table:table-cell table:formula="of:=IF(ISTEXT([.O45]);[.O45];&quot;&quot;)" office:value-type="string">
            <text:p/>
          </table:table-cell>
          <table:table-cell table:formula="of:=IF(ISBLANK([.P45]);&quot;&quot;;&quot; &quot;)&amp;IF(ISBLANK([.P45]);&quot;&quot;;[.P45])" office:value-type="string">
            <text:p/>
          </table:table-cell>
          <table:table-cell table:formula="of:=IF(ISBLANK([.Q45]);&quot;&quot;;&quot; &quot;)&amp;IF(ISBLANK([.Q45]);&quot;&quot;;[.Q45])" office:value-type="string">
            <text:p/>
          </table:table-cell>
          <table:table-cell table:formula="of:=IF(ISBLANK([.R45]);&quot;&quot;;&quot; &quot;)&amp;IF(ISBLANK([.R45]);&quot;&quot;;[.R45])" office:value-type="string">
            <text:p/>
          </table:table-cell>
          <table:table-cell table:formula="of:=IF(ISBLANK([.S45]);&quot;&quot;;&quot; &quot;)&amp;IF(ISBLANK([.S45]);&quot;&quot;;[.S45])" office:value-type="string">
            <text:p/>
          </table:table-cell>
          <table:table-cell table:formula="of:=IF(ISBLANK([.T45]);&quot;&quot;;&quot; &quot;)&amp;IF(ISBLANK([.T45]);&quot;&quot;;[.T45])" office:value-type="string">
            <text:p/>
          </table:table-cell>
          <table:table-cell table:formula="of:=IF(ISBLANK([.U45]);&quot;&quot;;&quot; &quot;)&amp;IF(ISBLANK([.U45]);&quot;&quot;;[.U45])" office:value-type="string">
            <text:p/>
          </table:table-cell>
          <table:table-cell table:formula="of:=IF(ISBLANK([.V45]);&quot;&quot;;&quot; &quot;)&amp;IF(ISBLANK([.V45]);&quot;&quot;;[.V45])" office:value-type="string">
            <text:p/>
          </table:table-cell>
          <table:table-cell table:formula="of:=IF(ISBLANK([.W45]);&quot;&quot;;&quot; &quot;)&amp;IF(ISBLANK([.W45]);&quot;&quot;;[.W45])" office:value-type="string">
            <text:p/>
          </table:table-cell>
          <table:table-cell table:formula="of:=IF(ISBLANK([.X45]);&quot;&quot;;&quot; &quot;)&amp;IF(ISBLANK([.X45]);&quot;&quot;;[.X45])" office:value-type="string">
            <text:p/>
          </table:table-cell>
          <table:table-cell table:number-columns-repeated="13"/>
          <table:table-cell table:style-name="ce90" table:formula="of:=SUBSTITUTE([.A45]&amp;&quot; &quot;&amp;[.B45]&amp;[.C45]&amp;[.D45]&amp;[.E45]&amp;[.F45]&amp;[.G45]&amp;[.H45]&amp;[.I45]&amp;[.J45]&amp;[.K45]&amp;[.L45]&amp;[.M45];&quot;%w()&quot;;&quot;[]&quot;)" office:value-type="string">
            <text:p> </text:p>
          </table:table-cell>
        </table:table-row>
        <table:table-row table:style-name="ro2">
          <table:table-cell table:formula="of:=LOWER(['Definition (EN)'.C13]&amp;&quot;_&quot;&amp;['Definition (EN)'.D13]&amp;&quot;_&quot;&amp;['Definition (EN)'.$I$3]&amp;&quot;:&quot;)" office:value-type="string">
            <text:p>user_accept_me:</text:p>
          </table:table-cell>
          <table:table-cell table:formula="of:=&quot;%w(&quot;" office:value-type="string">
            <text:p>%w(</text:p>
          </table:table-cell>
          <table:table-cell table:formula="of:=IF(ISTEXT([.O46]);[.O46];&quot;&quot;)" office:value-type="string">
            <text:p/>
          </table:table-cell>
          <table:table-cell table:formula="of:=IF(ISBLANK([.P46]);&quot;&quot;;&quot; &quot;)&amp;IF(ISBLANK([.P46]);&quot;&quot;;[.P46])" office:value-type="string">
            <text:p/>
          </table:table-cell>
          <table:table-cell table:formula="of:=IF(ISBLANK([.Q46]);&quot;&quot;;&quot; &quot;)&amp;IF(ISBLANK([.Q46]);&quot;&quot;;[.Q46])" office:value-type="string">
            <text:p/>
          </table:table-cell>
          <table:table-cell table:formula="of:=IF(ISBLANK([.R46]);&quot;&quot;;&quot; &quot;)&amp;IF(ISBLANK([.R46]);&quot;&quot;;[.R46])" office:value-type="string">
            <text:p/>
          </table:table-cell>
          <table:table-cell table:formula="of:=IF(ISBLANK([.S46]);&quot;&quot;;&quot; &quot;)&amp;IF(ISBLANK([.S46]);&quot;&quot;;[.S46])" office:value-type="string">
            <text:p/>
          </table:table-cell>
          <table:table-cell table:formula="of:=IF(ISBLANK([.T46]);&quot;&quot;;&quot; &quot;)&amp;IF(ISBLANK([.T46]);&quot;&quot;;[.T46])" office:value-type="string">
            <text:p/>
          </table:table-cell>
          <table:table-cell table:formula="of:=IF(ISBLANK([.U46]);&quot;&quot;;&quot; &quot;)&amp;IF(ISBLANK([.U46]);&quot;&quot;;[.U46])" office:value-type="string">
            <text:p/>
          </table:table-cell>
          <table:table-cell table:formula="of:=IF(ISBLANK([.V46]);&quot;&quot;;&quot; &quot;)&amp;IF(ISBLANK([.V46]);&quot;&quot;;[.V46])" office:value-type="string">
            <text:p/>
          </table:table-cell>
          <table:table-cell table:formula="of:=IF(ISBLANK([.W46]);&quot;&quot;;&quot; &quot;)&amp;IF(ISBLANK([.W46]);&quot;&quot;;[.W46])" office:value-type="string">
            <text:p/>
          </table:table-cell>
          <table:table-cell table:formula="of:=IF(ISBLANK([.X46]);&quot;&quot;;&quot; &quot;)&amp;IF(ISBLANK([.X46]);&quot;&quot;;[.X46])" office:value-type="string">
            <text:p/>
          </table:table-cell>
          <table:table-cell table:style-name="ce47" table:formula="of:=&quot;),&quot;" office:value-type="string">
            <text:p>),</text:p>
          </table:table-cell>
          <table:table-cell/>
          <table:table-cell table:formula="of:=IFERROR(__xludf.DUMMYFUNCTION(&quot;if(ISTEXT('Definition (EN)'!H13), SPLIT('Definition (EN)'!H13, &quot;&quot; + &quot;&quot;, TRUE), &quot;&quot;&quot;&quot;)&quot;),&quot;&quot;)" office:value-type="string">
            <text:p/>
          </table:table-cell>
          <table:table-cell table:number-columns-repeated="10"/>
          <table:table-cell table:style-name="ce90" table:formula="of:=SUBSTITUTE([.A46]&amp;&quot; &quot;&amp;[.B46]&amp;[.C46]&amp;[.D46]&amp;[.E46]&amp;[.F46]&amp;[.G46]&amp;[.H46]&amp;[.I46]&amp;[.J46]&amp;[.K46]&amp;[.L46]&amp;[.M46];&quot;%w()&quot;;&quot;[]&quot;)" office:value-type="string">
            <text:p>user_accept_me: [],</text:p>
          </table:table-cell>
        </table:table-row>
        <table:table-row table:style-name="ro2">
          <table:table-cell table:formula="of:=LOWER(['Definition (EN)'.C13]&amp;&quot;_&quot;&amp;['Definition (EN)'.D13]&amp;&quot;_&quot;&amp;['Definition (EN)'.$U$3]&amp;&quot;:&quot;)" office:value-type="string">
            <text:p>user_accept_activity:</text:p>
          </table:table-cell>
          <table:table-cell table:formula="of:=&quot;%w(&quot;" office:value-type="string">
            <text:p>%w(</text:p>
          </table:table-cell>
          <table:table-cell table:formula="of:=IF(ISTEXT([.O47]);[.O47];&quot;&quot;)" office:value-type="string">
            <text:p>friends</text:p>
          </table:table-cell>
          <table:table-cell table:formula="of:=IF(ISBLANK([.P47]);&quot;&quot;;&quot; &quot;)&amp;IF(ISBLANK([.P47]);&quot;&quot;;[.P47])" office:value-type="string">
            <text:p/>
          </table:table-cell>
          <table:table-cell table:formula="of:=IF(ISBLANK([.Q47]);&quot;&quot;;&quot; &quot;)&amp;IF(ISBLANK([.Q47]);&quot;&quot;;[.Q47])" office:value-type="string">
            <text:p/>
          </table:table-cell>
          <table:table-cell table:formula="of:=IF(ISBLANK([.R47]);&quot;&quot;;&quot; &quot;)&amp;IF(ISBLANK([.R47]);&quot;&quot;;[.R47])" office:value-type="string">
            <text:p/>
          </table:table-cell>
          <table:table-cell table:formula="of:=IF(ISBLANK([.S47]);&quot;&quot;;&quot; &quot;)&amp;IF(ISBLANK([.S47]);&quot;&quot;;[.S47])" office:value-type="string">
            <text:p/>
          </table:table-cell>
          <table:table-cell table:formula="of:=IF(ISBLANK([.T47]);&quot;&quot;;&quot; &quot;)&amp;IF(ISBLANK([.T47]);&quot;&quot;;[.T47])" office:value-type="string">
            <text:p/>
          </table:table-cell>
          <table:table-cell table:formula="of:=IF(ISBLANK([.U47]);&quot;&quot;;&quot; &quot;)&amp;IF(ISBLANK([.U47]);&quot;&quot;;[.U47])" office:value-type="string">
            <text:p/>
          </table:table-cell>
          <table:table-cell table:formula="of:=IF(ISBLANK([.V47]);&quot;&quot;;&quot; &quot;)&amp;IF(ISBLANK([.V47]);&quot;&quot;;[.V47])" office:value-type="string">
            <text:p/>
          </table:table-cell>
          <table:table-cell table:formula="of:=IF(ISBLANK([.W47]);&quot;&quot;;&quot; &quot;)&amp;IF(ISBLANK([.W47]);&quot;&quot;;[.W47])" office:value-type="string">
            <text:p/>
          </table:table-cell>
          <table:table-cell table:formula="of:=IF(ISBLANK([.X47]);&quot;&quot;;&quot; &quot;)&amp;IF(ISBLANK([.X47]);&quot;&quot;;[.X47])" office:value-type="string">
            <text:p/>
          </table:table-cell>
          <table:table-cell table:style-name="ce47" table:formula="of:=&quot;),&quot;" office:value-type="string">
            <text:p>),</text:p>
          </table:table-cell>
          <table:table-cell/>
          <table:table-cell table:formula="of:=IFERROR(__xludf.DUMMYFUNCTION(&quot;if(ISTEXT('Definition (EN)'!T13), SPLIT('Definition (EN)'!T13, &quot;&quot; + &quot;&quot;, TRUE), &quot;&quot;&quot;&quot;)&quot;),&quot;friends&quot;)" office:value-type="string">
            <text:p>friends</text:p>
          </table:table-cell>
          <table:table-cell table:number-columns-repeated="10"/>
          <table:table-cell table:style-name="ce90" table:formula="of:=SUBSTITUTE([.A47]&amp;&quot; &quot;&amp;[.B47]&amp;[.C47]&amp;[.D47]&amp;[.E47]&amp;[.F47]&amp;[.G47]&amp;[.H47]&amp;[.I47]&amp;[.J47]&amp;[.K47]&amp;[.L47]&amp;[.M47];&quot;%w()&quot;;&quot;[]&quot;)" office:value-type="string">
            <text:p>user_accept_activity: %w(friends),</text:p>
          </table:table-cell>
        </table:table-row>
        <table:table-row table:style-name="ro2">
          <table:table-cell table:formula="of:=LOWER(['Definition (EN)'.C13]&amp;&quot;_&quot;&amp;['Definition (EN)'.D13]&amp;&quot;_&quot;&amp;['Definition (EN)'.$Q$3]&amp;&quot;:&quot;)" office:value-type="string">
            <text:p>user_accept_notify:</text:p>
          </table:table-cell>
          <table:table-cell table:formula="of:=&quot;%w(&quot;" office:value-type="string">
            <text:p>%w(</text:p>
          </table:table-cell>
          <table:table-cell table:formula="of:=IF(ISTEXT([.O48]);[.O48];&quot;&quot;)" office:value-type="string">
            <text:p>actor</text:p>
          </table:table-cell>
          <table:table-cell table:formula="of:=IF(ISBLANK([.P48]);&quot;&quot;;&quot; &quot;)&amp;IF(ISBLANK([.P48]);&quot;&quot;;[.P48])" office:value-type="string">
            <text:p/>
          </table:table-cell>
          <table:table-cell table:formula="of:=IF(ISBLANK([.Q48]);&quot;&quot;;&quot; &quot;)&amp;IF(ISBLANK([.Q48]);&quot;&quot;;[.Q48])" office:value-type="string">
            <text:p/>
          </table:table-cell>
          <table:table-cell table:formula="of:=IF(ISBLANK([.R48]);&quot;&quot;;&quot; &quot;)&amp;IF(ISBLANK([.R48]);&quot;&quot;;[.R48])" office:value-type="string">
            <text:p/>
          </table:table-cell>
          <table:table-cell table:formula="of:=IF(ISBLANK([.S48]);&quot;&quot;;&quot; &quot;)&amp;IF(ISBLANK([.S48]);&quot;&quot;;[.S48])" office:value-type="string">
            <text:p/>
          </table:table-cell>
          <table:table-cell table:formula="of:=IF(ISBLANK([.T48]);&quot;&quot;;&quot; &quot;)&amp;IF(ISBLANK([.T48]);&quot;&quot;;[.T48])" office:value-type="string">
            <text:p/>
          </table:table-cell>
          <table:table-cell table:formula="of:=IF(ISBLANK([.U48]);&quot;&quot;;&quot; &quot;)&amp;IF(ISBLANK([.U48]);&quot;&quot;;[.U48])" office:value-type="string">
            <text:p/>
          </table:table-cell>
          <table:table-cell table:formula="of:=IF(ISBLANK([.V48]);&quot;&quot;;&quot; &quot;)&amp;IF(ISBLANK([.V48]);&quot;&quot;;[.V48])" office:value-type="string">
            <text:p/>
          </table:table-cell>
          <table:table-cell table:formula="of:=IF(ISBLANK([.W48]);&quot;&quot;;&quot; &quot;)&amp;IF(ISBLANK([.W48]);&quot;&quot;;[.W48])" office:value-type="string">
            <text:p/>
          </table:table-cell>
          <table:table-cell table:formula="of:=IF(ISBLANK([.X48]);&quot;&quot;;&quot; &quot;)&amp;IF(ISBLANK([.X48]);&quot;&quot;;[.X48])" office:value-type="string">
            <text:p/>
          </table:table-cell>
          <table:table-cell table:style-name="ce47" table:formula="of:=&quot;),&quot;" office:value-type="string">
            <text:p>),</text:p>
          </table:table-cell>
          <table:table-cell/>
          <table:table-cell table:formula="of:=IFERROR(__xludf.DUMMYFUNCTION(&quot;if(ISTEXT('Definition (EN)'!P13), SPLIT('Definition (EN)'!P13, &quot;&quot; + &quot;&quot;, TRUE), &quot;&quot;&quot;&quot;)&quot;),&quot;actor&quot;)" office:value-type="string">
            <text:p>actor</text:p>
          </table:table-cell>
          <table:table-cell table:number-columns-repeated="10"/>
          <table:table-cell table:style-name="ce90" table:formula="of:=SUBSTITUTE([.A48]&amp;&quot; &quot;&amp;[.B48]&amp;[.C48]&amp;[.D48]&amp;[.E48]&amp;[.F48]&amp;[.G48]&amp;[.H48]&amp;[.I48]&amp;[.J48]&amp;[.K48]&amp;[.L48]&amp;[.M48];&quot;%w()&quot;;&quot;[]&quot;)" office:value-type="string">
            <text:p>user_accept_notify: %w(actor),</text:p>
          </table:table-cell>
        </table:table-row>
        <table:table-row table:style-name="ro2">
          <table:table-cell table:formula="of:=LOWER(['Definition (EN)'.C13]&amp;&quot;_&quot;&amp;['Definition (EN)'.D13]&amp;&quot;_&quot;&amp;['Definition (EN)'.$M$3]&amp;&quot;:&quot;)" office:value-type="string">
            <text:p>user_accept_push:</text:p>
          </table:table-cell>
          <table:table-cell table:formula="of:=&quot;%w(&quot;" office:value-type="string">
            <text:p>%w(</text:p>
          </table:table-cell>
          <table:table-cell table:formula="of:=IF(ISTEXT([.O49]);[.O49];&quot;&quot;)" office:value-type="string">
            <text:p>user</text:p>
          </table:table-cell>
          <table:table-cell table:formula="of:=IF(ISBLANK([.P49]);&quot;&quot;;&quot; &quot;)&amp;IF(ISBLANK([.P49]);&quot;&quot;;[.P49])" office:value-type="string">
            <text:p/>
          </table:table-cell>
          <table:table-cell table:formula="of:=IF(ISBLANK([.Q49]);&quot;&quot;;&quot; &quot;)&amp;IF(ISBLANK([.Q49]);&quot;&quot;;[.Q49])" office:value-type="string">
            <text:p/>
          </table:table-cell>
          <table:table-cell table:formula="of:=IF(ISBLANK([.R49]);&quot;&quot;;&quot; &quot;)&amp;IF(ISBLANK([.R49]);&quot;&quot;;[.R49])" office:value-type="string">
            <text:p/>
          </table:table-cell>
          <table:table-cell table:formula="of:=IF(ISBLANK([.S49]);&quot;&quot;;&quot; &quot;)&amp;IF(ISBLANK([.S49]);&quot;&quot;;[.S49])" office:value-type="string">
            <text:p/>
          </table:table-cell>
          <table:table-cell table:formula="of:=IF(ISBLANK([.T49]);&quot;&quot;;&quot; &quot;)&amp;IF(ISBLANK([.T49]);&quot;&quot;;[.T49])" office:value-type="string">
            <text:p/>
          </table:table-cell>
          <table:table-cell table:formula="of:=IF(ISBLANK([.U49]);&quot;&quot;;&quot; &quot;)&amp;IF(ISBLANK([.U49]);&quot;&quot;;[.U49])" office:value-type="string">
            <text:p/>
          </table:table-cell>
          <table:table-cell table:formula="of:=IF(ISBLANK([.V49]);&quot;&quot;;&quot; &quot;)&amp;IF(ISBLANK([.V49]);&quot;&quot;;[.V49])" office:value-type="string">
            <text:p/>
          </table:table-cell>
          <table:table-cell table:formula="of:=IF(ISBLANK([.W49]);&quot;&quot;;&quot; &quot;)&amp;IF(ISBLANK([.W49]);&quot;&quot;;[.W49])" office:value-type="string">
            <text:p/>
          </table:table-cell>
          <table:table-cell table:formula="of:=IF(ISBLANK([.X49]);&quot;&quot;;&quot; &quot;)&amp;IF(ISBLANK([.X49]);&quot;&quot;;[.X49])" office:value-type="string">
            <text:p/>
          </table:table-cell>
          <table:table-cell table:style-name="ce47" table:formula="of:=&quot;),&quot;" office:value-type="string">
            <text:p>),</text:p>
          </table:table-cell>
          <table:table-cell/>
          <table:table-cell table:formula="of:=IFERROR(__xludf.DUMMYFUNCTION(&quot;if(ISTEXT('Definition (EN)'!L13), SPLIT('Definition (EN)'!L13, &quot;&quot; + &quot;&quot;, TRUE), &quot;&quot;&quot;&quot;)&quot;),&quot;user&quot;)" office:value-type="string">
            <text:p>user</text:p>
          </table:table-cell>
          <table:table-cell table:number-columns-repeated="10"/>
          <table:table-cell table:style-name="ce90" table:formula="of:=SUBSTITUTE([.A49]&amp;&quot; &quot;&amp;[.B49]&amp;[.C49]&amp;[.D49]&amp;[.E49]&amp;[.F49]&amp;[.G49]&amp;[.H49]&amp;[.I49]&amp;[.J49]&amp;[.K49]&amp;[.L49]&amp;[.M49];&quot;%w()&quot;;&quot;[]&quot;)" office:value-type="string">
            <text:p>user_accept_push: %w(user),</text:p>
          </table:table-cell>
        </table:table-row>
        <table:table-row table:style-name="ro2">
          <table:table-cell table:number-columns-repeated="2"/>
          <table:table-cell table:formula="of:=IF(ISTEXT([.O50]);[.O50];&quot;&quot;)" office:value-type="string">
            <text:p/>
          </table:table-cell>
          <table:table-cell table:formula="of:=IF(ISBLANK([.P50]);&quot;&quot;;&quot; &quot;)&amp;IF(ISBLANK([.P50]);&quot;&quot;;[.P50])" office:value-type="string">
            <text:p/>
          </table:table-cell>
          <table:table-cell table:formula="of:=IF(ISBLANK([.Q50]);&quot;&quot;;&quot; &quot;)&amp;IF(ISBLANK([.Q50]);&quot;&quot;;[.Q50])" office:value-type="string">
            <text:p/>
          </table:table-cell>
          <table:table-cell table:formula="of:=IF(ISBLANK([.R50]);&quot;&quot;;&quot; &quot;)&amp;IF(ISBLANK([.R50]);&quot;&quot;;[.R50])" office:value-type="string">
            <text:p/>
          </table:table-cell>
          <table:table-cell table:formula="of:=IF(ISBLANK([.S50]);&quot;&quot;;&quot; &quot;)&amp;IF(ISBLANK([.S50]);&quot;&quot;;[.S50])" office:value-type="string">
            <text:p/>
          </table:table-cell>
          <table:table-cell table:formula="of:=IF(ISBLANK([.T50]);&quot;&quot;;&quot; &quot;)&amp;IF(ISBLANK([.T50]);&quot;&quot;;[.T50])" office:value-type="string">
            <text:p/>
          </table:table-cell>
          <table:table-cell table:formula="of:=IF(ISBLANK([.U50]);&quot;&quot;;&quot; &quot;)&amp;IF(ISBLANK([.U50]);&quot;&quot;;[.U50])" office:value-type="string">
            <text:p/>
          </table:table-cell>
          <table:table-cell table:formula="of:=IF(ISBLANK([.V50]);&quot;&quot;;&quot; &quot;)&amp;IF(ISBLANK([.V50]);&quot;&quot;;[.V50])" office:value-type="string">
            <text:p/>
          </table:table-cell>
          <table:table-cell table:formula="of:=IF(ISBLANK([.W50]);&quot;&quot;;&quot; &quot;)&amp;IF(ISBLANK([.W50]);&quot;&quot;;[.W50])" office:value-type="string">
            <text:p/>
          </table:table-cell>
          <table:table-cell table:formula="of:=IF(ISBLANK([.X50]);&quot;&quot;;&quot; &quot;)&amp;IF(ISBLANK([.X50]);&quot;&quot;;[.X50])" office:value-type="string">
            <text:p/>
          </table:table-cell>
          <table:table-cell table:number-columns-repeated="13"/>
          <table:table-cell table:style-name="ce90" table:formula="of:=SUBSTITUTE([.A50]&amp;&quot; &quot;&amp;[.B50]&amp;[.C50]&amp;[.D50]&amp;[.E50]&amp;[.F50]&amp;[.G50]&amp;[.H50]&amp;[.I50]&amp;[.J50]&amp;[.K50]&amp;[.L50]&amp;[.M50];&quot;%w()&quot;;&quot;[]&quot;)" office:value-type="string">
            <text:p> </text:p>
          </table:table-cell>
        </table:table-row>
        <table:table-row table:style-name="ro2">
          <table:table-cell table:formula="of:=LOWER(['Definition (EN)'.C14]&amp;&quot;_&quot;&amp;['Definition (EN)'.D14]&amp;&quot;_&quot;&amp;['Definition (EN)'.$I$3]&amp;&quot;:&quot;)" office:value-type="string">
            <text:p>user_friendship_me:</text:p>
          </table:table-cell>
          <table:table-cell table:formula="of:=&quot;%w(&quot;" office:value-type="string">
            <text:p>%w(</text:p>
          </table:table-cell>
          <table:table-cell table:formula="of:=IF(ISTEXT([.O51]);[.O51];&quot;&quot;)" office:value-type="string">
            <text:p>actor</text:p>
          </table:table-cell>
          <table:table-cell table:formula="of:=IF(ISBLANK([.P51]);&quot;&quot;;&quot; &quot;)&amp;IF(ISBLANK([.P51]);&quot;&quot;;[.P51])" office:value-type="string">
            <text:p/>
          </table:table-cell>
          <table:table-cell table:formula="of:=IF(ISBLANK([.Q51]);&quot;&quot;;&quot; &quot;)&amp;IF(ISBLANK([.Q51]);&quot;&quot;;[.Q51])" office:value-type="string">
            <text:p/>
          </table:table-cell>
          <table:table-cell table:formula="of:=IF(ISBLANK([.R51]);&quot;&quot;;&quot; &quot;)&amp;IF(ISBLANK([.R51]);&quot;&quot;;[.R51])" office:value-type="string">
            <text:p/>
          </table:table-cell>
          <table:table-cell table:formula="of:=IF(ISBLANK([.S51]);&quot;&quot;;&quot; &quot;)&amp;IF(ISBLANK([.S51]);&quot;&quot;;[.S51])" office:value-type="string">
            <text:p/>
          </table:table-cell>
          <table:table-cell table:formula="of:=IF(ISBLANK([.T51]);&quot;&quot;;&quot; &quot;)&amp;IF(ISBLANK([.T51]);&quot;&quot;;[.T51])" office:value-type="string">
            <text:p/>
          </table:table-cell>
          <table:table-cell table:formula="of:=IF(ISBLANK([.U51]);&quot;&quot;;&quot; &quot;)&amp;IF(ISBLANK([.U51]);&quot;&quot;;[.U51])" office:value-type="string">
            <text:p/>
          </table:table-cell>
          <table:table-cell table:formula="of:=IF(ISBLANK([.V51]);&quot;&quot;;&quot; &quot;)&amp;IF(ISBLANK([.V51]);&quot;&quot;;[.V51])" office:value-type="string">
            <text:p/>
          </table:table-cell>
          <table:table-cell table:formula="of:=IF(ISBLANK([.W51]);&quot;&quot;;&quot; &quot;)&amp;IF(ISBLANK([.W51]);&quot;&quot;;[.W51])" office:value-type="string">
            <text:p/>
          </table:table-cell>
          <table:table-cell table:formula="of:=IF(ISBLANK([.X51]);&quot;&quot;;&quot; &quot;)&amp;IF(ISBLANK([.X51]);&quot;&quot;;[.X51])" office:value-type="string">
            <text:p/>
          </table:table-cell>
          <table:table-cell table:style-name="ce47" table:formula="of:=&quot;),&quot;" office:value-type="string">
            <text:p>),</text:p>
          </table:table-cell>
          <table:table-cell/>
          <table:table-cell table:formula="of:=IFERROR(__xludf.DUMMYFUNCTION(&quot;if(ISTEXT('Definition (EN)'!H14), SPLIT('Definition (EN)'!H14, &quot;&quot; + &quot;&quot;, TRUE), &quot;&quot;&quot;&quot;)&quot;),&quot;actor&quot;)" office:value-type="string">
            <text:p>actor</text:p>
          </table:table-cell>
          <table:table-cell table:number-columns-repeated="10"/>
          <table:table-cell table:style-name="ce90" table:formula="of:=SUBSTITUTE([.A51]&amp;&quot; &quot;&amp;[.B51]&amp;[.C51]&amp;[.D51]&amp;[.E51]&amp;[.F51]&amp;[.G51]&amp;[.H51]&amp;[.I51]&amp;[.J51]&amp;[.K51]&amp;[.L51]&amp;[.M51];&quot;%w()&quot;;&quot;[]&quot;)" office:value-type="string">
            <text:p>user_friendship_me: %w(actor),</text:p>
          </table:table-cell>
        </table:table-row>
        <table:table-row table:style-name="ro2">
          <table:table-cell table:formula="of:=LOWER(['Definition (EN)'.C14]&amp;&quot;_&quot;&amp;['Definition (EN)'.D14]&amp;&quot;_&quot;&amp;['Definition (EN)'.$U$3]&amp;&quot;:&quot;)" office:value-type="string">
            <text:p>user_friendship_activity:</text:p>
          </table:table-cell>
          <table:table-cell table:formula="of:=&quot;%w(&quot;" office:value-type="string">
            <text:p>%w(</text:p>
          </table:table-cell>
          <table:table-cell table:formula="of:=IF(ISTEXT([.O52]);[.O52];&quot;&quot;)" office:value-type="string">
            <text:p>foaf</text:p>
          </table:table-cell>
          <table:table-cell table:formula="of:=IF(ISBLANK([.P52]);&quot;&quot;;&quot; &quot;)&amp;IF(ISBLANK([.P52]);&quot;&quot;;[.P52])" office:value-type="string">
            <text:p/>
          </table:table-cell>
          <table:table-cell table:formula="of:=IF(ISBLANK([.Q52]);&quot;&quot;;&quot; &quot;)&amp;IF(ISBLANK([.Q52]);&quot;&quot;;[.Q52])" office:value-type="string">
            <text:p/>
          </table:table-cell>
          <table:table-cell table:formula="of:=IF(ISBLANK([.R52]);&quot;&quot;;&quot; &quot;)&amp;IF(ISBLANK([.R52]);&quot;&quot;;[.R52])" office:value-type="string">
            <text:p/>
          </table:table-cell>
          <table:table-cell table:formula="of:=IF(ISBLANK([.S52]);&quot;&quot;;&quot; &quot;)&amp;IF(ISBLANK([.S52]);&quot;&quot;;[.S52])" office:value-type="string">
            <text:p/>
          </table:table-cell>
          <table:table-cell table:formula="of:=IF(ISBLANK([.T52]);&quot;&quot;;&quot; &quot;)&amp;IF(ISBLANK([.T52]);&quot;&quot;;[.T52])" office:value-type="string">
            <text:p/>
          </table:table-cell>
          <table:table-cell table:formula="of:=IF(ISBLANK([.U52]);&quot;&quot;;&quot; &quot;)&amp;IF(ISBLANK([.U52]);&quot;&quot;;[.U52])" office:value-type="string">
            <text:p/>
          </table:table-cell>
          <table:table-cell table:formula="of:=IF(ISBLANK([.V52]);&quot;&quot;;&quot; &quot;)&amp;IF(ISBLANK([.V52]);&quot;&quot;;[.V52])" office:value-type="string">
            <text:p/>
          </table:table-cell>
          <table:table-cell table:formula="of:=IF(ISBLANK([.W52]);&quot;&quot;;&quot; &quot;)&amp;IF(ISBLANK([.W52]);&quot;&quot;;[.W52])" office:value-type="string">
            <text:p/>
          </table:table-cell>
          <table:table-cell table:formula="of:=IF(ISBLANK([.X52]);&quot;&quot;;&quot; &quot;)&amp;IF(ISBLANK([.X52]);&quot;&quot;;[.X52])" office:value-type="string">
            <text:p/>
          </table:table-cell>
          <table:table-cell table:style-name="ce47" table:formula="of:=&quot;),&quot;" office:value-type="string">
            <text:p>),</text:p>
          </table:table-cell>
          <table:table-cell/>
          <table:table-cell table:formula="of:=IFERROR(__xludf.DUMMYFUNCTION(&quot;if(ISTEXT('Definition (EN)'!T14), SPLIT('Definition (EN)'!T14, &quot;&quot; + &quot;&quot;, TRUE), &quot;&quot;&quot;&quot;)&quot;),&quot;foaf&quot;)" office:value-type="string">
            <text:p>foaf</text:p>
          </table:table-cell>
          <table:table-cell table:number-columns-repeated="10"/>
          <table:table-cell table:style-name="ce90" table:formula="of:=SUBSTITUTE([.A52]&amp;&quot; &quot;&amp;[.B52]&amp;[.C52]&amp;[.D52]&amp;[.E52]&amp;[.F52]&amp;[.G52]&amp;[.H52]&amp;[.I52]&amp;[.J52]&amp;[.K52]&amp;[.L52]&amp;[.M52];&quot;%w()&quot;;&quot;[]&quot;)" office:value-type="string">
            <text:p>user_friendship_activity: %w(foaf),</text:p>
          </table:table-cell>
        </table:table-row>
        <table:table-row table:style-name="ro2">
          <table:table-cell table:formula="of:=LOWER(['Definition (EN)'.C14]&amp;&quot;_&quot;&amp;['Definition (EN)'.D14]&amp;&quot;_&quot;&amp;['Definition (EN)'.$Q$3]&amp;&quot;:&quot;)" office:value-type="string">
            <text:p>user_friendship_notify:</text:p>
          </table:table-cell>
          <table:table-cell table:formula="of:=&quot;%w(&quot;" office:value-type="string">
            <text:p>%w(</text:p>
          </table:table-cell>
          <table:table-cell table:formula="of:=IF(ISTEXT([.O53]);[.O53];&quot;&quot;)" office:value-type="string">
            <text:p>user</text:p>
          </table:table-cell>
          <table:table-cell table:formula="of:=IF(ISBLANK([.P53]);&quot;&quot;;&quot; &quot;)&amp;IF(ISBLANK([.P53]);&quot;&quot;;[.P53])" office:value-type="string">
            <text:p/>
          </table:table-cell>
          <table:table-cell table:formula="of:=IF(ISBLANK([.Q53]);&quot;&quot;;&quot; &quot;)&amp;IF(ISBLANK([.Q53]);&quot;&quot;;[.Q53])" office:value-type="string">
            <text:p/>
          </table:table-cell>
          <table:table-cell table:formula="of:=IF(ISBLANK([.R53]);&quot;&quot;;&quot; &quot;)&amp;IF(ISBLANK([.R53]);&quot;&quot;;[.R53])" office:value-type="string">
            <text:p/>
          </table:table-cell>
          <table:table-cell table:formula="of:=IF(ISBLANK([.S53]);&quot;&quot;;&quot; &quot;)&amp;IF(ISBLANK([.S53]);&quot;&quot;;[.S53])" office:value-type="string">
            <text:p/>
          </table:table-cell>
          <table:table-cell table:formula="of:=IF(ISBLANK([.T53]);&quot;&quot;;&quot; &quot;)&amp;IF(ISBLANK([.T53]);&quot;&quot;;[.T53])" office:value-type="string">
            <text:p/>
          </table:table-cell>
          <table:table-cell table:formula="of:=IF(ISBLANK([.U53]);&quot;&quot;;&quot; &quot;)&amp;IF(ISBLANK([.U53]);&quot;&quot;;[.U53])" office:value-type="string">
            <text:p/>
          </table:table-cell>
          <table:table-cell table:formula="of:=IF(ISBLANK([.V53]);&quot;&quot;;&quot; &quot;)&amp;IF(ISBLANK([.V53]);&quot;&quot;;[.V53])" office:value-type="string">
            <text:p/>
          </table:table-cell>
          <table:table-cell table:formula="of:=IF(ISBLANK([.W53]);&quot;&quot;;&quot; &quot;)&amp;IF(ISBLANK([.W53]);&quot;&quot;;[.W53])" office:value-type="string">
            <text:p/>
          </table:table-cell>
          <table:table-cell table:formula="of:=IF(ISBLANK([.X53]);&quot;&quot;;&quot; &quot;)&amp;IF(ISBLANK([.X53]);&quot;&quot;;[.X53])" office:value-type="string">
            <text:p/>
          </table:table-cell>
          <table:table-cell table:style-name="ce47" table:formula="of:=&quot;),&quot;" office:value-type="string">
            <text:p>),</text:p>
          </table:table-cell>
          <table:table-cell/>
          <table:table-cell table:formula="of:=IFERROR(__xludf.DUMMYFUNCTION(&quot;if(ISTEXT('Definition (EN)'!P14), SPLIT('Definition (EN)'!P14, &quot;&quot; + &quot;&quot;, TRUE), &quot;&quot;&quot;&quot;)&quot;),&quot;user&quot;)" office:value-type="string">
            <text:p>user</text:p>
          </table:table-cell>
          <table:table-cell table:number-columns-repeated="10"/>
          <table:table-cell table:style-name="ce90" table:formula="of:=SUBSTITUTE([.A53]&amp;&quot; &quot;&amp;[.B53]&amp;[.C53]&amp;[.D53]&amp;[.E53]&amp;[.F53]&amp;[.G53]&amp;[.H53]&amp;[.I53]&amp;[.J53]&amp;[.K53]&amp;[.L53]&amp;[.M53];&quot;%w()&quot;;&quot;[]&quot;)" office:value-type="string">
            <text:p>user_friendship_notify: %w(user),</text:p>
          </table:table-cell>
        </table:table-row>
        <table:table-row table:style-name="ro2">
          <table:table-cell table:formula="of:=LOWER(['Definition (EN)'.C14]&amp;&quot;_&quot;&amp;['Definition (EN)'.D14]&amp;&quot;_&quot;&amp;['Definition (EN)'.$M$3]&amp;&quot;:&quot;)" office:value-type="string">
            <text:p>user_friendship_push:</text:p>
          </table:table-cell>
          <table:table-cell table:formula="of:=&quot;%w(&quot;" office:value-type="string">
            <text:p>%w(</text:p>
          </table:table-cell>
          <table:table-cell table:formula="of:=IF(ISTEXT([.O54]);[.O54];&quot;&quot;)" office:value-type="string">
            <text:p/>
          </table:table-cell>
          <table:table-cell table:formula="of:=IF(ISBLANK([.P54]);&quot;&quot;;&quot; &quot;)&amp;IF(ISBLANK([.P54]);&quot;&quot;;[.P54])" office:value-type="string">
            <text:p/>
          </table:table-cell>
          <table:table-cell table:formula="of:=IF(ISBLANK([.Q54]);&quot;&quot;;&quot; &quot;)&amp;IF(ISBLANK([.Q54]);&quot;&quot;;[.Q54])" office:value-type="string">
            <text:p/>
          </table:table-cell>
          <table:table-cell table:formula="of:=IF(ISBLANK([.R54]);&quot;&quot;;&quot; &quot;)&amp;IF(ISBLANK([.R54]);&quot;&quot;;[.R54])" office:value-type="string">
            <text:p/>
          </table:table-cell>
          <table:table-cell table:formula="of:=IF(ISBLANK([.S54]);&quot;&quot;;&quot; &quot;)&amp;IF(ISBLANK([.S54]);&quot;&quot;;[.S54])" office:value-type="string">
            <text:p/>
          </table:table-cell>
          <table:table-cell table:formula="of:=IF(ISBLANK([.T54]);&quot;&quot;;&quot; &quot;)&amp;IF(ISBLANK([.T54]);&quot;&quot;;[.T54])" office:value-type="string">
            <text:p/>
          </table:table-cell>
          <table:table-cell table:formula="of:=IF(ISBLANK([.U54]);&quot;&quot;;&quot; &quot;)&amp;IF(ISBLANK([.U54]);&quot;&quot;;[.U54])" office:value-type="string">
            <text:p/>
          </table:table-cell>
          <table:table-cell table:formula="of:=IF(ISBLANK([.V54]);&quot;&quot;;&quot; &quot;)&amp;IF(ISBLANK([.V54]);&quot;&quot;;[.V54])" office:value-type="string">
            <text:p/>
          </table:table-cell>
          <table:table-cell table:formula="of:=IF(ISBLANK([.W54]);&quot;&quot;;&quot; &quot;)&amp;IF(ISBLANK([.W54]);&quot;&quot;;[.W54])" office:value-type="string">
            <text:p/>
          </table:table-cell>
          <table:table-cell table:formula="of:=IF(ISBLANK([.X54]);&quot;&quot;;&quot; &quot;)&amp;IF(ISBLANK([.X54]);&quot;&quot;;[.X54])" office:value-type="string">
            <text:p/>
          </table:table-cell>
          <table:table-cell table:style-name="ce47" table:formula="of:=&quot;),&quot;" office:value-type="string">
            <text:p>),</text:p>
          </table:table-cell>
          <table:table-cell/>
          <table:table-cell table:formula="of:=IFERROR(__xludf.DUMMYFUNCTION(&quot;if(ISTEXT('Definition (EN)'!L14), SPLIT('Definition (EN)'!L14, &quot;&quot; + &quot;&quot;, TRUE), &quot;&quot;&quot;&quot;)&quot;),&quot;&quot;)" office:value-type="string">
            <text:p/>
          </table:table-cell>
          <table:table-cell table:number-columns-repeated="10"/>
          <table:table-cell table:style-name="ce90" table:formula="of:=SUBSTITUTE([.A54]&amp;&quot; &quot;&amp;[.B54]&amp;[.C54]&amp;[.D54]&amp;[.E54]&amp;[.F54]&amp;[.G54]&amp;[.H54]&amp;[.I54]&amp;[.J54]&amp;[.K54]&amp;[.L54]&amp;[.M54];&quot;%w()&quot;;&quot;[]&quot;)" office:value-type="string">
            <text:p>user_friendship_push: [],</text:p>
          </table:table-cell>
        </table:table-row>
        <table:table-row table:style-name="ro2">
          <table:table-cell table:number-columns-repeated="25"/>
          <table:table-cell table:style-name="ce90" table:formula="of:=SUBSTITUTE([.A55]&amp;&quot; &quot;&amp;[.B55]&amp;[.C55]&amp;[.D55]&amp;[.E55]&amp;[.F55]&amp;[.G55]&amp;[.H55]&amp;[.I55]&amp;[.J55]&amp;[.K55]&amp;[.L55]&amp;[.M55];&quot;%w()&quot;;&quot;[]&quot;)" office:value-type="string">
            <text:p> </text:p>
          </table:table-cell>
        </table:table-row>
        <table:table-row table:style-name="ro2">
          <table:table-cell table:formula="of:=LOWER(['Definition (EN)'.C15]&amp;&quot;_&quot;&amp;['Definition (EN)'.D15]&amp;&quot;_&quot;&amp;['Definition (EN)'.$I$3]&amp;&quot;:&quot;)" office:value-type="string">
            <text:p>group_membership_me:</text:p>
          </table:table-cell>
          <table:table-cell table:formula="of:=&quot;%w(&quot;" office:value-type="string">
            <text:p>%w(</text:p>
          </table:table-cell>
          <table:table-cell table:formula="of:=IF(ISTEXT([.O56]);[.O56];&quot;&quot;)" office:value-type="string">
            <text:p>actor</text:p>
          </table:table-cell>
          <table:table-cell table:formula="of:=IF(ISBLANK([.P56]);&quot;&quot;;&quot; &quot;)&amp;IF(ISBLANK([.P56]);&quot;&quot;;[.P56])" office:value-type="string">
            <text:p/>
          </table:table-cell>
          <table:table-cell table:formula="of:=IF(ISBLANK([.Q56]);&quot;&quot;;&quot; &quot;)&amp;IF(ISBLANK([.Q56]);&quot;&quot;;[.Q56])" office:value-type="string">
            <text:p/>
          </table:table-cell>
          <table:table-cell table:formula="of:=IF(ISBLANK([.R56]);&quot;&quot;;&quot; &quot;)&amp;IF(ISBLANK([.R56]);&quot;&quot;;[.R56])" office:value-type="string">
            <text:p/>
          </table:table-cell>
          <table:table-cell table:formula="of:=IF(ISBLANK([.S56]);&quot;&quot;;&quot; &quot;)&amp;IF(ISBLANK([.S56]);&quot;&quot;;[.S56])" office:value-type="string">
            <text:p/>
          </table:table-cell>
          <table:table-cell table:formula="of:=IF(ISBLANK([.T56]);&quot;&quot;;&quot; &quot;)&amp;IF(ISBLANK([.T56]);&quot;&quot;;[.T56])" office:value-type="string">
            <text:p/>
          </table:table-cell>
          <table:table-cell table:formula="of:=IF(ISBLANK([.U56]);&quot;&quot;;&quot; &quot;)&amp;IF(ISBLANK([.U56]);&quot;&quot;;[.U56])" office:value-type="string">
            <text:p/>
          </table:table-cell>
          <table:table-cell table:formula="of:=IF(ISBLANK([.V56]);&quot;&quot;;&quot; &quot;)&amp;IF(ISBLANK([.V56]);&quot;&quot;;[.V56])" office:value-type="string">
            <text:p/>
          </table:table-cell>
          <table:table-cell table:formula="of:=IF(ISBLANK([.W56]);&quot;&quot;;&quot; &quot;)&amp;IF(ISBLANK([.W56]);&quot;&quot;;[.W56])" office:value-type="string">
            <text:p/>
          </table:table-cell>
          <table:table-cell table:formula="of:=IF(ISBLANK([.X56]);&quot;&quot;;&quot; &quot;)&amp;IF(ISBLANK([.X56]);&quot;&quot;;[.X56])" office:value-type="string">
            <text:p/>
          </table:table-cell>
          <table:table-cell table:style-name="ce47" table:formula="of:=&quot;),&quot;" office:value-type="string">
            <text:p>),</text:p>
          </table:table-cell>
          <table:table-cell/>
          <table:table-cell table:formula="of:=IFERROR(__xludf.DUMMYFUNCTION(&quot;if(ISTEXT('Definition (EN)'!H15), SPLIT('Definition (EN)'!H15, &quot;&quot; + &quot;&quot;, TRUE), &quot;&quot;&quot;&quot;)&quot;),&quot;actor&quot;)" office:value-type="string">
            <text:p>actor</text:p>
          </table:table-cell>
          <table:table-cell table:number-columns-repeated="10"/>
          <table:table-cell table:style-name="ce90" table:formula="of:=SUBSTITUTE([.A56]&amp;&quot; &quot;&amp;[.B56]&amp;[.C56]&amp;[.D56]&amp;[.E56]&amp;[.F56]&amp;[.G56]&amp;[.H56]&amp;[.I56]&amp;[.J56]&amp;[.K56]&amp;[.L56]&amp;[.M56];&quot;%w()&quot;;&quot;[]&quot;)" office:value-type="string">
            <text:p>group_membership_me: %w(actor),</text:p>
          </table:table-cell>
        </table:table-row>
        <table:table-row table:style-name="ro2">
          <table:table-cell table:formula="of:=LOWER(['Definition (EN)'.C15]&amp;&quot;_&quot;&amp;['Definition (EN)'.D15]&amp;&quot;_&quot;&amp;['Definition (EN)'.$U$3]&amp;&quot;:&quot;)" office:value-type="string">
            <text:p>group_membership_activity:</text:p>
          </table:table-cell>
          <table:table-cell table:formula="of:=&quot;%w(&quot;" office:value-type="string">
            <text:p>%w(</text:p>
          </table:table-cell>
          <table:table-cell table:formula="of:=IF(ISTEXT([.O57]);[.O57];&quot;&quot;)" office:value-type="string">
            <text:p>joiners</text:p>
          </table:table-cell>
          <table:table-cell table:formula="of:=IF(ISBLANK([.P57]);&quot;&quot;;&quot; &quot;)&amp;IF(ISBLANK([.P57]);&quot;&quot;;[.P57])" office:value-type="string">
            <text:p> member</text:p>
          </table:table-cell>
          <table:table-cell table:formula="of:=IF(ISBLANK([.Q57]);&quot;&quot;;&quot; &quot;)&amp;IF(ISBLANK([.Q57]);&quot;&quot;;[.Q57])" office:value-type="string">
            <text:p/>
          </table:table-cell>
          <table:table-cell table:formula="of:=IF(ISBLANK([.R57]);&quot;&quot;;&quot; &quot;)&amp;IF(ISBLANK([.R57]);&quot;&quot;;[.R57])" office:value-type="string">
            <text:p/>
          </table:table-cell>
          <table:table-cell table:formula="of:=IF(ISBLANK([.S57]);&quot;&quot;;&quot; &quot;)&amp;IF(ISBLANK([.S57]);&quot;&quot;;[.S57])" office:value-type="string">
            <text:p/>
          </table:table-cell>
          <table:table-cell table:formula="of:=IF(ISBLANK([.T57]);&quot;&quot;;&quot; &quot;)&amp;IF(ISBLANK([.T57]);&quot;&quot;;[.T57])" office:value-type="string">
            <text:p/>
          </table:table-cell>
          <table:table-cell table:formula="of:=IF(ISBLANK([.U57]);&quot;&quot;;&quot; &quot;)&amp;IF(ISBLANK([.U57]);&quot;&quot;;[.U57])" office:value-type="string">
            <text:p/>
          </table:table-cell>
          <table:table-cell table:formula="of:=IF(ISBLANK([.V57]);&quot;&quot;;&quot; &quot;)&amp;IF(ISBLANK([.V57]);&quot;&quot;;[.V57])" office:value-type="string">
            <text:p/>
          </table:table-cell>
          <table:table-cell table:formula="of:=IF(ISBLANK([.W57]);&quot;&quot;;&quot; &quot;)&amp;IF(ISBLANK([.W57]);&quot;&quot;;[.W57])" office:value-type="string">
            <text:p/>
          </table:table-cell>
          <table:table-cell table:formula="of:=IF(ISBLANK([.X57]);&quot;&quot;;&quot; &quot;)&amp;IF(ISBLANK([.X57]);&quot;&quot;;[.X57])" office:value-type="string">
            <text:p/>
          </table:table-cell>
          <table:table-cell table:style-name="ce47" table:formula="of:=&quot;),&quot;" office:value-type="string">
            <text:p>),</text:p>
          </table:table-cell>
          <table:table-cell/>
          <table:table-cell table:formula="of:=IFERROR(__xludf.DUMMYFUNCTION(&quot;if(ISTEXT('Definition (EN)'!T15), SPLIT('Definition (EN)'!T15,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57]&amp;&quot; &quot;&amp;[.B57]&amp;[.C57]&amp;[.D57]&amp;[.E57]&amp;[.F57]&amp;[.G57]&amp;[.H57]&amp;[.I57]&amp;[.J57]&amp;[.K57]&amp;[.L57]&amp;[.M57];&quot;%w()&quot;;&quot;[]&quot;)" office:value-type="string">
            <text:p>group_membership_activity: %w(joiners member),</text:p>
          </table:table-cell>
        </table:table-row>
        <table:table-row table:style-name="ro2">
          <table:table-cell table:formula="of:=LOWER(['Definition (EN)'.C15]&amp;&quot;_&quot;&amp;['Definition (EN)'.D15]&amp;&quot;_&quot;&amp;['Definition (EN)'.$Q$3]&amp;&quot;:&quot;)" office:value-type="string">
            <text:p>group_membership_notify:</text:p>
          </table:table-cell>
          <table:table-cell table:formula="of:=&quot;%w(&quot;" office:value-type="string">
            <text:p>%w(</text:p>
          </table:table-cell>
          <table:table-cell table:formula="of:=IF(ISTEXT([.O58]);[.O58];&quot;&quot;)" office:value-type="string">
            <text:p>owner</text:p>
          </table:table-cell>
          <table:table-cell table:formula="of:=IF(ISBLANK([.P58]);&quot;&quot;;&quot; &quot;)&amp;IF(ISBLANK([.P58]);&quot;&quot;;[.P58])" office:value-type="string">
            <text:p/>
          </table:table-cell>
          <table:table-cell table:formula="of:=IF(ISBLANK([.Q58]);&quot;&quot;;&quot; &quot;)&amp;IF(ISBLANK([.Q58]);&quot;&quot;;[.Q58])" office:value-type="string">
            <text:p/>
          </table:table-cell>
          <table:table-cell table:formula="of:=IF(ISBLANK([.R58]);&quot;&quot;;&quot; &quot;)&amp;IF(ISBLANK([.R58]);&quot;&quot;;[.R58])" office:value-type="string">
            <text:p/>
          </table:table-cell>
          <table:table-cell table:formula="of:=IF(ISBLANK([.S58]);&quot;&quot;;&quot; &quot;)&amp;IF(ISBLANK([.S58]);&quot;&quot;;[.S58])" office:value-type="string">
            <text:p/>
          </table:table-cell>
          <table:table-cell table:formula="of:=IF(ISBLANK([.T58]);&quot;&quot;;&quot; &quot;)&amp;IF(ISBLANK([.T58]);&quot;&quot;;[.T58])" office:value-type="string">
            <text:p/>
          </table:table-cell>
          <table:table-cell table:formula="of:=IF(ISBLANK([.U58]);&quot;&quot;;&quot; &quot;)&amp;IF(ISBLANK([.U58]);&quot;&quot;;[.U58])" office:value-type="string">
            <text:p/>
          </table:table-cell>
          <table:table-cell table:formula="of:=IF(ISBLANK([.V58]);&quot;&quot;;&quot; &quot;)&amp;IF(ISBLANK([.V58]);&quot;&quot;;[.V58])" office:value-type="string">
            <text:p/>
          </table:table-cell>
          <table:table-cell table:formula="of:=IF(ISBLANK([.W58]);&quot;&quot;;&quot; &quot;)&amp;IF(ISBLANK([.W58]);&quot;&quot;;[.W58])" office:value-type="string">
            <text:p/>
          </table:table-cell>
          <table:table-cell table:formula="of:=IF(ISBLANK([.X58]);&quot;&quot;;&quot; &quot;)&amp;IF(ISBLANK([.X58]);&quot;&quot;;[.X58])" office:value-type="string">
            <text:p/>
          </table:table-cell>
          <table:table-cell table:style-name="ce47" table:formula="of:=&quot;),&quot;" office:value-type="string">
            <text:p>),</text:p>
          </table:table-cell>
          <table:table-cell/>
          <table:table-cell table:formula="of:=IFERROR(__xludf.DUMMYFUNCTION(&quot;if(ISTEXT('Definition (EN)'!P15), SPLIT('Definition (EN)'!P15, &quot;&quot; + &quot;&quot;, TRUE), &quot;&quot;&quot;&quot;)&quot;),&quot;owner&quot;)" office:value-type="string">
            <text:p>owner</text:p>
          </table:table-cell>
          <table:table-cell table:number-columns-repeated="10"/>
          <table:table-cell table:style-name="ce90" table:formula="of:=SUBSTITUTE([.A58]&amp;&quot; &quot;&amp;[.B58]&amp;[.C58]&amp;[.D58]&amp;[.E58]&amp;[.F58]&amp;[.G58]&amp;[.H58]&amp;[.I58]&amp;[.J58]&amp;[.K58]&amp;[.L58]&amp;[.M58];&quot;%w()&quot;;&quot;[]&quot;)" office:value-type="string">
            <text:p>group_membership_notify: %w(owner),</text:p>
          </table:table-cell>
        </table:table-row>
        <table:table-row table:style-name="ro2">
          <table:table-cell table:formula="of:=LOWER(['Definition (EN)'.C15]&amp;&quot;_&quot;&amp;['Definition (EN)'.D15]&amp;&quot;_&quot;&amp;['Definition (EN)'.$M$3]&amp;&quot;:&quot;)" office:value-type="string">
            <text:p>group_membership_push:</text:p>
          </table:table-cell>
          <table:table-cell table:formula="of:=&quot;%w(&quot;" office:value-type="string">
            <text:p>%w(</text:p>
          </table:table-cell>
          <table:table-cell table:formula="of:=IF(ISTEXT([.O59]);[.O59];&quot;&quot;)" office:value-type="string">
            <text:p>owner</text:p>
          </table:table-cell>
          <table:table-cell table:formula="of:=IF(ISBLANK([.P59]);&quot;&quot;;&quot; &quot;)&amp;IF(ISBLANK([.P59]);&quot;&quot;;[.P59])" office:value-type="string">
            <text:p/>
          </table:table-cell>
          <table:table-cell table:formula="of:=IF(ISBLANK([.Q59]);&quot;&quot;;&quot; &quot;)&amp;IF(ISBLANK([.Q59]);&quot;&quot;;[.Q59])" office:value-type="string">
            <text:p/>
          </table:table-cell>
          <table:table-cell table:formula="of:=IF(ISBLANK([.R59]);&quot;&quot;;&quot; &quot;)&amp;IF(ISBLANK([.R59]);&quot;&quot;;[.R59])" office:value-type="string">
            <text:p/>
          </table:table-cell>
          <table:table-cell table:formula="of:=IF(ISBLANK([.S59]);&quot;&quot;;&quot; &quot;)&amp;IF(ISBLANK([.S59]);&quot;&quot;;[.S59])" office:value-type="string">
            <text:p/>
          </table:table-cell>
          <table:table-cell table:formula="of:=IF(ISBLANK([.T59]);&quot;&quot;;&quot; &quot;)&amp;IF(ISBLANK([.T59]);&quot;&quot;;[.T59])" office:value-type="string">
            <text:p/>
          </table:table-cell>
          <table:table-cell table:formula="of:=IF(ISBLANK([.U59]);&quot;&quot;;&quot; &quot;)&amp;IF(ISBLANK([.U59]);&quot;&quot;;[.U59])" office:value-type="string">
            <text:p/>
          </table:table-cell>
          <table:table-cell table:formula="of:=IF(ISBLANK([.V59]);&quot;&quot;;&quot; &quot;)&amp;IF(ISBLANK([.V59]);&quot;&quot;;[.V59])" office:value-type="string">
            <text:p/>
          </table:table-cell>
          <table:table-cell table:formula="of:=IF(ISBLANK([.W59]);&quot;&quot;;&quot; &quot;)&amp;IF(ISBLANK([.W59]);&quot;&quot;;[.W59])" office:value-type="string">
            <text:p/>
          </table:table-cell>
          <table:table-cell table:formula="of:=IF(ISBLANK([.X59]);&quot;&quot;;&quot; &quot;)&amp;IF(ISBLANK([.X59]);&quot;&quot;;[.X59])" office:value-type="string">
            <text:p/>
          </table:table-cell>
          <table:table-cell table:style-name="ce47" table:formula="of:=&quot;),&quot;" office:value-type="string">
            <text:p>),</text:p>
          </table:table-cell>
          <table:table-cell/>
          <table:table-cell table:formula="of:=IFERROR(__xludf.DUMMYFUNCTION(&quot;if(ISTEXT('Definition (EN)'!L15), SPLIT('Definition (EN)'!L15, &quot;&quot; + &quot;&quot;, TRUE), &quot;&quot;&quot;&quot;)&quot;),&quot;owner&quot;)" office:value-type="string">
            <text:p>owner</text:p>
          </table:table-cell>
          <table:table-cell table:number-columns-repeated="10"/>
          <table:table-cell table:style-name="ce90" table:formula="of:=SUBSTITUTE([.A59]&amp;&quot; &quot;&amp;[.B59]&amp;[.C59]&amp;[.D59]&amp;[.E59]&amp;[.F59]&amp;[.G59]&amp;[.H59]&amp;[.I59]&amp;[.J59]&amp;[.K59]&amp;[.L59]&amp;[.M59];&quot;%w()&quot;;&quot;[]&quot;)" office:value-type="string">
            <text:p>group_membership_push: %w(owner),</text:p>
          </table:table-cell>
        </table:table-row>
        <table:table-row table:style-name="ro2">
          <table:table-cell table:number-columns-repeated="2"/>
          <table:table-cell table:formula="of:=IF(ISTEXT([.O60]);[.O60];&quot;&quot;)" office:value-type="string">
            <text:p/>
          </table:table-cell>
          <table:table-cell table:formula="of:=IF(ISBLANK([.P60]);&quot;&quot;;&quot; &quot;)&amp;IF(ISBLANK([.P60]);&quot;&quot;;[.P60])" office:value-type="string">
            <text:p/>
          </table:table-cell>
          <table:table-cell table:formula="of:=IF(ISBLANK([.Q60]);&quot;&quot;;&quot; &quot;)&amp;IF(ISBLANK([.Q60]);&quot;&quot;;[.Q60])" office:value-type="string">
            <text:p/>
          </table:table-cell>
          <table:table-cell table:formula="of:=IF(ISBLANK([.R60]);&quot;&quot;;&quot; &quot;)&amp;IF(ISBLANK([.R60]);&quot;&quot;;[.R60])" office:value-type="string">
            <text:p/>
          </table:table-cell>
          <table:table-cell table:formula="of:=IF(ISBLANK([.S60]);&quot;&quot;;&quot; &quot;)&amp;IF(ISBLANK([.S60]);&quot;&quot;;[.S60])" office:value-type="string">
            <text:p/>
          </table:table-cell>
          <table:table-cell table:formula="of:=IF(ISBLANK([.T60]);&quot;&quot;;&quot; &quot;)&amp;IF(ISBLANK([.T60]);&quot;&quot;;[.T60])" office:value-type="string">
            <text:p/>
          </table:table-cell>
          <table:table-cell table:formula="of:=IF(ISBLANK([.U60]);&quot;&quot;;&quot; &quot;)&amp;IF(ISBLANK([.U60]);&quot;&quot;;[.U60])" office:value-type="string">
            <text:p/>
          </table:table-cell>
          <table:table-cell table:formula="of:=IF(ISBLANK([.V60]);&quot;&quot;;&quot; &quot;)&amp;IF(ISBLANK([.V60]);&quot;&quot;;[.V60])" office:value-type="string">
            <text:p/>
          </table:table-cell>
          <table:table-cell table:formula="of:=IF(ISBLANK([.W60]);&quot;&quot;;&quot; &quot;)&amp;IF(ISBLANK([.W60]);&quot;&quot;;[.W60])" office:value-type="string">
            <text:p/>
          </table:table-cell>
          <table:table-cell table:formula="of:=IF(ISBLANK([.X60]);&quot;&quot;;&quot; &quot;)&amp;IF(ISBLANK([.X60]);&quot;&quot;;[.X60])" office:value-type="string">
            <text:p/>
          </table:table-cell>
          <table:table-cell table:number-columns-repeated="13"/>
          <table:table-cell table:style-name="ce90" table:formula="of:=SUBSTITUTE([.A60]&amp;&quot; &quot;&amp;[.B60]&amp;[.C60]&amp;[.D60]&amp;[.E60]&amp;[.F60]&amp;[.G60]&amp;[.H60]&amp;[.I60]&amp;[.J60]&amp;[.K60]&amp;[.L60]&amp;[.M60];&quot;%w()&quot;;&quot;[]&quot;)" office:value-type="string">
            <text:p> </text:p>
          </table:table-cell>
        </table:table-row>
        <table:table-row table:style-name="ro2">
          <table:table-cell table:formula="of:=LOWER(['Definition (EN)'.C16]&amp;&quot;_&quot;&amp;['Definition (EN)'.D16]&amp;&quot;_&quot;&amp;['Definition (EN)'.$I$3]&amp;&quot;:&quot;)" office:value-type="string">
            <text:p>group_membertag_me:</text:p>
          </table:table-cell>
          <table:table-cell table:formula="of:=&quot;%w(&quot;" office:value-type="string">
            <text:p>%w(</text:p>
          </table:table-cell>
          <table:table-cell table:formula="of:=IF(ISTEXT([.O61]);[.O61];&quot;&quot;)" office:value-type="string">
            <text:p>actor</text:p>
          </table:table-cell>
          <table:table-cell table:formula="of:=IF(ISBLANK([.P61]);&quot;&quot;;&quot; &quot;)&amp;IF(ISBLANK([.P61]);&quot;&quot;;[.P61])" office:value-type="string">
            <text:p/>
          </table:table-cell>
          <table:table-cell table:formula="of:=IF(ISBLANK([.Q61]);&quot;&quot;;&quot; &quot;)&amp;IF(ISBLANK([.Q61]);&quot;&quot;;[.Q61])" office:value-type="string">
            <text:p/>
          </table:table-cell>
          <table:table-cell table:formula="of:=IF(ISBLANK([.R61]);&quot;&quot;;&quot; &quot;)&amp;IF(ISBLANK([.R61]);&quot;&quot;;[.R61])" office:value-type="string">
            <text:p/>
          </table:table-cell>
          <table:table-cell table:formula="of:=IF(ISBLANK([.S61]);&quot;&quot;;&quot; &quot;)&amp;IF(ISBLANK([.S61]);&quot;&quot;;[.S61])" office:value-type="string">
            <text:p/>
          </table:table-cell>
          <table:table-cell table:formula="of:=IF(ISBLANK([.T61]);&quot;&quot;;&quot; &quot;)&amp;IF(ISBLANK([.T61]);&quot;&quot;;[.T61])" office:value-type="string">
            <text:p/>
          </table:table-cell>
          <table:table-cell table:formula="of:=IF(ISBLANK([.U61]);&quot;&quot;;&quot; &quot;)&amp;IF(ISBLANK([.U61]);&quot;&quot;;[.U61])" office:value-type="string">
            <text:p/>
          </table:table-cell>
          <table:table-cell table:formula="of:=IF(ISBLANK([.V61]);&quot;&quot;;&quot; &quot;)&amp;IF(ISBLANK([.V61]);&quot;&quot;;[.V61])" office:value-type="string">
            <text:p/>
          </table:table-cell>
          <table:table-cell table:formula="of:=IF(ISBLANK([.W61]);&quot;&quot;;&quot; &quot;)&amp;IF(ISBLANK([.W61]);&quot;&quot;;[.W61])" office:value-type="string">
            <text:p/>
          </table:table-cell>
          <table:table-cell table:formula="of:=IF(ISBLANK([.X61]);&quot;&quot;;&quot; &quot;)&amp;IF(ISBLANK([.X61]);&quot;&quot;;[.X61])" office:value-type="string">
            <text:p/>
          </table:table-cell>
          <table:table-cell table:style-name="ce47" table:formula="of:=&quot;),&quot;" office:value-type="string">
            <text:p>),</text:p>
          </table:table-cell>
          <table:table-cell/>
          <table:table-cell table:formula="of:=IFERROR(__xludf.DUMMYFUNCTION(&quot;if(ISTEXT('Definition (EN)'!H16), SPLIT('Definition (EN)'!H16, &quot;&quot; + &quot;&quot;, TRUE), &quot;&quot;&quot;&quot;)&quot;),&quot;actor&quot;)" office:value-type="string">
            <text:p>actor</text:p>
          </table:table-cell>
          <table:table-cell table:number-columns-repeated="10"/>
          <table:table-cell table:style-name="ce90" table:formula="of:=SUBSTITUTE([.A61]&amp;&quot; &quot;&amp;[.B61]&amp;[.C61]&amp;[.D61]&amp;[.E61]&amp;[.F61]&amp;[.G61]&amp;[.H61]&amp;[.I61]&amp;[.J61]&amp;[.K61]&amp;[.L61]&amp;[.M61];&quot;%w()&quot;;&quot;[]&quot;)" office:value-type="string">
            <text:p>group_membertag_me: %w(actor),</text:p>
          </table:table-cell>
        </table:table-row>
        <table:table-row table:style-name="ro2">
          <table:table-cell table:formula="of:=LOWER(['Definition (EN)'.C16]&amp;&quot;_&quot;&amp;['Definition (EN)'.D16]&amp;&quot;_&quot;&amp;['Definition (EN)'.$U$3]&amp;&quot;:&quot;)" office:value-type="string">
            <text:p>group_membertag_activity:</text:p>
          </table:table-cell>
          <table:table-cell table:formula="of:=&quot;%w(&quot;" office:value-type="string">
            <text:p>%w(</text:p>
          </table:table-cell>
          <table:table-cell table:formula="of:=IF(ISTEXT([.O62]);[.O62];&quot;&quot;)" office:value-type="string">
            <text:p>joiners</text:p>
          </table:table-cell>
          <table:table-cell table:formula="of:=IF(ISBLANK([.P62]);&quot;&quot;;&quot; &quot;)&amp;IF(ISBLANK([.P62]);&quot;&quot;;[.P62])" office:value-type="string">
            <text:p> member</text:p>
          </table:table-cell>
          <table:table-cell table:formula="of:=IF(ISBLANK([.Q62]);&quot;&quot;;&quot; &quot;)&amp;IF(ISBLANK([.Q62]);&quot;&quot;;[.Q62])" office:value-type="string">
            <text:p/>
          </table:table-cell>
          <table:table-cell table:formula="of:=IF(ISBLANK([.R62]);&quot;&quot;;&quot; &quot;)&amp;IF(ISBLANK([.R62]);&quot;&quot;;[.R62])" office:value-type="string">
            <text:p/>
          </table:table-cell>
          <table:table-cell table:formula="of:=IF(ISBLANK([.S62]);&quot;&quot;;&quot; &quot;)&amp;IF(ISBLANK([.S62]);&quot;&quot;;[.S62])" office:value-type="string">
            <text:p/>
          </table:table-cell>
          <table:table-cell table:formula="of:=IF(ISBLANK([.T62]);&quot;&quot;;&quot; &quot;)&amp;IF(ISBLANK([.T62]);&quot;&quot;;[.T62])" office:value-type="string">
            <text:p/>
          </table:table-cell>
          <table:table-cell table:formula="of:=IF(ISBLANK([.U62]);&quot;&quot;;&quot; &quot;)&amp;IF(ISBLANK([.U62]);&quot;&quot;;[.U62])" office:value-type="string">
            <text:p/>
          </table:table-cell>
          <table:table-cell table:formula="of:=IF(ISBLANK([.V62]);&quot;&quot;;&quot; &quot;)&amp;IF(ISBLANK([.V62]);&quot;&quot;;[.V62])" office:value-type="string">
            <text:p/>
          </table:table-cell>
          <table:table-cell table:formula="of:=IF(ISBLANK([.W62]);&quot;&quot;;&quot; &quot;)&amp;IF(ISBLANK([.W62]);&quot;&quot;;[.W62])" office:value-type="string">
            <text:p/>
          </table:table-cell>
          <table:table-cell table:formula="of:=IF(ISBLANK([.X62]);&quot;&quot;;&quot; &quot;)&amp;IF(ISBLANK([.X62]);&quot;&quot;;[.X62])" office:value-type="string">
            <text:p/>
          </table:table-cell>
          <table:table-cell table:style-name="ce47" table:formula="of:=&quot;),&quot;" office:value-type="string">
            <text:p>),</text:p>
          </table:table-cell>
          <table:table-cell/>
          <table:table-cell table:formula="of:=IFERROR(__xludf.DUMMYFUNCTION(&quot;if(ISTEXT('Definition (EN)'!T16), SPLIT('Definition (EN)'!T16,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62]&amp;&quot; &quot;&amp;[.B62]&amp;[.C62]&amp;[.D62]&amp;[.E62]&amp;[.F62]&amp;[.G62]&amp;[.H62]&amp;[.I62]&amp;[.J62]&amp;[.K62]&amp;[.L62]&amp;[.M62];&quot;%w()&quot;;&quot;[]&quot;)" office:value-type="string">
            <text:p>group_membertag_activity: %w(joiners member),</text:p>
          </table:table-cell>
        </table:table-row>
        <table:table-row table:style-name="ro2">
          <table:table-cell table:formula="of:=LOWER(['Definition (EN)'.C16]&amp;&quot;_&quot;&amp;['Definition (EN)'.D16]&amp;&quot;_&quot;&amp;['Definition (EN)'.$Q$3]&amp;&quot;:&quot;)" office:value-type="string">
            <text:p>group_membertag_notify:</text:p>
          </table:table-cell>
          <table:table-cell table:formula="of:=&quot;%w(&quot;" office:value-type="string">
            <text:p>%w(</text:p>
          </table:table-cell>
          <table:table-cell table:formula="of:=IF(ISTEXT([.O63]);[.O63];&quot;&quot;)" office:value-type="string">
            <text:p>foreign</text:p>
          </table:table-cell>
          <table:table-cell table:formula="of:=IF(ISBLANK([.P63]);&quot;&quot;;&quot; &quot;)&amp;IF(ISBLANK([.P63]);&quot;&quot;;[.P63])" office:value-type="string">
            <text:p> owner</text:p>
          </table:table-cell>
          <table:table-cell table:formula="of:=IF(ISBLANK([.Q63]);&quot;&quot;;&quot; &quot;)&amp;IF(ISBLANK([.Q63]);&quot;&quot;;[.Q63])" office:value-type="string">
            <text:p/>
          </table:table-cell>
          <table:table-cell table:formula="of:=IF(ISBLANK([.R63]);&quot;&quot;;&quot; &quot;)&amp;IF(ISBLANK([.R63]);&quot;&quot;;[.R63])" office:value-type="string">
            <text:p/>
          </table:table-cell>
          <table:table-cell table:formula="of:=IF(ISBLANK([.S63]);&quot;&quot;;&quot; &quot;)&amp;IF(ISBLANK([.S63]);&quot;&quot;;[.S63])" office:value-type="string">
            <text:p/>
          </table:table-cell>
          <table:table-cell table:formula="of:=IF(ISBLANK([.T63]);&quot;&quot;;&quot; &quot;)&amp;IF(ISBLANK([.T63]);&quot;&quot;;[.T63])" office:value-type="string">
            <text:p/>
          </table:table-cell>
          <table:table-cell table:formula="of:=IF(ISBLANK([.U63]);&quot;&quot;;&quot; &quot;)&amp;IF(ISBLANK([.U63]);&quot;&quot;;[.U63])" office:value-type="string">
            <text:p/>
          </table:table-cell>
          <table:table-cell table:formula="of:=IF(ISBLANK([.V63]);&quot;&quot;;&quot; &quot;)&amp;IF(ISBLANK([.V63]);&quot;&quot;;[.V63])" office:value-type="string">
            <text:p/>
          </table:table-cell>
          <table:table-cell table:formula="of:=IF(ISBLANK([.W63]);&quot;&quot;;&quot; &quot;)&amp;IF(ISBLANK([.W63]);&quot;&quot;;[.W63])" office:value-type="string">
            <text:p/>
          </table:table-cell>
          <table:table-cell table:formula="of:=IF(ISBLANK([.X63]);&quot;&quot;;&quot; &quot;)&amp;IF(ISBLANK([.X63]);&quot;&quot;;[.X63])" office:value-type="string">
            <text:p/>
          </table:table-cell>
          <table:table-cell table:style-name="ce47" table:formula="of:=&quot;),&quot;" office:value-type="string">
            <text:p>),</text:p>
          </table:table-cell>
          <table:table-cell/>
          <table:table-cell table:formula="of:=IFERROR(__xludf.DUMMYFUNCTION(&quot;if(ISTEXT('Definition (EN)'!P16), SPLIT('Definition (EN)'!P16, &quot;&quot; + &quot;&quot;, TRUE), &quot;&quot;&quot;&quot;)&quot;),&quot;foreign&quot;)" office:value-type="string">
            <text:p>foreign</text:p>
          </table:table-cell>
          <table:table-cell office:value-type="string">
            <text:p>owner</text:p>
          </table:table-cell>
          <table:table-cell table:number-columns-repeated="9"/>
          <table:table-cell table:style-name="ce90" table:formula="of:=SUBSTITUTE([.A63]&amp;&quot; &quot;&amp;[.B63]&amp;[.C63]&amp;[.D63]&amp;[.E63]&amp;[.F63]&amp;[.G63]&amp;[.H63]&amp;[.I63]&amp;[.J63]&amp;[.K63]&amp;[.L63]&amp;[.M63];&quot;%w()&quot;;&quot;[]&quot;)" office:value-type="string">
            <text:p>group_membertag_notify: %w(foreign owner),</text:p>
          </table:table-cell>
        </table:table-row>
        <table:table-row table:style-name="ro2">
          <table:table-cell table:formula="of:=LOWER(['Definition (EN)'.C16]&amp;&quot;_&quot;&amp;['Definition (EN)'.D16]&amp;&quot;_&quot;&amp;['Definition (EN)'.$M$3]&amp;&quot;:&quot;)" office:value-type="string">
            <text:p>group_membertag_push:</text:p>
          </table:table-cell>
          <table:table-cell table:formula="of:=&quot;%w(&quot;" office:value-type="string">
            <text:p>%w(</text:p>
          </table:table-cell>
          <table:table-cell table:formula="of:=IF(ISTEXT([.O64]);[.O64];&quot;&quot;)" office:value-type="string">
            <text:p>foreign</text:p>
          </table:table-cell>
          <table:table-cell table:formula="of:=IF(ISBLANK([.P64]);&quot;&quot;;&quot; &quot;)&amp;IF(ISBLANK([.P64]);&quot;&quot;;[.P64])" office:value-type="string">
            <text:p/>
          </table:table-cell>
          <table:table-cell table:formula="of:=IF(ISBLANK([.Q64]);&quot;&quot;;&quot; &quot;)&amp;IF(ISBLANK([.Q64]);&quot;&quot;;[.Q64])" office:value-type="string">
            <text:p/>
          </table:table-cell>
          <table:table-cell table:formula="of:=IF(ISBLANK([.R64]);&quot;&quot;;&quot; &quot;)&amp;IF(ISBLANK([.R64]);&quot;&quot;;[.R64])" office:value-type="string">
            <text:p/>
          </table:table-cell>
          <table:table-cell table:formula="of:=IF(ISBLANK([.S64]);&quot;&quot;;&quot; &quot;)&amp;IF(ISBLANK([.S64]);&quot;&quot;;[.S64])" office:value-type="string">
            <text:p/>
          </table:table-cell>
          <table:table-cell table:formula="of:=IF(ISBLANK([.T64]);&quot;&quot;;&quot; &quot;)&amp;IF(ISBLANK([.T64]);&quot;&quot;;[.T64])" office:value-type="string">
            <text:p/>
          </table:table-cell>
          <table:table-cell table:formula="of:=IF(ISBLANK([.U64]);&quot;&quot;;&quot; &quot;)&amp;IF(ISBLANK([.U64]);&quot;&quot;;[.U64])" office:value-type="string">
            <text:p/>
          </table:table-cell>
          <table:table-cell table:formula="of:=IF(ISBLANK([.V64]);&quot;&quot;;&quot; &quot;)&amp;IF(ISBLANK([.V64]);&quot;&quot;;[.V64])" office:value-type="string">
            <text:p/>
          </table:table-cell>
          <table:table-cell table:formula="of:=IF(ISBLANK([.W64]);&quot;&quot;;&quot; &quot;)&amp;IF(ISBLANK([.W64]);&quot;&quot;;[.W64])" office:value-type="string">
            <text:p/>
          </table:table-cell>
          <table:table-cell table:formula="of:=IF(ISBLANK([.X64]);&quot;&quot;;&quot; &quot;)&amp;IF(ISBLANK([.X64]);&quot;&quot;;[.X64])" office:value-type="string">
            <text:p/>
          </table:table-cell>
          <table:table-cell table:style-name="ce47" table:formula="of:=&quot;),&quot;" office:value-type="string">
            <text:p>),</text:p>
          </table:table-cell>
          <table:table-cell/>
          <table:table-cell table:formula="of:=IFERROR(__xludf.DUMMYFUNCTION(&quot;if(ISTEXT('Definition (EN)'!L16), SPLIT('Definition (EN)'!L16, &quot;&quot; + &quot;&quot;, TRUE), &quot;&quot;&quot;&quot;)&quot;),&quot;foreign&quot;)" office:value-type="string">
            <text:p>foreign</text:p>
          </table:table-cell>
          <table:table-cell table:number-columns-repeated="10"/>
          <table:table-cell table:style-name="ce90" table:formula="of:=SUBSTITUTE([.A64]&amp;&quot; &quot;&amp;[.B64]&amp;[.C64]&amp;[.D64]&amp;[.E64]&amp;[.F64]&amp;[.G64]&amp;[.H64]&amp;[.I64]&amp;[.J64]&amp;[.K64]&amp;[.L64]&amp;[.M64];&quot;%w()&quot;;&quot;[]&quot;)" office:value-type="string">
            <text:p>group_membertag_push: %w(foreign),</text:p>
          </table:table-cell>
        </table:table-row>
        <table:table-row table:style-name="ro2">
          <table:table-cell table:number-columns-repeated="2"/>
          <table:table-cell table:formula="of:=IF(ISTEXT([.O65]);[.O65];&quot;&quot;)" office:value-type="string">
            <text:p/>
          </table:table-cell>
          <table:table-cell table:formula="of:=IF(ISBLANK([.P65]);&quot;&quot;;&quot; &quot;)&amp;IF(ISBLANK([.P65]);&quot;&quot;;[.P65])" office:value-type="string">
            <text:p/>
          </table:table-cell>
          <table:table-cell table:formula="of:=IF(ISBLANK([.Q65]);&quot;&quot;;&quot; &quot;)&amp;IF(ISBLANK([.Q65]);&quot;&quot;;[.Q65])" office:value-type="string">
            <text:p/>
          </table:table-cell>
          <table:table-cell table:formula="of:=IF(ISBLANK([.R65]);&quot;&quot;;&quot; &quot;)&amp;IF(ISBLANK([.R65]);&quot;&quot;;[.R65])" office:value-type="string">
            <text:p/>
          </table:table-cell>
          <table:table-cell table:formula="of:=IF(ISBLANK([.S65]);&quot;&quot;;&quot; &quot;)&amp;IF(ISBLANK([.S65]);&quot;&quot;;[.S65])" office:value-type="string">
            <text:p/>
          </table:table-cell>
          <table:table-cell table:formula="of:=IF(ISBLANK([.T65]);&quot;&quot;;&quot; &quot;)&amp;IF(ISBLANK([.T65]);&quot;&quot;;[.T65])" office:value-type="string">
            <text:p/>
          </table:table-cell>
          <table:table-cell table:formula="of:=IF(ISBLANK([.U65]);&quot;&quot;;&quot; &quot;)&amp;IF(ISBLANK([.U65]);&quot;&quot;;[.U65])" office:value-type="string">
            <text:p/>
          </table:table-cell>
          <table:table-cell table:formula="of:=IF(ISBLANK([.V65]);&quot;&quot;;&quot; &quot;)&amp;IF(ISBLANK([.V65]);&quot;&quot;;[.V65])" office:value-type="string">
            <text:p/>
          </table:table-cell>
          <table:table-cell table:formula="of:=IF(ISBLANK([.W65]);&quot;&quot;;&quot; &quot;)&amp;IF(ISBLANK([.W65]);&quot;&quot;;[.W65])" office:value-type="string">
            <text:p/>
          </table:table-cell>
          <table:table-cell table:formula="of:=IF(ISBLANK([.X65]);&quot;&quot;;&quot; &quot;)&amp;IF(ISBLANK([.X65]);&quot;&quot;;[.X65])" office:value-type="string">
            <text:p/>
          </table:table-cell>
          <table:table-cell table:number-columns-repeated="13"/>
          <table:table-cell table:style-name="ce90" table:formula="of:=SUBSTITUTE([.A65]&amp;&quot; &quot;&amp;[.B65]&amp;[.C65]&amp;[.D65]&amp;[.E65]&amp;[.F65]&amp;[.G65]&amp;[.H65]&amp;[.I65]&amp;[.J65]&amp;[.K65]&amp;[.L65]&amp;[.M65];&quot;%w()&quot;;&quot;[]&quot;)" office:value-type="string">
            <text:p> </text:p>
          </table:table-cell>
        </table:table-row>
        <table:table-row table:style-name="ro2">
          <table:table-cell table:formula="of:=LOWER(['Definition (EN)'.C17]&amp;&quot;_&quot;&amp;['Definition (EN)'.D17]&amp;&quot;_&quot;&amp;['Definition (EN)'.$I$3]&amp;&quot;:&quot;)" office:value-type="string">
            <text:p>slot_delete_me:</text:p>
          </table:table-cell>
          <table:table-cell table:formula="of:=&quot;%w(&quot;" office:value-type="string">
            <text:p>%w(</text:p>
          </table:table-cell>
          <table:table-cell table:formula="of:=IF(ISTEXT([.O66]);[.O66];&quot;&quot;)" office:value-type="string">
            <text:p>actor</text:p>
          </table:table-cell>
          <table:table-cell table:formula="of:=IF(ISBLANK([.P66]);&quot;&quot;;&quot; &quot;)&amp;IF(ISBLANK([.P66]);&quot;&quot;;[.P66])" office:value-type="string">
            <text:p/>
          </table:table-cell>
          <table:table-cell table:formula="of:=IF(ISBLANK([.Q66]);&quot;&quot;;&quot; &quot;)&amp;IF(ISBLANK([.Q66]);&quot;&quot;;[.Q66])" office:value-type="string">
            <text:p/>
          </table:table-cell>
          <table:table-cell table:formula="of:=IF(ISBLANK([.R66]);&quot;&quot;;&quot; &quot;)&amp;IF(ISBLANK([.R66]);&quot;&quot;;[.R66])" office:value-type="string">
            <text:p/>
          </table:table-cell>
          <table:table-cell table:formula="of:=IF(ISBLANK([.S66]);&quot;&quot;;&quot; &quot;)&amp;IF(ISBLANK([.S66]);&quot;&quot;;[.S66])" office:value-type="string">
            <text:p/>
          </table:table-cell>
          <table:table-cell table:formula="of:=IF(ISBLANK([.T66]);&quot;&quot;;&quot; &quot;)&amp;IF(ISBLANK([.T66]);&quot;&quot;;[.T66])" office:value-type="string">
            <text:p/>
          </table:table-cell>
          <table:table-cell table:formula="of:=IF(ISBLANK([.U66]);&quot;&quot;;&quot; &quot;)&amp;IF(ISBLANK([.U66]);&quot;&quot;;[.U66])" office:value-type="string">
            <text:p/>
          </table:table-cell>
          <table:table-cell table:formula="of:=IF(ISBLANK([.V66]);&quot;&quot;;&quot; &quot;)&amp;IF(ISBLANK([.V66]);&quot;&quot;;[.V66])" office:value-type="string">
            <text:p/>
          </table:table-cell>
          <table:table-cell table:formula="of:=IF(ISBLANK([.W66]);&quot;&quot;;&quot; &quot;)&amp;IF(ISBLANK([.W66]);&quot;&quot;;[.W66])" office:value-type="string">
            <text:p/>
          </table:table-cell>
          <table:table-cell table:formula="of:=IF(ISBLANK([.X66]);&quot;&quot;;&quot; &quot;)&amp;IF(ISBLANK([.X66]);&quot;&quot;;[.X66])" office:value-type="string">
            <text:p/>
          </table:table-cell>
          <table:table-cell table:style-name="ce47" table:formula="of:=&quot;),&quot;" office:value-type="string">
            <text:p>),</text:p>
          </table:table-cell>
          <table:table-cell/>
          <table:table-cell table:formula="of:=IFERROR(__xludf.DUMMYFUNCTION(&quot;if(ISTEXT('Definition (EN)'!H17), SPLIT('Definition (EN)'!H17, &quot;&quot; + &quot;&quot;, TRUE), &quot;&quot;&quot;&quot;)&quot;),&quot;actor&quot;)" office:value-type="string">
            <text:p>actor</text:p>
          </table:table-cell>
          <table:table-cell table:number-columns-repeated="10"/>
          <table:table-cell table:style-name="ce90" table:formula="of:=SUBSTITUTE([.A66]&amp;&quot; &quot;&amp;[.B66]&amp;[.C66]&amp;[.D66]&amp;[.E66]&amp;[.F66]&amp;[.G66]&amp;[.H66]&amp;[.I66]&amp;[.J66]&amp;[.K66]&amp;[.L66]&amp;[.M66];&quot;%w()&quot;;&quot;[]&quot;)" office:value-type="string">
            <text:p>slot_delete_me: %w(actor),</text:p>
          </table:table-cell>
        </table:table-row>
        <table:table-row table:style-name="ro2">
          <table:table-cell table:formula="of:=LOWER(['Definition (EN)'.C17]&amp;&quot;_&quot;&amp;['Definition (EN)'.D17]&amp;&quot;_&quot;&amp;['Definition (EN)'.$U$3]&amp;&quot;:&quot;)" office:value-type="string">
            <text:p>slot_delete_activity:</text:p>
          </table:table-cell>
          <table:table-cell table:formula="of:=&quot;%w(&quot;" office:value-type="string">
            <text:p>%w(</text:p>
          </table:table-cell>
          <table:table-cell table:formula="of:=IF(ISTEXT([.O67]);[.O67];&quot;&quot;)" office:value-type="string">
            <text:p/>
          </table:table-cell>
          <table:table-cell table:formula="of:=IF(ISBLANK([.P67]);&quot;&quot;;&quot; &quot;)&amp;IF(ISBLANK([.P67]);&quot;&quot;;[.P67])" office:value-type="string">
            <text:p/>
          </table:table-cell>
          <table:table-cell table:formula="of:=IF(ISBLANK([.Q67]);&quot;&quot;;&quot; &quot;)&amp;IF(ISBLANK([.Q67]);&quot;&quot;;[.Q67])" office:value-type="string">
            <text:p/>
          </table:table-cell>
          <table:table-cell table:formula="of:=IF(ISBLANK([.R67]);&quot;&quot;;&quot; &quot;)&amp;IF(ISBLANK([.R67]);&quot;&quot;;[.R67])" office:value-type="string">
            <text:p/>
          </table:table-cell>
          <table:table-cell table:formula="of:=IF(ISBLANK([.S67]);&quot;&quot;;&quot; &quot;)&amp;IF(ISBLANK([.S67]);&quot;&quot;;[.S67])" office:value-type="string">
            <text:p/>
          </table:table-cell>
          <table:table-cell table:formula="of:=IF(ISBLANK([.T67]);&quot;&quot;;&quot; &quot;)&amp;IF(ISBLANK([.T67]);&quot;&quot;;[.T67])" office:value-type="string">
            <text:p/>
          </table:table-cell>
          <table:table-cell table:formula="of:=IF(ISBLANK([.U67]);&quot;&quot;;&quot; &quot;)&amp;IF(ISBLANK([.U67]);&quot;&quot;;[.U67])" office:value-type="string">
            <text:p/>
          </table:table-cell>
          <table:table-cell table:formula="of:=IF(ISBLANK([.V67]);&quot;&quot;;&quot; &quot;)&amp;IF(ISBLANK([.V67]);&quot;&quot;;[.V67])" office:value-type="string">
            <text:p/>
          </table:table-cell>
          <table:table-cell table:formula="of:=IF(ISBLANK([.W67]);&quot;&quot;;&quot; &quot;)&amp;IF(ISBLANK([.W67]);&quot;&quot;;[.W67])" office:value-type="string">
            <text:p/>
          </table:table-cell>
          <table:table-cell table:formula="of:=IF(ISBLANK([.X67]);&quot;&quot;;&quot; &quot;)&amp;IF(ISBLANK([.X67]);&quot;&quot;;[.X67])" office:value-type="string">
            <text:p/>
          </table:table-cell>
          <table:table-cell table:style-name="ce47" table:formula="of:=&quot;),&quot;" office:value-type="string">
            <text:p>),</text:p>
          </table:table-cell>
          <table:table-cell/>
          <table:table-cell table:formula="of:=IFERROR(__xludf.DUMMYFUNCTION(&quot;if(ISTEXT('Definition (EN)'!T17), SPLIT('Definition (EN)'!T17, &quot;&quot; + &quot;&quot;, TRUE), &quot;&quot;&quot;&quot;)&quot;),&quot;&quot;)" office:value-type="string">
            <text:p/>
          </table:table-cell>
          <table:table-cell table:number-columns-repeated="10"/>
          <table:table-cell table:style-name="ce90" table:formula="of:=SUBSTITUTE([.A67]&amp;&quot; &quot;&amp;[.B67]&amp;[.C67]&amp;[.D67]&amp;[.E67]&amp;[.F67]&amp;[.G67]&amp;[.H67]&amp;[.I67]&amp;[.J67]&amp;[.K67]&amp;[.L67]&amp;[.M67];&quot;%w()&quot;;&quot;[]&quot;)" office:value-type="string">
            <text:p>slot_delete_activity: [],</text:p>
          </table:table-cell>
        </table:table-row>
        <table:table-row table:style-name="ro2">
          <table:table-cell table:formula="of:=LOWER(['Definition (EN)'.C17]&amp;&quot;_&quot;&amp;['Definition (EN)'.D17]&amp;&quot;_&quot;&amp;['Definition (EN)'.$Q$3]&amp;&quot;:&quot;)" office:value-type="string">
            <text:p>slot_delete_notify:</text:p>
          </table:table-cell>
          <table:table-cell table:formula="of:=&quot;%w(&quot;" office:value-type="string">
            <text:p>%w(</text:p>
          </table:table-cell>
          <table:table-cell table:formula="of:=IF(ISTEXT([.O68]);[.O68];&quot;&quot;)" office:value-type="string">
            <text:p>follower</text:p>
          </table:table-cell>
          <table:table-cell table:formula="of:=IF(ISBLANK([.P68]);&quot;&quot;;&quot; &quot;)&amp;IF(ISBLANK([.P68]);&quot;&quot;;[.P68])" office:value-type="string">
            <text:p/>
          </table:table-cell>
          <table:table-cell table:formula="of:=IF(ISBLANK([.Q68]);&quot;&quot;;&quot; &quot;)&amp;IF(ISBLANK([.Q68]);&quot;&quot;;[.Q68])" office:value-type="string">
            <text:p/>
          </table:table-cell>
          <table:table-cell table:formula="of:=IF(ISBLANK([.R68]);&quot;&quot;;&quot; &quot;)&amp;IF(ISBLANK([.R68]);&quot;&quot;;[.R68])" office:value-type="string">
            <text:p/>
          </table:table-cell>
          <table:table-cell table:formula="of:=IF(ISBLANK([.S68]);&quot;&quot;;&quot; &quot;)&amp;IF(ISBLANK([.S68]);&quot;&quot;;[.S68])" office:value-type="string">
            <text:p/>
          </table:table-cell>
          <table:table-cell table:formula="of:=IF(ISBLANK([.T68]);&quot;&quot;;&quot; &quot;)&amp;IF(ISBLANK([.T68]);&quot;&quot;;[.T68])" office:value-type="string">
            <text:p/>
          </table:table-cell>
          <table:table-cell table:formula="of:=IF(ISBLANK([.U68]);&quot;&quot;;&quot; &quot;)&amp;IF(ISBLANK([.U68]);&quot;&quot;;[.U68])" office:value-type="string">
            <text:p/>
          </table:table-cell>
          <table:table-cell table:formula="of:=IF(ISBLANK([.V68]);&quot;&quot;;&quot; &quot;)&amp;IF(ISBLANK([.V68]);&quot;&quot;;[.V68])" office:value-type="string">
            <text:p/>
          </table:table-cell>
          <table:table-cell table:formula="of:=IF(ISBLANK([.W68]);&quot;&quot;;&quot; &quot;)&amp;IF(ISBLANK([.W68]);&quot;&quot;;[.W68])" office:value-type="string">
            <text:p/>
          </table:table-cell>
          <table:table-cell table:formula="of:=IF(ISBLANK([.X68]);&quot;&quot;;&quot; &quot;)&amp;IF(ISBLANK([.X68]);&quot;&quot;;[.X68])" office:value-type="string">
            <text:p/>
          </table:table-cell>
          <table:table-cell table:style-name="ce47" table:formula="of:=&quot;),&quot;" office:value-type="string">
            <text:p>),</text:p>
          </table:table-cell>
          <table:table-cell/>
          <table:table-cell table:formula="of:=IFERROR(__xludf.DUMMYFUNCTION(&quot;if(ISTEXT('Definition (EN)'!P17), SPLIT('Definition (EN)'!P17, &quot;&quot; + &quot;&quot;, TRUE), &quot;&quot;&quot;&quot;)&quot;),&quot;follower&quot;)" office:value-type="string">
            <text:p>follower</text:p>
          </table:table-cell>
          <table:table-cell table:number-columns-repeated="10"/>
          <table:table-cell table:style-name="ce90" table:formula="of:=SUBSTITUTE([.A68]&amp;&quot; &quot;&amp;[.B68]&amp;[.C68]&amp;[.D68]&amp;[.E68]&amp;[.F68]&amp;[.G68]&amp;[.H68]&amp;[.I68]&amp;[.J68]&amp;[.K68]&amp;[.L68]&amp;[.M68];&quot;%w()&quot;;&quot;[]&quot;)" office:value-type="string">
            <text:p>slot_delete_notify: %w(follower),</text:p>
          </table:table-cell>
        </table:table-row>
        <table:table-row table:style-name="ro2">
          <table:table-cell table:formula="of:=LOWER(['Definition (EN)'.C17]&amp;&quot;_&quot;&amp;['Definition (EN)'.D17]&amp;&quot;_&quot;&amp;['Definition (EN)'.$M$3]&amp;&quot;:&quot;)" office:value-type="string">
            <text:p>slot_delete_push:</text:p>
          </table:table-cell>
          <table:table-cell table:formula="of:=&quot;%w(&quot;" office:value-type="string">
            <text:p>%w(</text:p>
          </table:table-cell>
          <table:table-cell table:formula="of:=IF(ISTEXT([.O69]);[.O69];&quot;&quot;)" office:value-type="string">
            <text:p>follower</text:p>
          </table:table-cell>
          <table:table-cell table:formula="of:=IF(ISBLANK([.P69]);&quot;&quot;;&quot; &quot;)&amp;IF(ISBLANK([.P69]);&quot;&quot;;[.P69])" office:value-type="string">
            <text:p/>
          </table:table-cell>
          <table:table-cell table:formula="of:=IF(ISBLANK([.Q69]);&quot;&quot;;&quot; &quot;)&amp;IF(ISBLANK([.Q69]);&quot;&quot;;[.Q69])" office:value-type="string">
            <text:p/>
          </table:table-cell>
          <table:table-cell table:formula="of:=IF(ISBLANK([.R69]);&quot;&quot;;&quot; &quot;)&amp;IF(ISBLANK([.R69]);&quot;&quot;;[.R69])" office:value-type="string">
            <text:p/>
          </table:table-cell>
          <table:table-cell table:formula="of:=IF(ISBLANK([.S69]);&quot;&quot;;&quot; &quot;)&amp;IF(ISBLANK([.S69]);&quot;&quot;;[.S69])" office:value-type="string">
            <text:p/>
          </table:table-cell>
          <table:table-cell table:formula="of:=IF(ISBLANK([.T69]);&quot;&quot;;&quot; &quot;)&amp;IF(ISBLANK([.T69]);&quot;&quot;;[.T69])" office:value-type="string">
            <text:p/>
          </table:table-cell>
          <table:table-cell table:formula="of:=IF(ISBLANK([.U69]);&quot;&quot;;&quot; &quot;)&amp;IF(ISBLANK([.U69]);&quot;&quot;;[.U69])" office:value-type="string">
            <text:p/>
          </table:table-cell>
          <table:table-cell table:formula="of:=IF(ISBLANK([.V69]);&quot;&quot;;&quot; &quot;)&amp;IF(ISBLANK([.V69]);&quot;&quot;;[.V69])" office:value-type="string">
            <text:p/>
          </table:table-cell>
          <table:table-cell table:formula="of:=IF(ISBLANK([.W69]);&quot;&quot;;&quot; &quot;)&amp;IF(ISBLANK([.W69]);&quot;&quot;;[.W69])" office:value-type="string">
            <text:p/>
          </table:table-cell>
          <table:table-cell table:formula="of:=IF(ISBLANK([.X69]);&quot;&quot;;&quot; &quot;)&amp;IF(ISBLANK([.X69]);&quot;&quot;;[.X69])" office:value-type="string">
            <text:p/>
          </table:table-cell>
          <table:table-cell table:style-name="ce47" table:formula="of:=&quot;),&quot;" office:value-type="string">
            <text:p>),</text:p>
          </table:table-cell>
          <table:table-cell/>
          <table:table-cell table:formula="of:=IFERROR(__xludf.DUMMYFUNCTION(&quot;if(ISTEXT('Definition (EN)'!L17), SPLIT('Definition (EN)'!L17, &quot;&quot; + &quot;&quot;, TRUE), &quot;&quot;&quot;&quot;)&quot;),&quot;follower&quot;)" office:value-type="string">
            <text:p>follower</text:p>
          </table:table-cell>
          <table:table-cell table:number-columns-repeated="10"/>
          <table:table-cell table:style-name="ce90" table:formula="of:=SUBSTITUTE([.A69]&amp;&quot; &quot;&amp;[.B69]&amp;[.C69]&amp;[.D69]&amp;[.E69]&amp;[.F69]&amp;[.G69]&amp;[.H69]&amp;[.I69]&amp;[.J69]&amp;[.K69]&amp;[.L69]&amp;[.M69];&quot;%w()&quot;;&quot;[]&quot;)" office:value-type="string">
            <text:p>slot_delete_push: %w(follower),</text:p>
          </table:table-cell>
        </table:table-row>
        <table:table-row table:style-name="ro2">
          <table:table-cell table:number-columns-repeated="2"/>
          <table:table-cell table:formula="of:=IF(ISTEXT([.O70]);[.O70];&quot;&quot;)" office:value-type="string">
            <text:p/>
          </table:table-cell>
          <table:table-cell table:formula="of:=IF(ISBLANK([.P70]);&quot;&quot;;&quot; &quot;)&amp;IF(ISBLANK([.P70]);&quot;&quot;;[.P70])" office:value-type="string">
            <text:p/>
          </table:table-cell>
          <table:table-cell table:formula="of:=IF(ISBLANK([.Q70]);&quot;&quot;;&quot; &quot;)&amp;IF(ISBLANK([.Q70]);&quot;&quot;;[.Q70])" office:value-type="string">
            <text:p/>
          </table:table-cell>
          <table:table-cell table:formula="of:=IF(ISBLANK([.R70]);&quot;&quot;;&quot; &quot;)&amp;IF(ISBLANK([.R70]);&quot;&quot;;[.R70])" office:value-type="string">
            <text:p/>
          </table:table-cell>
          <table:table-cell table:formula="of:=IF(ISBLANK([.S70]);&quot;&quot;;&quot; &quot;)&amp;IF(ISBLANK([.S70]);&quot;&quot;;[.S70])" office:value-type="string">
            <text:p/>
          </table:table-cell>
          <table:table-cell table:formula="of:=IF(ISBLANK([.T70]);&quot;&quot;;&quot; &quot;)&amp;IF(ISBLANK([.T70]);&quot;&quot;;[.T70])" office:value-type="string">
            <text:p/>
          </table:table-cell>
          <table:table-cell table:formula="of:=IF(ISBLANK([.U70]);&quot;&quot;;&quot; &quot;)&amp;IF(ISBLANK([.U70]);&quot;&quot;;[.U70])" office:value-type="string">
            <text:p/>
          </table:table-cell>
          <table:table-cell table:formula="of:=IF(ISBLANK([.V70]);&quot;&quot;;&quot; &quot;)&amp;IF(ISBLANK([.V70]);&quot;&quot;;[.V70])" office:value-type="string">
            <text:p/>
          </table:table-cell>
          <table:table-cell table:formula="of:=IF(ISBLANK([.W70]);&quot;&quot;;&quot; &quot;)&amp;IF(ISBLANK([.W70]);&quot;&quot;;[.W70])" office:value-type="string">
            <text:p/>
          </table:table-cell>
          <table:table-cell table:formula="of:=IF(ISBLANK([.X70]);&quot;&quot;;&quot; &quot;)&amp;IF(ISBLANK([.X70]);&quot;&quot;;[.X70])" office:value-type="string">
            <text:p/>
          </table:table-cell>
          <table:table-cell table:number-columns-repeated="13"/>
          <table:table-cell table:style-name="ce90" table:formula="of:=SUBSTITUTE([.A70]&amp;&quot; &quot;&amp;[.B70]&amp;[.C70]&amp;[.D70]&amp;[.E70]&amp;[.F70]&amp;[.G70]&amp;[.H70]&amp;[.I70]&amp;[.J70]&amp;[.K70]&amp;[.L70]&amp;[.M70];&quot;%w()&quot;;&quot;[]&quot;)" office:value-type="string">
            <text:p> </text:p>
          </table:table-cell>
        </table:table-row>
        <table:table-row table:style-name="ro2">
          <table:table-cell table:formula="of:=LOWER(['Definition (EN)'.C18]&amp;&quot;_&quot;&amp;['Definition (EN)'.D18]&amp;&quot;_&quot;&amp;['Definition (EN)'.$I$3]&amp;&quot;:&quot;)" office:value-type="string">
            <text:p>slot_unslot_me:</text:p>
          </table:table-cell>
          <table:table-cell table:formula="of:=&quot;%w(&quot;" office:value-type="string">
            <text:p>%w(</text:p>
          </table:table-cell>
          <table:table-cell table:formula="of:=IF(ISTEXT([.O71]);[.O71];&quot;&quot;)" office:value-type="string">
            <text:p>actor</text:p>
          </table:table-cell>
          <table:table-cell table:formula="of:=IF(ISBLANK([.P71]);&quot;&quot;;&quot; &quot;)&amp;IF(ISBLANK([.P71]);&quot;&quot;;[.P71])" office:value-type="string">
            <text:p/>
          </table:table-cell>
          <table:table-cell table:formula="of:=IF(ISBLANK([.Q71]);&quot;&quot;;&quot; &quot;)&amp;IF(ISBLANK([.Q71]);&quot;&quot;;[.Q71])" office:value-type="string">
            <text:p/>
          </table:table-cell>
          <table:table-cell table:formula="of:=IF(ISBLANK([.R71]);&quot;&quot;;&quot; &quot;)&amp;IF(ISBLANK([.R71]);&quot;&quot;;[.R71])" office:value-type="string">
            <text:p/>
          </table:table-cell>
          <table:table-cell table:formula="of:=IF(ISBLANK([.S71]);&quot;&quot;;&quot; &quot;)&amp;IF(ISBLANK([.S71]);&quot;&quot;;[.S71])" office:value-type="string">
            <text:p/>
          </table:table-cell>
          <table:table-cell table:formula="of:=IF(ISBLANK([.T71]);&quot;&quot;;&quot; &quot;)&amp;IF(ISBLANK([.T71]);&quot;&quot;;[.T71])" office:value-type="string">
            <text:p/>
          </table:table-cell>
          <table:table-cell table:formula="of:=IF(ISBLANK([.U71]);&quot;&quot;;&quot; &quot;)&amp;IF(ISBLANK([.U71]);&quot;&quot;;[.U71])" office:value-type="string">
            <text:p/>
          </table:table-cell>
          <table:table-cell table:formula="of:=IF(ISBLANK([.V71]);&quot;&quot;;&quot; &quot;)&amp;IF(ISBLANK([.V71]);&quot;&quot;;[.V71])" office:value-type="string">
            <text:p/>
          </table:table-cell>
          <table:table-cell table:formula="of:=IF(ISBLANK([.W71]);&quot;&quot;;&quot; &quot;)&amp;IF(ISBLANK([.W71]);&quot;&quot;;[.W71])" office:value-type="string">
            <text:p/>
          </table:table-cell>
          <table:table-cell table:formula="of:=IF(ISBLANK([.X71]);&quot;&quot;;&quot; &quot;)&amp;IF(ISBLANK([.X71]);&quot;&quot;;[.X71])" office:value-type="string">
            <text:p/>
          </table:table-cell>
          <table:table-cell table:style-name="ce47" table:formula="of:=&quot;),&quot;" office:value-type="string">
            <text:p>),</text:p>
          </table:table-cell>
          <table:table-cell/>
          <table:table-cell table:formula="of:=IFERROR(__xludf.DUMMYFUNCTION(&quot;if(ISTEXT('Definition (EN)'!H18), SPLIT('Definition (EN)'!H18, &quot;&quot; + &quot;&quot;, TRUE), &quot;&quot;&quot;&quot;)&quot;),&quot;actor&quot;)" office:value-type="string">
            <text:p>actor</text:p>
          </table:table-cell>
          <table:table-cell table:number-columns-repeated="10"/>
          <table:table-cell table:style-name="ce90" table:formula="of:=SUBSTITUTE([.A71]&amp;&quot; &quot;&amp;[.B71]&amp;[.C71]&amp;[.D71]&amp;[.E71]&amp;[.F71]&amp;[.G71]&amp;[.H71]&amp;[.I71]&amp;[.J71]&amp;[.K71]&amp;[.L71]&amp;[.M71];&quot;%w()&quot;;&quot;[]&quot;)" office:value-type="string">
            <text:p>slot_unslot_me: %w(actor),</text:p>
          </table:table-cell>
        </table:table-row>
        <table:table-row table:style-name="ro2">
          <table:table-cell table:formula="of:=LOWER(['Definition (EN)'.C18]&amp;&quot;_&quot;&amp;['Definition (EN)'.D18]&amp;&quot;_&quot;&amp;['Definition (EN)'.$U$3]&amp;&quot;:&quot;)" office:value-type="string">
            <text:p>slot_unslot_activity:</text:p>
          </table:table-cell>
          <table:table-cell table:formula="of:=&quot;%w(&quot;" office:value-type="string">
            <text:p>%w(</text:p>
          </table:table-cell>
          <table:table-cell table:formula="of:=IF(ISTEXT([.O72]);[.O72];&quot;&quot;)" office:value-type="string">
            <text:p/>
          </table:table-cell>
          <table:table-cell table:formula="of:=IF(ISBLANK([.P72]);&quot;&quot;;&quot; &quot;)&amp;IF(ISBLANK([.P72]);&quot;&quot;;[.P72])" office:value-type="string">
            <text:p/>
          </table:table-cell>
          <table:table-cell table:formula="of:=IF(ISBLANK([.Q72]);&quot;&quot;;&quot; &quot;)&amp;IF(ISBLANK([.Q72]);&quot;&quot;;[.Q72])" office:value-type="string">
            <text:p/>
          </table:table-cell>
          <table:table-cell table:formula="of:=IF(ISBLANK([.R72]);&quot;&quot;;&quot; &quot;)&amp;IF(ISBLANK([.R72]);&quot;&quot;;[.R72])" office:value-type="string">
            <text:p/>
          </table:table-cell>
          <table:table-cell table:formula="of:=IF(ISBLANK([.S72]);&quot;&quot;;&quot; &quot;)&amp;IF(ISBLANK([.S72]);&quot;&quot;;[.S72])" office:value-type="string">
            <text:p/>
          </table:table-cell>
          <table:table-cell table:formula="of:=IF(ISBLANK([.T72]);&quot;&quot;;&quot; &quot;)&amp;IF(ISBLANK([.T72]);&quot;&quot;;[.T72])" office:value-type="string">
            <text:p/>
          </table:table-cell>
          <table:table-cell table:formula="of:=IF(ISBLANK([.U72]);&quot;&quot;;&quot; &quot;)&amp;IF(ISBLANK([.U72]);&quot;&quot;;[.U72])" office:value-type="string">
            <text:p/>
          </table:table-cell>
          <table:table-cell table:formula="of:=IF(ISBLANK([.V72]);&quot;&quot;;&quot; &quot;)&amp;IF(ISBLANK([.V72]);&quot;&quot;;[.V72])" office:value-type="string">
            <text:p/>
          </table:table-cell>
          <table:table-cell table:formula="of:=IF(ISBLANK([.W72]);&quot;&quot;;&quot; &quot;)&amp;IF(ISBLANK([.W72]);&quot;&quot;;[.W72])" office:value-type="string">
            <text:p/>
          </table:table-cell>
          <table:table-cell table:formula="of:=IF(ISBLANK([.X72]);&quot;&quot;;&quot; &quot;)&amp;IF(ISBLANK([.X72]);&quot;&quot;;[.X72])" office:value-type="string">
            <text:p/>
          </table:table-cell>
          <table:table-cell table:style-name="ce47" table:formula="of:=&quot;),&quot;" office:value-type="string">
            <text:p>),</text:p>
          </table:table-cell>
          <table:table-cell/>
          <table:table-cell table:formula="of:=IFERROR(__xludf.DUMMYFUNCTION(&quot;if(ISTEXT('Definition (EN)'!T18), SPLIT('Definition (EN)'!T18, &quot;&quot; + &quot;&quot;, TRUE), &quot;&quot;&quot;&quot;)&quot;),&quot;&quot;)" office:value-type="string">
            <text:p/>
          </table:table-cell>
          <table:table-cell table:number-columns-repeated="10"/>
          <table:table-cell table:style-name="ce90" table:formula="of:=SUBSTITUTE([.A72]&amp;&quot; &quot;&amp;[.B72]&amp;[.C72]&amp;[.D72]&amp;[.E72]&amp;[.F72]&amp;[.G72]&amp;[.H72]&amp;[.I72]&amp;[.J72]&amp;[.K72]&amp;[.L72]&amp;[.M72];&quot;%w()&quot;;&quot;[]&quot;)" office:value-type="string">
            <text:p>slot_unslot_activity: [],</text:p>
          </table:table-cell>
        </table:table-row>
        <table:table-row table:style-name="ro2">
          <table:table-cell table:formula="of:=LOWER(['Definition (EN)'.C18]&amp;&quot;_&quot;&amp;['Definition (EN)'.D18]&amp;&quot;_&quot;&amp;['Definition (EN)'.$Q$3]&amp;&quot;:&quot;)" office:value-type="string">
            <text:p>slot_unslot_notify:</text:p>
          </table:table-cell>
          <table:table-cell table:formula="of:=&quot;%w(&quot;" office:value-type="string">
            <text:p>%w(</text:p>
          </table:table-cell>
          <table:table-cell table:formula="of:=IF(ISTEXT([.O73]);[.O73];&quot;&quot;)" office:value-type="string">
            <text:p/>
          </table:table-cell>
          <table:table-cell table:formula="of:=IF(ISBLANK([.P73]);&quot;&quot;;&quot; &quot;)&amp;IF(ISBLANK([.P73]);&quot;&quot;;[.P73])" office:value-type="string">
            <text:p/>
          </table:table-cell>
          <table:table-cell table:formula="of:=IF(ISBLANK([.Q73]);&quot;&quot;;&quot; &quot;)&amp;IF(ISBLANK([.Q73]);&quot;&quot;;[.Q73])" office:value-type="string">
            <text:p/>
          </table:table-cell>
          <table:table-cell table:formula="of:=IF(ISBLANK([.R73]);&quot;&quot;;&quot; &quot;)&amp;IF(ISBLANK([.R73]);&quot;&quot;;[.R73])" office:value-type="string">
            <text:p/>
          </table:table-cell>
          <table:table-cell table:formula="of:=IF(ISBLANK([.S73]);&quot;&quot;;&quot; &quot;)&amp;IF(ISBLANK([.S73]);&quot;&quot;;[.S73])" office:value-type="string">
            <text:p/>
          </table:table-cell>
          <table:table-cell table:formula="of:=IF(ISBLANK([.T73]);&quot;&quot;;&quot; &quot;)&amp;IF(ISBLANK([.T73]);&quot;&quot;;[.T73])" office:value-type="string">
            <text:p/>
          </table:table-cell>
          <table:table-cell table:formula="of:=IF(ISBLANK([.U73]);&quot;&quot;;&quot; &quot;)&amp;IF(ISBLANK([.U73]);&quot;&quot;;[.U73])" office:value-type="string">
            <text:p/>
          </table:table-cell>
          <table:table-cell table:formula="of:=IF(ISBLANK([.V73]);&quot;&quot;;&quot; &quot;)&amp;IF(ISBLANK([.V73]);&quot;&quot;;[.V73])" office:value-type="string">
            <text:p/>
          </table:table-cell>
          <table:table-cell table:formula="of:=IF(ISBLANK([.W73]);&quot;&quot;;&quot; &quot;)&amp;IF(ISBLANK([.W73]);&quot;&quot;;[.W73])" office:value-type="string">
            <text:p/>
          </table:table-cell>
          <table:table-cell table:formula="of:=IF(ISBLANK([.X73]);&quot;&quot;;&quot; &quot;)&amp;IF(ISBLANK([.X73]);&quot;&quot;;[.X73])" office:value-type="string">
            <text:p/>
          </table:table-cell>
          <table:table-cell table:style-name="ce47" table:formula="of:=&quot;),&quot;" office:value-type="string">
            <text:p>),</text:p>
          </table:table-cell>
          <table:table-cell/>
          <table:table-cell table:formula="of:=IFERROR(__xludf.DUMMYFUNCTION(&quot;if(ISTEXT('Definition (EN)'!P18), SPLIT('Definition (EN)'!P18, &quot;&quot; + &quot;&quot;, TRUE), &quot;&quot;&quot;&quot;)&quot;),&quot;&quot;)" office:value-type="string">
            <text:p/>
          </table:table-cell>
          <table:table-cell table:number-columns-repeated="10"/>
          <table:table-cell table:style-name="ce90" table:formula="of:=SUBSTITUTE([.A73]&amp;&quot; &quot;&amp;[.B73]&amp;[.C73]&amp;[.D73]&amp;[.E73]&amp;[.F73]&amp;[.G73]&amp;[.H73]&amp;[.I73]&amp;[.J73]&amp;[.K73]&amp;[.L73]&amp;[.M73];&quot;%w()&quot;;&quot;[]&quot;)" office:value-type="string">
            <text:p>slot_unslot_notify: [],</text:p>
          </table:table-cell>
        </table:table-row>
        <table:table-row table:style-name="ro2">
          <table:table-cell table:formula="of:=LOWER(['Definition (EN)'.C18]&amp;&quot;_&quot;&amp;['Definition (EN)'.D18]&amp;&quot;_&quot;&amp;['Definition (EN)'.$M$3]&amp;&quot;:&quot;)" office:value-type="string">
            <text:p>slot_unslot_push:</text:p>
          </table:table-cell>
          <table:table-cell table:formula="of:=&quot;%w(&quot;" office:value-type="string">
            <text:p>%w(</text:p>
          </table:table-cell>
          <table:table-cell table:formula="of:=IF(ISTEXT([.O74]);[.O74];&quot;&quot;)" office:value-type="string">
            <text:p/>
          </table:table-cell>
          <table:table-cell table:formula="of:=IF(ISBLANK([.P74]);&quot;&quot;;&quot; &quot;)&amp;IF(ISBLANK([.P74]);&quot;&quot;;[.P74])" office:value-type="string">
            <text:p/>
          </table:table-cell>
          <table:table-cell table:formula="of:=IF(ISBLANK([.Q74]);&quot;&quot;;&quot; &quot;)&amp;IF(ISBLANK([.Q74]);&quot;&quot;;[.Q74])" office:value-type="string">
            <text:p/>
          </table:table-cell>
          <table:table-cell table:formula="of:=IF(ISBLANK([.R74]);&quot;&quot;;&quot; &quot;)&amp;IF(ISBLANK([.R74]);&quot;&quot;;[.R74])" office:value-type="string">
            <text:p/>
          </table:table-cell>
          <table:table-cell table:formula="of:=IF(ISBLANK([.S74]);&quot;&quot;;&quot; &quot;)&amp;IF(ISBLANK([.S74]);&quot;&quot;;[.S74])" office:value-type="string">
            <text:p/>
          </table:table-cell>
          <table:table-cell table:formula="of:=IF(ISBLANK([.T74]);&quot;&quot;;&quot; &quot;)&amp;IF(ISBLANK([.T74]);&quot;&quot;;[.T74])" office:value-type="string">
            <text:p/>
          </table:table-cell>
          <table:table-cell table:formula="of:=IF(ISBLANK([.U74]);&quot;&quot;;&quot; &quot;)&amp;IF(ISBLANK([.U74]);&quot;&quot;;[.U74])" office:value-type="string">
            <text:p/>
          </table:table-cell>
          <table:table-cell table:formula="of:=IF(ISBLANK([.V74]);&quot;&quot;;&quot; &quot;)&amp;IF(ISBLANK([.V74]);&quot;&quot;;[.V74])" office:value-type="string">
            <text:p/>
          </table:table-cell>
          <table:table-cell table:formula="of:=IF(ISBLANK([.W74]);&quot;&quot;;&quot; &quot;)&amp;IF(ISBLANK([.W74]);&quot;&quot;;[.W74])" office:value-type="string">
            <text:p/>
          </table:table-cell>
          <table:table-cell table:formula="of:=IF(ISBLANK([.X74]);&quot;&quot;;&quot; &quot;)&amp;IF(ISBLANK([.X74]);&quot;&quot;;[.X74])" office:value-type="string">
            <text:p/>
          </table:table-cell>
          <table:table-cell table:style-name="ce47" table:formula="of:=&quot;),&quot;" office:value-type="string">
            <text:p>),</text:p>
          </table:table-cell>
          <table:table-cell/>
          <table:table-cell table:formula="of:=IFERROR(__xludf.DUMMYFUNCTION(&quot;if(ISTEXT('Definition (EN)'!L18), SPLIT('Definition (EN)'!L18, &quot;&quot; + &quot;&quot;, TRUE), &quot;&quot;&quot;&quot;)&quot;),&quot;&quot;)" office:value-type="string">
            <text:p/>
          </table:table-cell>
          <table:table-cell table:number-columns-repeated="10"/>
          <table:table-cell table:style-name="ce90" table:formula="of:=SUBSTITUTE([.A74]&amp;&quot; &quot;&amp;[.B74]&amp;[.C74]&amp;[.D74]&amp;[.E74]&amp;[.F74]&amp;[.G74]&amp;[.H74]&amp;[.I74]&amp;[.J74]&amp;[.K74]&amp;[.L74]&amp;[.M74];&quot;%w()&quot;;&quot;[]&quot;)" office:value-type="string">
            <text:p>slot_unslot_push: [],</text:p>
          </table:table-cell>
        </table:table-row>
        <table:table-row table:style-name="ro2">
          <table:table-cell table:number-columns-repeated="2"/>
          <table:table-cell table:formula="of:=IF(ISTEXT([.O75]);[.O75];&quot;&quot;)" office:value-type="string">
            <text:p/>
          </table:table-cell>
          <table:table-cell table:formula="of:=IF(ISBLANK([.P75]);&quot;&quot;;&quot; &quot;)&amp;IF(ISBLANK([.P75]);&quot;&quot;;[.P75])" office:value-type="string">
            <text:p/>
          </table:table-cell>
          <table:table-cell table:formula="of:=IF(ISBLANK([.Q75]);&quot;&quot;;&quot; &quot;)&amp;IF(ISBLANK([.Q75]);&quot;&quot;;[.Q75])" office:value-type="string">
            <text:p/>
          </table:table-cell>
          <table:table-cell table:formula="of:=IF(ISBLANK([.R75]);&quot;&quot;;&quot; &quot;)&amp;IF(ISBLANK([.R75]);&quot;&quot;;[.R75])" office:value-type="string">
            <text:p/>
          </table:table-cell>
          <table:table-cell table:formula="of:=IF(ISBLANK([.S75]);&quot;&quot;;&quot; &quot;)&amp;IF(ISBLANK([.S75]);&quot;&quot;;[.S75])" office:value-type="string">
            <text:p/>
          </table:table-cell>
          <table:table-cell table:formula="of:=IF(ISBLANK([.T75]);&quot;&quot;;&quot; &quot;)&amp;IF(ISBLANK([.T75]);&quot;&quot;;[.T75])" office:value-type="string">
            <text:p/>
          </table:table-cell>
          <table:table-cell table:formula="of:=IF(ISBLANK([.U75]);&quot;&quot;;&quot; &quot;)&amp;IF(ISBLANK([.U75]);&quot;&quot;;[.U75])" office:value-type="string">
            <text:p/>
          </table:table-cell>
          <table:table-cell table:formula="of:=IF(ISBLANK([.V75]);&quot;&quot;;&quot; &quot;)&amp;IF(ISBLANK([.V75]);&quot;&quot;;[.V75])" office:value-type="string">
            <text:p/>
          </table:table-cell>
          <table:table-cell table:formula="of:=IF(ISBLANK([.W75]);&quot;&quot;;&quot; &quot;)&amp;IF(ISBLANK([.W75]);&quot;&quot;;[.W75])" office:value-type="string">
            <text:p/>
          </table:table-cell>
          <table:table-cell table:formula="of:=IF(ISBLANK([.X75]);&quot;&quot;;&quot; &quot;)&amp;IF(ISBLANK([.X75]);&quot;&quot;;[.X75])" office:value-type="string">
            <text:p/>
          </table:table-cell>
          <table:table-cell table:number-columns-repeated="13"/>
          <table:table-cell table:style-name="ce90" table:formula="of:=SUBSTITUTE([.A75]&amp;&quot; &quot;&amp;[.B75]&amp;[.C75]&amp;[.D75]&amp;[.E75]&amp;[.F75]&amp;[.G75]&amp;[.H75]&amp;[.I75]&amp;[.J75]&amp;[.K75]&amp;[.L75]&amp;[.M75];&quot;%w()&quot;;&quot;[]&quot;)" office:value-type="string">
            <text:p> </text:p>
          </table:table-cell>
        </table:table-row>
        <table:table-row table:style-name="ro2">
          <table:table-cell table:formula="of:=LOWER(['Definition (EN)'.C19]&amp;&quot;_&quot;&amp;['Definition (EN)'.D19]&amp;&quot;_&quot;&amp;['Definition (EN)'.$I$3]&amp;&quot;:&quot;)" office:value-type="string">
            <text:p>user_request_me:</text:p>
          </table:table-cell>
          <table:table-cell table:formula="of:=&quot;%w(&quot;" office:value-type="string">
            <text:p>%w(</text:p>
          </table:table-cell>
          <table:table-cell table:formula="of:=IF(ISTEXT([.O76]);[.O76];&quot;&quot;)" office:value-type="string">
            <text:p>actor</text:p>
          </table:table-cell>
          <table:table-cell table:formula="of:=IF(ISBLANK([.P76]);&quot;&quot;;&quot; &quot;)&amp;IF(ISBLANK([.P76]);&quot;&quot;;[.P76])" office:value-type="string">
            <text:p/>
          </table:table-cell>
          <table:table-cell table:formula="of:=IF(ISBLANK([.Q76]);&quot;&quot;;&quot; &quot;)&amp;IF(ISBLANK([.Q76]);&quot;&quot;;[.Q76])" office:value-type="string">
            <text:p/>
          </table:table-cell>
          <table:table-cell table:formula="of:=IF(ISBLANK([.R76]);&quot;&quot;;&quot; &quot;)&amp;IF(ISBLANK([.R76]);&quot;&quot;;[.R76])" office:value-type="string">
            <text:p/>
          </table:table-cell>
          <table:table-cell table:formula="of:=IF(ISBLANK([.S76]);&quot;&quot;;&quot; &quot;)&amp;IF(ISBLANK([.S76]);&quot;&quot;;[.S76])" office:value-type="string">
            <text:p/>
          </table:table-cell>
          <table:table-cell table:formula="of:=IF(ISBLANK([.T76]);&quot;&quot;;&quot; &quot;)&amp;IF(ISBLANK([.T76]);&quot;&quot;;[.T76])" office:value-type="string">
            <text:p/>
          </table:table-cell>
          <table:table-cell table:formula="of:=IF(ISBLANK([.U76]);&quot;&quot;;&quot; &quot;)&amp;IF(ISBLANK([.U76]);&quot;&quot;;[.U76])" office:value-type="string">
            <text:p/>
          </table:table-cell>
          <table:table-cell table:formula="of:=IF(ISBLANK([.V76]);&quot;&quot;;&quot; &quot;)&amp;IF(ISBLANK([.V76]);&quot;&quot;;[.V76])" office:value-type="string">
            <text:p/>
          </table:table-cell>
          <table:table-cell table:formula="of:=IF(ISBLANK([.W76]);&quot;&quot;;&quot; &quot;)&amp;IF(ISBLANK([.W76]);&quot;&quot;;[.W76])" office:value-type="string">
            <text:p/>
          </table:table-cell>
          <table:table-cell table:formula="of:=IF(ISBLANK([.X76]);&quot;&quot;;&quot; &quot;)&amp;IF(ISBLANK([.X76]);&quot;&quot;;[.X76])" office:value-type="string">
            <text:p/>
          </table:table-cell>
          <table:table-cell table:style-name="ce47" table:formula="of:=&quot;),&quot;" office:value-type="string">
            <text:p>),</text:p>
          </table:table-cell>
          <table:table-cell/>
          <table:table-cell table:formula="of:=IFERROR(__xludf.DUMMYFUNCTION(&quot;if(ISTEXT('Definition (EN)'!H19), SPLIT('Definition (EN)'!H19, &quot;&quot; + &quot;&quot;, TRUE), &quot;&quot;&quot;&quot;)&quot;),&quot;actor&quot;)" office:value-type="string">
            <text:p>actor</text:p>
          </table:table-cell>
          <table:table-cell table:number-columns-repeated="10"/>
          <table:table-cell table:style-name="ce90" table:formula="of:=SUBSTITUTE([.A76]&amp;&quot; &quot;&amp;[.B76]&amp;[.C76]&amp;[.D76]&amp;[.E76]&amp;[.F76]&amp;[.G76]&amp;[.H76]&amp;[.I76]&amp;[.J76]&amp;[.K76]&amp;[.L76]&amp;[.M76];&quot;%w()&quot;;&quot;[]&quot;)" office:value-type="string">
            <text:p>user_request_me: %w(actor),</text:p>
          </table:table-cell>
        </table:table-row>
        <table:table-row table:style-name="ro2">
          <table:table-cell table:formula="of:=LOWER(['Definition (EN)'.C19]&amp;&quot;_&quot;&amp;['Definition (EN)'.D19]&amp;&quot;_&quot;&amp;['Definition (EN)'.$U$3]&amp;&quot;:&quot;)" office:value-type="string">
            <text:p>user_request_activity:</text:p>
          </table:table-cell>
          <table:table-cell table:formula="of:=&quot;%w(&quot;" office:value-type="string">
            <text:p>%w(</text:p>
          </table:table-cell>
          <table:table-cell table:formula="of:=IF(ISTEXT([.O77]);[.O77];&quot;&quot;)" office:value-type="string">
            <text:p/>
          </table:table-cell>
          <table:table-cell table:formula="of:=IF(ISBLANK([.P77]);&quot;&quot;;&quot; &quot;)&amp;IF(ISBLANK([.P77]);&quot;&quot;;[.P77])" office:value-type="string">
            <text:p/>
          </table:table-cell>
          <table:table-cell table:formula="of:=IF(ISBLANK([.Q77]);&quot;&quot;;&quot; &quot;)&amp;IF(ISBLANK([.Q77]);&quot;&quot;;[.Q77])" office:value-type="string">
            <text:p/>
          </table:table-cell>
          <table:table-cell table:formula="of:=IF(ISBLANK([.R77]);&quot;&quot;;&quot; &quot;)&amp;IF(ISBLANK([.R77]);&quot;&quot;;[.R77])" office:value-type="string">
            <text:p/>
          </table:table-cell>
          <table:table-cell table:formula="of:=IF(ISBLANK([.S77]);&quot;&quot;;&quot; &quot;)&amp;IF(ISBLANK([.S77]);&quot;&quot;;[.S77])" office:value-type="string">
            <text:p/>
          </table:table-cell>
          <table:table-cell table:formula="of:=IF(ISBLANK([.T77]);&quot;&quot;;&quot; &quot;)&amp;IF(ISBLANK([.T77]);&quot;&quot;;[.T77])" office:value-type="string">
            <text:p/>
          </table:table-cell>
          <table:table-cell table:formula="of:=IF(ISBLANK([.U77]);&quot;&quot;;&quot; &quot;)&amp;IF(ISBLANK([.U77]);&quot;&quot;;[.U77])" office:value-type="string">
            <text:p/>
          </table:table-cell>
          <table:table-cell table:formula="of:=IF(ISBLANK([.V77]);&quot;&quot;;&quot; &quot;)&amp;IF(ISBLANK([.V77]);&quot;&quot;;[.V77])" office:value-type="string">
            <text:p/>
          </table:table-cell>
          <table:table-cell table:formula="of:=IF(ISBLANK([.W77]);&quot;&quot;;&quot; &quot;)&amp;IF(ISBLANK([.W77]);&quot;&quot;;[.W77])" office:value-type="string">
            <text:p/>
          </table:table-cell>
          <table:table-cell table:formula="of:=IF(ISBLANK([.X77]);&quot;&quot;;&quot; &quot;)&amp;IF(ISBLANK([.X77]);&quot;&quot;;[.X77])" office:value-type="string">
            <text:p/>
          </table:table-cell>
          <table:table-cell table:style-name="ce47" table:formula="of:=&quot;),&quot;" office:value-type="string">
            <text:p>),</text:p>
          </table:table-cell>
          <table:table-cell/>
          <table:table-cell table:formula="of:=IFERROR(__xludf.DUMMYFUNCTION(&quot;if(ISTEXT('Definition (EN)'!T19), SPLIT('Definition (EN)'!T19, &quot;&quot; + &quot;&quot;, TRUE), &quot;&quot;&quot;&quot;)&quot;),&quot;&quot;)" office:value-type="string">
            <text:p/>
          </table:table-cell>
          <table:table-cell table:number-columns-repeated="10"/>
          <table:table-cell table:style-name="ce90" table:formula="of:=SUBSTITUTE([.A77]&amp;&quot; &quot;&amp;[.B77]&amp;[.C77]&amp;[.D77]&amp;[.E77]&amp;[.F77]&amp;[.G77]&amp;[.H77]&amp;[.I77]&amp;[.J77]&amp;[.K77]&amp;[.L77]&amp;[.M77];&quot;%w()&quot;;&quot;[]&quot;)" office:value-type="string">
            <text:p>user_request_activity: [],</text:p>
          </table:table-cell>
        </table:table-row>
        <table:table-row table:style-name="ro2">
          <table:table-cell table:formula="of:=LOWER(['Definition (EN)'.C19]&amp;&quot;_&quot;&amp;['Definition (EN)'.D19]&amp;&quot;_&quot;&amp;['Definition (EN)'.$Q$3]&amp;&quot;:&quot;)" office:value-type="string">
            <text:p>user_request_notify:</text:p>
          </table:table-cell>
          <table:table-cell table:formula="of:=&quot;%w(&quot;" office:value-type="string">
            <text:p>%w(</text:p>
          </table:table-cell>
          <table:table-cell table:formula="of:=IF(ISTEXT([.O78]);[.O78];&quot;&quot;)" office:value-type="string">
            <text:p>user</text:p>
          </table:table-cell>
          <table:table-cell table:formula="of:=IF(ISBLANK([.P78]);&quot;&quot;;&quot; &quot;)&amp;IF(ISBLANK([.P78]);&quot;&quot;;[.P78])" office:value-type="string">
            <text:p/>
          </table:table-cell>
          <table:table-cell table:formula="of:=IF(ISBLANK([.Q78]);&quot;&quot;;&quot; &quot;)&amp;IF(ISBLANK([.Q78]);&quot;&quot;;[.Q78])" office:value-type="string">
            <text:p/>
          </table:table-cell>
          <table:table-cell table:formula="of:=IF(ISBLANK([.R78]);&quot;&quot;;&quot; &quot;)&amp;IF(ISBLANK([.R78]);&quot;&quot;;[.R78])" office:value-type="string">
            <text:p/>
          </table:table-cell>
          <table:table-cell table:formula="of:=IF(ISBLANK([.S78]);&quot;&quot;;&quot; &quot;)&amp;IF(ISBLANK([.S78]);&quot;&quot;;[.S78])" office:value-type="string">
            <text:p/>
          </table:table-cell>
          <table:table-cell table:formula="of:=IF(ISBLANK([.T78]);&quot;&quot;;&quot; &quot;)&amp;IF(ISBLANK([.T78]);&quot;&quot;;[.T78])" office:value-type="string">
            <text:p/>
          </table:table-cell>
          <table:table-cell table:formula="of:=IF(ISBLANK([.U78]);&quot;&quot;;&quot; &quot;)&amp;IF(ISBLANK([.U78]);&quot;&quot;;[.U78])" office:value-type="string">
            <text:p/>
          </table:table-cell>
          <table:table-cell table:formula="of:=IF(ISBLANK([.V78]);&quot;&quot;;&quot; &quot;)&amp;IF(ISBLANK([.V78]);&quot;&quot;;[.V78])" office:value-type="string">
            <text:p/>
          </table:table-cell>
          <table:table-cell table:formula="of:=IF(ISBLANK([.W78]);&quot;&quot;;&quot; &quot;)&amp;IF(ISBLANK([.W78]);&quot;&quot;;[.W78])" office:value-type="string">
            <text:p/>
          </table:table-cell>
          <table:table-cell table:formula="of:=IF(ISBLANK([.X78]);&quot;&quot;;&quot; &quot;)&amp;IF(ISBLANK([.X78]);&quot;&quot;;[.X78])" office:value-type="string">
            <text:p/>
          </table:table-cell>
          <table:table-cell table:style-name="ce47" table:formula="of:=&quot;),&quot;" office:value-type="string">
            <text:p>),</text:p>
          </table:table-cell>
          <table:table-cell/>
          <table:table-cell table:formula="of:=IFERROR(__xludf.DUMMYFUNCTION(&quot;if(ISTEXT('Definition (EN)'!P19), SPLIT('Definition (EN)'!P19, &quot;&quot; + &quot;&quot;, TRUE), &quot;&quot;&quot;&quot;)&quot;),&quot;user&quot;)" office:value-type="string">
            <text:p>user</text:p>
          </table:table-cell>
          <table:table-cell table:number-columns-repeated="10"/>
          <table:table-cell table:style-name="ce90" table:formula="of:=SUBSTITUTE([.A78]&amp;&quot; &quot;&amp;[.B78]&amp;[.C78]&amp;[.D78]&amp;[.E78]&amp;[.F78]&amp;[.G78]&amp;[.H78]&amp;[.I78]&amp;[.J78]&amp;[.K78]&amp;[.L78]&amp;[.M78];&quot;%w()&quot;;&quot;[]&quot;)" office:value-type="string">
            <text:p>user_request_notify: %w(user),</text:p>
          </table:table-cell>
        </table:table-row>
        <table:table-row table:style-name="ro2">
          <table:table-cell table:formula="of:=LOWER(['Definition (EN)'.C19]&amp;&quot;_&quot;&amp;['Definition (EN)'.D19]&amp;&quot;_&quot;&amp;['Definition (EN)'.$M$3]&amp;&quot;:&quot;)" office:value-type="string">
            <text:p>user_request_push:</text:p>
          </table:table-cell>
          <table:table-cell table:formula="of:=&quot;%w(&quot;" office:value-type="string">
            <text:p>%w(</text:p>
          </table:table-cell>
          <table:table-cell table:formula="of:=IF(ISTEXT([.O79]);[.O79];&quot;&quot;)" office:value-type="string">
            <text:p>user</text:p>
          </table:table-cell>
          <table:table-cell table:formula="of:=IF(ISBLANK([.P79]);&quot;&quot;;&quot; &quot;)&amp;IF(ISBLANK([.P79]);&quot;&quot;;[.P79])" office:value-type="string">
            <text:p/>
          </table:table-cell>
          <table:table-cell table:formula="of:=IF(ISBLANK([.Q79]);&quot;&quot;;&quot; &quot;)&amp;IF(ISBLANK([.Q79]);&quot;&quot;;[.Q79])" office:value-type="string">
            <text:p/>
          </table:table-cell>
          <table:table-cell table:formula="of:=IF(ISBLANK([.R79]);&quot;&quot;;&quot; &quot;)&amp;IF(ISBLANK([.R79]);&quot;&quot;;[.R79])" office:value-type="string">
            <text:p/>
          </table:table-cell>
          <table:table-cell table:formula="of:=IF(ISBLANK([.S79]);&quot;&quot;;&quot; &quot;)&amp;IF(ISBLANK([.S79]);&quot;&quot;;[.S79])" office:value-type="string">
            <text:p/>
          </table:table-cell>
          <table:table-cell table:formula="of:=IF(ISBLANK([.T79]);&quot;&quot;;&quot; &quot;)&amp;IF(ISBLANK([.T79]);&quot;&quot;;[.T79])" office:value-type="string">
            <text:p/>
          </table:table-cell>
          <table:table-cell table:formula="of:=IF(ISBLANK([.U79]);&quot;&quot;;&quot; &quot;)&amp;IF(ISBLANK([.U79]);&quot;&quot;;[.U79])" office:value-type="string">
            <text:p/>
          </table:table-cell>
          <table:table-cell table:formula="of:=IF(ISBLANK([.V79]);&quot;&quot;;&quot; &quot;)&amp;IF(ISBLANK([.V79]);&quot;&quot;;[.V79])" office:value-type="string">
            <text:p/>
          </table:table-cell>
          <table:table-cell table:formula="of:=IF(ISBLANK([.W79]);&quot;&quot;;&quot; &quot;)&amp;IF(ISBLANK([.W79]);&quot;&quot;;[.W79])" office:value-type="string">
            <text:p/>
          </table:table-cell>
          <table:table-cell table:formula="of:=IF(ISBLANK([.X79]);&quot;&quot;;&quot; &quot;)&amp;IF(ISBLANK([.X79]);&quot;&quot;;[.X79])" office:value-type="string">
            <text:p/>
          </table:table-cell>
          <table:table-cell table:style-name="ce47" table:formula="of:=&quot;),&quot;" office:value-type="string">
            <text:p>),</text:p>
          </table:table-cell>
          <table:table-cell/>
          <table:table-cell table:formula="of:=IFERROR(__xludf.DUMMYFUNCTION(&quot;if(ISTEXT('Definition (EN)'!L19), SPLIT('Definition (EN)'!L19, &quot;&quot; + &quot;&quot;, TRUE), &quot;&quot;&quot;&quot;)&quot;),&quot;user&quot;)" office:value-type="string">
            <text:p>user</text:p>
          </table:table-cell>
          <table:table-cell table:number-columns-repeated="10"/>
          <table:table-cell table:style-name="ce90" table:formula="of:=SUBSTITUTE([.A79]&amp;&quot; &quot;&amp;[.B79]&amp;[.C79]&amp;[.D79]&amp;[.E79]&amp;[.F79]&amp;[.G79]&amp;[.H79]&amp;[.I79]&amp;[.J79]&amp;[.K79]&amp;[.L79]&amp;[.M79];&quot;%w()&quot;;&quot;[]&quot;)" office:value-type="string">
            <text:p>user_request_push: %w(user),</text:p>
          </table:table-cell>
        </table:table-row>
        <table:table-row table:style-name="ro2">
          <table:table-cell table:number-columns-repeated="2"/>
          <table:table-cell table:formula="of:=IF(ISTEXT([.O80]);[.O80];&quot;&quot;)" office:value-type="string">
            <text:p/>
          </table:table-cell>
          <table:table-cell table:formula="of:=IF(ISBLANK([.P80]);&quot;&quot;;&quot; &quot;)&amp;IF(ISBLANK([.P80]);&quot;&quot;;[.P80])" office:value-type="string">
            <text:p/>
          </table:table-cell>
          <table:table-cell table:formula="of:=IF(ISBLANK([.Q80]);&quot;&quot;;&quot; &quot;)&amp;IF(ISBLANK([.Q80]);&quot;&quot;;[.Q80])" office:value-type="string">
            <text:p/>
          </table:table-cell>
          <table:table-cell table:formula="of:=IF(ISBLANK([.R80]);&quot;&quot;;&quot; &quot;)&amp;IF(ISBLANK([.R80]);&quot;&quot;;[.R80])" office:value-type="string">
            <text:p/>
          </table:table-cell>
          <table:table-cell table:formula="of:=IF(ISBLANK([.S80]);&quot;&quot;;&quot; &quot;)&amp;IF(ISBLANK([.S80]);&quot;&quot;;[.S80])" office:value-type="string">
            <text:p/>
          </table:table-cell>
          <table:table-cell table:formula="of:=IF(ISBLANK([.T80]);&quot;&quot;;&quot; &quot;)&amp;IF(ISBLANK([.T80]);&quot;&quot;;[.T80])" office:value-type="string">
            <text:p/>
          </table:table-cell>
          <table:table-cell table:formula="of:=IF(ISBLANK([.U80]);&quot;&quot;;&quot; &quot;)&amp;IF(ISBLANK([.U80]);&quot;&quot;;[.U80])" office:value-type="string">
            <text:p/>
          </table:table-cell>
          <table:table-cell table:formula="of:=IF(ISBLANK([.V80]);&quot;&quot;;&quot; &quot;)&amp;IF(ISBLANK([.V80]);&quot;&quot;;[.V80])" office:value-type="string">
            <text:p/>
          </table:table-cell>
          <table:table-cell table:formula="of:=IF(ISBLANK([.W80]);&quot;&quot;;&quot; &quot;)&amp;IF(ISBLANK([.W80]);&quot;&quot;;[.W80])" office:value-type="string">
            <text:p/>
          </table:table-cell>
          <table:table-cell table:formula="of:=IF(ISBLANK([.X80]);&quot;&quot;;&quot; &quot;)&amp;IF(ISBLANK([.X80]);&quot;&quot;;[.X80])" office:value-type="string">
            <text:p/>
          </table:table-cell>
          <table:table-cell table:number-columns-repeated="13"/>
          <table:table-cell table:style-name="ce90" table:formula="of:=SUBSTITUTE([.A80]&amp;&quot; &quot;&amp;[.B80]&amp;[.C80]&amp;[.D80]&amp;[.E80]&amp;[.F80]&amp;[.G80]&amp;[.H80]&amp;[.I80]&amp;[.J80]&amp;[.K80]&amp;[.L80]&amp;[.M80];&quot;%w()&quot;;&quot;[]&quot;)" office:value-type="string">
            <text:p> </text:p>
          </table:table-cell>
        </table:table-row>
        <table:table-row table:style-name="ro2">
          <table:table-cell table:formula="of:=LOWER(['Definition (EN)'.C20]&amp;&quot;_&quot;&amp;['Definition (EN)'.D20]&amp;&quot;_&quot;&amp;['Definition (EN)'.$I$3]&amp;&quot;:&quot;)" office:value-type="string">
            <text:p>slot_private_me:</text:p>
          </table:table-cell>
          <table:table-cell table:formula="of:=&quot;%w(&quot;" office:value-type="string">
            <text:p>%w(</text:p>
          </table:table-cell>
          <table:table-cell table:formula="of:=IF(ISTEXT([.O81]);[.O81];&quot;&quot;)" office:value-type="string">
            <text:p>actor</text:p>
          </table:table-cell>
          <table:table-cell table:formula="of:=IF(ISBLANK([.P81]);&quot;&quot;;&quot; &quot;)&amp;IF(ISBLANK([.P81]);&quot;&quot;;[.P81])" office:value-type="string">
            <text:p/>
          </table:table-cell>
          <table:table-cell table:formula="of:=IF(ISBLANK([.Q81]);&quot;&quot;;&quot; &quot;)&amp;IF(ISBLANK([.Q81]);&quot;&quot;;[.Q81])" office:value-type="string">
            <text:p/>
          </table:table-cell>
          <table:table-cell table:formula="of:=IF(ISBLANK([.R81]);&quot;&quot;;&quot; &quot;)&amp;IF(ISBLANK([.R81]);&quot;&quot;;[.R81])" office:value-type="string">
            <text:p/>
          </table:table-cell>
          <table:table-cell table:formula="of:=IF(ISBLANK([.S81]);&quot;&quot;;&quot; &quot;)&amp;IF(ISBLANK([.S81]);&quot;&quot;;[.S81])" office:value-type="string">
            <text:p/>
          </table:table-cell>
          <table:table-cell table:formula="of:=IF(ISBLANK([.T81]);&quot;&quot;;&quot; &quot;)&amp;IF(ISBLANK([.T81]);&quot;&quot;;[.T81])" office:value-type="string">
            <text:p/>
          </table:table-cell>
          <table:table-cell table:formula="of:=IF(ISBLANK([.U81]);&quot;&quot;;&quot; &quot;)&amp;IF(ISBLANK([.U81]);&quot;&quot;;[.U81])" office:value-type="string">
            <text:p/>
          </table:table-cell>
          <table:table-cell table:formula="of:=IF(ISBLANK([.V81]);&quot;&quot;;&quot; &quot;)&amp;IF(ISBLANK([.V81]);&quot;&quot;;[.V81])" office:value-type="string">
            <text:p/>
          </table:table-cell>
          <table:table-cell table:formula="of:=IF(ISBLANK([.W81]);&quot;&quot;;&quot; &quot;)&amp;IF(ISBLANK([.W81]);&quot;&quot;;[.W81])" office:value-type="string">
            <text:p/>
          </table:table-cell>
          <table:table-cell table:formula="of:=IF(ISBLANK([.X81]);&quot;&quot;;&quot; &quot;)&amp;IF(ISBLANK([.X81]);&quot;&quot;;[.X81])" office:value-type="string">
            <text:p/>
          </table:table-cell>
          <table:table-cell table:style-name="ce47" table:formula="of:=&quot;),&quot;" office:value-type="string">
            <text:p>),</text:p>
          </table:table-cell>
          <table:table-cell/>
          <table:table-cell table:formula="of:=IFERROR(__xludf.DUMMYFUNCTION(&quot;if(ISTEXT('Definition (EN)'!H20), SPLIT('Definition (EN)'!H20, &quot;&quot; + &quot;&quot;, TRUE), &quot;&quot;&quot;&quot;)&quot;),&quot;actor&quot;)" office:value-type="string">
            <text:p>actor</text:p>
          </table:table-cell>
          <table:table-cell table:number-columns-repeated="10"/>
          <table:table-cell table:style-name="ce90" table:formula="of:=SUBSTITUTE([.A81]&amp;&quot; &quot;&amp;[.B81]&amp;[.C81]&amp;[.D81]&amp;[.E81]&amp;[.F81]&amp;[.G81]&amp;[.H81]&amp;[.I81]&amp;[.J81]&amp;[.K81]&amp;[.L81]&amp;[.M81];&quot;%w()&quot;;&quot;[]&quot;)" office:value-type="string">
            <text:p>slot_private_me: %w(actor),</text:p>
          </table:table-cell>
        </table:table-row>
        <table:table-row table:style-name="ro2">
          <table:table-cell table:formula="of:=LOWER(['Definition (EN)'.C20]&amp;&quot;_&quot;&amp;['Definition (EN)'.D20]&amp;&quot;_&quot;&amp;['Definition (EN)'.$U$3]&amp;&quot;:&quot;)" office:value-type="string">
            <text:p>slot_private_activity:</text:p>
          </table:table-cell>
          <table:table-cell table:formula="of:=&quot;%w(&quot;" office:value-type="string">
            <text:p>%w(</text:p>
          </table:table-cell>
          <table:table-cell table:formula="of:=IF(ISTEXT([.O82]);[.O82];&quot;&quot;)" office:value-type="string">
            <text:p/>
          </table:table-cell>
          <table:table-cell table:formula="of:=IF(ISBLANK([.P82]);&quot;&quot;;&quot; &quot;)&amp;IF(ISBLANK([.P82]);&quot;&quot;;[.P82])" office:value-type="string">
            <text:p/>
          </table:table-cell>
          <table:table-cell table:formula="of:=IF(ISBLANK([.Q82]);&quot;&quot;;&quot; &quot;)&amp;IF(ISBLANK([.Q82]);&quot;&quot;;[.Q82])" office:value-type="string">
            <text:p/>
          </table:table-cell>
          <table:table-cell table:formula="of:=IF(ISBLANK([.R82]);&quot;&quot;;&quot; &quot;)&amp;IF(ISBLANK([.R82]);&quot;&quot;;[.R82])" office:value-type="string">
            <text:p/>
          </table:table-cell>
          <table:table-cell table:formula="of:=IF(ISBLANK([.S82]);&quot;&quot;;&quot; &quot;)&amp;IF(ISBLANK([.S82]);&quot;&quot;;[.S82])" office:value-type="string">
            <text:p/>
          </table:table-cell>
          <table:table-cell table:formula="of:=IF(ISBLANK([.T82]);&quot;&quot;;&quot; &quot;)&amp;IF(ISBLANK([.T82]);&quot;&quot;;[.T82])" office:value-type="string">
            <text:p/>
          </table:table-cell>
          <table:table-cell table:formula="of:=IF(ISBLANK([.U82]);&quot;&quot;;&quot; &quot;)&amp;IF(ISBLANK([.U82]);&quot;&quot;;[.U82])" office:value-type="string">
            <text:p/>
          </table:table-cell>
          <table:table-cell table:formula="of:=IF(ISBLANK([.V82]);&quot;&quot;;&quot; &quot;)&amp;IF(ISBLANK([.V82]);&quot;&quot;;[.V82])" office:value-type="string">
            <text:p/>
          </table:table-cell>
          <table:table-cell table:formula="of:=IF(ISBLANK([.W82]);&quot;&quot;;&quot; &quot;)&amp;IF(ISBLANK([.W82]);&quot;&quot;;[.W82])" office:value-type="string">
            <text:p/>
          </table:table-cell>
          <table:table-cell table:formula="of:=IF(ISBLANK([.X82]);&quot;&quot;;&quot; &quot;)&amp;IF(ISBLANK([.X82]);&quot;&quot;;[.X82])" office:value-type="string">
            <text:p/>
          </table:table-cell>
          <table:table-cell table:style-name="ce47" table:formula="of:=&quot;),&quot;" office:value-type="string">
            <text:p>),</text:p>
          </table:table-cell>
          <table:table-cell/>
          <table:table-cell table:formula="of:=IFERROR(__xludf.DUMMYFUNCTION(&quot;if(ISTEXT('Definition (EN)'!T20), SPLIT('Definition (EN)'!T20, &quot;&quot; + &quot;&quot;, TRUE), &quot;&quot;&quot;&quot;)&quot;),&quot;&quot;)" office:value-type="string">
            <text:p/>
          </table:table-cell>
          <table:table-cell table:number-columns-repeated="10"/>
          <table:table-cell table:style-name="ce90" table:formula="of:=SUBSTITUTE([.A82]&amp;&quot; &quot;&amp;[.B82]&amp;[.C82]&amp;[.D82]&amp;[.E82]&amp;[.F82]&amp;[.G82]&amp;[.H82]&amp;[.I82]&amp;[.J82]&amp;[.K82]&amp;[.L82]&amp;[.M82];&quot;%w()&quot;;&quot;[]&quot;)" office:value-type="string">
            <text:p>slot_private_activity: [],</text:p>
          </table:table-cell>
        </table:table-row>
        <table:table-row table:style-name="ro2">
          <table:table-cell table:formula="of:=LOWER(['Definition (EN)'.C20]&amp;&quot;_&quot;&amp;['Definition (EN)'.D20]&amp;&quot;_&quot;&amp;['Definition (EN)'.$Q$3]&amp;&quot;:&quot;)" office:value-type="string">
            <text:p>slot_private_notify:</text:p>
          </table:table-cell>
          <table:table-cell table:formula="of:=&quot;%w(&quot;" office:value-type="string">
            <text:p>%w(</text:p>
          </table:table-cell>
          <table:table-cell table:formula="of:=IF(ISTEXT([.O83]);[.O83];&quot;&quot;)" office:value-type="string">
            <text:p>follower</text:p>
          </table:table-cell>
          <table:table-cell table:formula="of:=IF(ISBLANK([.P83]);&quot;&quot;;&quot; &quot;)&amp;IF(ISBLANK([.P83]);&quot;&quot;;[.P83])" office:value-type="string">
            <text:p/>
          </table:table-cell>
          <table:table-cell table:formula="of:=IF(ISBLANK([.Q83]);&quot;&quot;;&quot; &quot;)&amp;IF(ISBLANK([.Q83]);&quot;&quot;;[.Q83])" office:value-type="string">
            <text:p/>
          </table:table-cell>
          <table:table-cell table:formula="of:=IF(ISBLANK([.R83]);&quot;&quot;;&quot; &quot;)&amp;IF(ISBLANK([.R83]);&quot;&quot;;[.R83])" office:value-type="string">
            <text:p/>
          </table:table-cell>
          <table:table-cell table:formula="of:=IF(ISBLANK([.S83]);&quot;&quot;;&quot; &quot;)&amp;IF(ISBLANK([.S83]);&quot;&quot;;[.S83])" office:value-type="string">
            <text:p/>
          </table:table-cell>
          <table:table-cell table:formula="of:=IF(ISBLANK([.T83]);&quot;&quot;;&quot; &quot;)&amp;IF(ISBLANK([.T83]);&quot;&quot;;[.T83])" office:value-type="string">
            <text:p/>
          </table:table-cell>
          <table:table-cell table:formula="of:=IF(ISBLANK([.U83]);&quot;&quot;;&quot; &quot;)&amp;IF(ISBLANK([.U83]);&quot;&quot;;[.U83])" office:value-type="string">
            <text:p/>
          </table:table-cell>
          <table:table-cell table:formula="of:=IF(ISBLANK([.V83]);&quot;&quot;;&quot; &quot;)&amp;IF(ISBLANK([.V83]);&quot;&quot;;[.V83])" office:value-type="string">
            <text:p/>
          </table:table-cell>
          <table:table-cell table:formula="of:=IF(ISBLANK([.W83]);&quot;&quot;;&quot; &quot;)&amp;IF(ISBLANK([.W83]);&quot;&quot;;[.W83])" office:value-type="string">
            <text:p/>
          </table:table-cell>
          <table:table-cell table:formula="of:=IF(ISBLANK([.X83]);&quot;&quot;;&quot; &quot;)&amp;IF(ISBLANK([.X83]);&quot;&quot;;[.X83])" office:value-type="string">
            <text:p/>
          </table:table-cell>
          <table:table-cell table:style-name="ce47" table:formula="of:=&quot;),&quot;" office:value-type="string">
            <text:p>),</text:p>
          </table:table-cell>
          <table:table-cell/>
          <table:table-cell table:formula="of:=IFERROR(__xludf.DUMMYFUNCTION(&quot;if(ISTEXT('Definition (EN)'!P20), SPLIT('Definition (EN)'!P20, &quot;&quot; + &quot;&quot;, TRUE), &quot;&quot;&quot;&quot;)&quot;),&quot;follower&quot;)" office:value-type="string">
            <text:p>follower</text:p>
          </table:table-cell>
          <table:table-cell table:number-columns-repeated="10"/>
          <table:table-cell table:style-name="ce90" table:formula="of:=SUBSTITUTE([.A83]&amp;&quot; &quot;&amp;[.B83]&amp;[.C83]&amp;[.D83]&amp;[.E83]&amp;[.F83]&amp;[.G83]&amp;[.H83]&amp;[.I83]&amp;[.J83]&amp;[.K83]&amp;[.L83]&amp;[.M83];&quot;%w()&quot;;&quot;[]&quot;)" office:value-type="string">
            <text:p>slot_private_notify: %w(follower),</text:p>
          </table:table-cell>
        </table:table-row>
        <table:table-row table:style-name="ro2">
          <table:table-cell table:formula="of:=LOWER(['Definition (EN)'.C20]&amp;&quot;_&quot;&amp;['Definition (EN)'.D20]&amp;&quot;_&quot;&amp;['Definition (EN)'.$M$3]&amp;&quot;:&quot;)" office:value-type="string">
            <text:p>slot_private_push:</text:p>
          </table:table-cell>
          <table:table-cell table:formula="of:=&quot;%w(&quot;" office:value-type="string">
            <text:p>%w(</text:p>
          </table:table-cell>
          <table:table-cell table:formula="of:=IF(ISTEXT([.O84]);[.O84];&quot;&quot;)" office:value-type="string">
            <text:p>follower</text:p>
          </table:table-cell>
          <table:table-cell table:formula="of:=IF(ISBLANK([.P84]);&quot;&quot;;&quot; &quot;)&amp;IF(ISBLANK([.P84]);&quot;&quot;;[.P84])" office:value-type="string">
            <text:p/>
          </table:table-cell>
          <table:table-cell table:formula="of:=IF(ISBLANK([.Q84]);&quot;&quot;;&quot; &quot;)&amp;IF(ISBLANK([.Q84]);&quot;&quot;;[.Q84])" office:value-type="string">
            <text:p/>
          </table:table-cell>
          <table:table-cell table:formula="of:=IF(ISBLANK([.R84]);&quot;&quot;;&quot; &quot;)&amp;IF(ISBLANK([.R84]);&quot;&quot;;[.R84])" office:value-type="string">
            <text:p/>
          </table:table-cell>
          <table:table-cell table:formula="of:=IF(ISBLANK([.S84]);&quot;&quot;;&quot; &quot;)&amp;IF(ISBLANK([.S84]);&quot;&quot;;[.S84])" office:value-type="string">
            <text:p/>
          </table:table-cell>
          <table:table-cell table:formula="of:=IF(ISBLANK([.T84]);&quot;&quot;;&quot; &quot;)&amp;IF(ISBLANK([.T84]);&quot;&quot;;[.T84])" office:value-type="string">
            <text:p/>
          </table:table-cell>
          <table:table-cell table:formula="of:=IF(ISBLANK([.U84]);&quot;&quot;;&quot; &quot;)&amp;IF(ISBLANK([.U84]);&quot;&quot;;[.U84])" office:value-type="string">
            <text:p/>
          </table:table-cell>
          <table:table-cell table:formula="of:=IF(ISBLANK([.V84]);&quot;&quot;;&quot; &quot;)&amp;IF(ISBLANK([.V84]);&quot;&quot;;[.V84])" office:value-type="string">
            <text:p/>
          </table:table-cell>
          <table:table-cell table:formula="of:=IF(ISBLANK([.W84]);&quot;&quot;;&quot; &quot;)&amp;IF(ISBLANK([.W84]);&quot;&quot;;[.W84])" office:value-type="string">
            <text:p/>
          </table:table-cell>
          <table:table-cell table:formula="of:=IF(ISBLANK([.X84]);&quot;&quot;;&quot; &quot;)&amp;IF(ISBLANK([.X84]);&quot;&quot;;[.X84])" office:value-type="string">
            <text:p/>
          </table:table-cell>
          <table:table-cell table:style-name="ce47" table:formula="of:=&quot;),&quot;" office:value-type="string">
            <text:p>),</text:p>
          </table:table-cell>
          <table:table-cell/>
          <table:table-cell table:formula="of:=IFERROR(__xludf.DUMMYFUNCTION(&quot;if(ISTEXT('Definition (EN)'!L20), SPLIT('Definition (EN)'!L20, &quot;&quot; + &quot;&quot;, TRUE), &quot;&quot;&quot;&quot;)&quot;),&quot;follower&quot;)" office:value-type="string">
            <text:p>follower</text:p>
          </table:table-cell>
          <table:table-cell table:number-columns-repeated="10"/>
          <table:table-cell table:style-name="ce90" table:formula="of:=SUBSTITUTE([.A84]&amp;&quot; &quot;&amp;[.B84]&amp;[.C84]&amp;[.D84]&amp;[.E84]&amp;[.F84]&amp;[.G84]&amp;[.H84]&amp;[.I84]&amp;[.J84]&amp;[.K84]&amp;[.L84]&amp;[.M84];&quot;%w()&quot;;&quot;[]&quot;)" office:value-type="string">
            <text:p>slot_private_push: %w(follower),</text:p>
          </table:table-cell>
        </table:table-row>
        <table:table-row table:style-name="ro2">
          <table:table-cell table:number-columns-repeated="2"/>
          <table:table-cell table:formula="of:=IF(ISTEXT([.O85]);[.O85];&quot;&quot;)" office:value-type="string">
            <text:p/>
          </table:table-cell>
          <table:table-cell table:formula="of:=IF(ISBLANK([.P85]);&quot;&quot;;&quot; &quot;)&amp;IF(ISBLANK([.P85]);&quot;&quot;;[.P85])" office:value-type="string">
            <text:p/>
          </table:table-cell>
          <table:table-cell table:formula="of:=IF(ISBLANK([.Q85]);&quot;&quot;;&quot; &quot;)&amp;IF(ISBLANK([.Q85]);&quot;&quot;;[.Q85])" office:value-type="string">
            <text:p/>
          </table:table-cell>
          <table:table-cell table:formula="of:=IF(ISBLANK([.R85]);&quot;&quot;;&quot; &quot;)&amp;IF(ISBLANK([.R85]);&quot;&quot;;[.R85])" office:value-type="string">
            <text:p/>
          </table:table-cell>
          <table:table-cell table:formula="of:=IF(ISBLANK([.S85]);&quot;&quot;;&quot; &quot;)&amp;IF(ISBLANK([.S85]);&quot;&quot;;[.S85])" office:value-type="string">
            <text:p/>
          </table:table-cell>
          <table:table-cell table:formula="of:=IF(ISBLANK([.T85]);&quot;&quot;;&quot; &quot;)&amp;IF(ISBLANK([.T85]);&quot;&quot;;[.T85])" office:value-type="string">
            <text:p/>
          </table:table-cell>
          <table:table-cell table:formula="of:=IF(ISBLANK([.U85]);&quot;&quot;;&quot; &quot;)&amp;IF(ISBLANK([.U85]);&quot;&quot;;[.U85])" office:value-type="string">
            <text:p/>
          </table:table-cell>
          <table:table-cell table:formula="of:=IF(ISBLANK([.V85]);&quot;&quot;;&quot; &quot;)&amp;IF(ISBLANK([.V85]);&quot;&quot;;[.V85])" office:value-type="string">
            <text:p/>
          </table:table-cell>
          <table:table-cell table:formula="of:=IF(ISBLANK([.W85]);&quot;&quot;;&quot; &quot;)&amp;IF(ISBLANK([.W85]);&quot;&quot;;[.W85])" office:value-type="string">
            <text:p/>
          </table:table-cell>
          <table:table-cell table:formula="of:=IF(ISBLANK([.X85]);&quot;&quot;;&quot; &quot;)&amp;IF(ISBLANK([.X85]);&quot;&quot;;[.X85])" office:value-type="string">
            <text:p/>
          </table:table-cell>
          <table:table-cell table:number-columns-repeated="13"/>
          <table:table-cell table:style-name="ce90" table:formula="of:=SUBSTITUTE([.A85]&amp;&quot; &quot;&amp;[.B85]&amp;[.C85]&amp;[.D85]&amp;[.E85]&amp;[.F85]&amp;[.G85]&amp;[.H85]&amp;[.I85]&amp;[.J85]&amp;[.K85]&amp;[.L85]&amp;[.M85];&quot;%w()&quot;;&quot;[]&quot;)" office:value-type="string">
            <text:p> </text:p>
          </table:table-cell>
        </table:table-row>
        <table:table-row table:style-name="ro2">
          <table:table-cell table:formula="of:=LOWER(['Definition (EN)'.C21]&amp;&quot;_&quot;&amp;['Definition (EN)'.D21]&amp;&quot;_&quot;&amp;['Definition (EN)'.$I$3]&amp;&quot;:&quot;)" office:value-type="string">
            <text:p>slot_start_me:</text:p>
          </table:table-cell>
          <table:table-cell table:formula="of:=&quot;%w(&quot;" office:value-type="string">
            <text:p>%w(</text:p>
          </table:table-cell>
          <table:table-cell table:formula="of:=IF(ISTEXT([.O86]);[.O86];&quot;&quot;)" office:value-type="string">
            <text:p>actor</text:p>
          </table:table-cell>
          <table:table-cell table:formula="of:=IF(ISBLANK([.P86]);&quot;&quot;;&quot; &quot;)&amp;IF(ISBLANK([.P86]);&quot;&quot;;[.P86])" office:value-type="string">
            <text:p/>
          </table:table-cell>
          <table:table-cell table:formula="of:=IF(ISBLANK([.Q86]);&quot;&quot;;&quot; &quot;)&amp;IF(ISBLANK([.Q86]);&quot;&quot;;[.Q86])" office:value-type="string">
            <text:p/>
          </table:table-cell>
          <table:table-cell table:formula="of:=IF(ISBLANK([.R86]);&quot;&quot;;&quot; &quot;)&amp;IF(ISBLANK([.R86]);&quot;&quot;;[.R86])" office:value-type="string">
            <text:p/>
          </table:table-cell>
          <table:table-cell table:formula="of:=IF(ISBLANK([.S86]);&quot;&quot;;&quot; &quot;)&amp;IF(ISBLANK([.S86]);&quot;&quot;;[.S86])" office:value-type="string">
            <text:p/>
          </table:table-cell>
          <table:table-cell table:formula="of:=IF(ISBLANK([.T86]);&quot;&quot;;&quot; &quot;)&amp;IF(ISBLANK([.T86]);&quot;&quot;;[.T86])" office:value-type="string">
            <text:p/>
          </table:table-cell>
          <table:table-cell table:formula="of:=IF(ISBLANK([.U86]);&quot;&quot;;&quot; &quot;)&amp;IF(ISBLANK([.U86]);&quot;&quot;;[.U86])" office:value-type="string">
            <text:p/>
          </table:table-cell>
          <table:table-cell table:formula="of:=IF(ISBLANK([.V86]);&quot;&quot;;&quot; &quot;)&amp;IF(ISBLANK([.V86]);&quot;&quot;;[.V86])" office:value-type="string">
            <text:p/>
          </table:table-cell>
          <table:table-cell table:formula="of:=IF(ISBLANK([.W86]);&quot;&quot;;&quot; &quot;)&amp;IF(ISBLANK([.W86]);&quot;&quot;;[.W86])" office:value-type="string">
            <text:p/>
          </table:table-cell>
          <table:table-cell table:formula="of:=IF(ISBLANK([.X86]);&quot;&quot;;&quot; &quot;)&amp;IF(ISBLANK([.X86]);&quot;&quot;;[.X86])" office:value-type="string">
            <text:p/>
          </table:table-cell>
          <table:table-cell table:style-name="ce47" table:formula="of:=&quot;),&quot;" office:value-type="string">
            <text:p>),</text:p>
          </table:table-cell>
          <table:table-cell/>
          <table:table-cell table:formula="of:=IFERROR(__xludf.DUMMYFUNCTION(&quot;if(ISTEXT('Definition (EN)'!H21), SPLIT('Definition (EN)'!H21, &quot;&quot; + &quot;&quot;, TRUE), &quot;&quot;&quot;&quot;)&quot;),&quot;actor&quot;)" office:value-type="string">
            <text:p>actor</text:p>
          </table:table-cell>
          <table:table-cell table:number-columns-repeated="10"/>
          <table:table-cell table:style-name="ce90" table:formula="of:=SUBSTITUTE([.A86]&amp;&quot; &quot;&amp;[.B86]&amp;[.C86]&amp;[.D86]&amp;[.E86]&amp;[.F86]&amp;[.G86]&amp;[.H86]&amp;[.I86]&amp;[.J86]&amp;[.K86]&amp;[.L86]&amp;[.M86];&quot;%w()&quot;;&quot;[]&quot;)" office:value-type="string">
            <text:p>slot_start_me: %w(actor),</text:p>
          </table:table-cell>
        </table:table-row>
        <table:table-row table:style-name="ro2">
          <table:table-cell table:formula="of:=LOWER(['Definition (EN)'.C21]&amp;&quot;_&quot;&amp;['Definition (EN)'.D21]&amp;&quot;_&quot;&amp;['Definition (EN)'.$U$3]&amp;&quot;:&quot;)" office:value-type="string">
            <text:p>slot_start_activity:</text:p>
          </table:table-cell>
          <table:table-cell table:formula="of:=&quot;%w(&quot;" office:value-type="string">
            <text:p>%w(</text:p>
          </table:table-cell>
          <table:table-cell table:formula="of:=IF(ISTEXT([.O87]);[.O87];&quot;&quot;)" office:value-type="string">
            <text:p/>
          </table:table-cell>
          <table:table-cell table:formula="of:=IF(ISBLANK([.P87]);&quot;&quot;;&quot; &quot;)&amp;IF(ISBLANK([.P87]);&quot;&quot;;[.P87])" office:value-type="string">
            <text:p/>
          </table:table-cell>
          <table:table-cell table:formula="of:=IF(ISBLANK([.Q87]);&quot;&quot;;&quot; &quot;)&amp;IF(ISBLANK([.Q87]);&quot;&quot;;[.Q87])" office:value-type="string">
            <text:p/>
          </table:table-cell>
          <table:table-cell table:formula="of:=IF(ISBLANK([.R87]);&quot;&quot;;&quot; &quot;)&amp;IF(ISBLANK([.R87]);&quot;&quot;;[.R87])" office:value-type="string">
            <text:p/>
          </table:table-cell>
          <table:table-cell table:formula="of:=IF(ISBLANK([.S87]);&quot;&quot;;&quot; &quot;)&amp;IF(ISBLANK([.S87]);&quot;&quot;;[.S87])" office:value-type="string">
            <text:p/>
          </table:table-cell>
          <table:table-cell table:formula="of:=IF(ISBLANK([.T87]);&quot;&quot;;&quot; &quot;)&amp;IF(ISBLANK([.T87]);&quot;&quot;;[.T87])" office:value-type="string">
            <text:p/>
          </table:table-cell>
          <table:table-cell table:formula="of:=IF(ISBLANK([.U87]);&quot;&quot;;&quot; &quot;)&amp;IF(ISBLANK([.U87]);&quot;&quot;;[.U87])" office:value-type="string">
            <text:p/>
          </table:table-cell>
          <table:table-cell table:formula="of:=IF(ISBLANK([.V87]);&quot;&quot;;&quot; &quot;)&amp;IF(ISBLANK([.V87]);&quot;&quot;;[.V87])" office:value-type="string">
            <text:p/>
          </table:table-cell>
          <table:table-cell table:formula="of:=IF(ISBLANK([.W87]);&quot;&quot;;&quot; &quot;)&amp;IF(ISBLANK([.W87]);&quot;&quot;;[.W87])" office:value-type="string">
            <text:p/>
          </table:table-cell>
          <table:table-cell table:formula="of:=IF(ISBLANK([.X87]);&quot;&quot;;&quot; &quot;)&amp;IF(ISBLANK([.X87]);&quot;&quot;;[.X87])" office:value-type="string">
            <text:p/>
          </table:table-cell>
          <table:table-cell table:style-name="ce47" table:formula="of:=&quot;),&quot;" office:value-type="string">
            <text:p>),</text:p>
          </table:table-cell>
          <table:table-cell/>
          <table:table-cell table:formula="of:=IFERROR(__xludf.DUMMYFUNCTION(&quot;if(ISTEXT('Definition (EN)'!T21), SPLIT('Definition (EN)'!T21, &quot;&quot; + &quot;&quot;, TRUE), &quot;&quot;&quot;&quot;)&quot;),&quot;&quot;)" office:value-type="string">
            <text:p/>
          </table:table-cell>
          <table:table-cell table:number-columns-repeated="10"/>
          <table:table-cell table:style-name="ce90" table:formula="of:=SUBSTITUTE([.A87]&amp;&quot; &quot;&amp;[.B87]&amp;[.C87]&amp;[.D87]&amp;[.E87]&amp;[.F87]&amp;[.G87]&amp;[.H87]&amp;[.I87]&amp;[.J87]&amp;[.K87]&amp;[.L87]&amp;[.M87];&quot;%w()&quot;;&quot;[]&quot;)" office:value-type="string">
            <text:p>slot_start_activity: [],</text:p>
          </table:table-cell>
        </table:table-row>
        <table:table-row table:style-name="ro2">
          <table:table-cell table:formula="of:=LOWER(['Definition (EN)'.C21]&amp;&quot;_&quot;&amp;['Definition (EN)'.D21]&amp;&quot;_&quot;&amp;['Definition (EN)'.$Q$3]&amp;&quot;:&quot;)" office:value-type="string">
            <text:p>slot_start_notify:</text:p>
          </table:table-cell>
          <table:table-cell table:formula="of:=&quot;%w(&quot;" office:value-type="string">
            <text:p>%w(</text:p>
          </table:table-cell>
          <table:table-cell table:formula="of:=IF(ISTEXT([.O88]);[.O88];&quot;&quot;)" office:value-type="string">
            <text:p>follower</text:p>
          </table:table-cell>
          <table:table-cell table:formula="of:=IF(ISBLANK([.P88]);&quot;&quot;;&quot; &quot;)&amp;IF(ISBLANK([.P88]);&quot;&quot;;[.P88])" office:value-type="string">
            <text:p/>
          </table:table-cell>
          <table:table-cell table:formula="of:=IF(ISBLANK([.Q88]);&quot;&quot;;&quot; &quot;)&amp;IF(ISBLANK([.Q88]);&quot;&quot;;[.Q88])" office:value-type="string">
            <text:p/>
          </table:table-cell>
          <table:table-cell table:formula="of:=IF(ISBLANK([.R88]);&quot;&quot;;&quot; &quot;)&amp;IF(ISBLANK([.R88]);&quot;&quot;;[.R88])" office:value-type="string">
            <text:p/>
          </table:table-cell>
          <table:table-cell table:formula="of:=IF(ISBLANK([.S88]);&quot;&quot;;&quot; &quot;)&amp;IF(ISBLANK([.S88]);&quot;&quot;;[.S88])" office:value-type="string">
            <text:p/>
          </table:table-cell>
          <table:table-cell table:formula="of:=IF(ISBLANK([.T88]);&quot;&quot;;&quot; &quot;)&amp;IF(ISBLANK([.T88]);&quot;&quot;;[.T88])" office:value-type="string">
            <text:p/>
          </table:table-cell>
          <table:table-cell table:formula="of:=IF(ISBLANK([.U88]);&quot;&quot;;&quot; &quot;)&amp;IF(ISBLANK([.U88]);&quot;&quot;;[.U88])" office:value-type="string">
            <text:p/>
          </table:table-cell>
          <table:table-cell table:formula="of:=IF(ISBLANK([.V88]);&quot;&quot;;&quot; &quot;)&amp;IF(ISBLANK([.V88]);&quot;&quot;;[.V88])" office:value-type="string">
            <text:p/>
          </table:table-cell>
          <table:table-cell table:formula="of:=IF(ISBLANK([.W88]);&quot;&quot;;&quot; &quot;)&amp;IF(ISBLANK([.W88]);&quot;&quot;;[.W88])" office:value-type="string">
            <text:p/>
          </table:table-cell>
          <table:table-cell table:formula="of:=IF(ISBLANK([.X88]);&quot;&quot;;&quot; &quot;)&amp;IF(ISBLANK([.X88]);&quot;&quot;;[.X88])" office:value-type="string">
            <text:p/>
          </table:table-cell>
          <table:table-cell table:style-name="ce47" table:formula="of:=&quot;),&quot;" office:value-type="string">
            <text:p>),</text:p>
          </table:table-cell>
          <table:table-cell/>
          <table:table-cell table:formula="of:=IFERROR(__xludf.DUMMYFUNCTION(&quot;if(ISTEXT('Definition (EN)'!P21), SPLIT('Definition (EN)'!P21, &quot;&quot; + &quot;&quot;, TRUE), &quot;&quot;&quot;&quot;)&quot;),&quot;follower&quot;)" office:value-type="string">
            <text:p>follower</text:p>
          </table:table-cell>
          <table:table-cell table:number-columns-repeated="10"/>
          <table:table-cell table:style-name="ce90" table:formula="of:=SUBSTITUTE([.A88]&amp;&quot; &quot;&amp;[.B88]&amp;[.C88]&amp;[.D88]&amp;[.E88]&amp;[.F88]&amp;[.G88]&amp;[.H88]&amp;[.I88]&amp;[.J88]&amp;[.K88]&amp;[.L88]&amp;[.M88];&quot;%w()&quot;;&quot;[]&quot;)" office:value-type="string">
            <text:p>slot_start_notify: %w(follower),</text:p>
          </table:table-cell>
        </table:table-row>
        <table:table-row table:style-name="ro2">
          <table:table-cell table:formula="of:=LOWER(['Definition (EN)'.C21]&amp;&quot;_&quot;&amp;['Definition (EN)'.D21]&amp;&quot;_&quot;&amp;['Definition (EN)'.$M$3]&amp;&quot;:&quot;)" office:value-type="string">
            <text:p>slot_start_push:</text:p>
          </table:table-cell>
          <table:table-cell table:formula="of:=&quot;%w(&quot;" office:value-type="string">
            <text:p>%w(</text:p>
          </table:table-cell>
          <table:table-cell table:formula="of:=IF(ISTEXT([.O89]);[.O89];&quot;&quot;)" office:value-type="string">
            <text:p>follower</text:p>
          </table:table-cell>
          <table:table-cell table:formula="of:=IF(ISBLANK([.P89]);&quot;&quot;;&quot; &quot;)&amp;IF(ISBLANK([.P89]);&quot;&quot;;[.P89])" office:value-type="string">
            <text:p/>
          </table:table-cell>
          <table:table-cell table:formula="of:=IF(ISBLANK([.Q89]);&quot;&quot;;&quot; &quot;)&amp;IF(ISBLANK([.Q89]);&quot;&quot;;[.Q89])" office:value-type="string">
            <text:p/>
          </table:table-cell>
          <table:table-cell table:formula="of:=IF(ISBLANK([.R89]);&quot;&quot;;&quot; &quot;)&amp;IF(ISBLANK([.R89]);&quot;&quot;;[.R89])" office:value-type="string">
            <text:p/>
          </table:table-cell>
          <table:table-cell table:formula="of:=IF(ISBLANK([.S89]);&quot;&quot;;&quot; &quot;)&amp;IF(ISBLANK([.S89]);&quot;&quot;;[.S89])" office:value-type="string">
            <text:p/>
          </table:table-cell>
          <table:table-cell table:formula="of:=IF(ISBLANK([.T89]);&quot;&quot;;&quot; &quot;)&amp;IF(ISBLANK([.T89]);&quot;&quot;;[.T89])" office:value-type="string">
            <text:p/>
          </table:table-cell>
          <table:table-cell table:formula="of:=IF(ISBLANK([.U89]);&quot;&quot;;&quot; &quot;)&amp;IF(ISBLANK([.U89]);&quot;&quot;;[.U89])" office:value-type="string">
            <text:p/>
          </table:table-cell>
          <table:table-cell table:formula="of:=IF(ISBLANK([.V89]);&quot;&quot;;&quot; &quot;)&amp;IF(ISBLANK([.V89]);&quot;&quot;;[.V89])" office:value-type="string">
            <text:p/>
          </table:table-cell>
          <table:table-cell table:formula="of:=IF(ISBLANK([.W89]);&quot;&quot;;&quot; &quot;)&amp;IF(ISBLANK([.W89]);&quot;&quot;;[.W89])" office:value-type="string">
            <text:p/>
          </table:table-cell>
          <table:table-cell table:formula="of:=IF(ISBLANK([.X89]);&quot;&quot;;&quot; &quot;)&amp;IF(ISBLANK([.X89]);&quot;&quot;;[.X89])" office:value-type="string">
            <text:p/>
          </table:table-cell>
          <table:table-cell table:style-name="ce47" table:formula="of:=&quot;),&quot;" office:value-type="string">
            <text:p>),</text:p>
          </table:table-cell>
          <table:table-cell/>
          <table:table-cell table:formula="of:=IFERROR(__xludf.DUMMYFUNCTION(&quot;if(ISTEXT('Definition (EN)'!L21), SPLIT('Definition (EN)'!L21, &quot;&quot; + &quot;&quot;, TRUE), &quot;&quot;&quot;&quot;)&quot;),&quot;follower&quot;)" office:value-type="string">
            <text:p>follower</text:p>
          </table:table-cell>
          <table:table-cell table:number-columns-repeated="10"/>
          <table:table-cell table:style-name="ce90" table:formula="of:=SUBSTITUTE([.A89]&amp;&quot; &quot;&amp;[.B89]&amp;[.C89]&amp;[.D89]&amp;[.E89]&amp;[.F89]&amp;[.G89]&amp;[.H89]&amp;[.I89]&amp;[.J89]&amp;[.K89]&amp;[.L89]&amp;[.M89];&quot;%w()&quot;;&quot;[]&quot;)" office:value-type="string">
            <text:p>slot_start_push: %w(follower),</text:p>
          </table:table-cell>
        </table:table-row>
        <table:table-row table:style-name="ro2">
          <table:table-cell table:number-columns-repeated="2"/>
          <table:table-cell table:formula="of:=IF(ISTEXT([.O90]);[.O90];&quot;&quot;)" office:value-type="string">
            <text:p/>
          </table:table-cell>
          <table:table-cell table:formula="of:=IF(ISBLANK([.P90]);&quot;&quot;;&quot; &quot;)&amp;IF(ISBLANK([.P90]);&quot;&quot;;[.P90])" office:value-type="string">
            <text:p/>
          </table:table-cell>
          <table:table-cell table:formula="of:=IF(ISBLANK([.Q90]);&quot;&quot;;&quot; &quot;)&amp;IF(ISBLANK([.Q90]);&quot;&quot;;[.Q90])" office:value-type="string">
            <text:p/>
          </table:table-cell>
          <table:table-cell table:formula="of:=IF(ISBLANK([.R90]);&quot;&quot;;&quot; &quot;)&amp;IF(ISBLANK([.R90]);&quot;&quot;;[.R90])" office:value-type="string">
            <text:p/>
          </table:table-cell>
          <table:table-cell table:formula="of:=IF(ISBLANK([.S90]);&quot;&quot;;&quot; &quot;)&amp;IF(ISBLANK([.S90]);&quot;&quot;;[.S90])" office:value-type="string">
            <text:p/>
          </table:table-cell>
          <table:table-cell table:formula="of:=IF(ISBLANK([.T90]);&quot;&quot;;&quot; &quot;)&amp;IF(ISBLANK([.T90]);&quot;&quot;;[.T90])" office:value-type="string">
            <text:p/>
          </table:table-cell>
          <table:table-cell table:formula="of:=IF(ISBLANK([.U90]);&quot;&quot;;&quot; &quot;)&amp;IF(ISBLANK([.U90]);&quot;&quot;;[.U90])" office:value-type="string">
            <text:p/>
          </table:table-cell>
          <table:table-cell table:formula="of:=IF(ISBLANK([.V90]);&quot;&quot;;&quot; &quot;)&amp;IF(ISBLANK([.V90]);&quot;&quot;;[.V90])" office:value-type="string">
            <text:p/>
          </table:table-cell>
          <table:table-cell table:formula="of:=IF(ISBLANK([.W90]);&quot;&quot;;&quot; &quot;)&amp;IF(ISBLANK([.W90]);&quot;&quot;;[.W90])" office:value-type="string">
            <text:p/>
          </table:table-cell>
          <table:table-cell table:formula="of:=IF(ISBLANK([.X90]);&quot;&quot;;&quot; &quot;)&amp;IF(ISBLANK([.X90]);&quot;&quot;;[.X90])" office:value-type="string">
            <text:p/>
          </table:table-cell>
          <table:table-cell table:number-columns-repeated="13"/>
          <table:table-cell table:style-name="ce90" table:formula="of:=SUBSTITUTE([.A90]&amp;&quot; &quot;&amp;[.B90]&amp;[.C90]&amp;[.D90]&amp;[.E90]&amp;[.F90]&amp;[.G90]&amp;[.H90]&amp;[.I90]&amp;[.J90]&amp;[.K90]&amp;[.L90]&amp;[.M90];&quot;%w()&quot;;&quot;[]&quot;)" office:value-type="string">
            <text:p> </text:p>
          </table:table-cell>
        </table:table-row>
        <table:table-row table:style-name="ro2">
          <table:table-cell table:formula="of:=LOWER(['Definition (EN)'.C22]&amp;&quot;_&quot;&amp;['Definition (EN)'.D22]&amp;&quot;_&quot;&amp;['Definition (EN)'.$I$3]&amp;&quot;:&quot;)" office:value-type="string">
            <text:p>slot_location_me:</text:p>
          </table:table-cell>
          <table:table-cell table:formula="of:=&quot;%w(&quot;" office:value-type="string">
            <text:p>%w(</text:p>
          </table:table-cell>
          <table:table-cell table:formula="of:=IF(ISTEXT([.O91]);[.O91];&quot;&quot;)" office:value-type="string">
            <text:p>actor</text:p>
          </table:table-cell>
          <table:table-cell table:formula="of:=IF(ISBLANK([.P91]);&quot;&quot;;&quot; &quot;)&amp;IF(ISBLANK([.P91]);&quot;&quot;;[.P91])" office:value-type="string">
            <text:p/>
          </table:table-cell>
          <table:table-cell table:formula="of:=IF(ISBLANK([.Q91]);&quot;&quot;;&quot; &quot;)&amp;IF(ISBLANK([.Q91]);&quot;&quot;;[.Q91])" office:value-type="string">
            <text:p/>
          </table:table-cell>
          <table:table-cell table:formula="of:=IF(ISBLANK([.R91]);&quot;&quot;;&quot; &quot;)&amp;IF(ISBLANK([.R91]);&quot;&quot;;[.R91])" office:value-type="string">
            <text:p/>
          </table:table-cell>
          <table:table-cell table:formula="of:=IF(ISBLANK([.S91]);&quot;&quot;;&quot; &quot;)&amp;IF(ISBLANK([.S91]);&quot;&quot;;[.S91])" office:value-type="string">
            <text:p/>
          </table:table-cell>
          <table:table-cell table:formula="of:=IF(ISBLANK([.T91]);&quot;&quot;;&quot; &quot;)&amp;IF(ISBLANK([.T91]);&quot;&quot;;[.T91])" office:value-type="string">
            <text:p/>
          </table:table-cell>
          <table:table-cell table:formula="of:=IF(ISBLANK([.U91]);&quot;&quot;;&quot; &quot;)&amp;IF(ISBLANK([.U91]);&quot;&quot;;[.U91])" office:value-type="string">
            <text:p/>
          </table:table-cell>
          <table:table-cell table:formula="of:=IF(ISBLANK([.V91]);&quot;&quot;;&quot; &quot;)&amp;IF(ISBLANK([.V91]);&quot;&quot;;[.V91])" office:value-type="string">
            <text:p/>
          </table:table-cell>
          <table:table-cell table:formula="of:=IF(ISBLANK([.W91]);&quot;&quot;;&quot; &quot;)&amp;IF(ISBLANK([.W91]);&quot;&quot;;[.W91])" office:value-type="string">
            <text:p/>
          </table:table-cell>
          <table:table-cell table:formula="of:=IF(ISBLANK([.X91]);&quot;&quot;;&quot; &quot;)&amp;IF(ISBLANK([.X91]);&quot;&quot;;[.X91])" office:value-type="string">
            <text:p/>
          </table:table-cell>
          <table:table-cell table:style-name="ce47" table:formula="of:=&quot;),&quot;" office:value-type="string">
            <text:p>),</text:p>
          </table:table-cell>
          <table:table-cell/>
          <table:table-cell table:formula="of:=IFERROR(__xludf.DUMMYFUNCTION(&quot;if(ISTEXT('Definition (EN)'!H22), SPLIT('Definition (EN)'!H22, &quot;&quot; + &quot;&quot;, TRUE), &quot;&quot;&quot;&quot;)&quot;),&quot;actor&quot;)" office:value-type="string">
            <text:p>actor</text:p>
          </table:table-cell>
          <table:table-cell table:number-columns-repeated="10"/>
          <table:table-cell table:style-name="ce90" table:formula="of:=SUBSTITUTE([.A91]&amp;&quot; &quot;&amp;[.B91]&amp;[.C91]&amp;[.D91]&amp;[.E91]&amp;[.F91]&amp;[.G91]&amp;[.H91]&amp;[.I91]&amp;[.J91]&amp;[.K91]&amp;[.L91]&amp;[.M91];&quot;%w()&quot;;&quot;[]&quot;)" office:value-type="string">
            <text:p>slot_location_me: %w(actor),</text:p>
          </table:table-cell>
        </table:table-row>
        <table:table-row table:style-name="ro2">
          <table:table-cell table:formula="of:=LOWER(['Definition (EN)'.C22]&amp;&quot;_&quot;&amp;['Definition (EN)'.D22]&amp;&quot;_&quot;&amp;['Definition (EN)'.$U$3]&amp;&quot;:&quot;)" office:value-type="string">
            <text:p>slot_location_activity:</text:p>
          </table:table-cell>
          <table:table-cell table:formula="of:=&quot;%w(&quot;" office:value-type="string">
            <text:p>%w(</text:p>
          </table:table-cell>
          <table:table-cell table:formula="of:=IF(ISTEXT([.O92]);[.O92];&quot;&quot;)" office:value-type="string">
            <text:p/>
          </table:table-cell>
          <table:table-cell table:formula="of:=IF(ISBLANK([.P92]);&quot;&quot;;&quot; &quot;)&amp;IF(ISBLANK([.P92]);&quot;&quot;;[.P92])" office:value-type="string">
            <text:p/>
          </table:table-cell>
          <table:table-cell table:formula="of:=IF(ISBLANK([.Q92]);&quot;&quot;;&quot; &quot;)&amp;IF(ISBLANK([.Q92]);&quot;&quot;;[.Q92])" office:value-type="string">
            <text:p/>
          </table:table-cell>
          <table:table-cell table:formula="of:=IF(ISBLANK([.R92]);&quot;&quot;;&quot; &quot;)&amp;IF(ISBLANK([.R92]);&quot;&quot;;[.R92])" office:value-type="string">
            <text:p/>
          </table:table-cell>
          <table:table-cell table:formula="of:=IF(ISBLANK([.S92]);&quot;&quot;;&quot; &quot;)&amp;IF(ISBLANK([.S92]);&quot;&quot;;[.S92])" office:value-type="string">
            <text:p/>
          </table:table-cell>
          <table:table-cell table:formula="of:=IF(ISBLANK([.T92]);&quot;&quot;;&quot; &quot;)&amp;IF(ISBLANK([.T92]);&quot;&quot;;[.T92])" office:value-type="string">
            <text:p/>
          </table:table-cell>
          <table:table-cell table:formula="of:=IF(ISBLANK([.U92]);&quot;&quot;;&quot; &quot;)&amp;IF(ISBLANK([.U92]);&quot;&quot;;[.U92])" office:value-type="string">
            <text:p/>
          </table:table-cell>
          <table:table-cell table:formula="of:=IF(ISBLANK([.V92]);&quot;&quot;;&quot; &quot;)&amp;IF(ISBLANK([.V92]);&quot;&quot;;[.V92])" office:value-type="string">
            <text:p/>
          </table:table-cell>
          <table:table-cell table:formula="of:=IF(ISBLANK([.W92]);&quot;&quot;;&quot; &quot;)&amp;IF(ISBLANK([.W92]);&quot;&quot;;[.W92])" office:value-type="string">
            <text:p/>
          </table:table-cell>
          <table:table-cell table:formula="of:=IF(ISBLANK([.X92]);&quot;&quot;;&quot; &quot;)&amp;IF(ISBLANK([.X92]);&quot;&quot;;[.X92])" office:value-type="string">
            <text:p/>
          </table:table-cell>
          <table:table-cell table:style-name="ce47" table:formula="of:=&quot;),&quot;" office:value-type="string">
            <text:p>),</text:p>
          </table:table-cell>
          <table:table-cell/>
          <table:table-cell table:formula="of:=IFERROR(__xludf.DUMMYFUNCTION(&quot;if(ISTEXT('Definition (EN)'!T22), SPLIT('Definition (EN)'!T22, &quot;&quot; + &quot;&quot;, TRUE), &quot;&quot;&quot;&quot;)&quot;),&quot;&quot;)" office:value-type="string">
            <text:p/>
          </table:table-cell>
          <table:table-cell table:number-columns-repeated="10"/>
          <table:table-cell table:style-name="ce90" table:formula="of:=SUBSTITUTE([.A92]&amp;&quot; &quot;&amp;[.B92]&amp;[.C92]&amp;[.D92]&amp;[.E92]&amp;[.F92]&amp;[.G92]&amp;[.H92]&amp;[.I92]&amp;[.J92]&amp;[.K92]&amp;[.L92]&amp;[.M92];&quot;%w()&quot;;&quot;[]&quot;)" office:value-type="string">
            <text:p>slot_location_activity: [],</text:p>
          </table:table-cell>
        </table:table-row>
        <table:table-row table:style-name="ro2">
          <table:table-cell table:formula="of:=LOWER(['Definition (EN)'.C22]&amp;&quot;_&quot;&amp;['Definition (EN)'.D22]&amp;&quot;_&quot;&amp;['Definition (EN)'.$Q$3]&amp;&quot;:&quot;)" office:value-type="string">
            <text:p>slot_location_notify:</text:p>
          </table:table-cell>
          <table:table-cell table:formula="of:=&quot;%w(&quot;" office:value-type="string">
            <text:p>%w(</text:p>
          </table:table-cell>
          <table:table-cell table:formula="of:=IF(ISTEXT([.O93]);[.O93];&quot;&quot;)" office:value-type="string">
            <text:p>follower</text:p>
          </table:table-cell>
          <table:table-cell table:formula="of:=IF(ISBLANK([.P93]);&quot;&quot;;&quot; &quot;)&amp;IF(ISBLANK([.P93]);&quot;&quot;;[.P93])" office:value-type="string">
            <text:p/>
          </table:table-cell>
          <table:table-cell table:formula="of:=IF(ISBLANK([.Q93]);&quot;&quot;;&quot; &quot;)&amp;IF(ISBLANK([.Q93]);&quot;&quot;;[.Q93])" office:value-type="string">
            <text:p/>
          </table:table-cell>
          <table:table-cell table:formula="of:=IF(ISBLANK([.R93]);&quot;&quot;;&quot; &quot;)&amp;IF(ISBLANK([.R93]);&quot;&quot;;[.R93])" office:value-type="string">
            <text:p/>
          </table:table-cell>
          <table:table-cell table:formula="of:=IF(ISBLANK([.S93]);&quot;&quot;;&quot; &quot;)&amp;IF(ISBLANK([.S93]);&quot;&quot;;[.S93])" office:value-type="string">
            <text:p/>
          </table:table-cell>
          <table:table-cell table:formula="of:=IF(ISBLANK([.T93]);&quot;&quot;;&quot; &quot;)&amp;IF(ISBLANK([.T93]);&quot;&quot;;[.T93])" office:value-type="string">
            <text:p/>
          </table:table-cell>
          <table:table-cell table:formula="of:=IF(ISBLANK([.U93]);&quot;&quot;;&quot; &quot;)&amp;IF(ISBLANK([.U93]);&quot;&quot;;[.U93])" office:value-type="string">
            <text:p/>
          </table:table-cell>
          <table:table-cell table:formula="of:=IF(ISBLANK([.V93]);&quot;&quot;;&quot; &quot;)&amp;IF(ISBLANK([.V93]);&quot;&quot;;[.V93])" office:value-type="string">
            <text:p/>
          </table:table-cell>
          <table:table-cell table:formula="of:=IF(ISBLANK([.W93]);&quot;&quot;;&quot; &quot;)&amp;IF(ISBLANK([.W93]);&quot;&quot;;[.W93])" office:value-type="string">
            <text:p/>
          </table:table-cell>
          <table:table-cell table:formula="of:=IF(ISBLANK([.X93]);&quot;&quot;;&quot; &quot;)&amp;IF(ISBLANK([.X93]);&quot;&quot;;[.X93])" office:value-type="string">
            <text:p/>
          </table:table-cell>
          <table:table-cell table:style-name="ce47" table:formula="of:=&quot;),&quot;" office:value-type="string">
            <text:p>),</text:p>
          </table:table-cell>
          <table:table-cell/>
          <table:table-cell table:formula="of:=IFERROR(__xludf.DUMMYFUNCTION(&quot;if(ISTEXT('Definition (EN)'!P22), SPLIT('Definition (EN)'!P22, &quot;&quot; + &quot;&quot;, TRUE), &quot;&quot;&quot;&quot;)&quot;),&quot;follower&quot;)" office:value-type="string">
            <text:p>follower</text:p>
          </table:table-cell>
          <table:table-cell table:number-columns-repeated="10"/>
          <table:table-cell table:style-name="ce90" table:formula="of:=SUBSTITUTE([.A93]&amp;&quot; &quot;&amp;[.B93]&amp;[.C93]&amp;[.D93]&amp;[.E93]&amp;[.F93]&amp;[.G93]&amp;[.H93]&amp;[.I93]&amp;[.J93]&amp;[.K93]&amp;[.L93]&amp;[.M93];&quot;%w()&quot;;&quot;[]&quot;)" office:value-type="string">
            <text:p>slot_location_notify: %w(follower),</text:p>
          </table:table-cell>
        </table:table-row>
        <table:table-row table:style-name="ro2">
          <table:table-cell table:formula="of:=LOWER(['Definition (EN)'.C22]&amp;&quot;_&quot;&amp;['Definition (EN)'.D22]&amp;&quot;_&quot;&amp;['Definition (EN)'.$M$3]&amp;&quot;:&quot;)" office:value-type="string">
            <text:p>slot_location_push:</text:p>
          </table:table-cell>
          <table:table-cell table:formula="of:=&quot;%w(&quot;" office:value-type="string">
            <text:p>%w(</text:p>
          </table:table-cell>
          <table:table-cell table:formula="of:=IF(ISTEXT([.O94]);[.O94];&quot;&quot;)" office:value-type="string">
            <text:p>follower</text:p>
          </table:table-cell>
          <table:table-cell table:formula="of:=IF(ISBLANK([.P94]);&quot;&quot;;&quot; &quot;)&amp;IF(ISBLANK([.P94]);&quot;&quot;;[.P94])" office:value-type="string">
            <text:p/>
          </table:table-cell>
          <table:table-cell table:formula="of:=IF(ISBLANK([.Q94]);&quot;&quot;;&quot; &quot;)&amp;IF(ISBLANK([.Q94]);&quot;&quot;;[.Q94])" office:value-type="string">
            <text:p/>
          </table:table-cell>
          <table:table-cell table:formula="of:=IF(ISBLANK([.R94]);&quot;&quot;;&quot; &quot;)&amp;IF(ISBLANK([.R94]);&quot;&quot;;[.R94])" office:value-type="string">
            <text:p/>
          </table:table-cell>
          <table:table-cell table:formula="of:=IF(ISBLANK([.S94]);&quot;&quot;;&quot; &quot;)&amp;IF(ISBLANK([.S94]);&quot;&quot;;[.S94])" office:value-type="string">
            <text:p/>
          </table:table-cell>
          <table:table-cell table:formula="of:=IF(ISBLANK([.T94]);&quot;&quot;;&quot; &quot;)&amp;IF(ISBLANK([.T94]);&quot;&quot;;[.T94])" office:value-type="string">
            <text:p/>
          </table:table-cell>
          <table:table-cell table:formula="of:=IF(ISBLANK([.U94]);&quot;&quot;;&quot; &quot;)&amp;IF(ISBLANK([.U94]);&quot;&quot;;[.U94])" office:value-type="string">
            <text:p/>
          </table:table-cell>
          <table:table-cell table:formula="of:=IF(ISBLANK([.V94]);&quot;&quot;;&quot; &quot;)&amp;IF(ISBLANK([.V94]);&quot;&quot;;[.V94])" office:value-type="string">
            <text:p/>
          </table:table-cell>
          <table:table-cell table:formula="of:=IF(ISBLANK([.W94]);&quot;&quot;;&quot; &quot;)&amp;IF(ISBLANK([.W94]);&quot;&quot;;[.W94])" office:value-type="string">
            <text:p/>
          </table:table-cell>
          <table:table-cell table:formula="of:=IF(ISBLANK([.X94]);&quot;&quot;;&quot; &quot;)&amp;IF(ISBLANK([.X94]);&quot;&quot;;[.X94])" office:value-type="string">
            <text:p/>
          </table:table-cell>
          <table:table-cell table:style-name="ce47" table:formula="of:=&quot;),&quot;" office:value-type="string">
            <text:p>),</text:p>
          </table:table-cell>
          <table:table-cell/>
          <table:table-cell table:formula="of:=IFERROR(__xludf.DUMMYFUNCTION(&quot;if(ISTEXT('Definition (EN)'!L22), SPLIT('Definition (EN)'!L22, &quot;&quot; + &quot;&quot;, TRUE), &quot;&quot;&quot;&quot;)&quot;),&quot;follower&quot;)" office:value-type="string">
            <text:p>follower</text:p>
          </table:table-cell>
          <table:table-cell table:number-columns-repeated="10"/>
          <table:table-cell table:style-name="ce90" table:formula="of:=SUBSTITUTE([.A94]&amp;&quot; &quot;&amp;[.B94]&amp;[.C94]&amp;[.D94]&amp;[.E94]&amp;[.F94]&amp;[.G94]&amp;[.H94]&amp;[.I94]&amp;[.J94]&amp;[.K94]&amp;[.L94]&amp;[.M94];&quot;%w()&quot;;&quot;[]&quot;)" office:value-type="string">
            <text:p>slot_location_push: %w(follower),</text:p>
          </table:table-cell>
        </table:table-row>
        <table:table-row table:style-name="ro2">
          <table:table-cell table:number-columns-repeated="2"/>
          <table:table-cell table:formula="of:=IF(ISTEXT([.O95]);[.O95];&quot;&quot;)" office:value-type="string">
            <text:p/>
          </table:table-cell>
          <table:table-cell table:formula="of:=IF(ISBLANK([.P95]);&quot;&quot;;&quot; &quot;)&amp;IF(ISBLANK([.P95]);&quot;&quot;;[.P95])" office:value-type="string">
            <text:p/>
          </table:table-cell>
          <table:table-cell table:formula="of:=IF(ISBLANK([.Q95]);&quot;&quot;;&quot; &quot;)&amp;IF(ISBLANK([.Q95]);&quot;&quot;;[.Q95])" office:value-type="string">
            <text:p/>
          </table:table-cell>
          <table:table-cell table:formula="of:=IF(ISBLANK([.R95]);&quot;&quot;;&quot; &quot;)&amp;IF(ISBLANK([.R95]);&quot;&quot;;[.R95])" office:value-type="string">
            <text:p/>
          </table:table-cell>
          <table:table-cell table:formula="of:=IF(ISBLANK([.S95]);&quot;&quot;;&quot; &quot;)&amp;IF(ISBLANK([.S95]);&quot;&quot;;[.S95])" office:value-type="string">
            <text:p/>
          </table:table-cell>
          <table:table-cell table:formula="of:=IF(ISBLANK([.T95]);&quot;&quot;;&quot; &quot;)&amp;IF(ISBLANK([.T95]);&quot;&quot;;[.T95])" office:value-type="string">
            <text:p/>
          </table:table-cell>
          <table:table-cell table:formula="of:=IF(ISBLANK([.U95]);&quot;&quot;;&quot; &quot;)&amp;IF(ISBLANK([.U95]);&quot;&quot;;[.U95])" office:value-type="string">
            <text:p/>
          </table:table-cell>
          <table:table-cell table:formula="of:=IF(ISBLANK([.V95]);&quot;&quot;;&quot; &quot;)&amp;IF(ISBLANK([.V95]);&quot;&quot;;[.V95])" office:value-type="string">
            <text:p/>
          </table:table-cell>
          <table:table-cell table:formula="of:=IF(ISBLANK([.W95]);&quot;&quot;;&quot; &quot;)&amp;IF(ISBLANK([.W95]);&quot;&quot;;[.W95])" office:value-type="string">
            <text:p/>
          </table:table-cell>
          <table:table-cell table:formula="of:=IF(ISBLANK([.X95]);&quot;&quot;;&quot; &quot;)&amp;IF(ISBLANK([.X95]);&quot;&quot;;[.X95])" office:value-type="string">
            <text:p/>
          </table:table-cell>
          <table:table-cell table:number-columns-repeated="13"/>
          <table:table-cell table:style-name="ce90" table:formula="of:=SUBSTITUTE([.A95]&amp;&quot; &quot;&amp;[.B95]&amp;[.C95]&amp;[.D95]&amp;[.E95]&amp;[.F95]&amp;[.G95]&amp;[.H95]&amp;[.I95]&amp;[.J95]&amp;[.K95]&amp;[.L95]&amp;[.M95];&quot;%w()&quot;;&quot;[]&quot;)" office:value-type="string">
            <text:p> </text:p>
          </table:table-cell>
        </table:table-row>
        <table:table-row table:style-name="ro2">
          <table:table-cell table:formula="of:=LOWER(['Definition (EN)'.C23]&amp;&quot;_&quot;&amp;['Definition (EN)'.D23]&amp;&quot;_&quot;&amp;['Definition (EN)'.$I$3]&amp;&quot;:&quot;)" office:value-type="string">
            <text:p>user_unfriend_me:</text:p>
          </table:table-cell>
          <table:table-cell table:formula="of:=&quot;%w(&quot;" office:value-type="string">
            <text:p>%w(</text:p>
          </table:table-cell>
          <table:table-cell table:formula="of:=IF(ISTEXT([.O96]);[.O96];&quot;&quot;)" office:value-type="string">
            <text:p>actor</text:p>
          </table:table-cell>
          <table:table-cell table:formula="of:=IF(ISBLANK([.P96]);&quot;&quot;;&quot; &quot;)&amp;IF(ISBLANK([.P96]);&quot;&quot;;[.P96])" office:value-type="string">
            <text:p/>
          </table:table-cell>
          <table:table-cell table:formula="of:=IF(ISBLANK([.Q96]);&quot;&quot;;&quot; &quot;)&amp;IF(ISBLANK([.Q96]);&quot;&quot;;[.Q96])" office:value-type="string">
            <text:p/>
          </table:table-cell>
          <table:table-cell table:formula="of:=IF(ISBLANK([.R96]);&quot;&quot;;&quot; &quot;)&amp;IF(ISBLANK([.R96]);&quot;&quot;;[.R96])" office:value-type="string">
            <text:p/>
          </table:table-cell>
          <table:table-cell table:formula="of:=IF(ISBLANK([.S96]);&quot;&quot;;&quot; &quot;)&amp;IF(ISBLANK([.S96]);&quot;&quot;;[.S96])" office:value-type="string">
            <text:p/>
          </table:table-cell>
          <table:table-cell table:formula="of:=IF(ISBLANK([.T96]);&quot;&quot;;&quot; &quot;)&amp;IF(ISBLANK([.T96]);&quot;&quot;;[.T96])" office:value-type="string">
            <text:p/>
          </table:table-cell>
          <table:table-cell table:formula="of:=IF(ISBLANK([.U96]);&quot;&quot;;&quot; &quot;)&amp;IF(ISBLANK([.U96]);&quot;&quot;;[.U96])" office:value-type="string">
            <text:p/>
          </table:table-cell>
          <table:table-cell table:formula="of:=IF(ISBLANK([.V96]);&quot;&quot;;&quot; &quot;)&amp;IF(ISBLANK([.V96]);&quot;&quot;;[.V96])" office:value-type="string">
            <text:p/>
          </table:table-cell>
          <table:table-cell table:formula="of:=IF(ISBLANK([.W96]);&quot;&quot;;&quot; &quot;)&amp;IF(ISBLANK([.W96]);&quot;&quot;;[.W96])" office:value-type="string">
            <text:p/>
          </table:table-cell>
          <table:table-cell table:formula="of:=IF(ISBLANK([.X96]);&quot;&quot;;&quot; &quot;)&amp;IF(ISBLANK([.X96]);&quot;&quot;;[.X96])" office:value-type="string">
            <text:p/>
          </table:table-cell>
          <table:table-cell table:style-name="ce47" table:formula="of:=&quot;),&quot;" office:value-type="string">
            <text:p>),</text:p>
          </table:table-cell>
          <table:table-cell/>
          <table:table-cell table:formula="of:=IFERROR(__xludf.DUMMYFUNCTION(&quot;if(ISTEXT('Definition (EN)'!H23), SPLIT('Definition (EN)'!H23, &quot;&quot; + &quot;&quot;, TRUE), &quot;&quot;&quot;&quot;)&quot;),&quot;actor&quot;)" office:value-type="string">
            <text:p>actor</text:p>
          </table:table-cell>
          <table:table-cell table:number-columns-repeated="10"/>
          <table:table-cell table:style-name="ce90" table:formula="of:=SUBSTITUTE([.A96]&amp;&quot; &quot;&amp;[.B96]&amp;[.C96]&amp;[.D96]&amp;[.E96]&amp;[.F96]&amp;[.G96]&amp;[.H96]&amp;[.I96]&amp;[.J96]&amp;[.K96]&amp;[.L96]&amp;[.M96];&quot;%w()&quot;;&quot;[]&quot;)" office:value-type="string">
            <text:p>user_unfriend_me: %w(actor),</text:p>
          </table:table-cell>
        </table:table-row>
        <table:table-row table:style-name="ro2">
          <table:table-cell table:formula="of:=LOWER(['Definition (EN)'.C23]&amp;&quot;_&quot;&amp;['Definition (EN)'.D23]&amp;&quot;_&quot;&amp;['Definition (EN)'.$U$3]&amp;&quot;:&quot;)" office:value-type="string">
            <text:p>user_unfriend_activity:</text:p>
          </table:table-cell>
          <table:table-cell table:formula="of:=&quot;%w(&quot;" office:value-type="string">
            <text:p>%w(</text:p>
          </table:table-cell>
          <table:table-cell table:formula="of:=IF(ISTEXT([.O97]);[.O97];&quot;&quot;)" office:value-type="string">
            <text:p/>
          </table:table-cell>
          <table:table-cell table:formula="of:=IF(ISBLANK([.P97]);&quot;&quot;;&quot; &quot;)&amp;IF(ISBLANK([.P97]);&quot;&quot;;[.P97])" office:value-type="string">
            <text:p/>
          </table:table-cell>
          <table:table-cell table:formula="of:=IF(ISBLANK([.Q97]);&quot;&quot;;&quot; &quot;)&amp;IF(ISBLANK([.Q97]);&quot;&quot;;[.Q97])" office:value-type="string">
            <text:p/>
          </table:table-cell>
          <table:table-cell table:formula="of:=IF(ISBLANK([.R97]);&quot;&quot;;&quot; &quot;)&amp;IF(ISBLANK([.R97]);&quot;&quot;;[.R97])" office:value-type="string">
            <text:p/>
          </table:table-cell>
          <table:table-cell table:formula="of:=IF(ISBLANK([.S97]);&quot;&quot;;&quot; &quot;)&amp;IF(ISBLANK([.S97]);&quot;&quot;;[.S97])" office:value-type="string">
            <text:p/>
          </table:table-cell>
          <table:table-cell table:formula="of:=IF(ISBLANK([.T97]);&quot;&quot;;&quot; &quot;)&amp;IF(ISBLANK([.T97]);&quot;&quot;;[.T97])" office:value-type="string">
            <text:p/>
          </table:table-cell>
          <table:table-cell table:formula="of:=IF(ISBLANK([.U97]);&quot;&quot;;&quot; &quot;)&amp;IF(ISBLANK([.U97]);&quot;&quot;;[.U97])" office:value-type="string">
            <text:p/>
          </table:table-cell>
          <table:table-cell table:formula="of:=IF(ISBLANK([.V97]);&quot;&quot;;&quot; &quot;)&amp;IF(ISBLANK([.V97]);&quot;&quot;;[.V97])" office:value-type="string">
            <text:p/>
          </table:table-cell>
          <table:table-cell table:formula="of:=IF(ISBLANK([.W97]);&quot;&quot;;&quot; &quot;)&amp;IF(ISBLANK([.W97]);&quot;&quot;;[.W97])" office:value-type="string">
            <text:p/>
          </table:table-cell>
          <table:table-cell table:formula="of:=IF(ISBLANK([.X97]);&quot;&quot;;&quot; &quot;)&amp;IF(ISBLANK([.X97]);&quot;&quot;;[.X97])" office:value-type="string">
            <text:p/>
          </table:table-cell>
          <table:table-cell table:style-name="ce47" table:formula="of:=&quot;),&quot;" office:value-type="string">
            <text:p>),</text:p>
          </table:table-cell>
          <table:table-cell/>
          <table:table-cell table:formula="of:=IFERROR(__xludf.DUMMYFUNCTION(&quot;if(ISTEXT('Definition (EN)'!T23), SPLIT('Definition (EN)'!T23, &quot;&quot; + &quot;&quot;, TRUE), &quot;&quot;&quot;&quot;)&quot;),&quot;&quot;)" office:value-type="string">
            <text:p/>
          </table:table-cell>
          <table:table-cell table:number-columns-repeated="10"/>
          <table:table-cell table:style-name="ce90" table:formula="of:=SUBSTITUTE([.A97]&amp;&quot; &quot;&amp;[.B97]&amp;[.C97]&amp;[.D97]&amp;[.E97]&amp;[.F97]&amp;[.G97]&amp;[.H97]&amp;[.I97]&amp;[.J97]&amp;[.K97]&amp;[.L97]&amp;[.M97];&quot;%w()&quot;;&quot;[]&quot;)" office:value-type="string">
            <text:p>user_unfriend_activity: [],</text:p>
          </table:table-cell>
        </table:table-row>
        <table:table-row table:style-name="ro2">
          <table:table-cell table:formula="of:=LOWER(['Definition (EN)'.C23]&amp;&quot;_&quot;&amp;['Definition (EN)'.D23]&amp;&quot;_&quot;&amp;['Definition (EN)'.$Q$3]&amp;&quot;:&quot;)" office:value-type="string">
            <text:p>user_unfriend_notify:</text:p>
          </table:table-cell>
          <table:table-cell table:formula="of:=&quot;%w(&quot;" office:value-type="string">
            <text:p>%w(</text:p>
          </table:table-cell>
          <table:table-cell table:formula="of:=IF(ISTEXT([.O98]);[.O98];&quot;&quot;)" office:value-type="string">
            <text:p/>
          </table:table-cell>
          <table:table-cell table:formula="of:=IF(ISBLANK([.P98]);&quot;&quot;;&quot; &quot;)&amp;IF(ISBLANK([.P98]);&quot;&quot;;[.P98])" office:value-type="string">
            <text:p/>
          </table:table-cell>
          <table:table-cell table:formula="of:=IF(ISBLANK([.Q98]);&quot;&quot;;&quot; &quot;)&amp;IF(ISBLANK([.Q98]);&quot;&quot;;[.Q98])" office:value-type="string">
            <text:p/>
          </table:table-cell>
          <table:table-cell table:formula="of:=IF(ISBLANK([.R98]);&quot;&quot;;&quot; &quot;)&amp;IF(ISBLANK([.R98]);&quot;&quot;;[.R98])" office:value-type="string">
            <text:p/>
          </table:table-cell>
          <table:table-cell table:formula="of:=IF(ISBLANK([.S98]);&quot;&quot;;&quot; &quot;)&amp;IF(ISBLANK([.S98]);&quot;&quot;;[.S98])" office:value-type="string">
            <text:p/>
          </table:table-cell>
          <table:table-cell table:formula="of:=IF(ISBLANK([.T98]);&quot;&quot;;&quot; &quot;)&amp;IF(ISBLANK([.T98]);&quot;&quot;;[.T98])" office:value-type="string">
            <text:p/>
          </table:table-cell>
          <table:table-cell table:formula="of:=IF(ISBLANK([.U98]);&quot;&quot;;&quot; &quot;)&amp;IF(ISBLANK([.U98]);&quot;&quot;;[.U98])" office:value-type="string">
            <text:p/>
          </table:table-cell>
          <table:table-cell table:formula="of:=IF(ISBLANK([.V98]);&quot;&quot;;&quot; &quot;)&amp;IF(ISBLANK([.V98]);&quot;&quot;;[.V98])" office:value-type="string">
            <text:p/>
          </table:table-cell>
          <table:table-cell table:formula="of:=IF(ISBLANK([.W98]);&quot;&quot;;&quot; &quot;)&amp;IF(ISBLANK([.W98]);&quot;&quot;;[.W98])" office:value-type="string">
            <text:p/>
          </table:table-cell>
          <table:table-cell table:formula="of:=IF(ISBLANK([.X98]);&quot;&quot;;&quot; &quot;)&amp;IF(ISBLANK([.X98]);&quot;&quot;;[.X98])" office:value-type="string">
            <text:p/>
          </table:table-cell>
          <table:table-cell table:style-name="ce47" table:formula="of:=&quot;),&quot;" office:value-type="string">
            <text:p>),</text:p>
          </table:table-cell>
          <table:table-cell/>
          <table:table-cell table:formula="of:=IFERROR(__xludf.DUMMYFUNCTION(&quot;if(ISTEXT('Definition (EN)'!P23), SPLIT('Definition (EN)'!P23, &quot;&quot; + &quot;&quot;, TRUE), &quot;&quot;&quot;&quot;)&quot;),&quot;&quot;)" office:value-type="string">
            <text:p/>
          </table:table-cell>
          <table:table-cell table:number-columns-repeated="10"/>
          <table:table-cell table:style-name="ce90" table:formula="of:=SUBSTITUTE([.A98]&amp;&quot; &quot;&amp;[.B98]&amp;[.C98]&amp;[.D98]&amp;[.E98]&amp;[.F98]&amp;[.G98]&amp;[.H98]&amp;[.I98]&amp;[.J98]&amp;[.K98]&amp;[.L98]&amp;[.M98];&quot;%w()&quot;;&quot;[]&quot;)" office:value-type="string">
            <text:p>user_unfriend_notify: [],</text:p>
          </table:table-cell>
        </table:table-row>
        <table:table-row table:style-name="ro2">
          <table:table-cell table:formula="of:=LOWER(['Definition (EN)'.C23]&amp;&quot;_&quot;&amp;['Definition (EN)'.D23]&amp;&quot;_&quot;&amp;['Definition (EN)'.$M$3]&amp;&quot;:&quot;)" office:value-type="string">
            <text:p>user_unfriend_push:</text:p>
          </table:table-cell>
          <table:table-cell table:formula="of:=&quot;%w(&quot;" office:value-type="string">
            <text:p>%w(</text:p>
          </table:table-cell>
          <table:table-cell table:formula="of:=IF(ISTEXT([.O99]);[.O99];&quot;&quot;)" office:value-type="string">
            <text:p/>
          </table:table-cell>
          <table:table-cell table:formula="of:=IF(ISBLANK([.P99]);&quot;&quot;;&quot; &quot;)&amp;IF(ISBLANK([.P99]);&quot;&quot;;[.P99])" office:value-type="string">
            <text:p/>
          </table:table-cell>
          <table:table-cell table:formula="of:=IF(ISBLANK([.Q99]);&quot;&quot;;&quot; &quot;)&amp;IF(ISBLANK([.Q99]);&quot;&quot;;[.Q99])" office:value-type="string">
            <text:p/>
          </table:table-cell>
          <table:table-cell table:formula="of:=IF(ISBLANK([.R99]);&quot;&quot;;&quot; &quot;)&amp;IF(ISBLANK([.R99]);&quot;&quot;;[.R99])" office:value-type="string">
            <text:p/>
          </table:table-cell>
          <table:table-cell table:formula="of:=IF(ISBLANK([.S99]);&quot;&quot;;&quot; &quot;)&amp;IF(ISBLANK([.S99]);&quot;&quot;;[.S99])" office:value-type="string">
            <text:p/>
          </table:table-cell>
          <table:table-cell table:formula="of:=IF(ISBLANK([.T99]);&quot;&quot;;&quot; &quot;)&amp;IF(ISBLANK([.T99]);&quot;&quot;;[.T99])" office:value-type="string">
            <text:p/>
          </table:table-cell>
          <table:table-cell table:formula="of:=IF(ISBLANK([.U99]);&quot;&quot;;&quot; &quot;)&amp;IF(ISBLANK([.U99]);&quot;&quot;;[.U99])" office:value-type="string">
            <text:p/>
          </table:table-cell>
          <table:table-cell table:formula="of:=IF(ISBLANK([.V99]);&quot;&quot;;&quot; &quot;)&amp;IF(ISBLANK([.V99]);&quot;&quot;;[.V99])" office:value-type="string">
            <text:p/>
          </table:table-cell>
          <table:table-cell table:formula="of:=IF(ISBLANK([.W99]);&quot;&quot;;&quot; &quot;)&amp;IF(ISBLANK([.W99]);&quot;&quot;;[.W99])" office:value-type="string">
            <text:p/>
          </table:table-cell>
          <table:table-cell table:formula="of:=IF(ISBLANK([.X99]);&quot;&quot;;&quot; &quot;)&amp;IF(ISBLANK([.X99]);&quot;&quot;;[.X99])" office:value-type="string">
            <text:p/>
          </table:table-cell>
          <table:table-cell table:style-name="ce47" table:formula="of:=&quot;),&quot;" office:value-type="string">
            <text:p>),</text:p>
          </table:table-cell>
          <table:table-cell/>
          <table:table-cell table:formula="of:=IFERROR(__xludf.DUMMYFUNCTION(&quot;if(ISTEXT('Definition (EN)'!L23), SPLIT('Definition (EN)'!L23, &quot;&quot; + &quot;&quot;, TRUE), &quot;&quot;&quot;&quot;)&quot;),&quot;&quot;)" office:value-type="string">
            <text:p/>
          </table:table-cell>
          <table:table-cell table:number-columns-repeated="10"/>
          <table:table-cell table:style-name="ce90" table:formula="of:=SUBSTITUTE([.A99]&amp;&quot; &quot;&amp;[.B99]&amp;[.C99]&amp;[.D99]&amp;[.E99]&amp;[.F99]&amp;[.G99]&amp;[.H99]&amp;[.I99]&amp;[.J99]&amp;[.K99]&amp;[.L99]&amp;[.M99];&quot;%w()&quot;;&quot;[]&quot;)" office:value-type="string">
            <text:p>user_unfriend_push: [],</text:p>
          </table:table-cell>
        </table:table-row>
        <table:table-row table:style-name="ro2">
          <table:table-cell table:number-columns-repeated="2"/>
          <table:table-cell table:formula="of:=IF(ISTEXT([.O100]);[.O100];&quot;&quot;)" office:value-type="string">
            <text:p/>
          </table:table-cell>
          <table:table-cell table:formula="of:=IF(ISBLANK([.P100]);&quot;&quot;;&quot; &quot;)&amp;IF(ISBLANK([.P100]);&quot;&quot;;[.P100])" office:value-type="string">
            <text:p/>
          </table:table-cell>
          <table:table-cell table:formula="of:=IF(ISBLANK([.Q100]);&quot;&quot;;&quot; &quot;)&amp;IF(ISBLANK([.Q100]);&quot;&quot;;[.Q100])" office:value-type="string">
            <text:p/>
          </table:table-cell>
          <table:table-cell table:formula="of:=IF(ISBLANK([.R100]);&quot;&quot;;&quot; &quot;)&amp;IF(ISBLANK([.R100]);&quot;&quot;;[.R100])" office:value-type="string">
            <text:p/>
          </table:table-cell>
          <table:table-cell table:formula="of:=IF(ISBLANK([.S100]);&quot;&quot;;&quot; &quot;)&amp;IF(ISBLANK([.S100]);&quot;&quot;;[.S100])" office:value-type="string">
            <text:p/>
          </table:table-cell>
          <table:table-cell table:formula="of:=IF(ISBLANK([.T100]);&quot;&quot;;&quot; &quot;)&amp;IF(ISBLANK([.T100]);&quot;&quot;;[.T100])" office:value-type="string">
            <text:p/>
          </table:table-cell>
          <table:table-cell table:formula="of:=IF(ISBLANK([.U100]);&quot;&quot;;&quot; &quot;)&amp;IF(ISBLANK([.U100]);&quot;&quot;;[.U100])" office:value-type="string">
            <text:p/>
          </table:table-cell>
          <table:table-cell table:formula="of:=IF(ISBLANK([.V100]);&quot;&quot;;&quot; &quot;)&amp;IF(ISBLANK([.V100]);&quot;&quot;;[.V100])" office:value-type="string">
            <text:p/>
          </table:table-cell>
          <table:table-cell table:formula="of:=IF(ISBLANK([.W100]);&quot;&quot;;&quot; &quot;)&amp;IF(ISBLANK([.W100]);&quot;&quot;;[.W100])" office:value-type="string">
            <text:p/>
          </table:table-cell>
          <table:table-cell table:formula="of:=IF(ISBLANK([.X100]);&quot;&quot;;&quot; &quot;)&amp;IF(ISBLANK([.X100]);&quot;&quot;;[.X100])" office:value-type="string">
            <text:p/>
          </table:table-cell>
          <table:table-cell table:number-columns-repeated="13"/>
          <table:table-cell table:style-name="ce90" table:formula="of:=SUBSTITUTE([.A100]&amp;&quot; &quot;&amp;[.B100]&amp;[.C100]&amp;[.D100]&amp;[.E100]&amp;[.F100]&amp;[.G100]&amp;[.H100]&amp;[.I100]&amp;[.J100]&amp;[.K100]&amp;[.L100]&amp;[.M100];&quot;%w()&quot;;&quot;[]&quot;)" office:value-type="string">
            <text:p> </text:p>
          </table:table-cell>
        </table:table-row>
        <table:table-row table:style-name="ro2">
          <table:table-cell table:formula="of:=LOWER(['Definition (EN)'.C24]&amp;&quot;_&quot;&amp;['Definition (EN)'.D24]&amp;&quot;_&quot;&amp;['Definition (EN)'.$I$3]&amp;&quot;:&quot;)" office:value-type="string">
            <text:p>user_reject_me:</text:p>
          </table:table-cell>
          <table:table-cell table:formula="of:=&quot;%w(&quot;" office:value-type="string">
            <text:p>%w(</text:p>
          </table:table-cell>
          <table:table-cell table:formula="of:=IF(ISTEXT([.O101]);[.O101];&quot;&quot;)" office:value-type="string">
            <text:p>actor</text:p>
          </table:table-cell>
          <table:table-cell table:formula="of:=IF(ISBLANK([.P101]);&quot;&quot;;&quot; &quot;)&amp;IF(ISBLANK([.P101]);&quot;&quot;;[.P101])" office:value-type="string">
            <text:p/>
          </table:table-cell>
          <table:table-cell table:formula="of:=IF(ISBLANK([.Q101]);&quot;&quot;;&quot; &quot;)&amp;IF(ISBLANK([.Q101]);&quot;&quot;;[.Q101])" office:value-type="string">
            <text:p/>
          </table:table-cell>
          <table:table-cell table:formula="of:=IF(ISBLANK([.R101]);&quot;&quot;;&quot; &quot;)&amp;IF(ISBLANK([.R101]);&quot;&quot;;[.R101])" office:value-type="string">
            <text:p/>
          </table:table-cell>
          <table:table-cell table:formula="of:=IF(ISBLANK([.S101]);&quot;&quot;;&quot; &quot;)&amp;IF(ISBLANK([.S101]);&quot;&quot;;[.S101])" office:value-type="string">
            <text:p/>
          </table:table-cell>
          <table:table-cell table:formula="of:=IF(ISBLANK([.T101]);&quot;&quot;;&quot; &quot;)&amp;IF(ISBLANK([.T101]);&quot;&quot;;[.T101])" office:value-type="string">
            <text:p/>
          </table:table-cell>
          <table:table-cell table:formula="of:=IF(ISBLANK([.U101]);&quot;&quot;;&quot; &quot;)&amp;IF(ISBLANK([.U101]);&quot;&quot;;[.U101])" office:value-type="string">
            <text:p/>
          </table:table-cell>
          <table:table-cell table:formula="of:=IF(ISBLANK([.V101]);&quot;&quot;;&quot; &quot;)&amp;IF(ISBLANK([.V101]);&quot;&quot;;[.V101])" office:value-type="string">
            <text:p/>
          </table:table-cell>
          <table:table-cell table:formula="of:=IF(ISBLANK([.W101]);&quot;&quot;;&quot; &quot;)&amp;IF(ISBLANK([.W101]);&quot;&quot;;[.W101])" office:value-type="string">
            <text:p/>
          </table:table-cell>
          <table:table-cell table:formula="of:=IF(ISBLANK([.X101]);&quot;&quot;;&quot; &quot;)&amp;IF(ISBLANK([.X101]);&quot;&quot;;[.X101])" office:value-type="string">
            <text:p/>
          </table:table-cell>
          <table:table-cell table:style-name="ce47" table:formula="of:=&quot;),&quot;" office:value-type="string">
            <text:p>),</text:p>
          </table:table-cell>
          <table:table-cell/>
          <table:table-cell table:formula="of:=IFERROR(__xludf.DUMMYFUNCTION(&quot;if(ISTEXT('Definition (EN)'!H24), SPLIT('Definition (EN)'!H24, &quot;&quot; + &quot;&quot;, TRUE), &quot;&quot;&quot;&quot;)&quot;),&quot;actor&quot;)" office:value-type="string">
            <text:p>actor</text:p>
          </table:table-cell>
          <table:table-cell table:number-columns-repeated="10"/>
          <table:table-cell table:style-name="ce90" table:formula="of:=SUBSTITUTE([.A101]&amp;&quot; &quot;&amp;[.B101]&amp;[.C101]&amp;[.D101]&amp;[.E101]&amp;[.F101]&amp;[.G101]&amp;[.H101]&amp;[.I101]&amp;[.J101]&amp;[.K101]&amp;[.L101]&amp;[.M101];&quot;%w()&quot;;&quot;[]&quot;)" office:value-type="string">
            <text:p>user_reject_me: %w(actor),</text:p>
          </table:table-cell>
        </table:table-row>
        <table:table-row table:style-name="ro2">
          <table:table-cell table:formula="of:=LOWER(['Definition (EN)'.C24]&amp;&quot;_&quot;&amp;['Definition (EN)'.D24]&amp;&quot;_&quot;&amp;['Definition (EN)'.$U$3]&amp;&quot;:&quot;)" office:value-type="string">
            <text:p>user_reject_activity:</text:p>
          </table:table-cell>
          <table:table-cell table:formula="of:=&quot;%w(&quot;" office:value-type="string">
            <text:p>%w(</text:p>
          </table:table-cell>
          <table:table-cell table:formula="of:=IF(ISTEXT([.O102]);[.O102];&quot;&quot;)" office:value-type="string">
            <text:p/>
          </table:table-cell>
          <table:table-cell table:formula="of:=IF(ISBLANK([.P102]);&quot;&quot;;&quot; &quot;)&amp;IF(ISBLANK([.P102]);&quot;&quot;;[.P102])" office:value-type="string">
            <text:p/>
          </table:table-cell>
          <table:table-cell table:formula="of:=IF(ISBLANK([.Q102]);&quot;&quot;;&quot; &quot;)&amp;IF(ISBLANK([.Q102]);&quot;&quot;;[.Q102])" office:value-type="string">
            <text:p/>
          </table:table-cell>
          <table:table-cell table:formula="of:=IF(ISBLANK([.R102]);&quot;&quot;;&quot; &quot;)&amp;IF(ISBLANK([.R102]);&quot;&quot;;[.R102])" office:value-type="string">
            <text:p/>
          </table:table-cell>
          <table:table-cell table:formula="of:=IF(ISBLANK([.S102]);&quot;&quot;;&quot; &quot;)&amp;IF(ISBLANK([.S102]);&quot;&quot;;[.S102])" office:value-type="string">
            <text:p/>
          </table:table-cell>
          <table:table-cell table:formula="of:=IF(ISBLANK([.T102]);&quot;&quot;;&quot; &quot;)&amp;IF(ISBLANK([.T102]);&quot;&quot;;[.T102])" office:value-type="string">
            <text:p/>
          </table:table-cell>
          <table:table-cell table:formula="of:=IF(ISBLANK([.U102]);&quot;&quot;;&quot; &quot;)&amp;IF(ISBLANK([.U102]);&quot;&quot;;[.U102])" office:value-type="string">
            <text:p/>
          </table:table-cell>
          <table:table-cell table:formula="of:=IF(ISBLANK([.V102]);&quot;&quot;;&quot; &quot;)&amp;IF(ISBLANK([.V102]);&quot;&quot;;[.V102])" office:value-type="string">
            <text:p/>
          </table:table-cell>
          <table:table-cell table:formula="of:=IF(ISBLANK([.W102]);&quot;&quot;;&quot; &quot;)&amp;IF(ISBLANK([.W102]);&quot;&quot;;[.W102])" office:value-type="string">
            <text:p/>
          </table:table-cell>
          <table:table-cell table:formula="of:=IF(ISBLANK([.X102]);&quot;&quot;;&quot; &quot;)&amp;IF(ISBLANK([.X102]);&quot;&quot;;[.X102])" office:value-type="string">
            <text:p/>
          </table:table-cell>
          <table:table-cell table:style-name="ce47" table:formula="of:=&quot;),&quot;" office:value-type="string">
            <text:p>),</text:p>
          </table:table-cell>
          <table:table-cell/>
          <table:table-cell table:formula="of:=IFERROR(__xludf.DUMMYFUNCTION(&quot;if(ISTEXT('Definition (EN)'!T24), SPLIT('Definition (EN)'!T24, &quot;&quot; + &quot;&quot;, TRUE), &quot;&quot;&quot;&quot;)&quot;),&quot;&quot;)" office:value-type="string">
            <text:p/>
          </table:table-cell>
          <table:table-cell table:number-columns-repeated="10"/>
          <table:table-cell table:style-name="ce90" table:formula="of:=SUBSTITUTE([.A102]&amp;&quot; &quot;&amp;[.B102]&amp;[.C102]&amp;[.D102]&amp;[.E102]&amp;[.F102]&amp;[.G102]&amp;[.H102]&amp;[.I102]&amp;[.J102]&amp;[.K102]&amp;[.L102]&amp;[.M102];&quot;%w()&quot;;&quot;[]&quot;)" office:value-type="string">
            <text:p>user_reject_activity: [],</text:p>
          </table:table-cell>
        </table:table-row>
        <table:table-row table:style-name="ro2">
          <table:table-cell table:formula="of:=LOWER(['Definition (EN)'.C24]&amp;&quot;_&quot;&amp;['Definition (EN)'.D24]&amp;&quot;_&quot;&amp;['Definition (EN)'.$Q$3]&amp;&quot;:&quot;)" office:value-type="string">
            <text:p>user_reject_notify:</text:p>
          </table:table-cell>
          <table:table-cell table:formula="of:=&quot;%w(&quot;" office:value-type="string">
            <text:p>%w(</text:p>
          </table:table-cell>
          <table:table-cell table:formula="of:=IF(ISTEXT([.O103]);[.O103];&quot;&quot;)" office:value-type="string">
            <text:p/>
          </table:table-cell>
          <table:table-cell table:formula="of:=IF(ISBLANK([.P103]);&quot;&quot;;&quot; &quot;)&amp;IF(ISBLANK([.P103]);&quot;&quot;;[.P103])" office:value-type="string">
            <text:p/>
          </table:table-cell>
          <table:table-cell table:formula="of:=IF(ISBLANK([.Q103]);&quot;&quot;;&quot; &quot;)&amp;IF(ISBLANK([.Q103]);&quot;&quot;;[.Q103])" office:value-type="string">
            <text:p/>
          </table:table-cell>
          <table:table-cell table:formula="of:=IF(ISBLANK([.R103]);&quot;&quot;;&quot; &quot;)&amp;IF(ISBLANK([.R103]);&quot;&quot;;[.R103])" office:value-type="string">
            <text:p/>
          </table:table-cell>
          <table:table-cell table:formula="of:=IF(ISBLANK([.S103]);&quot;&quot;;&quot; &quot;)&amp;IF(ISBLANK([.S103]);&quot;&quot;;[.S103])" office:value-type="string">
            <text:p/>
          </table:table-cell>
          <table:table-cell table:formula="of:=IF(ISBLANK([.T103]);&quot;&quot;;&quot; &quot;)&amp;IF(ISBLANK([.T103]);&quot;&quot;;[.T103])" office:value-type="string">
            <text:p/>
          </table:table-cell>
          <table:table-cell table:formula="of:=IF(ISBLANK([.U103]);&quot;&quot;;&quot; &quot;)&amp;IF(ISBLANK([.U103]);&quot;&quot;;[.U103])" office:value-type="string">
            <text:p/>
          </table:table-cell>
          <table:table-cell table:formula="of:=IF(ISBLANK([.V103]);&quot;&quot;;&quot; &quot;)&amp;IF(ISBLANK([.V103]);&quot;&quot;;[.V103])" office:value-type="string">
            <text:p/>
          </table:table-cell>
          <table:table-cell table:formula="of:=IF(ISBLANK([.W103]);&quot;&quot;;&quot; &quot;)&amp;IF(ISBLANK([.W103]);&quot;&quot;;[.W103])" office:value-type="string">
            <text:p/>
          </table:table-cell>
          <table:table-cell table:formula="of:=IF(ISBLANK([.X103]);&quot;&quot;;&quot; &quot;)&amp;IF(ISBLANK([.X103]);&quot;&quot;;[.X103])" office:value-type="string">
            <text:p/>
          </table:table-cell>
          <table:table-cell table:style-name="ce47" table:formula="of:=&quot;),&quot;" office:value-type="string">
            <text:p>),</text:p>
          </table:table-cell>
          <table:table-cell/>
          <table:table-cell table:formula="of:=IFERROR(__xludf.DUMMYFUNCTION(&quot;if(ISTEXT('Definition (EN)'!P24), SPLIT('Definition (EN)'!P24, &quot;&quot; + &quot;&quot;, TRUE), &quot;&quot;&quot;&quot;)&quot;),&quot;&quot;)" office:value-type="string">
            <text:p/>
          </table:table-cell>
          <table:table-cell table:number-columns-repeated="10"/>
          <table:table-cell table:style-name="ce90" table:formula="of:=SUBSTITUTE([.A103]&amp;&quot; &quot;&amp;[.B103]&amp;[.C103]&amp;[.D103]&amp;[.E103]&amp;[.F103]&amp;[.G103]&amp;[.H103]&amp;[.I103]&amp;[.J103]&amp;[.K103]&amp;[.L103]&amp;[.M103];&quot;%w()&quot;;&quot;[]&quot;)" office:value-type="string">
            <text:p>user_reject_notify: [],</text:p>
          </table:table-cell>
        </table:table-row>
        <table:table-row table:style-name="ro2">
          <table:table-cell table:formula="of:=LOWER(['Definition (EN)'.C24]&amp;&quot;_&quot;&amp;['Definition (EN)'.D24]&amp;&quot;_&quot;&amp;['Definition (EN)'.$M$3]&amp;&quot;:&quot;)" office:value-type="string">
            <text:p>user_reject_push:</text:p>
          </table:table-cell>
          <table:table-cell table:formula="of:=&quot;%w(&quot;" office:value-type="string">
            <text:p>%w(</text:p>
          </table:table-cell>
          <table:table-cell table:formula="of:=IF(ISTEXT([.O104]);[.O104];&quot;&quot;)" office:value-type="string">
            <text:p/>
          </table:table-cell>
          <table:table-cell table:formula="of:=IF(ISBLANK([.P104]);&quot;&quot;;&quot; &quot;)&amp;IF(ISBLANK([.P104]);&quot;&quot;;[.P104])" office:value-type="string">
            <text:p/>
          </table:table-cell>
          <table:table-cell table:formula="of:=IF(ISBLANK([.Q104]);&quot;&quot;;&quot; &quot;)&amp;IF(ISBLANK([.Q104]);&quot;&quot;;[.Q104])" office:value-type="string">
            <text:p/>
          </table:table-cell>
          <table:table-cell table:formula="of:=IF(ISBLANK([.R104]);&quot;&quot;;&quot; &quot;)&amp;IF(ISBLANK([.R104]);&quot;&quot;;[.R104])" office:value-type="string">
            <text:p/>
          </table:table-cell>
          <table:table-cell table:formula="of:=IF(ISBLANK([.S104]);&quot;&quot;;&quot; &quot;)&amp;IF(ISBLANK([.S104]);&quot;&quot;;[.S104])" office:value-type="string">
            <text:p/>
          </table:table-cell>
          <table:table-cell table:formula="of:=IF(ISBLANK([.T104]);&quot;&quot;;&quot; &quot;)&amp;IF(ISBLANK([.T104]);&quot;&quot;;[.T104])" office:value-type="string">
            <text:p/>
          </table:table-cell>
          <table:table-cell table:formula="of:=IF(ISBLANK([.U104]);&quot;&quot;;&quot; &quot;)&amp;IF(ISBLANK([.U104]);&quot;&quot;;[.U104])" office:value-type="string">
            <text:p/>
          </table:table-cell>
          <table:table-cell table:formula="of:=IF(ISBLANK([.V104]);&quot;&quot;;&quot; &quot;)&amp;IF(ISBLANK([.V104]);&quot;&quot;;[.V104])" office:value-type="string">
            <text:p/>
          </table:table-cell>
          <table:table-cell table:formula="of:=IF(ISBLANK([.W104]);&quot;&quot;;&quot; &quot;)&amp;IF(ISBLANK([.W104]);&quot;&quot;;[.W104])" office:value-type="string">
            <text:p/>
          </table:table-cell>
          <table:table-cell table:formula="of:=IF(ISBLANK([.X104]);&quot;&quot;;&quot; &quot;)&amp;IF(ISBLANK([.X104]);&quot;&quot;;[.X104])" office:value-type="string">
            <text:p/>
          </table:table-cell>
          <table:table-cell table:style-name="ce47" table:formula="of:=&quot;),&quot;" office:value-type="string">
            <text:p>),</text:p>
          </table:table-cell>
          <table:table-cell/>
          <table:table-cell table:formula="of:=IFERROR(__xludf.DUMMYFUNCTION(&quot;if(ISTEXT('Definition (EN)'!L24), SPLIT('Definition (EN)'!L24, &quot;&quot; + &quot;&quot;, TRUE), &quot;&quot;&quot;&quot;)&quot;),&quot;&quot;)" office:value-type="string">
            <text:p/>
          </table:table-cell>
          <table:table-cell table:number-columns-repeated="10"/>
          <table:table-cell table:style-name="ce90" table:formula="of:=SUBSTITUTE([.A104]&amp;&quot; &quot;&amp;[.B104]&amp;[.C104]&amp;[.D104]&amp;[.E104]&amp;[.F104]&amp;[.G104]&amp;[.H104]&amp;[.I104]&amp;[.J104]&amp;[.K104]&amp;[.L104]&amp;[.M104];&quot;%w()&quot;;&quot;[]&quot;)" office:value-type="string">
            <text:p>user_reject_push: [],</text:p>
          </table:table-cell>
        </table:table-row>
        <table:table-row table:style-name="ro2">
          <table:table-cell table:number-columns-repeated="2"/>
          <table:table-cell table:formula="of:=IF(ISTEXT([.O105]);[.O105];&quot;&quot;)" office:value-type="string">
            <text:p/>
          </table:table-cell>
          <table:table-cell table:formula="of:=IF(ISBLANK([.P105]);&quot;&quot;;&quot; &quot;)&amp;IF(ISBLANK([.P105]);&quot;&quot;;[.P105])" office:value-type="string">
            <text:p/>
          </table:table-cell>
          <table:table-cell table:formula="of:=IF(ISBLANK([.Q105]);&quot;&quot;;&quot; &quot;)&amp;IF(ISBLANK([.Q105]);&quot;&quot;;[.Q105])" office:value-type="string">
            <text:p/>
          </table:table-cell>
          <table:table-cell table:formula="of:=IF(ISBLANK([.R105]);&quot;&quot;;&quot; &quot;)&amp;IF(ISBLANK([.R105]);&quot;&quot;;[.R105])" office:value-type="string">
            <text:p/>
          </table:table-cell>
          <table:table-cell table:formula="of:=IF(ISBLANK([.S105]);&quot;&quot;;&quot; &quot;)&amp;IF(ISBLANK([.S105]);&quot;&quot;;[.S105])" office:value-type="string">
            <text:p/>
          </table:table-cell>
          <table:table-cell table:formula="of:=IF(ISBLANK([.T105]);&quot;&quot;;&quot; &quot;)&amp;IF(ISBLANK([.T105]);&quot;&quot;;[.T105])" office:value-type="string">
            <text:p/>
          </table:table-cell>
          <table:table-cell table:formula="of:=IF(ISBLANK([.U105]);&quot;&quot;;&quot; &quot;)&amp;IF(ISBLANK([.U105]);&quot;&quot;;[.U105])" office:value-type="string">
            <text:p/>
          </table:table-cell>
          <table:table-cell table:formula="of:=IF(ISBLANK([.V105]);&quot;&quot;;&quot; &quot;)&amp;IF(ISBLANK([.V105]);&quot;&quot;;[.V105])" office:value-type="string">
            <text:p/>
          </table:table-cell>
          <table:table-cell table:formula="of:=IF(ISBLANK([.W105]);&quot;&quot;;&quot; &quot;)&amp;IF(ISBLANK([.W105]);&quot;&quot;;[.W105])" office:value-type="string">
            <text:p/>
          </table:table-cell>
          <table:table-cell table:formula="of:=IF(ISBLANK([.X105]);&quot;&quot;;&quot; &quot;)&amp;IF(ISBLANK([.X105]);&quot;&quot;;[.X105])" office:value-type="string">
            <text:p/>
          </table:table-cell>
          <table:table-cell table:number-columns-repeated="13"/>
          <table:table-cell table:style-name="ce90" table:formula="of:=SUBSTITUTE([.A105]&amp;&quot; &quot;&amp;[.B105]&amp;[.C105]&amp;[.D105]&amp;[.E105]&amp;[.F105]&amp;[.G105]&amp;[.H105]&amp;[.I105]&amp;[.J105]&amp;[.K105]&amp;[.L105]&amp;[.M105];&quot;%w()&quot;;&quot;[]&quot;)" office:value-type="string">
            <text:p> </text:p>
          </table:table-cell>
        </table:table-row>
        <table:table-row table:style-name="ro2">
          <table:table-cell table:formula="of:=LOWER(['Definition (EN)'.C25]&amp;&quot;_&quot;&amp;['Definition (EN)'.D25]&amp;&quot;_&quot;&amp;['Definition (EN)'.$I$3]&amp;&quot;:&quot;)" office:value-type="string">
            <text:p>slot_tagged_me:</text:p>
          </table:table-cell>
          <table:table-cell table:formula="of:=&quot;%w(&quot;" office:value-type="string">
            <text:p>%w(</text:p>
          </table:table-cell>
          <table:table-cell table:formula="of:=IF(ISTEXT([.O106]);[.O106];&quot;&quot;)" office:value-type="string">
            <text:p>actor</text:p>
          </table:table-cell>
          <table:table-cell table:formula="of:=IF(ISBLANK([.P106]);&quot;&quot;;&quot; &quot;)&amp;IF(ISBLANK([.P106]);&quot;&quot;;[.P106])" office:value-type="string">
            <text:p/>
          </table:table-cell>
          <table:table-cell table:formula="of:=IF(ISBLANK([.Q106]);&quot;&quot;;&quot; &quot;)&amp;IF(ISBLANK([.Q106]);&quot;&quot;;[.Q106])" office:value-type="string">
            <text:p/>
          </table:table-cell>
          <table:table-cell table:formula="of:=IF(ISBLANK([.R106]);&quot;&quot;;&quot; &quot;)&amp;IF(ISBLANK([.R106]);&quot;&quot;;[.R106])" office:value-type="string">
            <text:p/>
          </table:table-cell>
          <table:table-cell table:formula="of:=IF(ISBLANK([.S106]);&quot;&quot;;&quot; &quot;)&amp;IF(ISBLANK([.S106]);&quot;&quot;;[.S106])" office:value-type="string">
            <text:p/>
          </table:table-cell>
          <table:table-cell table:formula="of:=IF(ISBLANK([.T106]);&quot;&quot;;&quot; &quot;)&amp;IF(ISBLANK([.T106]);&quot;&quot;;[.T106])" office:value-type="string">
            <text:p/>
          </table:table-cell>
          <table:table-cell table:formula="of:=IF(ISBLANK([.U106]);&quot;&quot;;&quot; &quot;)&amp;IF(ISBLANK([.U106]);&quot;&quot;;[.U106])" office:value-type="string">
            <text:p/>
          </table:table-cell>
          <table:table-cell table:formula="of:=IF(ISBLANK([.V106]);&quot;&quot;;&quot; &quot;)&amp;IF(ISBLANK([.V106]);&quot;&quot;;[.V106])" office:value-type="string">
            <text:p/>
          </table:table-cell>
          <table:table-cell table:formula="of:=IF(ISBLANK([.W106]);&quot;&quot;;&quot; &quot;)&amp;IF(ISBLANK([.W106]);&quot;&quot;;[.W106])" office:value-type="string">
            <text:p/>
          </table:table-cell>
          <table:table-cell table:formula="of:=IF(ISBLANK([.X106]);&quot;&quot;;&quot; &quot;)&amp;IF(ISBLANK([.X106]);&quot;&quot;;[.X106])" office:value-type="string">
            <text:p/>
          </table:table-cell>
          <table:table-cell table:style-name="ce47" table:formula="of:=&quot;),&quot;" office:value-type="string">
            <text:p>),</text:p>
          </table:table-cell>
          <table:table-cell/>
          <table:table-cell table:formula="of:=IFERROR(__xludf.DUMMYFUNCTION(&quot;if(ISTEXT('Definition (EN)'!H25), SPLIT('Definition (EN)'!H25, &quot;&quot; + &quot;&quot;, TRUE), &quot;&quot;&quot;&quot;)&quot;),&quot;actor&quot;)" office:value-type="string">
            <text:p>actor</text:p>
          </table:table-cell>
          <table:table-cell table:number-columns-repeated="10"/>
          <table:table-cell table:style-name="ce90" table:formula="of:=SUBSTITUTE([.A106]&amp;&quot; &quot;&amp;[.B106]&amp;[.C106]&amp;[.D106]&amp;[.E106]&amp;[.F106]&amp;[.G106]&amp;[.H106]&amp;[.I106]&amp;[.J106]&amp;[.K106]&amp;[.L106]&amp;[.M106];&quot;%w()&quot;;&quot;[]&quot;)" office:value-type="string">
            <text:p>slot_tagged_me: %w(actor),</text:p>
          </table:table-cell>
        </table:table-row>
        <table:table-row table:style-name="ro2">
          <table:table-cell table:formula="of:=LOWER(['Definition (EN)'.C25]&amp;&quot;_&quot;&amp;['Definition (EN)'.D25]&amp;&quot;_&quot;&amp;['Definition (EN)'.$U$3]&amp;&quot;:&quot;)" office:value-type="string">
            <text:p>slot_tagged_activity:</text:p>
          </table:table-cell>
          <table:table-cell table:formula="of:=&quot;%w(&quot;" office:value-type="string">
            <text:p>%w(</text:p>
          </table:table-cell>
          <table:table-cell table:formula="of:=IF(ISTEXT([.O107]);[.O107];&quot;&quot;)" office:value-type="string">
            <text:p>friends</text:p>
          </table:table-cell>
          <table:table-cell table:formula="of:=IF(ISBLANK([.P107]);&quot;&quot;;&quot; &quot;)&amp;IF(ISBLANK([.P107]);&quot;&quot;;[.P107])" office:value-type="string">
            <text:p> followers</text:p>
          </table:table-cell>
          <table:table-cell table:formula="of:=IF(ISBLANK([.Q107]);&quot;&quot;;&quot; &quot;)&amp;IF(ISBLANK([.Q107]);&quot;&quot;;[.Q107])" office:value-type="string">
            <text:p> member</text:p>
          </table:table-cell>
          <table:table-cell table:formula="of:=IF(ISBLANK([.R107]);&quot;&quot;;&quot; &quot;)&amp;IF(ISBLANK([.R107]);&quot;&quot;;[.R107])" office:value-type="string">
            <text:p> creator</text:p>
          </table:table-cell>
          <table:table-cell table:formula="of:=IF(ISBLANK([.S107]);&quot;&quot;;&quot; &quot;)&amp;IF(ISBLANK([.S107]);&quot;&quot;;[.S107])" office:value-type="string">
            <text:p/>
          </table:table-cell>
          <table:table-cell table:formula="of:=IF(ISBLANK([.T107]);&quot;&quot;;&quot; &quot;)&amp;IF(ISBLANK([.T107]);&quot;&quot;;[.T107])" office:value-type="string">
            <text:p/>
          </table:table-cell>
          <table:table-cell table:formula="of:=IF(ISBLANK([.U107]);&quot;&quot;;&quot; &quot;)&amp;IF(ISBLANK([.U107]);&quot;&quot;;[.U107])" office:value-type="string">
            <text:p/>
          </table:table-cell>
          <table:table-cell table:formula="of:=IF(ISBLANK([.V107]);&quot;&quot;;&quot; &quot;)&amp;IF(ISBLANK([.V107]);&quot;&quot;;[.V107])" office:value-type="string">
            <text:p/>
          </table:table-cell>
          <table:table-cell table:formula="of:=IF(ISBLANK([.W107]);&quot;&quot;;&quot; &quot;)&amp;IF(ISBLANK([.W107]);&quot;&quot;;[.W107])" office:value-type="string">
            <text:p/>
          </table:table-cell>
          <table:table-cell table:formula="of:=IF(ISBLANK([.X107]);&quot;&quot;;&quot; &quot;)&amp;IF(ISBLANK([.X107]);&quot;&quot;;[.X107])" office:value-type="string">
            <text:p/>
          </table:table-cell>
          <table:table-cell table:style-name="ce47" table:formula="of:=&quot;),&quot;" office:value-type="string">
            <text:p>),</text:p>
          </table:table-cell>
          <table:table-cell/>
          <table:table-cell table:formula="of:=IFERROR(__xludf.DUMMYFUNCTION(&quot;if(ISTEXT('Definition (EN)'!T25), SPLIT('Definition (EN)'!T25, &quot;&quot; + &quot;&quot;, TRUE), &quot;&quot;&quot;&quot;)&quot;),&quot;friends&quot;)" office:value-type="string">
            <text:p>friends</text:p>
          </table:table-cell>
          <table:table-cell office:value-type="string">
            <text:p>followers</text:p>
          </table:table-cell>
          <table:table-cell office:value-type="string">
            <text:p>member</text:p>
          </table:table-cell>
          <table:table-cell office:value-type="string">
            <text:p>creator</text:p>
          </table:table-cell>
          <table:table-cell table:number-columns-repeated="7"/>
          <table:table-cell table:style-name="ce90" table:formula="of:=SUBSTITUTE([.A107]&amp;&quot; &quot;&amp;[.B107]&amp;[.C107]&amp;[.D107]&amp;[.E107]&amp;[.F107]&amp;[.G107]&amp;[.H107]&amp;[.I107]&amp;[.J107]&amp;[.K107]&amp;[.L107]&amp;[.M107];&quot;%w()&quot;;&quot;[]&quot;)" office:value-type="string">
            <text:p>slot_tagged_activity: %w(friends followers member creator),</text:p>
          </table:table-cell>
        </table:table-row>
        <table:table-row table:style-name="ro2">
          <table:table-cell table:formula="of:=LOWER(['Definition (EN)'.C25]&amp;&quot;_&quot;&amp;['Definition (EN)'.D25]&amp;&quot;_&quot;&amp;['Definition (EN)'.$Q$3]&amp;&quot;:&quot;)" office:value-type="string">
            <text:p>slot_tagged_notify:</text:p>
          </table:table-cell>
          <table:table-cell table:formula="of:=&quot;%w(&quot;" office:value-type="string">
            <text:p>%w(</text:p>
          </table:table-cell>
          <table:table-cell table:formula="of:=IF(ISTEXT([.O108]);[.O108];&quot;&quot;)" office:value-type="string">
            <text:p>foreign</text:p>
          </table:table-cell>
          <table:table-cell table:formula="of:=IF(ISBLANK([.P108]);&quot;&quot;;&quot; &quot;)&amp;IF(ISBLANK([.P108]);&quot;&quot;;[.P108])" office:value-type="string">
            <text:p> creator</text:p>
          </table:table-cell>
          <table:table-cell table:formula="of:=IF(ISBLANK([.Q108]);&quot;&quot;;&quot; &quot;)&amp;IF(ISBLANK([.Q108]);&quot;&quot;;[.Q108])" office:value-type="string">
            <text:p/>
          </table:table-cell>
          <table:table-cell table:formula="of:=IF(ISBLANK([.R108]);&quot;&quot;;&quot; &quot;)&amp;IF(ISBLANK([.R108]);&quot;&quot;;[.R108])" office:value-type="string">
            <text:p/>
          </table:table-cell>
          <table:table-cell table:formula="of:=IF(ISBLANK([.S108]);&quot;&quot;;&quot; &quot;)&amp;IF(ISBLANK([.S108]);&quot;&quot;;[.S108])" office:value-type="string">
            <text:p/>
          </table:table-cell>
          <table:table-cell table:formula="of:=IF(ISBLANK([.T108]);&quot;&quot;;&quot; &quot;)&amp;IF(ISBLANK([.T108]);&quot;&quot;;[.T108])" office:value-type="string">
            <text:p/>
          </table:table-cell>
          <table:table-cell table:formula="of:=IF(ISBLANK([.U108]);&quot;&quot;;&quot; &quot;)&amp;IF(ISBLANK([.U108]);&quot;&quot;;[.U108])" office:value-type="string">
            <text:p/>
          </table:table-cell>
          <table:table-cell table:formula="of:=IF(ISBLANK([.V108]);&quot;&quot;;&quot; &quot;)&amp;IF(ISBLANK([.V108]);&quot;&quot;;[.V108])" office:value-type="string">
            <text:p/>
          </table:table-cell>
          <table:table-cell table:formula="of:=IF(ISBLANK([.W108]);&quot;&quot;;&quot; &quot;)&amp;IF(ISBLANK([.W108]);&quot;&quot;;[.W108])" office:value-type="string">
            <text:p/>
          </table:table-cell>
          <table:table-cell table:formula="of:=IF(ISBLANK([.X108]);&quot;&quot;;&quot; &quot;)&amp;IF(ISBLANK([.X108]);&quot;&quot;;[.X108])" office:value-type="string">
            <text:p/>
          </table:table-cell>
          <table:table-cell table:style-name="ce47" table:formula="of:=&quot;),&quot;" office:value-type="string">
            <text:p>),</text:p>
          </table:table-cell>
          <table:table-cell/>
          <table:table-cell table:formula="of:=IFERROR(__xludf.DUMMYFUNCTION(&quot;if(ISTEXT('Definition (EN)'!P25), SPLIT('Definition (EN)'!P25, &quot;&quot; + &quot;&quot;, TRUE), &quot;&quot;&quot;&quot;)&quot;),&quot;foreign&quot;)" office:value-type="string">
            <text:p>foreign</text:p>
          </table:table-cell>
          <table:table-cell office:value-type="string">
            <text:p>creator</text:p>
          </table:table-cell>
          <table:table-cell table:number-columns-repeated="9"/>
          <table:table-cell table:style-name="ce90" table:formula="of:=SUBSTITUTE([.A108]&amp;&quot; &quot;&amp;[.B108]&amp;[.C108]&amp;[.D108]&amp;[.E108]&amp;[.F108]&amp;[.G108]&amp;[.H108]&amp;[.I108]&amp;[.J108]&amp;[.K108]&amp;[.L108]&amp;[.M108];&quot;%w()&quot;;&quot;[]&quot;)" office:value-type="string">
            <text:p>slot_tagged_notify: %w(foreign creator),</text:p>
          </table:table-cell>
        </table:table-row>
        <table:table-row table:style-name="ro2">
          <table:table-cell table:formula="of:=LOWER(['Definition (EN)'.C25]&amp;&quot;_&quot;&amp;['Definition (EN)'.D25]&amp;&quot;_&quot;&amp;['Definition (EN)'.$M$3]&amp;&quot;:&quot;)" office:value-type="string">
            <text:p>slot_tagged_push:</text:p>
          </table:table-cell>
          <table:table-cell table:formula="of:=&quot;%w(&quot;" office:value-type="string">
            <text:p>%w(</text:p>
          </table:table-cell>
          <table:table-cell table:formula="of:=IF(ISTEXT([.O109]);[.O109];&quot;&quot;)" office:value-type="string">
            <text:p>foreign</text:p>
          </table:table-cell>
          <table:table-cell table:formula="of:=IF(ISBLANK([.P109]);&quot;&quot;;&quot; &quot;)&amp;IF(ISBLANK([.P109]);&quot;&quot;;[.P109])" office:value-type="string">
            <text:p/>
          </table:table-cell>
          <table:table-cell table:formula="of:=IF(ISBLANK([.Q109]);&quot;&quot;;&quot; &quot;)&amp;IF(ISBLANK([.Q109]);&quot;&quot;;[.Q109])" office:value-type="string">
            <text:p/>
          </table:table-cell>
          <table:table-cell table:formula="of:=IF(ISBLANK([.R109]);&quot;&quot;;&quot; &quot;)&amp;IF(ISBLANK([.R109]);&quot;&quot;;[.R109])" office:value-type="string">
            <text:p/>
          </table:table-cell>
          <table:table-cell table:formula="of:=IF(ISBLANK([.S109]);&quot;&quot;;&quot; &quot;)&amp;IF(ISBLANK([.S109]);&quot;&quot;;[.S109])" office:value-type="string">
            <text:p/>
          </table:table-cell>
          <table:table-cell table:formula="of:=IF(ISBLANK([.T109]);&quot;&quot;;&quot; &quot;)&amp;IF(ISBLANK([.T109]);&quot;&quot;;[.T109])" office:value-type="string">
            <text:p/>
          </table:table-cell>
          <table:table-cell table:formula="of:=IF(ISBLANK([.U109]);&quot;&quot;;&quot; &quot;)&amp;IF(ISBLANK([.U109]);&quot;&quot;;[.U109])" office:value-type="string">
            <text:p/>
          </table:table-cell>
          <table:table-cell table:formula="of:=IF(ISBLANK([.V109]);&quot;&quot;;&quot; &quot;)&amp;IF(ISBLANK([.V109]);&quot;&quot;;[.V109])" office:value-type="string">
            <text:p/>
          </table:table-cell>
          <table:table-cell table:formula="of:=IF(ISBLANK([.W109]);&quot;&quot;;&quot; &quot;)&amp;IF(ISBLANK([.W109]);&quot;&quot;;[.W109])" office:value-type="string">
            <text:p/>
          </table:table-cell>
          <table:table-cell table:formula="of:=IF(ISBLANK([.X109]);&quot;&quot;;&quot; &quot;)&amp;IF(ISBLANK([.X109]);&quot;&quot;;[.X109])" office:value-type="string">
            <text:p/>
          </table:table-cell>
          <table:table-cell table:style-name="ce47" table:formula="of:=&quot;),&quot;" office:value-type="string">
            <text:p>),</text:p>
          </table:table-cell>
          <table:table-cell/>
          <table:table-cell table:formula="of:=IFERROR(__xludf.DUMMYFUNCTION(&quot;if(ISTEXT('Definition (EN)'!L25), SPLIT('Definition (EN)'!L25, &quot;&quot; + &quot;&quot;, TRUE), &quot;&quot;&quot;&quot;)&quot;),&quot;foreign&quot;)" office:value-type="string">
            <text:p>foreign</text:p>
          </table:table-cell>
          <table:table-cell table:number-columns-repeated="10"/>
          <table:table-cell table:style-name="ce90" table:formula="of:=SUBSTITUTE([.A109]&amp;&quot; &quot;&amp;[.B109]&amp;[.C109]&amp;[.D109]&amp;[.E109]&amp;[.F109]&amp;[.G109]&amp;[.H109]&amp;[.I109]&amp;[.J109]&amp;[.K109]&amp;[.L109]&amp;[.M109];&quot;%w()&quot;;&quot;[]&quot;)" office:value-type="string">
            <text:p>slot_tagged_push: %w(foreign),</text:p>
          </table:table-cell>
        </table:table-row>
        <table:table-row table:style-name="ro2">
          <table:table-cell table:number-columns-repeated="2"/>
          <table:table-cell table:formula="of:=IF(ISTEXT([.O110]);[.O110];&quot;&quot;)" office:value-type="string">
            <text:p/>
          </table:table-cell>
          <table:table-cell table:formula="of:=IF(ISBLANK([.P110]);&quot;&quot;;&quot; &quot;)&amp;IF(ISBLANK([.P110]);&quot;&quot;;[.P110])" office:value-type="string">
            <text:p/>
          </table:table-cell>
          <table:table-cell table:formula="of:=IF(ISBLANK([.Q110]);&quot;&quot;;&quot; &quot;)&amp;IF(ISBLANK([.Q110]);&quot;&quot;;[.Q110])" office:value-type="string">
            <text:p/>
          </table:table-cell>
          <table:table-cell table:formula="of:=IF(ISBLANK([.R110]);&quot;&quot;;&quot; &quot;)&amp;IF(ISBLANK([.R110]);&quot;&quot;;[.R110])" office:value-type="string">
            <text:p/>
          </table:table-cell>
          <table:table-cell table:formula="of:=IF(ISBLANK([.S110]);&quot;&quot;;&quot; &quot;)&amp;IF(ISBLANK([.S110]);&quot;&quot;;[.S110])" office:value-type="string">
            <text:p/>
          </table:table-cell>
          <table:table-cell table:formula="of:=IF(ISBLANK([.T110]);&quot;&quot;;&quot; &quot;)&amp;IF(ISBLANK([.T110]);&quot;&quot;;[.T110])" office:value-type="string">
            <text:p/>
          </table:table-cell>
          <table:table-cell table:formula="of:=IF(ISBLANK([.U110]);&quot;&quot;;&quot; &quot;)&amp;IF(ISBLANK([.U110]);&quot;&quot;;[.U110])" office:value-type="string">
            <text:p/>
          </table:table-cell>
          <table:table-cell table:formula="of:=IF(ISBLANK([.V110]);&quot;&quot;;&quot; &quot;)&amp;IF(ISBLANK([.V110]);&quot;&quot;;[.V110])" office:value-type="string">
            <text:p/>
          </table:table-cell>
          <table:table-cell table:formula="of:=IF(ISBLANK([.W110]);&quot;&quot;;&quot; &quot;)&amp;IF(ISBLANK([.W110]);&quot;&quot;;[.W110])" office:value-type="string">
            <text:p/>
          </table:table-cell>
          <table:table-cell table:formula="of:=IF(ISBLANK([.X110]);&quot;&quot;;&quot; &quot;)&amp;IF(ISBLANK([.X110]);&quot;&quot;;[.X110])" office:value-type="string">
            <text:p/>
          </table:table-cell>
          <table:table-cell table:number-columns-repeated="13"/>
          <table:table-cell table:style-name="ce90" table:formula="of:=SUBSTITUTE([.A110]&amp;&quot; &quot;&amp;[.B110]&amp;[.C110]&amp;[.D110]&amp;[.E110]&amp;[.F110]&amp;[.G110]&amp;[.H110]&amp;[.I110]&amp;[.J110]&amp;[.K110]&amp;[.L110]&amp;[.M110];&quot;%w()&quot;;&quot;[]&quot;)" office:value-type="string">
            <text:p> </text:p>
          </table:table-cell>
        </table:table-row>
        <table:table-row table:style-name="ro2">
          <table:table-cell table:formula="of:=LOWER(['Definition (EN)'.C26]&amp;&quot;_&quot;&amp;['Definition (EN)'.D26]&amp;&quot;_&quot;&amp;['Definition (EN)'.$I$3]&amp;&quot;:&quot;)" office:value-type="string">
            <text:p>group_request_me:</text:p>
          </table:table-cell>
          <table:table-cell table:formula="of:=&quot;%w(&quot;" office:value-type="string">
            <text:p>%w(</text:p>
          </table:table-cell>
          <table:table-cell table:formula="of:=IF(ISTEXT([.O111]);[.O111];&quot;&quot;)" office:value-type="string">
            <text:p>actor</text:p>
          </table:table-cell>
          <table:table-cell table:formula="of:=IF(ISBLANK([.P111]);&quot;&quot;;&quot; &quot;)&amp;IF(ISBLANK([.P111]);&quot;&quot;;[.P111])" office:value-type="string">
            <text:p/>
          </table:table-cell>
          <table:table-cell table:formula="of:=IF(ISBLANK([.Q111]);&quot;&quot;;&quot; &quot;)&amp;IF(ISBLANK([.Q111]);&quot;&quot;;[.Q111])" office:value-type="string">
            <text:p/>
          </table:table-cell>
          <table:table-cell table:formula="of:=IF(ISBLANK([.R111]);&quot;&quot;;&quot; &quot;)&amp;IF(ISBLANK([.R111]);&quot;&quot;;[.R111])" office:value-type="string">
            <text:p/>
          </table:table-cell>
          <table:table-cell table:formula="of:=IF(ISBLANK([.S111]);&quot;&quot;;&quot; &quot;)&amp;IF(ISBLANK([.S111]);&quot;&quot;;[.S111])" office:value-type="string">
            <text:p/>
          </table:table-cell>
          <table:table-cell table:formula="of:=IF(ISBLANK([.T111]);&quot;&quot;;&quot; &quot;)&amp;IF(ISBLANK([.T111]);&quot;&quot;;[.T111])" office:value-type="string">
            <text:p/>
          </table:table-cell>
          <table:table-cell table:formula="of:=IF(ISBLANK([.U111]);&quot;&quot;;&quot; &quot;)&amp;IF(ISBLANK([.U111]);&quot;&quot;;[.U111])" office:value-type="string">
            <text:p/>
          </table:table-cell>
          <table:table-cell table:formula="of:=IF(ISBLANK([.V111]);&quot;&quot;;&quot; &quot;)&amp;IF(ISBLANK([.V111]);&quot;&quot;;[.V111])" office:value-type="string">
            <text:p/>
          </table:table-cell>
          <table:table-cell table:formula="of:=IF(ISBLANK([.W111]);&quot;&quot;;&quot; &quot;)&amp;IF(ISBLANK([.W111]);&quot;&quot;;[.W111])" office:value-type="string">
            <text:p/>
          </table:table-cell>
          <table:table-cell table:formula="of:=IF(ISBLANK([.X111]);&quot;&quot;;&quot; &quot;)&amp;IF(ISBLANK([.X111]);&quot;&quot;;[.X111])" office:value-type="string">
            <text:p/>
          </table:table-cell>
          <table:table-cell table:style-name="ce47" table:formula="of:=&quot;),&quot;" office:value-type="string">
            <text:p>),</text:p>
          </table:table-cell>
          <table:table-cell/>
          <table:table-cell table:formula="of:=IFERROR(__xludf.DUMMYFUNCTION(&quot;if(ISTEXT('Definition (EN)'!H26), SPLIT('Definition (EN)'!H26, &quot;&quot; + &quot;&quot;, TRUE), &quot;&quot;&quot;&quot;)&quot;),&quot;actor&quot;)" office:value-type="string">
            <text:p>actor</text:p>
          </table:table-cell>
          <table:table-cell table:number-columns-repeated="10"/>
          <table:table-cell table:style-name="ce90" table:formula="of:=SUBSTITUTE([.A111]&amp;&quot; &quot;&amp;[.B111]&amp;[.C111]&amp;[.D111]&amp;[.E111]&amp;[.F111]&amp;[.G111]&amp;[.H111]&amp;[.I111]&amp;[.J111]&amp;[.K111]&amp;[.L111]&amp;[.M111];&quot;%w()&quot;;&quot;[]&quot;)" office:value-type="string">
            <text:p>group_request_me: %w(actor),</text:p>
          </table:table-cell>
        </table:table-row>
        <table:table-row table:style-name="ro2">
          <table:table-cell table:formula="of:=LOWER(['Definition (EN)'.C26]&amp;&quot;_&quot;&amp;['Definition (EN)'.D26]&amp;&quot;_&quot;&amp;['Definition (EN)'.$U$3]&amp;&quot;:&quot;)" office:value-type="string">
            <text:p>group_request_activity:</text:p>
          </table:table-cell>
          <table:table-cell table:formula="of:=&quot;%w(&quot;" office:value-type="string">
            <text:p>%w(</text:p>
          </table:table-cell>
          <table:table-cell table:formula="of:=IF(ISTEXT([.O112]);[.O112];&quot;&quot;)" office:value-type="string">
            <text:p/>
          </table:table-cell>
          <table:table-cell table:formula="of:=IF(ISBLANK([.P112]);&quot;&quot;;&quot; &quot;)&amp;IF(ISBLANK([.P112]);&quot;&quot;;[.P112])" office:value-type="string">
            <text:p/>
          </table:table-cell>
          <table:table-cell table:formula="of:=IF(ISBLANK([.Q112]);&quot;&quot;;&quot; &quot;)&amp;IF(ISBLANK([.Q112]);&quot;&quot;;[.Q112])" office:value-type="string">
            <text:p/>
          </table:table-cell>
          <table:table-cell table:formula="of:=IF(ISBLANK([.R112]);&quot;&quot;;&quot; &quot;)&amp;IF(ISBLANK([.R112]);&quot;&quot;;[.R112])" office:value-type="string">
            <text:p/>
          </table:table-cell>
          <table:table-cell table:formula="of:=IF(ISBLANK([.S112]);&quot;&quot;;&quot; &quot;)&amp;IF(ISBLANK([.S112]);&quot;&quot;;[.S112])" office:value-type="string">
            <text:p/>
          </table:table-cell>
          <table:table-cell table:formula="of:=IF(ISBLANK([.T112]);&quot;&quot;;&quot; &quot;)&amp;IF(ISBLANK([.T112]);&quot;&quot;;[.T112])" office:value-type="string">
            <text:p/>
          </table:table-cell>
          <table:table-cell table:formula="of:=IF(ISBLANK([.U112]);&quot;&quot;;&quot; &quot;)&amp;IF(ISBLANK([.U112]);&quot;&quot;;[.U112])" office:value-type="string">
            <text:p/>
          </table:table-cell>
          <table:table-cell table:formula="of:=IF(ISBLANK([.V112]);&quot;&quot;;&quot; &quot;)&amp;IF(ISBLANK([.V112]);&quot;&quot;;[.V112])" office:value-type="string">
            <text:p/>
          </table:table-cell>
          <table:table-cell table:formula="of:=IF(ISBLANK([.W112]);&quot;&quot;;&quot; &quot;)&amp;IF(ISBLANK([.W112]);&quot;&quot;;[.W112])" office:value-type="string">
            <text:p/>
          </table:table-cell>
          <table:table-cell table:formula="of:=IF(ISBLANK([.X112]);&quot;&quot;;&quot; &quot;)&amp;IF(ISBLANK([.X112]);&quot;&quot;;[.X112])" office:value-type="string">
            <text:p/>
          </table:table-cell>
          <table:table-cell table:style-name="ce47" table:formula="of:=&quot;),&quot;" office:value-type="string">
            <text:p>),</text:p>
          </table:table-cell>
          <table:table-cell/>
          <table:table-cell table:formula="of:=IFERROR(__xludf.DUMMYFUNCTION(&quot;if(ISTEXT('Definition (EN)'!T26), SPLIT('Definition (EN)'!T26, &quot;&quot; + &quot;&quot;, TRUE), &quot;&quot;&quot;&quot;)&quot;),&quot;&quot;)" office:value-type="string">
            <text:p/>
          </table:table-cell>
          <table:table-cell table:number-columns-repeated="10"/>
          <table:table-cell table:style-name="ce90" table:formula="of:=SUBSTITUTE([.A112]&amp;&quot; &quot;&amp;[.B112]&amp;[.C112]&amp;[.D112]&amp;[.E112]&amp;[.F112]&amp;[.G112]&amp;[.H112]&amp;[.I112]&amp;[.J112]&amp;[.K112]&amp;[.L112]&amp;[.M112];&quot;%w()&quot;;&quot;[]&quot;)" office:value-type="string">
            <text:p>group_request_activity: [],</text:p>
          </table:table-cell>
        </table:table-row>
        <table:table-row table:style-name="ro2">
          <table:table-cell table:formula="of:=LOWER(['Definition (EN)'.C26]&amp;&quot;_&quot;&amp;['Definition (EN)'.D26]&amp;&quot;_&quot;&amp;['Definition (EN)'.$Q$3]&amp;&quot;:&quot;)" office:value-type="string">
            <text:p>group_request_notify:</text:p>
          </table:table-cell>
          <table:table-cell table:formula="of:=&quot;%w(&quot;" office:value-type="string">
            <text:p>%w(</text:p>
          </table:table-cell>
          <table:table-cell table:formula="of:=IF(ISTEXT([.O113]);[.O113];&quot;&quot;)" office:value-type="string">
            <text:p/>
          </table:table-cell>
          <table:table-cell table:formula="of:=IF(ISBLANK([.P113]);&quot;&quot;;&quot; &quot;)&amp;IF(ISBLANK([.P113]);&quot;&quot;;[.P113])" office:value-type="string">
            <text:p/>
          </table:table-cell>
          <table:table-cell table:formula="of:=IF(ISBLANK([.Q113]);&quot;&quot;;&quot; &quot;)&amp;IF(ISBLANK([.Q113]);&quot;&quot;;[.Q113])" office:value-type="string">
            <text:p/>
          </table:table-cell>
          <table:table-cell table:formula="of:=IF(ISBLANK([.R113]);&quot;&quot;;&quot; &quot;)&amp;IF(ISBLANK([.R113]);&quot;&quot;;[.R113])" office:value-type="string">
            <text:p/>
          </table:table-cell>
          <table:table-cell table:formula="of:=IF(ISBLANK([.S113]);&quot;&quot;;&quot; &quot;)&amp;IF(ISBLANK([.S113]);&quot;&quot;;[.S113])" office:value-type="string">
            <text:p/>
          </table:table-cell>
          <table:table-cell table:formula="of:=IF(ISBLANK([.T113]);&quot;&quot;;&quot; &quot;)&amp;IF(ISBLANK([.T113]);&quot;&quot;;[.T113])" office:value-type="string">
            <text:p/>
          </table:table-cell>
          <table:table-cell table:formula="of:=IF(ISBLANK([.U113]);&quot;&quot;;&quot; &quot;)&amp;IF(ISBLANK([.U113]);&quot;&quot;;[.U113])" office:value-type="string">
            <text:p/>
          </table:table-cell>
          <table:table-cell table:formula="of:=IF(ISBLANK([.V113]);&quot;&quot;;&quot; &quot;)&amp;IF(ISBLANK([.V113]);&quot;&quot;;[.V113])" office:value-type="string">
            <text:p/>
          </table:table-cell>
          <table:table-cell table:formula="of:=IF(ISBLANK([.W113]);&quot;&quot;;&quot; &quot;)&amp;IF(ISBLANK([.W113]);&quot;&quot;;[.W113])" office:value-type="string">
            <text:p/>
          </table:table-cell>
          <table:table-cell table:formula="of:=IF(ISBLANK([.X113]);&quot;&quot;;&quot; &quot;)&amp;IF(ISBLANK([.X113]);&quot;&quot;;[.X113])" office:value-type="string">
            <text:p/>
          </table:table-cell>
          <table:table-cell table:style-name="ce47" table:formula="of:=&quot;),&quot;" office:value-type="string">
            <text:p>),</text:p>
          </table:table-cell>
          <table:table-cell/>
          <table:table-cell table:formula="of:=IFERROR(__xludf.DUMMYFUNCTION(&quot;if(ISTEXT('Definition (EN)'!P26), SPLIT('Definition (EN)'!P26, &quot;&quot; + &quot;&quot;, TRUE), &quot;&quot;&quot;&quot;)&quot;),&quot;&quot;)" office:value-type="string">
            <text:p/>
          </table:table-cell>
          <table:table-cell table:number-columns-repeated="10"/>
          <table:table-cell table:style-name="ce90" table:formula="of:=SUBSTITUTE([.A113]&amp;&quot; &quot;&amp;[.B113]&amp;[.C113]&amp;[.D113]&amp;[.E113]&amp;[.F113]&amp;[.G113]&amp;[.H113]&amp;[.I113]&amp;[.J113]&amp;[.K113]&amp;[.L113]&amp;[.M113];&quot;%w()&quot;;&quot;[]&quot;)" office:value-type="string">
            <text:p>group_request_notify: [],</text:p>
          </table:table-cell>
        </table:table-row>
        <table:table-row table:style-name="ro2">
          <table:table-cell table:formula="of:=LOWER(['Definition (EN)'.C26]&amp;&quot;_&quot;&amp;['Definition (EN)'.D26]&amp;&quot;_&quot;&amp;['Definition (EN)'.$M$3]&amp;&quot;:&quot;)" office:value-type="string">
            <text:p>group_request_push:</text:p>
          </table:table-cell>
          <table:table-cell table:formula="of:=&quot;%w(&quot;" office:value-type="string">
            <text:p>%w(</text:p>
          </table:table-cell>
          <table:table-cell table:formula="of:=IF(ISTEXT([.O114]);[.O114];&quot;&quot;)" office:value-type="string">
            <text:p/>
          </table:table-cell>
          <table:table-cell table:formula="of:=IF(ISBLANK([.P114]);&quot;&quot;;&quot; &quot;)&amp;IF(ISBLANK([.P114]);&quot;&quot;;[.P114])" office:value-type="string">
            <text:p/>
          </table:table-cell>
          <table:table-cell table:formula="of:=IF(ISBLANK([.Q114]);&quot;&quot;;&quot; &quot;)&amp;IF(ISBLANK([.Q114]);&quot;&quot;;[.Q114])" office:value-type="string">
            <text:p/>
          </table:table-cell>
          <table:table-cell table:formula="of:=IF(ISBLANK([.R114]);&quot;&quot;;&quot; &quot;)&amp;IF(ISBLANK([.R114]);&quot;&quot;;[.R114])" office:value-type="string">
            <text:p/>
          </table:table-cell>
          <table:table-cell table:formula="of:=IF(ISBLANK([.S114]);&quot;&quot;;&quot; &quot;)&amp;IF(ISBLANK([.S114]);&quot;&quot;;[.S114])" office:value-type="string">
            <text:p/>
          </table:table-cell>
          <table:table-cell table:formula="of:=IF(ISBLANK([.T114]);&quot;&quot;;&quot; &quot;)&amp;IF(ISBLANK([.T114]);&quot;&quot;;[.T114])" office:value-type="string">
            <text:p/>
          </table:table-cell>
          <table:table-cell table:formula="of:=IF(ISBLANK([.U114]);&quot;&quot;;&quot; &quot;)&amp;IF(ISBLANK([.U114]);&quot;&quot;;[.U114])" office:value-type="string">
            <text:p/>
          </table:table-cell>
          <table:table-cell table:formula="of:=IF(ISBLANK([.V114]);&quot;&quot;;&quot; &quot;)&amp;IF(ISBLANK([.V114]);&quot;&quot;;[.V114])" office:value-type="string">
            <text:p/>
          </table:table-cell>
          <table:table-cell table:formula="of:=IF(ISBLANK([.W114]);&quot;&quot;;&quot; &quot;)&amp;IF(ISBLANK([.W114]);&quot;&quot;;[.W114])" office:value-type="string">
            <text:p/>
          </table:table-cell>
          <table:table-cell table:formula="of:=IF(ISBLANK([.X114]);&quot;&quot;;&quot; &quot;)&amp;IF(ISBLANK([.X114]);&quot;&quot;;[.X114])" office:value-type="string">
            <text:p/>
          </table:table-cell>
          <table:table-cell table:style-name="ce47" table:formula="of:=&quot;),&quot;" office:value-type="string">
            <text:p>),</text:p>
          </table:table-cell>
          <table:table-cell/>
          <table:table-cell table:formula="of:=IFERROR(__xludf.DUMMYFUNCTION(&quot;if(ISTEXT('Definition (EN)'!L26), SPLIT('Definition (EN)'!L26, &quot;&quot; + &quot;&quot;, TRUE), &quot;&quot;&quot;&quot;)&quot;),&quot;&quot;)" office:value-type="string">
            <text:p/>
          </table:table-cell>
          <table:table-cell table:number-columns-repeated="10"/>
          <table:table-cell table:style-name="ce90" table:formula="of:=SUBSTITUTE([.A114]&amp;&quot; &quot;&amp;[.B114]&amp;[.C114]&amp;[.D114]&amp;[.E114]&amp;[.F114]&amp;[.G114]&amp;[.H114]&amp;[.I114]&amp;[.J114]&amp;[.K114]&amp;[.L114]&amp;[.M114];&quot;%w()&quot;;&quot;[]&quot;)" office:value-type="string">
            <text:p>group_request_push: [],</text:p>
          </table:table-cell>
        </table:table-row>
        <table:table-row table:style-name="ro2">
          <table:table-cell table:number-columns-repeated="2"/>
          <table:table-cell table:formula="of:=IF(ISTEXT([.O115]);[.O115];&quot;&quot;)" office:value-type="string">
            <text:p/>
          </table:table-cell>
          <table:table-cell table:formula="of:=IF(ISBLANK([.P115]);&quot;&quot;;&quot; &quot;)&amp;IF(ISBLANK([.P115]);&quot;&quot;;[.P115])" office:value-type="string">
            <text:p/>
          </table:table-cell>
          <table:table-cell table:formula="of:=IF(ISBLANK([.Q115]);&quot;&quot;;&quot; &quot;)&amp;IF(ISBLANK([.Q115]);&quot;&quot;;[.Q115])" office:value-type="string">
            <text:p/>
          </table:table-cell>
          <table:table-cell table:formula="of:=IF(ISBLANK([.R115]);&quot;&quot;;&quot; &quot;)&amp;IF(ISBLANK([.R115]);&quot;&quot;;[.R115])" office:value-type="string">
            <text:p/>
          </table:table-cell>
          <table:table-cell table:formula="of:=IF(ISBLANK([.S115]);&quot;&quot;;&quot; &quot;)&amp;IF(ISBLANK([.S115]);&quot;&quot;;[.S115])" office:value-type="string">
            <text:p/>
          </table:table-cell>
          <table:table-cell table:formula="of:=IF(ISBLANK([.T115]);&quot;&quot;;&quot; &quot;)&amp;IF(ISBLANK([.T115]);&quot;&quot;;[.T115])" office:value-type="string">
            <text:p/>
          </table:table-cell>
          <table:table-cell table:formula="of:=IF(ISBLANK([.U115]);&quot;&quot;;&quot; &quot;)&amp;IF(ISBLANK([.U115]);&quot;&quot;;[.U115])" office:value-type="string">
            <text:p/>
          </table:table-cell>
          <table:table-cell table:formula="of:=IF(ISBLANK([.V115]);&quot;&quot;;&quot; &quot;)&amp;IF(ISBLANK([.V115]);&quot;&quot;;[.V115])" office:value-type="string">
            <text:p/>
          </table:table-cell>
          <table:table-cell table:formula="of:=IF(ISBLANK([.W115]);&quot;&quot;;&quot; &quot;)&amp;IF(ISBLANK([.W115]);&quot;&quot;;[.W115])" office:value-type="string">
            <text:p/>
          </table:table-cell>
          <table:table-cell table:formula="of:=IF(ISBLANK([.X115]);&quot;&quot;;&quot; &quot;)&amp;IF(ISBLANK([.X115]);&quot;&quot;;[.X115])" office:value-type="string">
            <text:p/>
          </table:table-cell>
          <table:table-cell table:number-columns-repeated="13"/>
          <table:table-cell table:style-name="ce90" table:formula="of:=SUBSTITUTE([.A115]&amp;&quot; &quot;&amp;[.B115]&amp;[.C115]&amp;[.D115]&amp;[.E115]&amp;[.F115]&amp;[.G115]&amp;[.H115]&amp;[.I115]&amp;[.J115]&amp;[.K115]&amp;[.L115]&amp;[.M115];&quot;%w()&quot;;&quot;[]&quot;)" office:value-type="string">
            <text:p> </text:p>
          </table:table-cell>
        </table:table-row>
        <table:table-row table:style-name="ro2">
          <table:table-cell table:formula="of:=LOWER(['Definition (EN)'.C27]&amp;&quot;_&quot;&amp;['Definition (EN)'.D27]&amp;&quot;_&quot;&amp;['Definition (EN)'.$I$3]&amp;&quot;:&quot;)" office:value-type="string">
            <text:p>group_reject_me:</text:p>
          </table:table-cell>
          <table:table-cell table:formula="of:=&quot;%w(&quot;" office:value-type="string">
            <text:p>%w(</text:p>
          </table:table-cell>
          <table:table-cell table:formula="of:=IF(ISTEXT([.O116]);[.O116];&quot;&quot;)" office:value-type="string">
            <text:p>actor</text:p>
          </table:table-cell>
          <table:table-cell table:formula="of:=IF(ISBLANK([.P116]);&quot;&quot;;&quot; &quot;)&amp;IF(ISBLANK([.P116]);&quot;&quot;;[.P116])" office:value-type="string">
            <text:p/>
          </table:table-cell>
          <table:table-cell table:formula="of:=IF(ISBLANK([.Q116]);&quot;&quot;;&quot; &quot;)&amp;IF(ISBLANK([.Q116]);&quot;&quot;;[.Q116])" office:value-type="string">
            <text:p/>
          </table:table-cell>
          <table:table-cell table:formula="of:=IF(ISBLANK([.R116]);&quot;&quot;;&quot; &quot;)&amp;IF(ISBLANK([.R116]);&quot;&quot;;[.R116])" office:value-type="string">
            <text:p/>
          </table:table-cell>
          <table:table-cell table:formula="of:=IF(ISBLANK([.S116]);&quot;&quot;;&quot; &quot;)&amp;IF(ISBLANK([.S116]);&quot;&quot;;[.S116])" office:value-type="string">
            <text:p/>
          </table:table-cell>
          <table:table-cell table:formula="of:=IF(ISBLANK([.T116]);&quot;&quot;;&quot; &quot;)&amp;IF(ISBLANK([.T116]);&quot;&quot;;[.T116])" office:value-type="string">
            <text:p/>
          </table:table-cell>
          <table:table-cell table:formula="of:=IF(ISBLANK([.U116]);&quot;&quot;;&quot; &quot;)&amp;IF(ISBLANK([.U116]);&quot;&quot;;[.U116])" office:value-type="string">
            <text:p/>
          </table:table-cell>
          <table:table-cell table:formula="of:=IF(ISBLANK([.V116]);&quot;&quot;;&quot; &quot;)&amp;IF(ISBLANK([.V116]);&quot;&quot;;[.V116])" office:value-type="string">
            <text:p/>
          </table:table-cell>
          <table:table-cell table:formula="of:=IF(ISBLANK([.W116]);&quot;&quot;;&quot; &quot;)&amp;IF(ISBLANK([.W116]);&quot;&quot;;[.W116])" office:value-type="string">
            <text:p/>
          </table:table-cell>
          <table:table-cell table:formula="of:=IF(ISBLANK([.X116]);&quot;&quot;;&quot; &quot;)&amp;IF(ISBLANK([.X116]);&quot;&quot;;[.X116])" office:value-type="string">
            <text:p/>
          </table:table-cell>
          <table:table-cell table:style-name="ce47" table:formula="of:=&quot;),&quot;" office:value-type="string">
            <text:p>),</text:p>
          </table:table-cell>
          <table:table-cell/>
          <table:table-cell table:formula="of:=IFERROR(__xludf.DUMMYFUNCTION(&quot;if(ISTEXT('Definition (EN)'!H27), SPLIT('Definition (EN)'!H27, &quot;&quot; + &quot;&quot;, TRUE), &quot;&quot;&quot;&quot;)&quot;),&quot;actor&quot;)" office:value-type="string">
            <text:p>actor</text:p>
          </table:table-cell>
          <table:table-cell table:number-columns-repeated="10"/>
          <table:table-cell table:style-name="ce90" table:formula="of:=SUBSTITUTE([.A116]&amp;&quot; &quot;&amp;[.B116]&amp;[.C116]&amp;[.D116]&amp;[.E116]&amp;[.F116]&amp;[.G116]&amp;[.H116]&amp;[.I116]&amp;[.J116]&amp;[.K116]&amp;[.L116]&amp;[.M116];&quot;%w()&quot;;&quot;[]&quot;)" office:value-type="string">
            <text:p>group_reject_me: %w(actor),</text:p>
          </table:table-cell>
        </table:table-row>
        <table:table-row table:style-name="ro2">
          <table:table-cell table:formula="of:=LOWER(['Definition (EN)'.C27]&amp;&quot;_&quot;&amp;['Definition (EN)'.D27]&amp;&quot;_&quot;&amp;['Definition (EN)'.$U$3]&amp;&quot;:&quot;)" office:value-type="string">
            <text:p>group_reject_activity:</text:p>
          </table:table-cell>
          <table:table-cell table:formula="of:=&quot;%w(&quot;" office:value-type="string">
            <text:p>%w(</text:p>
          </table:table-cell>
          <table:table-cell table:formula="of:=IF(ISTEXT([.O117]);[.O117];&quot;&quot;)" office:value-type="string">
            <text:p/>
          </table:table-cell>
          <table:table-cell table:formula="of:=IF(ISBLANK([.P117]);&quot;&quot;;&quot; &quot;)&amp;IF(ISBLANK([.P117]);&quot;&quot;;[.P117])" office:value-type="string">
            <text:p/>
          </table:table-cell>
          <table:table-cell table:formula="of:=IF(ISBLANK([.Q117]);&quot;&quot;;&quot; &quot;)&amp;IF(ISBLANK([.Q117]);&quot;&quot;;[.Q117])" office:value-type="string">
            <text:p/>
          </table:table-cell>
          <table:table-cell table:formula="of:=IF(ISBLANK([.R117]);&quot;&quot;;&quot; &quot;)&amp;IF(ISBLANK([.R117]);&quot;&quot;;[.R117])" office:value-type="string">
            <text:p/>
          </table:table-cell>
          <table:table-cell table:formula="of:=IF(ISBLANK([.S117]);&quot;&quot;;&quot; &quot;)&amp;IF(ISBLANK([.S117]);&quot;&quot;;[.S117])" office:value-type="string">
            <text:p/>
          </table:table-cell>
          <table:table-cell table:formula="of:=IF(ISBLANK([.T117]);&quot;&quot;;&quot; &quot;)&amp;IF(ISBLANK([.T117]);&quot;&quot;;[.T117])" office:value-type="string">
            <text:p/>
          </table:table-cell>
          <table:table-cell table:formula="of:=IF(ISBLANK([.U117]);&quot;&quot;;&quot; &quot;)&amp;IF(ISBLANK([.U117]);&quot;&quot;;[.U117])" office:value-type="string">
            <text:p/>
          </table:table-cell>
          <table:table-cell table:formula="of:=IF(ISBLANK([.V117]);&quot;&quot;;&quot; &quot;)&amp;IF(ISBLANK([.V117]);&quot;&quot;;[.V117])" office:value-type="string">
            <text:p/>
          </table:table-cell>
          <table:table-cell table:formula="of:=IF(ISBLANK([.W117]);&quot;&quot;;&quot; &quot;)&amp;IF(ISBLANK([.W117]);&quot;&quot;;[.W117])" office:value-type="string">
            <text:p/>
          </table:table-cell>
          <table:table-cell table:formula="of:=IF(ISBLANK([.X117]);&quot;&quot;;&quot; &quot;)&amp;IF(ISBLANK([.X117]);&quot;&quot;;[.X117])" office:value-type="string">
            <text:p/>
          </table:table-cell>
          <table:table-cell table:style-name="ce47" table:formula="of:=&quot;),&quot;" office:value-type="string">
            <text:p>),</text:p>
          </table:table-cell>
          <table:table-cell/>
          <table:table-cell table:formula="of:=IFERROR(__xludf.DUMMYFUNCTION(&quot;if(ISTEXT('Definition (EN)'!T27), SPLIT('Definition (EN)'!T27, &quot;&quot; + &quot;&quot;, TRUE), &quot;&quot;&quot;&quot;)&quot;),&quot;&quot;)" office:value-type="string">
            <text:p/>
          </table:table-cell>
          <table:table-cell table:number-columns-repeated="10"/>
          <table:table-cell table:style-name="ce90" table:formula="of:=SUBSTITUTE([.A117]&amp;&quot; &quot;&amp;[.B117]&amp;[.C117]&amp;[.D117]&amp;[.E117]&amp;[.F117]&amp;[.G117]&amp;[.H117]&amp;[.I117]&amp;[.J117]&amp;[.K117]&amp;[.L117]&amp;[.M117];&quot;%w()&quot;;&quot;[]&quot;)" office:value-type="string">
            <text:p>group_reject_activity: [],</text:p>
          </table:table-cell>
        </table:table-row>
        <table:table-row table:style-name="ro2">
          <table:table-cell table:formula="of:=LOWER(['Definition (EN)'.C27]&amp;&quot;_&quot;&amp;['Definition (EN)'.D27]&amp;&quot;_&quot;&amp;['Definition (EN)'.$Q$3]&amp;&quot;:&quot;)" office:value-type="string">
            <text:p>group_reject_notify:</text:p>
          </table:table-cell>
          <table:table-cell table:formula="of:=&quot;%w(&quot;" office:value-type="string">
            <text:p>%w(</text:p>
          </table:table-cell>
          <table:table-cell table:formula="of:=IF(ISTEXT([.O118]);[.O118];&quot;&quot;)" office:value-type="string">
            <text:p/>
          </table:table-cell>
          <table:table-cell table:formula="of:=IF(ISBLANK([.P118]);&quot;&quot;;&quot; &quot;)&amp;IF(ISBLANK([.P118]);&quot;&quot;;[.P118])" office:value-type="string">
            <text:p/>
          </table:table-cell>
          <table:table-cell table:formula="of:=IF(ISBLANK([.Q118]);&quot;&quot;;&quot; &quot;)&amp;IF(ISBLANK([.Q118]);&quot;&quot;;[.Q118])" office:value-type="string">
            <text:p/>
          </table:table-cell>
          <table:table-cell table:formula="of:=IF(ISBLANK([.R118]);&quot;&quot;;&quot; &quot;)&amp;IF(ISBLANK([.R118]);&quot;&quot;;[.R118])" office:value-type="string">
            <text:p/>
          </table:table-cell>
          <table:table-cell table:formula="of:=IF(ISBLANK([.S118]);&quot;&quot;;&quot; &quot;)&amp;IF(ISBLANK([.S118]);&quot;&quot;;[.S118])" office:value-type="string">
            <text:p/>
          </table:table-cell>
          <table:table-cell table:formula="of:=IF(ISBLANK([.T118]);&quot;&quot;;&quot; &quot;)&amp;IF(ISBLANK([.T118]);&quot;&quot;;[.T118])" office:value-type="string">
            <text:p/>
          </table:table-cell>
          <table:table-cell table:formula="of:=IF(ISBLANK([.U118]);&quot;&quot;;&quot; &quot;)&amp;IF(ISBLANK([.U118]);&quot;&quot;;[.U118])" office:value-type="string">
            <text:p/>
          </table:table-cell>
          <table:table-cell table:formula="of:=IF(ISBLANK([.V118]);&quot;&quot;;&quot; &quot;)&amp;IF(ISBLANK([.V118]);&quot;&quot;;[.V118])" office:value-type="string">
            <text:p/>
          </table:table-cell>
          <table:table-cell table:formula="of:=IF(ISBLANK([.W118]);&quot;&quot;;&quot; &quot;)&amp;IF(ISBLANK([.W118]);&quot;&quot;;[.W118])" office:value-type="string">
            <text:p/>
          </table:table-cell>
          <table:table-cell table:formula="of:=IF(ISBLANK([.X118]);&quot;&quot;;&quot; &quot;)&amp;IF(ISBLANK([.X118]);&quot;&quot;;[.X118])" office:value-type="string">
            <text:p/>
          </table:table-cell>
          <table:table-cell table:style-name="ce47" table:formula="of:=&quot;),&quot;" office:value-type="string">
            <text:p>),</text:p>
          </table:table-cell>
          <table:table-cell/>
          <table:table-cell table:formula="of:=IFERROR(__xludf.DUMMYFUNCTION(&quot;if(ISTEXT('Definition (EN)'!P27), SPLIT('Definition (EN)'!P27, &quot;&quot; + &quot;&quot;, TRUE), &quot;&quot;&quot;&quot;)&quot;),&quot;&quot;)" office:value-type="string">
            <text:p/>
          </table:table-cell>
          <table:table-cell table:number-columns-repeated="10"/>
          <table:table-cell table:style-name="ce90" table:formula="of:=SUBSTITUTE([.A118]&amp;&quot; &quot;&amp;[.B118]&amp;[.C118]&amp;[.D118]&amp;[.E118]&amp;[.F118]&amp;[.G118]&amp;[.H118]&amp;[.I118]&amp;[.J118]&amp;[.K118]&amp;[.L118]&amp;[.M118];&quot;%w()&quot;;&quot;[]&quot;)" office:value-type="string">
            <text:p>group_reject_notify: [],</text:p>
          </table:table-cell>
        </table:table-row>
        <table:table-row table:style-name="ro2">
          <table:table-cell table:formula="of:=LOWER(['Definition (EN)'.C27]&amp;&quot;_&quot;&amp;['Definition (EN)'.D27]&amp;&quot;_&quot;&amp;['Definition (EN)'.$M$3]&amp;&quot;:&quot;)" office:value-type="string">
            <text:p>group_reject_push:</text:p>
          </table:table-cell>
          <table:table-cell table:formula="of:=&quot;%w(&quot;" office:value-type="string">
            <text:p>%w(</text:p>
          </table:table-cell>
          <table:table-cell table:formula="of:=IF(ISTEXT([.O119]);[.O119];&quot;&quot;)" office:value-type="string">
            <text:p/>
          </table:table-cell>
          <table:table-cell table:formula="of:=IF(ISBLANK([.P119]);&quot;&quot;;&quot; &quot;)&amp;IF(ISBLANK([.P119]);&quot;&quot;;[.P119])" office:value-type="string">
            <text:p/>
          </table:table-cell>
          <table:table-cell table:formula="of:=IF(ISBLANK([.Q119]);&quot;&quot;;&quot; &quot;)&amp;IF(ISBLANK([.Q119]);&quot;&quot;;[.Q119])" office:value-type="string">
            <text:p/>
          </table:table-cell>
          <table:table-cell table:formula="of:=IF(ISBLANK([.R119]);&quot;&quot;;&quot; &quot;)&amp;IF(ISBLANK([.R119]);&quot;&quot;;[.R119])" office:value-type="string">
            <text:p/>
          </table:table-cell>
          <table:table-cell table:formula="of:=IF(ISBLANK([.S119]);&quot;&quot;;&quot; &quot;)&amp;IF(ISBLANK([.S119]);&quot;&quot;;[.S119])" office:value-type="string">
            <text:p/>
          </table:table-cell>
          <table:table-cell table:formula="of:=IF(ISBLANK([.T119]);&quot;&quot;;&quot; &quot;)&amp;IF(ISBLANK([.T119]);&quot;&quot;;[.T119])" office:value-type="string">
            <text:p/>
          </table:table-cell>
          <table:table-cell table:formula="of:=IF(ISBLANK([.U119]);&quot;&quot;;&quot; &quot;)&amp;IF(ISBLANK([.U119]);&quot;&quot;;[.U119])" office:value-type="string">
            <text:p/>
          </table:table-cell>
          <table:table-cell table:formula="of:=IF(ISBLANK([.V119]);&quot;&quot;;&quot; &quot;)&amp;IF(ISBLANK([.V119]);&quot;&quot;;[.V119])" office:value-type="string">
            <text:p/>
          </table:table-cell>
          <table:table-cell table:formula="of:=IF(ISBLANK([.W119]);&quot;&quot;;&quot; &quot;)&amp;IF(ISBLANK([.W119]);&quot;&quot;;[.W119])" office:value-type="string">
            <text:p/>
          </table:table-cell>
          <table:table-cell table:formula="of:=IF(ISBLANK([.X119]);&quot;&quot;;&quot; &quot;)&amp;IF(ISBLANK([.X119]);&quot;&quot;;[.X119])" office:value-type="string">
            <text:p/>
          </table:table-cell>
          <table:table-cell table:style-name="ce47" table:formula="of:=&quot;),&quot;" office:value-type="string">
            <text:p>),</text:p>
          </table:table-cell>
          <table:table-cell/>
          <table:table-cell table:formula="of:=IFERROR(__xludf.DUMMYFUNCTION(&quot;if(ISTEXT('Definition (EN)'!L27), SPLIT('Definition (EN)'!L27, &quot;&quot; + &quot;&quot;, TRUE), &quot;&quot;&quot;&quot;)&quot;),&quot;&quot;)" office:value-type="string">
            <text:p/>
          </table:table-cell>
          <table:table-cell table:number-columns-repeated="10"/>
          <table:table-cell table:style-name="ce90" table:formula="of:=SUBSTITUTE([.A119]&amp;&quot; &quot;&amp;[.B119]&amp;[.C119]&amp;[.D119]&amp;[.E119]&amp;[.F119]&amp;[.G119]&amp;[.H119]&amp;[.I119]&amp;[.J119]&amp;[.K119]&amp;[.L119]&amp;[.M119];&quot;%w()&quot;;&quot;[]&quot;)" office:value-type="string">
            <text:p>group_reject_push: [],</text:p>
          </table:table-cell>
        </table:table-row>
        <table:table-row table:style-name="ro2">
          <table:table-cell table:number-columns-repeated="2"/>
          <table:table-cell table:formula="of:=IF(ISTEXT([.O120]);[.O120];&quot;&quot;)" office:value-type="string">
            <text:p/>
          </table:table-cell>
          <table:table-cell table:formula="of:=IF(ISBLANK([.P120]);&quot;&quot;;&quot; &quot;)&amp;IF(ISBLANK([.P120]);&quot;&quot;;[.P120])" office:value-type="string">
            <text:p/>
          </table:table-cell>
          <table:table-cell table:formula="of:=IF(ISBLANK([.Q120]);&quot;&quot;;&quot; &quot;)&amp;IF(ISBLANK([.Q120]);&quot;&quot;;[.Q120])" office:value-type="string">
            <text:p/>
          </table:table-cell>
          <table:table-cell table:formula="of:=IF(ISBLANK([.R120]);&quot;&quot;;&quot; &quot;)&amp;IF(ISBLANK([.R120]);&quot;&quot;;[.R120])" office:value-type="string">
            <text:p/>
          </table:table-cell>
          <table:table-cell table:formula="of:=IF(ISBLANK([.S120]);&quot;&quot;;&quot; &quot;)&amp;IF(ISBLANK([.S120]);&quot;&quot;;[.S120])" office:value-type="string">
            <text:p/>
          </table:table-cell>
          <table:table-cell table:formula="of:=IF(ISBLANK([.T120]);&quot;&quot;;&quot; &quot;)&amp;IF(ISBLANK([.T120]);&quot;&quot;;[.T120])" office:value-type="string">
            <text:p/>
          </table:table-cell>
          <table:table-cell table:formula="of:=IF(ISBLANK([.U120]);&quot;&quot;;&quot; &quot;)&amp;IF(ISBLANK([.U120]);&quot;&quot;;[.U120])" office:value-type="string">
            <text:p/>
          </table:table-cell>
          <table:table-cell table:formula="of:=IF(ISBLANK([.V120]);&quot;&quot;;&quot; &quot;)&amp;IF(ISBLANK([.V120]);&quot;&quot;;[.V120])" office:value-type="string">
            <text:p/>
          </table:table-cell>
          <table:table-cell table:formula="of:=IF(ISBLANK([.W120]);&quot;&quot;;&quot; &quot;)&amp;IF(ISBLANK([.W120]);&quot;&quot;;[.W120])" office:value-type="string">
            <text:p/>
          </table:table-cell>
          <table:table-cell table:formula="of:=IF(ISBLANK([.X120]);&quot;&quot;;&quot; &quot;)&amp;IF(ISBLANK([.X120]);&quot;&quot;;[.X120])" office:value-type="string">
            <text:p/>
          </table:table-cell>
          <table:table-cell table:number-columns-repeated="13"/>
          <table:table-cell table:style-name="ce90" table:formula="of:=SUBSTITUTE([.A120]&amp;&quot; &quot;&amp;[.B120]&amp;[.C120]&amp;[.D120]&amp;[.E120]&amp;[.F120]&amp;[.G120]&amp;[.H120]&amp;[.I120]&amp;[.J120]&amp;[.K120]&amp;[.L120]&amp;[.M120];&quot;%w()&quot;;&quot;[]&quot;)" office:value-type="string">
            <text:p> </text:p>
          </table:table-cell>
        </table:table-row>
        <table:table-row table:style-name="ro2">
          <table:table-cell table:formula="of:=LOWER(['Definition (EN)'.C28]&amp;&quot;_&quot;&amp;['Definition (EN)'.D28]&amp;&quot;_&quot;&amp;['Definition (EN)'.$I$3]&amp;&quot;:&quot;)" office:value-type="string">
            <text:p>group_kick_me:</text:p>
          </table:table-cell>
          <table:table-cell table:formula="of:=&quot;%w(&quot;" office:value-type="string">
            <text:p>%w(</text:p>
          </table:table-cell>
          <table:table-cell table:formula="of:=IF(ISTEXT([.O121]);[.O121];&quot;&quot;)" office:value-type="string">
            <text:p>actor</text:p>
          </table:table-cell>
          <table:table-cell table:formula="of:=IF(ISBLANK([.P121]);&quot;&quot;;&quot; &quot;)&amp;IF(ISBLANK([.P121]);&quot;&quot;;[.P121])" office:value-type="string">
            <text:p/>
          </table:table-cell>
          <table:table-cell table:formula="of:=IF(ISBLANK([.Q121]);&quot;&quot;;&quot; &quot;)&amp;IF(ISBLANK([.Q121]);&quot;&quot;;[.Q121])" office:value-type="string">
            <text:p/>
          </table:table-cell>
          <table:table-cell table:formula="of:=IF(ISBLANK([.R121]);&quot;&quot;;&quot; &quot;)&amp;IF(ISBLANK([.R121]);&quot;&quot;;[.R121])" office:value-type="string">
            <text:p/>
          </table:table-cell>
          <table:table-cell table:formula="of:=IF(ISBLANK([.S121]);&quot;&quot;;&quot; &quot;)&amp;IF(ISBLANK([.S121]);&quot;&quot;;[.S121])" office:value-type="string">
            <text:p/>
          </table:table-cell>
          <table:table-cell table:formula="of:=IF(ISBLANK([.T121]);&quot;&quot;;&quot; &quot;)&amp;IF(ISBLANK([.T121]);&quot;&quot;;[.T121])" office:value-type="string">
            <text:p/>
          </table:table-cell>
          <table:table-cell table:formula="of:=IF(ISBLANK([.U121]);&quot;&quot;;&quot; &quot;)&amp;IF(ISBLANK([.U121]);&quot;&quot;;[.U121])" office:value-type="string">
            <text:p/>
          </table:table-cell>
          <table:table-cell table:formula="of:=IF(ISBLANK([.V121]);&quot;&quot;;&quot; &quot;)&amp;IF(ISBLANK([.V121]);&quot;&quot;;[.V121])" office:value-type="string">
            <text:p/>
          </table:table-cell>
          <table:table-cell table:formula="of:=IF(ISBLANK([.W121]);&quot;&quot;;&quot; &quot;)&amp;IF(ISBLANK([.W121]);&quot;&quot;;[.W121])" office:value-type="string">
            <text:p/>
          </table:table-cell>
          <table:table-cell table:formula="of:=IF(ISBLANK([.X121]);&quot;&quot;;&quot; &quot;)&amp;IF(ISBLANK([.X121]);&quot;&quot;;[.X121])" office:value-type="string">
            <text:p/>
          </table:table-cell>
          <table:table-cell table:style-name="ce47" table:formula="of:=&quot;),&quot;" office:value-type="string">
            <text:p>),</text:p>
          </table:table-cell>
          <table:table-cell/>
          <table:table-cell table:formula="of:=IFERROR(__xludf.DUMMYFUNCTION(&quot;if(ISTEXT('Definition (EN)'!H28), SPLIT('Definition (EN)'!H28, &quot;&quot; + &quot;&quot;, TRUE), &quot;&quot;&quot;&quot;)&quot;),&quot;actor&quot;)" office:value-type="string">
            <text:p>actor</text:p>
          </table:table-cell>
          <table:table-cell table:number-columns-repeated="10"/>
          <table:table-cell table:style-name="ce90" table:formula="of:=SUBSTITUTE([.A121]&amp;&quot; &quot;&amp;[.B121]&amp;[.C121]&amp;[.D121]&amp;[.E121]&amp;[.F121]&amp;[.G121]&amp;[.H121]&amp;[.I121]&amp;[.J121]&amp;[.K121]&amp;[.L121]&amp;[.M121];&quot;%w()&quot;;&quot;[]&quot;)" office:value-type="string">
            <text:p>group_kick_me: %w(actor),</text:p>
          </table:table-cell>
        </table:table-row>
        <table:table-row table:style-name="ro2">
          <table:table-cell table:formula="of:=LOWER(['Definition (EN)'.C28]&amp;&quot;_&quot;&amp;['Definition (EN)'.D28]&amp;&quot;_&quot;&amp;['Definition (EN)'.$U$3]&amp;&quot;:&quot;)" office:value-type="string">
            <text:p>group_kick_activity:</text:p>
          </table:table-cell>
          <table:table-cell table:formula="of:=&quot;%w(&quot;" office:value-type="string">
            <text:p>%w(</text:p>
          </table:table-cell>
          <table:table-cell table:formula="of:=IF(ISTEXT([.O122]);[.O122];&quot;&quot;)" office:value-type="string">
            <text:p/>
          </table:table-cell>
          <table:table-cell table:formula="of:=IF(ISBLANK([.P122]);&quot;&quot;;&quot; &quot;)&amp;IF(ISBLANK([.P122]);&quot;&quot;;[.P122])" office:value-type="string">
            <text:p/>
          </table:table-cell>
          <table:table-cell table:formula="of:=IF(ISBLANK([.Q122]);&quot;&quot;;&quot; &quot;)&amp;IF(ISBLANK([.Q122]);&quot;&quot;;[.Q122])" office:value-type="string">
            <text:p/>
          </table:table-cell>
          <table:table-cell table:formula="of:=IF(ISBLANK([.R122]);&quot;&quot;;&quot; &quot;)&amp;IF(ISBLANK([.R122]);&quot;&quot;;[.R122])" office:value-type="string">
            <text:p/>
          </table:table-cell>
          <table:table-cell table:formula="of:=IF(ISBLANK([.S122]);&quot;&quot;;&quot; &quot;)&amp;IF(ISBLANK([.S122]);&quot;&quot;;[.S122])" office:value-type="string">
            <text:p/>
          </table:table-cell>
          <table:table-cell table:formula="of:=IF(ISBLANK([.T122]);&quot;&quot;;&quot; &quot;)&amp;IF(ISBLANK([.T122]);&quot;&quot;;[.T122])" office:value-type="string">
            <text:p/>
          </table:table-cell>
          <table:table-cell table:formula="of:=IF(ISBLANK([.U122]);&quot;&quot;;&quot; &quot;)&amp;IF(ISBLANK([.U122]);&quot;&quot;;[.U122])" office:value-type="string">
            <text:p/>
          </table:table-cell>
          <table:table-cell table:formula="of:=IF(ISBLANK([.V122]);&quot;&quot;;&quot; &quot;)&amp;IF(ISBLANK([.V122]);&quot;&quot;;[.V122])" office:value-type="string">
            <text:p/>
          </table:table-cell>
          <table:table-cell table:formula="of:=IF(ISBLANK([.W122]);&quot;&quot;;&quot; &quot;)&amp;IF(ISBLANK([.W122]);&quot;&quot;;[.W122])" office:value-type="string">
            <text:p/>
          </table:table-cell>
          <table:table-cell table:formula="of:=IF(ISBLANK([.X122]);&quot;&quot;;&quot; &quot;)&amp;IF(ISBLANK([.X122]);&quot;&quot;;[.X122])" office:value-type="string">
            <text:p/>
          </table:table-cell>
          <table:table-cell table:style-name="ce47" table:formula="of:=&quot;),&quot;" office:value-type="string">
            <text:p>),</text:p>
          </table:table-cell>
          <table:table-cell/>
          <table:table-cell table:formula="of:=IFERROR(__xludf.DUMMYFUNCTION(&quot;if(ISTEXT('Definition (EN)'!T28), SPLIT('Definition (EN)'!T28, &quot;&quot; + &quot;&quot;, TRUE), &quot;&quot;&quot;&quot;)&quot;),&quot;&quot;)" office:value-type="string">
            <text:p/>
          </table:table-cell>
          <table:table-cell table:number-columns-repeated="10"/>
          <table:table-cell table:style-name="ce90" table:formula="of:=SUBSTITUTE([.A122]&amp;&quot; &quot;&amp;[.B122]&amp;[.C122]&amp;[.D122]&amp;[.E122]&amp;[.F122]&amp;[.G122]&amp;[.H122]&amp;[.I122]&amp;[.J122]&amp;[.K122]&amp;[.L122]&amp;[.M122];&quot;%w()&quot;;&quot;[]&quot;)" office:value-type="string">
            <text:p>group_kick_activity: [],</text:p>
          </table:table-cell>
        </table:table-row>
        <table:table-row table:style-name="ro2">
          <table:table-cell table:formula="of:=LOWER(['Definition (EN)'.C28]&amp;&quot;_&quot;&amp;['Definition (EN)'.D28]&amp;&quot;_&quot;&amp;['Definition (EN)'.$Q$3]&amp;&quot;:&quot;)" office:value-type="string">
            <text:p>group_kick_notify:</text:p>
          </table:table-cell>
          <table:table-cell table:formula="of:=&quot;%w(&quot;" office:value-type="string">
            <text:p>%w(</text:p>
          </table:table-cell>
          <table:table-cell table:formula="of:=IF(ISTEXT([.O123]);[.O123];&quot;&quot;)" office:value-type="string">
            <text:p/>
          </table:table-cell>
          <table:table-cell table:formula="of:=IF(ISBLANK([.P123]);&quot;&quot;;&quot; &quot;)&amp;IF(ISBLANK([.P123]);&quot;&quot;;[.P123])" office:value-type="string">
            <text:p/>
          </table:table-cell>
          <table:table-cell table:formula="of:=IF(ISBLANK([.Q123]);&quot;&quot;;&quot; &quot;)&amp;IF(ISBLANK([.Q123]);&quot;&quot;;[.Q123])" office:value-type="string">
            <text:p/>
          </table:table-cell>
          <table:table-cell table:formula="of:=IF(ISBLANK([.R123]);&quot;&quot;;&quot; &quot;)&amp;IF(ISBLANK([.R123]);&quot;&quot;;[.R123])" office:value-type="string">
            <text:p/>
          </table:table-cell>
          <table:table-cell table:formula="of:=IF(ISBLANK([.S123]);&quot;&quot;;&quot; &quot;)&amp;IF(ISBLANK([.S123]);&quot;&quot;;[.S123])" office:value-type="string">
            <text:p/>
          </table:table-cell>
          <table:table-cell table:formula="of:=IF(ISBLANK([.T123]);&quot;&quot;;&quot; &quot;)&amp;IF(ISBLANK([.T123]);&quot;&quot;;[.T123])" office:value-type="string">
            <text:p/>
          </table:table-cell>
          <table:table-cell table:formula="of:=IF(ISBLANK([.U123]);&quot;&quot;;&quot; &quot;)&amp;IF(ISBLANK([.U123]);&quot;&quot;;[.U123])" office:value-type="string">
            <text:p/>
          </table:table-cell>
          <table:table-cell table:formula="of:=IF(ISBLANK([.V123]);&quot;&quot;;&quot; &quot;)&amp;IF(ISBLANK([.V123]);&quot;&quot;;[.V123])" office:value-type="string">
            <text:p/>
          </table:table-cell>
          <table:table-cell table:formula="of:=IF(ISBLANK([.W123]);&quot;&quot;;&quot; &quot;)&amp;IF(ISBLANK([.W123]);&quot;&quot;;[.W123])" office:value-type="string">
            <text:p/>
          </table:table-cell>
          <table:table-cell table:formula="of:=IF(ISBLANK([.X123]);&quot;&quot;;&quot; &quot;)&amp;IF(ISBLANK([.X123]);&quot;&quot;;[.X123])" office:value-type="string">
            <text:p/>
          </table:table-cell>
          <table:table-cell table:style-name="ce47" table:formula="of:=&quot;),&quot;" office:value-type="string">
            <text:p>),</text:p>
          </table:table-cell>
          <table:table-cell/>
          <table:table-cell table:formula="of:=IFERROR(__xludf.DUMMYFUNCTION(&quot;if(ISTEXT('Definition (EN)'!P28), SPLIT('Definition (EN)'!P28, &quot;&quot; + &quot;&quot;, TRUE), &quot;&quot;&quot;&quot;)&quot;),&quot;&quot;)" office:value-type="string">
            <text:p/>
          </table:table-cell>
          <table:table-cell table:number-columns-repeated="10"/>
          <table:table-cell table:style-name="ce90" table:formula="of:=SUBSTITUTE([.A123]&amp;&quot; &quot;&amp;[.B123]&amp;[.C123]&amp;[.D123]&amp;[.E123]&amp;[.F123]&amp;[.G123]&amp;[.H123]&amp;[.I123]&amp;[.J123]&amp;[.K123]&amp;[.L123]&amp;[.M123];&quot;%w()&quot;;&quot;[]&quot;)" office:value-type="string">
            <text:p>group_kick_notify: [],</text:p>
          </table:table-cell>
        </table:table-row>
        <table:table-row table:style-name="ro2">
          <table:table-cell table:formula="of:=LOWER(['Definition (EN)'.C28]&amp;&quot;_&quot;&amp;['Definition (EN)'.D28]&amp;&quot;_&quot;&amp;['Definition (EN)'.$M$3]&amp;&quot;:&quot;)" office:value-type="string">
            <text:p>group_kick_push:</text:p>
          </table:table-cell>
          <table:table-cell table:formula="of:=&quot;%w(&quot;" office:value-type="string">
            <text:p>%w(</text:p>
          </table:table-cell>
          <table:table-cell table:formula="of:=IF(ISTEXT([.O124]);[.O124];&quot;&quot;)" office:value-type="string">
            <text:p/>
          </table:table-cell>
          <table:table-cell table:formula="of:=IF(ISBLANK([.P124]);&quot;&quot;;&quot; &quot;)&amp;IF(ISBLANK([.P124]);&quot;&quot;;[.P124])" office:value-type="string">
            <text:p/>
          </table:table-cell>
          <table:table-cell table:formula="of:=IF(ISBLANK([.Q124]);&quot;&quot;;&quot; &quot;)&amp;IF(ISBLANK([.Q124]);&quot;&quot;;[.Q124])" office:value-type="string">
            <text:p/>
          </table:table-cell>
          <table:table-cell table:formula="of:=IF(ISBLANK([.R124]);&quot;&quot;;&quot; &quot;)&amp;IF(ISBLANK([.R124]);&quot;&quot;;[.R124])" office:value-type="string">
            <text:p/>
          </table:table-cell>
          <table:table-cell table:formula="of:=IF(ISBLANK([.S124]);&quot;&quot;;&quot; &quot;)&amp;IF(ISBLANK([.S124]);&quot;&quot;;[.S124])" office:value-type="string">
            <text:p/>
          </table:table-cell>
          <table:table-cell table:formula="of:=IF(ISBLANK([.T124]);&quot;&quot;;&quot; &quot;)&amp;IF(ISBLANK([.T124]);&quot;&quot;;[.T124])" office:value-type="string">
            <text:p/>
          </table:table-cell>
          <table:table-cell table:formula="of:=IF(ISBLANK([.U124]);&quot;&quot;;&quot; &quot;)&amp;IF(ISBLANK([.U124]);&quot;&quot;;[.U124])" office:value-type="string">
            <text:p/>
          </table:table-cell>
          <table:table-cell table:formula="of:=IF(ISBLANK([.V124]);&quot;&quot;;&quot; &quot;)&amp;IF(ISBLANK([.V124]);&quot;&quot;;[.V124])" office:value-type="string">
            <text:p/>
          </table:table-cell>
          <table:table-cell table:formula="of:=IF(ISBLANK([.W124]);&quot;&quot;;&quot; &quot;)&amp;IF(ISBLANK([.W124]);&quot;&quot;;[.W124])" office:value-type="string">
            <text:p/>
          </table:table-cell>
          <table:table-cell table:formula="of:=IF(ISBLANK([.X124]);&quot;&quot;;&quot; &quot;)&amp;IF(ISBLANK([.X124]);&quot;&quot;;[.X124])" office:value-type="string">
            <text:p/>
          </table:table-cell>
          <table:table-cell table:style-name="ce47" table:formula="of:=&quot;),&quot;" office:value-type="string">
            <text:p>),</text:p>
          </table:table-cell>
          <table:table-cell/>
          <table:table-cell table:formula="of:=IFERROR(__xludf.DUMMYFUNCTION(&quot;if(ISTEXT('Definition (EN)'!L28), SPLIT('Definition (EN)'!L28, &quot;&quot; + &quot;&quot;, TRUE), &quot;&quot;&quot;&quot;)&quot;),&quot;&quot;)" office:value-type="string">
            <text:p/>
          </table:table-cell>
          <table:table-cell table:number-columns-repeated="10"/>
          <table:table-cell table:style-name="ce90" table:formula="of:=SUBSTITUTE([.A124]&amp;&quot; &quot;&amp;[.B124]&amp;[.C124]&amp;[.D124]&amp;[.E124]&amp;[.F124]&amp;[.G124]&amp;[.H124]&amp;[.I124]&amp;[.J124]&amp;[.K124]&amp;[.L124]&amp;[.M124];&quot;%w()&quot;;&quot;[]&quot;)" office:value-type="string">
            <text:p>group_kick_push: [],</text:p>
          </table:table-cell>
        </table:table-row>
        <table:table-row table:style-name="ro2">
          <table:table-cell table:number-columns-repeated="2"/>
          <table:table-cell table:formula="of:=IF(ISTEXT([.O125]);[.O125];&quot;&quot;)" office:value-type="string">
            <text:p/>
          </table:table-cell>
          <table:table-cell table:formula="of:=IF(ISBLANK([.P125]);&quot;&quot;;&quot; &quot;)&amp;IF(ISBLANK([.P125]);&quot;&quot;;[.P125])" office:value-type="string">
            <text:p/>
          </table:table-cell>
          <table:table-cell table:formula="of:=IF(ISBLANK([.Q125]);&quot;&quot;;&quot; &quot;)&amp;IF(ISBLANK([.Q125]);&quot;&quot;;[.Q125])" office:value-type="string">
            <text:p/>
          </table:table-cell>
          <table:table-cell table:formula="of:=IF(ISBLANK([.R125]);&quot;&quot;;&quot; &quot;)&amp;IF(ISBLANK([.R125]);&quot;&quot;;[.R125])" office:value-type="string">
            <text:p/>
          </table:table-cell>
          <table:table-cell table:formula="of:=IF(ISBLANK([.S125]);&quot;&quot;;&quot; &quot;)&amp;IF(ISBLANK([.S125]);&quot;&quot;;[.S125])" office:value-type="string">
            <text:p/>
          </table:table-cell>
          <table:table-cell table:formula="of:=IF(ISBLANK([.T125]);&quot;&quot;;&quot; &quot;)&amp;IF(ISBLANK([.T125]);&quot;&quot;;[.T125])" office:value-type="string">
            <text:p/>
          </table:table-cell>
          <table:table-cell table:formula="of:=IF(ISBLANK([.U125]);&quot;&quot;;&quot; &quot;)&amp;IF(ISBLANK([.U125]);&quot;&quot;;[.U125])" office:value-type="string">
            <text:p/>
          </table:table-cell>
          <table:table-cell table:formula="of:=IF(ISBLANK([.V125]);&quot;&quot;;&quot; &quot;)&amp;IF(ISBLANK([.V125]);&quot;&quot;;[.V125])" office:value-type="string">
            <text:p/>
          </table:table-cell>
          <table:table-cell table:formula="of:=IF(ISBLANK([.W125]);&quot;&quot;;&quot; &quot;)&amp;IF(ISBLANK([.W125]);&quot;&quot;;[.W125])" office:value-type="string">
            <text:p/>
          </table:table-cell>
          <table:table-cell table:formula="of:=IF(ISBLANK([.X125]);&quot;&quot;;&quot; &quot;)&amp;IF(ISBLANK([.X125]);&quot;&quot;;[.X125])" office:value-type="string">
            <text:p/>
          </table:table-cell>
          <table:table-cell table:number-columns-repeated="13"/>
          <table:table-cell table:style-name="ce90" table:formula="of:=SUBSTITUTE([.A125]&amp;&quot; &quot;&amp;[.B125]&amp;[.C125]&amp;[.D125]&amp;[.E125]&amp;[.F125]&amp;[.G125]&amp;[.H125]&amp;[.I125]&amp;[.J125]&amp;[.K125]&amp;[.L125]&amp;[.M125];&quot;%w()&quot;;&quot;[]&quot;)" office:value-type="string">
            <text:p> </text:p>
          </table:table-cell>
        </table:table-row>
        <table:table-row table:style-name="ro2">
          <table:table-cell table:formula="of:=LOWER(['Definition (EN)'.C29]&amp;&quot;_&quot;&amp;['Definition (EN)'.D29]&amp;&quot;_&quot;&amp;['Definition (EN)'.$I$3]&amp;&quot;:&quot;)" office:value-type="string">
            <text:p>group_leave_me:</text:p>
          </table:table-cell>
          <table:table-cell table:formula="of:=&quot;%w(&quot;" office:value-type="string">
            <text:p>%w(</text:p>
          </table:table-cell>
          <table:table-cell table:formula="of:=IF(ISTEXT([.O126]);[.O126];&quot;&quot;)" office:value-type="string">
            <text:p>actor</text:p>
          </table:table-cell>
          <table:table-cell table:formula="of:=IF(ISBLANK([.P126]);&quot;&quot;;&quot; &quot;)&amp;IF(ISBLANK([.P126]);&quot;&quot;;[.P126])" office:value-type="string">
            <text:p/>
          </table:table-cell>
          <table:table-cell table:formula="of:=IF(ISBLANK([.Q126]);&quot;&quot;;&quot; &quot;)&amp;IF(ISBLANK([.Q126]);&quot;&quot;;[.Q126])" office:value-type="string">
            <text:p/>
          </table:table-cell>
          <table:table-cell table:formula="of:=IF(ISBLANK([.R126]);&quot;&quot;;&quot; &quot;)&amp;IF(ISBLANK([.R126]);&quot;&quot;;[.R126])" office:value-type="string">
            <text:p/>
          </table:table-cell>
          <table:table-cell table:formula="of:=IF(ISBLANK([.S126]);&quot;&quot;;&quot; &quot;)&amp;IF(ISBLANK([.S126]);&quot;&quot;;[.S126])" office:value-type="string">
            <text:p/>
          </table:table-cell>
          <table:table-cell table:formula="of:=IF(ISBLANK([.T126]);&quot;&quot;;&quot; &quot;)&amp;IF(ISBLANK([.T126]);&quot;&quot;;[.T126])" office:value-type="string">
            <text:p/>
          </table:table-cell>
          <table:table-cell table:formula="of:=IF(ISBLANK([.U126]);&quot;&quot;;&quot; &quot;)&amp;IF(ISBLANK([.U126]);&quot;&quot;;[.U126])" office:value-type="string">
            <text:p/>
          </table:table-cell>
          <table:table-cell table:formula="of:=IF(ISBLANK([.V126]);&quot;&quot;;&quot; &quot;)&amp;IF(ISBLANK([.V126]);&quot;&quot;;[.V126])" office:value-type="string">
            <text:p/>
          </table:table-cell>
          <table:table-cell table:formula="of:=IF(ISBLANK([.W126]);&quot;&quot;;&quot; &quot;)&amp;IF(ISBLANK([.W126]);&quot;&quot;;[.W126])" office:value-type="string">
            <text:p/>
          </table:table-cell>
          <table:table-cell table:formula="of:=IF(ISBLANK([.X126]);&quot;&quot;;&quot; &quot;)&amp;IF(ISBLANK([.X126]);&quot;&quot;;[.X126])" office:value-type="string">
            <text:p/>
          </table:table-cell>
          <table:table-cell table:style-name="ce47" table:formula="of:=&quot;),&quot;" office:value-type="string">
            <text:p>),</text:p>
          </table:table-cell>
          <table:table-cell/>
          <table:table-cell table:formula="of:=IFERROR(__xludf.DUMMYFUNCTION(&quot;if(ISTEXT('Definition (EN)'!H29), SPLIT('Definition (EN)'!H29, &quot;&quot; + &quot;&quot;, TRUE), &quot;&quot;&quot;&quot;)&quot;),&quot;actor&quot;)" office:value-type="string">
            <text:p>actor</text:p>
          </table:table-cell>
          <table:table-cell table:number-columns-repeated="10"/>
          <table:table-cell table:style-name="ce90" table:formula="of:=SUBSTITUTE([.A126]&amp;&quot; &quot;&amp;[.B126]&amp;[.C126]&amp;[.D126]&amp;[.E126]&amp;[.F126]&amp;[.G126]&amp;[.H126]&amp;[.I126]&amp;[.J126]&amp;[.K126]&amp;[.L126]&amp;[.M126];&quot;%w()&quot;;&quot;[]&quot;)" office:value-type="string">
            <text:p>group_leave_me: %w(actor),</text:p>
          </table:table-cell>
        </table:table-row>
        <table:table-row table:style-name="ro2">
          <table:table-cell table:formula="of:=LOWER(['Definition (EN)'.C29]&amp;&quot;_&quot;&amp;['Definition (EN)'.D29]&amp;&quot;_&quot;&amp;['Definition (EN)'.$U$3]&amp;&quot;:&quot;)" office:value-type="string">
            <text:p>group_leave_activity:</text:p>
          </table:table-cell>
          <table:table-cell table:formula="of:=&quot;%w(&quot;" office:value-type="string">
            <text:p>%w(</text:p>
          </table:table-cell>
          <table:table-cell table:formula="of:=IF(ISTEXT([.O127]);[.O127];&quot;&quot;)" office:value-type="string">
            <text:p/>
          </table:table-cell>
          <table:table-cell table:formula="of:=IF(ISBLANK([.P127]);&quot;&quot;;&quot; &quot;)&amp;IF(ISBLANK([.P127]);&quot;&quot;;[.P127])" office:value-type="string">
            <text:p/>
          </table:table-cell>
          <table:table-cell table:formula="of:=IF(ISBLANK([.Q127]);&quot;&quot;;&quot; &quot;)&amp;IF(ISBLANK([.Q127]);&quot;&quot;;[.Q127])" office:value-type="string">
            <text:p/>
          </table:table-cell>
          <table:table-cell table:formula="of:=IF(ISBLANK([.R127]);&quot;&quot;;&quot; &quot;)&amp;IF(ISBLANK([.R127]);&quot;&quot;;[.R127])" office:value-type="string">
            <text:p/>
          </table:table-cell>
          <table:table-cell table:formula="of:=IF(ISBLANK([.S127]);&quot;&quot;;&quot; &quot;)&amp;IF(ISBLANK([.S127]);&quot;&quot;;[.S127])" office:value-type="string">
            <text:p/>
          </table:table-cell>
          <table:table-cell table:formula="of:=IF(ISBLANK([.T127]);&quot;&quot;;&quot; &quot;)&amp;IF(ISBLANK([.T127]);&quot;&quot;;[.T127])" office:value-type="string">
            <text:p/>
          </table:table-cell>
          <table:table-cell table:formula="of:=IF(ISBLANK([.U127]);&quot;&quot;;&quot; &quot;)&amp;IF(ISBLANK([.U127]);&quot;&quot;;[.U127])" office:value-type="string">
            <text:p/>
          </table:table-cell>
          <table:table-cell table:formula="of:=IF(ISBLANK([.V127]);&quot;&quot;;&quot; &quot;)&amp;IF(ISBLANK([.V127]);&quot;&quot;;[.V127])" office:value-type="string">
            <text:p/>
          </table:table-cell>
          <table:table-cell table:formula="of:=IF(ISBLANK([.W127]);&quot;&quot;;&quot; &quot;)&amp;IF(ISBLANK([.W127]);&quot;&quot;;[.W127])" office:value-type="string">
            <text:p/>
          </table:table-cell>
          <table:table-cell table:formula="of:=IF(ISBLANK([.X127]);&quot;&quot;;&quot; &quot;)&amp;IF(ISBLANK([.X127]);&quot;&quot;;[.X127])" office:value-type="string">
            <text:p/>
          </table:table-cell>
          <table:table-cell table:style-name="ce47" table:formula="of:=&quot;),&quot;" office:value-type="string">
            <text:p>),</text:p>
          </table:table-cell>
          <table:table-cell/>
          <table:table-cell table:formula="of:=IFERROR(__xludf.DUMMYFUNCTION(&quot;if(ISTEXT('Definition (EN)'!T29), SPLIT('Definition (EN)'!T29, &quot;&quot; + &quot;&quot;, TRUE), &quot;&quot;&quot;&quot;)&quot;),&quot;&quot;)" office:value-type="string">
            <text:p/>
          </table:table-cell>
          <table:table-cell table:number-columns-repeated="10"/>
          <table:table-cell table:style-name="ce90" table:formula="of:=SUBSTITUTE([.A127]&amp;&quot; &quot;&amp;[.B127]&amp;[.C127]&amp;[.D127]&amp;[.E127]&amp;[.F127]&amp;[.G127]&amp;[.H127]&amp;[.I127]&amp;[.J127]&amp;[.K127]&amp;[.L127]&amp;[.M127];&quot;%w()&quot;;&quot;[]&quot;)" office:value-type="string">
            <text:p>group_leave_activity: [],</text:p>
          </table:table-cell>
        </table:table-row>
        <table:table-row table:style-name="ro2">
          <table:table-cell table:formula="of:=LOWER(['Definition (EN)'.C29]&amp;&quot;_&quot;&amp;['Definition (EN)'.D29]&amp;&quot;_&quot;&amp;['Definition (EN)'.$Q$3]&amp;&quot;:&quot;)" office:value-type="string">
            <text:p>group_leave_notify:</text:p>
          </table:table-cell>
          <table:table-cell table:formula="of:=&quot;%w(&quot;" office:value-type="string">
            <text:p>%w(</text:p>
          </table:table-cell>
          <table:table-cell table:formula="of:=IF(ISTEXT([.O128]);[.O128];&quot;&quot;)" office:value-type="string">
            <text:p>owner</text:p>
          </table:table-cell>
          <table:table-cell table:formula="of:=IF(ISBLANK([.P128]);&quot;&quot;;&quot; &quot;)&amp;IF(ISBLANK([.P128]);&quot;&quot;;[.P128])" office:value-type="string">
            <text:p/>
          </table:table-cell>
          <table:table-cell table:formula="of:=IF(ISBLANK([.Q128]);&quot;&quot;;&quot; &quot;)&amp;IF(ISBLANK([.Q128]);&quot;&quot;;[.Q128])" office:value-type="string">
            <text:p/>
          </table:table-cell>
          <table:table-cell table:formula="of:=IF(ISBLANK([.R128]);&quot;&quot;;&quot; &quot;)&amp;IF(ISBLANK([.R128]);&quot;&quot;;[.R128])" office:value-type="string">
            <text:p/>
          </table:table-cell>
          <table:table-cell table:formula="of:=IF(ISBLANK([.S128]);&quot;&quot;;&quot; &quot;)&amp;IF(ISBLANK([.S128]);&quot;&quot;;[.S128])" office:value-type="string">
            <text:p/>
          </table:table-cell>
          <table:table-cell table:formula="of:=IF(ISBLANK([.T128]);&quot;&quot;;&quot; &quot;)&amp;IF(ISBLANK([.T128]);&quot;&quot;;[.T128])" office:value-type="string">
            <text:p/>
          </table:table-cell>
          <table:table-cell table:formula="of:=IF(ISBLANK([.U128]);&quot;&quot;;&quot; &quot;)&amp;IF(ISBLANK([.U128]);&quot;&quot;;[.U128])" office:value-type="string">
            <text:p/>
          </table:table-cell>
          <table:table-cell table:formula="of:=IF(ISBLANK([.V128]);&quot;&quot;;&quot; &quot;)&amp;IF(ISBLANK([.V128]);&quot;&quot;;[.V128])" office:value-type="string">
            <text:p/>
          </table:table-cell>
          <table:table-cell table:formula="of:=IF(ISBLANK([.W128]);&quot;&quot;;&quot; &quot;)&amp;IF(ISBLANK([.W128]);&quot;&quot;;[.W128])" office:value-type="string">
            <text:p/>
          </table:table-cell>
          <table:table-cell table:formula="of:=IF(ISBLANK([.X128]);&quot;&quot;;&quot; &quot;)&amp;IF(ISBLANK([.X128]);&quot;&quot;;[.X128])" office:value-type="string">
            <text:p/>
          </table:table-cell>
          <table:table-cell table:style-name="ce47" table:formula="of:=&quot;),&quot;" office:value-type="string">
            <text:p>),</text:p>
          </table:table-cell>
          <table:table-cell/>
          <table:table-cell table:formula="of:=IFERROR(__xludf.DUMMYFUNCTION(&quot;if(ISTEXT('Definition (EN)'!P29), SPLIT('Definition (EN)'!P29, &quot;&quot; + &quot;&quot;, TRUE), &quot;&quot;&quot;&quot;)&quot;),&quot;owner&quot;)" office:value-type="string">
            <text:p>owner</text:p>
          </table:table-cell>
          <table:table-cell table:number-columns-repeated="10"/>
          <table:table-cell table:style-name="ce90" table:formula="of:=SUBSTITUTE([.A128]&amp;&quot; &quot;&amp;[.B128]&amp;[.C128]&amp;[.D128]&amp;[.E128]&amp;[.F128]&amp;[.G128]&amp;[.H128]&amp;[.I128]&amp;[.J128]&amp;[.K128]&amp;[.L128]&amp;[.M128];&quot;%w()&quot;;&quot;[]&quot;)" office:value-type="string">
            <text:p>group_leave_notify: %w(owner),</text:p>
          </table:table-cell>
        </table:table-row>
        <table:table-row table:style-name="ro2">
          <table:table-cell table:formula="of:=LOWER(['Definition (EN)'.C29]&amp;&quot;_&quot;&amp;['Definition (EN)'.D29]&amp;&quot;_&quot;&amp;['Definition (EN)'.$M$3]&amp;&quot;:&quot;)" office:value-type="string">
            <text:p>group_leave_push:</text:p>
          </table:table-cell>
          <table:table-cell table:formula="of:=&quot;%w(&quot;" office:value-type="string">
            <text:p>%w(</text:p>
          </table:table-cell>
          <table:table-cell table:formula="of:=IF(ISTEXT([.O129]);[.O129];&quot;&quot;)" office:value-type="string">
            <text:p/>
          </table:table-cell>
          <table:table-cell table:formula="of:=IF(ISBLANK([.P129]);&quot;&quot;;&quot; &quot;)&amp;IF(ISBLANK([.P129]);&quot;&quot;;[.P129])" office:value-type="string">
            <text:p/>
          </table:table-cell>
          <table:table-cell table:formula="of:=IF(ISBLANK([.Q129]);&quot;&quot;;&quot; &quot;)&amp;IF(ISBLANK([.Q129]);&quot;&quot;;[.Q129])" office:value-type="string">
            <text:p/>
          </table:table-cell>
          <table:table-cell table:formula="of:=IF(ISBLANK([.R129]);&quot;&quot;;&quot; &quot;)&amp;IF(ISBLANK([.R129]);&quot;&quot;;[.R129])" office:value-type="string">
            <text:p/>
          </table:table-cell>
          <table:table-cell table:formula="of:=IF(ISBLANK([.S129]);&quot;&quot;;&quot; &quot;)&amp;IF(ISBLANK([.S129]);&quot;&quot;;[.S129])" office:value-type="string">
            <text:p/>
          </table:table-cell>
          <table:table-cell table:formula="of:=IF(ISBLANK([.T129]);&quot;&quot;;&quot; &quot;)&amp;IF(ISBLANK([.T129]);&quot;&quot;;[.T129])" office:value-type="string">
            <text:p/>
          </table:table-cell>
          <table:table-cell table:formula="of:=IF(ISBLANK([.U129]);&quot;&quot;;&quot; &quot;)&amp;IF(ISBLANK([.U129]);&quot;&quot;;[.U129])" office:value-type="string">
            <text:p/>
          </table:table-cell>
          <table:table-cell table:formula="of:=IF(ISBLANK([.V129]);&quot;&quot;;&quot; &quot;)&amp;IF(ISBLANK([.V129]);&quot;&quot;;[.V129])" office:value-type="string">
            <text:p/>
          </table:table-cell>
          <table:table-cell table:formula="of:=IF(ISBLANK([.W129]);&quot;&quot;;&quot; &quot;)&amp;IF(ISBLANK([.W129]);&quot;&quot;;[.W129])" office:value-type="string">
            <text:p/>
          </table:table-cell>
          <table:table-cell table:formula="of:=IF(ISBLANK([.X129]);&quot;&quot;;&quot; &quot;)&amp;IF(ISBLANK([.X129]);&quot;&quot;;[.X129])" office:value-type="string">
            <text:p/>
          </table:table-cell>
          <table:table-cell table:style-name="ce47" table:formula="of:=&quot;),&quot;" office:value-type="string">
            <text:p>),</text:p>
          </table:table-cell>
          <table:table-cell/>
          <table:table-cell table:formula="of:=IFERROR(__xludf.DUMMYFUNCTION(&quot;if(ISTEXT('Definition (EN)'!L29), SPLIT('Definition (EN)'!L29, &quot;&quot; + &quot;&quot;, TRUE), &quot;&quot;&quot;&quot;)&quot;),&quot;&quot;)" office:value-type="string">
            <text:p/>
          </table:table-cell>
          <table:table-cell table:number-columns-repeated="10"/>
          <table:table-cell table:style-name="ce90" table:formula="of:=SUBSTITUTE([.A129]&amp;&quot; &quot;&amp;[.B129]&amp;[.C129]&amp;[.D129]&amp;[.E129]&amp;[.F129]&amp;[.G129]&amp;[.H129]&amp;[.I129]&amp;[.J129]&amp;[.K129]&amp;[.L129]&amp;[.M129];&quot;%w()&quot;;&quot;[]&quot;)" office:value-type="string">
            <text:p>group_leave_push: [],</text:p>
          </table:table-cell>
        </table:table-row>
        <table:table-row table:style-name="ro2">
          <table:table-cell table:number-columns-repeated="2"/>
          <table:table-cell table:formula="of:=IF(ISTEXT([.O130]);[.O130];&quot;&quot;)" office:value-type="string">
            <text:p/>
          </table:table-cell>
          <table:table-cell table:formula="of:=IF(ISBLANK([.P130]);&quot;&quot;;&quot; &quot;)&amp;IF(ISBLANK([.P130]);&quot;&quot;;[.P130])" office:value-type="string">
            <text:p/>
          </table:table-cell>
          <table:table-cell table:formula="of:=IF(ISBLANK([.Q130]);&quot;&quot;;&quot; &quot;)&amp;IF(ISBLANK([.Q130]);&quot;&quot;;[.Q130])" office:value-type="string">
            <text:p/>
          </table:table-cell>
          <table:table-cell table:formula="of:=IF(ISBLANK([.R130]);&quot;&quot;;&quot; &quot;)&amp;IF(ISBLANK([.R130]);&quot;&quot;;[.R130])" office:value-type="string">
            <text:p/>
          </table:table-cell>
          <table:table-cell table:formula="of:=IF(ISBLANK([.S130]);&quot;&quot;;&quot; &quot;)&amp;IF(ISBLANK([.S130]);&quot;&quot;;[.S130])" office:value-type="string">
            <text:p/>
          </table:table-cell>
          <table:table-cell table:formula="of:=IF(ISBLANK([.T130]);&quot;&quot;;&quot; &quot;)&amp;IF(ISBLANK([.T130]);&quot;&quot;;[.T130])" office:value-type="string">
            <text:p/>
          </table:table-cell>
          <table:table-cell table:formula="of:=IF(ISBLANK([.U130]);&quot;&quot;;&quot; &quot;)&amp;IF(ISBLANK([.U130]);&quot;&quot;;[.U130])" office:value-type="string">
            <text:p/>
          </table:table-cell>
          <table:table-cell table:formula="of:=IF(ISBLANK([.V130]);&quot;&quot;;&quot; &quot;)&amp;IF(ISBLANK([.V130]);&quot;&quot;;[.V130])" office:value-type="string">
            <text:p/>
          </table:table-cell>
          <table:table-cell table:formula="of:=IF(ISBLANK([.W130]);&quot;&quot;;&quot; &quot;)&amp;IF(ISBLANK([.W130]);&quot;&quot;;[.W130])" office:value-type="string">
            <text:p/>
          </table:table-cell>
          <table:table-cell table:formula="of:=IF(ISBLANK([.X130]);&quot;&quot;;&quot; &quot;)&amp;IF(ISBLANK([.X130]);&quot;&quot;;[.X130])" office:value-type="string">
            <text:p/>
          </table:table-cell>
          <table:table-cell table:number-columns-repeated="13"/>
          <table:table-cell table:style-name="ce90" table:formula="of:=SUBSTITUTE([.A130]&amp;&quot; &quot;&amp;[.B130]&amp;[.C130]&amp;[.D130]&amp;[.E130]&amp;[.F130]&amp;[.G130]&amp;[.H130]&amp;[.I130]&amp;[.J130]&amp;[.K130]&amp;[.L130]&amp;[.M130];&quot;%w()&quot;;&quot;[]&quot;)" office:value-type="string">
            <text:p> </text:p>
          </table:table-cell>
        </table:table-row>
        <table:table-row table:style-name="ro2">
          <table:table-cell table:formula="of:=LOWER(['Definition (EN)'.C30]&amp;&quot;_&quot;&amp;['Definition (EN)'.D30]&amp;&quot;_&quot;&amp;['Definition (EN)'.$I$3]&amp;&quot;:&quot;)" office:value-type="string">
            <text:p>group_containership_me:</text:p>
          </table:table-cell>
          <table:table-cell table:formula="of:=&quot;%w(&quot;" office:value-type="string">
            <text:p>%w(</text:p>
          </table:table-cell>
          <table:table-cell table:formula="of:=IF(ISTEXT([.O131]);[.O131];&quot;&quot;)" office:value-type="string">
            <text:p>actor</text:p>
          </table:table-cell>
          <table:table-cell table:formula="of:=IF(ISBLANK([.P131]);&quot;&quot;;&quot; &quot;)&amp;IF(ISBLANK([.P131]);&quot;&quot;;[.P131])" office:value-type="string">
            <text:p/>
          </table:table-cell>
          <table:table-cell table:formula="of:=IF(ISBLANK([.Q131]);&quot;&quot;;&quot; &quot;)&amp;IF(ISBLANK([.Q131]);&quot;&quot;;[.Q131])" office:value-type="string">
            <text:p/>
          </table:table-cell>
          <table:table-cell table:formula="of:=IF(ISBLANK([.R131]);&quot;&quot;;&quot; &quot;)&amp;IF(ISBLANK([.R131]);&quot;&quot;;[.R131])" office:value-type="string">
            <text:p/>
          </table:table-cell>
          <table:table-cell table:formula="of:=IF(ISBLANK([.S131]);&quot;&quot;;&quot; &quot;)&amp;IF(ISBLANK([.S131]);&quot;&quot;;[.S131])" office:value-type="string">
            <text:p/>
          </table:table-cell>
          <table:table-cell table:formula="of:=IF(ISBLANK([.T131]);&quot;&quot;;&quot; &quot;)&amp;IF(ISBLANK([.T131]);&quot;&quot;;[.T131])" office:value-type="string">
            <text:p/>
          </table:table-cell>
          <table:table-cell table:formula="of:=IF(ISBLANK([.U131]);&quot;&quot;;&quot; &quot;)&amp;IF(ISBLANK([.U131]);&quot;&quot;;[.U131])" office:value-type="string">
            <text:p/>
          </table:table-cell>
          <table:table-cell table:formula="of:=IF(ISBLANK([.V131]);&quot;&quot;;&quot; &quot;)&amp;IF(ISBLANK([.V131]);&quot;&quot;;[.V131])" office:value-type="string">
            <text:p/>
          </table:table-cell>
          <table:table-cell table:formula="of:=IF(ISBLANK([.W131]);&quot;&quot;;&quot; &quot;)&amp;IF(ISBLANK([.W131]);&quot;&quot;;[.W131])" office:value-type="string">
            <text:p/>
          </table:table-cell>
          <table:table-cell table:formula="of:=IF(ISBLANK([.X131]);&quot;&quot;;&quot; &quot;)&amp;IF(ISBLANK([.X131]);&quot;&quot;;[.X131])" office:value-type="string">
            <text:p/>
          </table:table-cell>
          <table:table-cell table:style-name="ce47" table:formula="of:=&quot;),&quot;" office:value-type="string">
            <text:p>),</text:p>
          </table:table-cell>
          <table:table-cell/>
          <table:table-cell table:formula="of:=IFERROR(__xludf.DUMMYFUNCTION(&quot;if(ISTEXT('Definition (EN)'!H30), SPLIT('Definition (EN)'!H30, &quot;&quot; + &quot;&quot;, TRUE), &quot;&quot;&quot;&quot;)&quot;),&quot;actor&quot;)" office:value-type="string">
            <text:p>actor</text:p>
          </table:table-cell>
          <table:table-cell table:number-columns-repeated="10"/>
          <table:table-cell table:style-name="ce90" table:formula="of:=SUBSTITUTE([.A131]&amp;&quot; &quot;&amp;[.B131]&amp;[.C131]&amp;[.D131]&amp;[.E131]&amp;[.F131]&amp;[.G131]&amp;[.H131]&amp;[.I131]&amp;[.J131]&amp;[.K131]&amp;[.L131]&amp;[.M131];&quot;%w()&quot;;&quot;[]&quot;)" office:value-type="string">
            <text:p>group_containership_me: %w(actor),</text:p>
          </table:table-cell>
        </table:table-row>
        <table:table-row table:style-name="ro2">
          <table:table-cell table:formula="of:=LOWER(['Definition (EN)'.C30]&amp;&quot;_&quot;&amp;['Definition (EN)'.D30]&amp;&quot;_&quot;&amp;['Definition (EN)'.$U$3]&amp;&quot;:&quot;)" office:value-type="string">
            <text:p>group_containership_activity:</text:p>
          </table:table-cell>
          <table:table-cell table:formula="of:=&quot;%w(&quot;" office:value-type="string">
            <text:p>%w(</text:p>
          </table:table-cell>
          <table:table-cell table:formula="of:=IF(ISTEXT([.O132]);[.O132];&quot;&quot;)" office:value-type="string">
            <text:p>joiners</text:p>
          </table:table-cell>
          <table:table-cell table:formula="of:=IF(ISBLANK([.P132]);&quot;&quot;;&quot; &quot;)&amp;IF(ISBLANK([.P132]);&quot;&quot;;[.P132])" office:value-type="string">
            <text:p> member</text:p>
          </table:table-cell>
          <table:table-cell table:formula="of:=IF(ISBLANK([.Q132]);&quot;&quot;;&quot; &quot;)&amp;IF(ISBLANK([.Q132]);&quot;&quot;;[.Q132])" office:value-type="string">
            <text:p/>
          </table:table-cell>
          <table:table-cell table:formula="of:=IF(ISBLANK([.R132]);&quot;&quot;;&quot; &quot;)&amp;IF(ISBLANK([.R132]);&quot;&quot;;[.R132])" office:value-type="string">
            <text:p/>
          </table:table-cell>
          <table:table-cell table:formula="of:=IF(ISBLANK([.S132]);&quot;&quot;;&quot; &quot;)&amp;IF(ISBLANK([.S132]);&quot;&quot;;[.S132])" office:value-type="string">
            <text:p/>
          </table:table-cell>
          <table:table-cell table:formula="of:=IF(ISBLANK([.T132]);&quot;&quot;;&quot; &quot;)&amp;IF(ISBLANK([.T132]);&quot;&quot;;[.T132])" office:value-type="string">
            <text:p/>
          </table:table-cell>
          <table:table-cell table:formula="of:=IF(ISBLANK([.U132]);&quot;&quot;;&quot; &quot;)&amp;IF(ISBLANK([.U132]);&quot;&quot;;[.U132])" office:value-type="string">
            <text:p/>
          </table:table-cell>
          <table:table-cell table:formula="of:=IF(ISBLANK([.V132]);&quot;&quot;;&quot; &quot;)&amp;IF(ISBLANK([.V132]);&quot;&quot;;[.V132])" office:value-type="string">
            <text:p/>
          </table:table-cell>
          <table:table-cell table:formula="of:=IF(ISBLANK([.W132]);&quot;&quot;;&quot; &quot;)&amp;IF(ISBLANK([.W132]);&quot;&quot;;[.W132])" office:value-type="string">
            <text:p/>
          </table:table-cell>
          <table:table-cell table:formula="of:=IF(ISBLANK([.X132]);&quot;&quot;;&quot; &quot;)&amp;IF(ISBLANK([.X132]);&quot;&quot;;[.X132])" office:value-type="string">
            <text:p/>
          </table:table-cell>
          <table:table-cell table:style-name="ce47" table:formula="of:=&quot;),&quot;" office:value-type="string">
            <text:p>),</text:p>
          </table:table-cell>
          <table:table-cell/>
          <table:table-cell table:formula="of:=IFERROR(__xludf.DUMMYFUNCTION(&quot;if(ISTEXT('Definition (EN)'!T30), SPLIT('Definition (EN)'!T30,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132]&amp;&quot; &quot;&amp;[.B132]&amp;[.C132]&amp;[.D132]&amp;[.E132]&amp;[.F132]&amp;[.G132]&amp;[.H132]&amp;[.I132]&amp;[.J132]&amp;[.K132]&amp;[.L132]&amp;[.M132];&quot;%w()&quot;;&quot;[]&quot;)" office:value-type="string">
            <text:p>group_containership_activity: %w(joiners member),</text:p>
          </table:table-cell>
        </table:table-row>
        <table:table-row table:style-name="ro2">
          <table:table-cell table:formula="of:=LOWER(['Definition (EN)'.C30]&amp;&quot;_&quot;&amp;['Definition (EN)'.D30]&amp;&quot;_&quot;&amp;['Definition (EN)'.$Q$3]&amp;&quot;:&quot;)" office:value-type="string">
            <text:p>group_containership_notify:</text:p>
          </table:table-cell>
          <table:table-cell table:formula="of:=&quot;%w(&quot;" office:value-type="string">
            <text:p>%w(</text:p>
          </table:table-cell>
          <table:table-cell table:formula="of:=IF(ISTEXT([.O133]);[.O133];&quot;&quot;)" office:value-type="string">
            <text:p>member</text:p>
          </table:table-cell>
          <table:table-cell table:formula="of:=IF(ISBLANK([.P133]);&quot;&quot;;&quot; &quot;)&amp;IF(ISBLANK([.P133]);&quot;&quot;;[.P133])" office:value-type="string">
            <text:p/>
          </table:table-cell>
          <table:table-cell table:formula="of:=IF(ISBLANK([.Q133]);&quot;&quot;;&quot; &quot;)&amp;IF(ISBLANK([.Q133]);&quot;&quot;;[.Q133])" office:value-type="string">
            <text:p/>
          </table:table-cell>
          <table:table-cell table:formula="of:=IF(ISBLANK([.R133]);&quot;&quot;;&quot; &quot;)&amp;IF(ISBLANK([.R133]);&quot;&quot;;[.R133])" office:value-type="string">
            <text:p/>
          </table:table-cell>
          <table:table-cell table:formula="of:=IF(ISBLANK([.S133]);&quot;&quot;;&quot; &quot;)&amp;IF(ISBLANK([.S133]);&quot;&quot;;[.S133])" office:value-type="string">
            <text:p/>
          </table:table-cell>
          <table:table-cell table:formula="of:=IF(ISBLANK([.T133]);&quot;&quot;;&quot; &quot;)&amp;IF(ISBLANK([.T133]);&quot;&quot;;[.T133])" office:value-type="string">
            <text:p/>
          </table:table-cell>
          <table:table-cell table:formula="of:=IF(ISBLANK([.U133]);&quot;&quot;;&quot; &quot;)&amp;IF(ISBLANK([.U133]);&quot;&quot;;[.U133])" office:value-type="string">
            <text:p/>
          </table:table-cell>
          <table:table-cell table:formula="of:=IF(ISBLANK([.V133]);&quot;&quot;;&quot; &quot;)&amp;IF(ISBLANK([.V133]);&quot;&quot;;[.V133])" office:value-type="string">
            <text:p/>
          </table:table-cell>
          <table:table-cell table:formula="of:=IF(ISBLANK([.W133]);&quot;&quot;;&quot; &quot;)&amp;IF(ISBLANK([.W133]);&quot;&quot;;[.W133])" office:value-type="string">
            <text:p/>
          </table:table-cell>
          <table:table-cell table:formula="of:=IF(ISBLANK([.X133]);&quot;&quot;;&quot; &quot;)&amp;IF(ISBLANK([.X133]);&quot;&quot;;[.X133])" office:value-type="string">
            <text:p/>
          </table:table-cell>
          <table:table-cell table:style-name="ce47" table:formula="of:=&quot;),&quot;" office:value-type="string">
            <text:p>),</text:p>
          </table:table-cell>
          <table:table-cell/>
          <table:table-cell table:formula="of:=IFERROR(__xludf.DUMMYFUNCTION(&quot;if(ISTEXT('Definition (EN)'!P30), SPLIT('Definition (EN)'!P30, &quot;&quot; + &quot;&quot;, TRUE), &quot;&quot;&quot;&quot;)&quot;),&quot;member&quot;)" office:value-type="string">
            <text:p>member</text:p>
          </table:table-cell>
          <table:table-cell table:number-columns-repeated="10"/>
          <table:table-cell table:style-name="ce90" table:formula="of:=SUBSTITUTE([.A133]&amp;&quot; &quot;&amp;[.B133]&amp;[.C133]&amp;[.D133]&amp;[.E133]&amp;[.F133]&amp;[.G133]&amp;[.H133]&amp;[.I133]&amp;[.J133]&amp;[.K133]&amp;[.L133]&amp;[.M133];&quot;%w()&quot;;&quot;[]&quot;)" office:value-type="string">
            <text:p>group_containership_notify: %w(member),</text:p>
          </table:table-cell>
        </table:table-row>
        <table:table-row table:style-name="ro2">
          <table:table-cell table:formula="of:=LOWER(['Definition (EN)'.C30]&amp;&quot;_&quot;&amp;['Definition (EN)'.D30]&amp;&quot;_&quot;&amp;['Definition (EN)'.$M$3]&amp;&quot;:&quot;)" office:value-type="string">
            <text:p>group_containership_push:</text:p>
          </table:table-cell>
          <table:table-cell table:formula="of:=&quot;%w(&quot;" office:value-type="string">
            <text:p>%w(</text:p>
          </table:table-cell>
          <table:table-cell table:formula="of:=IF(ISTEXT([.O134]);[.O134];&quot;&quot;)" office:value-type="string">
            <text:p>member</text:p>
          </table:table-cell>
          <table:table-cell table:formula="of:=IF(ISBLANK([.P134]);&quot;&quot;;&quot; &quot;)&amp;IF(ISBLANK([.P134]);&quot;&quot;;[.P134])" office:value-type="string">
            <text:p/>
          </table:table-cell>
          <table:table-cell table:formula="of:=IF(ISBLANK([.Q134]);&quot;&quot;;&quot; &quot;)&amp;IF(ISBLANK([.Q134]);&quot;&quot;;[.Q134])" office:value-type="string">
            <text:p/>
          </table:table-cell>
          <table:table-cell table:formula="of:=IF(ISBLANK([.R134]);&quot;&quot;;&quot; &quot;)&amp;IF(ISBLANK([.R134]);&quot;&quot;;[.R134])" office:value-type="string">
            <text:p/>
          </table:table-cell>
          <table:table-cell table:formula="of:=IF(ISBLANK([.S134]);&quot;&quot;;&quot; &quot;)&amp;IF(ISBLANK([.S134]);&quot;&quot;;[.S134])" office:value-type="string">
            <text:p/>
          </table:table-cell>
          <table:table-cell table:formula="of:=IF(ISBLANK([.T134]);&quot;&quot;;&quot; &quot;)&amp;IF(ISBLANK([.T134]);&quot;&quot;;[.T134])" office:value-type="string">
            <text:p/>
          </table:table-cell>
          <table:table-cell table:formula="of:=IF(ISBLANK([.U134]);&quot;&quot;;&quot; &quot;)&amp;IF(ISBLANK([.U134]);&quot;&quot;;[.U134])" office:value-type="string">
            <text:p/>
          </table:table-cell>
          <table:table-cell table:formula="of:=IF(ISBLANK([.V134]);&quot;&quot;;&quot; &quot;)&amp;IF(ISBLANK([.V134]);&quot;&quot;;[.V134])" office:value-type="string">
            <text:p/>
          </table:table-cell>
          <table:table-cell table:formula="of:=IF(ISBLANK([.W134]);&quot;&quot;;&quot; &quot;)&amp;IF(ISBLANK([.W134]);&quot;&quot;;[.W134])" office:value-type="string">
            <text:p/>
          </table:table-cell>
          <table:table-cell table:formula="of:=IF(ISBLANK([.X134]);&quot;&quot;;&quot; &quot;)&amp;IF(ISBLANK([.X134]);&quot;&quot;;[.X134])" office:value-type="string">
            <text:p/>
          </table:table-cell>
          <table:table-cell table:style-name="ce47" table:formula="of:=&quot;),&quot;" office:value-type="string">
            <text:p>),</text:p>
          </table:table-cell>
          <table:table-cell/>
          <table:table-cell table:formula="of:=IFERROR(__xludf.DUMMYFUNCTION(&quot;if(ISTEXT('Definition (EN)'!L30), SPLIT('Definition (EN)'!L30, &quot;&quot; + &quot;&quot;, TRUE), &quot;&quot;&quot;&quot;)&quot;),&quot;member&quot;)" office:value-type="string">
            <text:p>member</text:p>
          </table:table-cell>
          <table:table-cell table:number-columns-repeated="10"/>
          <table:table-cell table:style-name="ce90" table:formula="of:=SUBSTITUTE([.A134]&amp;&quot; &quot;&amp;[.B134]&amp;[.C134]&amp;[.D134]&amp;[.E134]&amp;[.F134]&amp;[.G134]&amp;[.H134]&amp;[.I134]&amp;[.J134]&amp;[.K134]&amp;[.L134]&amp;[.M134];&quot;%w()&quot;;&quot;[]&quot;)" office:value-type="string">
            <text:p>group_containership_push: %w(member),</text:p>
          </table:table-cell>
        </table:table-row>
        <table:table-row table:style-name="ro2">
          <table:table-cell table:number-columns-repeated="2"/>
          <table:table-cell table:formula="of:=IF(ISTEXT([.O135]);[.O135];&quot;&quot;)" office:value-type="string">
            <text:p/>
          </table:table-cell>
          <table:table-cell table:formula="of:=IF(ISBLANK([.P135]);&quot;&quot;;&quot; &quot;)&amp;IF(ISBLANK([.P135]);&quot;&quot;;[.P135])" office:value-type="string">
            <text:p/>
          </table:table-cell>
          <table:table-cell table:formula="of:=IF(ISBLANK([.Q135]);&quot;&quot;;&quot; &quot;)&amp;IF(ISBLANK([.Q135]);&quot;&quot;;[.Q135])" office:value-type="string">
            <text:p/>
          </table:table-cell>
          <table:table-cell table:formula="of:=IF(ISBLANK([.R135]);&quot;&quot;;&quot; &quot;)&amp;IF(ISBLANK([.R135]);&quot;&quot;;[.R135])" office:value-type="string">
            <text:p/>
          </table:table-cell>
          <table:table-cell table:formula="of:=IF(ISBLANK([.S135]);&quot;&quot;;&quot; &quot;)&amp;IF(ISBLANK([.S135]);&quot;&quot;;[.S135])" office:value-type="string">
            <text:p/>
          </table:table-cell>
          <table:table-cell table:formula="of:=IF(ISBLANK([.T135]);&quot;&quot;;&quot; &quot;)&amp;IF(ISBLANK([.T135]);&quot;&quot;;[.T135])" office:value-type="string">
            <text:p/>
          </table:table-cell>
          <table:table-cell table:formula="of:=IF(ISBLANK([.U135]);&quot;&quot;;&quot; &quot;)&amp;IF(ISBLANK([.U135]);&quot;&quot;;[.U135])" office:value-type="string">
            <text:p/>
          </table:table-cell>
          <table:table-cell table:formula="of:=IF(ISBLANK([.V135]);&quot;&quot;;&quot; &quot;)&amp;IF(ISBLANK([.V135]);&quot;&quot;;[.V135])" office:value-type="string">
            <text:p/>
          </table:table-cell>
          <table:table-cell table:formula="of:=IF(ISBLANK([.W135]);&quot;&quot;;&quot; &quot;)&amp;IF(ISBLANK([.W135]);&quot;&quot;;[.W135])" office:value-type="string">
            <text:p/>
          </table:table-cell>
          <table:table-cell table:formula="of:=IF(ISBLANK([.X135]);&quot;&quot;;&quot; &quot;)&amp;IF(ISBLANK([.X135]);&quot;&quot;;[.X135])" office:value-type="string">
            <text:p/>
          </table:table-cell>
          <table:table-cell table:number-columns-repeated="13"/>
          <table:table-cell table:style-name="ce90" table:formula="of:=SUBSTITUTE([.A135]&amp;&quot; &quot;&amp;[.B135]&amp;[.C135]&amp;[.D135]&amp;[.E135]&amp;[.F135]&amp;[.G135]&amp;[.H135]&amp;[.I135]&amp;[.J135]&amp;[.K135]&amp;[.L135]&amp;[.M135];&quot;%w()&quot;;&quot;[]&quot;)" office:value-type="string">
            <text:p> </text:p>
          </table:table-cell>
        </table:table-row>
        <table:table-row table:style-name="ro2">
          <table:table-cell table:formula="of:=LOWER(['Definition (EN)'.C31]&amp;&quot;_&quot;&amp;['Definition (EN)'.D31]&amp;&quot;_&quot;&amp;['Definition (EN)'.$I$3]&amp;&quot;:&quot;)" office:value-type="string">
            <text:p>group_containertag_me:</text:p>
          </table:table-cell>
          <table:table-cell table:formula="of:=&quot;%w(&quot;" office:value-type="string">
            <text:p>%w(</text:p>
          </table:table-cell>
          <table:table-cell table:formula="of:=IF(ISTEXT([.O136]);[.O136];&quot;&quot;)" office:value-type="string">
            <text:p>actor</text:p>
          </table:table-cell>
          <table:table-cell table:formula="of:=IF(ISBLANK([.P136]);&quot;&quot;;&quot; &quot;)&amp;IF(ISBLANK([.P136]);&quot;&quot;;[.P136])" office:value-type="string">
            <text:p/>
          </table:table-cell>
          <table:table-cell table:formula="of:=IF(ISBLANK([.Q136]);&quot;&quot;;&quot; &quot;)&amp;IF(ISBLANK([.Q136]);&quot;&quot;;[.Q136])" office:value-type="string">
            <text:p/>
          </table:table-cell>
          <table:table-cell table:formula="of:=IF(ISBLANK([.R136]);&quot;&quot;;&quot; &quot;)&amp;IF(ISBLANK([.R136]);&quot;&quot;;[.R136])" office:value-type="string">
            <text:p/>
          </table:table-cell>
          <table:table-cell table:formula="of:=IF(ISBLANK([.S136]);&quot;&quot;;&quot; &quot;)&amp;IF(ISBLANK([.S136]);&quot;&quot;;[.S136])" office:value-type="string">
            <text:p/>
          </table:table-cell>
          <table:table-cell table:formula="of:=IF(ISBLANK([.T136]);&quot;&quot;;&quot; &quot;)&amp;IF(ISBLANK([.T136]);&quot;&quot;;[.T136])" office:value-type="string">
            <text:p/>
          </table:table-cell>
          <table:table-cell table:formula="of:=IF(ISBLANK([.U136]);&quot;&quot;;&quot; &quot;)&amp;IF(ISBLANK([.U136]);&quot;&quot;;[.U136])" office:value-type="string">
            <text:p/>
          </table:table-cell>
          <table:table-cell table:formula="of:=IF(ISBLANK([.V136]);&quot;&quot;;&quot; &quot;)&amp;IF(ISBLANK([.V136]);&quot;&quot;;[.V136])" office:value-type="string">
            <text:p/>
          </table:table-cell>
          <table:table-cell table:formula="of:=IF(ISBLANK([.W136]);&quot;&quot;;&quot; &quot;)&amp;IF(ISBLANK([.W136]);&quot;&quot;;[.W136])" office:value-type="string">
            <text:p/>
          </table:table-cell>
          <table:table-cell table:formula="of:=IF(ISBLANK([.X136]);&quot;&quot;;&quot; &quot;)&amp;IF(ISBLANK([.X136]);&quot;&quot;;[.X136])" office:value-type="string">
            <text:p/>
          </table:table-cell>
          <table:table-cell table:style-name="ce47" table:formula="of:=&quot;),&quot;" office:value-type="string">
            <text:p>),</text:p>
          </table:table-cell>
          <table:table-cell/>
          <table:table-cell table:formula="of:=IFERROR(__xludf.DUMMYFUNCTION(&quot;if(ISTEXT('Definition (EN)'!H31), SPLIT('Definition (EN)'!H31, &quot;&quot; + &quot;&quot;, TRUE), &quot;&quot;&quot;&quot;)&quot;),&quot;actor&quot;)" office:value-type="string">
            <text:p>actor</text:p>
          </table:table-cell>
          <table:table-cell table:number-columns-repeated="10"/>
          <table:table-cell table:style-name="ce90" table:formula="of:=SUBSTITUTE([.A136]&amp;&quot; &quot;&amp;[.B136]&amp;[.C136]&amp;[.D136]&amp;[.E136]&amp;[.F136]&amp;[.G136]&amp;[.H136]&amp;[.I136]&amp;[.J136]&amp;[.K136]&amp;[.L136]&amp;[.M136];&quot;%w()&quot;;&quot;[]&quot;)" office:value-type="string">
            <text:p>group_containertag_me: %w(actor),</text:p>
          </table:table-cell>
        </table:table-row>
        <table:table-row table:style-name="ro2">
          <table:table-cell table:formula="of:=LOWER(['Definition (EN)'.C31]&amp;&quot;_&quot;&amp;['Definition (EN)'.D31]&amp;&quot;_&quot;&amp;['Definition (EN)'.$U$3]&amp;&quot;:&quot;)" office:value-type="string">
            <text:p>group_containertag_activity:</text:p>
          </table:table-cell>
          <table:table-cell table:formula="of:=&quot;%w(&quot;" office:value-type="string">
            <text:p>%w(</text:p>
          </table:table-cell>
          <table:table-cell table:formula="of:=IF(ISTEXT([.O137]);[.O137];&quot;&quot;)" office:value-type="string">
            <text:p>joiners</text:p>
          </table:table-cell>
          <table:table-cell table:formula="of:=IF(ISBLANK([.P137]);&quot;&quot;;&quot; &quot;)&amp;IF(ISBLANK([.P137]);&quot;&quot;;[.P137])" office:value-type="string">
            <text:p> member</text:p>
          </table:table-cell>
          <table:table-cell table:formula="of:=IF(ISBLANK([.Q137]);&quot;&quot;;&quot; &quot;)&amp;IF(ISBLANK([.Q137]);&quot;&quot;;[.Q137])" office:value-type="string">
            <text:p/>
          </table:table-cell>
          <table:table-cell table:formula="of:=IF(ISBLANK([.R137]);&quot;&quot;;&quot; &quot;)&amp;IF(ISBLANK([.R137]);&quot;&quot;;[.R137])" office:value-type="string">
            <text:p/>
          </table:table-cell>
          <table:table-cell table:formula="of:=IF(ISBLANK([.S137]);&quot;&quot;;&quot; &quot;)&amp;IF(ISBLANK([.S137]);&quot;&quot;;[.S137])" office:value-type="string">
            <text:p/>
          </table:table-cell>
          <table:table-cell table:formula="of:=IF(ISBLANK([.T137]);&quot;&quot;;&quot; &quot;)&amp;IF(ISBLANK([.T137]);&quot;&quot;;[.T137])" office:value-type="string">
            <text:p/>
          </table:table-cell>
          <table:table-cell table:formula="of:=IF(ISBLANK([.U137]);&quot;&quot;;&quot; &quot;)&amp;IF(ISBLANK([.U137]);&quot;&quot;;[.U137])" office:value-type="string">
            <text:p/>
          </table:table-cell>
          <table:table-cell table:formula="of:=IF(ISBLANK([.V137]);&quot;&quot;;&quot; &quot;)&amp;IF(ISBLANK([.V137]);&quot;&quot;;[.V137])" office:value-type="string">
            <text:p/>
          </table:table-cell>
          <table:table-cell table:formula="of:=IF(ISBLANK([.W137]);&quot;&quot;;&quot; &quot;)&amp;IF(ISBLANK([.W137]);&quot;&quot;;[.W137])" office:value-type="string">
            <text:p/>
          </table:table-cell>
          <table:table-cell table:formula="of:=IF(ISBLANK([.X137]);&quot;&quot;;&quot; &quot;)&amp;IF(ISBLANK([.X137]);&quot;&quot;;[.X137])" office:value-type="string">
            <text:p/>
          </table:table-cell>
          <table:table-cell table:style-name="ce47" table:formula="of:=&quot;),&quot;" office:value-type="string">
            <text:p>),</text:p>
          </table:table-cell>
          <table:table-cell/>
          <table:table-cell table:formula="of:=IFERROR(__xludf.DUMMYFUNCTION(&quot;if(ISTEXT('Definition (EN)'!T31), SPLIT('Definition (EN)'!T31, &quot;&quot; + &quot;&quot;, TRUE), &quot;&quot;&quot;&quot;)&quot;),&quot;joiners&quot;)" office:value-type="string">
            <text:p>joiners</text:p>
          </table:table-cell>
          <table:table-cell office:value-type="string">
            <text:p>member</text:p>
          </table:table-cell>
          <table:table-cell table:number-columns-repeated="9"/>
          <table:table-cell table:style-name="ce90" table:formula="of:=SUBSTITUTE([.A137]&amp;&quot; &quot;&amp;[.B137]&amp;[.C137]&amp;[.D137]&amp;[.E137]&amp;[.F137]&amp;[.G137]&amp;[.H137]&amp;[.I137]&amp;[.J137]&amp;[.K137]&amp;[.L137]&amp;[.M137];&quot;%w()&quot;;&quot;[]&quot;)" office:value-type="string">
            <text:p>group_containertag_activity: %w(joiners member),</text:p>
          </table:table-cell>
        </table:table-row>
        <table:table-row table:style-name="ro2">
          <table:table-cell table:formula="of:=LOWER(['Definition (EN)'.C31]&amp;&quot;_&quot;&amp;['Definition (EN)'.D31]&amp;&quot;_&quot;&amp;['Definition (EN)'.$Q$3]&amp;&quot;:&quot;)" office:value-type="string">
            <text:p>group_containertag_notify:</text:p>
          </table:table-cell>
          <table:table-cell table:formula="of:=&quot;%w(&quot;" office:value-type="string">
            <text:p>%w(</text:p>
          </table:table-cell>
          <table:table-cell table:formula="of:=IF(ISTEXT([.O138]);[.O138];&quot;&quot;)" office:value-type="string">
            <text:p>member</text:p>
          </table:table-cell>
          <table:table-cell table:formula="of:=IF(ISBLANK([.P138]);&quot;&quot;;&quot; &quot;)&amp;IF(ISBLANK([.P138]);&quot;&quot;;[.P138])" office:value-type="string">
            <text:p/>
          </table:table-cell>
          <table:table-cell table:formula="of:=IF(ISBLANK([.Q138]);&quot;&quot;;&quot; &quot;)&amp;IF(ISBLANK([.Q138]);&quot;&quot;;[.Q138])" office:value-type="string">
            <text:p/>
          </table:table-cell>
          <table:table-cell table:formula="of:=IF(ISBLANK([.R138]);&quot;&quot;;&quot; &quot;)&amp;IF(ISBLANK([.R138]);&quot;&quot;;[.R138])" office:value-type="string">
            <text:p/>
          </table:table-cell>
          <table:table-cell table:formula="of:=IF(ISBLANK([.S138]);&quot;&quot;;&quot; &quot;)&amp;IF(ISBLANK([.S138]);&quot;&quot;;[.S138])" office:value-type="string">
            <text:p/>
          </table:table-cell>
          <table:table-cell table:formula="of:=IF(ISBLANK([.T138]);&quot;&quot;;&quot; &quot;)&amp;IF(ISBLANK([.T138]);&quot;&quot;;[.T138])" office:value-type="string">
            <text:p/>
          </table:table-cell>
          <table:table-cell table:formula="of:=IF(ISBLANK([.U138]);&quot;&quot;;&quot; &quot;)&amp;IF(ISBLANK([.U138]);&quot;&quot;;[.U138])" office:value-type="string">
            <text:p/>
          </table:table-cell>
          <table:table-cell table:formula="of:=IF(ISBLANK([.V138]);&quot;&quot;;&quot; &quot;)&amp;IF(ISBLANK([.V138]);&quot;&quot;;[.V138])" office:value-type="string">
            <text:p/>
          </table:table-cell>
          <table:table-cell table:formula="of:=IF(ISBLANK([.W138]);&quot;&quot;;&quot; &quot;)&amp;IF(ISBLANK([.W138]);&quot;&quot;;[.W138])" office:value-type="string">
            <text:p/>
          </table:table-cell>
          <table:table-cell table:formula="of:=IF(ISBLANK([.X138]);&quot;&quot;;&quot; &quot;)&amp;IF(ISBLANK([.X138]);&quot;&quot;;[.X138])" office:value-type="string">
            <text:p/>
          </table:table-cell>
          <table:table-cell table:style-name="ce47" table:formula="of:=&quot;),&quot;" office:value-type="string">
            <text:p>),</text:p>
          </table:table-cell>
          <table:table-cell/>
          <table:table-cell table:formula="of:=IFERROR(__xludf.DUMMYFUNCTION(&quot;if(ISTEXT('Definition (EN)'!P31), SPLIT('Definition (EN)'!P31, &quot;&quot; + &quot;&quot;, TRUE), &quot;&quot;&quot;&quot;)&quot;),&quot;member&quot;)" office:value-type="string">
            <text:p>member</text:p>
          </table:table-cell>
          <table:table-cell table:number-columns-repeated="10"/>
          <table:table-cell table:style-name="ce90" table:formula="of:=SUBSTITUTE([.A138]&amp;&quot; &quot;&amp;[.B138]&amp;[.C138]&amp;[.D138]&amp;[.E138]&amp;[.F138]&amp;[.G138]&amp;[.H138]&amp;[.I138]&amp;[.J138]&amp;[.K138]&amp;[.L138]&amp;[.M138];&quot;%w()&quot;;&quot;[]&quot;)" office:value-type="string">
            <text:p>group_containertag_notify: %w(member),</text:p>
          </table:table-cell>
        </table:table-row>
        <table:table-row table:style-name="ro2">
          <table:table-cell table:formula="of:=LOWER(['Definition (EN)'.C31]&amp;&quot;_&quot;&amp;['Definition (EN)'.D31]&amp;&quot;_&quot;&amp;['Definition (EN)'.$M$3]&amp;&quot;:&quot;)" office:value-type="string">
            <text:p>group_containertag_push:</text:p>
          </table:table-cell>
          <table:table-cell table:formula="of:=&quot;%w(&quot;" office:value-type="string">
            <text:p>%w(</text:p>
          </table:table-cell>
          <table:table-cell table:formula="of:=IF(ISTEXT([.O139]);[.O139];&quot;&quot;)" office:value-type="string">
            <text:p>member</text:p>
          </table:table-cell>
          <table:table-cell table:formula="of:=IF(ISBLANK([.P139]);&quot;&quot;;&quot; &quot;)&amp;IF(ISBLANK([.P139]);&quot;&quot;;[.P139])" office:value-type="string">
            <text:p/>
          </table:table-cell>
          <table:table-cell table:formula="of:=IF(ISBLANK([.Q139]);&quot;&quot;;&quot; &quot;)&amp;IF(ISBLANK([.Q139]);&quot;&quot;;[.Q139])" office:value-type="string">
            <text:p/>
          </table:table-cell>
          <table:table-cell table:formula="of:=IF(ISBLANK([.R139]);&quot;&quot;;&quot; &quot;)&amp;IF(ISBLANK([.R139]);&quot;&quot;;[.R139])" office:value-type="string">
            <text:p/>
          </table:table-cell>
          <table:table-cell table:formula="of:=IF(ISBLANK([.S139]);&quot;&quot;;&quot; &quot;)&amp;IF(ISBLANK([.S139]);&quot;&quot;;[.S139])" office:value-type="string">
            <text:p/>
          </table:table-cell>
          <table:table-cell table:formula="of:=IF(ISBLANK([.T139]);&quot;&quot;;&quot; &quot;)&amp;IF(ISBLANK([.T139]);&quot;&quot;;[.T139])" office:value-type="string">
            <text:p/>
          </table:table-cell>
          <table:table-cell table:formula="of:=IF(ISBLANK([.U139]);&quot;&quot;;&quot; &quot;)&amp;IF(ISBLANK([.U139]);&quot;&quot;;[.U139])" office:value-type="string">
            <text:p/>
          </table:table-cell>
          <table:table-cell table:formula="of:=IF(ISBLANK([.V139]);&quot;&quot;;&quot; &quot;)&amp;IF(ISBLANK([.V139]);&quot;&quot;;[.V139])" office:value-type="string">
            <text:p/>
          </table:table-cell>
          <table:table-cell table:formula="of:=IF(ISBLANK([.W139]);&quot;&quot;;&quot; &quot;)&amp;IF(ISBLANK([.W139]);&quot;&quot;;[.W139])" office:value-type="string">
            <text:p/>
          </table:table-cell>
          <table:table-cell table:formula="of:=IF(ISBLANK([.X139]);&quot;&quot;;&quot; &quot;)&amp;IF(ISBLANK([.X139]);&quot;&quot;;[.X139])" office:value-type="string">
            <text:p/>
          </table:table-cell>
          <table:table-cell table:style-name="ce47" table:formula="of:=&quot;),&quot;" office:value-type="string">
            <text:p>),</text:p>
          </table:table-cell>
          <table:table-cell/>
          <table:table-cell table:formula="of:=IFERROR(__xludf.DUMMYFUNCTION(&quot;if(ISTEXT('Definition (EN)'!L31), SPLIT('Definition (EN)'!L31, &quot;&quot; + &quot;&quot;, TRUE), &quot;&quot;&quot;&quot;)&quot;),&quot;member&quot;)" office:value-type="string">
            <text:p>member</text:p>
          </table:table-cell>
          <table:table-cell table:number-columns-repeated="10"/>
          <table:table-cell table:style-name="ce90" table:formula="of:=SUBSTITUTE([.A139]&amp;&quot; &quot;&amp;[.B139]&amp;[.C139]&amp;[.D139]&amp;[.E139]&amp;[.F139]&amp;[.G139]&amp;[.H139]&amp;[.I139]&amp;[.J139]&amp;[.K139]&amp;[.L139]&amp;[.M139];&quot;%w()&quot;;&quot;[]&quot;)" office:value-type="string">
            <text:p>group_containertag_push: %w(member),</text:p>
          </table:table-cell>
        </table:table-row>
        <table:table-row table:style-name="ro2">
          <table:table-cell table:number-columns-repeated="2"/>
          <table:table-cell table:formula="of:=IF(ISTEXT([.O140]);[.O140];&quot;&quot;)" office:value-type="string">
            <text:p/>
          </table:table-cell>
          <table:table-cell table:formula="of:=IF(ISBLANK([.P140]);&quot;&quot;;&quot; &quot;)&amp;IF(ISBLANK([.P140]);&quot;&quot;;[.P140])" office:value-type="string">
            <text:p/>
          </table:table-cell>
          <table:table-cell table:formula="of:=IF(ISBLANK([.Q140]);&quot;&quot;;&quot; &quot;)&amp;IF(ISBLANK([.Q140]);&quot;&quot;;[.Q140])" office:value-type="string">
            <text:p/>
          </table:table-cell>
          <table:table-cell table:formula="of:=IF(ISBLANK([.R140]);&quot;&quot;;&quot; &quot;)&amp;IF(ISBLANK([.R140]);&quot;&quot;;[.R140])" office:value-type="string">
            <text:p/>
          </table:table-cell>
          <table:table-cell table:formula="of:=IF(ISBLANK([.S140]);&quot;&quot;;&quot; &quot;)&amp;IF(ISBLANK([.S140]);&quot;&quot;;[.S140])" office:value-type="string">
            <text:p/>
          </table:table-cell>
          <table:table-cell table:formula="of:=IF(ISBLANK([.T140]);&quot;&quot;;&quot; &quot;)&amp;IF(ISBLANK([.T140]);&quot;&quot;;[.T140])" office:value-type="string">
            <text:p/>
          </table:table-cell>
          <table:table-cell table:formula="of:=IF(ISBLANK([.U140]);&quot;&quot;;&quot; &quot;)&amp;IF(ISBLANK([.U140]);&quot;&quot;;[.U140])" office:value-type="string">
            <text:p/>
          </table:table-cell>
          <table:table-cell table:formula="of:=IF(ISBLANK([.V140]);&quot;&quot;;&quot; &quot;)&amp;IF(ISBLANK([.V140]);&quot;&quot;;[.V140])" office:value-type="string">
            <text:p/>
          </table:table-cell>
          <table:table-cell table:formula="of:=IF(ISBLANK([.W140]);&quot;&quot;;&quot; &quot;)&amp;IF(ISBLANK([.W140]);&quot;&quot;;[.W140])" office:value-type="string">
            <text:p/>
          </table:table-cell>
          <table:table-cell table:formula="of:=IF(ISBLANK([.X140]);&quot;&quot;;&quot; &quot;)&amp;IF(ISBLANK([.X140]);&quot;&quot;;[.X140])" office:value-type="string">
            <text:p/>
          </table:table-cell>
          <table:table-cell table:number-columns-repeated="13"/>
          <table:table-cell table:style-name="ce90" table:formula="of:=SUBSTITUTE([.A140]&amp;&quot; &quot;&amp;[.B140]&amp;[.C140]&amp;[.D140]&amp;[.E140]&amp;[.F140]&amp;[.G140]&amp;[.H140]&amp;[.I140]&amp;[.J140]&amp;[.K140]&amp;[.L140]&amp;[.M140];&quot;%w()&quot;;&quot;[]&quot;)" office:value-type="string">
            <text:p> </text:p>
          </table:table-cell>
        </table:table-row>
        <table:table-row table:style-name="ro2">
          <table:table-cell table:formula="of:=LOWER(['Definition (EN)'.C32]&amp;&quot;_&quot;&amp;['Definition (EN)'.D32]&amp;&quot;_&quot;&amp;['Definition (EN)'.$I$3]&amp;&quot;:&quot;)" office:value-type="string">
            <text:p>group_ungroup_me:</text:p>
          </table:table-cell>
          <table:table-cell table:formula="of:=&quot;%w(&quot;" office:value-type="string">
            <text:p>%w(</text:p>
          </table:table-cell>
          <table:table-cell table:formula="of:=IF(ISTEXT([.O141]);[.O141];&quot;&quot;)" office:value-type="string">
            <text:p>actor</text:p>
          </table:table-cell>
          <table:table-cell table:formula="of:=IF(ISBLANK([.P141]);&quot;&quot;;&quot; &quot;)&amp;IF(ISBLANK([.P141]);&quot;&quot;;[.P141])" office:value-type="string">
            <text:p/>
          </table:table-cell>
          <table:table-cell table:formula="of:=IF(ISBLANK([.Q141]);&quot;&quot;;&quot; &quot;)&amp;IF(ISBLANK([.Q141]);&quot;&quot;;[.Q141])" office:value-type="string">
            <text:p/>
          </table:table-cell>
          <table:table-cell table:formula="of:=IF(ISBLANK([.R141]);&quot;&quot;;&quot; &quot;)&amp;IF(ISBLANK([.R141]);&quot;&quot;;[.R141])" office:value-type="string">
            <text:p/>
          </table:table-cell>
          <table:table-cell table:formula="of:=IF(ISBLANK([.S141]);&quot;&quot;;&quot; &quot;)&amp;IF(ISBLANK([.S141]);&quot;&quot;;[.S141])" office:value-type="string">
            <text:p/>
          </table:table-cell>
          <table:table-cell table:formula="of:=IF(ISBLANK([.T141]);&quot;&quot;;&quot; &quot;)&amp;IF(ISBLANK([.T141]);&quot;&quot;;[.T141])" office:value-type="string">
            <text:p/>
          </table:table-cell>
          <table:table-cell table:formula="of:=IF(ISBLANK([.U141]);&quot;&quot;;&quot; &quot;)&amp;IF(ISBLANK([.U141]);&quot;&quot;;[.U141])" office:value-type="string">
            <text:p/>
          </table:table-cell>
          <table:table-cell table:formula="of:=IF(ISBLANK([.V141]);&quot;&quot;;&quot; &quot;)&amp;IF(ISBLANK([.V141]);&quot;&quot;;[.V141])" office:value-type="string">
            <text:p/>
          </table:table-cell>
          <table:table-cell table:formula="of:=IF(ISBLANK([.W141]);&quot;&quot;;&quot; &quot;)&amp;IF(ISBLANK([.W141]);&quot;&quot;;[.W141])" office:value-type="string">
            <text:p/>
          </table:table-cell>
          <table:table-cell table:formula="of:=IF(ISBLANK([.X141]);&quot;&quot;;&quot; &quot;)&amp;IF(ISBLANK([.X141]);&quot;&quot;;[.X141])" office:value-type="string">
            <text:p/>
          </table:table-cell>
          <table:table-cell table:style-name="ce47" table:formula="of:=&quot;),&quot;" office:value-type="string">
            <text:p>),</text:p>
          </table:table-cell>
          <table:table-cell/>
          <table:table-cell table:formula="of:=IFERROR(__xludf.DUMMYFUNCTION(&quot;if(ISTEXT('Definition (EN)'!H32), SPLIT('Definition (EN)'!H32, &quot;&quot; + &quot;&quot;, TRUE), &quot;&quot;&quot;&quot;)&quot;),&quot;actor&quot;)" office:value-type="string">
            <text:p>actor</text:p>
          </table:table-cell>
          <table:table-cell table:number-columns-repeated="10"/>
          <table:table-cell table:style-name="ce90" table:formula="of:=SUBSTITUTE([.A141]&amp;&quot; &quot;&amp;[.B141]&amp;[.C141]&amp;[.D141]&amp;[.E141]&amp;[.F141]&amp;[.G141]&amp;[.H141]&amp;[.I141]&amp;[.J141]&amp;[.K141]&amp;[.L141]&amp;[.M141];&quot;%w()&quot;;&quot;[]&quot;)" office:value-type="string">
            <text:p>group_ungroup_me: %w(actor),</text:p>
          </table:table-cell>
        </table:table-row>
        <table:table-row table:style-name="ro2">
          <table:table-cell table:formula="of:=LOWER(['Definition (EN)'.C32]&amp;&quot;_&quot;&amp;['Definition (EN)'.D32]&amp;&quot;_&quot;&amp;['Definition (EN)'.$U$3]&amp;&quot;:&quot;)" office:value-type="string">
            <text:p>group_ungroup_activity:</text:p>
          </table:table-cell>
          <table:table-cell table:formula="of:=&quot;%w(&quot;" office:value-type="string">
            <text:p>%w(</text:p>
          </table:table-cell>
          <table:table-cell table:formula="of:=IF(ISTEXT([.O142]);[.O142];&quot;&quot;)" office:value-type="string">
            <text:p/>
          </table:table-cell>
          <table:table-cell table:formula="of:=IF(ISBLANK([.P142]);&quot;&quot;;&quot; &quot;)&amp;IF(ISBLANK([.P142]);&quot;&quot;;[.P142])" office:value-type="string">
            <text:p/>
          </table:table-cell>
          <table:table-cell table:formula="of:=IF(ISBLANK([.Q142]);&quot;&quot;;&quot; &quot;)&amp;IF(ISBLANK([.Q142]);&quot;&quot;;[.Q142])" office:value-type="string">
            <text:p/>
          </table:table-cell>
          <table:table-cell table:formula="of:=IF(ISBLANK([.R142]);&quot;&quot;;&quot; &quot;)&amp;IF(ISBLANK([.R142]);&quot;&quot;;[.R142])" office:value-type="string">
            <text:p/>
          </table:table-cell>
          <table:table-cell table:formula="of:=IF(ISBLANK([.S142]);&quot;&quot;;&quot; &quot;)&amp;IF(ISBLANK([.S142]);&quot;&quot;;[.S142])" office:value-type="string">
            <text:p/>
          </table:table-cell>
          <table:table-cell table:formula="of:=IF(ISBLANK([.T142]);&quot;&quot;;&quot; &quot;)&amp;IF(ISBLANK([.T142]);&quot;&quot;;[.T142])" office:value-type="string">
            <text:p/>
          </table:table-cell>
          <table:table-cell table:formula="of:=IF(ISBLANK([.U142]);&quot;&quot;;&quot; &quot;)&amp;IF(ISBLANK([.U142]);&quot;&quot;;[.U142])" office:value-type="string">
            <text:p/>
          </table:table-cell>
          <table:table-cell table:formula="of:=IF(ISBLANK([.V142]);&quot;&quot;;&quot; &quot;)&amp;IF(ISBLANK([.V142]);&quot;&quot;;[.V142])" office:value-type="string">
            <text:p/>
          </table:table-cell>
          <table:table-cell table:formula="of:=IF(ISBLANK([.W142]);&quot;&quot;;&quot; &quot;)&amp;IF(ISBLANK([.W142]);&quot;&quot;;[.W142])" office:value-type="string">
            <text:p/>
          </table:table-cell>
          <table:table-cell table:formula="of:=IF(ISBLANK([.X142]);&quot;&quot;;&quot; &quot;)&amp;IF(ISBLANK([.X142]);&quot;&quot;;[.X142])" office:value-type="string">
            <text:p/>
          </table:table-cell>
          <table:table-cell table:style-name="ce47" table:formula="of:=&quot;),&quot;" office:value-type="string">
            <text:p>),</text:p>
          </table:table-cell>
          <table:table-cell/>
          <table:table-cell table:formula="of:=IFERROR(__xludf.DUMMYFUNCTION(&quot;if(ISTEXT('Definition (EN)'!T32), SPLIT('Definition (EN)'!T32, &quot;&quot; + &quot;&quot;, TRUE), &quot;&quot;&quot;&quot;)&quot;),&quot;&quot;)" office:value-type="string">
            <text:p/>
          </table:table-cell>
          <table:table-cell table:number-columns-repeated="10"/>
          <table:table-cell table:style-name="ce90" table:formula="of:=SUBSTITUTE([.A142]&amp;&quot; &quot;&amp;[.B142]&amp;[.C142]&amp;[.D142]&amp;[.E142]&amp;[.F142]&amp;[.G142]&amp;[.H142]&amp;[.I142]&amp;[.J142]&amp;[.K142]&amp;[.L142]&amp;[.M142];&quot;%w()&quot;;&quot;[]&quot;)" office:value-type="string">
            <text:p>group_ungroup_activity: [],</text:p>
          </table:table-cell>
        </table:table-row>
        <table:table-row table:style-name="ro2">
          <table:table-cell table:formula="of:=LOWER(['Definition (EN)'.C32]&amp;&quot;_&quot;&amp;['Definition (EN)'.D32]&amp;&quot;_&quot;&amp;['Definition (EN)'.$Q$3]&amp;&quot;:&quot;)" office:value-type="string">
            <text:p>group_ungroup_notify:</text:p>
          </table:table-cell>
          <table:table-cell table:formula="of:=&quot;%w(&quot;" office:value-type="string">
            <text:p>%w(</text:p>
          </table:table-cell>
          <table:table-cell table:formula="of:=IF(ISTEXT([.O143]);[.O143];&quot;&quot;)" office:value-type="string">
            <text:p/>
          </table:table-cell>
          <table:table-cell table:formula="of:=IF(ISBLANK([.P143]);&quot;&quot;;&quot; &quot;)&amp;IF(ISBLANK([.P143]);&quot;&quot;;[.P143])" office:value-type="string">
            <text:p/>
          </table:table-cell>
          <table:table-cell table:formula="of:=IF(ISBLANK([.Q143]);&quot;&quot;;&quot; &quot;)&amp;IF(ISBLANK([.Q143]);&quot;&quot;;[.Q143])" office:value-type="string">
            <text:p/>
          </table:table-cell>
          <table:table-cell table:formula="of:=IF(ISBLANK([.R143]);&quot;&quot;;&quot; &quot;)&amp;IF(ISBLANK([.R143]);&quot;&quot;;[.R143])" office:value-type="string">
            <text:p/>
          </table:table-cell>
          <table:table-cell table:formula="of:=IF(ISBLANK([.S143]);&quot;&quot;;&quot; &quot;)&amp;IF(ISBLANK([.S143]);&quot;&quot;;[.S143])" office:value-type="string">
            <text:p/>
          </table:table-cell>
          <table:table-cell table:formula="of:=IF(ISBLANK([.T143]);&quot;&quot;;&quot; &quot;)&amp;IF(ISBLANK([.T143]);&quot;&quot;;[.T143])" office:value-type="string">
            <text:p/>
          </table:table-cell>
          <table:table-cell table:formula="of:=IF(ISBLANK([.U143]);&quot;&quot;;&quot; &quot;)&amp;IF(ISBLANK([.U143]);&quot;&quot;;[.U143])" office:value-type="string">
            <text:p/>
          </table:table-cell>
          <table:table-cell table:formula="of:=IF(ISBLANK([.V143]);&quot;&quot;;&quot; &quot;)&amp;IF(ISBLANK([.V143]);&quot;&quot;;[.V143])" office:value-type="string">
            <text:p/>
          </table:table-cell>
          <table:table-cell table:formula="of:=IF(ISBLANK([.W143]);&quot;&quot;;&quot; &quot;)&amp;IF(ISBLANK([.W143]);&quot;&quot;;[.W143])" office:value-type="string">
            <text:p/>
          </table:table-cell>
          <table:table-cell table:formula="of:=IF(ISBLANK([.X143]);&quot;&quot;;&quot; &quot;)&amp;IF(ISBLANK([.X143]);&quot;&quot;;[.X143])" office:value-type="string">
            <text:p/>
          </table:table-cell>
          <table:table-cell table:style-name="ce47" table:formula="of:=&quot;),&quot;" office:value-type="string">
            <text:p>),</text:p>
          </table:table-cell>
          <table:table-cell/>
          <table:table-cell table:formula="of:=IFERROR(__xludf.DUMMYFUNCTION(&quot;if(ISTEXT('Definition (EN)'!P32), SPLIT('Definition (EN)'!P32, &quot;&quot; + &quot;&quot;, TRUE), &quot;&quot;&quot;&quot;)&quot;),&quot;&quot;)" office:value-type="string">
            <text:p/>
          </table:table-cell>
          <table:table-cell table:number-columns-repeated="10"/>
          <table:table-cell table:style-name="ce90" table:formula="of:=SUBSTITUTE([.A143]&amp;&quot; &quot;&amp;[.B143]&amp;[.C143]&amp;[.D143]&amp;[.E143]&amp;[.F143]&amp;[.G143]&amp;[.H143]&amp;[.I143]&amp;[.J143]&amp;[.K143]&amp;[.L143]&amp;[.M143];&quot;%w()&quot;;&quot;[]&quot;)" office:value-type="string">
            <text:p>group_ungroup_notify: [],</text:p>
          </table:table-cell>
        </table:table-row>
        <table:table-row table:style-name="ro2">
          <table:table-cell table:formula="of:=LOWER(['Definition (EN)'.C32]&amp;&quot;_&quot;&amp;['Definition (EN)'.D32]&amp;&quot;_&quot;&amp;['Definition (EN)'.$M$3]&amp;&quot;:&quot;)" office:value-type="string">
            <text:p>group_ungroup_push:</text:p>
          </table:table-cell>
          <table:table-cell table:formula="of:=&quot;%w(&quot;" office:value-type="string">
            <text:p>%w(</text:p>
          </table:table-cell>
          <table:table-cell table:formula="of:=IF(ISTEXT([.O144]);[.O144];&quot;&quot;)" office:value-type="string">
            <text:p/>
          </table:table-cell>
          <table:table-cell table:formula="of:=IF(ISBLANK([.P144]);&quot;&quot;;&quot; &quot;)&amp;IF(ISBLANK([.P144]);&quot;&quot;;[.P144])" office:value-type="string">
            <text:p/>
          </table:table-cell>
          <table:table-cell table:formula="of:=IF(ISBLANK([.Q144]);&quot;&quot;;&quot; &quot;)&amp;IF(ISBLANK([.Q144]);&quot;&quot;;[.Q144])" office:value-type="string">
            <text:p/>
          </table:table-cell>
          <table:table-cell table:formula="of:=IF(ISBLANK([.R144]);&quot;&quot;;&quot; &quot;)&amp;IF(ISBLANK([.R144]);&quot;&quot;;[.R144])" office:value-type="string">
            <text:p/>
          </table:table-cell>
          <table:table-cell table:formula="of:=IF(ISBLANK([.S144]);&quot;&quot;;&quot; &quot;)&amp;IF(ISBLANK([.S144]);&quot;&quot;;[.S144])" office:value-type="string">
            <text:p/>
          </table:table-cell>
          <table:table-cell table:formula="of:=IF(ISBLANK([.T144]);&quot;&quot;;&quot; &quot;)&amp;IF(ISBLANK([.T144]);&quot;&quot;;[.T144])" office:value-type="string">
            <text:p/>
          </table:table-cell>
          <table:table-cell table:formula="of:=IF(ISBLANK([.U144]);&quot;&quot;;&quot; &quot;)&amp;IF(ISBLANK([.U144]);&quot;&quot;;[.U144])" office:value-type="string">
            <text:p/>
          </table:table-cell>
          <table:table-cell table:formula="of:=IF(ISBLANK([.V144]);&quot;&quot;;&quot; &quot;)&amp;IF(ISBLANK([.V144]);&quot;&quot;;[.V144])" office:value-type="string">
            <text:p/>
          </table:table-cell>
          <table:table-cell table:formula="of:=IF(ISBLANK([.W144]);&quot;&quot;;&quot; &quot;)&amp;IF(ISBLANK([.W144]);&quot;&quot;;[.W144])" office:value-type="string">
            <text:p/>
          </table:table-cell>
          <table:table-cell table:formula="of:=IF(ISBLANK([.X144]);&quot;&quot;;&quot; &quot;)&amp;IF(ISBLANK([.X144]);&quot;&quot;;[.X144])" office:value-type="string">
            <text:p/>
          </table:table-cell>
          <table:table-cell table:style-name="ce47" table:formula="of:=&quot;),&quot;" office:value-type="string">
            <text:p>),</text:p>
          </table:table-cell>
          <table:table-cell/>
          <table:table-cell table:formula="of:=IFERROR(__xludf.DUMMYFUNCTION(&quot;if(ISTEXT('Definition (EN)'!L32), SPLIT('Definition (EN)'!L32, &quot;&quot; + &quot;&quot;, TRUE), &quot;&quot;&quot;&quot;)&quot;),&quot;&quot;)" office:value-type="string">
            <text:p/>
          </table:table-cell>
          <table:table-cell table:number-columns-repeated="10"/>
          <table:table-cell table:style-name="ce90" table:formula="of:=SUBSTITUTE([.A144]&amp;&quot; &quot;&amp;[.B144]&amp;[.C144]&amp;[.D144]&amp;[.E144]&amp;[.F144]&amp;[.G144]&amp;[.H144]&amp;[.I144]&amp;[.J144]&amp;[.K144]&amp;[.L144]&amp;[.M144];&quot;%w()&quot;;&quot;[]&quot;)" office:value-type="string">
            <text:p>group_ungroup_push: [],</text:p>
          </table:table-cell>
        </table:table-row>
        <table:table-row table:style-name="ro2">
          <table:table-cell table:number-columns-repeated="25"/>
          <table:table-cell table:style-name="ce90" table:formula="of:=SUBSTITUTE([.A145]&amp;&quot; &quot;&amp;[.B145]&amp;[.C145]&amp;[.D145]&amp;[.E145]&amp;[.F145]&amp;[.G145]&amp;[.H145]&amp;[.I145]&amp;[.J145]&amp;[.K145]&amp;[.L145]&amp;[.M145];&quot;%w()&quot;;&quot;[]&quot;)" office:value-type="string">
            <text:p> </text:p>
          </table:table-cell>
        </table:table-row>
        <table:table-row table:style-name="ro2">
          <table:table-cell table:formula="of:=LOWER(['Definition (EN)'.C33]&amp;&quot;_&quot;&amp;['Definition (EN)'.D33]&amp;&quot;_&quot;&amp;['Definition (EN)'.$I$3]&amp;&quot;:&quot;)" office:value-type="string">
            <text:p>group_create_me:</text:p>
          </table:table-cell>
          <table:table-cell table:formula="of:=&quot;%w(&quot;" office:value-type="string">
            <text:p>%w(</text:p>
          </table:table-cell>
          <table:table-cell table:formula="of:=IF(ISTEXT([.O146]);[.O146];&quot;&quot;)" office:value-type="string">
            <text:p>actor</text:p>
          </table:table-cell>
          <table:table-cell table:formula="of:=IF(ISBLANK([.P146]);&quot;&quot;;&quot; &quot;)&amp;IF(ISBLANK([.P146]);&quot;&quot;;[.P146])" office:value-type="string">
            <text:p/>
          </table:table-cell>
          <table:table-cell table:formula="of:=IF(ISBLANK([.Q146]);&quot;&quot;;&quot; &quot;)&amp;IF(ISBLANK([.Q146]);&quot;&quot;;[.Q146])" office:value-type="string">
            <text:p/>
          </table:table-cell>
          <table:table-cell table:formula="of:=IF(ISBLANK([.R146]);&quot;&quot;;&quot; &quot;)&amp;IF(ISBLANK([.R146]);&quot;&quot;;[.R146])" office:value-type="string">
            <text:p/>
          </table:table-cell>
          <table:table-cell table:formula="of:=IF(ISBLANK([.S146]);&quot;&quot;;&quot; &quot;)&amp;IF(ISBLANK([.S146]);&quot;&quot;;[.S146])" office:value-type="string">
            <text:p/>
          </table:table-cell>
          <table:table-cell table:formula="of:=IF(ISBLANK([.T146]);&quot;&quot;;&quot; &quot;)&amp;IF(ISBLANK([.T146]);&quot;&quot;;[.T146])" office:value-type="string">
            <text:p/>
          </table:table-cell>
          <table:table-cell table:formula="of:=IF(ISBLANK([.U146]);&quot;&quot;;&quot; &quot;)&amp;IF(ISBLANK([.U146]);&quot;&quot;;[.U146])" office:value-type="string">
            <text:p/>
          </table:table-cell>
          <table:table-cell table:formula="of:=IF(ISBLANK([.V146]);&quot;&quot;;&quot; &quot;)&amp;IF(ISBLANK([.V146]);&quot;&quot;;[.V146])" office:value-type="string">
            <text:p/>
          </table:table-cell>
          <table:table-cell table:formula="of:=IF(ISBLANK([.W146]);&quot;&quot;;&quot; &quot;)&amp;IF(ISBLANK([.W146]);&quot;&quot;;[.W146])" office:value-type="string">
            <text:p/>
          </table:table-cell>
          <table:table-cell table:formula="of:=IF(ISBLANK([.X146]);&quot;&quot;;&quot; &quot;)&amp;IF(ISBLANK([.X146]);&quot;&quot;;[.X146])" office:value-type="string">
            <text:p/>
          </table:table-cell>
          <table:table-cell table:style-name="ce47" table:formula="of:=&quot;),&quot;" office:value-type="string">
            <text:p>),</text:p>
          </table:table-cell>
          <table:table-cell/>
          <table:table-cell table:formula="of:=IFERROR(__xludf.DUMMYFUNCTION(&quot;if(ISTEXT('Definition (EN)'!H33), SPLIT('Definition (EN)'!H33, &quot;&quot; + &quot;&quot;, TRUE), &quot;&quot;&quot;&quot;)&quot;),&quot;actor&quot;)" office:value-type="string">
            <text:p>actor</text:p>
          </table:table-cell>
          <table:table-cell table:number-columns-repeated="10"/>
          <table:table-cell table:style-name="ce90" table:formula="of:=SUBSTITUTE([.A146]&amp;&quot; &quot;&amp;[.B146]&amp;[.C146]&amp;[.D146]&amp;[.E146]&amp;[.F146]&amp;[.G146]&amp;[.H146]&amp;[.I146]&amp;[.J146]&amp;[.K146]&amp;[.L146]&amp;[.M146];&quot;%w()&quot;;&quot;[]&quot;)" office:value-type="string">
            <text:p>group_create_me: %w(actor),</text:p>
          </table:table-cell>
        </table:table-row>
        <table:table-row table:style-name="ro2">
          <table:table-cell table:formula="of:=LOWER(['Definition (EN)'.C33]&amp;&quot;_&quot;&amp;['Definition (EN)'.D33]&amp;&quot;_&quot;&amp;['Definition (EN)'.$U$3]&amp;&quot;:&quot;)" office:value-type="string">
            <text:p>group_create_activity:</text:p>
          </table:table-cell>
          <table:table-cell table:formula="of:=&quot;%w(&quot;" office:value-type="string">
            <text:p>%w(</text:p>
          </table:table-cell>
          <table:table-cell table:formula="of:=IF(ISTEXT([.O147]);[.O147];&quot;&quot;)" office:value-type="string">
            <text:p>joiners</text:p>
          </table:table-cell>
          <table:table-cell table:formula="of:=IF(ISBLANK([.P147]);&quot;&quot;;&quot; &quot;)&amp;IF(ISBLANK([.P147]);&quot;&quot;;[.P147])" office:value-type="string">
            <text:p/>
          </table:table-cell>
          <table:table-cell table:formula="of:=IF(ISBLANK([.Q147]);&quot;&quot;;&quot; &quot;)&amp;IF(ISBLANK([.Q147]);&quot;&quot;;[.Q147])" office:value-type="string">
            <text:p/>
          </table:table-cell>
          <table:table-cell table:formula="of:=IF(ISBLANK([.R147]);&quot;&quot;;&quot; &quot;)&amp;IF(ISBLANK([.R147]);&quot;&quot;;[.R147])" office:value-type="string">
            <text:p/>
          </table:table-cell>
          <table:table-cell table:formula="of:=IF(ISBLANK([.S147]);&quot;&quot;;&quot; &quot;)&amp;IF(ISBLANK([.S147]);&quot;&quot;;[.S147])" office:value-type="string">
            <text:p/>
          </table:table-cell>
          <table:table-cell table:formula="of:=IF(ISBLANK([.T147]);&quot;&quot;;&quot; &quot;)&amp;IF(ISBLANK([.T147]);&quot;&quot;;[.T147])" office:value-type="string">
            <text:p/>
          </table:table-cell>
          <table:table-cell table:formula="of:=IF(ISBLANK([.U147]);&quot;&quot;;&quot; &quot;)&amp;IF(ISBLANK([.U147]);&quot;&quot;;[.U147])" office:value-type="string">
            <text:p/>
          </table:table-cell>
          <table:table-cell table:formula="of:=IF(ISBLANK([.V147]);&quot;&quot;;&quot; &quot;)&amp;IF(ISBLANK([.V147]);&quot;&quot;;[.V147])" office:value-type="string">
            <text:p/>
          </table:table-cell>
          <table:table-cell table:formula="of:=IF(ISBLANK([.W147]);&quot;&quot;;&quot; &quot;)&amp;IF(ISBLANK([.W147]);&quot;&quot;;[.W147])" office:value-type="string">
            <text:p/>
          </table:table-cell>
          <table:table-cell table:formula="of:=IF(ISBLANK([.X147]);&quot;&quot;;&quot; &quot;)&amp;IF(ISBLANK([.X147]);&quot;&quot;;[.X147])" office:value-type="string">
            <text:p/>
          </table:table-cell>
          <table:table-cell table:style-name="ce47" table:formula="of:=&quot;),&quot;" office:value-type="string">
            <text:p>),</text:p>
          </table:table-cell>
          <table:table-cell/>
          <table:table-cell table:formula="of:=IFERROR(__xludf.DUMMYFUNCTION(&quot;if(ISTEXT('Definition (EN)'!T33), SPLIT('Definition (EN)'!T33, &quot;&quot; + &quot;&quot;, TRUE), &quot;&quot;&quot;&quot;)&quot;),&quot;joiners&quot;)" office:value-type="string">
            <text:p>joiners</text:p>
          </table:table-cell>
          <table:table-cell table:number-columns-repeated="10"/>
          <table:table-cell table:style-name="ce90" table:formula="of:=SUBSTITUTE([.A147]&amp;&quot; &quot;&amp;[.B147]&amp;[.C147]&amp;[.D147]&amp;[.E147]&amp;[.F147]&amp;[.G147]&amp;[.H147]&amp;[.I147]&amp;[.J147]&amp;[.K147]&amp;[.L147]&amp;[.M147];&quot;%w()&quot;;&quot;[]&quot;)" office:value-type="string">
            <text:p>group_create_activity: %w(joiners),</text:p>
          </table:table-cell>
        </table:table-row>
        <table:table-row table:style-name="ro2">
          <table:table-cell table:formula="of:=LOWER(['Definition (EN)'.C33]&amp;&quot;_&quot;&amp;['Definition (EN)'.D33]&amp;&quot;_&quot;&amp;['Definition (EN)'.$Q$3]&amp;&quot;:&quot;)" office:value-type="string">
            <text:p>group_create_notify:</text:p>
          </table:table-cell>
          <table:table-cell table:formula="of:=&quot;%w(&quot;" office:value-type="string">
            <text:p>%w(</text:p>
          </table:table-cell>
          <table:table-cell table:formula="of:=IF(ISTEXT([.O148]);[.O148];&quot;&quot;)" office:value-type="string">
            <text:p/>
          </table:table-cell>
          <table:table-cell table:formula="of:=IF(ISBLANK([.P148]);&quot;&quot;;&quot; &quot;)&amp;IF(ISBLANK([.P148]);&quot;&quot;;[.P148])" office:value-type="string">
            <text:p/>
          </table:table-cell>
          <table:table-cell table:formula="of:=IF(ISBLANK([.Q148]);&quot;&quot;;&quot; &quot;)&amp;IF(ISBLANK([.Q148]);&quot;&quot;;[.Q148])" office:value-type="string">
            <text:p/>
          </table:table-cell>
          <table:table-cell table:formula="of:=IF(ISBLANK([.R148]);&quot;&quot;;&quot; &quot;)&amp;IF(ISBLANK([.R148]);&quot;&quot;;[.R148])" office:value-type="string">
            <text:p/>
          </table:table-cell>
          <table:table-cell table:formula="of:=IF(ISBLANK([.S148]);&quot;&quot;;&quot; &quot;)&amp;IF(ISBLANK([.S148]);&quot;&quot;;[.S148])" office:value-type="string">
            <text:p/>
          </table:table-cell>
          <table:table-cell table:formula="of:=IF(ISBLANK([.T148]);&quot;&quot;;&quot; &quot;)&amp;IF(ISBLANK([.T148]);&quot;&quot;;[.T148])" office:value-type="string">
            <text:p/>
          </table:table-cell>
          <table:table-cell table:formula="of:=IF(ISBLANK([.U148]);&quot;&quot;;&quot; &quot;)&amp;IF(ISBLANK([.U148]);&quot;&quot;;[.U148])" office:value-type="string">
            <text:p/>
          </table:table-cell>
          <table:table-cell table:formula="of:=IF(ISBLANK([.V148]);&quot;&quot;;&quot; &quot;)&amp;IF(ISBLANK([.V148]);&quot;&quot;;[.V148])" office:value-type="string">
            <text:p/>
          </table:table-cell>
          <table:table-cell table:formula="of:=IF(ISBLANK([.W148]);&quot;&quot;;&quot; &quot;)&amp;IF(ISBLANK([.W148]);&quot;&quot;;[.W148])" office:value-type="string">
            <text:p/>
          </table:table-cell>
          <table:table-cell table:formula="of:=IF(ISBLANK([.X148]);&quot;&quot;;&quot; &quot;)&amp;IF(ISBLANK([.X148]);&quot;&quot;;[.X148])" office:value-type="string">
            <text:p/>
          </table:table-cell>
          <table:table-cell table:style-name="ce47" table:formula="of:=&quot;),&quot;" office:value-type="string">
            <text:p>),</text:p>
          </table:table-cell>
          <table:table-cell/>
          <table:table-cell table:formula="of:=IFERROR(__xludf.DUMMYFUNCTION(&quot;if(ISTEXT('Definition (EN)'!P33), SPLIT('Definition (EN)'!P33, &quot;&quot; + &quot;&quot;, TRUE), &quot;&quot;&quot;&quot;)&quot;),&quot;&quot;)" office:value-type="string">
            <text:p/>
          </table:table-cell>
          <table:table-cell table:number-columns-repeated="10"/>
          <table:table-cell table:style-name="ce90" table:formula="of:=SUBSTITUTE([.A148]&amp;&quot; &quot;&amp;[.B148]&amp;[.C148]&amp;[.D148]&amp;[.E148]&amp;[.F148]&amp;[.G148]&amp;[.H148]&amp;[.I148]&amp;[.J148]&amp;[.K148]&amp;[.L148]&amp;[.M148];&quot;%w()&quot;;&quot;[]&quot;)" office:value-type="string">
            <text:p>group_create_notify: [],</text:p>
          </table:table-cell>
        </table:table-row>
        <table:table-row table:style-name="ro2">
          <table:table-cell table:formula="of:=LOWER(['Definition (EN)'.C33]&amp;&quot;_&quot;&amp;['Definition (EN)'.D33]&amp;&quot;_&quot;&amp;['Definition (EN)'.$M$3]&amp;&quot;:&quot;)" office:value-type="string">
            <text:p>group_create_push:</text:p>
          </table:table-cell>
          <table:table-cell table:formula="of:=&quot;%w(&quot;" office:value-type="string">
            <text:p>%w(</text:p>
          </table:table-cell>
          <table:table-cell table:formula="of:=IF(ISTEXT([.O149]);[.O149];&quot;&quot;)" office:value-type="string">
            <text:p/>
          </table:table-cell>
          <table:table-cell table:formula="of:=IF(ISBLANK([.P149]);&quot;&quot;;&quot; &quot;)&amp;IF(ISBLANK([.P149]);&quot;&quot;;[.P149])" office:value-type="string">
            <text:p/>
          </table:table-cell>
          <table:table-cell table:formula="of:=IF(ISBLANK([.Q149]);&quot;&quot;;&quot; &quot;)&amp;IF(ISBLANK([.Q149]);&quot;&quot;;[.Q149])" office:value-type="string">
            <text:p/>
          </table:table-cell>
          <table:table-cell table:formula="of:=IF(ISBLANK([.R149]);&quot;&quot;;&quot; &quot;)&amp;IF(ISBLANK([.R149]);&quot;&quot;;[.R149])" office:value-type="string">
            <text:p/>
          </table:table-cell>
          <table:table-cell table:formula="of:=IF(ISBLANK([.S149]);&quot;&quot;;&quot; &quot;)&amp;IF(ISBLANK([.S149]);&quot;&quot;;[.S149])" office:value-type="string">
            <text:p/>
          </table:table-cell>
          <table:table-cell table:formula="of:=IF(ISBLANK([.T149]);&quot;&quot;;&quot; &quot;)&amp;IF(ISBLANK([.T149]);&quot;&quot;;[.T149])" office:value-type="string">
            <text:p/>
          </table:table-cell>
          <table:table-cell table:formula="of:=IF(ISBLANK([.U149]);&quot;&quot;;&quot; &quot;)&amp;IF(ISBLANK([.U149]);&quot;&quot;;[.U149])" office:value-type="string">
            <text:p/>
          </table:table-cell>
          <table:table-cell table:formula="of:=IF(ISBLANK([.V149]);&quot;&quot;;&quot; &quot;)&amp;IF(ISBLANK([.V149]);&quot;&quot;;[.V149])" office:value-type="string">
            <text:p/>
          </table:table-cell>
          <table:table-cell table:formula="of:=IF(ISBLANK([.W149]);&quot;&quot;;&quot; &quot;)&amp;IF(ISBLANK([.W149]);&quot;&quot;;[.W149])" office:value-type="string">
            <text:p/>
          </table:table-cell>
          <table:table-cell table:formula="of:=IF(ISBLANK([.X149]);&quot;&quot;;&quot; &quot;)&amp;IF(ISBLANK([.X149]);&quot;&quot;;[.X149])" office:value-type="string">
            <text:p/>
          </table:table-cell>
          <table:table-cell table:style-name="ce47" table:formula="of:=&quot;)&quot;" office:value-type="string">
            <text:p>)</text:p>
          </table:table-cell>
          <table:table-cell/>
          <table:table-cell table:formula="of:=IFERROR(__xludf.DUMMYFUNCTION(&quot;if(ISTEXT('Definition (EN)'!L33), SPLIT('Definition (EN)'!L33, &quot;&quot; + &quot;&quot;, TRUE), &quot;&quot;&quot;&quot;)&quot;),&quot;&quot;)" office:value-type="string">
            <text:p/>
          </table:table-cell>
          <table:table-cell table:number-columns-repeated="10"/>
          <table:table-cell table:style-name="ce90" table:formula="of:=SUBSTITUTE([.A149]&amp;&quot; &quot;&amp;[.B149]&amp;[.C149]&amp;[.D149]&amp;[.E149]&amp;[.F149]&amp;[.G149]&amp;[.H149]&amp;[.I149]&amp;[.J149]&amp;[.K149]&amp;[.L149]&amp;[.M149];&quot;%w()&quot;;&quot;[]&quot;)" office:value-type="string">
            <text:p>group_create_push: []</text:p>
          </table:table-cell>
        </table:table-row>
      </table:table>
      <table:table table:name="Desired and Actual State" table:style-name="ta6" table:print="false">
        <office:forms form:automatic-focus="false" form:apply-design-mode="false"/>
        <table:table-column table:style-name="co44" table:default-cell-style-name="ce15"/>
        <table:table-column table:style-name="co45" table:default-cell-style-name="ce15"/>
        <table:table-column table:style-name="co46" table:default-cell-style-name="ce15"/>
        <table:table-column table:style-name="co47" table:default-cell-style-name="ce15"/>
        <table:table-column table:style-name="co48" table:default-cell-style-name="ce15"/>
        <table:table-column table:style-name="co49" table:default-cell-style-name="ce15"/>
        <table:table-column table:style-name="co41" table:default-cell-style-name="ce15"/>
        <table:table-column table:style-name="co50" table:default-cell-style-name="ce15"/>
        <table:table-column table:style-name="co51" table:default-cell-style-name="ce15"/>
        <table:table-column table:style-name="co41" table:default-cell-style-name="ce15"/>
        <table:table-column table:style-name="co52" table:default-cell-style-name="ce15"/>
        <table:table-column table:style-name="co51" table:default-cell-style-name="ce15"/>
        <table:table-column table:style-name="co43" table:default-cell-style-name="ce15"/>
        <table:table-column table:style-name="co53" table:default-cell-style-name="ce15"/>
        <table:table-column table:style-name="co54" table:default-cell-style-name="ce15"/>
        <table:table-column table:style-name="co45" table:default-cell-style-name="ce15"/>
        <table:table-column table:style-name="co55" table:default-cell-style-name="ce15"/>
        <table:table-column table:style-name="co56" table:default-cell-style-name="ce15"/>
        <table:table-column table:style-name="co57" table:default-cell-style-name="ce15"/>
        <table:table-column table:style-name="co58" table:default-cell-style-name="ce15"/>
        <table:table-column table:style-name="co59" table:default-cell-style-name="ce15"/>
        <table:table-column table:style-name="co60" table:default-cell-style-name="ce15"/>
        <table:table-column table:style-name="co61" table:default-cell-style-name="ce15"/>
        <table:table-column table:style-name="co43" table:default-cell-style-name="ce15" table:number-columns-repeated="233"/>
        <table:table-row table:style-name="ro2">
          <table:table-cell/>
          <table:table-cell table:style-name="ce91"/>
          <table:table-cell table:style-name="ce92"/>
          <table:table-cell table:number-columns-repeated="3" table:style-name="ce93"/>
          <table:table-cell table:style-name="ce94"/>
          <table:table-cell table:number-columns-repeated="2" table:style-name="ce93"/>
          <table:table-cell table:style-name="ce94"/>
          <table:table-cell table:number-columns-repeated="2" table:style-name="ce93"/>
          <table:table-cell/>
          <table:table-cell table:number-columns-repeated="5" table:style-name="ce93"/>
        </table:table-row>
        <table:table-row table:style-name="ro2">
          <table:table-cell/>
          <table:table-cell table:style-name="ce91"/>
          <table:table-cell table:style-name="ce92"/>
          <table:table-cell table:number-columns-repeated="3" table:style-name="ce93"/>
          <table:table-cell table:style-name="ce94"/>
          <table:table-cell table:number-columns-repeated="2" table:style-name="ce93"/>
          <table:table-cell table:style-name="ce94"/>
          <table:table-cell table:number-columns-repeated="2" table:style-name="ce93"/>
          <table:table-cell/>
          <table:table-cell table:number-columns-repeated="5" table:style-name="ce93"/>
        </table:table-row>
        <table:table-row table:style-name="ro2">
          <table:table-cell/>
          <table:table-cell table:style-name="ce95" office:value-type="string">
            <text:p>TYPE</text:p>
          </table:table-cell>
          <table:table-cell table:style-name="ce96"/>
          <table:table-cell table:style-name="ce97"/>
          <table:table-cell table:style-name="ce98" table:number-columns-spanned="8" table:number-rows-spanned="1" office:value-type="string">
            <text:p>Desired State RECEPIENT</text:p>
          </table:table-cell>
          <table:covered-table-cell table:number-columns-repeated="7"/>
          <table:table-cell/>
          <table:table-cell table:style-name="ce101" table:number-columns-spanned="5" table:number-rows-spanned="1" office:value-type="string">
            <text:p>Actual State RECEPIENT</text:p>
          </table:table-cell>
          <table:covered-table-cell table:number-columns-repeated="4"/>
          <table:table-cell/>
          <table:table-cell table:style-name="ce102" office:value-type="string">
            <text:p>Test Date</text:p>
          </table:table-cell>
          <table:table-cell table:style-name="ce102" office:value-type="string">
            <text:p>Fix Date</text:p>
          </table:table-cell>
          <table:table-cell table:style-name="ce102" office:value-type="string">
            <text:p>Note</text:p>
          </table:table-cell>
          <table:table-cell table:style-name="ce102" office:value-type="string">
            <text:p>Situation</text:p>
          </table:table-cell>
        </table:table-row>
        <table:table-row table:style-name="ro2">
          <table:table-cell/>
          <table:table-cell table:style-name="ce103"/>
          <table:table-cell table:style-name="ce96"/>
          <table:table-cell table:style-name="ce88"/>
          <table:table-cell table:style-name="ce104" office:value-type="string">
            <text:p>Push Notification</text:p>
          </table:table-cell>
          <table:table-cell table:style-name="ce104" office:value-type="string">
            <text:p>Redirection (iOS)</text:p>
          </table:table-cell>
          <table:table-cell table:style-name="ce105"/>
          <table:table-cell table:style-name="ce104" office:value-type="string">
            <text:p>In App Notification</text:p>
          </table:table-cell>
          <table:table-cell table:style-name="ce104" office:value-type="string">
            <text:p>Redirection (iOS)</text:p>
          </table:table-cell>
          <table:table-cell table:style-name="ce105"/>
          <table:table-cell table:style-name="ce104" office:value-type="string">
            <text:p>Activity Feed</text:p>
          </table:table-cell>
          <table:table-cell table:style-name="ce104" office:value-type="string">
            <text:p>Redirection (iOS)</text:p>
          </table:table-cell>
          <table:table-cell/>
          <table:table-cell table:style-name="ce106" office:value-type="string">
            <text:p>Push Notification</text:p>
          </table:table-cell>
          <table:table-cell table:style-name="ce106" office:value-type="string">
            <text:p>Redirection (iOS)</text:p>
          </table:table-cell>
          <table:table-cell table:style-name="ce106" office:value-type="string">
            <text:p>In App Notification</text:p>
          </table:table-cell>
          <table:table-cell table:style-name="ce106" office:value-type="string">
            <text:p>Redirection (iOS)</text:p>
          </table:table-cell>
          <table:table-cell table:style-name="ce106" office:value-type="string">
            <text:p>Activity Feed</text:p>
          </table:table-cell>
          <table:table-cell/>
          <table:table-cell table:number-columns-repeated="4" table:style-name="ce107"/>
        </table:table-row>
        <table:table-row table:style-name="ro2">
          <table:table-cell/>
          <table:table-cell table:style-name="ce108" office:value-type="string">
            <text:p>comment on slot</text:p>
          </table:table-cell>
          <table:table-cell table:style-name="ce109"/>
          <table:table-cell table:style-name="ce110"/>
          <table:table-cell table:style-name="ce61" office:value-type="string">
            <text:p>commenter, creator, follower</text:p>
          </table:table-cell>
          <table:table-cell table:style-name="ce47" office:value-type="string">
            <text:p>In-App-Notifications</text:p>
          </table:table-cell>
          <table:table-cell table:style-name="ce111"/>
          <table:table-cell table:style-name="ce47" office:value-type="string">
            <text:p>commenter, creato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112" office:value-type="string">
            <text:p>commenter, creator, follower</text:p>
          </table:table-cell>
          <table:table-cell table:style-name="ce112"/>
          <table:table-cell table:style-name="ce113" office:value-type="string">
            <text:p>commenter, creator, follower (no)</text:p>
          </table:table-cell>
          <table:table-cell table:style-name="ce112"/>
          <table:table-cell table:style-name="ce114" office:value-type="string">
            <text:p>friends, follower, creator, member</text:p>
          </table:table-cell>
          <table:table-cell table:style-name="ce47"/>
          <table:table-cell table:style-name="ce115" office:value-type="string">
            <text:p>18.04.16 12h</text:p>
          </table:table-cell>
          <table:table-cell table:style-name="ce116" office:value-type="string">
            <text:p>20.04.</text:p>
          </table:table-cell>
          <table:table-cell table:style-name="ce115" office:value-type="string">
            <text:p>App comments 2 times</text:p>
          </table:table-cell>
          <table:table-cell table:style-name="ce115" office:value-type="string">
            <text:p>Thomas commented on Patos slot</text:p>
          </table:table-cell>
        </table:table-row>
        <table:table-row table:style-name="ro2">
          <table:table-cell/>
          <table:table-cell table:style-name="ce108" office:value-type="string">
            <text:p>like a slot</text:p>
          </table:table-cell>
          <table:table-cell table:style-name="ce117"/>
          <table:table-cell table:style-name="ce110"/>
          <table:table-cell table:style-name="ce61" office:value-type="string">
            <text:p>creator</text:p>
          </table:table-cell>
          <table:table-cell table:style-name="ce47" office:value-type="string">
            <text:p>In-App-Notifications</text:p>
          </table:table-cell>
          <table:table-cell table:style-name="ce111"/>
          <table:table-cell table:style-name="ce47" office:value-type="string">
            <text:p>creato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118" office:value-type="string">
            <text:p>cerator</text:p>
          </table:table-cell>
          <table:table-cell table:style-name="ce119"/>
          <table:table-cell table:style-name="ce118" office:value-type="string">
            <text:p>creator</text:p>
          </table:table-cell>
          <table:table-cell table:style-name="ce118"/>
          <table:table-cell table:style-name="ce118" office:value-type="string">
            <text:p>friends, follower, creator, member</text:p>
          </table:table-cell>
          <table:table-cell table:style-name="ce47"/>
          <table:table-cell table:style-name="ce51" office:value-type="string">
            <text:p>18.04.16 12h</text:p>
          </table:table-cell>
          <table:table-cell table:number-columns-repeated="2" table:style-name="ce120"/>
          <table:table-cell table:style-name="ce51" office:value-type="string">
            <text:p>Pato liked on friends Slot of Stani</text:p>
          </table:table-cell>
        </table:table-row>
        <table:table-row table:style-name="ro2">
          <table:table-cell/>
          <table:table-cell table:style-name="ce121" office:value-type="string">
            <text:p>create new slot (not added to any grou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slot visibility private</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text:p>
          </table:table-cell>
          <table:table-cell table:style-name="ce50" office:value-type="string">
            <text:p>-</text:p>
          </table:table-cell>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18" office:value-type="string">
            <text:p>-</text:p>
          </table:table-cell>
          <table:table-cell/>
          <table:table-cell table:style-name="ce51" office:value-type="string">
            <text:p>18.04.16 12h</text:p>
          </table:table-cell>
          <table:table-cell table:number-columns-repeated="2" table:style-name="ce120"/>
          <table:table-cell table:style-name="ce51" office:value-type="string">
            <text:p>Thomas creates a private Slot</text:p>
          </table:table-cell>
        </table:table-row>
        <table:table-row table:style-name="ro2">
          <table:table-cell/>
          <table:table-cell table:style-name="ce127" office:value-type="string">
            <text:p>    - slot visibility friends</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friends, follower, creator, member, actor</text:p>
          </table:table-cell>
          <table:table-cell table:style-name="ce50"/>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28" office:value-type="string">
            <text:p>friends, follower, creator, member, actor (nobody receives)</text:p>
          </table:table-cell>
          <table:table-cell table:style-name="ce47"/>
          <table:table-cell table:style-name="ce51" office:value-type="string">
            <text:p>18.04.16 12h</text:p>
          </table:table-cell>
          <table:table-cell table:style-name="ce128" office:value-type="string">
            <text:p>in progress</text:p>
          </table:table-cell>
          <table:table-cell table:style-name="ce128" office:value-type="string">
            <text:p>This problem is actually related to a backend bug on FriendSlots</text:p>
          </table:table-cell>
          <table:table-cell table:style-name="ce51" office:value-type="string">
            <text:p>Thomas creates a friends Slot</text:p>
          </table:table-cell>
        </table:table-row>
        <table:table-row table:style-name="ro2">
          <table:table-cell/>
          <table:table-cell table:style-name="ce127" office:value-type="string">
            <text:p>    - slot visibility public</text:p>
          </table:table-cell>
          <table:table-cell table:style-name="ce117"/>
          <table:table-cell table:style-name="ce110"/>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47" office:value-type="string">
            <text:p>friends, follower, creator, member, actor</text:p>
          </table:table-cell>
          <table:table-cell table:style-name="ce50"/>
          <table:table-cell/>
          <table:table-cell table:style-name="ce118" office:value-type="string">
            <text:p>-</text:p>
          </table:table-cell>
          <table:table-cell table:style-name="ce118"/>
          <table:table-cell table:style-name="ce118" office:value-type="string">
            <text:p>-</text:p>
          </table:table-cell>
          <table:table-cell table:style-name="ce118"/>
          <table:table-cell table:style-name="ce113" office:value-type="string">
            <text:p>friends, follower, creator (no), member, actor</text:p>
          </table:table-cell>
          <table:table-cell table:style-name="ce47"/>
          <table:table-cell table:style-name="ce51" office:value-type="string">
            <text:p>18.04.16 12h</text:p>
          </table:table-cell>
          <table:table-cell table:style-name="ce116" office:value-type="string">
            <text:p>20.04.</text:p>
          </table:table-cell>
          <table:table-cell table:style-name="ce51" office:value-type="string">
            <text:p>Creator does not receive activity in feed</text:p>
          </table:table-cell>
          <table:table-cell table:style-name="ce51" office:value-type="string">
            <text:p>Thomas creates a public Slot</text:p>
          </table:table-cell>
        </table:table-row>
        <table:table-row table:style-name="ro2">
          <table:table-cell/>
          <table:table-cell table:style-name="ce108" office:value-type="string">
            <text:p>add image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video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audio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08" office:value-type="string">
            <text:p>add note to slot</text:p>
          </table:table-cell>
          <table:table-cell table:style-name="ce117"/>
          <table:table-cell table:style-name="ce110"/>
          <table:table-cell table:style-name="ce61" office:value-type="string">
            <text:p>follower</text:p>
          </table:table-cell>
          <table:table-cell table:style-name="ce47" office:value-type="string">
            <text:p>In-App-Notifications</text:p>
          </table:table-cell>
          <table:table-cell table:style-name="ce111"/>
          <table:table-cell table:style-name="ce47" office:value-type="string">
            <text:p>follower</text:p>
          </table:table-cell>
          <table:table-cell table:style-name="ce47" office:value-type="string">
            <text:p>Target Slot</text:p>
          </table:table-cell>
          <table:table-cell table:style-name="ce111"/>
          <table:table-cell table:style-name="ce47" office:value-type="string">
            <text:p>friends, follower, creator, member</text:p>
          </table:table-cell>
          <table:table-cell table:style-name="ce50"/>
          <table:table-cell/>
          <table:table-cell table:style-name="ce51" office:value-type="string">
            <text:p>follower</text:p>
          </table:table-cell>
          <table:table-cell table:style-name="ce51"/>
          <table:table-cell table:style-name="ce51" office:value-type="string">
            <text:p>follower</text:p>
          </table:table-cell>
          <table:table-cell table:style-name="ce51"/>
          <table:table-cell table:style-name="ce51" office:value-type="string">
            <text:p>friends, follower, creator, member</text:p>
          </table:table-cell>
          <table:table-cell/>
          <table:table-cell table:number-columns-repeated="4" table:style-name="ce120"/>
        </table:table-row>
        <table:table-row table:style-name="ro2">
          <table:table-cell/>
          <table:table-cell table:style-name="ce129" office:value-type="string">
            <text:p>add multiple media items</text:p>
          </table:table-cell>
          <table:table-cell table:style-name="ce130"/>
          <table:table-cell table:style-name="ce110"/>
          <table:table-cell table:style-name="ce131" office:value-type="string">
            <text:p>follower</text:p>
          </table:table-cell>
          <table:table-cell table:style-name="ce132"/>
          <table:table-cell table:style-name="ce133"/>
          <table:table-cell table:style-name="ce132" office:value-type="string">
            <text:p>follower</text:p>
          </table:table-cell>
          <table:table-cell table:style-name="ce132"/>
          <table:table-cell table:style-name="ce133"/>
          <table:table-cell table:style-name="ce132" office:value-type="string">
            <text:p>friends, follower, creator, member</text:p>
          </table:table-cell>
          <table:table-cell table:style-name="ce134"/>
          <table:table-cell/>
          <table:table-cell table:style-name="ce135" office:value-type="string">
            <text:p>follower</text:p>
          </table:table-cell>
          <table:table-cell table:style-name="ce135"/>
          <table:table-cell table:style-name="ce135" office:value-type="string">
            <text:p>follower</text:p>
          </table:table-cell>
          <table:table-cell table:style-name="ce135"/>
          <table:table-cell table:style-name="ce135" office:value-type="string">
            <text:p>friends, follower, creator, member</text:p>
          </table:table-cell>
          <table:table-cell/>
          <table:table-cell table:number-columns-repeated="4" table:style-name="ce120"/>
        </table:table-row>
        <table:table-row table:style-name="ro2">
          <table:table-cell table:style-name="ce136"/>
          <table:table-cell table:style-name="ce137"/>
          <table:table-cell table:style-name="ce96"/>
          <table:table-cell table:number-columns-repeated="3" table:style-name="ce97"/>
          <table:table-cell table:style-name="ce94"/>
          <table:table-cell table:number-columns-repeated="2" table:style-name="ce97"/>
          <table:table-cell table:style-name="ce94"/>
          <table:table-cell table:number-columns-repeated="2" table:style-name="ce97"/>
          <table:table-cell table:style-name="ce136"/>
          <table:table-cell table:number-columns-repeated="5" table:style-name="ce138"/>
          <table:table-cell table:style-name="ce136"/>
          <table:table-cell table:number-columns-repeated="4" table:style-name="ce139"/>
          <table:table-cell table:number-columns-repeated="14" table:style-name="ce136"/>
        </table:table-row>
        <table:table-row table:style-name="ro2">
          <table:table-cell/>
          <table:table-cell table:style-name="ce95" office:value-type="string">
            <text:p>TYPE</text:p>
          </table:table-cell>
          <table:table-cell table:style-name="ce96"/>
          <table:table-cell table:style-name="ce97"/>
          <table:table-cell table:style-name="ce98" table:number-columns-spanned="8" table:number-rows-spanned="1" office:value-type="string">
            <text:p>Desired State RECEPIENT</text:p>
          </table:table-cell>
          <table:covered-table-cell table:number-columns-repeated="7"/>
          <table:table-cell/>
          <table:table-cell table:style-name="ce101" table:number-columns-spanned="5" table:number-rows-spanned="1" office:value-type="string">
            <text:p>Actual State RECEPIENT</text:p>
          </table:table-cell>
          <table:covered-table-cell table:number-columns-repeated="4"/>
          <table:table-cell/>
          <table:table-cell table:number-columns-repeated="4" table:style-name="ce120"/>
        </table:table-row>
        <table:table-row table:style-name="ro2">
          <table:table-cell/>
          <table:table-cell table:style-name="ce103"/>
          <table:table-cell table:style-name="ce96"/>
          <table:table-cell table:style-name="ce88"/>
          <table:table-cell table:style-name="ce104" office:value-type="string">
            <text:p>Push Notification</text:p>
          </table:table-cell>
          <table:table-cell table:style-name="ce104" office:value-type="string">
            <text:p>Redirection (iOS)</text:p>
          </table:table-cell>
          <table:table-cell table:style-name="ce105"/>
          <table:table-cell table:style-name="ce104" office:value-type="string">
            <text:p>In App Notification</text:p>
          </table:table-cell>
          <table:table-cell table:style-name="ce104" office:value-type="string">
            <text:p>Redirection (iOS)</text:p>
          </table:table-cell>
          <table:table-cell table:style-name="ce105"/>
          <table:table-cell table:style-name="ce104" office:value-type="string">
            <text:p>Activity Feed</text:p>
          </table:table-cell>
          <table:table-cell table:style-name="ce104" office:value-type="string">
            <text:p>Redirection (iOS)</text:p>
          </table:table-cell>
          <table:table-cell/>
          <table:table-cell table:style-name="ce106" office:value-type="string">
            <text:p>Push Notification</text:p>
          </table:table-cell>
          <table:table-cell table:style-name="ce106" office:value-type="string">
            <text:p>Redirection (iOS)</text:p>
          </table:table-cell>
          <table:table-cell table:style-name="ce106" office:value-type="string">
            <text:p>In App Notification</text:p>
          </table:table-cell>
          <table:table-cell table:style-name="ce106" office:value-type="string">
            <text:p>Redirection (iOS)</text:p>
          </table:table-cell>
          <table:table-cell table:style-name="ce106" office:value-type="string">
            <text:p>Activity Feed</text:p>
          </table:table-cell>
          <table:table-cell/>
          <table:table-cell table:number-columns-repeated="4" table:style-name="ce120"/>
        </table:table-row>
        <table:table-row table:style-name="ro2">
          <table:table-cell/>
          <table:table-cell table:style-name="ce108" office:value-type="string">
            <text:p>reslot a slot (direct)</text:p>
          </table:table-cell>
          <table:table-cell table:style-name="ce127" office:value-type="string">
            <text:p>by Myself</text:p>
          </table:table-cell>
          <table:table-cell table:style-name="ce122"/>
          <table:table-cell table:style-name="ce140" office:value-type="string">
            <text:p>creator</text:p>
          </table:table-cell>
          <table:table-cell table:style-name="ce47" office:value-type="string">
            <text:p>Target Slot</text:p>
          </table:table-cell>
          <table:table-cell table:style-name="ce124"/>
          <table:table-cell office:value-type="string">
            <text:p>creator</text:p>
          </table:table-cell>
          <table:table-cell table:style-name="ce47"/>
          <table:table-cell table:style-name="ce111"/>
          <table:table-cell table:style-name="ce47" office:value-type="string">
            <text:p>friends, follower, creator, member</text:p>
          </table:table-cell>
          <table:table-cell table:style-name="ce50"/>
          <table:table-cell/>
          <table:table-cell table:style-name="ce141" office:value-type="string">
            <text:p>creator</text:p>
          </table:table-cell>
          <table:table-cell table:style-name="ce120"/>
          <table:table-cell table:style-name="ce141" office:value-type="string">
            <text:p>creator</text:p>
          </table:table-cell>
          <table:table-cell table:style-name="ce120"/>
          <table:table-cell table:style-name="ce142" office:value-type="string">
            <text:p>friends, follower, creator, member</text:p>
          </table:table-cell>
          <table:table-cell/>
          <table:table-cell table:style-name="ce51" office:value-type="string">
            <text:p>18.04.16 12h</text:p>
          </table:table-cell>
          <table:table-cell table:style-name="ce116" office:value-type="string">
            <text:p>20.04.</text:p>
          </table:table-cell>
          <table:table-cell table:style-name="ce51"/>
          <table:table-cell table:style-name="ce51" office:value-type="string">
            <text:p>Pato reslots a slot of Thomas</text:p>
          </table:table-cell>
        </table:table-row>
        <table:table-row table:style-name="ro2">
          <table:table-cell/>
          <table:table-cell table:style-name="ce108" office:value-type="string">
            <text:p>request friendship</text:p>
          </table:table-cell>
          <table:table-cell table:style-name="ce117"/>
          <table:table-cell table:style-name="ce122"/>
          <table:table-cell table:style-name="ce140" office:value-type="string">
            <text:p>user</text:p>
          </table:table-cell>
          <table:table-cell table:style-name="ce47" office:value-type="string">
            <text:p>In-App-Notifications</text:p>
          </table:table-cell>
          <table:table-cell table:style-name="ce124"/>
          <table:table-cell office:value-type="string">
            <text:p>user</text:p>
          </table:table-cell>
          <table:table-cell table:style-name="ce88" office:value-type="string">
            <text:p>Requestee</text:p>
          </table:table-cell>
          <table:table-cell table:style-name="ce124"/>
          <table:table-cell table:style-name="ce136"/>
          <table:table-cell table:style-name="ce143"/>
          <table:table-cell/>
          <table:table-cell table:style-name="ce118" office:value-type="string">
            <text:p>user</text:p>
          </table:table-cell>
          <table:table-cell table:style-name="ce119"/>
          <table:table-cell table:style-name="ce118" office:value-type="string">
            <text:p>user</text:p>
          </table:table-cell>
          <table:table-cell table:style-name="ce120"/>
          <table:table-cell table:style-name="ce126"/>
          <table:table-cell/>
          <table:table-cell table:style-name="ce51" office:value-type="string">
            <text:p>18.04.16 12h</text:p>
          </table:table-cell>
          <table:table-cell table:style-name="ce120"/>
          <table:table-cell table:style-name="ce51"/>
          <table:table-cell table:style-name="ce144" table:number-columns-spanned="1" table:number-rows-spanned="4" office:value-type="string">
            <text:p>Pato is sending a friend request to Panda</text:p>
          </table:table-cell>
        </table:table-row>
        <table:table-row table:style-name="ro2">
          <table:table-cell/>
          <table:table-cell table:style-name="ce108" office:value-type="string">
            <text:p>established friendship</text:p>
          </table:table-cell>
          <table:table-cell table:style-name="ce117"/>
          <table:table-cell table:style-name="ce136"/>
          <table:table-cell table:style-name="ce123"/>
          <table:table-cell table:number-columns-repeated="6" table:style-name="ce124"/>
          <table:table-cell table:style-name="ce125"/>
          <table:table-cell/>
          <table:table-cell table:number-columns-repeated="5" table:style-name="ce126"/>
          <table:table-cell/>
          <table:table-cell table:number-columns-repeated="3" table:style-name="ce120"/>
          <table:covered-table-cell/>
        </table:table-row>
        <table:table-row table:style-name="ro2">
          <table:table-cell/>
          <table:table-cell table:style-name="ce127" office:value-type="string">
            <text:p>    - confirmation</text:p>
          </table:table-cell>
          <table:table-cell table:style-name="ce127" office:value-type="string">
            <text:p>is Requester</text:p>
          </table:table-cell>
          <table:table-cell table:style-name="ce136"/>
          <table:table-cell table:style-name="ce140" office:value-type="string">
            <text:p>user</text:p>
          </table:table-cell>
          <table:table-cell table:style-name="ce47" office:value-type="string">
            <text:p>In-App-Notifications</text:p>
          </table:table-cell>
          <table:table-cell table:style-name="ce111"/>
          <table:table-cell office:value-type="string">
            <text:p>user</text:p>
          </table:table-cell>
          <table:table-cell table:style-name="ce88" office:value-type="string">
            <text:p>Requester</text:p>
          </table:table-cell>
          <table:table-cell table:style-name="ce124"/>
          <table:table-cell table:style-name="ce145" office:value-type="string">
            <text:p>-</text:p>
          </table:table-cell>
          <table:table-cell table:style-name="ce146" office:value-type="string">
            <text:p>-</text:p>
          </table:table-cell>
          <table:table-cell/>
          <table:table-cell table:style-name="ce118" office:value-type="string">
            <text:p>Requester</text:p>
          </table:table-cell>
          <table:table-cell table:style-name="ce119"/>
          <table:table-cell table:style-name="ce118" office:value-type="string">
            <text:p>Requester</text:p>
          </table:table-cell>
          <table:table-cell table:style-name="ce139"/>
          <table:table-cell table:style-name="ce126"/>
          <table:table-cell/>
          <table:table-cell table:style-name="ce51" office:value-type="string">
            <text:p>18.04.16 12h</text:p>
          </table:table-cell>
          <table:table-cell table:number-columns-repeated="2" table:style-name="ce51"/>
          <table:covered-table-cell/>
        </table:table-row>
        <table:table-row table:style-name="ro2">
          <table:table-cell/>
          <table:table-cell table:style-name="ce127" office:value-type="string">
            <text:p>    - confirmation</text:p>
          </table:table-cell>
          <table:table-cell table:style-name="ce127" office:value-type="string">
            <text:p>is Requestee</text:p>
          </table:table-cell>
          <table:table-cell table:style-name="ce110"/>
          <table:table-cell table:style-name="ce140"/>
          <table:table-cell/>
          <table:table-cell table:style-name="ce124"/>
          <table:table-cell table:style-name="ce88" office:value-type="string">
            <text:p>actor</text:p>
          </table:table-cell>
          <table:table-cell table:style-name="ce88" office:value-type="string">
            <text:p>Requestee</text:p>
          </table:table-cell>
          <table:table-cell table:style-name="ce124"/>
          <table:table-cell table:style-name="ce145" office:value-type="string">
            <text:p>-</text:p>
          </table:table-cell>
          <table:table-cell table:style-name="ce146" office:value-type="string">
            <text:p>-</text:p>
          </table:table-cell>
          <table:table-cell/>
          <table:table-cell table:number-columns-repeated="2" table:style-name="ce126"/>
          <table:table-cell table:style-name="ce118" office:value-type="string">
            <text:p>Requestee</text:p>
          </table:table-cell>
          <table:table-cell table:style-name="ce139"/>
          <table:table-cell table:style-name="ce126"/>
          <table:table-cell/>
          <table:table-cell table:style-name="ce51" office:value-type="string">
            <text:p>18.04.16 12h</text:p>
          </table:table-cell>
          <table:table-cell table:number-columns-repeated="2" table:style-name="ce51"/>
          <table:covered-table-cell/>
        </table:table-row>
        <table:table-row table:style-name="ro2">
          <table:table-cell/>
          <table:table-cell table:style-name="ce108" office:value-type="string">
            <text:p>group membership established (direct) (subscribe)</text:p>
          </table:table-cell>
          <table:table-cell table:style-name="ce127" office:value-type="string">
            <text:p>by Myself</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7" office:value-type="string">
            <text:p>owner</text:p>
          </table:table-cell>
          <table:table-cell table:style-name="ce111" office:value-type="string">
            <text:p>In-App-Notifications</text:p>
          </table:table-cell>
          <table:table-cell table:style-name="ce111"/>
          <table:table-cell table:style-name="ce111" office:value-type="string">
            <text:p>owner</text:p>
          </table:table-cell>
          <table:table-cell table:style-name="ce111" office:value-type="string">
            <text:p>Group</text:p>
          </table:table-cell>
          <table:table-cell table:style-name="ce111"/>
          <table:table-cell table:style-name="ce111" office:value-type="string">
            <text:p>member</text:p>
          </table:table-cell>
          <table:table-cell table:style-name="ce148"/>
          <table:table-cell/>
          <table:table-cell table:style-name="ce149"/>
          <table:table-cell table:number-columns-repeated="4" table:style-name="ce126"/>
          <table:table-cell/>
          <table:table-cell table:number-columns-repeated="4"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7" office:value-type="string">
            <text:p>owner</text:p>
          </table:table-cell>
          <table:table-cell table:style-name="ce111" office:value-type="string">
            <text:p>In-App-Notifications</text:p>
          </table:table-cell>
          <table:table-cell table:style-name="ce111"/>
          <table:table-cell table:style-name="ce111" office:value-type="string">
            <text:p>owner</text:p>
          </table:table-cell>
          <table:table-cell table:style-name="ce111" office:value-type="string">
            <text:p>Group</text:p>
          </table:table-cell>
          <table:table-cell table:style-name="ce111"/>
          <table:table-cell table:style-name="ce111" office:value-type="string">
            <text:p>friends + member</text:p>
          </table:table-cell>
          <table:table-cell table:style-name="ce148"/>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110" office:value-type="string">
            <text:p>owner</text:p>
          </table:table-cell>
          <table:table-cell table:style-name="ce47" office:value-type="string">
            <text:p>In-App-Notifications</text:p>
          </table:table-cell>
          <table:table-cell table:style-name="ce111"/>
          <table:table-cell table:style-name="ce88" office:value-type="string">
            <text:p>owner</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style-name="ce150" office:value-type="string">
            <text:p>owner</text:p>
          </table:table-cell>
          <table:table-cell table:style-name="ce139"/>
          <table:table-cell table:style-name="ce150" office:value-type="string">
            <text:p>owner</text:p>
          </table:table-cell>
          <table:table-cell table:style-name="ce151"/>
          <table:table-cell table:style-name="ce152" office:value-type="string">
            <text:p>friends + member</text:p>
          </table:table-cell>
          <table:table-cell/>
          <table:table-cell table:style-name="ce51" office:value-type="string">
            <text:p>18.04.16 12h</text:p>
          </table:table-cell>
          <table:table-cell table:number-columns-repeated="3" table:style-name="ce120"/>
        </table:table-row>
        <table:table-row table:style-name="ro2">
          <table:table-cell/>
          <table:table-cell table:style-name="ce108" office:value-type="string">
            <text:p>user adds another user to a group (indirect)</text:p>
          </table:table-cell>
          <table:table-cell table:style-name="ce127" office:value-type="string">
            <text:p>by Strange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3" table:style-name="ce120"/>
          <table:table-cell table:style-name="ce51" office:value-type="string">
            <text:p>Pato invited Stani to the group tester; </text:p>
          </table:table-cell>
        </table:table-row>
        <table:table-row table:style-name="ro2">
          <table:table-cell/>
          <table:table-cell table:style-name="ce127" office:value-type="string">
            <text:p>    - visibility: members of group</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member</text:p>
          </table:table-cell>
          <table:table-cell table:style-name="ce50"/>
          <table:table-cell/>
          <table:table-cell table:style-name="ce118" office:value-type="string">
            <text:p>foreign</text:p>
          </table:table-cell>
          <table:table-cell table:style-name="ce119" office:value-type="string">
            <text:p>not working</text:p>
          </table:table-cell>
          <table:table-cell table:style-name="ce118" office:value-type="string">
            <text:p>foreign</text:p>
          </table:table-cell>
          <table:table-cell table:style-name="ce118" office:value-type="string">
            <text:p>redirecting</text:p>
          </table:table-cell>
          <table:table-cell table:style-name="ce118" office:value-type="string">
            <text:p>member</text:p>
          </table:table-cell>
          <table:table-cell table:style-name="ce47"/>
          <table:table-cell table:style-name="ce51" office:value-type="string">
            <text:p>18.04.16 12h</text:p>
          </table:table-cell>
          <table:table-cell table:style-name="ce51"/>
          <table:table-cell table:style-name="ce51" office:value-type="string">
            <text:p>Dachte im Activity ist "member ohne actor" actor erhält hier auch im Feed ne notification</text:p>
          </table:table-cell>
          <table:table-cell table:style-name="ce153" office:value-type="string">
            <text:p>Pato invited Panda to the group tester</text:p>
          </table:table-cell>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number-columns-repeated="5" table:style-name="ce126"/>
          <table:table-cell table:style-name="ce47"/>
          <table:table-cell table:number-columns-repeated="2" table:style-name="ce51"/>
          <table:table-cell table:style-name="ce51" office:value-type="string">
            <text:p>Das gibt es doch gar nicht mehr oder?</text:p>
          </table:table-cell>
          <table:table-cell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61" office:value-type="string">
            <text:p>foreign</text:p>
          </table:table-cell>
          <table:table-cell table:style-name="ce47" office:value-type="string">
            <text:p>In-App-Notifications</text:p>
          </table:table-cell>
          <table:table-cell table:style-name="ce111"/>
          <table:table-cell table:style-name="ce47" office:value-type="string">
            <text:p>foreign</text:p>
          </table:table-cell>
          <table:table-cell table:style-name="ce47" office:value-type="string">
            <text:p>Group</text:p>
          </table:table-cell>
          <table:table-cell table:style-name="ce111"/>
          <table:table-cell table:style-name="ce47" office:value-type="string">
            <text:p>friends + member</text:p>
          </table:table-cell>
          <table:table-cell table:style-name="ce50"/>
          <table:table-cell/>
          <table:table-cell table:style-name="ce118" office:value-type="string">
            <text:p>foreign</text:p>
          </table:table-cell>
          <table:table-cell table:style-name="ce119" office:value-type="string">
            <text:p>not working</text:p>
          </table:table-cell>
          <table:table-cell table:style-name="ce118" office:value-type="string">
            <text:p>foreign</text:p>
          </table:table-cell>
          <table:table-cell table:style-name="ce118" office:value-type="string">
            <text:p>redirecting</text:p>
          </table:table-cell>
          <table:table-cell table:style-name="ce152" office:value-type="string">
            <text:p>friends + member</text:p>
          </table:table-cell>
          <table:table-cell table:style-name="ce47"/>
          <table:table-cell table:style-name="ce51" office:value-type="string">
            <text:p>18.04.16 12h</text:p>
          </table:table-cell>
          <table:table-cell table:style-name="ce120"/>
          <table:table-cell table:number-columns-repeated="2" table:style-name="ce51"/>
        </table:table-row>
        <table:table-row table:style-name="ro2">
          <table:table-cell/>
          <table:table-cell table:style-name="ce108" office:value-type="string">
            <text:p>deleted slot</text:p>
          </table:table-cell>
          <table:table-cell table:style-name="ce117"/>
          <table:table-cell table:style-name="ce122"/>
          <table:table-cell table:style-name="ce140" office:value-type="string">
            <text:p>follower</text:p>
          </table:table-cell>
          <table:table-cell table:style-name="ce47" office:value-type="string">
            <text:p>In-App-Notifications</text:p>
          </table:table-cell>
          <table:table-cell table:style-name="ce124"/>
          <table:table-cell office:value-type="string">
            <text:p>follower</text:p>
          </table:table-cell>
          <table:table-cell table:style-name="ce88" office:value-type="string">
            <text:p>-</text:p>
          </table:table-cell>
          <table:table-cell table:style-name="ce124"/>
          <table:table-cell table:style-name="ce136"/>
          <table:table-cell table:style-name="ce143"/>
          <table:table-cell/>
          <table:table-cell table:number-columns-repeated="5" table:style-name="ce139"/>
          <table:table-cell/>
          <table:table-cell table:number-columns-repeated="4" table:style-name="ce120"/>
        </table:table-row>
        <table:table-row table:style-name="ro2">
          <table:table-cell/>
          <table:table-cell table:style-name="ce154" office:value-type="string">
            <text:p>deleted reslot (remove tag)</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5" office:value-type="string">
            <text:p>visibility change of slot to private</text:p>
          </table:table-cell>
          <table:table-cell table:style-name="ce117"/>
          <table:table-cell table:style-name="ce122"/>
          <table:table-cell table:style-name="ce140" office:value-type="string">
            <text:p>follower</text:p>
          </table:table-cell>
          <table:table-cell/>
          <table:table-cell table:style-name="ce124"/>
          <table:table-cell office:value-type="string">
            <text:p>follower</text:p>
          </table:table-cell>
          <table:table-cell table:style-name="ce136"/>
          <table:table-cell table:style-name="ce124"/>
          <table:table-cell table:style-name="ce136"/>
          <table:table-cell table:style-name="ce143"/>
          <table:table-cell/>
          <table:table-cell table:style-name="ce120" office:value-type="string">
            <text:p>follower</text:p>
          </table:table-cell>
          <table:table-cell table:style-name="ce116" office:value-type="string">
            <text:p>-</text:p>
          </table:table-cell>
          <table:table-cell table:style-name="ce120" office:value-type="string">
            <text:p>follower</text:p>
          </table:table-cell>
          <table:table-cell table:style-name="ce116" office:value-type="string">
            <text:p>-</text:p>
          </table:table-cell>
          <table:table-cell table:style-name="ce139"/>
          <table:table-cell/>
          <table:table-cell table:number-columns-repeated="4" table:style-name="ce120"/>
        </table:table-row>
        <table:table-row table:style-name="ro2">
          <table:table-cell/>
          <table:table-cell table:style-name="ce154" office:value-type="string">
            <text:p>update existing metaslot (title, location, date)</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established friend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offered friend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08" office:value-type="string">
            <text:p>user was added to a slot through a tag (indirect)</text:p>
          </table:table-cell>
          <table:table-cell table:style-name="ce127" office:value-type="string">
            <text:p>by Creato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2" table:style-name="ce120"/>
          <table:table-cell table:style-name="ce51" office:value-type="string">
            <text:p>Check when multiple tagged users in one step</text:p>
          </table:table-cell>
          <table:table-cell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text:p>
          </table:table-cell>
          <table:table-cell table:style-name="ce146"/>
          <table:table-cell/>
          <table:table-cell table:style-name="ce142" office:value-type="string">
            <text:p>foreign (not arriving)</text:p>
          </table:table-cell>
          <table:table-cell table:style-name="ce156"/>
          <table:table-cell table:style-name="ce142" office:value-type="string">
            <text:p>foreign (not arriving)</text:p>
          </table:table-cell>
          <table:table-cell table:style-name="ce156"/>
          <table:table-cell table:style-name="ce142" office:value-type="string">
            <text:p>foreign (add slot visibility to message)</text:p>
          </table:table-cell>
          <table:table-cell table:style-name="ce67"/>
          <table:table-cell table:style-name="ce51" office:value-type="string">
            <text:p>18.04.16 12h</text:p>
          </table:table-cell>
          <table:table-cell table:style-name="ce116" office:value-type="string">
            <text:p>20.04.</text:p>
          </table:table-cell>
          <table:table-cell table:style-name="ce157"/>
          <table:table-cell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 friends, creator</text:p>
          </table:table-cell>
          <table:table-cell table:style-name="ce146"/>
          <table:table-cell/>
          <table:table-cell table:style-name="ce158" office:value-type="string">
            <text:p>foreign</text:p>
          </table:table-cell>
          <table:table-cell table:style-name="ce159" office:value-type="string">
            <text:p>not working</text:p>
          </table:table-cell>
          <table:table-cell table:style-name="ce158" office:value-type="string">
            <text:p>foreign</text:p>
          </table:table-cell>
          <table:table-cell table:style-name="ce158" office:value-type="string">
            <text:p>redirecting</text:p>
          </table:table-cell>
          <table:table-cell table:style-name="ce128" office:value-type="string">
            <text:p>friends, follower, creator, member (not arriving)</text:p>
          </table:table-cell>
          <table:table-cell table:style-name="ce67"/>
          <table:table-cell table:style-name="ce51" office:value-type="string">
            <text:p>18.04.16 12h</text:p>
          </table:table-cell>
          <table:table-cell table:style-name="ce128" office:value-type="string">
            <text:p>in progress</text:p>
          </table:table-cell>
          <table:table-cell table:style-name="ce128" office:value-type="string">
            <text:p>This is actually not supported by the backend. We need the type "FriendGroup" first.</text:p>
          </table:table-cell>
          <table:table-cell table:style-name="ce51" office:value-type="string">
            <text:p>Pato tagged Stani to a Slot</text:p>
          </table:table-cell>
        </table:table-row>
        <table:table-row table:style-name="ro2">
          <table:table-cell/>
          <table:table-cell table:style-name="ce127" office:value-type="string">
            <text:p>    - visibility: public</text:p>
          </table:table-cell>
          <table:table-cell table:style-name="ce117"/>
          <table:table-cell table:style-name="ce122"/>
          <table:table-cell table:style-name="ce140" office:value-type="string">
            <text:p>foreign</text:p>
          </table:table-cell>
          <table:table-cell/>
          <table:table-cell table:style-name="ce124"/>
          <table:table-cell office:value-type="string">
            <text:p>foreign</text:p>
          </table:table-cell>
          <table:table-cell table:style-name="ce88"/>
          <table:table-cell table:style-name="ce111"/>
          <table:table-cell table:style-name="ce145" office:value-type="string">
            <text:p>foreign, follower, member, friends, creator</text:p>
          </table:table-cell>
          <table:table-cell table:style-name="ce146"/>
          <table:table-cell/>
          <table:table-cell table:style-name="ce158" office:value-type="string">
            <text:p>foreign</text:p>
          </table:table-cell>
          <table:table-cell table:style-name="ce159" office:value-type="string">
            <text:p>not working</text:p>
          </table:table-cell>
          <table:table-cell table:style-name="ce158" office:value-type="string">
            <text:p>foreign</text:p>
          </table:table-cell>
          <table:table-cell table:style-name="ce158" office:value-type="string">
            <text:p>redirecting</text:p>
          </table:table-cell>
          <table:table-cell table:style-name="ce118" office:value-type="string">
            <text:p>friends, follower, creator, member</text:p>
          </table:table-cell>
          <table:table-cell table:style-name="ce67"/>
          <table:table-cell table:style-name="ce51" office:value-type="string">
            <text:p>18.04.16 12h</text:p>
          </table:table-cell>
          <table:table-cell table:style-name="ce160"/>
          <table:table-cell table:style-name="ce51"/>
          <table:table-cell table:style-name="ce51" office:value-type="string">
            <text:p>Pato tagged Stani to a Slot</text:p>
          </table:table-cell>
        </table:table-row>
        <table:table-row table:style-name="ro2">
          <table:table-cell/>
          <table:table-cell table:style-name="ce154" office:value-type="string">
            <text:p>request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offered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54" office:value-type="string">
            <text:p>reject an established group membershi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08" office:value-type="string">
            <text:p>leaving group</text:p>
          </table:table-cell>
          <table:table-cell table:style-name="ce117"/>
          <table:table-cell table:style-name="ce122"/>
          <table:table-cell table:style-name="ce110" office:value-type="string">
            <text:p>-</text:p>
          </table:table-cell>
          <table:table-cell table:style-name="ce88" office:value-type="string">
            <text:p>-</text:p>
          </table:table-cell>
          <table:table-cell table:style-name="ce124"/>
          <table:table-cell office:value-type="string">
            <text:p>owner</text:p>
          </table:table-cell>
          <table:table-cell table:style-name="ce88" office:value-type="string">
            <text:p>Actor</text:p>
          </table:table-cell>
          <table:table-cell table:style-name="ce124"/>
          <table:table-cell table:style-name="ce88" office:value-type="string">
            <text:p>-</text:p>
          </table:table-cell>
          <table:table-cell table:style-name="ce54" office:value-type="string">
            <text:p>-</text:p>
          </table:table-cell>
          <table:table-cell/>
          <table:table-cell table:style-name="ce142" office:value-type="string">
            <text:p>TODO Test</text:p>
          </table:table-cell>
          <table:table-cell table:style-name="ce141"/>
          <table:table-cell table:number-columns-repeated="3" table:style-name="ce139"/>
          <table:table-cell table:style-name="ce67"/>
          <table:table-cell table:number-columns-repeated="3" table:style-name="ce160"/>
          <table:table-cell table:style-name="ce120"/>
        </table:table-row>
        <table:table-row table:style-name="ro2">
          <table:table-cell/>
          <table:table-cell table:style-name="ce161" office:value-type="string">
            <text:p>slot was added to a group (direct)</text:p>
          </table:table-cell>
          <table:table-cell table:style-name="ce127" office:value-type="string">
            <text:p>by Creato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table-cell table:style-name="ce124"/>
          <table:table-cell office:value-type="string">
            <text:p>member</text:p>
          </table:table-cell>
          <table:table-cell table:style-name="ce162"/>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1"/>
          <table:table-cell table:style-name="ce151" office:value-type="string">
            <text:p>member</text:p>
          </table:table-cell>
          <table:table-cell table:style-name="ce67"/>
          <table:table-cell table:style-name="ce51" office:value-type="string">
            <text:p>18.04.16 12h</text:p>
          </table:table-cell>
          <table:table-cell table:number-columns-repeated="2" table:style-name="ce160"/>
          <table:table-cell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1"/>
          <table:table-cell table:style-name="ce128" office:value-type="string">
            <text:p>creator + friends + member</text:p>
          </table:table-cell>
          <table:table-cell table:style-name="ce67"/>
          <table:table-cell table:style-name="ce51" office:value-type="string">
            <text:p>18.04.16 12h</text:p>
          </table:table-cell>
          <table:table-cell table:style-name="ce128" office:value-type="string">
            <text:p>in progress</text:p>
          </table:table-cell>
          <table:table-cell table:style-name="ce128" office:value-type="string">
            <text:p>This is actually not supported by the backend. We need the type "FriendGroup" first.</text:p>
          </table:table-cell>
          <table:table-cell table:style-name="ce51"/>
        </table:table-row>
        <table:table-row table:style-name="ro2">
          <table:table-cell/>
          <table:table-cell table:style-name="ce127" office:value-type="string">
            <text:p>    - visibility: public</text:p>
          </table:table-cell>
          <table:table-cell table:style-name="ce117"/>
          <table:table-cell table:style-name="ce122"/>
          <table:table-cell table:style-name="ce140" office:value-type="string">
            <text:p>member</text:p>
          </table:table-cell>
          <table:table-cell table:style-name="ce47" office:value-type="string">
            <text:p>In-App-Notifications</text:p>
          </table:table-cell>
          <table:table-cell table:style-name="ce124"/>
          <table:table-cell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18" office:value-type="string">
            <text:p>member</text:p>
          </table:table-cell>
          <table:table-cell table:style-name="ce119" office:value-type="string">
            <text:p>redirecting to activity feed</text:p>
          </table:table-cell>
          <table:table-cell table:style-name="ce118" office:value-type="string">
            <text:p>member</text:p>
          </table:table-cell>
          <table:table-cell table:style-name="ce156"/>
          <table:table-cell table:style-name="ce118" office:value-type="string">
            <text:p>creator + friends + member</text:p>
          </table:table-cell>
          <table:table-cell table:style-name="ce67"/>
          <table:table-cell table:style-name="ce51" office:value-type="string">
            <text:p>18.04.16 12h</text:p>
          </table:table-cell>
          <table:table-cell table:number-columns-repeated="2" table:style-name="ce160"/>
          <table:table-cell table:style-name="ce120"/>
        </table:table-row>
        <table:table-row table:style-name="ro2">
          <table:table-cell/>
          <table:table-cell table:style-name="ce161" office:value-type="string">
            <text:p>slot was added to a group through a tag (indirect)</text:p>
          </table:table-cell>
          <table:table-cell table:style-name="ce127" office:value-type="string">
            <text:p>by Follower</text:p>
          </table:table-cell>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27" office:value-type="string">
            <text:p>    - visibility: members of group</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office:value-type="string">
            <text:p>member</text:p>
          </table:table-cell>
          <table:table-cell table:style-name="ce50"/>
          <table:table-cell/>
          <table:table-cell table:style-name="ce118" office:value-type="string">
            <text:p>member</text:p>
          </table:table-cell>
          <table:table-cell table:style-name="ce159" office:value-type="string">
            <text:p>not working</text:p>
          </table:table-cell>
          <table:table-cell table:style-name="ce118" office:value-type="string">
            <text:p>member</text:p>
          </table:table-cell>
          <table:table-cell table:style-name="ce51"/>
          <table:table-cell table:style-name="ce118" office:value-type="string">
            <text:p>member</text:p>
          </table:table-cell>
          <table:table-cell/>
          <table:table-cell table:number-columns-repeated="4" table:style-name="ce120"/>
        </table:table-row>
        <table:table-row table:style-name="ro2">
          <table:table-cell/>
          <table:table-cell table:style-name="ce127" office:value-type="string">
            <text:p>    - visibility: friends &amp; members of group</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42" office:value-type="string">
            <text:p>creator (doesn't) + member (receives)</text:p>
          </table:table-cell>
          <table:table-cell table:style-name="ce119" office:value-type="string">
            <text:p>lands in last screen</text:p>
          </table:table-cell>
          <table:table-cell table:style-name="ce142" office:value-type="string">
            <text:p>creator (doesn't) + member (receives)</text:p>
          </table:table-cell>
          <table:table-cell table:style-name="ce51"/>
          <table:table-cell table:style-name="ce118" office:value-type="string">
            <text:p>creator (doesn't) + member (receives)</text:p>
          </table:table-cell>
          <table:table-cell/>
          <table:table-cell table:style-name="ce120"/>
          <table:table-cell table:style-name="ce116" office:value-type="string">
            <text:p>20.04.</text:p>
          </table:table-cell>
          <table:table-cell table:number-columns-repeated="2" table:style-name="ce120"/>
        </table:table-row>
        <table:table-row table:style-name="ro2">
          <table:table-cell/>
          <table:table-cell table:style-name="ce127" office:value-type="string">
            <text:p>    - visibility: public</text:p>
          </table:table-cell>
          <table:table-cell table:style-name="ce117"/>
          <table:table-cell table:style-name="ce122"/>
          <table:table-cell table:style-name="ce61" office:value-type="string">
            <text:p>member</text:p>
          </table:table-cell>
          <table:table-cell/>
          <table:table-cell table:style-name="ce111"/>
          <table:table-cell table:style-name="ce47" office:value-type="string">
            <text:p>member</text:p>
          </table:table-cell>
          <table:table-cell table:style-name="ce47"/>
          <table:table-cell table:style-name="ce111"/>
          <table:table-cell table:style-name="ce47" office:value-type="string">
            <text:p>creator + friends + member</text:p>
          </table:table-cell>
          <table:table-cell table:style-name="ce50"/>
          <table:table-cell/>
          <table:table-cell table:style-name="ce142" office:value-type="string">
            <text:p>member</text:p>
          </table:table-cell>
          <table:table-cell table:style-name="ce159" office:value-type="string">
            <text:p>not working</text:p>
          </table:table-cell>
          <table:table-cell table:style-name="ce142" office:value-type="string">
            <text:p>member, actor (receives)</text:p>
          </table:table-cell>
          <table:table-cell table:style-name="ce151"/>
          <table:table-cell table:style-name="ce163" office:value-type="string">
            <text:p>creator + friends + member</text:p>
          </table:table-cell>
          <table:table-cell/>
          <table:table-cell table:style-name="ce120"/>
          <table:table-cell table:style-name="ce116" office:value-type="string">
            <text:p>20.04.</text:p>
          </table:table-cell>
          <table:table-cell table:number-columns-repeated="2" table:style-name="ce120"/>
        </table:table-row>
        <table:table-row table:style-name="ro2">
          <table:table-cell/>
          <table:table-cell table:style-name="ce164" office:value-type="string">
            <text:p>slot was removed from group</text:p>
          </table:table-cell>
          <table:table-cell table:style-name="ce117"/>
          <table:table-cell table:style-name="ce122"/>
          <table:table-cell table:style-name="ce123"/>
          <table:table-cell table:number-columns-repeated="6" table:style-name="ce124"/>
          <table:table-cell table:style-name="ce125"/>
          <table:table-cell/>
          <table:table-cell table:number-columns-repeated="5" table:style-name="ce126"/>
          <table:table-cell/>
          <table:table-cell table:number-columns-repeated="4" table:style-name="ce120"/>
        </table:table-row>
        <table:table-row table:style-name="ro2">
          <table:table-cell/>
          <table:table-cell table:style-name="ce161" office:value-type="string">
            <text:p>user creates private group</text:p>
          </table:table-cell>
          <table:table-cell table:style-name="ce117"/>
          <table:table-cell table:style-name="ce122"/>
          <table:table-cell table:style-name="ce110" office:value-type="string">
            <text:p>-</text:p>
          </table:table-cell>
          <table:table-cell table:style-name="ce88" office:value-type="string">
            <text:p>-</text:p>
          </table:table-cell>
          <table:table-cell table:style-name="ce124"/>
          <table:table-cell table:style-name="ce88" office:value-type="string">
            <text:p>-</text:p>
          </table:table-cell>
          <table:table-cell table:style-name="ce88" office:value-type="string">
            <text:p>-</text:p>
          </table:table-cell>
          <table:table-cell table:style-name="ce124"/>
          <table:table-cell table:style-name="ce88" office:value-type="string">
            <text:p>-</text:p>
          </table:table-cell>
          <table:table-cell table:style-name="ce54" office:value-type="string">
            <text:p>-</text:p>
          </table:table-cell>
          <table:table-cell/>
          <table:table-cell table:style-name="ce116"/>
          <table:table-cell table:number-columns-repeated="4" table:style-name="ce139"/>
          <table:table-cell table:style-name="ce67"/>
          <table:table-cell table:number-columns-repeated="3" table:style-name="ce160"/>
          <table:table-cell table:style-name="ce120"/>
        </table:table-row>
        <table:table-row table:style-name="ro2">
          <table:table-cell/>
          <table:table-cell table:style-name="ce165" office:value-type="string">
            <text:p>user creates public group</text:p>
          </table:table-cell>
          <table:table-cell table:style-name="ce130"/>
          <table:table-cell table:style-name="ce122"/>
          <table:table-cell table:style-name="ce166"/>
          <table:table-cell table:style-name="ce167"/>
          <table:table-cell table:style-name="ce168"/>
          <table:table-cell table:style-name="ce167"/>
          <table:table-cell table:style-name="ce169"/>
          <table:table-cell table:style-name="ce133"/>
          <table:table-cell table:style-name="ce169" office:value-type="string">
            <text:p>friends + actor</text:p>
          </table:table-cell>
          <table:table-cell table:style-name="ce170"/>
          <table:table-cell/>
          <table:table-cell table:number-columns-repeated="4" table:style-name="ce171"/>
          <table:table-cell table:style-name="ce172" office:value-type="string">
            <text:p>friends (not arriving)</text:p>
          </table:table-cell>
          <table:table-cell/>
          <table:table-cell table:style-name="ce51" office:value-type="string">
            <text:p>18.04.16 12h</text:p>
          </table:table-cell>
          <table:table-cell table:style-name="ce116" office:value-type="string">
            <text:p>20.04.</text:p>
          </table:table-cell>
          <table:table-cell table:style-name="ce173"/>
          <table:table-cell table:style-name="ce174" office:value-type="string">
            <text:p>Pato created Public group Stani is friend</text:p>
          </table:table-cell>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row table:style-name="ro2">
          <table:table-cell/>
          <table:table-cell table:number-columns-repeated="2" table:style-name="ce92"/>
          <table:table-cell table:number-columns-repeated="3"/>
          <table:table-cell table:style-name="ce124"/>
          <table:table-cell table:number-columns-repeated="2"/>
          <table:table-cell table:style-name="ce124"/>
        </table:table-row>
      </table:table>
      <table:table table:name="Test Activity" table:style-name="ta7" table:print="false">
        <office:forms form:automatic-focus="false" form:apply-design-mode="false"/>
        <table:table-column table:style-name="co63" table:default-cell-style-name="ce15"/>
        <table:table-column table:style-name="co62" table:default-cell-style-name="ce15" table:number-columns-repeated="3"/>
        <table:table-column table:style-name="co64" table:default-cell-style-name="ce15"/>
        <table:table-column table:style-name="co65" table:default-cell-style-name="ce15"/>
        <table:table-column table:style-name="co66" table:default-cell-style-name="ce15"/>
        <table:table-column table:style-name="co10" table:default-cell-style-name="ce15"/>
        <table:table-column table:style-name="co67" table:default-cell-style-name="ce15"/>
        <table:table-column table:style-name="co68" table:default-cell-style-name="ce15"/>
        <table:table-column table:style-name="co64" table:default-cell-style-name="ce15"/>
        <table:table-column table:style-name="co69" table:default-cell-style-name="ce15"/>
        <table:table-column table:style-name="co70" table:default-cell-style-name="ce15"/>
        <table:table-column table:style-name="co71" table:default-cell-style-name="ce15"/>
        <table:table-column table:style-name="co72" table:default-cell-style-name="ce15"/>
        <table:table-column table:style-name="co62" table:default-cell-style-name="ce15"/>
        <table:table-column table:style-name="co73" table:default-cell-style-name="ce15"/>
        <table:table-column table:style-name="co74" table:default-cell-style-name="ce15"/>
        <table:table-column table:style-name="co62" table:default-cell-style-name="ce15" table:number-columns-repeated="238"/>
        <table:table-row table:style-name="ro2">
          <table:table-cell table:style-name="ce175" table:number-columns-spanned="1" table:number-rows-spanned="2" office:value-type="string">
            <text:p>ID</text:p>
          </table:table-cell>
          <table:table-cell table:style-name="ce176" table:number-columns-spanned="1" table:number-rows-spanned="2" office:value-type="string">
            <text:p>Actor</text:p>
          </table:table-cell>
          <table:table-cell table:style-name="ce177" table:number-columns-spanned="1" table:number-rows-spanned="2" office:value-type="string">
            <text:p>Action</text:p>
          </table:table-cell>
          <table:table-cell table:style-name="ce25" table:number-columns-spanned="10" table:number-rows-spanned="1" office:value-type="string">
            <text:p>Target Attributes</text:p>
          </table:table-cell>
          <table:covered-table-cell table:number-columns-repeated="9"/>
          <table:table-cell table:style-name="ce178"/>
          <table:table-cell/>
          <table:table-cell table:style-name="ce179" table:number-columns-spanned="3" table:number-rows-spanned="1" office:value-type="string">
            <text:p>Slot Attributes (Target-Type = Slot)</text:p>
          </table:table-cell>
          <table:covered-table-cell table:number-columns-repeated="2"/>
        </table:table-row>
        <table:table-row table:style-name="ro2">
          <table:covered-table-cell/>
          <table:covered-table-cell/>
          <table:covered-table-cell/>
          <table:table-cell table:style-name="ce42" office:value-type="string">
            <text:p>Type</text:p>
          </table:table-cell>
          <table:table-cell table:style-name="ce180"/>
          <table:table-cell table:style-name="ce181" office:value-type="string">
            <text:p>Key</text:p>
          </table:table-cell>
          <table:table-cell table:style-name="ce181" office:value-type="string">
            <text:p>Value</text:p>
          </table:table-cell>
          <table:table-cell table:style-name="ce180"/>
          <table:table-cell table:style-name="ce181" office:value-type="string">
            <text:p>Key</text:p>
          </table:table-cell>
          <table:table-cell table:style-name="ce181" office:value-type="string">
            <text:p>Value</text:p>
          </table:table-cell>
          <table:table-cell table:style-name="ce180"/>
          <table:table-cell table:style-name="ce181" office:value-type="string">
            <text:p>Key</text:p>
          </table:table-cell>
          <table:table-cell table:style-name="ce181" office:value-type="string">
            <text:p>Value</text:p>
          </table:table-cell>
          <table:table-cell table:style-name="ce56" office:value-type="string">
            <text:p>Notes</text:p>
          </table:table-cell>
          <table:table-cell/>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cell table:style-name="ce182"/>
        </table:table-row>
        <table:table-row table:style-name="ro2">
          <table:table-cell table:style-name="ce44" office:value-type="float" office:value="1">
            <text:p>1</text:p>
          </table:table-cell>
          <table:table-cell table:style-name="ce47" office:value-type="string">
            <text:p>Anton</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3]" office:value-type="string">
            <text:p>Anton</text:p>
          </table:table-cell>
          <table:table-cell table:style-name="ce56"/>
          <table:table-cell table:style-name="ce47" office:value-type="string">
            <text:p>email</text:p>
          </table:table-cell>
          <table:table-cell table:style-name="ce63" table:formula="of:=LOWER([.G3])&amp;&quot;@ts.com&quot;" office:value-type="string">
            <text:p>anton@ts.com</text:p>
          </table:table-cell>
          <table:table-cell table:style-name="ce178"/>
          <table:table-cell table:style-name="ce63" office:value-type="string">
            <text:p>password</text:p>
          </table:table-cell>
          <table:table-cell table:style-name="ce63" office:value-type="string">
            <text:p>ts-test</text:p>
          </table:table-cell>
          <table:table-cell table:number-columns-repeated="2"/>
          <table:table-cell table:style-name="ce47" office:value-type="string">
            <text:p>title</text:p>
          </table:table-cell>
          <table:table-cell table:style-name="ce63" office:value-type="string">
            <text:p>The title of the Slot</text:p>
          </table:table-cell>
          <table:table-cell table:style-name="ce63" office:value-type="string">
            <text:p>Slot from {Username}</text:p>
          </table:table-cell>
          <table:table-cell table:style-name="ce183"/>
        </table:table-row>
        <table:table-row table:style-name="ro2">
          <table:table-cell table:style-name="ce44" office:value-type="float" office:value="2">
            <text:p>2</text:p>
          </table:table-cell>
          <table:table-cell table:style-name="ce47" office:value-type="string">
            <text:p>Bert</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4]" office:value-type="string">
            <text:p>Bert</text:p>
          </table:table-cell>
          <table:table-cell table:style-name="ce56"/>
          <table:table-cell table:style-name="ce47" office:value-type="string">
            <text:p>email</text:p>
          </table:table-cell>
          <table:table-cell table:style-name="ce63" table:formula="of:=LOWER([.G4])&amp;&quot;@ts.com&quot;" office:value-type="string">
            <text:p>bert@ts.com</text:p>
          </table:table-cell>
          <table:table-cell table:style-name="ce178"/>
          <table:table-cell table:style-name="ce63" office:value-type="string">
            <text:p>password</text:p>
          </table:table-cell>
          <table:table-cell table:style-name="ce63" office:value-type="string">
            <text:p>ts-test</text:p>
          </table:table-cell>
          <table:table-cell table:number-columns-repeated="2"/>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3">
            <text:p>3</text:p>
          </table:table-cell>
          <table:table-cell table:style-name="ce47" office:value-type="string">
            <text:p>Chris</text:p>
          </table:table-cell>
          <table:table-cell table:style-name="ce47" office:value-type="string">
            <text:p>singup</text:p>
          </table:table-cell>
          <table:table-cell table:style-name="ce47" office:value-type="string">
            <text:p>User</text:p>
          </table:table-cell>
          <table:table-cell table:style-name="ce56"/>
          <table:table-cell table:style-name="ce47" office:value-type="string">
            <text:p>name</text:p>
          </table:table-cell>
          <table:table-cell table:style-name="ce63" table:formula="of:=[.B5]" office:value-type="string">
            <text:p>Chris</text:p>
          </table:table-cell>
          <table:table-cell table:style-name="ce56"/>
          <table:table-cell table:style-name="ce47" office:value-type="string">
            <text:p>email</text:p>
          </table:table-cell>
          <table:table-cell table:style-name="ce63" table:formula="of:=LOWER([.G5])&amp;&quot;@ts.com&quot;" office:value-type="string">
            <text:p>chris@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creato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4">
            <text:p>4</text:p>
          </table:table-cell>
          <table:table-cell table:style-name="ce47" office:value-type="string">
            <text:p>Danny</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6]" office:value-type="string">
            <text:p>Danny</text:p>
          </table:table-cell>
          <table:table-cell table:style-name="ce56"/>
          <table:table-cell table:style-name="ce47" office:value-type="string">
            <text:p>email</text:p>
          </table:table-cell>
          <table:table-cell table:style-name="ce63" table:formula="of:=LOWER([.G6])&amp;&quot;@ts.com&quot;" office:value-type="string">
            <text:p>danny@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44" office:value-type="float" office:value="5">
            <text:p>5</text:p>
          </table:table-cell>
          <table:table-cell table:style-name="ce47" office:value-type="string">
            <text:p>Emil</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7]" office:value-type="string">
            <text:p>Emil</text:p>
          </table:table-cell>
          <table:table-cell table:style-name="ce56"/>
          <table:table-cell table:style-name="ce47" office:value-type="string">
            <text:p>email</text:p>
          </table:table-cell>
          <table:table-cell table:style-name="ce63" table:formula="of:=LOWER([.G7])&amp;&quot;@ts.com&quot;" office:value-type="string">
            <text:p>emil@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image</text:p>
          </table:table-cell>
          <table:table-cell table:style-name="ce47" office:value-type="string">
            <text:p>A Slot Image</text:p>
          </table:table-cell>
          <table:table-cell table:style-name="ce47" office:value-type="string">
            <text:p>-</text:p>
          </table:table-cell>
        </table:table-row>
        <table:table-row table:style-name="ro2">
          <table:table-cell table:style-name="ce44" office:value-type="float" office:value="6">
            <text:p>6</text:p>
          </table:table-cell>
          <table:table-cell table:style-name="ce47" office:value-type="string">
            <text:p>Felix</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8]" office:value-type="string">
            <text:p>Felix</text:p>
          </table:table-cell>
          <table:table-cell table:style-name="ce178"/>
          <table:table-cell table:style-name="ce47" office:value-type="string">
            <text:p>email</text:p>
          </table:table-cell>
          <table:table-cell table:style-name="ce63" table:formula="of:=LOWER([.G8])&amp;&quot;@ts.com&quot;" office:value-type="string">
            <text:p>felix@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47" office:value-type="string">
            <text:p>visibility</text:p>
          </table:table-cell>
          <table:table-cell table:style-name="ce47" office:value-type="string">
            <text:p>The visbility of the Slot</text:p>
          </table:table-cell>
          <table:table-cell table:style-name="ce47" office:value-type="string">
            <text:p>public</text:p>
          </table:table-cell>
        </table:table-row>
        <table:table-row table:style-name="ro2">
          <table:table-cell table:style-name="ce44" office:value-type="float" office:value="7">
            <text:p>7</text:p>
          </table:table-cell>
          <table:table-cell table:style-name="ce47" office:value-type="string">
            <text:p>Gerd</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9]" office:value-type="string">
            <text:p>Gerd</text:p>
          </table:table-cell>
          <table:table-cell table:style-name="ce178"/>
          <table:table-cell table:style-name="ce47" office:value-type="string">
            <text:p>email</text:p>
          </table:table-cell>
          <table:table-cell table:style-name="ce63" table:formula="of:=LOWER([.G9])&amp;&quot;@ts.com&quot;" office:value-type="string">
            <text:p>gerd@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row>
        <table:table-row table:style-name="ro2">
          <table:table-cell table:style-name="ce44" office:value-type="float" office:value="8">
            <text:p>8</text:p>
          </table:table-cell>
          <table:table-cell table:style-name="ce47" office:value-type="string">
            <text:p>Hans</text:p>
          </table:table-cell>
          <table:table-cell table:style-name="ce47" office:value-type="string">
            <text:p>singup</text:p>
          </table:table-cell>
          <table:table-cell table:style-name="ce47" office:value-type="string">
            <text:p>User</text:p>
          </table:table-cell>
          <table:table-cell table:style-name="ce178"/>
          <table:table-cell table:style-name="ce47" office:value-type="string">
            <text:p>name</text:p>
          </table:table-cell>
          <table:table-cell table:style-name="ce63" table:formula="of:=[.B10]" office:value-type="string">
            <text:p>Hans</text:p>
          </table:table-cell>
          <table:table-cell table:style-name="ce178"/>
          <table:table-cell table:style-name="ce47" office:value-type="string">
            <text:p>email</text:p>
          </table:table-cell>
          <table:table-cell table:style-name="ce63" table:formula="of:=LOWER([.G10])&amp;&quot;@ts.com&quot;" office:value-type="string">
            <text:p>hans@ts.com</text:p>
          </table:table-cell>
          <table:table-cell table:style-name="ce178"/>
          <table:table-cell table:style-name="ce63" office:value-type="string">
            <text:p>password</text:p>
          </table:table-cell>
          <table:table-cell table:style-name="ce63" office:value-type="string">
            <text:p>ts-test</text:p>
          </table:table-cell>
          <table:table-cell table:style-name="ce47"/>
          <table:table-cell/>
          <table:table-cell table:style-name="ce179" table:number-columns-spanned="3" table:number-rows-spanned="1" office:value-type="string">
            <text:p>User Attributes (Target-Type = User)</text:p>
          </table:table-cell>
          <table:covered-table-cell table:number-columns-repeated="2"/>
        </table:table-row>
        <table:table-row table:style-name="ro9">
          <table:table-cell table:style-name="ce184"/>
          <table:table-cell table:number-columns-repeated="13" table:style-name="ce178"/>
          <table:table-cell/>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row>
        <table:table-row table:style-name="ro2">
          <table:table-cell table:style-name="ce44" office:value-type="float" office:value="9">
            <text:p>9</text:p>
          </table:table-cell>
          <table:table-cell table:style-name="ce47" office:value-type="string">
            <text:p>Anton</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1">
            <text:p>1</text:p>
          </table:table-cell>
          <table:table-cell table:style-name="ce56"/>
          <table:table-cell table:style-name="ce47" office:value-type="string">
            <text:p>title</text:p>
          </table:table-cell>
          <table:table-cell table:style-name="ce63" office:value-type="string">
            <text:p>Slot from Anton</text:p>
          </table:table-cell>
          <table:table-cell table:style-name="ce56"/>
          <table:table-cell table:style-name="ce47" office:value-type="string">
            <text:p>visibility</text:p>
          </table:table-cell>
          <table:table-cell table:style-name="ce63" office:value-type="string">
            <text:p>public</text:p>
          </table:table-cell>
          <table:table-cell table:number-columns-repeated="2"/>
          <table:table-cell table:style-name="ce47" office:value-type="string">
            <text:p>name</text:p>
          </table:table-cell>
          <table:table-cell table:style-name="ce63" office:value-type="string">
            <text:p>The title of the User</text:p>
          </table:table-cell>
          <table:table-cell table:style-name="ce47" office:value-type="string">
            <text:p>-</text:p>
          </table:table-cell>
        </table:table-row>
        <table:table-row table:style-name="ro2">
          <table:table-cell table:style-name="ce44" office:value-type="float" office:value="10">
            <text:p>10</text:p>
          </table:table-cell>
          <table:table-cell table:style-name="ce47" office:value-type="string">
            <text:p>Bert</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2">
            <text:p>2</text:p>
          </table:table-cell>
          <table:table-cell table:style-name="ce56"/>
          <table:table-cell table:style-name="ce47" office:value-type="string">
            <text:p>title</text:p>
          </table:table-cell>
          <table:table-cell table:style-name="ce63" office:value-type="string">
            <text:p>Slot from Bert</text:p>
          </table:table-cell>
          <table:table-cell table:style-name="ce56"/>
          <table:table-cell table:style-name="ce47" office:value-type="string">
            <text:p>visibility</text:p>
          </table:table-cell>
          <table:table-cell table:style-name="ce63" office:value-type="string">
            <text:p>foaf</text:p>
          </table:table-cell>
          <table:table-cell table:number-columns-repeated="2"/>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11">
            <text:p>11</text:p>
          </table:table-cell>
          <table:table-cell table:style-name="ce47" office:value-type="string">
            <text:p>Chris</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3">
            <text:p>3</text:p>
          </table:table-cell>
          <table:table-cell table:style-name="ce56"/>
          <table:table-cell table:style-name="ce47" office:value-type="string">
            <text:p>title</text:p>
          </table:table-cell>
          <table:table-cell table:style-name="ce63" office:value-type="string">
            <text:p>Slot from Chris</text:p>
          </table:table-cell>
          <table:table-cell table:style-name="ce56"/>
          <table:table-cell table:style-name="ce47" office:value-type="string">
            <text:p>visibility</text:p>
          </table:table-cell>
          <table:table-cell table:style-name="ce63" office:value-type="string">
            <text:p>friend</text:p>
          </table:table-cell>
          <table:table-cell table:number-columns-repeated="2"/>
          <table:table-cell table:style-name="ce47" office:value-type="string">
            <text:p>friend</text:p>
          </table:table-cell>
          <table:table-cell table:style-name="ce47" office:value-type="string">
            <text:p>The ID of an User</text:p>
          </table:table-cell>
          <table:table-cell table:style-name="ce47" office:value-type="string">
            <text:p>-</text:p>
          </table:table-cell>
        </table:table-row>
        <table:table-row table:style-name="ro2">
          <table:table-cell table:style-name="ce44" office:value-type="float" office:value="12">
            <text:p>12</text:p>
          </table:table-cell>
          <table:table-cell table:style-name="ce47" office:value-type="string">
            <text:p>Danny</text:p>
          </table:table-cell>
          <table:table-cell table:style-name="ce47" office:value-type="string">
            <text:p>create</text:p>
          </table:table-cell>
          <table:table-cell table:style-name="ce47" office:value-type="string">
            <text:p>Slot</text:p>
          </table:table-cell>
          <table:table-cell table:style-name="ce56"/>
          <table:table-cell table:style-name="ce47" office:value-type="string">
            <text:p>creator</text:p>
          </table:table-cell>
          <table:table-cell table:style-name="ce63" office:value-type="float" office:value="4">
            <text:p>4</text:p>
          </table:table-cell>
          <table:table-cell table:style-name="ce56"/>
          <table:table-cell table:style-name="ce47" office:value-type="string">
            <text:p>title</text:p>
          </table:table-cell>
          <table:table-cell table:style-name="ce63" office:value-type="string">
            <text:p>Slot from Danny</text:p>
          </table:table-cell>
          <table:table-cell table:style-name="ce56"/>
          <table:table-cell table:style-name="ce47" office:value-type="string">
            <text:p>visibility</text:p>
          </table:table-cell>
          <table:table-cell table:style-name="ce63" office:value-type="string">
            <text:p>private</text:p>
          </table:table-cell>
          <table:table-cell table:number-columns-repeated="2"/>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185"/>
          <table:table-cell table:number-columns-repeated="3" table:style-name="ce56"/>
          <table:table-cell table:style-name="ce178"/>
          <table:table-cell table:style-name="ce56"/>
          <table:table-cell table:style-name="ce186"/>
          <table:table-cell table:number-columns-repeated="2" table:style-name="ce56"/>
          <table:table-cell table:style-name="ce186"/>
          <table:table-cell table:number-columns-repeated="2" table:style-name="ce56"/>
          <table:table-cell table:style-name="ce186"/>
          <table:table-cell table:style-name="ce178"/>
          <table:table-cell/>
          <table:table-cell table:style-name="ce47" office:value-type="string">
            <text:p>image</text:p>
          </table:table-cell>
          <table:table-cell table:style-name="ce47" office:value-type="string">
            <text:p>A User Image</text:p>
          </table:table-cell>
          <table:table-cell table:style-name="ce47" office:value-type="string">
            <text:p>-</text:p>
          </table:table-cell>
        </table:table-row>
        <table:table-row table:style-name="ro2">
          <table:table-cell table:style-name="ce44" office:value-type="float" office:value="13">
            <text:p>13</text:p>
          </table:table-cell>
          <table:table-cell table:style-name="ce47" office:value-type="string">
            <text:p>Emil</text:p>
          </table:table-cell>
          <table:table-cell table:style-name="ce47" office:value-type="string">
            <text:p>create</text:p>
          </table:table-cell>
          <table:table-cell table:style-name="ce47" office:value-type="string">
            <text:p>Group</text:p>
          </table:table-cell>
          <table:table-cell table:style-name="ce178"/>
          <table:table-cell table:style-name="ce47" office:value-type="string">
            <text:p>owner</text:p>
          </table:table-cell>
          <table:table-cell table:style-name="ce63" office:value-type="float" office:value="5">
            <text:p>5</text:p>
          </table:table-cell>
          <table:table-cell table:style-name="ce56"/>
          <table:table-cell table:style-name="ce47" office:value-type="string">
            <text:p>name</text:p>
          </table:table-cell>
          <table:table-cell table:style-name="ce63" office:value-type="string">
            <text:p>Group from Emil</text:p>
          </table:table-cell>
          <table:table-cell table:style-name="ce56"/>
          <table:table-cell table:style-name="ce47" office:value-type="string">
            <text:p>visibility</text:p>
          </table:table-cell>
          <table:table-cell table:style-name="ce63" office:value-type="string">
            <text:p>public</text:p>
          </table:table-cell>
          <table:table-cell table:number-columns-repeated="2"/>
          <table:table-cell table:style-name="ce47" office:value-type="string">
            <text:p>email</text:p>
          </table:table-cell>
          <table:table-cell table:style-name="ce47" office:value-type="string">
            <text:p>The email of the User</text:p>
          </table:table-cell>
          <table:table-cell table:style-name="ce63" office:value-type="string">
            <text:p>{username}@ts.com</text:p>
          </table:table-cell>
        </table:table-row>
        <table:table-row table:style-name="ro2">
          <table:table-cell table:style-name="ce44" office:value-type="float" office:value="14">
            <text:p>14</text:p>
          </table:table-cell>
          <table:table-cell table:style-name="ce47" office:value-type="string">
            <text:p>Felix</text:p>
          </table:table-cell>
          <table:table-cell table:style-name="ce47" office:value-type="string">
            <text:p>create</text:p>
          </table:table-cell>
          <table:table-cell table:style-name="ce47" office:value-type="string">
            <text:p>Group</text:p>
          </table:table-cell>
          <table:table-cell table:style-name="ce178"/>
          <table:table-cell table:style-name="ce47" office:value-type="string">
            <text:p>owner</text:p>
          </table:table-cell>
          <table:table-cell table:style-name="ce63" office:value-type="float" office:value="6">
            <text:p>6</text:p>
          </table:table-cell>
          <table:table-cell table:style-name="ce56"/>
          <table:table-cell table:style-name="ce47" office:value-type="string">
            <text:p>name</text:p>
          </table:table-cell>
          <table:table-cell table:style-name="ce63" office:value-type="string">
            <text:p>Group from Felix</text:p>
          </table:table-cell>
          <table:table-cell table:style-name="ce56"/>
          <table:table-cell table:style-name="ce47" office:value-type="string">
            <text:p>visibility</text:p>
          </table:table-cell>
          <table:table-cell table:style-name="ce63" office:value-type="string">
            <text:p>private</text:p>
          </table:table-cell>
          <table:table-cell table:number-columns-repeated="2"/>
          <table:table-cell table:style-name="ce63" office:value-type="string">
            <text:p>password</text:p>
          </table:table-cell>
          <table:table-cell table:style-name="ce47" office:value-type="string">
            <text:p>The password of the User</text:p>
          </table:table-cell>
          <table:table-cell table:style-name="ce63" office:value-type="string">
            <text:p>ts-test</text:p>
          </table:table-cell>
        </table:table-row>
        <table:table-row table:style-name="ro2">
          <table:table-cell table:style-name="ce44" office:value-type="float" office:value="15">
            <text:p>15</text:p>
          </table:table-cell>
          <table:table-cell table:style-name="ce47" office:value-type="string">
            <text:p>Gerd</text:p>
          </table:table-cell>
          <table:table-cell table:style-name="ce47" office:value-type="string">
            <text:p>membership</text:p>
          </table:table-cell>
          <table:table-cell table:style-name="ce47" office:value-type="string">
            <text:p>Group</text:p>
          </table:table-cell>
          <table:table-cell table:style-name="ce178"/>
          <table:table-cell table:style-name="ce47" office:value-type="string">
            <text:p>user</text:p>
          </table:table-cell>
          <table:table-cell table:style-name="ce44" office:value-type="float" office:value="7">
            <text:p>7</text:p>
          </table:table-cell>
          <table:table-cell table:style-name="ce178"/>
          <table:table-cell table:style-name="ce47" office:value-type="string">
            <text:p>group</text:p>
          </table:table-cell>
          <table:table-cell table:style-name="ce44" office:value-type="float" office:value="13">
            <text:p>13</text:p>
          </table:table-cell>
          <table:table-cell table:style-name="ce178"/>
        </table:table-row>
        <table:table-row table:style-name="ro2">
          <table:table-cell table:style-name="ce44" office:value-type="float" office:value="16">
            <text:p>16</text:p>
          </table:table-cell>
          <table:table-cell table:style-name="ce47" office:value-type="string">
            <text:p>Hans</text:p>
          </table:table-cell>
          <table:table-cell table:style-name="ce47" office:value-type="string">
            <text:p>membership</text:p>
          </table:table-cell>
          <table:table-cell table:style-name="ce47" office:value-type="string">
            <text:p>Group</text:p>
          </table:table-cell>
          <table:table-cell table:style-name="ce178"/>
          <table:table-cell table:style-name="ce47" office:value-type="string">
            <text:p>user</text:p>
          </table:table-cell>
          <table:table-cell table:style-name="ce44" office:value-type="float" office:value="8">
            <text:p>8</text:p>
          </table:table-cell>
          <table:table-cell table:style-name="ce178"/>
          <table:table-cell table:style-name="ce47" office:value-type="string">
            <text:p>group</text:p>
          </table:table-cell>
          <table:table-cell table:style-name="ce44" office:value-type="float" office:value="14">
            <text:p>14</text:p>
          </table:table-cell>
          <table:table-cell table:style-name="ce178"/>
          <table:table-cell table:number-columns-repeated="4"/>
          <table:table-cell table:style-name="ce179" table:number-columns-spanned="3" table:number-rows-spanned="1" office:value-type="string">
            <text:p>Group Attributes (Target-Type = Group)</text:p>
          </table:table-cell>
          <table:covered-table-cell table:number-columns-repeated="2"/>
        </table:table-row>
        <table:table-row table:style-name="ro2">
          <table:table-cell table:number-columns-repeated="4"/>
          <table:table-cell table:style-name="ce178"/>
          <table:table-cell table:number-columns-repeated="2"/>
          <table:table-cell table:style-name="ce178"/>
          <table:table-cell table:number-columns-repeated="2"/>
          <table:table-cell table:style-name="ce178"/>
          <table:table-cell table:number-columns-repeated="4"/>
          <table:table-cell table:style-name="ce180" office:value-type="string">
            <text:p>Attribute</text:p>
          </table:table-cell>
          <table:table-cell table:style-name="ce180" office:value-type="string">
            <text:p>Info</text:p>
          </table:table-cell>
          <table:table-cell table:style-name="ce180" office:value-type="string">
            <text:p>Default Value</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name</text:p>
          </table:table-cell>
          <table:table-cell table:style-name="ce63" office:value-type="string">
            <text:p>The title of the Group</text:p>
          </table:table-cell>
          <table:table-cell table:style-name="ce63" office:value-type="string">
            <text:p>Group from {Username}</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us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owner</text:p>
          </table:table-cell>
          <table:table-cell table:style-name="ce47" office:value-type="string">
            <text:p>The ID of an User</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group</text:p>
          </table:table-cell>
          <table:table-cell table:style-name="ce47" office:value-type="string">
            <text:p>The ID of a Group</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image</text:p>
          </table:table-cell>
          <table:table-cell table:style-name="ce47" office:value-type="string">
            <text:p>A Group Image</text:p>
          </table:table-cell>
          <table:table-cell table:style-name="ce47" office:value-type="string">
            <text:p>-</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cell table:number-columns-repeated="4"/>
          <table:table-cell table:style-name="ce47" office:value-type="string">
            <text:p>visibility</text:p>
          </table:table-cell>
          <table:table-cell table:style-name="ce47" office:value-type="string">
            <text:p>The visbility of the group</text:p>
          </table:table-cell>
          <table:table-cell table:style-name="ce47" office:value-type="string">
            <text:p>public</text:p>
          </table:table-cell>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row table:style-name="ro2">
          <table:table-cell table:style-name="ce187"/>
          <table:table-cell table:number-columns-repeated="3"/>
          <table:table-cell table:style-name="ce178"/>
          <table:table-cell table:number-columns-repeated="2"/>
          <table:table-cell table:style-name="ce178"/>
          <table:table-cell table:number-columns-repeated="2"/>
          <table:table-cell table:style-name="ce178"/>
        </table:table-row>
      </table:table>
      <table:table table:name="Test Distribution" table:style-name="ta8" table:print="false">
        <office:forms form:automatic-focus="false" form:apply-design-mode="false"/>
        <table:table-column table:style-name="co76" table:default-cell-style-name="ce15"/>
        <table:table-column table:style-name="co77" table:default-cell-style-name="ce15"/>
        <table:table-column table:style-name="co78" table:default-cell-style-name="ce15"/>
        <table:table-column table:style-name="co79" table:default-cell-style-name="ce15"/>
        <table:table-column table:style-name="co80" table:default-cell-style-name="ce15"/>
        <table:table-column table:style-name="co81" table:default-cell-style-name="ce15"/>
        <table:table-column table:style-name="co51" table:default-cell-style-name="ce15"/>
        <table:table-column table:style-name="co82" table:default-cell-style-name="ce15"/>
        <table:table-column table:style-name="co83" table:default-cell-style-name="ce15"/>
        <table:table-column table:style-name="co84" table:default-cell-style-name="ce15"/>
        <table:table-column table:style-name="co85" table:default-cell-style-name="ce15"/>
        <table:table-column table:style-name="co86" table:default-cell-style-name="ce15"/>
        <table:table-column table:style-name="co87" table:default-cell-style-name="ce15"/>
        <table:table-column table:style-name="co75" table:default-cell-style-name="ce15" table:number-columns-repeated="243"/>
        <table:table-row table:style-name="ro2">
          <table:table-cell table:number-columns-repeated="2" table:style-name="ce188"/>
          <table:table-cell table:style-name="ce189"/>
          <table:table-cell table:style-name="ce190"/>
          <table:table-cell table:style-name="ce25" table:number-columns-spanned="3" table:number-rows-spanned="1" office:value-type="string">
            <text:p>Social Context</text:p>
          </table:table-cell>
          <table:covered-table-cell table:number-columns-repeated="2"/>
          <table:table-cell table:style-name="ce191"/>
          <table:table-cell table:style-name="ce192" table:number-columns-spanned="4" table:number-rows-spanned="1" office:value-type="string">
            <text:p>Feed Distribution</text:p>
          </table:table-cell>
          <table:covered-table-cell table:number-columns-repeated="3"/>
          <table:table-cell table:style-name="ce191" table:number-columns-spanned="4" table:number-rows-spanned="1"/>
          <table:covered-table-cell table:number-columns-repeated="3"/>
        </table:table-row>
        <table:table-row table:style-name="ro2">
          <table:table-cell table:style-name="ce188" office:value-type="string">
            <text:p>ID</text:p>
          </table:table-cell>
          <table:table-cell table:style-name="ce188" office:value-type="string">
            <text:p>Title</text:p>
          </table:table-cell>
          <table:table-cell table:style-name="ce189"/>
          <table:table-cell table:style-name="ce190" office:value-type="string">
            <text:p>Action</text:p>
          </table:table-cell>
          <table:table-cell table:style-name="ce193" office:value-type="string">
            <text:p>Actor</text:p>
          </table:table-cell>
          <table:table-cell table:style-name="ce193" office:value-type="string">
            <text:p>Target</text:p>
          </table:table-cell>
          <table:table-cell table:style-name="ce193" office:value-type="string">
            <text:p>Group</text:p>
          </table:table-cell>
          <table:table-cell table:style-name="ce47"/>
          <table:table-cell table:style-name="ce194" office:value-type="string">
            <text:p>Me</text:p>
          </table:table-cell>
          <table:table-cell table:style-name="ce194" office:value-type="string">
            <text:p>Push</text:p>
          </table:table-cell>
          <table:table-cell table:style-name="ce194" office:value-type="string">
            <text:p>Notification</text:p>
          </table:table-cell>
          <table:table-cell table:style-name="ce194" office:value-type="string">
            <text:p>News</text:p>
          </table:table-cell>
          <table:table-cell table:number-columns-repeated="4" table:style-name="ce47"/>
        </table:table-row>
        <table:table-row table:style-name="ro2">
          <table:table-cell table:style-name="ce44" office:value-type="float" office:value="1">
            <text:p>1</text:p>
          </table:table-cell>
          <table:table-cell table:style-name="ce47" office:value-type="string">
            <text:p>User comments on a Slot</text:p>
          </table:table-cell>
          <table:table-cell table:style-name="ce47"/>
          <table:table-cell table:style-name="ce47" office:value-type="string">
            <text:p>comment</text:p>
          </table:table-cell>
          <table:table-cell table:style-name="ce47" office:value-type="string">
            <text:p>User Actor</text:p>
          </table:table-cell>
          <table:table-cell table:style-name="ce47" office:value-type="string">
            <text:p>StdSlotPublic</text:p>
          </table:table-cell>
          <table:table-cell table:style-name="ce47" office:value-type="string">
            <text:p>-</text:p>
          </table:table-cell>
          <table:table-cell/>
          <table:table-cell table:style-name="ce47" table:formula="of:=['Definition (EN)'.H4]" office:value-type="string">
            <text:p>actor</text:p>
          </table:table-cell>
          <table:table-cell table:style-name="ce47" table:formula="of:=['Definition (EN)'.L4]" office:value-type="string">
            <text:p>commenter + creator + follower </text:p>
          </table:table-cell>
          <table:table-cell table:formula="of:=['Definition (EN)'.P4]" office:value-type="string">
            <text:p>commenter + creator</text:p>
          </table:table-cell>
          <table:table-cell table:formula="of:=['Definition (EN)'.T4]" office:value-type="string">
            <text:p>friends + follower + creator + member</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Friends</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Foaf</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StdSlotPrivate</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cell table:style-name="ce47" office:value-type="string">
            <text:p>GlobalSlot</text:p>
          </table:table-cell>
          <table:table-cell table:style-name="ce47" office:value-type="string">
            <text:p>-</text:p>
          </table:table-cell>
        </table:table-row>
        <table:table-row table:style-name="ro2">
          <table:table-cell table:number-columns-repeated="2"/>
          <table:table-cell table:number-columns-repeated="4" table:style-name="ce47"/>
          <table:table-cell table:style-name="ce47" office:value-type="string">
            <text:p>GroupPrivate</text:p>
          </table:table-cell>
        </table:table-row>
        <table:table-row table:style-name="ro2">
          <table:table-cell table:number-columns-repeated="2"/>
          <table:table-cell table:number-columns-repeated="4" table:style-name="ce47"/>
          <table:table-cell table:style-name="ce47" office:value-type="string">
            <text:p>GroupPublic</text:p>
          </table:table-cell>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2"/>
          <table:table-cell table:number-columns-repeated="5"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4"/>
          <table:table-cell table:number-columns-repeated="3"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row table:style-name="ro2">
          <table:table-cell table:number-columns-repeated="5"/>
          <table:table-cell table:number-columns-repeated="2" table:style-name="ce47"/>
        </table:table-row>
      </table:table>
      <table:table table:name="Test Aggregation" table:style-name="ta9" table:print="false">
        <office:forms form:automatic-focus="false" form:apply-design-mode="false"/>
        <table:table-column table:style-name="co76" table:default-cell-style-name="ce15"/>
        <table:table-column table:style-name="co77" table:default-cell-style-name="ce15"/>
        <table:table-column table:style-name="co78" table:default-cell-style-name="ce15"/>
        <table:table-column table:style-name="co79" table:default-cell-style-name="ce15"/>
        <table:table-column table:style-name="co80" table:default-cell-style-name="ce15"/>
        <table:table-column table:style-name="co82" table:default-cell-style-name="ce15"/>
        <table:table-column table:style-name="co81" table:default-cell-style-name="ce15"/>
        <table:table-column table:style-name="co89" table:default-cell-style-name="ce15"/>
        <table:table-column table:style-name="co88" table:default-cell-style-name="ce15" table:number-columns-repeated="248"/>
        <table:table-row table:style-name="ro2">
          <table:table-cell table:number-columns-repeated="2" table:style-name="ce188"/>
          <table:table-cell table:style-name="ce189"/>
          <table:table-cell table:style-name="ce190"/>
          <table:table-cell table:style-name="ce25"/>
          <table:table-cell table:style-name="ce191"/>
          <table:table-cell table:style-name="ce195"/>
          <table:table-cell table:style-name="ce192"/>
          <table:table-cell table:number-columns-repeated="3" table:style-name="ce191"/>
        </table:table-row>
        <table:table-row table:style-name="ro2">
          <table:table-cell table:style-name="ce188" office:value-type="string">
            <text:p>ID</text:p>
          </table:table-cell>
          <table:table-cell table:style-name="ce188" office:value-type="string">
            <text:p>Title</text:p>
          </table:table-cell>
          <table:table-cell table:style-name="ce189"/>
          <table:table-cell table:style-name="ce190" office:value-type="string">
            <text:p>Actions</text:p>
          </table:table-cell>
          <table:table-cell table:style-name="ce193" office:value-type="string">
            <text:p>Actors</text:p>
          </table:table-cell>
          <table:table-cell table:style-name="ce47"/>
          <table:table-cell table:style-name="ce195" office:value-type="string">
            <text:p>Pluralization</text:p>
          </table:table-cell>
          <table:table-cell table:style-name="ce196" office:value-type="string">
            <text:p>Feed Aggregation</text:p>
          </table:table-cell>
          <table:table-cell table:number-columns-repeated="3" table:style-name="ce47"/>
        </table:table-row>
        <table:table-row table:style-name="ro2">
          <table:table-cell table:style-name="ce44" office:value-type="float" office:value="1">
            <text:p>1</text:p>
          </table:table-cell>
          <table:table-cell table:style-name="ce47" office:value-type="string">
            <text:p>Aggregate Activities to the same Slot</text:p>
          </table:table-cell>
          <table:table-cell table:style-name="ce47"/>
          <table:table-cell table:style-name="ce47" office:value-type="string">
            <text:p>comment</text:p>
          </table:table-cell>
          <table:table-cell table:style-name="ce47" office:value-type="string">
            <text:p>Anton</text:p>
          </table:table-cell>
          <table:table-cell/>
          <table:table-cell table:style-name="ce47" office:value-type="string">
            <text:p>Singular</text:p>
          </table:table-cell>
          <table:table-cell table:style-name="ce47" table:formula="of:=SUBSTITUTE(SUBSTITUTE(SUBSTITUTE(['Definition (EN)'.U4];&quot;{ACTOR}&quot;;[.E3]);&quot;{USER}&quot;;[.E3]);&quot;{COUNT}&quot;;COUNTIF([.$D$2:.D2];[.D3])-1)" office:value-type="string">
            <text:p>Anton commented on this Slot.</text:p>
          </table:table-cell>
        </table:table-row>
        <table:table-row table:style-name="ro2">
          <table:table-cell/>
          <table:table-cell table:style-name="ce197" office:value-type="string">
            <text:p>Rules:</text:p>
          </table:table-cell>
          <table:table-cell table:style-name="ce47"/>
          <table:table-cell table:style-name="ce47" office:value-type="string">
            <text:p>like</text:p>
          </table:table-cell>
          <table:table-cell table:style-name="ce47" office:value-type="string">
            <text:p>Bert</text:p>
          </table:table-cell>
          <table:table-cell/>
          <table:table-cell table:style-name="ce47" office:value-type="string">
            <text:p>Singular</text:p>
          </table:table-cell>
          <table:table-cell table:style-name="ce47" table:formula="of:=SUBSTITUTE(SUBSTITUTE(SUBSTITUTE(['Definition (EN)'.U5];&quot;{ACTOR}&quot;;[.E4]);&quot;{USER}&quot;;[.E4]);&quot;{COUNT}&quot;;COUNTIF([.$D$2:.D3];[.D4])-1)" office:value-type="string">
            <text:p>Bert likes this Slot.</text:p>
          </table:table-cell>
        </table:table-row>
        <table:table-row table:style-name="ro2">
          <table:table-cell/>
          <table:table-cell table:style-name="ce198" office:value-type="string">
            <text:p>1. determine last activity of a Slot</text:p>
          </table:table-cell>
          <table:table-cell table:style-name="ce47"/>
          <table:table-cell table:style-name="ce47" office:value-type="string">
            <text:p>comment</text:p>
          </table:table-cell>
          <table:table-cell table:style-name="ce47" office:value-type="string">
            <text:p>Chris</text:p>
          </table:table-cell>
          <table:table-cell/>
          <table:table-cell table:style-name="ce47" office:value-type="string">
            <text:p>Plural</text:p>
          </table:table-cell>
          <table:table-cell table:style-name="ce47" table:formula="of:=SUBSTITUTE(SUBSTITUTE(SUBSTITUTE(['Definition (EN)'.W4];&quot;{ACTOR}&quot;;[.E5]);&quot;{USER}&quot;;[.E3]);&quot;{COUNT}&quot;;COUNTIF([.$D$2:.D5];[.D5])-1)" office:value-type="string">
            <text:p>Chris and Anton commented on this Slot.</text:p>
          </table:table-cell>
        </table:table-row>
        <table:table-row table:style-name="ro2">
          <table:table-cell/>
          <table:table-cell table:style-name="ce198" office:value-type="string">
            <text:p>2. count all activites of same type</text:p>
          </table:table-cell>
          <table:table-cell table:style-name="ce47"/>
          <table:table-cell table:style-name="ce47" office:value-type="string">
            <text:p>like</text:p>
          </table:table-cell>
          <table:table-cell table:style-name="ce47" office:value-type="string">
            <text:p>Danny</text:p>
          </table:table-cell>
          <table:table-cell/>
          <table:table-cell table:style-name="ce47" office:value-type="string">
            <text:p>Plural</text:p>
          </table:table-cell>
          <table:table-cell table:style-name="ce47" table:formula="of:=SUBSTITUTE(SUBSTITUTE(SUBSTITUTE(['Definition (EN)'.W5];&quot;{ACTOR}&quot;;[.E6]);&quot;{USER}&quot;;[.E4]);&quot;{COUNT}&quot;;COUNTIF([.$D$2:.D6];[.D6])-1)" office:value-type="string">
            <text:p>Danny and Bert like this Slot.</text:p>
          </table:table-cell>
        </table:table-row>
        <table:table-row table:style-name="ro2">
          <table:table-cell/>
          <table:table-cell table:style-name="ce197" office:value-type="string">
            <text:p>3. skip all other activites to the same Slot</text:p>
          </table:table-cell>
          <table:table-cell table:style-name="ce47"/>
          <table:table-cell table:style-name="ce47" office:value-type="string">
            <text:p>comment</text:p>
          </table:table-cell>
          <table:table-cell table:style-name="ce47" office:value-type="string">
            <text:p>Emil</text:p>
          </table:table-cell>
          <table:table-cell/>
          <table:table-cell table:style-name="ce47" office:value-type="string">
            <text:p>Aggregate</text:p>
          </table:table-cell>
          <table:table-cell table:formula="of:=SUBSTITUTE(SUBSTITUTE(SUBSTITUTE(['Definition (EN)'.AA4];&quot;{ACTOR}&quot;;[.E7]);&quot;{USER}&quot;;[.E5]);&quot;{COUNT}&quot;;COUNTIF([.$D$2:.D7];[.D7])-1)" office:value-type="string">
            <text:p>Emil and 2 others commented on this Slot.</text:p>
          </table:table-cell>
        </table:table-row>
        <table:table-row table:style-name="ro2">
          <table:table-cell/>
          <table:table-cell table:style-name="ce197" office:value-type="string">
            <text:p>4. use last 2 actors for aggregation text</text:p>
          </table:table-cell>
          <table:table-cell table:style-name="ce47"/>
          <table:table-cell table:style-name="ce47" office:value-type="string">
            <text:p>like</text:p>
          </table:table-cell>
          <table:table-cell table:style-name="ce47" office:value-type="string">
            <text:p>Felix</text:p>
          </table:table-cell>
          <table:table-cell/>
          <table:table-cell table:style-name="ce47" office:value-type="string">
            <text:p>Aggregate</text:p>
          </table:table-cell>
          <table:table-cell table:formula="of:=SUBSTITUTE(SUBSTITUTE(SUBSTITUTE(['Definition (EN)'.AA5];&quot;{ACTOR}&quot;;[.E8]);&quot;{USER}&quot;;[.E6]);&quot;{COUNT}&quot;;COUNTIF([.$D$2:.D8];[.D8])-1)" office:value-type="string">
            <text:p>Felix and 2 others like this Slot.</text:p>
          </table:table-cell>
        </table:table-row>
        <table:table-row table:style-name="ro2">
          <table:table-cell table:number-columns-repeated="2"/>
          <table:table-cell table:style-name="ce47"/>
          <table:table-cell table:style-name="ce47" office:value-type="string">
            <text:p>comment</text:p>
          </table:table-cell>
          <table:table-cell table:style-name="ce47" office:value-type="string">
            <text:p>Gerd</text:p>
          </table:table-cell>
          <table:table-cell/>
          <table:table-cell table:style-name="ce47" office:value-type="string">
            <text:p>Aggregate</text:p>
          </table:table-cell>
          <table:table-cell table:formula="of:=SUBSTITUTE(SUBSTITUTE(SUBSTITUTE(['Definition (EN)'.AA4];&quot;{ACTOR}&quot;;[.E9]);&quot;{USER}&quot;;[.E7]);&quot;{COUNT}&quot;;COUNTIF([.$D$2:.D9];[.D9])-1)" office:value-type="string">
            <text:p>Gerd and 3 others commented on this Slot.</text:p>
          </table:table-cell>
        </table:table-row>
        <table:table-row table:style-name="ro2">
          <table:table-cell table:number-columns-repeated="2"/>
          <table:table-cell table:style-name="ce47"/>
          <table:table-cell table:style-name="ce47" office:value-type="string">
            <text:p>like</text:p>
          </table:table-cell>
          <table:table-cell table:style-name="ce47" office:value-type="string">
            <text:p>Hans</text:p>
          </table:table-cell>
          <table:table-cell/>
          <table:table-cell table:style-name="ce47" office:value-type="string">
            <text:p>Aggregate</text:p>
          </table:table-cell>
          <table:table-cell table:formula="of:=SUBSTITUTE(SUBSTITUTE(SUBSTITUTE(['Definition (EN)'.AA5];&quot;{ACTOR}&quot;;[.E10]);&quot;{USER}&quot;;[.E8]);&quot;{COUNT}&quot;;COUNTIF([.$D$2:.D10];[.D10])-1)" office:value-type="string">
            <text:p>Hans and 3 others like this Slot.</text:p>
          </table:table-cell>
        </table:table-row>
        <table:table-row table:style-name="ro2">
          <table:table-cell table:number-columns-repeated="2"/>
          <table:table-cell table:style-name="ce47"/>
          <table:table-cell table:number-columns-repeated="3"/>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number-columns-repeated="3"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style-name="ro2">
          <table:table-cell table:number-columns-repeated="2"/>
          <table:table-cell table:style-name="ce47"/>
        </table:table-row>
        <table:table-row table:number-rows-repeated="8" table:style-name="ro11"/>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cell/>
          <table:table-cell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style-name="ro2">
          <table:table-cell table:number-columns-repeated="3"/>
          <table:table-cell table:number-columns-repeated="2" table:style-name="ce47"/>
        </table:table-row>
        <table:table-row table:number-rows-repeated="9" table:style-name="ro11"/>
        <table:table-row table:style-name="ro2">
          <table:table-cell table:number-columns-repeated="4"/>
          <table:table-cell table:style-name="ce47"/>
        </table:table-row>
        <table:table-row table:style-name="ro2">
          <table:table-cell table:number-columns-repeated="4"/>
          <table:table-cell table:style-name="ce47"/>
        </table:table-row>
        <table:table-row table:style-name="ro2">
          <table:table-cell table:number-columns-repeated="4"/>
          <table:table-cell table:style-name="ce47"/>
        </table:table-row>
        <table:table-row table:style-name="ro2">
          <table:table-cell table:number-columns-repeated="4"/>
          <table:table-cell table:style-name="ce47"/>
        </table:table-row>
      </table:table>
      <table:table table:name="Scratch (TMP)" table:style-name="ta10" table:print="false">
        <office:forms form:automatic-focus="false" form:apply-design-mode="false"/>
        <table:table-column table:style-name="co91" table:default-cell-style-name="ce15"/>
        <table:table-column table:style-name="co90" table:default-cell-style-name="ce15" table:number-columns-repeated="255"/>
        <table:table-row table:style-name="ro2">
          <table:table-cell table:formula="of:=LOWER(['Definition (EN)'.C4]&amp;&quot;_&quot;&amp;['Definition (EN)'.D4]&amp;&quot;_&quot;&amp;['Definition (EN)'.$I$3]&amp;&quot;:&quot;)" office:value-type="string">
            <text:p>slot_comment_me:</text:p>
          </table:table-cell>
          <table:table-cell table:formula="of:=&quot;%w(&quot;" office:value-type="string">
            <text:p>%w(</text:p>
          </table:table-cell>
          <table:table-cell table:formula="of:=IF(ISTEXT([.O1]);[.O1];&quot;&quot;)" office:value-type="string">
            <text:p>actor</text:p>
          </table:table-cell>
          <table:table-cell table:formula="of:=IF(ISBLANK([.P1]);&quot;&quot;;&quot; &quot;)&amp;IF(ISBLANK([.P1]);&quot;&quot;;[.P1])" office:value-type="string">
            <text:p/>
          </table:table-cell>
          <table:table-cell table:formula="of:=IF(ISBLANK([.Q1]);&quot;&quot;;&quot; &quot;)&amp;IF(ISBLANK([.Q1]);&quot;&quot;;[.Q1])" office:value-type="string">
            <text:p/>
          </table:table-cell>
          <table:table-cell table:formula="of:=IF(ISBLANK([.R1]);&quot;&quot;;&quot; &quot;)&amp;IF(ISBLANK([.R1]);&quot;&quot;;[.R1])" office:value-type="string">
            <text:p/>
          </table:table-cell>
          <table:table-cell table:formula="of:=IF(ISBLANK([.S1]);&quot;&quot;;&quot; &quot;)&amp;IF(ISBLANK([.S1]);&quot;&quot;;[.S1])" office:value-type="string">
            <text:p/>
          </table:table-cell>
          <table:table-cell table:formula="of:=IF(ISBLANK([.T1]);&quot;&quot;;&quot; &quot;)&amp;IF(ISBLANK([.T1]);&quot;&quot;;[.T1])" office:value-type="string">
            <text:p/>
          </table:table-cell>
          <table:table-cell table:formula="of:=IF(ISBLANK([.U1]);&quot;&quot;;&quot; &quot;)&amp;IF(ISBLANK([.U1]);&quot;&quot;;[.U1])" office:value-type="string">
            <text:p/>
          </table:table-cell>
          <table:table-cell table:formula="of:=IF(ISBLANK([.V1]);&quot;&quot;;&quot; &quot;)&amp;IF(ISBLANK([.V1]);&quot;&quot;;[.V1])" office:value-type="string">
            <text:p/>
          </table:table-cell>
          <table:table-cell table:formula="of:=IF(ISBLANK([.W1]);&quot;&quot;;&quot; &quot;)&amp;IF(ISBLANK([.W1]);&quot;&quot;;[.W1])" office:value-type="string">
            <text:p/>
          </table:table-cell>
          <table:table-cell table:formula="of:=IF(ISBLANK([.X1]);&quot;&quot;;&quot; &quot;)&amp;IF(ISBLANK([.X1]);&quot;&quot;;[.X1])" office:value-type="string">
            <text:p/>
          </table:table-cell>
          <table:table-cell table:style-name="ce47" table:formula="of:=&quot;),&quot;" office:value-type="string">
            <text:p>),</text:p>
          </table:table-cell>
          <table:table-cell/>
          <table:table-cell table:formula="of:=IFERROR(__xludf.DUMMYFUNCTION(&quot;if(ISTEXT('Definition (EN)'!H4), SPLIT('Definition (EN)'!H4, &quot;&quot; + &quot;&quot;, TRUE), &quot;&quot;&quot;&quot;)&quot;),&quot;actor&quot;)" office:value-type="string">
            <text:p>actor</text:p>
          </table:table-cell>
        </table:table-row>
        <table:table-row table:style-name="ro2">
          <table:table-cell table:formula="of:=LOWER(['Definition (EN)'.C4]&amp;&quot;_&quot;&amp;['Definition (EN)'.D4]&amp;&quot;_&quot;&amp;['Definition (EN)'.$U$3]&amp;&quot;:&quot;)" office:value-type="string">
            <text:p>slot_comment_activity:</text:p>
          </table:table-cell>
          <table:table-cell table:formula="of:=&quot;%w(&quot;" office:value-type="string">
            <text:p>%w(</text:p>
          </table:table-cell>
          <table:table-cell table:formula="of:=IF(ISTEXT([.O2]);[.O2];&quot;&quot;)" office:value-type="string">
            <text:p>friends</text:p>
          </table:table-cell>
          <table:table-cell table:formula="of:=IF(ISBLANK([.P2]);&quot;&quot;;&quot; &quot;)&amp;IF(ISBLANK([.P2]);&quot;&quot;;[.P2])" office:value-type="string">
            <text:p> follower</text:p>
          </table:table-cell>
          <table:table-cell table:formula="of:=IF(ISBLANK([.Q2]);&quot;&quot;;&quot; &quot;)&amp;IF(ISBLANK([.Q2]);&quot;&quot;;[.Q2])" office:value-type="string">
            <text:p> creator</text:p>
          </table:table-cell>
          <table:table-cell table:formula="of:=IF(ISBLANK([.R2]);&quot;&quot;;&quot; &quot;)&amp;IF(ISBLANK([.R2]);&quot;&quot;;[.R2])" office:value-type="string">
            <text:p> member</text:p>
          </table:table-cell>
          <table:table-cell table:formula="of:=IF(ISBLANK([.S2]);&quot;&quot;;&quot; &quot;)&amp;IF(ISBLANK([.S2]);&quot;&quot;;[.S2])" office:value-type="string">
            <text:p/>
          </table:table-cell>
          <table:table-cell table:formula="of:=IF(ISBLANK([.T2]);&quot;&quot;;&quot; &quot;)&amp;IF(ISBLANK([.T2]);&quot;&quot;;[.T2])" office:value-type="string">
            <text:p/>
          </table:table-cell>
          <table:table-cell table:formula="of:=IF(ISBLANK([.U2]);&quot;&quot;;&quot; &quot;)&amp;IF(ISBLANK([.U2]);&quot;&quot;;[.U2])" office:value-type="string">
            <text:p/>
          </table:table-cell>
          <table:table-cell table:formula="of:=IF(ISBLANK([.V2]);&quot;&quot;;&quot; &quot;)&amp;IF(ISBLANK([.V2]);&quot;&quot;;[.V2])" office:value-type="string">
            <text:p/>
          </table:table-cell>
          <table:table-cell table:formula="of:=IF(ISBLANK([.W2]);&quot;&quot;;&quot; &quot;)&amp;IF(ISBLANK([.W2]);&quot;&quot;;[.W2])" office:value-type="string">
            <text:p/>
          </table:table-cell>
          <table:table-cell table:formula="of:=IF(ISBLANK([.X2]);&quot;&quot;;&quot; &quot;)&amp;IF(ISBLANK([.X2]);&quot;&quot;;[.X2])" office:value-type="string">
            <text:p/>
          </table:table-cell>
          <table:table-cell table:style-name="ce47" table:formula="of:=&quot;),&quot;" office:value-type="string">
            <text:p>),</text:p>
          </table:table-cell>
          <table:table-cell/>
          <table:table-cell table:formula="of:=IFERROR(__xludf.DUMMYFUNCTION(&quot;if(ISTEXT('Definition (EN)'!T4), SPLIT('Definition (EN)'!T4, &quot;&quot; + &quot;&quot;, TRUE), &quot;&quot;&quot;&quot;)&quot;),&quot;friends&quot;)" office:value-type="string">
            <text:p>friends</text:p>
          </table:table-cell>
          <table:table-cell office:value-type="string">
            <text:p>follower</text:p>
          </table:table-cell>
          <table:table-cell office:value-type="string">
            <text:p>creator</text:p>
          </table:table-cell>
          <table:table-cell office:value-type="string">
            <text:p>member</text:p>
          </table:table-cell>
        </table:table-row>
        <table:table-row table:style-name="ro2">
          <table:table-cell table:formula="of:=LOWER(['Definition (EN)'.C4]&amp;&quot;_&quot;&amp;['Definition (EN)'.D4]&amp;&quot;_&quot;&amp;['Definition (EN)'.$Q$3]&amp;&quot;:&quot;)" office:value-type="string">
            <text:p>slot_comment_notify:</text:p>
          </table:table-cell>
          <table:table-cell table:formula="of:=&quot;%w(&quot;" office:value-type="string">
            <text:p>%w(</text:p>
          </table:table-cell>
          <table:table-cell table:formula="of:=IF(ISTEXT([.O3]);[.O3];&quot;&quot;)" office:value-type="string">
            <text:p>commenter</text:p>
          </table:table-cell>
          <table:table-cell table:formula="of:=IF(ISBLANK([.P3]);&quot;&quot;;&quot; &quot;)&amp;IF(ISBLANK([.P3]);&quot;&quot;;[.P3])" office:value-type="string">
            <text:p> creator</text:p>
          </table:table-cell>
          <table:table-cell table:formula="of:=IF(ISBLANK([.Q3]);&quot;&quot;;&quot; &quot;)&amp;IF(ISBLANK([.Q3]);&quot;&quot;;[.Q3])" office:value-type="string">
            <text:p/>
          </table:table-cell>
          <table:table-cell table:formula="of:=IF(ISBLANK([.R3]);&quot;&quot;;&quot; &quot;)&amp;IF(ISBLANK([.R3]);&quot;&quot;;[.R3])" office:value-type="string">
            <text:p/>
          </table:table-cell>
          <table:table-cell table:formula="of:=IF(ISBLANK([.S3]);&quot;&quot;;&quot; &quot;)&amp;IF(ISBLANK([.S3]);&quot;&quot;;[.S3])" office:value-type="string">
            <text:p/>
          </table:table-cell>
          <table:table-cell table:formula="of:=IF(ISBLANK([.T3]);&quot;&quot;;&quot; &quot;)&amp;IF(ISBLANK([.T3]);&quot;&quot;;[.T3])" office:value-type="string">
            <text:p/>
          </table:table-cell>
          <table:table-cell table:formula="of:=IF(ISBLANK([.U3]);&quot;&quot;;&quot; &quot;)&amp;IF(ISBLANK([.U3]);&quot;&quot;;[.U3])" office:value-type="string">
            <text:p/>
          </table:table-cell>
          <table:table-cell table:formula="of:=IF(ISBLANK([.V3]);&quot;&quot;;&quot; &quot;)&amp;IF(ISBLANK([.V3]);&quot;&quot;;[.V3])" office:value-type="string">
            <text:p/>
          </table:table-cell>
          <table:table-cell table:formula="of:=IF(ISBLANK([.W3]);&quot;&quot;;&quot; &quot;)&amp;IF(ISBLANK([.W3]);&quot;&quot;;[.W3])" office:value-type="string">
            <text:p/>
          </table:table-cell>
          <table:table-cell table:formula="of:=IF(ISBLANK([.X3]);&quot;&quot;;&quot; &quot;)&amp;IF(ISBLANK([.X3]);&quot;&quot;;[.X3])" office:value-type="string">
            <text:p/>
          </table:table-cell>
          <table:table-cell table:style-name="ce47" table:formula="of:=&quot;),&quot;" office:value-type="string">
            <text:p>),</text:p>
          </table:table-cell>
          <table:table-cell/>
          <table:table-cell table:formula="of:=IFERROR(__xludf.DUMMYFUNCTION(&quot;if(ISTEXT('Definition (EN)'!P4), SPLIT('Definition (EN)'!P4, &quot;&quot; + &quot;&quot;, TRUE), &quot;&quot;&quot;&quot;)&quot;),&quot;commenter&quot;)" office:value-type="string">
            <text:p>commenter</text:p>
          </table:table-cell>
          <table:table-cell office:value-type="string">
            <text:p>creator</text:p>
          </table:table-cell>
        </table:table-row>
        <table:table-row table:style-name="ro2">
          <table:table-cell table:formula="of:=LOWER(['Definition (EN)'.C4]&amp;&quot;_&quot;&amp;['Definition (EN)'.D4]&amp;&quot;_&quot;&amp;['Definition (EN)'.$M$3]&amp;&quot;:&quot;)" office:value-type="string">
            <text:p>slot_comment_push:</text:p>
          </table:table-cell>
          <table:table-cell table:formula="of:=&quot;%w(&quot;" office:value-type="string">
            <text:p>%w(</text:p>
          </table:table-cell>
          <table:table-cell table:formula="of:=IF(ISTEXT([.O4]);[.O4];&quot;&quot;)" office:value-type="string">
            <text:p>commenter</text:p>
          </table:table-cell>
          <table:table-cell table:formula="of:=IF(ISBLANK([.P4]);&quot;&quot;;&quot; &quot;)&amp;IF(ISBLANK([.P4]);&quot;&quot;;[.P4])" office:value-type="string">
            <text:p> creator</text:p>
          </table:table-cell>
          <table:table-cell table:formula="of:=IF(ISBLANK([.Q4]);&quot;&quot;;&quot; &quot;)&amp;IF(ISBLANK([.Q4]);&quot;&quot;;[.Q4])" office:value-type="string">
            <text:p> follower</text:p>
          </table:table-cell>
          <table:table-cell table:formula="of:=IF(ISBLANK([.R4]);&quot;&quot;;&quot; &quot;)&amp;IF(ISBLANK([.R4]);&quot;&quot;;[.R4])" office:value-type="string">
            <text:p/>
          </table:table-cell>
          <table:table-cell table:formula="of:=IF(ISBLANK([.S4]);&quot;&quot;;&quot; &quot;)&amp;IF(ISBLANK([.S4]);&quot;&quot;;[.S4])" office:value-type="string">
            <text:p/>
          </table:table-cell>
          <table:table-cell table:formula="of:=IF(ISBLANK([.T4]);&quot;&quot;;&quot; &quot;)&amp;IF(ISBLANK([.T4]);&quot;&quot;;[.T4])" office:value-type="string">
            <text:p/>
          </table:table-cell>
          <table:table-cell table:formula="of:=IF(ISBLANK([.U4]);&quot;&quot;;&quot; &quot;)&amp;IF(ISBLANK([.U4]);&quot;&quot;;[.U4])" office:value-type="string">
            <text:p/>
          </table:table-cell>
          <table:table-cell table:formula="of:=IF(ISBLANK([.V4]);&quot;&quot;;&quot; &quot;)&amp;IF(ISBLANK([.V4]);&quot;&quot;;[.V4])" office:value-type="string">
            <text:p/>
          </table:table-cell>
          <table:table-cell table:formula="of:=IF(ISBLANK([.W4]);&quot;&quot;;&quot; &quot;)&amp;IF(ISBLANK([.W4]);&quot;&quot;;[.W4])" office:value-type="string">
            <text:p/>
          </table:table-cell>
          <table:table-cell table:formula="of:=IF(ISBLANK([.X4]);&quot;&quot;;&quot; &quot;)&amp;IF(ISBLANK([.X4]);&quot;&quot;;[.X4])" office:value-type="string">
            <text:p/>
          </table:table-cell>
          <table:table-cell table:style-name="ce47" table:formula="of:=&quot;),&quot;" office:value-type="string">
            <text:p>),</text:p>
          </table:table-cell>
          <table:table-cell/>
          <table:table-cell table:formula="of:=IFERROR(__xludf.DUMMYFUNCTION(&quot;if(ISTEXT('Definition (EN)'!L4), SPLIT('Definition (EN)'!L4, &quot;&quot; + &quot;&quot;, TRUE), &quot;&quot;&quot;&quot;)&quot;),&quot;commenter&quot;)" office:value-type="string">
            <text:p>commenter</text:p>
          </table:table-cell>
          <table:table-cell office:value-type="string">
            <text:p>creator</text:p>
          </table:table-cell>
          <table:table-cell office:value-type="string">
            <text:p>follower</text:p>
          </table:table-cell>
        </table:table-row>
      </table:table>
      <table:named-expressions>
        <table:named-expression table:name="IFERROR" table:base-cell-address="$Definition (EN).$A$1" table:expression=""/>
        <table:named-expression table:name="__xludf.DUMMYFUNCTION" table:base-cell-address="$Definition (EN).$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ourier New" svg:font-family="Courier New"/>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draw:fill-image draw:name="D12" xlink:show="embed" xlink:actuate="onLoad"/>
    <draw:fill-image draw:name="D13" xlink:show="embed" xlink:actuate="onLoad"/>
    <draw:fill-image draw:name="D14" xlink:show="embed" xlink:actuate="onLoad"/>
    <draw:fill-image draw:name="D15" xlink:show="embed" xlink:actuate="onLoad"/>
    <draw:fill-image draw:name="D16" xlink:show="embed" xlink:actuate="onLoad"/>
    <draw:fill-image draw:name="D17" xlink:show="embed" xlink:actuate="onLoad"/>
    <draw:fill-image draw:name="D18" xlink:show="embed" xlink:actuate="onLoad"/>
    <draw:fill-image draw:name="D2" xlink:show="embed" xlink:actuate="onLoad"/>
    <draw:fill-image draw:name="D3" xlink:show="embed" xlink:actuate="onLoad"/>
    <draw:fill-image draw:name="D4" xlink:show="embed" xlink:actuate="onLoad"/>
    <draw:fill-image draw:name="D5" xlink:show="embed" xlink:actuate="onLoad"/>
    <draw:fill-image draw:name="D6" xlink:show="embed" xlink:actuate="onLoad"/>
    <draw:fill-image draw:name="D7" xlink:show="embed" xlink:actuate="onLoad"/>
    <draw:fill-image draw:name="D8" xlink:show="embed" xlink:actuate="onLoad"/>
    <draw:fill-image draw:name="D9" xlink:show="embed" xlink:actuate="onLoad"/>
    <draw:fill-image draw:name="D10" xlink:show="embed" xlink:actuate="onLoad"/>
    <draw:fill-image draw:name="D1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efinition (EN)" style:display-name="PageStyle_Definition (EN)" style:page-layout-name="pm1">
      <style:header style:display="false"/>
      <style:header-left style:display="false"/>
      <style:footer style:display="false"/>
      <style:footer-left style:display="false"/>
    </style:master-page>
    <style:master-page style:name="PageStyle_5f_Definition (DE)" style:display-name="PageStyle_Definition (DE)" style:page-layout-name="pm2">
      <style:header style:display="false"/>
      <style:header-left style:display="false"/>
      <style:footer style:display="false"/>
      <style:footer-left style:display="false"/>
    </style:master-page>
    <style:master-page style:name="PageStyle_5f_Export (EN)" style:display-name="PageStyle_Export (EN)" style:page-layout-name="pm3">
      <style:header style:display="false"/>
      <style:header-left style:display="false"/>
      <style:footer style:display="false"/>
      <style:footer-left style:display="false"/>
    </style:master-page>
    <style:master-page style:name="PageStyle_5f_Export (DE)" style:display-name="PageStyle_Export (DE)" style:page-layout-name="pm4">
      <style:header style:display="false"/>
      <style:header-left style:display="false"/>
      <style:footer style:display="false"/>
      <style:footer-left style:display="false"/>
    </style:master-page>
    <style:master-page style:name="PageStyle_5f_Distribution (Map)" style:display-name="PageStyle_Distribution (Map)" style:page-layout-name="pm5">
      <style:header style:display="false"/>
      <style:header-left style:display="false"/>
      <style:footer style:display="false"/>
      <style:footer-left style:display="false"/>
    </style:master-page>
    <style:master-page style:name="PageStyle_5f_Desired and Actual State" style:display-name="PageStyle_Desired and Actual State" style:page-layout-name="pm6">
      <style:header style:display="false"/>
      <style:header-left style:display="false"/>
      <style:footer style:display="false"/>
      <style:footer-left style:display="false"/>
    </style:master-page>
    <style:master-page style:name="PageStyle_5f_Test Activity" style:display-name="PageStyle_Test Activity" style:page-layout-name="pm7">
      <style:header style:display="false"/>
      <style:header-left style:display="false"/>
      <style:footer style:display="false"/>
      <style:footer-left style:display="false"/>
    </style:master-page>
    <style:master-page style:name="PageStyle_5f_Test Distribution" style:display-name="PageStyle_Test Distribution" style:page-layout-name="pm8">
      <style:header style:display="false"/>
      <style:header-left style:display="false"/>
      <style:footer style:display="false"/>
      <style:footer-left style:display="false"/>
    </style:master-page>
    <style:master-page style:name="PageStyle_5f_Test Aggregation" style:display-name="PageStyle_Test Aggregation" style:page-layout-name="pm9">
      <style:header style:display="false"/>
      <style:header-left style:display="false"/>
      <style:footer style:display="false"/>
      <style:footer-left style:display="false"/>
    </style:master-page>
    <style:master-page style:name="PageStyle_5f_Scratch (TMP)" style:display-name="PageStyle_Scratch (TMP)" style:page-layout-name="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